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4.69pt"/>
    </style:style>
    <style:style style:name="co2" style:family="table-column">
      <style:table-column-properties fo:break-before="auto" style:column-width="71.8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65.45pt"/>
    </style:style>
    <style:style style:name="co5" style:family="table-column">
      <style:table-column-properties fo:break-before="auto" style:column-width="75.2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1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ICP rX</text:p>
          </table:table-cell>
          <table:table-cell office:value-type="string" calcext:value-type="string">
            <text:p>ICP rY</text:p>
          </table:table-cell>
          <table:table-cell office:value-type="string" calcext:value-type="string">
            <text:p>ICP rZ</text:p>
          </table:table-cell>
          <table:table-cell office:value-type="string" calcext:value-type="string">
            <text:p>GT rX</text:p>
          </table:table-cell>
          <table:table-cell office:value-type="string" calcext:value-type="string">
            <text:p>GT rY</text:p>
          </table:table-cell>
          <table:table-cell office:value-type="string" calcext:value-type="string">
            <text:p>GT rZ</text:p>
          </table:table-cell>
        </table:table-row>
        <table:table-row table:style-name="ro1">
          <table:table-cell office:value-type="float" office:value="0.000244661" calcext:value-type="float">
            <text:p>0.000244661</text:p>
          </table:table-cell>
          <table:table-cell office:value-type="float" office:value="-0.00851965" calcext:value-type="float">
            <text:p>-0.00851965</text:p>
          </table:table-cell>
          <table:table-cell office:value-type="float" office:value="-0.0323699" calcext:value-type="float">
            <text:p>-0.0323699</text:p>
          </table:table-cell>
          <table:table-cell office:value-type="float" office:value="-0.0397926" calcext:value-type="float">
            <text:p>-0.0397926</text:p>
          </table:table-cell>
          <table:table-cell office:value-type="float" office:value="-0.024143" calcext:value-type="float">
            <text:p>-0.024143</text:p>
          </table:table-cell>
          <table:table-cell office:value-type="float" office:value="0.0031485" calcext:value-type="float">
            <text:p>0.0031485</text:p>
          </table:table-cell>
          <table:table-cell office:value-type="float" office:value="0.0797671" calcext:value-type="float">
            <text:p>0.0797671</text:p>
          </table:table-cell>
        </table:table-row>
        <table:table-row table:style-name="ro1">
          <table:table-cell office:value-type="float" office:value="0.000282591" calcext:value-type="float">
            <text:p>0.000282591</text:p>
          </table:table-cell>
          <table:table-cell office:value-type="float" office:value="0.0219705" calcext:value-type="float">
            <text:p>0.0219705</text:p>
          </table:table-cell>
          <table:table-cell office:value-type="float" office:value="-0.03216" calcext:value-type="float">
            <text:p>-0.03216</text:p>
          </table:table-cell>
          <table:table-cell office:value-type="float" office:value="-0.0655755" calcext:value-type="float">
            <text:p>-0.0655755</text:p>
          </table:table-cell>
          <table:table-cell office:value-type="float" office:value="0.0368423" calcext:value-type="float">
            <text:p>0.0368423</text:p>
          </table:table-cell>
          <table:table-cell office:value-type="float" office:value="0.0443081" calcext:value-type="float">
            <text:p>0.0443081</text:p>
          </table:table-cell>
          <table:table-cell office:value-type="float" office:value="0.0703625" calcext:value-type="float">
            <text:p>0.0703625</text:p>
          </table:table-cell>
        </table:table-row>
        <table:table-row table:style-name="ro1">
          <table:table-cell office:value-type="float" office:value="0.000246451" calcext:value-type="float">
            <text:p>0.000246451</text:p>
          </table:table-cell>
          <table:table-cell office:value-type="float" office:value="0.0103066" calcext:value-type="float">
            <text:p>0.0103066</text:p>
          </table:table-cell>
          <table:table-cell office:value-type="float" office:value="-0.0388722" calcext:value-type="float">
            <text:p>-0.0388722</text:p>
          </table:table-cell>
          <table:table-cell office:value-type="float" office:value="0.0150603" calcext:value-type="float">
            <text:p>0.0150603</text:p>
          </table:table-cell>
          <table:table-cell office:value-type="float" office:value="-0.0329211" calcext:value-type="float">
            <text:p>-0.0329211</text:p>
          </table:table-cell>
          <table:table-cell office:value-type="float" office:value="0.0349663" calcext:value-type="float">
            <text:p>0.0349663</text:p>
          </table:table-cell>
          <table:table-cell office:value-type="float" office:value="0.0398384" calcext:value-type="float">
            <text:p>0.0398384</text:p>
          </table:table-cell>
        </table:table-row>
        <table:table-row table:style-name="ro1">
          <table:table-cell office:value-type="float" office:value="0.000232523" calcext:value-type="float">
            <text:p>0.000232523</text:p>
          </table:table-cell>
          <table:table-cell office:value-type="float" office:value="-0.119883" calcext:value-type="float">
            <text:p>-0.119883</text:p>
          </table:table-cell>
          <table:table-cell office:value-type="float" office:value="-0.0409949" calcext:value-type="float">
            <text:p>-0.0409949</text:p>
          </table:table-cell>
          <table:table-cell office:value-type="float" office:value="0.047463" calcext:value-type="float">
            <text:p>0.047463</text:p>
          </table:table-cell>
          <table:table-cell office:value-type="float" office:value="-0.0382754" calcext:value-type="float">
            <text:p>-0.0382754</text:p>
          </table:table-cell>
          <table:table-cell office:value-type="float" office:value="0.0310191" calcext:value-type="float">
            <text:p>0.0310191</text:p>
          </table:table-cell>
          <table:table-cell office:value-type="float" office:value="0.194618" calcext:value-type="float">
            <text:p>0.194618</text:p>
          </table:table-cell>
        </table:table-row>
        <table:table-row table:style-name="ro1">
          <table:table-cell office:value-type="float" office:value="0.000249012" calcext:value-type="float">
            <text:p>0.000249012</text:p>
          </table:table-cell>
          <table:table-cell office:value-type="float" office:value="-0.115802" calcext:value-type="float">
            <text:p>-0.115802</text:p>
          </table:table-cell>
          <table:table-cell office:value-type="float" office:value="-0.0541937" calcext:value-type="float">
            <text:p>-0.0541937</text:p>
          </table:table-cell>
          <table:table-cell office:value-type="float" office:value="-0.0115115" calcext:value-type="float">
            <text:p>-0.0115115</text:p>
          </table:table-cell>
          <table:table-cell office:value-type="float" office:value="-0.139099" calcext:value-type="float">
            <text:p>-0.139099</text:p>
          </table:table-cell>
          <table:table-cell office:value-type="float" office:value="-0.0220711" calcext:value-type="float">
            <text:p>-0.0220711</text:p>
          </table:table-cell>
          <table:table-cell office:value-type="float" office:value="0.118507" calcext:value-type="float">
            <text:p>0.118507</text:p>
          </table:table-cell>
        </table:table-row>
        <table:table-row table:style-name="ro1">
          <table:table-cell office:value-type="float" office:value="0.000239311" calcext:value-type="float">
            <text:p>0.000239311</text:p>
          </table:table-cell>
          <table:table-cell office:value-type="float" office:value="-0.258564" calcext:value-type="float">
            <text:p>-0.258564</text:p>
          </table:table-cell>
          <table:table-cell office:value-type="float" office:value="-0.0614991" calcext:value-type="float">
            <text:p>-0.0614991</text:p>
          </table:table-cell>
          <table:table-cell office:value-type="float" office:value="-0.00935113" calcext:value-type="float">
            <text:p>-0.00935113</text:p>
          </table:table-cell>
          <table:table-cell office:value-type="float" office:value="-0.0612557" calcext:value-type="float">
            <text:p>-0.0612557</text:p>
          </table:table-cell>
          <table:table-cell office:value-type="float" office:value="0.0154556" calcext:value-type="float">
            <text:p>0.0154556</text:p>
          </table:table-cell>
          <table:table-cell office:value-type="float" office:value="0.380835" calcext:value-type="float">
            <text:p>0.380835</text:p>
          </table:table-cell>
        </table:table-row>
        <table:table-row table:style-name="ro1">
          <table:table-cell office:value-type="float" office:value="0.000209526" calcext:value-type="float">
            <text:p>0.000209526</text:p>
          </table:table-cell>
          <table:table-cell office:value-type="float" office:value="-0.402999" calcext:value-type="float">
            <text:p>-0.402999</text:p>
          </table:table-cell>
          <table:table-cell office:value-type="float" office:value="-0.053713" calcext:value-type="float">
            <text:p>-0.053713</text:p>
          </table:table-cell>
          <table:table-cell office:value-type="float" office:value="0.06916" calcext:value-type="float">
            <text:p>0.06916</text:p>
          </table:table-cell>
          <table:table-cell office:value-type="float" office:value="-0.137772" calcext:value-type="float">
            <text:p>-0.137772</text:p>
          </table:table-cell>
          <table:table-cell office:value-type="float" office:value="-0.0200533" calcext:value-type="float">
            <text:p>-0.0200533</text:p>
          </table:table-cell>
          <table:table-cell office:value-type="float" office:value="0.374123" calcext:value-type="float">
            <text:p>0.374123</text:p>
          </table:table-cell>
        </table:table-row>
        <table:table-row table:style-name="ro1">
          <table:table-cell office:value-type="float" office:value="0.000303869" calcext:value-type="float">
            <text:p>0.000303869</text:p>
          </table:table-cell>
          <table:table-cell office:value-type="float" office:value="-0.166814" calcext:value-type="float">
            <text:p>-0.166814</text:p>
          </table:table-cell>
          <table:table-cell office:value-type="float" office:value="-0.0548638" calcext:value-type="float">
            <text:p>-0.0548638</text:p>
          </table:table-cell>
          <table:table-cell office:value-type="float" office:value="0.0401013" calcext:value-type="float">
            <text:p>0.0401013</text:p>
          </table:table-cell>
          <table:table-cell office:value-type="float" office:value="-0.119094" calcext:value-type="float">
            <text:p>-0.119094</text:p>
          </table:table-cell>
          <table:table-cell office:value-type="float" office:value="-0.00571068" calcext:value-type="float">
            <text:p>-0.00571068</text:p>
          </table:table-cell>
          <table:table-cell office:value-type="float" office:value="0.235863" calcext:value-type="float">
            <text:p>0.235863</text:p>
          </table:table-cell>
        </table:table-row>
        <table:table-row table:style-name="ro1">
          <table:table-cell office:value-type="float" office:value="0.000311268" calcext:value-type="float">
            <text:p>0.000311268</text:p>
          </table:table-cell>
          <table:table-cell office:value-type="float" office:value="-0.183739" calcext:value-type="float">
            <text:p>-0.183739</text:p>
          </table:table-cell>
          <table:table-cell office:value-type="float" office:value="-0.0302477" calcext:value-type="float">
            <text:p>-0.0302477</text:p>
          </table:table-cell>
          <table:table-cell office:value-type="float" office:value="0.0988776" calcext:value-type="float">
            <text:p>0.0988776</text:p>
          </table:table-cell>
          <table:table-cell office:value-type="float" office:value="-0.130559" calcext:value-type="float">
            <text:p>-0.130559</text:p>
          </table:table-cell>
          <table:table-cell office:value-type="float" office:value="0.00227633" calcext:value-type="float">
            <text:p>0.00227633</text:p>
          </table:table-cell>
          <table:table-cell office:value-type="float" office:value="0.169557" calcext:value-type="float">
            <text:p>0.169557</text:p>
          </table:table-cell>
        </table:table-row>
        <table:table-row table:style-name="ro1">
          <table:table-cell office:value-type="float" office:value="0.000276911" calcext:value-type="float">
            <text:p>0.000276911</text:p>
          </table:table-cell>
          <table:table-cell office:value-type="float" office:value="-0.330294" calcext:value-type="float">
            <text:p>-0.330294</text:p>
          </table:table-cell>
          <table:table-cell office:value-type="float" office:value="-0.0787719" calcext:value-type="float">
            <text:p>-0.0787719</text:p>
          </table:table-cell>
          <table:table-cell office:value-type="float" office:value="0.0676414" calcext:value-type="float">
            <text:p>0.0676414</text:p>
          </table:table-cell>
          <table:table-cell office:value-type="float" office:value="-0.259174" calcext:value-type="float">
            <text:p>-0.259174</text:p>
          </table:table-cell>
          <table:table-cell office:value-type="float" office:value="-0.0319289" calcext:value-type="float">
            <text:p>-0.0319289</text:p>
          </table:table-cell>
          <table:table-cell office:value-type="float" office:value="0.18962" calcext:value-type="float">
            <text:p>0.18962</text:p>
          </table:table-cell>
        </table:table-row>
        <table:table-row table:style-name="ro1">
          <table:table-cell office:value-type="float" office:value="0.000197172" calcext:value-type="float">
            <text:p>0.000197172</text:p>
          </table:table-cell>
          <table:table-cell office:value-type="float" office:value="-0.185271" calcext:value-type="float">
            <text:p>-0.185271</text:p>
          </table:table-cell>
          <table:table-cell office:value-type="float" office:value="-0.0860428" calcext:value-type="float">
            <text:p>-0.0860428</text:p>
          </table:table-cell>
          <table:table-cell office:value-type="float" office:value="0.0408147" calcext:value-type="float">
            <text:p>0.0408147</text:p>
          </table:table-cell>
          <table:table-cell office:value-type="float" office:value="-0.165207" calcext:value-type="float">
            <text:p>-0.165207</text:p>
          </table:table-cell>
          <table:table-cell office:value-type="float" office:value="-0.0142284" calcext:value-type="float">
            <text:p>-0.0142284</text:p>
          </table:table-cell>
          <table:table-cell office:value-type="float" office:value="0.306371" calcext:value-type="float">
            <text:p>0.306371</text:p>
          </table:table-cell>
        </table:table-row>
        <table:table-row table:style-name="ro1">
          <table:table-cell office:value-type="float" office:value="0.000352598" calcext:value-type="float">
            <text:p>0.000352598</text:p>
          </table:table-cell>
          <table:table-cell office:value-type="float" office:value="-0.299793" calcext:value-type="float">
            <text:p>-0.299793</text:p>
          </table:table-cell>
          <table:table-cell office:value-type="float" office:value="-0.0572027" calcext:value-type="float">
            <text:p>-0.0572027</text:p>
          </table:table-cell>
          <table:table-cell office:value-type="float" office:value="0.112266" calcext:value-type="float">
            <text:p>0.112266</text:p>
          </table:table-cell>
          <table:table-cell office:value-type="float" office:value="-0.211544" calcext:value-type="float">
            <text:p>-0.211544</text:p>
          </table:table-cell>
          <table:table-cell office:value-type="float" office:value="-0.0113186" calcext:value-type="float">
            <text:p>-0.0113186</text:p>
          </table:table-cell>
          <table:table-cell office:value-type="float" office:value="0.26915" calcext:value-type="float">
            <text:p>0.26915</text:p>
          </table:table-cell>
        </table:table-row>
        <table:table-row table:style-name="ro1">
          <table:table-cell office:value-type="float" office:value="0.000542546" calcext:value-type="float">
            <text:p>0.000542546</text:p>
          </table:table-cell>
          <table:table-cell office:value-type="float" office:value="-0.3641" calcext:value-type="float">
            <text:p>-0.3641</text:p>
          </table:table-cell>
          <table:table-cell office:value-type="float" office:value="-0.0397512" calcext:value-type="float">
            <text:p>-0.0397512</text:p>
          </table:table-cell>
          <table:table-cell office:value-type="float" office:value="0.171137" calcext:value-type="float">
            <text:p>0.171137</text:p>
          </table:table-cell>
          <table:table-cell office:value-type="float" office:value="-0.273711" calcext:value-type="float">
            <text:p>-0.273711</text:p>
          </table:table-cell>
          <table:table-cell office:value-type="float" office:value="-0.054938" calcext:value-type="float">
            <text:p>-0.054938</text:p>
          </table:table-cell>
          <table:table-cell office:value-type="float" office:value="0.385506" calcext:value-type="float">
            <text:p>0.385506</text:p>
          </table:table-cell>
        </table:table-row>
        <table:table-row table:style-name="ro1">
          <table:table-cell office:value-type="float" office:value="0.000299871" calcext:value-type="float">
            <text:p>0.000299871</text:p>
          </table:table-cell>
          <table:table-cell office:value-type="float" office:value="-0.223896" calcext:value-type="float">
            <text:p>-0.223896</text:p>
          </table:table-cell>
          <table:table-cell office:value-type="float" office:value="-0.086611" calcext:value-type="float">
            <text:p>-0.086611</text:p>
          </table:table-cell>
          <table:table-cell office:value-type="float" office:value="0.139351" calcext:value-type="float">
            <text:p>0.139351</text:p>
          </table:table-cell>
          <table:table-cell office:value-type="float" office:value="-0.278799" calcext:value-type="float">
            <text:p>-0.278799</text:p>
          </table:table-cell>
          <table:table-cell office:value-type="float" office:value="-0.0184766" calcext:value-type="float">
            <text:p>-0.0184766</text:p>
          </table:table-cell>
          <table:table-cell office:value-type="float" office:value="0.204514" calcext:value-type="float">
            <text:p>0.204514</text:p>
          </table:table-cell>
        </table:table-row>
        <table:table-row table:style-name="ro1">
          <table:table-cell office:value-type="float" office:value="0.00029411" calcext:value-type="float">
            <text:p>0.00029411</text:p>
          </table:table-cell>
          <table:table-cell office:value-type="float" office:value="-0.252859" calcext:value-type="float">
            <text:p>-0.252859</text:p>
          </table:table-cell>
          <table:table-cell office:value-type="float" office:value="-0.11269" calcext:value-type="float">
            <text:p>-0.11269</text:p>
          </table:table-cell>
          <table:table-cell office:value-type="float" office:value="0.0944761" calcext:value-type="float">
            <text:p>0.0944761</text:p>
          </table:table-cell>
          <table:table-cell office:value-type="float" office:value="-0.365443" calcext:value-type="float">
            <text:p>-0.365443</text:p>
          </table:table-cell>
          <table:table-cell office:value-type="float" office:value="-0.0234677" calcext:value-type="float">
            <text:p>-0.0234677</text:p>
          </table:table-cell>
          <table:table-cell office:value-type="float" office:value="0.262526" calcext:value-type="float">
            <text:p>0.262526</text:p>
          </table:table-cell>
        </table:table-row>
        <table:table-row table:style-name="ro1">
          <table:table-cell office:value-type="float" office:value="0.000247972" calcext:value-type="float">
            <text:p>0.000247972</text:p>
          </table:table-cell>
          <table:table-cell office:value-type="float" office:value="-0.396065" calcext:value-type="float">
            <text:p>-0.396065</text:p>
          </table:table-cell>
          <table:table-cell office:value-type="float" office:value="-0.0962184" calcext:value-type="float">
            <text:p>-0.0962184</text:p>
          </table:table-cell>
          <table:table-cell office:value-type="float" office:value="0.151699" calcext:value-type="float">
            <text:p>0.151699</text:p>
          </table:table-cell>
          <table:table-cell office:value-type="float" office:value="-0.340187" calcext:value-type="float">
            <text:p>-0.340187</text:p>
          </table:table-cell>
          <table:table-cell office:value-type="float" office:value="-0.0454042" calcext:value-type="float">
            <text:p>-0.0454042</text:p>
          </table:table-cell>
          <table:table-cell office:value-type="float" office:value="0.289257" calcext:value-type="float">
            <text:p>0.289257</text:p>
          </table:table-cell>
        </table:table-row>
        <table:table-row table:style-name="ro1">
          <table:table-cell office:value-type="float" office:value="0.000280089" calcext:value-type="float">
            <text:p>0.000280089</text:p>
          </table:table-cell>
          <table:table-cell office:value-type="float" office:value="-0.415831" calcext:value-type="float">
            <text:p>-0.415831</text:p>
          </table:table-cell>
          <table:table-cell office:value-type="float" office:value="-0.103208" calcext:value-type="float">
            <text:p>-0.103208</text:p>
          </table:table-cell>
          <table:table-cell office:value-type="float" office:value="0.154376" calcext:value-type="float">
            <text:p>0.154376</text:p>
          </table:table-cell>
          <table:table-cell office:value-type="float" office:value="-0.344844" calcext:value-type="float">
            <text:p>-0.344844</text:p>
          </table:table-cell>
          <table:table-cell office:value-type="float" office:value="-0.0000379847" calcext:value-type="float">
            <text:p>-3.79847E-05</text:p>
          </table:table-cell>
          <table:table-cell office:value-type="float" office:value="0.453779" calcext:value-type="float">
            <text:p>0.453779</text:p>
          </table:table-cell>
        </table:table-row>
        <table:table-row table:style-name="ro1">
          <table:table-cell office:value-type="float" office:value="0.000239395" calcext:value-type="float">
            <text:p>0.000239395</text:p>
          </table:table-cell>
          <table:table-cell office:value-type="float" office:value="-0.439348" calcext:value-type="float">
            <text:p>-0.439348</text:p>
          </table:table-cell>
          <table:table-cell office:value-type="float" office:value="-0.100104" calcext:value-type="float">
            <text:p>-0.100104</text:p>
          </table:table-cell>
          <table:table-cell office:value-type="float" office:value="0.163473" calcext:value-type="float">
            <text:p>0.163473</text:p>
          </table:table-cell>
          <table:table-cell office:value-type="float" office:value="-0.423985" calcext:value-type="float">
            <text:p>-0.423985</text:p>
          </table:table-cell>
          <table:table-cell office:value-type="float" office:value="-0.0503415" calcext:value-type="float">
            <text:p>-0.0503415</text:p>
          </table:table-cell>
          <table:table-cell office:value-type="float" office:value="0.403981" calcext:value-type="float">
            <text:p>0.403981</text:p>
          </table:table-cell>
        </table:table-row>
        <table:table-row table:style-name="ro1">
          <table:table-cell office:value-type="float" office:value="0.000209652" calcext:value-type="float">
            <text:p>0.000209652</text:p>
          </table:table-cell>
          <table:table-cell office:value-type="float" office:value="-0.435231" calcext:value-type="float">
            <text:p>-0.435231</text:p>
          </table:table-cell>
          <table:table-cell office:value-type="float" office:value="-0.0870089" calcext:value-type="float">
            <text:p>-0.0870089</text:p>
          </table:table-cell>
          <table:table-cell office:value-type="float" office:value="0.218687" calcext:value-type="float">
            <text:p>0.218687</text:p>
          </table:table-cell>
          <table:table-cell office:value-type="float" office:value="-0.461955" calcext:value-type="float">
            <text:p>-0.461955</text:p>
          </table:table-cell>
          <table:table-cell office:value-type="float" office:value="-0.0528377" calcext:value-type="float">
            <text:p>-0.0528377</text:p>
          </table:table-cell>
          <table:table-cell office:value-type="float" office:value="0.648004" calcext:value-type="float">
            <text:p>0.648004</text:p>
          </table:table-cell>
        </table:table-row>
        <table:table-row table:style-name="ro1">
          <table:table-cell office:value-type="float" office:value="0.00023872" calcext:value-type="float">
            <text:p>0.00023872</text:p>
          </table:table-cell>
          <table:table-cell office:value-type="float" office:value="-0.453793" calcext:value-type="float">
            <text:p>-0.453793</text:p>
          </table:table-cell>
          <table:table-cell office:value-type="float" office:value="-0.107139" calcext:value-type="float">
            <text:p>-0.107139</text:p>
          </table:table-cell>
          <table:table-cell office:value-type="float" office:value="0.161809" calcext:value-type="float">
            <text:p>0.161809</text:p>
          </table:table-cell>
          <table:table-cell office:value-type="float" office:value="-0.469217" calcext:value-type="float">
            <text:p>-0.469217</text:p>
          </table:table-cell>
          <table:table-cell office:value-type="float" office:value="-0.0537435" calcext:value-type="float">
            <text:p>-0.0537435</text:p>
          </table:table-cell>
          <table:table-cell office:value-type="float" office:value="0.639288" calcext:value-type="float">
            <text:p>0.639288</text:p>
          </table:table-cell>
        </table:table-row>
        <table:table-row table:style-name="ro1">
          <table:table-cell office:value-type="float" office:value="0.000239784" calcext:value-type="float">
            <text:p>0.000239784</text:p>
          </table:table-cell>
          <table:table-cell office:value-type="float" office:value="-0.441578" calcext:value-type="float">
            <text:p>-0.441578</text:p>
          </table:table-cell>
          <table:table-cell office:value-type="float" office:value="-0.0793069" calcext:value-type="float">
            <text:p>-0.0793069</text:p>
          </table:table-cell>
          <table:table-cell office:value-type="float" office:value="0.226408" calcext:value-type="float">
            <text:p>0.226408</text:p>
          </table:table-cell>
          <table:table-cell office:value-type="float" office:value="-0.400002" calcext:value-type="float">
            <text:p>-0.400002</text:p>
          </table:table-cell>
          <table:table-cell office:value-type="float" office:value="-0.0515508" calcext:value-type="float">
            <text:p>-0.0515508</text:p>
          </table:table-cell>
          <table:table-cell office:value-type="float" office:value="0.595812" calcext:value-type="float">
            <text:p>0.595812</text:p>
          </table:table-cell>
        </table:table-row>
        <table:table-row table:style-name="ro1">
          <table:table-cell office:value-type="float" office:value="0.000274782" calcext:value-type="float">
            <text:p>0.000274782</text:p>
          </table:table-cell>
          <table:table-cell office:value-type="float" office:value="-0.430702" calcext:value-type="float">
            <text:p>-0.430702</text:p>
          </table:table-cell>
          <table:table-cell office:value-type="float" office:value="-0.0500268" calcext:value-type="float">
            <text:p>-0.0500268</text:p>
          </table:table-cell>
          <table:table-cell office:value-type="float" office:value="0.217829" calcext:value-type="float">
            <text:p>0.217829</text:p>
          </table:table-cell>
          <table:table-cell office:value-type="float" office:value="-0.406802" calcext:value-type="float">
            <text:p>-0.406802</text:p>
          </table:table-cell>
          <table:table-cell office:value-type="float" office:value="-0.0778174" calcext:value-type="float">
            <text:p>-0.0778174</text:p>
          </table:table-cell>
          <table:table-cell office:value-type="float" office:value="0.619673" calcext:value-type="float">
            <text:p>0.619673</text:p>
          </table:table-cell>
        </table:table-row>
        <table:table-row table:style-name="ro1">
          <table:table-cell office:value-type="float" office:value="0.000189073" calcext:value-type="float">
            <text:p>0.000189073</text:p>
          </table:table-cell>
          <table:table-cell office:value-type="float" office:value="-0.440864" calcext:value-type="float">
            <text:p>-0.440864</text:p>
          </table:table-cell>
          <table:table-cell office:value-type="float" office:value="-0.0369303" calcext:value-type="float">
            <text:p>-0.0369303</text:p>
          </table:table-cell>
          <table:table-cell office:value-type="float" office:value="0.249186" calcext:value-type="float">
            <text:p>0.249186</text:p>
          </table:table-cell>
          <table:table-cell office:value-type="float" office:value="-0.461392" calcext:value-type="float">
            <text:p>-0.461392</text:p>
          </table:table-cell>
          <table:table-cell office:value-type="float" office:value="-0.101428" calcext:value-type="float">
            <text:p>-0.101428</text:p>
          </table:table-cell>
          <table:table-cell office:value-type="float" office:value="0.622348" calcext:value-type="float">
            <text:p>0.622348</text:p>
          </table:table-cell>
        </table:table-row>
        <table:table-row table:style-name="ro1">
          <table:table-cell office:value-type="float" office:value="0.000185252" calcext:value-type="float">
            <text:p>0.000185252</text:p>
          </table:table-cell>
          <table:table-cell office:value-type="float" office:value="-0.433036" calcext:value-type="float">
            <text:p>-0.433036</text:p>
          </table:table-cell>
          <table:table-cell office:value-type="float" office:value="-0.0204179" calcext:value-type="float">
            <text:p>-0.0204179</text:p>
          </table:table-cell>
          <table:table-cell office:value-type="float" office:value="0.258298" calcext:value-type="float">
            <text:p>0.258298</text:p>
          </table:table-cell>
          <table:table-cell office:value-type="float" office:value="-0.514505" calcext:value-type="float">
            <text:p>-0.514505</text:p>
          </table:table-cell>
          <table:table-cell office:value-type="float" office:value="-0.124725" calcext:value-type="float">
            <text:p>-0.124725</text:p>
          </table:table-cell>
          <table:table-cell office:value-type="float" office:value="0.609046" calcext:value-type="float">
            <text:p>0.609046</text:p>
          </table:table-cell>
        </table:table-row>
        <table:table-row table:style-name="ro1">
          <table:table-cell office:value-type="float" office:value="0.00022158" calcext:value-type="float">
            <text:p>0.00022158</text:p>
          </table:table-cell>
          <table:table-cell office:value-type="float" office:value="-0.408486" calcext:value-type="float">
            <text:p>-0.408486</text:p>
          </table:table-cell>
          <table:table-cell office:value-type="float" office:value="-0.0225163" calcext:value-type="float">
            <text:p>-0.0225163</text:p>
          </table:table-cell>
          <table:table-cell office:value-type="float" office:value="0.240497" calcext:value-type="float">
            <text:p>0.240497</text:p>
          </table:table-cell>
          <table:table-cell office:value-type="float" office:value="-0.449694" calcext:value-type="float">
            <text:p>-0.449694</text:p>
          </table:table-cell>
          <table:table-cell office:value-type="float" office:value="-0.111672" calcext:value-type="float">
            <text:p>-0.111672</text:p>
          </table:table-cell>
          <table:table-cell office:value-type="float" office:value="0.417073" calcext:value-type="float">
            <text:p>0.417073</text:p>
          </table:table-cell>
        </table:table-row>
        <table:table-row table:style-name="ro1">
          <table:table-cell office:value-type="float" office:value="0.000234535" calcext:value-type="float">
            <text:p>0.000234535</text:p>
          </table:table-cell>
          <table:table-cell office:value-type="float" office:value="-0.545538" calcext:value-type="float">
            <text:p>-0.545538</text:p>
          </table:table-cell>
          <table:table-cell office:value-type="float" office:value="-0.0159511" calcext:value-type="float">
            <text:p>-0.0159511</text:p>
          </table:table-cell>
          <table:table-cell office:value-type="float" office:value="0.235341" calcext:value-type="float">
            <text:p>0.235341</text:p>
          </table:table-cell>
          <table:table-cell office:value-type="float" office:value="-0.502665" calcext:value-type="float">
            <text:p>-0.502665</text:p>
          </table:table-cell>
          <table:table-cell office:value-type="float" office:value="-0.178439" calcext:value-type="float">
            <text:p>-0.178439</text:p>
          </table:table-cell>
          <table:table-cell office:value-type="float" office:value="0.470209" calcext:value-type="float">
            <text:p>0.470209</text:p>
          </table:table-cell>
        </table:table-row>
        <table:table-row table:style-name="ro1">
          <table:table-cell office:value-type="float" office:value="0.00028961" calcext:value-type="float">
            <text:p>0.00028961</text:p>
          </table:table-cell>
          <table:table-cell office:value-type="float" office:value="-0.567585" calcext:value-type="float">
            <text:p>-0.567585</text:p>
          </table:table-cell>
          <table:table-cell office:value-type="float" office:value="-0.0179414" calcext:value-type="float">
            <text:p>-0.0179414</text:p>
          </table:table-cell>
          <table:table-cell office:value-type="float" office:value="0.188094" calcext:value-type="float">
            <text:p>0.188094</text:p>
          </table:table-cell>
          <table:table-cell office:value-type="float" office:value="-0.49961" calcext:value-type="float">
            <text:p>-0.49961</text:p>
          </table:table-cell>
          <table:table-cell office:value-type="float" office:value="-0.180515" calcext:value-type="float">
            <text:p>-0.180515</text:p>
          </table:table-cell>
          <table:table-cell office:value-type="float" office:value="0.617739" calcext:value-type="float">
            <text:p>0.617739</text:p>
          </table:table-cell>
        </table:table-row>
        <table:table-row table:style-name="ro1">
          <table:table-cell office:value-type="float" office:value="0.000475886" calcext:value-type="float">
            <text:p>0.000475886</text:p>
          </table:table-cell>
          <table:table-cell office:value-type="float" office:value="-0.529481" calcext:value-type="float">
            <text:p>-0.529481</text:p>
          </table:table-cell>
          <table:table-cell office:value-type="float" office:value="-0.00896739" calcext:value-type="float">
            <text:p>-0.00896739</text:p>
          </table:table-cell>
          <table:table-cell office:value-type="float" office:value="0.286323" calcext:value-type="float">
            <text:p>0.286323</text:p>
          </table:table-cell>
          <table:table-cell office:value-type="float" office:value="-0.487058" calcext:value-type="float">
            <text:p>-0.487058</text:p>
          </table:table-cell>
          <table:table-cell office:value-type="float" office:value="-0.18596" calcext:value-type="float">
            <text:p>-0.18596</text:p>
          </table:table-cell>
          <table:table-cell office:value-type="float" office:value="0.577228" calcext:value-type="float">
            <text:p>0.577228</text:p>
          </table:table-cell>
        </table:table-row>
        <table:table-row table:style-name="ro1">
          <table:table-cell office:value-type="float" office:value="0.000301006" calcext:value-type="float">
            <text:p>0.000301006</text:p>
          </table:table-cell>
          <table:table-cell office:value-type="float" office:value="-0.584518" calcext:value-type="float">
            <text:p>-0.584518</text:p>
          </table:table-cell>
          <table:table-cell office:value-type="float" office:value="-0.0127083" calcext:value-type="float">
            <text:p>-0.0127083</text:p>
          </table:table-cell>
          <table:table-cell office:value-type="float" office:value="0.280898" calcext:value-type="float">
            <text:p>0.280898</text:p>
          </table:table-cell>
          <table:table-cell office:value-type="float" office:value="-0.437275" calcext:value-type="float">
            <text:p>-0.437275</text:p>
          </table:table-cell>
          <table:table-cell office:value-type="float" office:value="-0.149089" calcext:value-type="float">
            <text:p>-0.149089</text:p>
          </table:table-cell>
          <table:table-cell office:value-type="float" office:value="0.697659" calcext:value-type="float">
            <text:p>0.697659</text:p>
          </table:table-cell>
        </table:table-row>
        <table:table-row table:style-name="ro1">
          <table:table-cell office:value-type="float" office:value="0.000283042" calcext:value-type="float">
            <text:p>0.000283042</text:p>
          </table:table-cell>
          <table:table-cell office:value-type="float" office:value="-0.59536" calcext:value-type="float">
            <text:p>-0.59536</text:p>
          </table:table-cell>
          <table:table-cell office:value-type="float" office:value="0.0142809" calcext:value-type="float">
            <text:p>0.0142809</text:p>
          </table:table-cell>
          <table:table-cell office:value-type="float" office:value="0.252962" calcext:value-type="float">
            <text:p>0.252962</text:p>
          </table:table-cell>
          <table:table-cell office:value-type="float" office:value="-0.468236" calcext:value-type="float">
            <text:p>-0.468236</text:p>
          </table:table-cell>
          <table:table-cell office:value-type="float" office:value="-0.194973" calcext:value-type="float">
            <text:p>-0.194973</text:p>
          </table:table-cell>
          <table:table-cell office:value-type="float" office:value="0.743096" calcext:value-type="float">
            <text:p>0.743096</text:p>
          </table:table-cell>
        </table:table-row>
        <table:table-row table:style-name="ro1">
          <table:table-cell office:value-type="float" office:value="0.000245482" calcext:value-type="float">
            <text:p>0.000245482</text:p>
          </table:table-cell>
          <table:table-cell office:value-type="float" office:value="-0.424489" calcext:value-type="float">
            <text:p>-0.424489</text:p>
          </table:table-cell>
          <table:table-cell office:value-type="float" office:value="0.00639987" calcext:value-type="float">
            <text:p>0.00639987</text:p>
          </table:table-cell>
          <table:table-cell office:value-type="float" office:value="0.247243" calcext:value-type="float">
            <text:p>0.247243</text:p>
          </table:table-cell>
          <table:table-cell office:value-type="float" office:value="-0.406066" calcext:value-type="float">
            <text:p>-0.406066</text:p>
          </table:table-cell>
          <table:table-cell office:value-type="float" office:value="-0.149605" calcext:value-type="float">
            <text:p>-0.149605</text:p>
          </table:table-cell>
          <table:table-cell office:value-type="float" office:value="0.535737" calcext:value-type="float">
            <text:p>0.535737</text:p>
          </table:table-cell>
        </table:table-row>
        <table:table-row table:style-name="ro1">
          <table:table-cell office:value-type="float" office:value="0.000292741" calcext:value-type="float">
            <text:p>0.000292741</text:p>
          </table:table-cell>
          <table:table-cell office:value-type="float" office:value="-0.594384" calcext:value-type="float">
            <text:p>-0.594384</text:p>
          </table:table-cell>
          <table:table-cell office:value-type="float" office:value="0.0327321" calcext:value-type="float">
            <text:p>0.0327321</text:p>
          </table:table-cell>
          <table:table-cell office:value-type="float" office:value="0.34459" calcext:value-type="float">
            <text:p>0.34459</text:p>
          </table:table-cell>
          <table:table-cell office:value-type="float" office:value="-0.500682" calcext:value-type="float">
            <text:p>-0.500682</text:p>
          </table:table-cell>
          <table:table-cell office:value-type="float" office:value="-0.206158" calcext:value-type="float">
            <text:p>-0.206158</text:p>
          </table:table-cell>
          <table:table-cell office:value-type="float" office:value="0.666339" calcext:value-type="float">
            <text:p>0.666339</text:p>
          </table:table-cell>
        </table:table-row>
        <table:table-row table:style-name="ro1">
          <table:table-cell office:value-type="float" office:value="0.000316966" calcext:value-type="float">
            <text:p>0.000316966</text:p>
          </table:table-cell>
          <table:table-cell office:value-type="float" office:value="-0.65207" calcext:value-type="float">
            <text:p>-0.65207</text:p>
          </table:table-cell>
          <table:table-cell office:value-type="float" office:value="-0.000201311" calcext:value-type="float">
            <text:p>-0.000201311</text:p>
          </table:table-cell>
          <table:table-cell office:value-type="float" office:value="0.212916" calcext:value-type="float">
            <text:p>0.212916</text:p>
          </table:table-cell>
          <table:table-cell office:value-type="float" office:value="-0.433607" calcext:value-type="float">
            <text:p>-0.433607</text:p>
          </table:table-cell>
          <table:table-cell office:value-type="float" office:value="-0.132504" calcext:value-type="float">
            <text:p>-0.132504</text:p>
          </table:table-cell>
          <table:table-cell office:value-type="float" office:value="0.72269" calcext:value-type="float">
            <text:p>0.72269</text:p>
          </table:table-cell>
        </table:table-row>
        <table:table-row table:style-name="ro1">
          <table:table-cell office:value-type="float" office:value="0.000220741" calcext:value-type="float">
            <text:p>0.000220741</text:p>
          </table:table-cell>
          <table:table-cell office:value-type="float" office:value="-0.633076" calcext:value-type="float">
            <text:p>-0.633076</text:p>
          </table:table-cell>
          <table:table-cell office:value-type="float" office:value="-0.01777" calcext:value-type="float">
            <text:p>-0.01777</text:p>
          </table:table-cell>
          <table:table-cell office:value-type="float" office:value="0.193712" calcext:value-type="float">
            <text:p>0.193712</text:p>
          </table:table-cell>
          <table:table-cell office:value-type="float" office:value="-0.446135" calcext:value-type="float">
            <text:p>-0.446135</text:p>
          </table:table-cell>
          <table:table-cell office:value-type="float" office:value="-0.127063" calcext:value-type="float">
            <text:p>-0.127063</text:p>
          </table:table-cell>
          <table:table-cell office:value-type="float" office:value="0.763196" calcext:value-type="float">
            <text:p>0.763196</text:p>
          </table:table-cell>
        </table:table-row>
        <table:table-row table:style-name="ro1">
          <table:table-cell office:value-type="float" office:value="0.000216554" calcext:value-type="float">
            <text:p>0.000216554</text:p>
          </table:table-cell>
          <table:table-cell office:value-type="float" office:value="-0.642037" calcext:value-type="float">
            <text:p>-0.642037</text:p>
          </table:table-cell>
          <table:table-cell office:value-type="float" office:value="-0.0290399" calcext:value-type="float">
            <text:p>-0.0290399</text:p>
          </table:table-cell>
          <table:table-cell office:value-type="float" office:value="0.225561" calcext:value-type="float">
            <text:p>0.225561</text:p>
          </table:table-cell>
          <table:table-cell office:value-type="float" office:value="-0.508997" calcext:value-type="float">
            <text:p>-0.508997</text:p>
          </table:table-cell>
          <table:table-cell office:value-type="float" office:value="-0.144857" calcext:value-type="float">
            <text:p>-0.144857</text:p>
          </table:table-cell>
          <table:table-cell office:value-type="float" office:value="0.847127" calcext:value-type="float">
            <text:p>0.847127</text:p>
          </table:table-cell>
        </table:table-row>
        <table:table-row table:style-name="ro1">
          <table:table-cell office:value-type="float" office:value="0.000255154" calcext:value-type="float">
            <text:p>0.000255154</text:p>
          </table:table-cell>
          <table:table-cell office:value-type="float" office:value="-0.622428" calcext:value-type="float">
            <text:p>-0.622428</text:p>
          </table:table-cell>
          <table:table-cell office:value-type="float" office:value="-0.0258685" calcext:value-type="float">
            <text:p>-0.0258685</text:p>
          </table:table-cell>
          <table:table-cell office:value-type="float" office:value="0.222358" calcext:value-type="float">
            <text:p>0.222358</text:p>
          </table:table-cell>
          <table:table-cell office:value-type="float" office:value="-0.51845" calcext:value-type="float">
            <text:p>-0.51845</text:p>
          </table:table-cell>
          <table:table-cell office:value-type="float" office:value="-0.162038" calcext:value-type="float">
            <text:p>-0.162038</text:p>
          </table:table-cell>
          <table:table-cell office:value-type="float" office:value="0.79739" calcext:value-type="float">
            <text:p>0.79739</text:p>
          </table:table-cell>
        </table:table-row>
        <table:table-row table:style-name="ro1">
          <table:table-cell office:value-type="float" office:value="0.00015603" calcext:value-type="float">
            <text:p>0.00015603</text:p>
          </table:table-cell>
          <table:table-cell office:value-type="float" office:value="-0.617544" calcext:value-type="float">
            <text:p>-0.617544</text:p>
          </table:table-cell>
          <table:table-cell office:value-type="float" office:value="-0.0342828" calcext:value-type="float">
            <text:p>-0.0342828</text:p>
          </table:table-cell>
          <table:table-cell office:value-type="float" office:value="0.220419" calcext:value-type="float">
            <text:p>0.220419</text:p>
          </table:table-cell>
          <table:table-cell office:value-type="float" office:value="-0.516539" calcext:value-type="float">
            <text:p>-0.516539</text:p>
          </table:table-cell>
          <table:table-cell office:value-type="float" office:value="-0.143701" calcext:value-type="float">
            <text:p>-0.143701</text:p>
          </table:table-cell>
          <table:table-cell office:value-type="float" office:value="0.747578" calcext:value-type="float">
            <text:p>0.747578</text:p>
          </table:table-cell>
        </table:table-row>
        <table:table-row table:style-name="ro1">
          <table:table-cell office:value-type="float" office:value="0.000271272" calcext:value-type="float">
            <text:p>0.000271272</text:p>
          </table:table-cell>
          <table:table-cell office:value-type="float" office:value="-0.657149" calcext:value-type="float">
            <text:p>-0.657149</text:p>
          </table:table-cell>
          <table:table-cell office:value-type="float" office:value="-0.043648" calcext:value-type="float">
            <text:p>-0.043648</text:p>
          </table:table-cell>
          <table:table-cell office:value-type="float" office:value="0.241196" calcext:value-type="float">
            <text:p>0.241196</text:p>
          </table:table-cell>
          <table:table-cell office:value-type="float" office:value="-0.561554" calcext:value-type="float">
            <text:p>-0.561554</text:p>
          </table:table-cell>
          <table:table-cell office:value-type="float" office:value="-0.149441" calcext:value-type="float">
            <text:p>-0.149441</text:p>
          </table:table-cell>
          <table:table-cell office:value-type="float" office:value="0.711312" calcext:value-type="float">
            <text:p>0.711312</text:p>
          </table:table-cell>
        </table:table-row>
        <table:table-row table:style-name="ro1">
          <table:table-cell office:value-type="float" office:value="0.000289766" calcext:value-type="float">
            <text:p>0.000289766</text:p>
          </table:table-cell>
          <table:table-cell office:value-type="float" office:value="-0.631058" calcext:value-type="float">
            <text:p>-0.631058</text:p>
          </table:table-cell>
          <table:table-cell office:value-type="float" office:value="-0.0343064" calcext:value-type="float">
            <text:p>-0.0343064</text:p>
          </table:table-cell>
          <table:table-cell office:value-type="float" office:value="0.305523" calcext:value-type="float">
            <text:p>0.305523</text:p>
          </table:table-cell>
          <table:table-cell office:value-type="float" office:value="-0.610392" calcext:value-type="float">
            <text:p>-0.610392</text:p>
          </table:table-cell>
          <table:table-cell office:value-type="float" office:value="-0.105205" calcext:value-type="float">
            <text:p>-0.105205</text:p>
          </table:table-cell>
          <table:table-cell office:value-type="float" office:value="0.641812" calcext:value-type="float">
            <text:p>0.641812</text:p>
          </table:table-cell>
        </table:table-row>
        <table:table-row table:style-name="ro1">
          <table:table-cell office:value-type="float" office:value="0.000271779" calcext:value-type="float">
            <text:p>0.000271779</text:p>
          </table:table-cell>
          <table:table-cell office:value-type="float" office:value="-0.625123" calcext:value-type="float">
            <text:p>-0.625123</text:p>
          </table:table-cell>
          <table:table-cell office:value-type="float" office:value="-0.0753465" calcext:value-type="float">
            <text:p>-0.0753465</text:p>
          </table:table-cell>
          <table:table-cell office:value-type="float" office:value="0.334126" calcext:value-type="float">
            <text:p>0.334126</text:p>
          </table:table-cell>
          <table:table-cell office:value-type="float" office:value="-0.634741" calcext:value-type="float">
            <text:p>-0.634741</text:p>
          </table:table-cell>
          <table:table-cell office:value-type="float" office:value="-0.0666763" calcext:value-type="float">
            <text:p>-0.0666763</text:p>
          </table:table-cell>
          <table:table-cell office:value-type="float" office:value="0.583341" calcext:value-type="float">
            <text:p>0.583341</text:p>
          </table:table-cell>
        </table:table-row>
        <table:table-row table:style-name="ro1">
          <table:table-cell office:value-type="float" office:value="0.000290992" calcext:value-type="float">
            <text:p>0.000290992</text:p>
          </table:table-cell>
          <table:table-cell office:value-type="float" office:value="-0.770869" calcext:value-type="float">
            <text:p>-0.770869</text:p>
          </table:table-cell>
          <table:table-cell office:value-type="float" office:value="-0.110497" calcext:value-type="float">
            <text:p>-0.110497</text:p>
          </table:table-cell>
          <table:table-cell office:value-type="float" office:value="0.39563" calcext:value-type="float">
            <text:p>0.39563</text:p>
          </table:table-cell>
          <table:table-cell office:value-type="float" office:value="-0.70358" calcext:value-type="float">
            <text:p>-0.70358</text:p>
          </table:table-cell>
          <table:table-cell office:value-type="float" office:value="-0.0820637" calcext:value-type="float">
            <text:p>-0.0820637</text:p>
          </table:table-cell>
          <table:table-cell office:value-type="float" office:value="0.914132" calcext:value-type="float">
            <text:p>0.914132</text:p>
          </table:table-cell>
        </table:table-row>
        <table:table-row table:style-name="ro1">
          <table:table-cell office:value-type="float" office:value="0.00021803" calcext:value-type="float">
            <text:p>0.00021803</text:p>
          </table:table-cell>
          <table:table-cell office:value-type="float" office:value="-0.769488" calcext:value-type="float">
            <text:p>-0.769488</text:p>
          </table:table-cell>
          <table:table-cell office:value-type="float" office:value="-0.126284" calcext:value-type="float">
            <text:p>-0.126284</text:p>
          </table:table-cell>
          <table:table-cell office:value-type="float" office:value="0.45609" calcext:value-type="float">
            <text:p>0.45609</text:p>
          </table:table-cell>
          <table:table-cell office:value-type="float" office:value="-0.727592" calcext:value-type="float">
            <text:p>-0.727592</text:p>
          </table:table-cell>
          <table:table-cell office:value-type="float" office:value="-0.0579185" calcext:value-type="float">
            <text:p>-0.0579185</text:p>
          </table:table-cell>
          <table:table-cell office:value-type="float" office:value="0.780511" calcext:value-type="float">
            <text:p>0.780511</text:p>
          </table:table-cell>
        </table:table-row>
        <table:table-row table:style-name="ro1">
          <table:table-cell office:value-type="float" office:value="0.000454217" calcext:value-type="float">
            <text:p>0.000454217</text:p>
          </table:table-cell>
          <table:table-cell office:value-type="float" office:value="-0.827294" calcext:value-type="float">
            <text:p>-0.827294</text:p>
          </table:table-cell>
          <table:table-cell office:value-type="float" office:value="-0.195648" calcext:value-type="float">
            <text:p>-0.195648</text:p>
          </table:table-cell>
          <table:table-cell office:value-type="float" office:value="0.45125" calcext:value-type="float">
            <text:p>0.45125</text:p>
          </table:table-cell>
          <table:table-cell office:value-type="float" office:value="-0.842993" calcext:value-type="float">
            <text:p>-0.842993</text:p>
          </table:table-cell>
          <table:table-cell office:value-type="float" office:value="-0.0245558" calcext:value-type="float">
            <text:p>-0.0245558</text:p>
          </table:table-cell>
          <table:table-cell office:value-type="float" office:value="0.82802" calcext:value-type="float">
            <text:p>0.82802</text:p>
          </table:table-cell>
        </table:table-row>
        <table:table-row table:style-name="ro1">
          <table:table-cell office:value-type="float" office:value="0.000484929" calcext:value-type="float">
            <text:p>0.000484929</text:p>
          </table:table-cell>
          <table:table-cell office:value-type="float" office:value="-0.948191" calcext:value-type="float">
            <text:p>-0.948191</text:p>
          </table:table-cell>
          <table:table-cell office:value-type="float" office:value="-0.259302" calcext:value-type="float">
            <text:p>-0.259302</text:p>
          </table:table-cell>
          <table:table-cell office:value-type="float" office:value="0.379857" calcext:value-type="float">
            <text:p>0.379857</text:p>
          </table:table-cell>
          <table:table-cell office:value-type="float" office:value="-0.945062" calcext:value-type="float">
            <text:p>-0.945062</text:p>
          </table:table-cell>
          <table:table-cell office:value-type="float" office:value="0.0432541" calcext:value-type="float">
            <text:p>0.0432541</text:p>
          </table:table-cell>
          <table:table-cell office:value-type="float" office:value="0.861379" calcext:value-type="float">
            <text:p>0.861379</text:p>
          </table:table-cell>
        </table:table-row>
        <table:table-row table:style-name="ro1">
          <table:table-cell office:value-type="float" office:value="0.000399859" calcext:value-type="float">
            <text:p>0.000399859</text:p>
          </table:table-cell>
          <table:table-cell office:value-type="float" office:value="-0.795786" calcext:value-type="float">
            <text:p>-0.795786</text:p>
          </table:table-cell>
          <table:table-cell office:value-type="float" office:value="-0.348685" calcext:value-type="float">
            <text:p>-0.348685</text:p>
          </table:table-cell>
          <table:table-cell office:value-type="float" office:value="0.454493" calcext:value-type="float">
            <text:p>0.454493</text:p>
          </table:table-cell>
          <table:table-cell office:value-type="float" office:value="-0.980053" calcext:value-type="float">
            <text:p>-0.980053</text:p>
          </table:table-cell>
          <table:table-cell office:value-type="float" office:value="0.0584228" calcext:value-type="float">
            <text:p>0.0584228</text:p>
          </table:table-cell>
          <table:table-cell office:value-type="float" office:value="0.677059" calcext:value-type="float">
            <text:p>0.677059</text:p>
          </table:table-cell>
        </table:table-row>
        <table:table-row table:style-name="ro1">
          <table:table-cell office:value-type="float" office:value="0.000445235" calcext:value-type="float">
            <text:p>0.000445235</text:p>
          </table:table-cell>
          <table:table-cell office:value-type="float" office:value="-0.979722" calcext:value-type="float">
            <text:p>-0.979722</text:p>
          </table:table-cell>
          <table:table-cell office:value-type="float" office:value="-0.426168" calcext:value-type="float">
            <text:p>-0.426168</text:p>
          </table:table-cell>
          <table:table-cell office:value-type="float" office:value="0.534611" calcext:value-type="float">
            <text:p>0.534611</text:p>
          </table:table-cell>
          <table:table-cell office:value-type="float" office:value="-1.0875" calcext:value-type="float">
            <text:p>-1.0875</text:p>
          </table:table-cell>
          <table:table-cell office:value-type="float" office:value="0.123637" calcext:value-type="float">
            <text:p>0.123637</text:p>
          </table:table-cell>
          <table:table-cell office:value-type="float" office:value="0.865117" calcext:value-type="float">
            <text:p>0.865117</text:p>
          </table:table-cell>
        </table:table-row>
        <table:table-row table:style-name="ro1">
          <table:table-cell office:value-type="float" office:value="0.00173025" calcext:value-type="float">
            <text:p>0.00173025</text:p>
          </table:table-cell>
          <table:table-cell office:value-type="float" office:value="-1.40724" calcext:value-type="float">
            <text:p>-1.40724</text:p>
          </table:table-cell>
          <table:table-cell office:value-type="float" office:value="-0.502255" calcext:value-type="float">
            <text:p>-0.502255</text:p>
          </table:table-cell>
          <table:table-cell office:value-type="float" office:value="0.380515" calcext:value-type="float">
            <text:p>0.380515</text:p>
          </table:table-cell>
          <table:table-cell office:value-type="float" office:value="-1.20246" calcext:value-type="float">
            <text:p>-1.20246</text:p>
          </table:table-cell>
          <table:table-cell office:value-type="float" office:value="0.118438" calcext:value-type="float">
            <text:p>0.118438</text:p>
          </table:table-cell>
          <table:table-cell office:value-type="float" office:value="1.25058" calcext:value-type="float">
            <text:p>1.25058</text:p>
          </table:table-cell>
        </table:table-row>
        <table:table-row table:style-name="ro1">
          <table:table-cell office:value-type="float" office:value="0.00034561" calcext:value-type="float">
            <text:p>0.00034561</text:p>
          </table:table-cell>
          <table:table-cell office:value-type="float" office:value="-1.2384" calcext:value-type="float">
            <text:p>-1.2384</text:p>
          </table:table-cell>
          <table:table-cell office:value-type="float" office:value="-0.646944" calcext:value-type="float">
            <text:p>-0.646944</text:p>
          </table:table-cell>
          <table:table-cell office:value-type="float" office:value="0.328013" calcext:value-type="float">
            <text:p>0.328013</text:p>
          </table:table-cell>
          <table:table-cell office:value-type="float" office:value="-1.24146" calcext:value-type="float">
            <text:p>-1.24146</text:p>
          </table:table-cell>
          <table:table-cell office:value-type="float" office:value="0.270277" calcext:value-type="float">
            <text:p>0.270277</text:p>
          </table:table-cell>
          <table:table-cell office:value-type="float" office:value="1.19114" calcext:value-type="float">
            <text:p>1.19114</text:p>
          </table:table-cell>
        </table:table-row>
        <table:table-row table:style-name="ro1">
          <table:table-cell office:value-type="float" office:value="0.000509142" calcext:value-type="float">
            <text:p>0.000509142</text:p>
          </table:table-cell>
          <table:table-cell office:value-type="float" office:value="-1.35377" calcext:value-type="float">
            <text:p>-1.35377</text:p>
          </table:table-cell>
          <table:table-cell office:value-type="float" office:value="-0.736184" calcext:value-type="float">
            <text:p>-0.736184</text:p>
          </table:table-cell>
          <table:table-cell office:value-type="float" office:value="0.212497" calcext:value-type="float">
            <text:p>0.212497</text:p>
          </table:table-cell>
          <table:table-cell office:value-type="float" office:value="-1.19258" calcext:value-type="float">
            <text:p>-1.19258</text:p>
          </table:table-cell>
          <table:table-cell office:value-type="float" office:value="0.410667" calcext:value-type="float">
            <text:p>0.410667</text:p>
          </table:table-cell>
          <table:table-cell office:value-type="float" office:value="1.559" calcext:value-type="float">
            <text:p>1.559</text:p>
          </table:table-cell>
        </table:table-row>
        <table:table-row table:style-name="ro1">
          <table:table-cell office:value-type="float" office:value="0.000512901" calcext:value-type="float">
            <text:p>0.000512901</text:p>
          </table:table-cell>
          <table:table-cell office:value-type="float" office:value="-1.78549" calcext:value-type="float">
            <text:p>-1.78549</text:p>
          </table:table-cell>
          <table:table-cell office:value-type="float" office:value="-0.859239" calcext:value-type="float">
            <text:p>-0.859239</text:p>
          </table:table-cell>
          <table:table-cell office:value-type="float" office:value="0.174178" calcext:value-type="float">
            <text:p>0.174178</text:p>
          </table:table-cell>
          <table:table-cell office:value-type="float" office:value="-1.27592" calcext:value-type="float">
            <text:p>-1.27592</text:p>
          </table:table-cell>
          <table:table-cell office:value-type="float" office:value="0.48995" calcext:value-type="float">
            <text:p>0.48995</text:p>
          </table:table-cell>
          <table:table-cell office:value-type="float" office:value="2.13653" calcext:value-type="float">
            <text:p>2.13653</text:p>
          </table:table-cell>
        </table:table-row>
        <table:table-row table:style-name="ro1">
          <table:table-cell office:value-type="float" office:value="0.000528153" calcext:value-type="float">
            <text:p>0.000528153</text:p>
          </table:table-cell>
          <table:table-cell office:value-type="float" office:value="-1.78577" calcext:value-type="float">
            <text:p>-1.78577</text:p>
          </table:table-cell>
          <table:table-cell office:value-type="float" office:value="-1.02662" calcext:value-type="float">
            <text:p>-1.02662</text:p>
          </table:table-cell>
          <table:table-cell office:value-type="float" office:value="0.036043" calcext:value-type="float">
            <text:p>0.036043</text:p>
          </table:table-cell>
          <table:table-cell office:value-type="float" office:value="-1.11116" calcext:value-type="float">
            <text:p>-1.11116</text:p>
          </table:table-cell>
          <table:table-cell office:value-type="float" office:value="0.641387" calcext:value-type="float">
            <text:p>0.641387</text:p>
          </table:table-cell>
          <table:table-cell office:value-type="float" office:value="2.10462" calcext:value-type="float">
            <text:p>2.10462</text:p>
          </table:table-cell>
        </table:table-row>
        <table:table-row table:style-name="ro1">
          <table:table-cell office:value-type="float" office:value="0.000472244" calcext:value-type="float">
            <text:p>0.000472244</text:p>
          </table:table-cell>
          <table:table-cell office:value-type="float" office:value="-1.63561" calcext:value-type="float">
            <text:p>-1.63561</text:p>
          </table:table-cell>
          <table:table-cell office:value-type="float" office:value="-1.18387" calcext:value-type="float">
            <text:p>-1.18387</text:p>
          </table:table-cell>
          <table:table-cell office:value-type="float" office:value="-0.225409" calcext:value-type="float">
            <text:p>-0.225409</text:p>
          </table:table-cell>
          <table:table-cell office:value-type="float" office:value="-0.915539" calcext:value-type="float">
            <text:p>-0.915539</text:p>
          </table:table-cell>
          <table:table-cell office:value-type="float" office:value="0.845272" calcext:value-type="float">
            <text:p>0.845272</text:p>
          </table:table-cell>
          <table:table-cell office:value-type="float" office:value="2.11775" calcext:value-type="float">
            <text:p>2.11775</text:p>
          </table:table-cell>
        </table:table-row>
        <table:table-row table:style-name="ro1">
          <table:table-cell office:value-type="float" office:value="0.000471453" calcext:value-type="float">
            <text:p>0.000471453</text:p>
          </table:table-cell>
          <table:table-cell office:value-type="float" office:value="-1.79191" calcext:value-type="float">
            <text:p>-1.79191</text:p>
          </table:table-cell>
          <table:table-cell office:value-type="float" office:value="-1.31816" calcext:value-type="float">
            <text:p>-1.31816</text:p>
          </table:table-cell>
          <table:table-cell office:value-type="float" office:value="-0.404391" calcext:value-type="float">
            <text:p>-0.404391</text:p>
          </table:table-cell>
          <table:table-cell office:value-type="float" office:value="-0.69331" calcext:value-type="float">
            <text:p>-0.69331</text:p>
          </table:table-cell>
          <table:table-cell office:value-type="float" office:value="0.960966" calcext:value-type="float">
            <text:p>0.960966</text:p>
          </table:table-cell>
          <table:table-cell office:value-type="float" office:value="2.54537" calcext:value-type="float">
            <text:p>2.54537</text:p>
          </table:table-cell>
        </table:table-row>
        <table:table-row table:style-name="ro1">
          <table:table-cell office:value-type="float" office:value="0.000574454" calcext:value-type="float">
            <text:p>0.000574454</text:p>
          </table:table-cell>
          <table:table-cell office:value-type="float" office:value="-1.65591" calcext:value-type="float">
            <text:p>-1.65591</text:p>
          </table:table-cell>
          <table:table-cell office:value-type="float" office:value="-1.46947" calcext:value-type="float">
            <text:p>-1.46947</text:p>
          </table:table-cell>
          <table:table-cell office:value-type="float" office:value="-0.705148" calcext:value-type="float">
            <text:p>-0.705148</text:p>
          </table:table-cell>
          <table:table-cell office:value-type="float" office:value="-0.434791" calcext:value-type="float">
            <text:p>-0.434791</text:p>
          </table:table-cell>
          <table:table-cell office:value-type="float" office:value="1.23186" calcext:value-type="float">
            <text:p>1.23186</text:p>
          </table:table-cell>
          <table:table-cell office:value-type="float" office:value="2.7171" calcext:value-type="float">
            <text:p>2.7171</text:p>
          </table:table-cell>
        </table:table-row>
        <table:table-row table:style-name="ro1">
          <table:table-cell office:value-type="float" office:value="0.000612163" calcext:value-type="float">
            <text:p>0.000612163</text:p>
          </table:table-cell>
          <table:table-cell office:value-type="float" office:value="-1.32044" calcext:value-type="float">
            <text:p>-1.32044</text:p>
          </table:table-cell>
          <table:table-cell office:value-type="float" office:value="-1.64927" calcext:value-type="float">
            <text:p>-1.64927</text:p>
          </table:table-cell>
          <table:table-cell office:value-type="float" office:value="-1.12499" calcext:value-type="float">
            <text:p>-1.12499</text:p>
          </table:table-cell>
          <table:table-cell office:value-type="float" office:value="-0.28773" calcext:value-type="float">
            <text:p>-0.28773</text:p>
          </table:table-cell>
          <table:table-cell office:value-type="float" office:value="1.3636" calcext:value-type="float">
            <text:p>1.3636</text:p>
          </table:table-cell>
          <table:table-cell office:value-type="float" office:value="3.0554" calcext:value-type="float">
            <text:p>3.0554</text:p>
          </table:table-cell>
        </table:table-row>
        <table:table-row table:style-name="ro1">
          <table:table-cell office:value-type="float" office:value="0.000449288" calcext:value-type="float">
            <text:p>0.000449288</text:p>
          </table:table-cell>
          <table:table-cell office:value-type="float" office:value="-1.02895" calcext:value-type="float">
            <text:p>-1.02895</text:p>
          </table:table-cell>
          <table:table-cell office:value-type="float" office:value="-1.79022" calcext:value-type="float">
            <text:p>-1.79022</text:p>
          </table:table-cell>
          <table:table-cell office:value-type="float" office:value="-1.49856" calcext:value-type="float">
            <text:p>-1.49856</text:p>
          </table:table-cell>
          <table:table-cell office:value-type="float" office:value="0.101289" calcext:value-type="float">
            <text:p>0.101289</text:p>
          </table:table-cell>
          <table:table-cell office:value-type="float" office:value="1.71031" calcext:value-type="float">
            <text:p>1.71031</text:p>
          </table:table-cell>
          <table:table-cell office:value-type="float" office:value="3.03806" calcext:value-type="float">
            <text:p>3.03806</text:p>
          </table:table-cell>
        </table:table-row>
        <table:table-row table:style-name="ro1">
          <table:table-cell office:value-type="float" office:value="0.000539789" calcext:value-type="float">
            <text:p>0.000539789</text:p>
          </table:table-cell>
          <table:table-cell office:value-type="float" office:value="-0.604878" calcext:value-type="float">
            <text:p>-0.604878</text:p>
          </table:table-cell>
          <table:table-cell office:value-type="float" office:value="-1.92668" calcext:value-type="float">
            <text:p>-1.92668</text:p>
          </table:table-cell>
          <table:table-cell office:value-type="float" office:value="-2.05953" calcext:value-type="float">
            <text:p>-2.05953</text:p>
          </table:table-cell>
          <table:table-cell office:value-type="float" office:value="0.418823" calcext:value-type="float">
            <text:p>0.418823</text:p>
          </table:table-cell>
          <table:table-cell office:value-type="float" office:value="1.87249" calcext:value-type="float">
            <text:p>1.87249</text:p>
          </table:table-cell>
          <table:table-cell office:value-type="float" office:value="3.15913" calcext:value-type="float">
            <text:p>3.15913</text:p>
          </table:table-cell>
        </table:table-row>
        <table:table-row table:style-name="ro1">
          <table:table-cell office:value-type="float" office:value="0.000496613" calcext:value-type="float">
            <text:p>0.000496613</text:p>
          </table:table-cell>
          <table:table-cell office:value-type="float" office:value="-0.233271" calcext:value-type="float">
            <text:p>-0.233271</text:p>
          </table:table-cell>
          <table:table-cell office:value-type="float" office:value="-2.07133" calcext:value-type="float">
            <text:p>-2.07133</text:p>
          </table:table-cell>
          <table:table-cell office:value-type="float" office:value="-2.51614" calcext:value-type="float">
            <text:p>-2.51614</text:p>
          </table:table-cell>
          <table:table-cell office:value-type="float" office:value="0.852013" calcext:value-type="float">
            <text:p>0.852013</text:p>
          </table:table-cell>
          <table:table-cell office:value-type="float" office:value="2.09949" calcext:value-type="float">
            <text:p>2.09949</text:p>
          </table:table-cell>
          <table:table-cell office:value-type="float" office:value="2.94988" calcext:value-type="float">
            <text:p>2.94988</text:p>
          </table:table-cell>
        </table:table-row>
        <table:table-row table:style-name="ro1">
          <table:table-cell office:value-type="float" office:value="0.000575073" calcext:value-type="float">
            <text:p>0.000575073</text:p>
          </table:table-cell>
          <table:table-cell office:value-type="float" office:value="-0.0570347" calcext:value-type="float">
            <text:p>-0.0570347</text:p>
          </table:table-cell>
          <table:table-cell office:value-type="float" office:value="-2.1968" calcext:value-type="float">
            <text:p>-2.1968</text:p>
          </table:table-cell>
          <table:table-cell office:value-type="float" office:value="-2.97533" calcext:value-type="float">
            <text:p>-2.97533</text:p>
          </table:table-cell>
          <table:table-cell office:value-type="float" office:value="1.176" calcext:value-type="float">
            <text:p>1.176</text:p>
          </table:table-cell>
          <table:table-cell office:value-type="float" office:value="2.29045" calcext:value-type="float">
            <text:p>2.29045</text:p>
          </table:table-cell>
          <table:table-cell office:value-type="float" office:value="3.17401" calcext:value-type="float">
            <text:p>3.17401</text:p>
          </table:table-cell>
        </table:table-row>
        <table:table-row table:style-name="ro1">
          <table:table-cell office:value-type="float" office:value="0.000480365" calcext:value-type="float">
            <text:p>0.000480365</text:p>
          </table:table-cell>
          <table:table-cell office:value-type="float" office:value="0.15209" calcext:value-type="float">
            <text:p>0.15209</text:p>
          </table:table-cell>
          <table:table-cell office:value-type="float" office:value="-2.31978" calcext:value-type="float">
            <text:p>-2.31978</text:p>
          </table:table-cell>
          <table:table-cell office:value-type="float" office:value="-3.35921" calcext:value-type="float">
            <text:p>-3.35921</text:p>
          </table:table-cell>
          <table:table-cell office:value-type="float" office:value="1.45774" calcext:value-type="float">
            <text:p>1.45774</text:p>
          </table:table-cell>
          <table:table-cell office:value-type="float" office:value="2.46524" calcext:value-type="float">
            <text:p>2.46524</text:p>
          </table:table-cell>
          <table:table-cell office:value-type="float" office:value="3.45147" calcext:value-type="float">
            <text:p>3.45147</text:p>
          </table:table-cell>
        </table:table-row>
        <table:table-row table:style-name="ro1">
          <table:table-cell office:value-type="float" office:value="0.000501249" calcext:value-type="float">
            <text:p>0.000501249</text:p>
          </table:table-cell>
          <table:table-cell office:value-type="float" office:value="0.540111" calcext:value-type="float">
            <text:p>0.540111</text:p>
          </table:table-cell>
          <table:table-cell office:value-type="float" office:value="-2.45966" calcext:value-type="float">
            <text:p>-2.45966</text:p>
          </table:table-cell>
          <table:table-cell office:value-type="float" office:value="-3.76684" calcext:value-type="float">
            <text:p>-3.76684</text:p>
          </table:table-cell>
          <table:table-cell office:value-type="float" office:value="1.68301" calcext:value-type="float">
            <text:p>1.68301</text:p>
          </table:table-cell>
          <table:table-cell office:value-type="float" office:value="2.65856" calcext:value-type="float">
            <text:p>2.65856</text:p>
          </table:table-cell>
          <table:table-cell office:value-type="float" office:value="3.69926" calcext:value-type="float">
            <text:p>3.69926</text:p>
          </table:table-cell>
        </table:table-row>
        <table:table-row table:style-name="ro1">
          <table:table-cell office:value-type="float" office:value="0.000622794" calcext:value-type="float">
            <text:p>0.000622794</text:p>
          </table:table-cell>
          <table:table-cell office:value-type="float" office:value="0.533756" calcext:value-type="float">
            <text:p>0.533756</text:p>
          </table:table-cell>
          <table:table-cell office:value-type="float" office:value="-2.63563" calcext:value-type="float">
            <text:p>-2.63563</text:p>
          </table:table-cell>
          <table:table-cell office:value-type="float" office:value="-4.13175" calcext:value-type="float">
            <text:p>-4.13175</text:p>
          </table:table-cell>
          <table:table-cell office:value-type="float" office:value="2.03686" calcext:value-type="float">
            <text:p>2.03686</text:p>
          </table:table-cell>
          <table:table-cell office:value-type="float" office:value="2.89733" calcext:value-type="float">
            <text:p>2.89733</text:p>
          </table:table-cell>
          <table:table-cell office:value-type="float" office:value="3.93239" calcext:value-type="float">
            <text:p>3.93239</text:p>
          </table:table-cell>
        </table:table-row>
        <table:table-row table:style-name="ro1">
          <table:table-cell office:value-type="float" office:value="0.000748103" calcext:value-type="float">
            <text:p>0.000748103</text:p>
          </table:table-cell>
          <table:table-cell office:value-type="float" office:value="0.24738" calcext:value-type="float">
            <text:p>0.24738</text:p>
          </table:table-cell>
          <table:table-cell office:value-type="float" office:value="-2.81828" calcext:value-type="float">
            <text:p>-2.81828</text:p>
          </table:table-cell>
          <table:table-cell office:value-type="float" office:value="-4.4224" calcext:value-type="float">
            <text:p>-4.4224</text:p>
          </table:table-cell>
          <table:table-cell office:value-type="float" office:value="2.31384" calcext:value-type="float">
            <text:p>2.31384</text:p>
          </table:table-cell>
          <table:table-cell office:value-type="float" office:value="3.01969" calcext:value-type="float">
            <text:p>3.01969</text:p>
          </table:table-cell>
          <table:table-cell office:value-type="float" office:value="4.65664" calcext:value-type="float">
            <text:p>4.65664</text:p>
          </table:table-cell>
        </table:table-row>
        <table:table-row table:style-name="ro1">
          <table:table-cell office:value-type="float" office:value="0.000748326" calcext:value-type="float">
            <text:p>0.000748326</text:p>
          </table:table-cell>
          <table:table-cell office:value-type="float" office:value="0.27338" calcext:value-type="float">
            <text:p>0.27338</text:p>
          </table:table-cell>
          <table:table-cell office:value-type="float" office:value="-3.03568" calcext:value-type="float">
            <text:p>-3.03568</text:p>
          </table:table-cell>
          <table:table-cell office:value-type="float" office:value="-4.75124" calcext:value-type="float">
            <text:p>-4.75124</text:p>
          </table:table-cell>
          <table:table-cell office:value-type="float" office:value="2.55347" calcext:value-type="float">
            <text:p>2.55347</text:p>
          </table:table-cell>
          <table:table-cell office:value-type="float" office:value="3.28695" calcext:value-type="float">
            <text:p>3.28695</text:p>
          </table:table-cell>
          <table:table-cell office:value-type="float" office:value="5.14422" calcext:value-type="float">
            <text:p>5.14422</text:p>
          </table:table-cell>
        </table:table-row>
        <table:table-row table:style-name="ro1">
          <table:table-cell office:value-type="float" office:value="0.000698267" calcext:value-type="float">
            <text:p>0.000698267</text:p>
          </table:table-cell>
          <table:table-cell office:value-type="float" office:value="0.829004" calcext:value-type="float">
            <text:p>0.829004</text:p>
          </table:table-cell>
          <table:table-cell office:value-type="float" office:value="-3.25432" calcext:value-type="float">
            <text:p>-3.25432</text:p>
          </table:table-cell>
          <table:table-cell office:value-type="float" office:value="-5.31691" calcext:value-type="float">
            <text:p>-5.31691</text:p>
          </table:table-cell>
          <table:table-cell office:value-type="float" office:value="2.97754" calcext:value-type="float">
            <text:p>2.97754</text:p>
          </table:table-cell>
          <table:table-cell office:value-type="float" office:value="3.64936" calcext:value-type="float">
            <text:p>3.64936</text:p>
          </table:table-cell>
          <table:table-cell office:value-type="float" office:value="5.05885" calcext:value-type="float">
            <text:p>5.05885</text:p>
          </table:table-cell>
        </table:table-row>
        <table:table-row table:style-name="ro1">
          <table:table-cell office:value-type="float" office:value="0.000746751" calcext:value-type="float">
            <text:p>0.000746751</text:p>
          </table:table-cell>
          <table:table-cell office:value-type="float" office:value="0.999823" calcext:value-type="float">
            <text:p>0.999823</text:p>
          </table:table-cell>
          <table:table-cell office:value-type="float" office:value="-3.48847" calcext:value-type="float">
            <text:p>-3.48847</text:p>
          </table:table-cell>
          <table:table-cell office:value-type="float" office:value="-5.94542" calcext:value-type="float">
            <text:p>-5.94542</text:p>
          </table:table-cell>
          <table:table-cell office:value-type="float" office:value="3.22828" calcext:value-type="float">
            <text:p>3.22828</text:p>
          </table:table-cell>
          <table:table-cell office:value-type="float" office:value="3.93798" calcext:value-type="float">
            <text:p>3.93798</text:p>
          </table:table-cell>
          <table:table-cell office:value-type="float" office:value="5.38831" calcext:value-type="float">
            <text:p>5.38831</text:p>
          </table:table-cell>
        </table:table-row>
        <table:table-row table:style-name="ro1">
          <table:table-cell office:value-type="float" office:value="0.000742181" calcext:value-type="float">
            <text:p>0.000742181</text:p>
          </table:table-cell>
          <table:table-cell office:value-type="float" office:value="0.774772" calcext:value-type="float">
            <text:p>0.774772</text:p>
          </table:table-cell>
          <table:table-cell office:value-type="float" office:value="-3.74462" calcext:value-type="float">
            <text:p>-3.74462</text:p>
          </table:table-cell>
          <table:table-cell office:value-type="float" office:value="-6.23511" calcext:value-type="float">
            <text:p>-6.23511</text:p>
          </table:table-cell>
          <table:table-cell office:value-type="float" office:value="3.45561" calcext:value-type="float">
            <text:p>3.45561</text:p>
          </table:table-cell>
          <table:table-cell office:value-type="float" office:value="4.07741" calcext:value-type="float">
            <text:p>4.07741</text:p>
          </table:table-cell>
          <table:table-cell office:value-type="float" office:value="6.24451" calcext:value-type="float">
            <text:p>6.24451</text:p>
          </table:table-cell>
        </table:table-row>
        <table:table-row table:style-name="ro1">
          <table:table-cell office:value-type="float" office:value="0.000829393" calcext:value-type="float">
            <text:p>0.000829393</text:p>
          </table:table-cell>
          <table:table-cell office:value-type="float" office:value="1.10621" calcext:value-type="float">
            <text:p>1.10621</text:p>
          </table:table-cell>
          <table:table-cell office:value-type="float" office:value="-3.98604" calcext:value-type="float">
            <text:p>-3.98604</text:p>
          </table:table-cell>
          <table:table-cell office:value-type="float" office:value="-6.77429" calcext:value-type="float">
            <text:p>-6.77429</text:p>
          </table:table-cell>
          <table:table-cell office:value-type="float" office:value="3.8041" calcext:value-type="float">
            <text:p>3.8041</text:p>
          </table:table-cell>
          <table:table-cell office:value-type="float" office:value="4.34962" calcext:value-type="float">
            <text:p>4.34962</text:p>
          </table:table-cell>
          <table:table-cell office:value-type="float" office:value="6.39004" calcext:value-type="float">
            <text:p>6.39004</text:p>
          </table:table-cell>
        </table:table-row>
        <table:table-row table:style-name="ro1">
          <table:table-cell office:value-type="float" office:value="0.000724479" calcext:value-type="float">
            <text:p>0.000724479</text:p>
          </table:table-cell>
          <table:table-cell office:value-type="float" office:value="1.71092" calcext:value-type="float">
            <text:p>1.71092</text:p>
          </table:table-cell>
          <table:table-cell office:value-type="float" office:value="-4.19991" calcext:value-type="float">
            <text:p>-4.19991</text:p>
          </table:table-cell>
          <table:table-cell office:value-type="float" office:value="-7.2636" calcext:value-type="float">
            <text:p>-7.2636</text:p>
          </table:table-cell>
          <table:table-cell office:value-type="float" office:value="4.16026" calcext:value-type="float">
            <text:p>4.16026</text:p>
          </table:table-cell>
          <table:table-cell office:value-type="float" office:value="4.78294" calcext:value-type="float">
            <text:p>4.78294</text:p>
          </table:table-cell>
          <table:table-cell office:value-type="float" office:value="6.32516" calcext:value-type="float">
            <text:p>6.32516</text:p>
          </table:table-cell>
        </table:table-row>
        <table:table-row table:style-name="ro1">
          <table:table-cell office:value-type="float" office:value="0.000672026" calcext:value-type="float">
            <text:p>0.000672026</text:p>
          </table:table-cell>
          <table:table-cell office:value-type="float" office:value="1.98222" calcext:value-type="float">
            <text:p>1.98222</text:p>
          </table:table-cell>
          <table:table-cell office:value-type="float" office:value="-4.40874" calcext:value-type="float">
            <text:p>-4.40874</text:p>
          </table:table-cell>
          <table:table-cell office:value-type="float" office:value="-7.74583" calcext:value-type="float">
            <text:p>-7.74583</text:p>
          </table:table-cell>
          <table:table-cell office:value-type="float" office:value="4.54363" calcext:value-type="float">
            <text:p>4.54363</text:p>
          </table:table-cell>
          <table:table-cell office:value-type="float" office:value="4.91459" calcext:value-type="float">
            <text:p>4.91459</text:p>
          </table:table-cell>
          <table:table-cell office:value-type="float" office:value="6.51259" calcext:value-type="float">
            <text:p>6.51259</text:p>
          </table:table-cell>
        </table:table-row>
        <table:table-row table:style-name="ro1">
          <table:table-cell office:value-type="float" office:value="0.00055755" calcext:value-type="float">
            <text:p>0.00055755</text:p>
          </table:table-cell>
          <table:table-cell office:value-type="float" office:value="2.73644" calcext:value-type="float">
            <text:p>2.73644</text:p>
          </table:table-cell>
          <table:table-cell office:value-type="float" office:value="-4.51719" calcext:value-type="float">
            <text:p>-4.51719</text:p>
          </table:table-cell>
          <table:table-cell office:value-type="float" office:value="-8.28237" calcext:value-type="float">
            <text:p>-8.28237</text:p>
          </table:table-cell>
          <table:table-cell office:value-type="float" office:value="4.96062" calcext:value-type="float">
            <text:p>4.96062</text:p>
          </table:table-cell>
          <table:table-cell office:value-type="float" office:value="5.18251" calcext:value-type="float">
            <text:p>5.18251</text:p>
          </table:table-cell>
          <table:table-cell office:value-type="float" office:value="6.31048" calcext:value-type="float">
            <text:p>6.31048</text:p>
          </table:table-cell>
        </table:table-row>
        <table:table-row table:style-name="ro1">
          <table:table-cell office:value-type="float" office:value="0.00055596" calcext:value-type="float">
            <text:p>0.00055596</text:p>
          </table:table-cell>
          <table:table-cell office:value-type="float" office:value="3.0914" calcext:value-type="float">
            <text:p>3.0914</text:p>
          </table:table-cell>
          <table:table-cell office:value-type="float" office:value="-4.64604" calcext:value-type="float">
            <text:p>-4.64604</text:p>
          </table:table-cell>
          <table:table-cell office:value-type="float" office:value="-8.78699" calcext:value-type="float">
            <text:p>-8.78699</text:p>
          </table:table-cell>
          <table:table-cell office:value-type="float" office:value="5.34224" calcext:value-type="float">
            <text:p>5.34224</text:p>
          </table:table-cell>
          <table:table-cell office:value-type="float" office:value="5.39239" calcext:value-type="float">
            <text:p>5.39239</text:p>
          </table:table-cell>
          <table:table-cell office:value-type="float" office:value="6.439" calcext:value-type="float">
            <text:p>6.439</text:p>
          </table:table-cell>
        </table:table-row>
        <table:table-row table:style-name="ro1">
          <table:table-cell office:value-type="float" office:value="0.000517399" calcext:value-type="float">
            <text:p>0.000517399</text:p>
          </table:table-cell>
          <table:table-cell office:value-type="float" office:value="3.17861" calcext:value-type="float">
            <text:p>3.17861</text:p>
          </table:table-cell>
          <table:table-cell office:value-type="float" office:value="-4.81997" calcext:value-type="float">
            <text:p>-4.81997</text:p>
          </table:table-cell>
          <table:table-cell office:value-type="float" office:value="-9.2392" calcext:value-type="float">
            <text:p>-9.2392</text:p>
          </table:table-cell>
          <table:table-cell office:value-type="float" office:value="5.60679" calcext:value-type="float">
            <text:p>5.60679</text:p>
          </table:table-cell>
          <table:table-cell office:value-type="float" office:value="5.64187" calcext:value-type="float">
            <text:p>5.64187</text:p>
          </table:table-cell>
          <table:table-cell office:value-type="float" office:value="6.7458" calcext:value-type="float">
            <text:p>6.7458</text:p>
          </table:table-cell>
        </table:table-row>
        <table:table-row table:style-name="ro1">
          <table:table-cell office:value-type="float" office:value="0.000597835" calcext:value-type="float">
            <text:p>0.000597835</text:p>
          </table:table-cell>
          <table:table-cell office:value-type="float" office:value="3.57245" calcext:value-type="float">
            <text:p>3.57245</text:p>
          </table:table-cell>
          <table:table-cell office:value-type="float" office:value="-4.93526" calcext:value-type="float">
            <text:p>-4.93526</text:p>
          </table:table-cell>
          <table:table-cell office:value-type="float" office:value="-9.81072" calcext:value-type="float">
            <text:p>-9.81072</text:p>
          </table:table-cell>
          <table:table-cell office:value-type="float" office:value="6.04956" calcext:value-type="float">
            <text:p>6.04956</text:p>
          </table:table-cell>
          <table:table-cell office:value-type="float" office:value="5.73381" calcext:value-type="float">
            <text:p>5.73381</text:p>
          </table:table-cell>
          <table:table-cell office:value-type="float" office:value="7.2104" calcext:value-type="float">
            <text:p>7.2104</text:p>
          </table:table-cell>
        </table:table-row>
        <table:table-row table:style-name="ro1">
          <table:table-cell office:value-type="float" office:value="0.00050013" calcext:value-type="float">
            <text:p>0.00050013</text:p>
          </table:table-cell>
          <table:table-cell office:value-type="float" office:value="4.02976" calcext:value-type="float">
            <text:p>4.02976</text:p>
          </table:table-cell>
          <table:table-cell office:value-type="float" office:value="-5.05316" calcext:value-type="float">
            <text:p>-5.05316</text:p>
          </table:table-cell>
          <table:table-cell office:value-type="float" office:value="-10.3007" calcext:value-type="float">
            <text:p>-10.3007</text:p>
          </table:table-cell>
          <table:table-cell office:value-type="float" office:value="6.40729" calcext:value-type="float">
            <text:p>6.40729</text:p>
          </table:table-cell>
          <table:table-cell office:value-type="float" office:value="6.1115" calcext:value-type="float">
            <text:p>6.1115</text:p>
          </table:table-cell>
          <table:table-cell office:value-type="float" office:value="7.1147" calcext:value-type="float">
            <text:p>7.1147</text:p>
          </table:table-cell>
        </table:table-row>
        <table:table-row table:style-name="ro1">
          <table:table-cell office:value-type="float" office:value="0.000592069" calcext:value-type="float">
            <text:p>0.000592069</text:p>
          </table:table-cell>
          <table:table-cell office:value-type="float" office:value="4.19767" calcext:value-type="float">
            <text:p>4.19767</text:p>
          </table:table-cell>
          <table:table-cell office:value-type="float" office:value="-5.26558" calcext:value-type="float">
            <text:p>-5.26558</text:p>
          </table:table-cell>
          <table:table-cell office:value-type="float" office:value="-10.8206" calcext:value-type="float">
            <text:p>-10.8206</text:p>
          </table:table-cell>
          <table:table-cell office:value-type="float" office:value="6.77301" calcext:value-type="float">
            <text:p>6.77301</text:p>
          </table:table-cell>
          <table:table-cell office:value-type="float" office:value="6.31034" calcext:value-type="float">
            <text:p>6.31034</text:p>
          </table:table-cell>
          <table:table-cell office:value-type="float" office:value="7.5547" calcext:value-type="float">
            <text:p>7.5547</text:p>
          </table:table-cell>
        </table:table-row>
        <table:table-row table:style-name="ro1">
          <table:table-cell office:value-type="float" office:value="0.000612997" calcext:value-type="float">
            <text:p>0.000612997</text:p>
          </table:table-cell>
          <table:table-cell office:value-type="float" office:value="4.24305" calcext:value-type="float">
            <text:p>4.24305</text:p>
          </table:table-cell>
          <table:table-cell office:value-type="float" office:value="-5.4774" calcext:value-type="float">
            <text:p>-5.4774</text:p>
          </table:table-cell>
          <table:table-cell office:value-type="float" office:value="-11.3828" calcext:value-type="float">
            <text:p>-11.3828</text:p>
          </table:table-cell>
          <table:table-cell office:value-type="float" office:value="7.16582" calcext:value-type="float">
            <text:p>7.16582</text:p>
          </table:table-cell>
          <table:table-cell office:value-type="float" office:value="6.44238" calcext:value-type="float">
            <text:p>6.44238</text:p>
          </table:table-cell>
          <table:table-cell office:value-type="float" office:value="8.08625" calcext:value-type="float">
            <text:p>8.08625</text:p>
          </table:table-cell>
        </table:table-row>
        <table:table-row table:style-name="ro1">
          <table:table-cell office:value-type="float" office:value="0.000639054" calcext:value-type="float">
            <text:p>0.000639054</text:p>
          </table:table-cell>
          <table:table-cell office:value-type="float" office:value="4.53276" calcext:value-type="float">
            <text:p>4.53276</text:p>
          </table:table-cell>
          <table:table-cell office:value-type="float" office:value="-5.63987" calcext:value-type="float">
            <text:p>-5.63987</text:p>
          </table:table-cell>
          <table:table-cell office:value-type="float" office:value="-11.9189" calcext:value-type="float">
            <text:p>-11.9189</text:p>
          </table:table-cell>
          <table:table-cell office:value-type="float" office:value="7.53753" calcext:value-type="float">
            <text:p>7.53753</text:p>
          </table:table-cell>
          <table:table-cell office:value-type="float" office:value="6.67179" calcext:value-type="float">
            <text:p>6.67179</text:p>
          </table:table-cell>
          <table:table-cell office:value-type="float" office:value="8.41713" calcext:value-type="float">
            <text:p>8.41713</text:p>
          </table:table-cell>
        </table:table-row>
        <table:table-row table:style-name="ro1">
          <table:table-cell office:value-type="float" office:value="0.000559856" calcext:value-type="float">
            <text:p>0.000559856</text:p>
          </table:table-cell>
          <table:table-cell office:value-type="float" office:value="4.68986" calcext:value-type="float">
            <text:p>4.68986</text:p>
          </table:table-cell>
          <table:table-cell office:value-type="float" office:value="-5.85435" calcext:value-type="float">
            <text:p>-5.85435</text:p>
          </table:table-cell>
          <table:table-cell office:value-type="float" office:value="-12.4047" calcext:value-type="float">
            <text:p>-12.4047</text:p>
          </table:table-cell>
          <table:table-cell office:value-type="float" office:value="7.93589" calcext:value-type="float">
            <text:p>7.93589</text:p>
          </table:table-cell>
          <table:table-cell office:value-type="float" office:value="6.88918" calcext:value-type="float">
            <text:p>6.88918</text:p>
          </table:table-cell>
          <table:table-cell office:value-type="float" office:value="9.0038" calcext:value-type="float">
            <text:p>9.0038</text:p>
          </table:table-cell>
        </table:table-row>
        <table:table-row table:style-name="ro1">
          <table:table-cell office:value-type="float" office:value="0.00068215" calcext:value-type="float">
            <text:p>0.00068215</text:p>
          </table:table-cell>
          <table:table-cell office:value-type="float" office:value="5.17205" calcext:value-type="float">
            <text:p>5.17205</text:p>
          </table:table-cell>
          <table:table-cell office:value-type="float" office:value="-5.99491" calcext:value-type="float">
            <text:p>-5.99491</text:p>
          </table:table-cell>
          <table:table-cell office:value-type="float" office:value="-13.0673" calcext:value-type="float">
            <text:p>-13.0673</text:p>
          </table:table-cell>
          <table:table-cell office:value-type="float" office:value="8.36974" calcext:value-type="float">
            <text:p>8.36974</text:p>
          </table:table-cell>
          <table:table-cell office:value-type="float" office:value="7.1572" calcext:value-type="float">
            <text:p>7.1572</text:p>
          </table:table-cell>
          <table:table-cell office:value-type="float" office:value="9.24639" calcext:value-type="float">
            <text:p>9.24639</text:p>
          </table:table-cell>
        </table:table-row>
        <table:table-row table:style-name="ro1">
          <table:table-cell office:value-type="float" office:value="0.000604252" calcext:value-type="float">
            <text:p>0.000604252</text:p>
          </table:table-cell>
          <table:table-cell office:value-type="float" office:value="5.56751" calcext:value-type="float">
            <text:p>5.56751</text:p>
          </table:table-cell>
          <table:table-cell office:value-type="float" office:value="-6.06185" calcext:value-type="float">
            <text:p>-6.06185</text:p>
          </table:table-cell>
          <table:table-cell office:value-type="float" office:value="-13.5788" calcext:value-type="float">
            <text:p>-13.5788</text:p>
          </table:table-cell>
          <table:table-cell office:value-type="float" office:value="8.83844" calcext:value-type="float">
            <text:p>8.83844</text:p>
          </table:table-cell>
          <table:table-cell office:value-type="float" office:value="7.36703" calcext:value-type="float">
            <text:p>7.36703</text:p>
          </table:table-cell>
          <table:table-cell office:value-type="float" office:value="9.59052" calcext:value-type="float">
            <text:p>9.59052</text:p>
          </table:table-cell>
        </table:table-row>
        <table:table-row table:style-name="ro1">
          <table:table-cell office:value-type="float" office:value="0.000605492" calcext:value-type="float">
            <text:p>0.000605492</text:p>
          </table:table-cell>
          <table:table-cell office:value-type="float" office:value="5.47662" calcext:value-type="float">
            <text:p>5.47662</text:p>
          </table:table-cell>
          <table:table-cell office:value-type="float" office:value="-6.25645" calcext:value-type="float">
            <text:p>-6.25645</text:p>
          </table:table-cell>
          <table:table-cell office:value-type="float" office:value="-13.9632" calcext:value-type="float">
            <text:p>-13.9632</text:p>
          </table:table-cell>
          <table:table-cell office:value-type="float" office:value="9.33742" calcext:value-type="float">
            <text:p>9.33742</text:p>
          </table:table-cell>
          <table:table-cell office:value-type="float" office:value="7.44619" calcext:value-type="float">
            <text:p>7.44619</text:p>
          </table:table-cell>
          <table:table-cell office:value-type="float" office:value="10.2626" calcext:value-type="float">
            <text:p>10.2626</text:p>
          </table:table-cell>
        </table:table-row>
        <table:table-row table:style-name="ro1">
          <table:table-cell office:value-type="float" office:value="0.000614699" calcext:value-type="float">
            <text:p>0.000614699</text:p>
          </table:table-cell>
          <table:table-cell office:value-type="float" office:value="5.68059" calcext:value-type="float">
            <text:p>5.68059</text:p>
          </table:table-cell>
          <table:table-cell office:value-type="float" office:value="-6.34766" calcext:value-type="float">
            <text:p>-6.34766</text:p>
          </table:table-cell>
          <table:table-cell office:value-type="float" office:value="-14.6195" calcext:value-type="float">
            <text:p>-14.6195</text:p>
          </table:table-cell>
          <table:table-cell office:value-type="float" office:value="9.97756" calcext:value-type="float">
            <text:p>9.97756</text:p>
          </table:table-cell>
          <table:table-cell office:value-type="float" office:value="7.40023" calcext:value-type="float">
            <text:p>7.40023</text:p>
          </table:table-cell>
          <table:table-cell office:value-type="float" office:value="11.09" calcext:value-type="float">
            <text:p>11.09</text:p>
          </table:table-cell>
        </table:table-row>
        <table:table-row table:style-name="ro1">
          <table:table-cell office:value-type="float" office:value="0.000710344" calcext:value-type="float">
            <text:p>0.000710344</text:p>
          </table:table-cell>
          <table:table-cell office:value-type="float" office:value="6.41484" calcext:value-type="float">
            <text:p>6.41484</text:p>
          </table:table-cell>
          <table:table-cell office:value-type="float" office:value="-6.37709" calcext:value-type="float">
            <text:p>-6.37709</text:p>
          </table:table-cell>
          <table:table-cell office:value-type="float" office:value="-15.3935" calcext:value-type="float">
            <text:p>-15.3935</text:p>
          </table:table-cell>
          <table:table-cell office:value-type="float" office:value="10.5105" calcext:value-type="float">
            <text:p>10.5105</text:p>
          </table:table-cell>
          <table:table-cell office:value-type="float" office:value="7.74612" calcext:value-type="float">
            <text:p>7.74612</text:p>
          </table:table-cell>
          <table:table-cell office:value-type="float" office:value="10.918" calcext:value-type="float">
            <text:p>10.918</text:p>
          </table:table-cell>
        </table:table-row>
        <table:table-row table:style-name="ro1">
          <table:table-cell office:value-type="float" office:value="0.000727457" calcext:value-type="float">
            <text:p>0.000727457</text:p>
          </table:table-cell>
          <table:table-cell office:value-type="float" office:value="6.82992" calcext:value-type="float">
            <text:p>6.82992</text:p>
          </table:table-cell>
          <table:table-cell office:value-type="float" office:value="-6.51319" calcext:value-type="float">
            <text:p>-6.51319</text:p>
          </table:table-cell>
          <table:table-cell office:value-type="float" office:value="-16.1259" calcext:value-type="float">
            <text:p>-16.1259</text:p>
          </table:table-cell>
          <table:table-cell office:value-type="float" office:value="11.0928" calcext:value-type="float">
            <text:p>11.0928</text:p>
          </table:table-cell>
          <table:table-cell office:value-type="float" office:value="7.93107" calcext:value-type="float">
            <text:p>7.93107</text:p>
          </table:table-cell>
          <table:table-cell office:value-type="float" office:value="11.3162" calcext:value-type="float">
            <text:p>11.3162</text:p>
          </table:table-cell>
        </table:table-row>
        <table:table-row table:style-name="ro1">
          <table:table-cell office:value-type="float" office:value="0.000600577" calcext:value-type="float">
            <text:p>0.000600577</text:p>
          </table:table-cell>
          <table:table-cell office:value-type="float" office:value="6.9934" calcext:value-type="float">
            <text:p>6.9934</text:p>
          </table:table-cell>
          <table:table-cell office:value-type="float" office:value="-6.65445" calcext:value-type="float">
            <text:p>-6.65445</text:p>
          </table:table-cell>
          <table:table-cell office:value-type="float" office:value="-16.6808" calcext:value-type="float">
            <text:p>-16.6808</text:p>
          </table:table-cell>
          <table:table-cell office:value-type="float" office:value="11.6823" calcext:value-type="float">
            <text:p>11.6823</text:p>
          </table:table-cell>
          <table:table-cell office:value-type="float" office:value="8.06813" calcext:value-type="float">
            <text:p>8.06813</text:p>
          </table:table-cell>
          <table:table-cell office:value-type="float" office:value="11.9219" calcext:value-type="float">
            <text:p>11.9219</text:p>
          </table:table-cell>
        </table:table-row>
        <table:table-row table:style-name="ro1">
          <table:table-cell office:value-type="float" office:value="0.000647067" calcext:value-type="float">
            <text:p>0.000647067</text:p>
          </table:table-cell>
          <table:table-cell office:value-type="float" office:value="7.4332" calcext:value-type="float">
            <text:p>7.4332</text:p>
          </table:table-cell>
          <table:table-cell office:value-type="float" office:value="-6.73359" calcext:value-type="float">
            <text:p>-6.73359</text:p>
          </table:table-cell>
          <table:table-cell office:value-type="float" office:value="-17.2606" calcext:value-type="float">
            <text:p>-17.2606</text:p>
          </table:table-cell>
          <table:table-cell office:value-type="float" office:value="12.0675" calcext:value-type="float">
            <text:p>12.0675</text:p>
          </table:table-cell>
          <table:table-cell office:value-type="float" office:value="8.47264" calcext:value-type="float">
            <text:p>8.47264</text:p>
          </table:table-cell>
          <table:table-cell office:value-type="float" office:value="11.8073" calcext:value-type="float">
            <text:p>11.8073</text:p>
          </table:table-cell>
        </table:table-row>
        <table:table-row table:style-name="ro1">
          <table:table-cell office:value-type="float" office:value="0.00078734" calcext:value-type="float">
            <text:p>0.00078734</text:p>
          </table:table-cell>
          <table:table-cell office:value-type="float" office:value="8.14332" calcext:value-type="float">
            <text:p>8.14332</text:p>
          </table:table-cell>
          <table:table-cell office:value-type="float" office:value="-6.78484" calcext:value-type="float">
            <text:p>-6.78484</text:p>
          </table:table-cell>
          <table:table-cell office:value-type="float" office:value="-17.985" calcext:value-type="float">
            <text:p>-17.985</text:p>
          </table:table-cell>
          <table:table-cell office:value-type="float" office:value="12.6685" calcext:value-type="float">
            <text:p>12.6685</text:p>
          </table:table-cell>
          <table:table-cell office:value-type="float" office:value="8.73953" calcext:value-type="float">
            <text:p>8.73953</text:p>
          </table:table-cell>
          <table:table-cell office:value-type="float" office:value="11.9357" calcext:value-type="float">
            <text:p>11.9357</text:p>
          </table:table-cell>
        </table:table-row>
        <table:table-row table:style-name="ro1">
          <table:table-cell office:value-type="float" office:value="0.000772832" calcext:value-type="float">
            <text:p>0.000772832</text:p>
          </table:table-cell>
          <table:table-cell office:value-type="float" office:value="8.69636" calcext:value-type="float">
            <text:p>8.69636</text:p>
          </table:table-cell>
          <table:table-cell office:value-type="float" office:value="-6.86626" calcext:value-type="float">
            <text:p>-6.86626</text:p>
          </table:table-cell>
          <table:table-cell office:value-type="float" office:value="-18.7364" calcext:value-type="float">
            <text:p>-18.7364</text:p>
          </table:table-cell>
          <table:table-cell office:value-type="float" office:value="13.2405" calcext:value-type="float">
            <text:p>13.2405</text:p>
          </table:table-cell>
          <table:table-cell office:value-type="float" office:value="9.02691" calcext:value-type="float">
            <text:p>9.02691</text:p>
          </table:table-cell>
          <table:table-cell office:value-type="float" office:value="12.3775" calcext:value-type="float">
            <text:p>12.3775</text:p>
          </table:table-cell>
        </table:table-row>
        <table:table-row table:style-name="ro1">
          <table:table-cell office:value-type="float" office:value="0.000829852" calcext:value-type="float">
            <text:p>0.000829852</text:p>
          </table:table-cell>
          <table:table-cell office:value-type="float" office:value="8.93274" calcext:value-type="float">
            <text:p>8.93274</text:p>
          </table:table-cell>
          <table:table-cell office:value-type="float" office:value="-6.99801" calcext:value-type="float">
            <text:p>-6.99801</text:p>
          </table:table-cell>
          <table:table-cell office:value-type="float" office:value="-19.325" calcext:value-type="float">
            <text:p>-19.325</text:p>
          </table:table-cell>
          <table:table-cell office:value-type="float" office:value="13.7669" calcext:value-type="float">
            <text:p>13.7669</text:p>
          </table:table-cell>
          <table:table-cell office:value-type="float" office:value="9.11293" calcext:value-type="float">
            <text:p>9.11293</text:p>
          </table:table-cell>
          <table:table-cell office:value-type="float" office:value="12.8836" calcext:value-type="float">
            <text:p>12.8836</text:p>
          </table:table-cell>
        </table:table-row>
        <table:table-row table:style-name="ro1">
          <table:table-cell office:value-type="float" office:value="0.000899175" calcext:value-type="float">
            <text:p>0.000899175</text:p>
          </table:table-cell>
          <table:table-cell office:value-type="float" office:value="9.62692" calcext:value-type="float">
            <text:p>9.62692</text:p>
          </table:table-cell>
          <table:table-cell office:value-type="float" office:value="-7.11901" calcext:value-type="float">
            <text:p>-7.11901</text:p>
          </table:table-cell>
          <table:table-cell office:value-type="float" office:value="-20.2232" calcext:value-type="float">
            <text:p>-20.2232</text:p>
          </table:table-cell>
          <table:table-cell office:value-type="float" office:value="14.34" calcext:value-type="float">
            <text:p>14.34</text:p>
          </table:table-cell>
          <table:table-cell office:value-type="float" office:value="9.36809" calcext:value-type="float">
            <text:p>9.36809</text:p>
          </table:table-cell>
          <table:table-cell office:value-type="float" office:value="13.0322" calcext:value-type="float">
            <text:p>13.0322</text:p>
          </table:table-cell>
        </table:table-row>
        <table:table-row table:style-name="ro1">
          <table:table-cell office:value-type="float" office:value="0.000707532" calcext:value-type="float">
            <text:p>0.000707532</text:p>
          </table:table-cell>
          <table:table-cell office:value-type="float" office:value="10.1715" calcext:value-type="float">
            <text:p>10.1715</text:p>
          </table:table-cell>
          <table:table-cell office:value-type="float" office:value="-7.16302" calcext:value-type="float">
            <text:p>-7.16302</text:p>
          </table:table-cell>
          <table:table-cell office:value-type="float" office:value="-20.8472" calcext:value-type="float">
            <text:p>-20.8472</text:p>
          </table:table-cell>
          <table:table-cell office:value-type="float" office:value="14.8719" calcext:value-type="float">
            <text:p>14.8719</text:p>
          </table:table-cell>
          <table:table-cell office:value-type="float" office:value="9.66461" calcext:value-type="float">
            <text:p>9.66461</text:p>
          </table:table-cell>
          <table:table-cell office:value-type="float" office:value="13.3598" calcext:value-type="float">
            <text:p>13.3598</text:p>
          </table:table-cell>
        </table:table-row>
        <table:table-row table:style-name="ro1">
          <table:table-cell office:value-type="float" office:value="0.000715125" calcext:value-type="float">
            <text:p>0.000715125</text:p>
          </table:table-cell>
          <table:table-cell office:value-type="float" office:value="10.2874" calcext:value-type="float">
            <text:p>10.2874</text:p>
          </table:table-cell>
          <table:table-cell office:value-type="float" office:value="-7.35307" calcext:value-type="float">
            <text:p>-7.35307</text:p>
          </table:table-cell>
          <table:table-cell office:value-type="float" office:value="-21.2777" calcext:value-type="float">
            <text:p>-21.2777</text:p>
          </table:table-cell>
          <table:table-cell office:value-type="float" office:value="15.3305" calcext:value-type="float">
            <text:p>15.3305</text:p>
          </table:table-cell>
          <table:table-cell office:value-type="float" office:value="9.8771" calcext:value-type="float">
            <text:p>9.8771</text:p>
          </table:table-cell>
          <table:table-cell office:value-type="float" office:value="13.7712" calcext:value-type="float">
            <text:p>13.7712</text:p>
          </table:table-cell>
        </table:table-row>
        <table:table-row table:style-name="ro1">
          <table:table-cell office:value-type="float" office:value="0.000803395" calcext:value-type="float">
            <text:p>0.000803395</text:p>
          </table:table-cell>
          <table:table-cell office:value-type="float" office:value="10.5688" calcext:value-type="float">
            <text:p>10.5688</text:p>
          </table:table-cell>
          <table:table-cell office:value-type="float" office:value="-7.54476" calcext:value-type="float">
            <text:p>-7.54476</text:p>
          </table:table-cell>
          <table:table-cell office:value-type="float" office:value="-21.941" calcext:value-type="float">
            <text:p>-21.941</text:p>
          </table:table-cell>
          <table:table-cell office:value-type="float" office:value="15.8302" calcext:value-type="float">
            <text:p>15.8302</text:p>
          </table:table-cell>
          <table:table-cell office:value-type="float" office:value="9.90503" calcext:value-type="float">
            <text:p>9.90503</text:p>
          </table:table-cell>
          <table:table-cell office:value-type="float" office:value="14.4249" calcext:value-type="float">
            <text:p>14.4249</text:p>
          </table:table-cell>
        </table:table-row>
        <table:table-row table:style-name="ro1">
          <table:table-cell office:value-type="float" office:value="0.000852006" calcext:value-type="float">
            <text:p>0.000852006</text:p>
          </table:table-cell>
          <table:table-cell office:value-type="float" office:value="10.9956" calcext:value-type="float">
            <text:p>10.9956</text:p>
          </table:table-cell>
          <table:table-cell office:value-type="float" office:value="-7.70996" calcext:value-type="float">
            <text:p>-7.70996</text:p>
          </table:table-cell>
          <table:table-cell office:value-type="float" office:value="-22.6417" calcext:value-type="float">
            <text:p>-22.6417</text:p>
          </table:table-cell>
          <table:table-cell office:value-type="float" office:value="16.3442" calcext:value-type="float">
            <text:p>16.3442</text:p>
          </table:table-cell>
          <table:table-cell office:value-type="float" office:value="10.1858" calcext:value-type="float">
            <text:p>10.1858</text:p>
          </table:table-cell>
          <table:table-cell office:value-type="float" office:value="14.7311" calcext:value-type="float">
            <text:p>14.7311</text:p>
          </table:table-cell>
        </table:table-row>
        <table:table-row table:style-name="ro1">
          <table:table-cell office:value-type="float" office:value="0.00109721" calcext:value-type="float">
            <text:p>0.00109721</text:p>
          </table:table-cell>
          <table:table-cell office:value-type="float" office:value="11.445" calcext:value-type="float">
            <text:p>11.445</text:p>
          </table:table-cell>
          <table:table-cell office:value-type="float" office:value="-7.85" calcext:value-type="float">
            <text:p>-7.85</text:p>
          </table:table-cell>
          <table:table-cell office:value-type="float" office:value="-23.2285" calcext:value-type="float">
            <text:p>-23.2285</text:p>
          </table:table-cell>
          <table:table-cell office:value-type="float" office:value="16.8855" calcext:value-type="float">
            <text:p>16.8855</text:p>
          </table:table-cell>
          <table:table-cell office:value-type="float" office:value="10.3736" calcext:value-type="float">
            <text:p>10.3736</text:p>
          </table:table-cell>
          <table:table-cell office:value-type="float" office:value="15.1903" calcext:value-type="float">
            <text:p>15.1903</text:p>
          </table:table-cell>
        </table:table-row>
        <table:table-row table:style-name="ro1">
          <table:table-cell office:value-type="float" office:value="0.00095097" calcext:value-type="float">
            <text:p>0.00095097</text:p>
          </table:table-cell>
          <table:table-cell office:value-type="float" office:value="11.8192" calcext:value-type="float">
            <text:p>11.8192</text:p>
          </table:table-cell>
          <table:table-cell office:value-type="float" office:value="-7.94251" calcext:value-type="float">
            <text:p>-7.94251</text:p>
          </table:table-cell>
          <table:table-cell office:value-type="float" office:value="-23.7887" calcext:value-type="float">
            <text:p>-23.7887</text:p>
          </table:table-cell>
          <table:table-cell office:value-type="float" office:value="17.4134" calcext:value-type="float">
            <text:p>17.4134</text:p>
          </table:table-cell>
          <table:table-cell office:value-type="float" office:value="10.6099" calcext:value-type="float">
            <text:p>10.6099</text:p>
          </table:table-cell>
          <table:table-cell office:value-type="float" office:value="15.6256" calcext:value-type="float">
            <text:p>15.6256</text:p>
          </table:table-cell>
        </table:table-row>
        <table:table-row table:style-name="ro1">
          <table:table-cell office:value-type="float" office:value="0.000898124" calcext:value-type="float">
            <text:p>0.000898124</text:p>
          </table:table-cell>
          <table:table-cell office:value-type="float" office:value="12.0243" calcext:value-type="float">
            <text:p>12.0243</text:p>
          </table:table-cell>
          <table:table-cell office:value-type="float" office:value="-8.1651" calcext:value-type="float">
            <text:p>-8.1651</text:p>
          </table:table-cell>
          <table:table-cell office:value-type="float" office:value="-24.2771" calcext:value-type="float">
            <text:p>-24.2771</text:p>
          </table:table-cell>
          <table:table-cell office:value-type="float" office:value="17.9415" calcext:value-type="float">
            <text:p>17.9415</text:p>
          </table:table-cell>
          <table:table-cell office:value-type="float" office:value="10.701" calcext:value-type="float">
            <text:p>10.701</text:p>
          </table:table-cell>
          <table:table-cell office:value-type="float" office:value="16.3259" calcext:value-type="float">
            <text:p>16.3259</text:p>
          </table:table-cell>
        </table:table-row>
        <table:table-row table:style-name="ro1">
          <table:table-cell office:value-type="float" office:value="0.00087893" calcext:value-type="float">
            <text:p>0.00087893</text:p>
          </table:table-cell>
          <table:table-cell office:value-type="float" office:value="12.2655" calcext:value-type="float">
            <text:p>12.2655</text:p>
          </table:table-cell>
          <table:table-cell office:value-type="float" office:value="-8.35277" calcext:value-type="float">
            <text:p>-8.35277</text:p>
          </table:table-cell>
          <table:table-cell office:value-type="float" office:value="-24.8727" calcext:value-type="float">
            <text:p>-24.8727</text:p>
          </table:table-cell>
          <table:table-cell office:value-type="float" office:value="18.3638" calcext:value-type="float">
            <text:p>18.3638</text:p>
          </table:table-cell>
          <table:table-cell office:value-type="float" office:value="10.8058" calcext:value-type="float">
            <text:p>10.8058</text:p>
          </table:table-cell>
          <table:table-cell office:value-type="float" office:value="17.0158" calcext:value-type="float">
            <text:p>17.0158</text:p>
          </table:table-cell>
        </table:table-row>
        <table:table-row table:style-name="ro1">
          <table:table-cell office:value-type="float" office:value="0.000893536" calcext:value-type="float">
            <text:p>0.000893536</text:p>
          </table:table-cell>
          <table:table-cell office:value-type="float" office:value="12.7216" calcext:value-type="float">
            <text:p>12.7216</text:p>
          </table:table-cell>
          <table:table-cell office:value-type="float" office:value="-8.51458" calcext:value-type="float">
            <text:p>-8.51458</text:p>
          </table:table-cell>
          <table:table-cell office:value-type="float" office:value="-25.5466" calcext:value-type="float">
            <text:p>-25.5466</text:p>
          </table:table-cell>
          <table:table-cell office:value-type="float" office:value="18.905" calcext:value-type="float">
            <text:p>18.905</text:p>
          </table:table-cell>
          <table:table-cell office:value-type="float" office:value="11.1498" calcext:value-type="float">
            <text:p>11.1498</text:p>
          </table:table-cell>
          <table:table-cell office:value-type="float" office:value="17.384" calcext:value-type="float">
            <text:p>17.384</text:p>
          </table:table-cell>
        </table:table-row>
        <table:table-row table:style-name="ro1">
          <table:table-cell office:value-type="float" office:value="0.00105047" calcext:value-type="float">
            <text:p>0.00105047</text:p>
          </table:table-cell>
          <table:table-cell office:value-type="float" office:value="13.0704" calcext:value-type="float">
            <text:p>13.0704</text:p>
          </table:table-cell>
          <table:table-cell office:value-type="float" office:value="-8.71059" calcext:value-type="float">
            <text:p>-8.71059</text:p>
          </table:table-cell>
          <table:table-cell office:value-type="float" office:value="-26.1406" calcext:value-type="float">
            <text:p>-26.1406</text:p>
          </table:table-cell>
          <table:table-cell office:value-type="float" office:value="19.4698" calcext:value-type="float">
            <text:p>19.4698</text:p>
          </table:table-cell>
          <table:table-cell office:value-type="float" office:value="11.3139" calcext:value-type="float">
            <text:p>11.3139</text:p>
          </table:table-cell>
          <table:table-cell office:value-type="float" office:value="17.9733" calcext:value-type="float">
            <text:p>17.9733</text:p>
          </table:table-cell>
        </table:table-row>
        <table:table-row table:style-name="ro1">
          <table:table-cell office:value-type="float" office:value="0.000981674" calcext:value-type="float">
            <text:p>0.000981674</text:p>
          </table:table-cell>
          <table:table-cell office:value-type="float" office:value="13.2415" calcext:value-type="float">
            <text:p>13.2415</text:p>
          </table:table-cell>
          <table:table-cell office:value-type="float" office:value="-8.9535" calcext:value-type="float">
            <text:p>-8.9535</text:p>
          </table:table-cell>
          <table:table-cell office:value-type="float" office:value="-26.6054" calcext:value-type="float">
            <text:p>-26.6054</text:p>
          </table:table-cell>
          <table:table-cell office:value-type="float" office:value="20.0035" calcext:value-type="float">
            <text:p>20.0035</text:p>
          </table:table-cell>
          <table:table-cell office:value-type="float" office:value="11.4592" calcext:value-type="float">
            <text:p>11.4592</text:p>
          </table:table-cell>
          <table:table-cell office:value-type="float" office:value="18.5893" calcext:value-type="float">
            <text:p>18.5893</text:p>
          </table:table-cell>
        </table:table-row>
        <table:table-row table:style-name="ro1">
          <table:table-cell office:value-type="float" office:value="0.00115993" calcext:value-type="float">
            <text:p>0.00115993</text:p>
          </table:table-cell>
          <table:table-cell office:value-type="float" office:value="13.7879" calcext:value-type="float">
            <text:p>13.7879</text:p>
          </table:table-cell>
          <table:table-cell office:value-type="float" office:value="-9.07894" calcext:value-type="float">
            <text:p>-9.07894</text:p>
          </table:table-cell>
          <table:table-cell office:value-type="float" office:value="-27.5027" calcext:value-type="float">
            <text:p>-27.5027</text:p>
          </table:table-cell>
          <table:table-cell office:value-type="float" office:value="20.6165" calcext:value-type="float">
            <text:p>20.6165</text:p>
          </table:table-cell>
          <table:table-cell office:value-type="float" office:value="11.8336" calcext:value-type="float">
            <text:p>11.8336</text:p>
          </table:table-cell>
          <table:table-cell office:value-type="float" office:value="18.8836" calcext:value-type="float">
            <text:p>18.8836</text:p>
          </table:table-cell>
        </table:table-row>
        <table:table-row table:style-name="ro1">
          <table:table-cell office:value-type="float" office:value="0.00111635" calcext:value-type="float">
            <text:p>0.00111635</text:p>
          </table:table-cell>
          <table:table-cell office:value-type="float" office:value="14.3751" calcext:value-type="float">
            <text:p>14.3751</text:p>
          </table:table-cell>
          <table:table-cell office:value-type="float" office:value="-9.12756" calcext:value-type="float">
            <text:p>-9.12756</text:p>
          </table:table-cell>
          <table:table-cell office:value-type="float" office:value="-28.2775" calcext:value-type="float">
            <text:p>-28.2775</text:p>
          </table:table-cell>
          <table:table-cell office:value-type="float" office:value="21.3383" calcext:value-type="float">
            <text:p>21.3383</text:p>
          </table:table-cell>
          <table:table-cell office:value-type="float" office:value="12.3271" calcext:value-type="float">
            <text:p>12.3271</text:p>
          </table:table-cell>
          <table:table-cell office:value-type="float" office:value="18.9979" calcext:value-type="float">
            <text:p>18.9979</text:p>
          </table:table-cell>
        </table:table-row>
        <table:table-row table:style-name="ro1">
          <table:table-cell office:value-type="float" office:value="0.000965911" calcext:value-type="float">
            <text:p>0.000965911</text:p>
          </table:table-cell>
          <table:table-cell office:value-type="float" office:value="14.732" calcext:value-type="float">
            <text:p>14.732</text:p>
          </table:table-cell>
          <table:table-cell office:value-type="float" office:value="-9.16477" calcext:value-type="float">
            <text:p>-9.16477</text:p>
          </table:table-cell>
          <table:table-cell office:value-type="float" office:value="-28.8839" calcext:value-type="float">
            <text:p>-28.8839</text:p>
          </table:table-cell>
          <table:table-cell office:value-type="float" office:value="22.0015" calcext:value-type="float">
            <text:p>22.0015</text:p>
          </table:table-cell>
          <table:table-cell office:value-type="float" office:value="12.403" calcext:value-type="float">
            <text:p>12.403</text:p>
          </table:table-cell>
          <table:table-cell office:value-type="float" office:value="19.4816" calcext:value-type="float">
            <text:p>19.4816</text:p>
          </table:table-cell>
        </table:table-row>
        <table:table-row table:style-name="ro1">
          <table:table-cell office:value-type="float" office:value="0.00115705" calcext:value-type="float">
            <text:p>0.00115705</text:p>
          </table:table-cell>
          <table:table-cell office:value-type="float" office:value="15.3738" calcext:value-type="float">
            <text:p>15.3738</text:p>
          </table:table-cell>
          <table:table-cell office:value-type="float" office:value="-9.08509" calcext:value-type="float">
            <text:p>-9.08509</text:p>
          </table:table-cell>
          <table:table-cell office:value-type="float" office:value="-29.6871" calcext:value-type="float">
            <text:p>-29.6871</text:p>
          </table:table-cell>
          <table:table-cell office:value-type="float" office:value="22.659" calcext:value-type="float">
            <text:p>22.659</text:p>
          </table:table-cell>
          <table:table-cell office:value-type="float" office:value="12.7388" calcext:value-type="float">
            <text:p>12.7388</text:p>
          </table:table-cell>
          <table:table-cell office:value-type="float" office:value="19.6151" calcext:value-type="float">
            <text:p>19.6151</text:p>
          </table:table-cell>
        </table:table-row>
        <table:table-row table:style-name="ro1">
          <table:table-cell office:value-type="float" office:value="0.00118678" calcext:value-type="float">
            <text:p>0.00118678</text:p>
          </table:table-cell>
          <table:table-cell office:value-type="float" office:value="15.8518" calcext:value-type="float">
            <text:p>15.8518</text:p>
          </table:table-cell>
          <table:table-cell office:value-type="float" office:value="-9.14021" calcext:value-type="float">
            <text:p>-9.14021</text:p>
          </table:table-cell>
          <table:table-cell office:value-type="float" office:value="-30.522" calcext:value-type="float">
            <text:p>-30.522</text:p>
          </table:table-cell>
          <table:table-cell office:value-type="float" office:value="23.3742" calcext:value-type="float">
            <text:p>23.3742</text:p>
          </table:table-cell>
          <table:table-cell office:value-type="float" office:value="12.8948" calcext:value-type="float">
            <text:p>12.8948</text:p>
          </table:table-cell>
          <table:table-cell office:value-type="float" office:value="20.0101" calcext:value-type="float">
            <text:p>20.0101</text:p>
          </table:table-cell>
        </table:table-row>
        <table:table-row table:style-name="ro1">
          <table:table-cell office:value-type="float" office:value="0.00130184" calcext:value-type="float">
            <text:p>0.00130184</text:p>
          </table:table-cell>
          <table:table-cell office:value-type="float" office:value="16.2341" calcext:value-type="float">
            <text:p>16.2341</text:p>
          </table:table-cell>
          <table:table-cell office:value-type="float" office:value="-9.04938" calcext:value-type="float">
            <text:p>-9.04938</text:p>
          </table:table-cell>
          <table:table-cell office:value-type="float" office:value="-31.0833" calcext:value-type="float">
            <text:p>-31.0833</text:p>
          </table:table-cell>
          <table:table-cell office:value-type="float" office:value="24.0892" calcext:value-type="float">
            <text:p>24.0892</text:p>
          </table:table-cell>
          <table:table-cell office:value-type="float" office:value="12.9683" calcext:value-type="float">
            <text:p>12.9683</text:p>
          </table:table-cell>
          <table:table-cell office:value-type="float" office:value="20.492" calcext:value-type="float">
            <text:p>20.492</text:p>
          </table:table-cell>
        </table:table-row>
        <table:table-row table:style-name="ro1">
          <table:table-cell office:value-type="float" office:value="0.00135077" calcext:value-type="float">
            <text:p>0.00135077</text:p>
          </table:table-cell>
          <table:table-cell office:value-type="float" office:value="16.9454" calcext:value-type="float">
            <text:p>16.9454</text:p>
          </table:table-cell>
          <table:table-cell office:value-type="float" office:value="-9.02292" calcext:value-type="float">
            <text:p>-9.02292</text:p>
          </table:table-cell>
          <table:table-cell office:value-type="float" office:value="-32.108" calcext:value-type="float">
            <text:p>-32.108</text:p>
          </table:table-cell>
          <table:table-cell office:value-type="float" office:value="24.6547" calcext:value-type="float">
            <text:p>24.6547</text:p>
          </table:table-cell>
          <table:table-cell office:value-type="float" office:value="13.4945" calcext:value-type="float">
            <text:p>13.4945</text:p>
          </table:table-cell>
          <table:table-cell office:value-type="float" office:value="20.2296" calcext:value-type="float">
            <text:p>20.2296</text:p>
          </table:table-cell>
        </table:table-row>
        <table:table-row table:style-name="ro1">
          <table:table-cell office:value-type="float" office:value="0.00124141" calcext:value-type="float">
            <text:p>0.00124141</text:p>
          </table:table-cell>
          <table:table-cell office:value-type="float" office:value="17.3652" calcext:value-type="float">
            <text:p>17.3652</text:p>
          </table:table-cell>
          <table:table-cell office:value-type="float" office:value="-9.03651" calcext:value-type="float">
            <text:p>-9.03651</text:p>
          </table:table-cell>
          <table:table-cell office:value-type="float" office:value="-32.7266" calcext:value-type="float">
            <text:p>-32.7266</text:p>
          </table:table-cell>
          <table:table-cell office:value-type="float" office:value="25.4287" calcext:value-type="float">
            <text:p>25.4287</text:p>
          </table:table-cell>
          <table:table-cell office:value-type="float" office:value="13.5173" calcext:value-type="float">
            <text:p>13.5173</text:p>
          </table:table-cell>
          <table:table-cell office:value-type="float" office:value="20.6801" calcext:value-type="float">
            <text:p>20.6801</text:p>
          </table:table-cell>
        </table:table-row>
        <table:table-row table:style-name="ro1">
          <table:table-cell office:value-type="float" office:value="0.00113126" calcext:value-type="float">
            <text:p>0.00113126</text:p>
          </table:table-cell>
          <table:table-cell office:value-type="float" office:value="17.78" calcext:value-type="float">
            <text:p>17.78</text:p>
          </table:table-cell>
          <table:table-cell office:value-type="float" office:value="-9.10702" calcext:value-type="float">
            <text:p>-9.10702</text:p>
          </table:table-cell>
          <table:table-cell office:value-type="float" office:value="-33.5398" calcext:value-type="float">
            <text:p>-33.5398</text:p>
          </table:table-cell>
          <table:table-cell office:value-type="float" office:value="26.0433" calcext:value-type="float">
            <text:p>26.0433</text:p>
          </table:table-cell>
          <table:table-cell office:value-type="float" office:value="13.6444" calcext:value-type="float">
            <text:p>13.6444</text:p>
          </table:table-cell>
          <table:table-cell office:value-type="float" office:value="21.1164" calcext:value-type="float">
            <text:p>21.1164</text:p>
          </table:table-cell>
        </table:table-row>
        <table:table-row table:style-name="ro1">
          <table:table-cell office:value-type="float" office:value="0.00137228" calcext:value-type="float">
            <text:p>0.00137228</text:p>
          </table:table-cell>
          <table:table-cell office:value-type="float" office:value="18.4793" calcext:value-type="float">
            <text:p>18.4793</text:p>
          </table:table-cell>
          <table:table-cell office:value-type="float" office:value="-9.00591" calcext:value-type="float">
            <text:p>-9.00591</text:p>
          </table:table-cell>
          <table:table-cell office:value-type="float" office:value="-34.1523" calcext:value-type="float">
            <text:p>-34.1523</text:p>
          </table:table-cell>
          <table:table-cell office:value-type="float" office:value="26.7039" calcext:value-type="float">
            <text:p>26.7039</text:p>
          </table:table-cell>
          <table:table-cell office:value-type="float" office:value="14.1169" calcext:value-type="float">
            <text:p>14.1169</text:p>
          </table:table-cell>
          <table:table-cell office:value-type="float" office:value="21.1866" calcext:value-type="float">
            <text:p>21.1866</text:p>
          </table:table-cell>
        </table:table-row>
        <table:table-row table:style-name="ro1">
          <table:table-cell office:value-type="float" office:value="0.00120807" calcext:value-type="float">
            <text:p>0.00120807</text:p>
          </table:table-cell>
          <table:table-cell office:value-type="float" office:value="18.9741" calcext:value-type="float">
            <text:p>18.9741</text:p>
          </table:table-cell>
          <table:table-cell office:value-type="float" office:value="-8.94575" calcext:value-type="float">
            <text:p>-8.94575</text:p>
          </table:table-cell>
          <table:table-cell office:value-type="float" office:value="-34.7254" calcext:value-type="float">
            <text:p>-34.7254</text:p>
          </table:table-cell>
          <table:table-cell office:value-type="float" office:value="27.2407" calcext:value-type="float">
            <text:p>27.2407</text:p>
          </table:table-cell>
          <table:table-cell office:value-type="float" office:value="14.2419" calcext:value-type="float">
            <text:p>14.2419</text:p>
          </table:table-cell>
          <table:table-cell office:value-type="float" office:value="21.4758" calcext:value-type="float">
            <text:p>21.4758</text:p>
          </table:table-cell>
        </table:table-row>
        <table:table-row table:style-name="ro1">
          <table:table-cell office:value-type="float" office:value="0.00137579" calcext:value-type="float">
            <text:p>0.00137579</text:p>
          </table:table-cell>
          <table:table-cell office:value-type="float" office:value="19.1437" calcext:value-type="float">
            <text:p>19.1437</text:p>
          </table:table-cell>
          <table:table-cell office:value-type="float" office:value="-9.09906" calcext:value-type="float">
            <text:p>-9.09906</text:p>
          </table:table-cell>
          <table:table-cell office:value-type="float" office:value="-35.0945" calcext:value-type="float">
            <text:p>-35.0945</text:p>
          </table:table-cell>
          <table:table-cell office:value-type="float" office:value="27.7205" calcext:value-type="float">
            <text:p>27.7205</text:p>
          </table:table-cell>
          <table:table-cell office:value-type="float" office:value="14.2969" calcext:value-type="float">
            <text:p>14.2969</text:p>
          </table:table-cell>
          <table:table-cell office:value-type="float" office:value="21.9494" calcext:value-type="float">
            <text:p>21.9494</text:p>
          </table:table-cell>
        </table:table-row>
        <table:table-row table:style-name="ro1">
          <table:table-cell office:value-type="float" office:value="0.00161036" calcext:value-type="float">
            <text:p>0.00161036</text:p>
          </table:table-cell>
          <table:table-cell office:value-type="float" office:value="19.6816" calcext:value-type="float">
            <text:p>19.6816</text:p>
          </table:table-cell>
          <table:table-cell office:value-type="float" office:value="-9.18473" calcext:value-type="float">
            <text:p>-9.18473</text:p>
          </table:table-cell>
          <table:table-cell office:value-type="float" office:value="-35.687" calcext:value-type="float">
            <text:p>-35.687</text:p>
          </table:table-cell>
          <table:table-cell office:value-type="float" office:value="28.1773" calcext:value-type="float">
            <text:p>28.1773</text:p>
          </table:table-cell>
          <table:table-cell office:value-type="float" office:value="14.5103" calcext:value-type="float">
            <text:p>14.5103</text:p>
          </table:table-cell>
          <table:table-cell office:value-type="float" office:value="22.2721" calcext:value-type="float">
            <text:p>22.2721</text:p>
          </table:table-cell>
        </table:table-row>
        <table:table-row table:style-name="ro1">
          <table:table-cell office:value-type="float" office:value="0.00152875" calcext:value-type="float">
            <text:p>0.00152875</text:p>
          </table:table-cell>
          <table:table-cell office:value-type="float" office:value="20.5076" calcext:value-type="float">
            <text:p>20.5076</text:p>
          </table:table-cell>
          <table:table-cell office:value-type="float" office:value="-9.16706" calcext:value-type="float">
            <text:p>-9.16706</text:p>
          </table:table-cell>
          <table:table-cell office:value-type="float" office:value="-36.3602" calcext:value-type="float">
            <text:p>-36.3602</text:p>
          </table:table-cell>
          <table:table-cell office:value-type="float" office:value="28.5089" calcext:value-type="float">
            <text:p>28.5089</text:p>
          </table:table-cell>
          <table:table-cell office:value-type="float" office:value="14.9711" calcext:value-type="float">
            <text:p>14.9711</text:p>
          </table:table-cell>
          <table:table-cell office:value-type="float" office:value="22.1509" calcext:value-type="float">
            <text:p>22.1509</text:p>
          </table:table-cell>
        </table:table-row>
        <table:table-row table:style-name="ro1">
          <table:table-cell office:value-type="float" office:value="0.00142471" calcext:value-type="float">
            <text:p>0.00142471</text:p>
          </table:table-cell>
          <table:table-cell office:value-type="float" office:value="20.7745" calcext:value-type="float">
            <text:p>20.7745</text:p>
          </table:table-cell>
          <table:table-cell office:value-type="float" office:value="-9.23267" calcext:value-type="float">
            <text:p>-9.23267</text:p>
          </table:table-cell>
          <table:table-cell office:value-type="float" office:value="-36.6529" calcext:value-type="float">
            <text:p>-36.6529</text:p>
          </table:table-cell>
          <table:table-cell office:value-type="float" office:value="28.8348" calcext:value-type="float">
            <text:p>28.8348</text:p>
          </table:table-cell>
          <table:table-cell office:value-type="float" office:value="15.1112" calcext:value-type="float">
            <text:p>15.1112</text:p>
          </table:table-cell>
          <table:table-cell office:value-type="float" office:value="22.5124" calcext:value-type="float">
            <text:p>22.5124</text:p>
          </table:table-cell>
        </table:table-row>
        <table:table-row table:style-name="ro1">
          <table:table-cell office:value-type="float" office:value="0.00163788" calcext:value-type="float">
            <text:p>0.00163788</text:p>
          </table:table-cell>
          <table:table-cell office:value-type="float" office:value="20.9181" calcext:value-type="float">
            <text:p>20.9181</text:p>
          </table:table-cell>
          <table:table-cell office:value-type="float" office:value="-9.40898" calcext:value-type="float">
            <text:p>-9.40898</text:p>
          </table:table-cell>
          <table:table-cell office:value-type="float" office:value="-36.982" calcext:value-type="float">
            <text:p>-36.982</text:p>
          </table:table-cell>
          <table:table-cell office:value-type="float" office:value="29.0101" calcext:value-type="float">
            <text:p>29.0101</text:p>
          </table:table-cell>
          <table:table-cell office:value-type="float" office:value="15.2036" calcext:value-type="float">
            <text:p>15.2036</text:p>
          </table:table-cell>
          <table:table-cell office:value-type="float" office:value="22.7799" calcext:value-type="float">
            <text:p>22.7799</text:p>
          </table:table-cell>
        </table:table-row>
        <table:table-row table:style-name="ro1">
          <table:table-cell office:value-type="float" office:value="0.00132326" calcext:value-type="float">
            <text:p>0.00132326</text:p>
          </table:table-cell>
          <table:table-cell office:value-type="float" office:value="21.3343" calcext:value-type="float">
            <text:p>21.3343</text:p>
          </table:table-cell>
          <table:table-cell office:value-type="float" office:value="-9.43855" calcext:value-type="float">
            <text:p>-9.43855</text:p>
          </table:table-cell>
          <table:table-cell office:value-type="float" office:value="-37.317" calcext:value-type="float">
            <text:p>-37.317</text:p>
          </table:table-cell>
          <table:table-cell office:value-type="float" office:value="29.1378" calcext:value-type="float">
            <text:p>29.1378</text:p>
          </table:table-cell>
          <table:table-cell office:value-type="float" office:value="15.4319" calcext:value-type="float">
            <text:p>15.4319</text:p>
          </table:table-cell>
          <table:table-cell office:value-type="float" office:value="22.8274" calcext:value-type="float">
            <text:p>22.8274</text:p>
          </table:table-cell>
        </table:table-row>
        <table:table-row table:style-name="ro1">
          <table:table-cell office:value-type="float" office:value="0.00130035" calcext:value-type="float">
            <text:p>0.00130035</text:p>
          </table:table-cell>
          <table:table-cell office:value-type="float" office:value="21.6272" calcext:value-type="float">
            <text:p>21.6272</text:p>
          </table:table-cell>
          <table:table-cell office:value-type="float" office:value="-9.37218" calcext:value-type="float">
            <text:p>-9.37218</text:p>
          </table:table-cell>
          <table:table-cell office:value-type="float" office:value="-37.2372" calcext:value-type="float">
            <text:p>-37.2372</text:p>
          </table:table-cell>
          <table:table-cell office:value-type="float" office:value="29.1605" calcext:value-type="float">
            <text:p>29.1605</text:p>
          </table:table-cell>
          <table:table-cell office:value-type="float" office:value="15.6468" calcext:value-type="float">
            <text:p>15.6468</text:p>
          </table:table-cell>
          <table:table-cell office:value-type="float" office:value="22.7592" calcext:value-type="float">
            <text:p>22.7592</text:p>
          </table:table-cell>
        </table:table-row>
        <table:table-row table:style-name="ro1">
          <table:table-cell office:value-type="float" office:value="0.00137609" calcext:value-type="float">
            <text:p>0.00137609</text:p>
          </table:table-cell>
          <table:table-cell office:value-type="float" office:value="21.8224" calcext:value-type="float">
            <text:p>21.8224</text:p>
          </table:table-cell>
          <table:table-cell office:value-type="float" office:value="-9.33885" calcext:value-type="float">
            <text:p>-9.33885</text:p>
          </table:table-cell>
          <table:table-cell office:value-type="float" office:value="-37.2283" calcext:value-type="float">
            <text:p>-37.2283</text:p>
          </table:table-cell>
          <table:table-cell office:value-type="float" office:value="29.1176" calcext:value-type="float">
            <text:p>29.1176</text:p>
          </table:table-cell>
          <table:table-cell office:value-type="float" office:value="15.819" calcext:value-type="float">
            <text:p>15.819</text:p>
          </table:table-cell>
          <table:table-cell office:value-type="float" office:value="22.7011" calcext:value-type="float">
            <text:p>22.7011</text:p>
          </table:table-cell>
        </table:table-row>
        <table:table-row table:style-name="ro1">
          <table:table-cell office:value-type="float" office:value="0.00144145" calcext:value-type="float">
            <text:p>0.00144145</text:p>
          </table:table-cell>
          <table:table-cell office:value-type="float" office:value="22.0921" calcext:value-type="float">
            <text:p>22.0921</text:p>
          </table:table-cell>
          <table:table-cell office:value-type="float" office:value="-9.31816" calcext:value-type="float">
            <text:p>-9.31816</text:p>
          </table:table-cell>
          <table:table-cell office:value-type="float" office:value="-37.1298" calcext:value-type="float">
            <text:p>-37.1298</text:p>
          </table:table-cell>
          <table:table-cell office:value-type="float" office:value="28.9678" calcext:value-type="float">
            <text:p>28.9678</text:p>
          </table:table-cell>
          <table:table-cell office:value-type="float" office:value="16.0117" calcext:value-type="float">
            <text:p>16.0117</text:p>
          </table:table-cell>
          <table:table-cell office:value-type="float" office:value="22.5804" calcext:value-type="float">
            <text:p>22.5804</text:p>
          </table:table-cell>
        </table:table-row>
        <table:table-row table:style-name="ro1">
          <table:table-cell office:value-type="float" office:value="0.0016882" calcext:value-type="float">
            <text:p>0.0016882</text:p>
          </table:table-cell>
          <table:table-cell office:value-type="float" office:value="22.0293" calcext:value-type="float">
            <text:p>22.0293</text:p>
          </table:table-cell>
          <table:table-cell office:value-type="float" office:value="-9.33771" calcext:value-type="float">
            <text:p>-9.33771</text:p>
          </table:table-cell>
          <table:table-cell office:value-type="float" office:value="-36.869" calcext:value-type="float">
            <text:p>-36.869</text:p>
          </table:table-cell>
          <table:table-cell office:value-type="float" office:value="28.8356" calcext:value-type="float">
            <text:p>28.8356</text:p>
          </table:table-cell>
          <table:table-cell office:value-type="float" office:value="16.0566" calcext:value-type="float">
            <text:p>16.0566</text:p>
          </table:table-cell>
          <table:table-cell office:value-type="float" office:value="22.4726" calcext:value-type="float">
            <text:p>22.4726</text:p>
          </table:table-cell>
        </table:table-row>
        <table:table-row table:style-name="ro1">
          <table:table-cell office:value-type="float" office:value="0.00161238" calcext:value-type="float">
            <text:p>0.00161238</text:p>
          </table:table-cell>
          <table:table-cell office:value-type="float" office:value="22.0639" calcext:value-type="float">
            <text:p>22.0639</text:p>
          </table:table-cell>
          <table:table-cell office:value-type="float" office:value="-9.38821" calcext:value-type="float">
            <text:p>-9.38821</text:p>
          </table:table-cell>
          <table:table-cell office:value-type="float" office:value="-36.7385" calcext:value-type="float">
            <text:p>-36.7385</text:p>
          </table:table-cell>
          <table:table-cell office:value-type="float" office:value="28.6056" calcext:value-type="float">
            <text:p>28.6056</text:p>
          </table:table-cell>
          <table:table-cell office:value-type="float" office:value="16.0667" calcext:value-type="float">
            <text:p>16.0667</text:p>
          </table:table-cell>
          <table:table-cell office:value-type="float" office:value="22.384" calcext:value-type="float">
            <text:p>22.384</text:p>
          </table:table-cell>
        </table:table-row>
        <table:table-row table:style-name="ro1">
          <table:table-cell office:value-type="float" office:value="0.00135756" calcext:value-type="float">
            <text:p>0.00135756</text:p>
          </table:table-cell>
          <table:table-cell office:value-type="float" office:value="22.1607" calcext:value-type="float">
            <text:p>22.1607</text:p>
          </table:table-cell>
          <table:table-cell office:value-type="float" office:value="-9.26723" calcext:value-type="float">
            <text:p>-9.26723</text:p>
          </table:table-cell>
          <table:table-cell office:value-type="float" office:value="-36.5647" calcext:value-type="float">
            <text:p>-36.5647</text:p>
          </table:table-cell>
          <table:table-cell office:value-type="float" office:value="28.3794" calcext:value-type="float">
            <text:p>28.3794</text:p>
          </table:table-cell>
          <table:table-cell office:value-type="float" office:value="16.1186" calcext:value-type="float">
            <text:p>16.1186</text:p>
          </table:table-cell>
          <table:table-cell office:value-type="float" office:value="22.0476" calcext:value-type="float">
            <text:p>22.0476</text:p>
          </table:table-cell>
        </table:table-row>
        <table:table-row table:style-name="ro1">
          <table:table-cell office:value-type="float" office:value="0.00148125" calcext:value-type="float">
            <text:p>0.00148125</text:p>
          </table:table-cell>
          <table:table-cell office:value-type="float" office:value="22.157" calcext:value-type="float">
            <text:p>22.157</text:p>
          </table:table-cell>
          <table:table-cell office:value-type="float" office:value="-9.13503" calcext:value-type="float">
            <text:p>-9.13503</text:p>
          </table:table-cell>
          <table:table-cell office:value-type="float" office:value="-36.351" calcext:value-type="float">
            <text:p>-36.351</text:p>
          </table:table-cell>
          <table:table-cell office:value-type="float" office:value="28.0617" calcext:value-type="float">
            <text:p>28.0617</text:p>
          </table:table-cell>
          <table:table-cell office:value-type="float" office:value="16.1255" calcext:value-type="float">
            <text:p>16.1255</text:p>
          </table:table-cell>
          <table:table-cell office:value-type="float" office:value="21.7223" calcext:value-type="float">
            <text:p>21.7223</text:p>
          </table:table-cell>
        </table:table-row>
        <table:table-row table:style-name="ro1">
          <table:table-cell office:value-type="float" office:value="0.00136523" calcext:value-type="float">
            <text:p>0.00136523</text:p>
          </table:table-cell>
          <table:table-cell office:value-type="float" office:value="22.1632" calcext:value-type="float">
            <text:p>22.1632</text:p>
          </table:table-cell>
          <table:table-cell office:value-type="float" office:value="-9.03222" calcext:value-type="float">
            <text:p>-9.03222</text:p>
          </table:table-cell>
          <table:table-cell office:value-type="float" office:value="-36.0861" calcext:value-type="float">
            <text:p>-36.0861</text:p>
          </table:table-cell>
          <table:table-cell office:value-type="float" office:value="27.6912" calcext:value-type="float">
            <text:p>27.6912</text:p>
          </table:table-cell>
          <table:table-cell office:value-type="float" office:value="16.1686" calcext:value-type="float">
            <text:p>16.1686</text:p>
          </table:table-cell>
          <table:table-cell office:value-type="float" office:value="21.3037" calcext:value-type="float">
            <text:p>21.3037</text:p>
          </table:table-cell>
        </table:table-row>
        <table:table-row table:style-name="ro1">
          <table:table-cell office:value-type="float" office:value="0.00151982" calcext:value-type="float">
            <text:p>0.00151982</text:p>
          </table:table-cell>
          <table:table-cell office:value-type="float" office:value="22.1658" calcext:value-type="float">
            <text:p>22.1658</text:p>
          </table:table-cell>
          <table:table-cell office:value-type="float" office:value="-8.74768" calcext:value-type="float">
            <text:p>-8.74768</text:p>
          </table:table-cell>
          <table:table-cell office:value-type="float" office:value="-35.5556" calcext:value-type="float">
            <text:p>-35.5556</text:p>
          </table:table-cell>
          <table:table-cell office:value-type="float" office:value="27.3352" calcext:value-type="float">
            <text:p>27.3352</text:p>
          </table:table-cell>
          <table:table-cell office:value-type="float" office:value="16.2302" calcext:value-type="float">
            <text:p>16.2302</text:p>
          </table:table-cell>
          <table:table-cell office:value-type="float" office:value="20.8089" calcext:value-type="float">
            <text:p>20.8089</text:p>
          </table:table-cell>
        </table:table-row>
        <table:table-row table:style-name="ro1">
          <table:table-cell office:value-type="float" office:value="0.00150555" calcext:value-type="float">
            <text:p>0.00150555</text:p>
          </table:table-cell>
          <table:table-cell office:value-type="float" office:value="22.0387" calcext:value-type="float">
            <text:p>22.0387</text:p>
          </table:table-cell>
          <table:table-cell office:value-type="float" office:value="-8.6624" calcext:value-type="float">
            <text:p>-8.6624</text:p>
          </table:table-cell>
          <table:table-cell office:value-type="float" office:value="-35.1621" calcext:value-type="float">
            <text:p>-35.1621</text:p>
          </table:table-cell>
          <table:table-cell office:value-type="float" office:value="26.9186" calcext:value-type="float">
            <text:p>26.9186</text:p>
          </table:table-cell>
          <table:table-cell office:value-type="float" office:value="16.0465" calcext:value-type="float">
            <text:p>16.0465</text:p>
          </table:table-cell>
          <table:table-cell office:value-type="float" office:value="20.4084" calcext:value-type="float">
            <text:p>20.4084</text:p>
          </table:table-cell>
        </table:table-row>
        <table:table-row table:style-name="ro1">
          <table:table-cell office:value-type="float" office:value="0.00137507" calcext:value-type="float">
            <text:p>0.00137507</text:p>
          </table:table-cell>
          <table:table-cell office:value-type="float" office:value="21.9587" calcext:value-type="float">
            <text:p>21.9587</text:p>
          </table:table-cell>
          <table:table-cell office:value-type="float" office:value="-8.48613" calcext:value-type="float">
            <text:p>-8.48613</text:p>
          </table:table-cell>
          <table:table-cell office:value-type="float" office:value="-34.745" calcext:value-type="float">
            <text:p>-34.745</text:p>
          </table:table-cell>
          <table:table-cell office:value-type="float" office:value="26.3383" calcext:value-type="float">
            <text:p>26.3383</text:p>
          </table:table-cell>
          <table:table-cell office:value-type="float" office:value="16.31" calcext:value-type="float">
            <text:p>16.31</text:p>
          </table:table-cell>
          <table:table-cell office:value-type="float" office:value="19.6102" calcext:value-type="float">
            <text:p>19.6102</text:p>
          </table:table-cell>
        </table:table-row>
        <table:table-row table:style-name="ro1">
          <table:table-cell office:value-type="float" office:value="0.00142826" calcext:value-type="float">
            <text:p>0.00142826</text:p>
          </table:table-cell>
          <table:table-cell office:value-type="float" office:value="21.8142" calcext:value-type="float">
            <text:p>21.8142</text:p>
          </table:table-cell>
          <table:table-cell office:value-type="float" office:value="-8.24064" calcext:value-type="float">
            <text:p>-8.24064</text:p>
          </table:table-cell>
          <table:table-cell office:value-type="float" office:value="-34.2363" calcext:value-type="float">
            <text:p>-34.2363</text:p>
          </table:table-cell>
          <table:table-cell office:value-type="float" office:value="25.8456" calcext:value-type="float">
            <text:p>25.8456</text:p>
          </table:table-cell>
          <table:table-cell office:value-type="float" office:value="16.166" calcext:value-type="float">
            <text:p>16.166</text:p>
          </table:table-cell>
          <table:table-cell office:value-type="float" office:value="19.1252" calcext:value-type="float">
            <text:p>19.1252</text:p>
          </table:table-cell>
        </table:table-row>
        <table:table-row table:style-name="ro1">
          <table:table-cell office:value-type="float" office:value="0.00154138" calcext:value-type="float">
            <text:p>0.00154138</text:p>
          </table:table-cell>
          <table:table-cell office:value-type="float" office:value="21.6797" calcext:value-type="float">
            <text:p>21.6797</text:p>
          </table:table-cell>
          <table:table-cell office:value-type="float" office:value="-8.05476" calcext:value-type="float">
            <text:p>-8.05476</text:p>
          </table:table-cell>
          <table:table-cell office:value-type="float" office:value="-33.8006" calcext:value-type="float">
            <text:p>-33.8006</text:p>
          </table:table-cell>
          <table:table-cell office:value-type="float" office:value="25.3539" calcext:value-type="float">
            <text:p>25.3539</text:p>
          </table:table-cell>
          <table:table-cell office:value-type="float" office:value="16.0437" calcext:value-type="float">
            <text:p>16.0437</text:p>
          </table:table-cell>
          <table:table-cell office:value-type="float" office:value="18.5984" calcext:value-type="float">
            <text:p>18.5984</text:p>
          </table:table-cell>
        </table:table-row>
        <table:table-row table:style-name="ro1">
          <table:table-cell office:value-type="float" office:value="0.00140428" calcext:value-type="float">
            <text:p>0.00140428</text:p>
          </table:table-cell>
          <table:table-cell office:value-type="float" office:value="21.5088" calcext:value-type="float">
            <text:p>21.5088</text:p>
          </table:table-cell>
          <table:table-cell office:value-type="float" office:value="-7.70975" calcext:value-type="float">
            <text:p>-7.70975</text:p>
          </table:table-cell>
          <table:table-cell office:value-type="float" office:value="-33.042" calcext:value-type="float">
            <text:p>-33.042</text:p>
          </table:table-cell>
          <table:table-cell office:value-type="float" office:value="24.8204" calcext:value-type="float">
            <text:p>24.8204</text:p>
          </table:table-cell>
          <table:table-cell office:value-type="float" office:value="15.9192" calcext:value-type="float">
            <text:p>15.9192</text:p>
          </table:table-cell>
          <table:table-cell office:value-type="float" office:value="18.0168" calcext:value-type="float">
            <text:p>18.0168</text:p>
          </table:table-cell>
        </table:table-row>
        <table:table-row table:style-name="ro1">
          <table:table-cell office:value-type="float" office:value="0.00141955" calcext:value-type="float">
            <text:p>0.00141955</text:p>
          </table:table-cell>
          <table:table-cell office:value-type="float" office:value="21.1349" calcext:value-type="float">
            <text:p>21.1349</text:p>
          </table:table-cell>
          <table:table-cell office:value-type="float" office:value="-7.54109" calcext:value-type="float">
            <text:p>-7.54109</text:p>
          </table:table-cell>
          <table:table-cell office:value-type="float" office:value="-32.3843" calcext:value-type="float">
            <text:p>-32.3843</text:p>
          </table:table-cell>
          <table:table-cell office:value-type="float" office:value="24.3173" calcext:value-type="float">
            <text:p>24.3173</text:p>
          </table:table-cell>
          <table:table-cell office:value-type="float" office:value="15.255" calcext:value-type="float">
            <text:p>15.255</text:p>
          </table:table-cell>
          <table:table-cell office:value-type="float" office:value="18.3411" calcext:value-type="float">
            <text:p>18.3411</text:p>
          </table:table-cell>
        </table:table-row>
        <table:table-row table:style-name="ro1">
          <table:table-cell office:value-type="float" office:value="0.00153547" calcext:value-type="float">
            <text:p>0.00153547</text:p>
          </table:table-cell>
          <table:table-cell office:value-type="float" office:value="20.8188" calcext:value-type="float">
            <text:p>20.8188</text:p>
          </table:table-cell>
          <table:table-cell office:value-type="float" office:value="-7.33756" calcext:value-type="float">
            <text:p>-7.33756</text:p>
          </table:table-cell>
          <table:table-cell office:value-type="float" office:value="-31.7296" calcext:value-type="float">
            <text:p>-31.7296</text:p>
          </table:table-cell>
          <table:table-cell office:value-type="float" office:value="23.751" calcext:value-type="float">
            <text:p>23.751</text:p>
          </table:table-cell>
          <table:table-cell office:value-type="float" office:value="15.4136" calcext:value-type="float">
            <text:p>15.4136</text:p>
          </table:table-cell>
          <table:table-cell office:value-type="float" office:value="17.3154" calcext:value-type="float">
            <text:p>17.3154</text:p>
          </table:table-cell>
        </table:table-row>
        <table:table-row table:style-name="ro1">
          <table:table-cell office:value-type="float" office:value="0.00123234" calcext:value-type="float">
            <text:p>0.00123234</text:p>
          </table:table-cell>
          <table:table-cell office:value-type="float" office:value="20.5171" calcext:value-type="float">
            <text:p>20.5171</text:p>
          </table:table-cell>
          <table:table-cell office:value-type="float" office:value="-7.05786" calcext:value-type="float">
            <text:p>-7.05786</text:p>
          </table:table-cell>
          <table:table-cell office:value-type="float" office:value="-31.1466" calcext:value-type="float">
            <text:p>-31.1466</text:p>
          </table:table-cell>
          <table:table-cell office:value-type="float" office:value="23.1693" calcext:value-type="float">
            <text:p>23.1693</text:p>
          </table:table-cell>
          <table:table-cell office:value-type="float" office:value="15.1668" calcext:value-type="float">
            <text:p>15.1668</text:p>
          </table:table-cell>
          <table:table-cell office:value-type="float" office:value="16.7696" calcext:value-type="float">
            <text:p>16.7696</text:p>
          </table:table-cell>
        </table:table-row>
        <table:table-row table:style-name="ro1">
          <table:table-cell office:value-type="float" office:value="0.0012144" calcext:value-type="float">
            <text:p>0.0012144</text:p>
          </table:table-cell>
          <table:table-cell office:value-type="float" office:value="20.18" calcext:value-type="float">
            <text:p>20.18</text:p>
          </table:table-cell>
          <table:table-cell office:value-type="float" office:value="-6.74548" calcext:value-type="float">
            <text:p>-6.74548</text:p>
          </table:table-cell>
          <table:table-cell office:value-type="float" office:value="-30.4306" calcext:value-type="float">
            <text:p>-30.4306</text:p>
          </table:table-cell>
          <table:table-cell office:value-type="float" office:value="22.6013" calcext:value-type="float">
            <text:p>22.6013</text:p>
          </table:table-cell>
          <table:table-cell office:value-type="float" office:value="15.0021" calcext:value-type="float">
            <text:p>15.0021</text:p>
          </table:table-cell>
          <table:table-cell office:value-type="float" office:value="16.1409" calcext:value-type="float">
            <text:p>16.1409</text:p>
          </table:table-cell>
        </table:table-row>
        <table:table-row table:style-name="ro1">
          <table:table-cell office:value-type="float" office:value="0.00132189" calcext:value-type="float">
            <text:p>0.00132189</text:p>
          </table:table-cell>
          <table:table-cell office:value-type="float" office:value="19.9036" calcext:value-type="float">
            <text:p>19.9036</text:p>
          </table:table-cell>
          <table:table-cell office:value-type="float" office:value="-6.56005" calcext:value-type="float">
            <text:p>-6.56005</text:p>
          </table:table-cell>
          <table:table-cell office:value-type="float" office:value="-29.7391" calcext:value-type="float">
            <text:p>-29.7391</text:p>
          </table:table-cell>
          <table:table-cell office:value-type="float" office:value="22.0262" calcext:value-type="float">
            <text:p>22.0262</text:p>
          </table:table-cell>
          <table:table-cell office:value-type="float" office:value="14.6892" calcext:value-type="float">
            <text:p>14.6892</text:p>
          </table:table-cell>
          <table:table-cell office:value-type="float" office:value="15.6247" calcext:value-type="float">
            <text:p>15.6247</text:p>
          </table:table-cell>
        </table:table-row>
        <table:table-row table:style-name="ro1">
          <table:table-cell office:value-type="float" office:value="0.0011111" calcext:value-type="float">
            <text:p>0.0011111</text:p>
          </table:table-cell>
          <table:table-cell office:value-type="float" office:value="19.4637" calcext:value-type="float">
            <text:p>19.4637</text:p>
          </table:table-cell>
          <table:table-cell office:value-type="float" office:value="-6.21199" calcext:value-type="float">
            <text:p>-6.21199</text:p>
          </table:table-cell>
          <table:table-cell office:value-type="float" office:value="-28.8889" calcext:value-type="float">
            <text:p>-28.8889</text:p>
          </table:table-cell>
          <table:table-cell office:value-type="float" office:value="21.3881" calcext:value-type="float">
            <text:p>21.3881</text:p>
          </table:table-cell>
          <table:table-cell office:value-type="float" office:value="14.1792" calcext:value-type="float">
            <text:p>14.1792</text:p>
          </table:table-cell>
          <table:table-cell office:value-type="float" office:value="15.3597" calcext:value-type="float">
            <text:p>15.3597</text:p>
          </table:table-cell>
        </table:table-row>
        <table:table-row table:style-name="ro1">
          <table:table-cell office:value-type="float" office:value="0.00109384" calcext:value-type="float">
            <text:p>0.00109384</text:p>
          </table:table-cell>
          <table:table-cell office:value-type="float" office:value="19.0915" calcext:value-type="float">
            <text:p>19.0915</text:p>
          </table:table-cell>
          <table:table-cell office:value-type="float" office:value="-6.00827" calcext:value-type="float">
            <text:p>-6.00827</text:p>
          </table:table-cell>
          <table:table-cell office:value-type="float" office:value="-28.2428" calcext:value-type="float">
            <text:p>-28.2428</text:p>
          </table:table-cell>
          <table:table-cell office:value-type="float" office:value="20.6712" calcext:value-type="float">
            <text:p>20.6712</text:p>
          </table:table-cell>
          <table:table-cell office:value-type="float" office:value="14.3403" calcext:value-type="float">
            <text:p>14.3403</text:p>
          </table:table-cell>
          <table:table-cell office:value-type="float" office:value="14.1834" calcext:value-type="float">
            <text:p>14.1834</text:p>
          </table:table-cell>
        </table:table-row>
        <table:table-row table:style-name="ro1">
          <table:table-cell office:value-type="float" office:value="0.00135552" calcext:value-type="float">
            <text:p>0.00135552</text:p>
          </table:table-cell>
          <table:table-cell office:value-type="float" office:value="18.6812" calcext:value-type="float">
            <text:p>18.6812</text:p>
          </table:table-cell>
          <table:table-cell office:value-type="float" office:value="-5.77159" calcext:value-type="float">
            <text:p>-5.77159</text:p>
          </table:table-cell>
          <table:table-cell office:value-type="float" office:value="-27.4724" calcext:value-type="float">
            <text:p>-27.4724</text:p>
          </table:table-cell>
          <table:table-cell office:value-type="float" office:value="20.0898" calcext:value-type="float">
            <text:p>20.0898</text:p>
          </table:table-cell>
          <table:table-cell office:value-type="float" office:value="13.9707" calcext:value-type="float">
            <text:p>13.9707</text:p>
          </table:table-cell>
          <table:table-cell office:value-type="float" office:value="13.8296" calcext:value-type="float">
            <text:p>13.8296</text:p>
          </table:table-cell>
        </table:table-row>
        <table:table-row table:style-name="ro1">
          <table:table-cell office:value-type="float" office:value="0.00122826" calcext:value-type="float">
            <text:p>0.00122826</text:p>
          </table:table-cell>
          <table:table-cell office:value-type="float" office:value="18.3196" calcext:value-type="float">
            <text:p>18.3196</text:p>
          </table:table-cell>
          <table:table-cell office:value-type="float" office:value="-5.5324" calcext:value-type="float">
            <text:p>-5.5324</text:p>
          </table:table-cell>
          <table:table-cell office:value-type="float" office:value="-26.7681" calcext:value-type="float">
            <text:p>-26.7681</text:p>
          </table:table-cell>
          <table:table-cell office:value-type="float" office:value="19.4166" calcext:value-type="float">
            <text:p>19.4166</text:p>
          </table:table-cell>
          <table:table-cell office:value-type="float" office:value="13.6863" calcext:value-type="float">
            <text:p>13.6863</text:p>
          </table:table-cell>
          <table:table-cell office:value-type="float" office:value="13.3494" calcext:value-type="float">
            <text:p>13.3494</text:p>
          </table:table-cell>
        </table:table-row>
        <table:table-row table:style-name="ro1">
          <table:table-cell office:value-type="float" office:value="0.00104358" calcext:value-type="float">
            <text:p>0.00104358</text:p>
          </table:table-cell>
          <table:table-cell office:value-type="float" office:value="17.849" calcext:value-type="float">
            <text:p>17.849</text:p>
          </table:table-cell>
          <table:table-cell office:value-type="float" office:value="-5.33944" calcext:value-type="float">
            <text:p>-5.33944</text:p>
          </table:table-cell>
          <table:table-cell office:value-type="float" office:value="-25.997" calcext:value-type="float">
            <text:p>-25.997</text:p>
          </table:table-cell>
          <table:table-cell office:value-type="float" office:value="18.9134" calcext:value-type="float">
            <text:p>18.9134</text:p>
          </table:table-cell>
          <table:table-cell office:value-type="float" office:value="13.3481" calcext:value-type="float">
            <text:p>13.3481</text:p>
          </table:table-cell>
          <table:table-cell office:value-type="float" office:value="12.4415" calcext:value-type="float">
            <text:p>12.4415</text:p>
          </table:table-cell>
        </table:table-row>
        <table:table-row table:style-name="ro1">
          <table:table-cell office:value-type="float" office:value="0.00124255" calcext:value-type="float">
            <text:p>0.00124255</text:p>
          </table:table-cell>
          <table:table-cell office:value-type="float" office:value="17.2666" calcext:value-type="float">
            <text:p>17.2666</text:p>
          </table:table-cell>
          <table:table-cell office:value-type="float" office:value="-5.04907" calcext:value-type="float">
            <text:p>-5.04907</text:p>
          </table:table-cell>
          <table:table-cell office:value-type="float" office:value="-25.0479" calcext:value-type="float">
            <text:p>-25.0479</text:p>
          </table:table-cell>
          <table:table-cell office:value-type="float" office:value="18.3027" calcext:value-type="float">
            <text:p>18.3027</text:p>
          </table:table-cell>
          <table:table-cell office:value-type="float" office:value="12.9404" calcext:value-type="float">
            <text:p>12.9404</text:p>
          </table:table-cell>
          <table:table-cell office:value-type="float" office:value="12.0472" calcext:value-type="float">
            <text:p>12.0472</text:p>
          </table:table-cell>
        </table:table-row>
        <table:table-row table:style-name="ro1">
          <table:table-cell office:value-type="float" office:value="0.00108782" calcext:value-type="float">
            <text:p>0.00108782</text:p>
          </table:table-cell>
          <table:table-cell office:value-type="float" office:value="16.8684" calcext:value-type="float">
            <text:p>16.8684</text:p>
          </table:table-cell>
          <table:table-cell office:value-type="float" office:value="-4.73356" calcext:value-type="float">
            <text:p>-4.73356</text:p>
          </table:table-cell>
          <table:table-cell office:value-type="float" office:value="-24.1653" calcext:value-type="float">
            <text:p>-24.1653</text:p>
          </table:table-cell>
          <table:table-cell office:value-type="float" office:value="17.5042" calcext:value-type="float">
            <text:p>17.5042</text:p>
          </table:table-cell>
          <table:table-cell office:value-type="float" office:value="12.579" calcext:value-type="float">
            <text:p>12.579</text:p>
          </table:table-cell>
          <table:table-cell office:value-type="float" office:value="11.2531" calcext:value-type="float">
            <text:p>11.2531</text:p>
          </table:table-cell>
        </table:table-row>
        <table:table-row table:style-name="ro1">
          <table:table-cell office:value-type="float" office:value="0.00107701" calcext:value-type="float">
            <text:p>0.00107701</text:p>
          </table:table-cell>
          <table:table-cell office:value-type="float" office:value="16.552" calcext:value-type="float">
            <text:p>16.552</text:p>
          </table:table-cell>
          <table:table-cell office:value-type="float" office:value="-4.65696" calcext:value-type="float">
            <text:p>-4.65696</text:p>
          </table:table-cell>
          <table:table-cell office:value-type="float" office:value="-23.7213" calcext:value-type="float">
            <text:p>-23.7213</text:p>
          </table:table-cell>
          <table:table-cell office:value-type="float" office:value="16.9049" calcext:value-type="float">
            <text:p>16.9049</text:p>
          </table:table-cell>
          <table:table-cell office:value-type="float" office:value="12.3598" calcext:value-type="float">
            <text:p>12.3598</text:p>
          </table:table-cell>
          <table:table-cell office:value-type="float" office:value="10.414" calcext:value-type="float">
            <text:p>10.414</text:p>
          </table:table-cell>
        </table:table-row>
        <table:table-row table:style-name="ro1">
          <table:table-cell office:value-type="float" office:value="0.00144927" calcext:value-type="float">
            <text:p>0.00144927</text:p>
          </table:table-cell>
          <table:table-cell office:value-type="float" office:value="15.963" calcext:value-type="float">
            <text:p>15.963</text:p>
          </table:table-cell>
          <table:table-cell office:value-type="float" office:value="-4.44009" calcext:value-type="float">
            <text:p>-4.44009</text:p>
          </table:table-cell>
          <table:table-cell office:value-type="float" office:value="-22.8959" calcext:value-type="float">
            <text:p>-22.8959</text:p>
          </table:table-cell>
          <table:table-cell office:value-type="float" office:value="16.2582" calcext:value-type="float">
            <text:p>16.2582</text:p>
          </table:table-cell>
          <table:table-cell office:value-type="float" office:value="11.7985" calcext:value-type="float">
            <text:p>11.7985</text:p>
          </table:table-cell>
          <table:table-cell office:value-type="float" office:value="10.4988" calcext:value-type="float">
            <text:p>10.4988</text:p>
          </table:table-cell>
        </table:table-row>
        <table:table-row table:style-name="ro1">
          <table:table-cell office:value-type="float" office:value="0.00124952" calcext:value-type="float">
            <text:p>0.00124952</text:p>
          </table:table-cell>
          <table:table-cell office:value-type="float" office:value="15.3822" calcext:value-type="float">
            <text:p>15.3822</text:p>
          </table:table-cell>
          <table:table-cell office:value-type="float" office:value="-4.32734" calcext:value-type="float">
            <text:p>-4.32734</text:p>
          </table:table-cell>
          <table:table-cell office:value-type="float" office:value="-22.0956" calcext:value-type="float">
            <text:p>-22.0956</text:p>
          </table:table-cell>
          <table:table-cell office:value-type="float" office:value="15.6685" calcext:value-type="float">
            <text:p>15.6685</text:p>
          </table:table-cell>
          <table:table-cell office:value-type="float" office:value="11.3454" calcext:value-type="float">
            <text:p>11.3454</text:p>
          </table:table-cell>
          <table:table-cell office:value-type="float" office:value="10.0928" calcext:value-type="float">
            <text:p>10.0928</text:p>
          </table:table-cell>
        </table:table-row>
        <table:table-row table:style-name="ro1">
          <table:table-cell office:value-type="float" office:value="0.00107268" calcext:value-type="float">
            <text:p>0.00107268</text:p>
          </table:table-cell>
          <table:table-cell office:value-type="float" office:value="14.9862" calcext:value-type="float">
            <text:p>14.9862</text:p>
          </table:table-cell>
          <table:table-cell office:value-type="float" office:value="-4.12823" calcext:value-type="float">
            <text:p>-4.12823</text:p>
          </table:table-cell>
          <table:table-cell office:value-type="float" office:value="-21.4284" calcext:value-type="float">
            <text:p>-21.4284</text:p>
          </table:table-cell>
          <table:table-cell office:value-type="float" office:value="15.0768" calcext:value-type="float">
            <text:p>15.0768</text:p>
          </table:table-cell>
          <table:table-cell office:value-type="float" office:value="11.1606" calcext:value-type="float">
            <text:p>11.1606</text:p>
          </table:table-cell>
          <table:table-cell office:value-type="float" office:value="9.58673" calcext:value-type="float">
            <text:p>9.58673</text:p>
          </table:table-cell>
        </table:table-row>
        <table:table-row table:style-name="ro1">
          <table:table-cell office:value-type="float" office:value="0.00100253" calcext:value-type="float">
            <text:p>0.00100253</text:p>
          </table:table-cell>
          <table:table-cell office:value-type="float" office:value="14.6196" calcext:value-type="float">
            <text:p>14.6196</text:p>
          </table:table-cell>
          <table:table-cell office:value-type="float" office:value="-4.018" calcext:value-type="float">
            <text:p>-4.018</text:p>
          </table:table-cell>
          <table:table-cell office:value-type="float" office:value="-20.8241" calcext:value-type="float">
            <text:p>-20.8241</text:p>
          </table:table-cell>
          <table:table-cell office:value-type="float" office:value="14.5265" calcext:value-type="float">
            <text:p>14.5265</text:p>
          </table:table-cell>
          <table:table-cell office:value-type="float" office:value="10.8086" calcext:value-type="float">
            <text:p>10.8086</text:p>
          </table:table-cell>
          <table:table-cell office:value-type="float" office:value="9.133" calcext:value-type="float">
            <text:p>9.133</text:p>
          </table:table-cell>
        </table:table-row>
        <table:table-row table:style-name="ro1">
          <table:table-cell office:value-type="float" office:value="0.000884203" calcext:value-type="float">
            <text:p>0.000884203</text:p>
          </table:table-cell>
          <table:table-cell office:value-type="float" office:value="14.1544" calcext:value-type="float">
            <text:p>14.1544</text:p>
          </table:table-cell>
          <table:table-cell office:value-type="float" office:value="-3.88379" calcext:value-type="float">
            <text:p>-3.88379</text:p>
          </table:table-cell>
          <table:table-cell office:value-type="float" office:value="-20.0973" calcext:value-type="float">
            <text:p>-20.0973</text:p>
          </table:table-cell>
          <table:table-cell office:value-type="float" office:value="13.8551" calcext:value-type="float">
            <text:p>13.8551</text:p>
          </table:table-cell>
          <table:table-cell office:value-type="float" office:value="10.4271" calcext:value-type="float">
            <text:p>10.4271</text:p>
          </table:table-cell>
          <table:table-cell office:value-type="float" office:value="8.73024" calcext:value-type="float">
            <text:p>8.73024</text:p>
          </table:table-cell>
        </table:table-row>
        <table:table-row table:style-name="ro1">
          <table:table-cell office:value-type="float" office:value="0.00107653" calcext:value-type="float">
            <text:p>0.00107653</text:p>
          </table:table-cell>
          <table:table-cell office:value-type="float" office:value="13.5864" calcext:value-type="float">
            <text:p>13.5864</text:p>
          </table:table-cell>
          <table:table-cell office:value-type="float" office:value="-3.75201" calcext:value-type="float">
            <text:p>-3.75201</text:p>
          </table:table-cell>
          <table:table-cell office:value-type="float" office:value="-19.3597" calcext:value-type="float">
            <text:p>-19.3597</text:p>
          </table:table-cell>
          <table:table-cell office:value-type="float" office:value="13.2368" calcext:value-type="float">
            <text:p>13.2368</text:p>
          </table:table-cell>
          <table:table-cell office:value-type="float" office:value="10.0703" calcext:value-type="float">
            <text:p>10.0703</text:p>
          </table:table-cell>
          <table:table-cell office:value-type="float" office:value="8.38121" calcext:value-type="float">
            <text:p>8.38121</text:p>
          </table:table-cell>
        </table:table-row>
        <table:table-row table:style-name="ro1">
          <table:table-cell office:value-type="float" office:value="0.000791799" calcext:value-type="float">
            <text:p>0.000791799</text:p>
          </table:table-cell>
          <table:table-cell office:value-type="float" office:value="13.0477" calcext:value-type="float">
            <text:p>13.0477</text:p>
          </table:table-cell>
          <table:table-cell office:value-type="float" office:value="-3.67532" calcext:value-type="float">
            <text:p>-3.67532</text:p>
          </table:table-cell>
          <table:table-cell office:value-type="float" office:value="-18.6071" calcext:value-type="float">
            <text:p>-18.6071</text:p>
          </table:table-cell>
          <table:table-cell office:value-type="float" office:value="12.5588" calcext:value-type="float">
            <text:p>12.5588</text:p>
          </table:table-cell>
          <table:table-cell office:value-type="float" office:value="9.89267" calcext:value-type="float">
            <text:p>9.89267</text:p>
          </table:table-cell>
          <table:table-cell office:value-type="float" office:value="7.77523" calcext:value-type="float">
            <text:p>7.77523</text:p>
          </table:table-cell>
        </table:table-row>
        <table:table-row table:style-name="ro1">
          <table:table-cell office:value-type="float" office:value="0.000897843" calcext:value-type="float">
            <text:p>0.000897843</text:p>
          </table:table-cell>
          <table:table-cell office:value-type="float" office:value="12.6204" calcext:value-type="float">
            <text:p>12.6204</text:p>
          </table:table-cell>
          <table:table-cell office:value-type="float" office:value="-3.64004" calcext:value-type="float">
            <text:p>-3.64004</text:p>
          </table:table-cell>
          <table:table-cell office:value-type="float" office:value="-18.029" calcext:value-type="float">
            <text:p>-18.029</text:p>
          </table:table-cell>
          <table:table-cell office:value-type="float" office:value="11.9795" calcext:value-type="float">
            <text:p>11.9795</text:p>
          </table:table-cell>
          <table:table-cell office:value-type="float" office:value="9.41012" calcext:value-type="float">
            <text:p>9.41012</text:p>
          </table:table-cell>
          <table:table-cell office:value-type="float" office:value="7.99252" calcext:value-type="float">
            <text:p>7.99252</text:p>
          </table:table-cell>
        </table:table-row>
        <table:table-row table:style-name="ro1">
          <table:table-cell office:value-type="float" office:value="0.00138041" calcext:value-type="float">
            <text:p>0.00138041</text:p>
          </table:table-cell>
          <table:table-cell office:value-type="float" office:value="11.8969" calcext:value-type="float">
            <text:p>11.8969</text:p>
          </table:table-cell>
          <table:table-cell office:value-type="float" office:value="-3.57394" calcext:value-type="float">
            <text:p>-3.57394</text:p>
          </table:table-cell>
          <table:table-cell office:value-type="float" office:value="-17.0243" calcext:value-type="float">
            <text:p>-17.0243</text:p>
          </table:table-cell>
          <table:table-cell office:value-type="float" office:value="11.3524" calcext:value-type="float">
            <text:p>11.3524</text:p>
          </table:table-cell>
          <table:table-cell office:value-type="float" office:value="9.0788" calcext:value-type="float">
            <text:p>9.0788</text:p>
          </table:table-cell>
          <table:table-cell office:value-type="float" office:value="7.70859" calcext:value-type="float">
            <text:p>7.70859</text:p>
          </table:table-cell>
        </table:table-row>
        <table:table-row table:style-name="ro1">
          <table:table-cell office:value-type="float" office:value="0.000867865" calcext:value-type="float">
            <text:p>0.000867865</text:p>
          </table:table-cell>
          <table:table-cell office:value-type="float" office:value="11.1231" calcext:value-type="float">
            <text:p>11.1231</text:p>
          </table:table-cell>
          <table:table-cell office:value-type="float" office:value="-3.59507" calcext:value-type="float">
            <text:p>-3.59507</text:p>
          </table:table-cell>
          <table:table-cell office:value-type="float" office:value="-16.3391" calcext:value-type="float">
            <text:p>-16.3391</text:p>
          </table:table-cell>
          <table:table-cell office:value-type="float" office:value="10.7437" calcext:value-type="float">
            <text:p>10.7437</text:p>
          </table:table-cell>
          <table:table-cell office:value-type="float" office:value="8.85887" calcext:value-type="float">
            <text:p>8.85887</text:p>
          </table:table-cell>
          <table:table-cell office:value-type="float" office:value="7.55588" calcext:value-type="float">
            <text:p>7.55588</text:p>
          </table:table-cell>
        </table:table-row>
        <table:table-row table:style-name="ro1">
          <table:table-cell office:value-type="float" office:value="0.000502639" calcext:value-type="float">
            <text:p>0.000502639</text:p>
          </table:table-cell>
          <table:table-cell office:value-type="float" office:value="10.8753" calcext:value-type="float">
            <text:p>10.8753</text:p>
          </table:table-cell>
          <table:table-cell office:value-type="float" office:value="-3.47987" calcext:value-type="float">
            <text:p>-3.47987</text:p>
          </table:table-cell>
          <table:table-cell office:value-type="float" office:value="-15.735" calcext:value-type="float">
            <text:p>-15.735</text:p>
          </table:table-cell>
          <table:table-cell office:value-type="float" office:value="10.0718" calcext:value-type="float">
            <text:p>10.0718</text:p>
          </table:table-cell>
          <table:table-cell office:value-type="float" office:value="8.68848" calcext:value-type="float">
            <text:p>8.68848</text:p>
          </table:table-cell>
          <table:table-cell office:value-type="float" office:value="6.74484" calcext:value-type="float">
            <text:p>6.74484</text:p>
          </table:table-cell>
        </table:table-row>
        <table:table-row table:style-name="ro1">
          <table:table-cell office:value-type="float" office:value="0.00131693" calcext:value-type="float">
            <text:p>0.00131693</text:p>
          </table:table-cell>
          <table:table-cell office:value-type="float" office:value="10.4514" calcext:value-type="float">
            <text:p>10.4514</text:p>
          </table:table-cell>
          <table:table-cell office:value-type="float" office:value="-3.29156" calcext:value-type="float">
            <text:p>-3.29156</text:p>
          </table:table-cell>
          <table:table-cell office:value-type="float" office:value="-14.6705" calcext:value-type="float">
            <text:p>-14.6705</text:p>
          </table:table-cell>
          <table:table-cell office:value-type="float" office:value="9.55374" calcext:value-type="float">
            <text:p>9.55374</text:p>
          </table:table-cell>
          <table:table-cell office:value-type="float" office:value="8.51169" calcext:value-type="float">
            <text:p>8.51169</text:p>
          </table:table-cell>
          <table:table-cell office:value-type="float" office:value="6.63001" calcext:value-type="float">
            <text:p>6.63001</text:p>
          </table:table-cell>
        </table:table-row>
        <table:table-row table:style-name="ro1">
          <table:table-cell office:value-type="float" office:value="0.000760134" calcext:value-type="float">
            <text:p>0.000760134</text:p>
          </table:table-cell>
          <table:table-cell office:value-type="float" office:value="9.68871" calcext:value-type="float">
            <text:p>9.68871</text:p>
          </table:table-cell>
          <table:table-cell office:value-type="float" office:value="-3.41044" calcext:value-type="float">
            <text:p>-3.41044</text:p>
          </table:table-cell>
          <table:table-cell office:value-type="float" office:value="-14.1389" calcext:value-type="float">
            <text:p>-14.1389</text:p>
          </table:table-cell>
          <table:table-cell office:value-type="float" office:value="8.94252" calcext:value-type="float">
            <text:p>8.94252</text:p>
          </table:table-cell>
          <table:table-cell office:value-type="float" office:value="8.15184" calcext:value-type="float">
            <text:p>8.15184</text:p>
          </table:table-cell>
          <table:table-cell office:value-type="float" office:value="6.48728" calcext:value-type="float">
            <text:p>6.48728</text:p>
          </table:table-cell>
        </table:table-row>
        <table:table-row table:style-name="ro1">
          <table:table-cell office:value-type="float" office:value="0.000601033" calcext:value-type="float">
            <text:p>0.000601033</text:p>
          </table:table-cell>
          <table:table-cell office:value-type="float" office:value="9.16819" calcext:value-type="float">
            <text:p>9.16819</text:p>
          </table:table-cell>
          <table:table-cell office:value-type="float" office:value="-3.34781" calcext:value-type="float">
            <text:p>-3.34781</text:p>
          </table:table-cell>
          <table:table-cell office:value-type="float" office:value="-13.4252" calcext:value-type="float">
            <text:p>-13.4252</text:p>
          </table:table-cell>
          <table:table-cell office:value-type="float" office:value="8.445" calcext:value-type="float">
            <text:p>8.445</text:p>
          </table:table-cell>
          <table:table-cell office:value-type="float" office:value="7.9034" calcext:value-type="float">
            <text:p>7.9034</text:p>
          </table:table-cell>
          <table:table-cell office:value-type="float" office:value="6.52174" calcext:value-type="float">
            <text:p>6.52174</text:p>
          </table:table-cell>
        </table:table-row>
        <table:table-row table:style-name="ro1">
          <table:table-cell office:value-type="float" office:value="0.000623031" calcext:value-type="float">
            <text:p>0.000623031</text:p>
          </table:table-cell>
          <table:table-cell office:value-type="float" office:value="8.59176" calcext:value-type="float">
            <text:p>8.59176</text:p>
          </table:table-cell>
          <table:table-cell office:value-type="float" office:value="-3.36201" calcext:value-type="float">
            <text:p>-3.36201</text:p>
          </table:table-cell>
          <table:table-cell office:value-type="float" office:value="-12.6639" calcext:value-type="float">
            <text:p>-12.6639</text:p>
          </table:table-cell>
          <table:table-cell office:value-type="float" office:value="7.85759" calcext:value-type="float">
            <text:p>7.85759</text:p>
          </table:table-cell>
          <table:table-cell office:value-type="float" office:value="7.62351" calcext:value-type="float">
            <text:p>7.62351</text:p>
          </table:table-cell>
          <table:table-cell office:value-type="float" office:value="6.3244" calcext:value-type="float">
            <text:p>6.3244</text:p>
          </table:table-cell>
        </table:table-row>
        <table:table-row table:style-name="ro1">
          <table:table-cell office:value-type="float" office:value="0.000573144" calcext:value-type="float">
            <text:p>0.000573144</text:p>
          </table:table-cell>
          <table:table-cell office:value-type="float" office:value="8.14231" calcext:value-type="float">
            <text:p>8.14231</text:p>
          </table:table-cell>
          <table:table-cell office:value-type="float" office:value="-3.35537" calcext:value-type="float">
            <text:p>-3.35537</text:p>
          </table:table-cell>
          <table:table-cell office:value-type="float" office:value="-12.0107" calcext:value-type="float">
            <text:p>-12.0107</text:p>
          </table:table-cell>
          <table:table-cell office:value-type="float" office:value="7.27483" calcext:value-type="float">
            <text:p>7.27483</text:p>
          </table:table-cell>
          <table:table-cell office:value-type="float" office:value="7.37262" calcext:value-type="float">
            <text:p>7.37262</text:p>
          </table:table-cell>
          <table:table-cell office:value-type="float" office:value="6.2258" calcext:value-type="float">
            <text:p>6.2258</text:p>
          </table:table-cell>
        </table:table-row>
        <table:table-row table:style-name="ro1">
          <table:table-cell office:value-type="float" office:value="0.00048595" calcext:value-type="float">
            <text:p>0.00048595</text:p>
          </table:table-cell>
          <table:table-cell office:value-type="float" office:value="7.83484" calcext:value-type="float">
            <text:p>7.83484</text:p>
          </table:table-cell>
          <table:table-cell office:value-type="float" office:value="-3.29913" calcext:value-type="float">
            <text:p>-3.29913</text:p>
          </table:table-cell>
          <table:table-cell office:value-type="float" office:value="-11.4027" calcext:value-type="float">
            <text:p>-11.4027</text:p>
          </table:table-cell>
          <table:table-cell office:value-type="float" office:value="6.81519" calcext:value-type="float">
            <text:p>6.81519</text:p>
          </table:table-cell>
          <table:table-cell office:value-type="float" office:value="7.20016" calcext:value-type="float">
            <text:p>7.20016</text:p>
          </table:table-cell>
          <table:table-cell office:value-type="float" office:value="5.74374" calcext:value-type="float">
            <text:p>5.74374</text:p>
          </table:table-cell>
        </table:table-row>
        <table:table-row table:style-name="ro1">
          <table:table-cell office:value-type="float" office:value="0.000534011" calcext:value-type="float">
            <text:p>0.000534011</text:p>
          </table:table-cell>
          <table:table-cell office:value-type="float" office:value="7.3796" calcext:value-type="float">
            <text:p>7.3796</text:p>
          </table:table-cell>
          <table:table-cell office:value-type="float" office:value="-3.28608" calcext:value-type="float">
            <text:p>-3.28608</text:p>
          </table:table-cell>
          <table:table-cell office:value-type="float" office:value="-10.8431" calcext:value-type="float">
            <text:p>-10.8431</text:p>
          </table:table-cell>
          <table:table-cell office:value-type="float" office:value="6.22969" calcext:value-type="float">
            <text:p>6.22969</text:p>
          </table:table-cell>
          <table:table-cell office:value-type="float" office:value="6.97738" calcext:value-type="float">
            <text:p>6.97738</text:p>
          </table:table-cell>
          <table:table-cell office:value-type="float" office:value="5.73604" calcext:value-type="float">
            <text:p>5.73604</text:p>
          </table:table-cell>
        </table:table-row>
        <table:table-row table:style-name="ro1">
          <table:table-cell office:value-type="float" office:value="0.000445147" calcext:value-type="float">
            <text:p>0.000445147</text:p>
          </table:table-cell>
          <table:table-cell office:value-type="float" office:value="7.01757" calcext:value-type="float">
            <text:p>7.01757</text:p>
          </table:table-cell>
          <table:table-cell office:value-type="float" office:value="-3.20837" calcext:value-type="float">
            <text:p>-3.20837</text:p>
          </table:table-cell>
          <table:table-cell office:value-type="float" office:value="-10.2786" calcext:value-type="float">
            <text:p>-10.2786</text:p>
          </table:table-cell>
          <table:table-cell office:value-type="float" office:value="5.7172" calcext:value-type="float">
            <text:p>5.7172</text:p>
          </table:table-cell>
          <table:table-cell office:value-type="float" office:value="6.8124" calcext:value-type="float">
            <text:p>6.8124</text:p>
          </table:table-cell>
          <table:table-cell office:value-type="float" office:value="5.41627" calcext:value-type="float">
            <text:p>5.41627</text:p>
          </table:table-cell>
        </table:table-row>
        <table:table-row table:style-name="ro1">
          <table:table-cell office:value-type="float" office:value="0.000483943" calcext:value-type="float">
            <text:p>0.000483943</text:p>
          </table:table-cell>
          <table:table-cell office:value-type="float" office:value="6.60483" calcext:value-type="float">
            <text:p>6.60483</text:p>
          </table:table-cell>
          <table:table-cell office:value-type="float" office:value="-3.17611" calcext:value-type="float">
            <text:p>-3.17611</text:p>
          </table:table-cell>
          <table:table-cell office:value-type="float" office:value="-9.70616" calcext:value-type="float">
            <text:p>-9.70616</text:p>
          </table:table-cell>
          <table:table-cell office:value-type="float" office:value="5.25464" calcext:value-type="float">
            <text:p>5.25464</text:p>
          </table:table-cell>
          <table:table-cell office:value-type="float" office:value="6.57732" calcext:value-type="float">
            <text:p>6.57732</text:p>
          </table:table-cell>
          <table:table-cell office:value-type="float" office:value="5.28292" calcext:value-type="float">
            <text:p>5.28292</text:p>
          </table:table-cell>
        </table:table-row>
        <table:table-row table:style-name="ro1">
          <table:table-cell office:value-type="float" office:value="0.000416209" calcext:value-type="float">
            <text:p>0.000416209</text:p>
          </table:table-cell>
          <table:table-cell office:value-type="float" office:value="6.37891" calcext:value-type="float">
            <text:p>6.37891</text:p>
          </table:table-cell>
          <table:table-cell office:value-type="float" office:value="-3.11897" calcext:value-type="float">
            <text:p>-3.11897</text:p>
          </table:table-cell>
          <table:table-cell office:value-type="float" office:value="-9.14931" calcext:value-type="float">
            <text:p>-9.14931</text:p>
          </table:table-cell>
          <table:table-cell office:value-type="float" office:value="4.76385" calcext:value-type="float">
            <text:p>4.76385</text:p>
          </table:table-cell>
          <table:table-cell office:value-type="float" office:value="6.46501" calcext:value-type="float">
            <text:p>6.46501</text:p>
          </table:table-cell>
          <table:table-cell office:value-type="float" office:value="4.9831" calcext:value-type="float">
            <text:p>4.9831</text:p>
          </table:table-cell>
        </table:table-row>
        <table:table-row table:style-name="ro1">
          <table:table-cell office:value-type="float" office:value="0.000478761" calcext:value-type="float">
            <text:p>0.000478761</text:p>
          </table:table-cell>
          <table:table-cell office:value-type="float" office:value="6.13008" calcext:value-type="float">
            <text:p>6.13008</text:p>
          </table:table-cell>
          <table:table-cell office:value-type="float" office:value="-3.07571" calcext:value-type="float">
            <text:p>-3.07571</text:p>
          </table:table-cell>
          <table:table-cell office:value-type="float" office:value="-8.65879" calcext:value-type="float">
            <text:p>-8.65879</text:p>
          </table:table-cell>
          <table:table-cell office:value-type="float" office:value="4.31445" calcext:value-type="float">
            <text:p>4.31445</text:p>
          </table:table-cell>
          <table:table-cell office:value-type="float" office:value="6.22284" calcext:value-type="float">
            <text:p>6.22284</text:p>
          </table:table-cell>
          <table:table-cell office:value-type="float" office:value="4.57527" calcext:value-type="float">
            <text:p>4.57527</text:p>
          </table:table-cell>
        </table:table-row>
        <table:table-row table:style-name="ro1">
          <table:table-cell office:value-type="float" office:value="0.000472595" calcext:value-type="float">
            <text:p>0.000472595</text:p>
          </table:table-cell>
          <table:table-cell office:value-type="float" office:value="5.52703" calcext:value-type="float">
            <text:p>5.52703</text:p>
          </table:table-cell>
          <table:table-cell office:value-type="float" office:value="-3.06444" calcext:value-type="float">
            <text:p>-3.06444</text:p>
          </table:table-cell>
          <table:table-cell office:value-type="float" office:value="-8.05078" calcext:value-type="float">
            <text:p>-8.05078</text:p>
          </table:table-cell>
          <table:table-cell office:value-type="float" office:value="3.91113" calcext:value-type="float">
            <text:p>3.91113</text:p>
          </table:table-cell>
          <table:table-cell office:value-type="float" office:value="6.02379" calcext:value-type="float">
            <text:p>6.02379</text:p>
          </table:table-cell>
          <table:table-cell office:value-type="float" office:value="4.40206" calcext:value-type="float">
            <text:p>4.40206</text:p>
          </table:table-cell>
        </table:table-row>
        <table:table-row table:style-name="ro1">
          <table:table-cell office:value-type="float" office:value="0.000448067" calcext:value-type="float">
            <text:p>0.000448067</text:p>
          </table:table-cell>
          <table:table-cell office:value-type="float" office:value="5.21462" calcext:value-type="float">
            <text:p>5.21462</text:p>
          </table:table-cell>
          <table:table-cell office:value-type="float" office:value="-3.00524" calcext:value-type="float">
            <text:p>-3.00524</text:p>
          </table:table-cell>
          <table:table-cell office:value-type="float" office:value="-7.41509" calcext:value-type="float">
            <text:p>-7.41509</text:p>
          </table:table-cell>
          <table:table-cell office:value-type="float" office:value="3.3681" calcext:value-type="float">
            <text:p>3.3681</text:p>
          </table:table-cell>
          <table:table-cell office:value-type="float" office:value="5.77668" calcext:value-type="float">
            <text:p>5.77668</text:p>
          </table:table-cell>
          <table:table-cell office:value-type="float" office:value="4.348" calcext:value-type="float">
            <text:p>4.348</text:p>
          </table:table-cell>
        </table:table-row>
        <table:table-row table:style-name="ro1">
          <table:table-cell office:value-type="float" office:value="0.000386461" calcext:value-type="float">
            <text:p>0.000386461</text:p>
          </table:table-cell>
          <table:table-cell office:value-type="float" office:value="4.91435" calcext:value-type="float">
            <text:p>4.91435</text:p>
          </table:table-cell>
          <table:table-cell office:value-type="float" office:value="-2.95333" calcext:value-type="float">
            <text:p>-2.95333</text:p>
          </table:table-cell>
          <table:table-cell office:value-type="float" office:value="-6.99878" calcext:value-type="float">
            <text:p>-6.99878</text:p>
          </table:table-cell>
          <table:table-cell office:value-type="float" office:value="3.07384" calcext:value-type="float">
            <text:p>3.07384</text:p>
          </table:table-cell>
          <table:table-cell office:value-type="float" office:value="5.77014" calcext:value-type="float">
            <text:p>5.77014</text:p>
          </table:table-cell>
          <table:table-cell office:value-type="float" office:value="4.1142" calcext:value-type="float">
            <text:p>4.1142</text:p>
          </table:table-cell>
        </table:table-row>
        <table:table-row table:style-name="ro1">
          <table:table-cell office:value-type="float" office:value="0.000358484" calcext:value-type="float">
            <text:p>0.000358484</text:p>
          </table:table-cell>
          <table:table-cell office:value-type="float" office:value="4.54159" calcext:value-type="float">
            <text:p>4.54159</text:p>
          </table:table-cell>
          <table:table-cell office:value-type="float" office:value="-2.88897" calcext:value-type="float">
            <text:p>-2.88897</text:p>
          </table:table-cell>
          <table:table-cell office:value-type="float" office:value="-6.49009" calcext:value-type="float">
            <text:p>-6.49009</text:p>
          </table:table-cell>
          <table:table-cell office:value-type="float" office:value="2.61171" calcext:value-type="float">
            <text:p>2.61171</text:p>
          </table:table-cell>
          <table:table-cell office:value-type="float" office:value="5.67589" calcext:value-type="float">
            <text:p>5.67589</text:p>
          </table:table-cell>
          <table:table-cell office:value-type="float" office:value="3.77052" calcext:value-type="float">
            <text:p>3.77052</text:p>
          </table:table-cell>
        </table:table-row>
        <table:table-row table:style-name="ro1">
          <table:table-cell office:value-type="float" office:value="0.000428099" calcext:value-type="float">
            <text:p>0.000428099</text:p>
          </table:table-cell>
          <table:table-cell office:value-type="float" office:value="4.16624" calcext:value-type="float">
            <text:p>4.16624</text:p>
          </table:table-cell>
          <table:table-cell office:value-type="float" office:value="-2.82289" calcext:value-type="float">
            <text:p>-2.82289</text:p>
          </table:table-cell>
          <table:table-cell office:value-type="float" office:value="-5.8627" calcext:value-type="float">
            <text:p>-5.8627</text:p>
          </table:table-cell>
          <table:table-cell office:value-type="float" office:value="2.19763" calcext:value-type="float">
            <text:p>2.19763</text:p>
          </table:table-cell>
          <table:table-cell office:value-type="float" office:value="5.48228" calcext:value-type="float">
            <text:p>5.48228</text:p>
          </table:table-cell>
          <table:table-cell office:value-type="float" office:value="3.51992" calcext:value-type="float">
            <text:p>3.51992</text:p>
          </table:table-cell>
        </table:table-row>
        <table:table-row table:style-name="ro1">
          <table:table-cell office:value-type="float" office:value="0.000476274" calcext:value-type="float">
            <text:p>0.000476274</text:p>
          </table:table-cell>
          <table:table-cell office:value-type="float" office:value="3.58953" calcext:value-type="float">
            <text:p>3.58953</text:p>
          </table:table-cell>
          <table:table-cell office:value-type="float" office:value="-2.75918" calcext:value-type="float">
            <text:p>-2.75918</text:p>
          </table:table-cell>
          <table:table-cell office:value-type="float" office:value="-5.28087" calcext:value-type="float">
            <text:p>-5.28087</text:p>
          </table:table-cell>
          <table:table-cell office:value-type="float" office:value="1.74086" calcext:value-type="float">
            <text:p>1.74086</text:p>
          </table:table-cell>
          <table:table-cell office:value-type="float" office:value="5.22233" calcext:value-type="float">
            <text:p>5.22233</text:p>
          </table:table-cell>
          <table:table-cell office:value-type="float" office:value="3.65792" calcext:value-type="float">
            <text:p>3.65792</text:p>
          </table:table-cell>
        </table:table-row>
        <table:table-row table:style-name="ro1">
          <table:table-cell office:value-type="float" office:value="0.000464113" calcext:value-type="float">
            <text:p>0.000464113</text:p>
          </table:table-cell>
          <table:table-cell office:value-type="float" office:value="3.177" calcext:value-type="float">
            <text:p>3.177</text:p>
          </table:table-cell>
          <table:table-cell office:value-type="float" office:value="-2.66836" calcext:value-type="float">
            <text:p>-2.66836</text:p>
          </table:table-cell>
          <table:table-cell office:value-type="float" office:value="-4.70187" calcext:value-type="float">
            <text:p>-4.70187</text:p>
          </table:table-cell>
          <table:table-cell office:value-type="float" office:value="1.34096" calcext:value-type="float">
            <text:p>1.34096</text:p>
          </table:table-cell>
          <table:table-cell office:value-type="float" office:value="4.95995" calcext:value-type="float">
            <text:p>4.95995</text:p>
          </table:table-cell>
          <table:table-cell office:value-type="float" office:value="3.46782" calcext:value-type="float">
            <text:p>3.46782</text:p>
          </table:table-cell>
        </table:table-row>
        <table:table-row table:style-name="ro1">
          <table:table-cell office:value-type="float" office:value="0.000466041" calcext:value-type="float">
            <text:p>0.000466041</text:p>
          </table:table-cell>
          <table:table-cell office:value-type="float" office:value="2.93364" calcext:value-type="float">
            <text:p>2.93364</text:p>
          </table:table-cell>
          <table:table-cell office:value-type="float" office:value="-2.60033" calcext:value-type="float">
            <text:p>-2.60033</text:p>
          </table:table-cell>
          <table:table-cell office:value-type="float" office:value="-4.20422" calcext:value-type="float">
            <text:p>-4.20422</text:p>
          </table:table-cell>
          <table:table-cell office:value-type="float" office:value="0.939237" calcext:value-type="float">
            <text:p>0.939237</text:p>
          </table:table-cell>
          <table:table-cell office:value-type="float" office:value="4.846" calcext:value-type="float">
            <text:p>4.846</text:p>
          </table:table-cell>
          <table:table-cell office:value-type="float" office:value="3.17878" calcext:value-type="float">
            <text:p>3.17878</text:p>
          </table:table-cell>
        </table:table-row>
        <table:table-row table:style-name="ro1">
          <table:table-cell office:value-type="float" office:value="0.000593397" calcext:value-type="float">
            <text:p>0.000593397</text:p>
          </table:table-cell>
          <table:table-cell office:value-type="float" office:value="2.46364" calcext:value-type="float">
            <text:p>2.46364</text:p>
          </table:table-cell>
          <table:table-cell office:value-type="float" office:value="-2.50725" calcext:value-type="float">
            <text:p>-2.50725</text:p>
          </table:table-cell>
          <table:table-cell office:value-type="float" office:value="-3.3238" calcext:value-type="float">
            <text:p>-3.3238</text:p>
          </table:table-cell>
          <table:table-cell office:value-type="float" office:value="0.421831" calcext:value-type="float">
            <text:p>0.421831</text:p>
          </table:table-cell>
          <table:table-cell office:value-type="float" office:value="4.64202" calcext:value-type="float">
            <text:p>4.64202</text:p>
          </table:table-cell>
          <table:table-cell office:value-type="float" office:value="2.94606" calcext:value-type="float">
            <text:p>2.94606</text:p>
          </table:table-cell>
        </table:table-row>
        <table:table-row table:style-name="ro1">
          <table:table-cell office:value-type="float" office:value="0.000545684" calcext:value-type="float">
            <text:p>0.000545684</text:p>
          </table:table-cell>
          <table:table-cell office:value-type="float" office:value="2.05079" calcext:value-type="float">
            <text:p>2.05079</text:p>
          </table:table-cell>
          <table:table-cell office:value-type="float" office:value="-2.42774" calcext:value-type="float">
            <text:p>-2.42774</text:p>
          </table:table-cell>
          <table:table-cell office:value-type="float" office:value="-2.60657" calcext:value-type="float">
            <text:p>-2.60657</text:p>
          </table:table-cell>
          <table:table-cell office:value-type="float" office:value="-0.13995" calcext:value-type="float">
            <text:p>-0.13995</text:p>
          </table:table-cell>
          <table:table-cell office:value-type="float" office:value="4.43883" calcext:value-type="float">
            <text:p>4.43883</text:p>
          </table:table-cell>
          <table:table-cell office:value-type="float" office:value="2.95751" calcext:value-type="float">
            <text:p>2.95751</text:p>
          </table:table-cell>
        </table:table-row>
        <table:table-row table:style-name="ro1">
          <table:table-cell office:value-type="float" office:value="0.00052253" calcext:value-type="float">
            <text:p>0.00052253</text:p>
          </table:table-cell>
          <table:table-cell office:value-type="float" office:value="1.7223" calcext:value-type="float">
            <text:p>1.7223</text:p>
          </table:table-cell>
          <table:table-cell office:value-type="float" office:value="-2.34479" calcext:value-type="float">
            <text:p>-2.34479</text:p>
          </table:table-cell>
          <table:table-cell office:value-type="float" office:value="-2.05413" calcext:value-type="float">
            <text:p>-2.05413</text:p>
          </table:table-cell>
          <table:table-cell office:value-type="float" office:value="-0.586851" calcext:value-type="float">
            <text:p>-0.586851</text:p>
          </table:table-cell>
          <table:table-cell office:value-type="float" office:value="4.2454" calcext:value-type="float">
            <text:p>4.2454</text:p>
          </table:table-cell>
          <table:table-cell office:value-type="float" office:value="2.48397" calcext:value-type="float">
            <text:p>2.48397</text:p>
          </table:table-cell>
        </table:table-row>
        <table:table-row table:style-name="ro1">
          <table:table-cell office:value-type="float" office:value="0.000568573" calcext:value-type="float">
            <text:p>0.000568573</text:p>
          </table:table-cell>
          <table:table-cell office:value-type="float" office:value="1.27915" calcext:value-type="float">
            <text:p>1.27915</text:p>
          </table:table-cell>
          <table:table-cell office:value-type="float" office:value="-2.22414" calcext:value-type="float">
            <text:p>-2.22414</text:p>
          </table:table-cell>
          <table:table-cell office:value-type="float" office:value="-1.34128" calcext:value-type="float">
            <text:p>-1.34128</text:p>
          </table:table-cell>
          <table:table-cell office:value-type="float" office:value="-1.12282" calcext:value-type="float">
            <text:p>-1.12282</text:p>
          </table:table-cell>
          <table:table-cell office:value-type="float" office:value="4.01301" calcext:value-type="float">
            <text:p>4.01301</text:p>
          </table:table-cell>
          <table:table-cell office:value-type="float" office:value="2.40315" calcext:value-type="float">
            <text:p>2.40315</text:p>
          </table:table-cell>
        </table:table-row>
        <table:table-row table:style-name="ro1">
          <table:table-cell office:value-type="float" office:value="0.000595723" calcext:value-type="float">
            <text:p>0.000595723</text:p>
          </table:table-cell>
          <table:table-cell office:value-type="float" office:value="0.939944" calcext:value-type="float">
            <text:p>0.939944</text:p>
          </table:table-cell>
          <table:table-cell office:value-type="float" office:value="-2.11402" calcext:value-type="float">
            <text:p>-2.11402</text:p>
          </table:table-cell>
          <table:table-cell office:value-type="float" office:value="-0.855606" calcext:value-type="float">
            <text:p>-0.855606</text:p>
          </table:table-cell>
          <table:table-cell office:value-type="float" office:value="-1.6307" calcext:value-type="float">
            <text:p>-1.6307</text:p>
          </table:table-cell>
          <table:table-cell office:value-type="float" office:value="3.77973" calcext:value-type="float">
            <text:p>3.77973</text:p>
          </table:table-cell>
          <table:table-cell office:value-type="float" office:value="2.42852" calcext:value-type="float">
            <text:p>2.42852</text:p>
          </table:table-cell>
        </table:table-row>
        <table:table-row table:style-name="ro1">
          <table:table-cell office:value-type="float" office:value="0.00062705" calcext:value-type="float">
            <text:p>0.00062705</text:p>
          </table:table-cell>
          <table:table-cell office:value-type="float" office:value="0.664518" calcext:value-type="float">
            <text:p>0.664518</text:p>
          </table:table-cell>
          <table:table-cell office:value-type="float" office:value="-2.01904" calcext:value-type="float">
            <text:p>-2.01904</text:p>
          </table:table-cell>
          <table:table-cell office:value-type="float" office:value="-0.174991" calcext:value-type="float">
            <text:p>-0.174991</text:p>
          </table:table-cell>
          <table:table-cell office:value-type="float" office:value="-2.07735" calcext:value-type="float">
            <text:p>-2.07735</text:p>
          </table:table-cell>
          <table:table-cell office:value-type="float" office:value="3.62586" calcext:value-type="float">
            <text:p>3.62586</text:p>
          </table:table-cell>
          <table:table-cell office:value-type="float" office:value="2.06781" calcext:value-type="float">
            <text:p>2.06781</text:p>
          </table:table-cell>
        </table:table-row>
        <table:table-row table:style-name="ro1">
          <table:table-cell office:value-type="float" office:value="0.000540582" calcext:value-type="float">
            <text:p>0.000540582</text:p>
          </table:table-cell>
          <table:table-cell office:value-type="float" office:value="0.465215" calcext:value-type="float">
            <text:p>0.465215</text:p>
          </table:table-cell>
          <table:table-cell office:value-type="float" office:value="-1.92735" calcext:value-type="float">
            <text:p>-1.92735</text:p>
          </table:table-cell>
          <table:table-cell office:value-type="float" office:value="0.354211" calcext:value-type="float">
            <text:p>0.354211</text:p>
          </table:table-cell>
          <table:table-cell office:value-type="float" office:value="-2.44966" calcext:value-type="float">
            <text:p>-2.44966</text:p>
          </table:table-cell>
          <table:table-cell office:value-type="float" office:value="3.45791" calcext:value-type="float">
            <text:p>3.45791</text:p>
          </table:table-cell>
          <table:table-cell office:value-type="float" office:value="2.03901" calcext:value-type="float">
            <text:p>2.03901</text:p>
          </table:table-cell>
        </table:table-row>
        <table:table-row table:style-name="ro1">
          <table:table-cell office:value-type="float" office:value="0.000646516" calcext:value-type="float">
            <text:p>0.000646516</text:p>
          </table:table-cell>
          <table:table-cell office:value-type="float" office:value="0.156886" calcext:value-type="float">
            <text:p>0.156886</text:p>
          </table:table-cell>
          <table:table-cell office:value-type="float" office:value="-1.89557" calcext:value-type="float">
            <text:p>-1.89557</text:p>
          </table:table-cell>
          <table:table-cell office:value-type="float" office:value="0.643171" calcext:value-type="float">
            <text:p>0.643171</text:p>
          </table:table-cell>
          <table:table-cell office:value-type="float" office:value="-2.94139" calcext:value-type="float">
            <text:p>-2.94139</text:p>
          </table:table-cell>
          <table:table-cell office:value-type="float" office:value="3.2361" calcext:value-type="float">
            <text:p>3.2361</text:p>
          </table:table-cell>
          <table:table-cell office:value-type="float" office:value="1.77469" calcext:value-type="float">
            <text:p>1.77469</text:p>
          </table:table-cell>
        </table:table-row>
        <table:table-row table:style-name="ro1">
          <table:table-cell office:value-type="float" office:value="0.000630104" calcext:value-type="float">
            <text:p>0.000630104</text:p>
          </table:table-cell>
          <table:table-cell office:value-type="float" office:value="-0.293911" calcext:value-type="float">
            <text:p>-0.293911</text:p>
          </table:table-cell>
          <table:table-cell office:value-type="float" office:value="-1.81379" calcext:value-type="float">
            <text:p>-1.81379</text:p>
          </table:table-cell>
          <table:table-cell office:value-type="float" office:value="1.29977" calcext:value-type="float">
            <text:p>1.29977</text:p>
          </table:table-cell>
          <table:table-cell office:value-type="float" office:value="-3.42952" calcext:value-type="float">
            <text:p>-3.42952</text:p>
          </table:table-cell>
          <table:table-cell office:value-type="float" office:value="3.1251" calcext:value-type="float">
            <text:p>3.1251</text:p>
          </table:table-cell>
          <table:table-cell office:value-type="float" office:value="1.65413" calcext:value-type="float">
            <text:p>1.65413</text:p>
          </table:table-cell>
        </table:table-row>
        <table:table-row table:style-name="ro1">
          <table:table-cell office:value-type="float" office:value="0.000833044" calcext:value-type="float">
            <text:p>0.000833044</text:p>
          </table:table-cell>
          <table:table-cell office:value-type="float" office:value="-0.672747" calcext:value-type="float">
            <text:p>-0.672747</text:p>
          </table:table-cell>
          <table:table-cell office:value-type="float" office:value="-1.70733" calcext:value-type="float">
            <text:p>-1.70733</text:p>
          </table:table-cell>
          <table:table-cell office:value-type="float" office:value="1.79914" calcext:value-type="float">
            <text:p>1.79914</text:p>
          </table:table-cell>
          <table:table-cell office:value-type="float" office:value="-3.73434" calcext:value-type="float">
            <text:p>-3.73434</text:p>
          </table:table-cell>
          <table:table-cell office:value-type="float" office:value="2.95678" calcext:value-type="float">
            <text:p>2.95678</text:p>
          </table:table-cell>
          <table:table-cell office:value-type="float" office:value="1.88335" calcext:value-type="float">
            <text:p>1.88335</text:p>
          </table:table-cell>
        </table:table-row>
        <table:table-row table:style-name="ro1">
          <table:table-cell office:value-type="float" office:value="0.00084715" calcext:value-type="float">
            <text:p>0.00084715</text:p>
          </table:table-cell>
          <table:table-cell office:value-type="float" office:value="-1.1422" calcext:value-type="float">
            <text:p>-1.1422</text:p>
          </table:table-cell>
          <table:table-cell office:value-type="float" office:value="-1.61188" calcext:value-type="float">
            <text:p>-1.61188</text:p>
          </table:table-cell>
          <table:table-cell office:value-type="float" office:value="2.42983" calcext:value-type="float">
            <text:p>2.42983</text:p>
          </table:table-cell>
          <table:table-cell office:value-type="float" office:value="-4.24812" calcext:value-type="float">
            <text:p>-4.24812</text:p>
          </table:table-cell>
          <table:table-cell office:value-type="float" office:value="2.8105" calcext:value-type="float">
            <text:p>2.8105</text:p>
          </table:table-cell>
          <table:table-cell office:value-type="float" office:value="1.71183" calcext:value-type="float">
            <text:p>1.71183</text:p>
          </table:table-cell>
        </table:table-row>
        <table:table-row table:style-name="ro1">
          <table:table-cell office:value-type="float" office:value="0.000776583" calcext:value-type="float">
            <text:p>0.000776583</text:p>
          </table:table-cell>
          <table:table-cell office:value-type="float" office:value="-1.59656" calcext:value-type="float">
            <text:p>-1.59656</text:p>
          </table:table-cell>
          <table:table-cell office:value-type="float" office:value="-1.55197" calcext:value-type="float">
            <text:p>-1.55197</text:p>
          </table:table-cell>
          <table:table-cell office:value-type="float" office:value="2.90738" calcext:value-type="float">
            <text:p>2.90738</text:p>
          </table:table-cell>
          <table:table-cell office:value-type="float" office:value="-4.64299" calcext:value-type="float">
            <text:p>-4.64299</text:p>
          </table:table-cell>
          <table:table-cell office:value-type="float" office:value="2.68811" calcext:value-type="float">
            <text:p>2.68811</text:p>
          </table:table-cell>
          <table:table-cell office:value-type="float" office:value="1.84347" calcext:value-type="float">
            <text:p>1.84347</text:p>
          </table:table-cell>
        </table:table-row>
        <table:table-row table:style-name="ro1">
          <table:table-cell office:value-type="float" office:value="0.000684766" calcext:value-type="float">
            <text:p>0.000684766</text:p>
          </table:table-cell>
          <table:table-cell office:value-type="float" office:value="-1.60945" calcext:value-type="float">
            <text:p>-1.60945</text:p>
          </table:table-cell>
          <table:table-cell office:value-type="float" office:value="-1.50688" calcext:value-type="float">
            <text:p>-1.50688</text:p>
          </table:table-cell>
          <table:table-cell office:value-type="float" office:value="3.34749" calcext:value-type="float">
            <text:p>3.34749</text:p>
          </table:table-cell>
          <table:table-cell office:value-type="float" office:value="-4.92143" calcext:value-type="float">
            <text:p>-4.92143</text:p>
          </table:table-cell>
          <table:table-cell office:value-type="float" office:value="2.61683" calcext:value-type="float">
            <text:p>2.61683</text:p>
          </table:table-cell>
          <table:table-cell office:value-type="float" office:value="1.57608" calcext:value-type="float">
            <text:p>1.57608</text:p>
          </table:table-cell>
        </table:table-row>
        <table:table-row table:style-name="ro1">
          <table:table-cell office:value-type="float" office:value="0.000844093" calcext:value-type="float">
            <text:p>0.000844093</text:p>
          </table:table-cell>
          <table:table-cell office:value-type="float" office:value="-1.9897" calcext:value-type="float">
            <text:p>-1.9897</text:p>
          </table:table-cell>
          <table:table-cell office:value-type="float" office:value="-1.43085" calcext:value-type="float">
            <text:p>-1.43085</text:p>
          </table:table-cell>
          <table:table-cell office:value-type="float" office:value="3.87225" calcext:value-type="float">
            <text:p>3.87225</text:p>
          </table:table-cell>
          <table:table-cell office:value-type="float" office:value="-5.29889" calcext:value-type="float">
            <text:p>-5.29889</text:p>
          </table:table-cell>
          <table:table-cell office:value-type="float" office:value="2.46069" calcext:value-type="float">
            <text:p>2.46069</text:p>
          </table:table-cell>
          <table:table-cell office:value-type="float" office:value="1.49788" calcext:value-type="float">
            <text:p>1.49788</text:p>
          </table:table-cell>
        </table:table-row>
        <table:table-row table:style-name="ro1">
          <table:table-cell office:value-type="float" office:value="0.000948415" calcext:value-type="float">
            <text:p>0.000948415</text:p>
          </table:table-cell>
          <table:table-cell office:value-type="float" office:value="-2.28602" calcext:value-type="float">
            <text:p>-2.28602</text:p>
          </table:table-cell>
          <table:table-cell office:value-type="float" office:value="-1.3122" calcext:value-type="float">
            <text:p>-1.3122</text:p>
          </table:table-cell>
          <table:table-cell office:value-type="float" office:value="4.02209" calcext:value-type="float">
            <text:p>4.02209</text:p>
          </table:table-cell>
          <table:table-cell office:value-type="float" office:value="-5.68534" calcext:value-type="float">
            <text:p>-5.68534</text:p>
          </table:table-cell>
          <table:table-cell office:value-type="float" office:value="2.28286" calcext:value-type="float">
            <text:p>2.28286</text:p>
          </table:table-cell>
          <table:table-cell office:value-type="float" office:value="1.60053" calcext:value-type="float">
            <text:p>1.60053</text:p>
          </table:table-cell>
        </table:table-row>
        <table:table-row table:style-name="ro1">
          <table:table-cell office:value-type="float" office:value="0.000721425" calcext:value-type="float">
            <text:p>0.000721425</text:p>
          </table:table-cell>
          <table:table-cell office:value-type="float" office:value="-2.29306" calcext:value-type="float">
            <text:p>-2.29306</text:p>
          </table:table-cell>
          <table:table-cell office:value-type="float" office:value="-1.26572" calcext:value-type="float">
            <text:p>-1.26572</text:p>
          </table:table-cell>
          <table:table-cell office:value-type="float" office:value="4.47233" calcext:value-type="float">
            <text:p>4.47233</text:p>
          </table:table-cell>
          <table:table-cell office:value-type="float" office:value="-5.96518" calcext:value-type="float">
            <text:p>-5.96518</text:p>
          </table:table-cell>
          <table:table-cell office:value-type="float" office:value="2.18392" calcext:value-type="float">
            <text:p>2.18392</text:p>
          </table:table-cell>
          <table:table-cell office:value-type="float" office:value="1.04887" calcext:value-type="float">
            <text:p>1.04887</text:p>
          </table:table-cell>
        </table:table-row>
        <table:table-row table:style-name="ro1">
          <table:table-cell office:value-type="float" office:value="0.000967348" calcext:value-type="float">
            <text:p>0.000967348</text:p>
          </table:table-cell>
          <table:table-cell office:value-type="float" office:value="-2.47518" calcext:value-type="float">
            <text:p>-2.47518</text:p>
          </table:table-cell>
          <table:table-cell office:value-type="float" office:value="-1.16997" calcext:value-type="float">
            <text:p>-1.16997</text:p>
          </table:table-cell>
          <table:table-cell office:value-type="float" office:value="4.92318" calcext:value-type="float">
            <text:p>4.92318</text:p>
          </table:table-cell>
          <table:table-cell office:value-type="float" office:value="-6.259" calcext:value-type="float">
            <text:p>-6.259</text:p>
          </table:table-cell>
          <table:table-cell office:value-type="float" office:value="2.08499" calcext:value-type="float">
            <text:p>2.08499</text:p>
          </table:table-cell>
          <table:table-cell office:value-type="float" office:value="0.972897" calcext:value-type="float">
            <text:p>0.972897</text:p>
          </table:table-cell>
        </table:table-row>
        <table:table-row table:style-name="ro1">
          <table:table-cell office:value-type="float" office:value="0.000724866" calcext:value-type="float">
            <text:p>0.000724866</text:p>
          </table:table-cell>
          <table:table-cell office:value-type="float" office:value="-2.65109" calcext:value-type="float">
            <text:p>-2.65109</text:p>
          </table:table-cell>
          <table:table-cell office:value-type="float" office:value="-1.05412" calcext:value-type="float">
            <text:p>-1.05412</text:p>
          </table:table-cell>
          <table:table-cell office:value-type="float" office:value="5.24773" calcext:value-type="float">
            <text:p>5.24773</text:p>
          </table:table-cell>
          <table:table-cell office:value-type="float" office:value="-6.57286" calcext:value-type="float">
            <text:p>-6.57286</text:p>
          </table:table-cell>
          <table:table-cell office:value-type="float" office:value="1.88118" calcext:value-type="float">
            <text:p>1.88118</text:p>
          </table:table-cell>
          <table:table-cell office:value-type="float" office:value="1.0379" calcext:value-type="float">
            <text:p>1.0379</text:p>
          </table:table-cell>
        </table:table-row>
        <table:table-row table:style-name="ro1">
          <table:table-cell office:value-type="float" office:value="0.000775431" calcext:value-type="float">
            <text:p>0.000775431</text:p>
          </table:table-cell>
          <table:table-cell office:value-type="float" office:value="-2.91366" calcext:value-type="float">
            <text:p>-2.91366</text:p>
          </table:table-cell>
          <table:table-cell office:value-type="float" office:value="-0.954367" calcext:value-type="float">
            <text:p>-0.954367</text:p>
          </table:table-cell>
          <table:table-cell office:value-type="float" office:value="5.62645" calcext:value-type="float">
            <text:p>5.62645</text:p>
          </table:table-cell>
          <table:table-cell office:value-type="float" office:value="-6.86242" calcext:value-type="float">
            <text:p>-6.86242</text:p>
          </table:table-cell>
          <table:table-cell office:value-type="float" office:value="1.73102" calcext:value-type="float">
            <text:p>1.73102</text:p>
          </table:table-cell>
          <table:table-cell office:value-type="float" office:value="0.87427" calcext:value-type="float">
            <text:p>0.87427</text:p>
          </table:table-cell>
        </table:table-row>
        <table:table-row table:style-name="ro1">
          <table:table-cell office:value-type="float" office:value="0.00100587" calcext:value-type="float">
            <text:p>0.00100587</text:p>
          </table:table-cell>
          <table:table-cell office:value-type="float" office:value="-3.27282" calcext:value-type="float">
            <text:p>-3.27282</text:p>
          </table:table-cell>
          <table:table-cell office:value-type="float" office:value="-0.810328" calcext:value-type="float">
            <text:p>-0.810328</text:p>
          </table:table-cell>
          <table:table-cell office:value-type="float" office:value="6.15054" calcext:value-type="float">
            <text:p>6.15054</text:p>
          </table:table-cell>
          <table:table-cell office:value-type="float" office:value="-7.16986" calcext:value-type="float">
            <text:p>-7.16986</text:p>
          </table:table-cell>
          <table:table-cell office:value-type="float" office:value="1.60515" calcext:value-type="float">
            <text:p>1.60515</text:p>
          </table:table-cell>
          <table:table-cell office:value-type="float" office:value="1.0638" calcext:value-type="float">
            <text:p>1.0638</text:p>
          </table:table-cell>
        </table:table-row>
        <table:table-row table:style-name="ro1">
          <table:table-cell office:value-type="float" office:value="0.000881353" calcext:value-type="float">
            <text:p>0.000881353</text:p>
          </table:table-cell>
          <table:table-cell office:value-type="float" office:value="-3.37056" calcext:value-type="float">
            <text:p>-3.37056</text:p>
          </table:table-cell>
          <table:table-cell office:value-type="float" office:value="-0.715971" calcext:value-type="float">
            <text:p>-0.715971</text:p>
          </table:table-cell>
          <table:table-cell office:value-type="float" office:value="6.50921" calcext:value-type="float">
            <text:p>6.50921</text:p>
          </table:table-cell>
          <table:table-cell office:value-type="float" office:value="-7.38567" calcext:value-type="float">
            <text:p>-7.38567</text:p>
          </table:table-cell>
          <table:table-cell office:value-type="float" office:value="1.50494" calcext:value-type="float">
            <text:p>1.50494</text:p>
          </table:table-cell>
          <table:table-cell office:value-type="float" office:value="0.693589" calcext:value-type="float">
            <text:p>0.693589</text:p>
          </table:table-cell>
        </table:table-row>
        <table:table-row table:style-name="ro1">
          <table:table-cell office:value-type="float" office:value="0.000995876" calcext:value-type="float">
            <text:p>0.000995876</text:p>
          </table:table-cell>
          <table:table-cell office:value-type="float" office:value="-3.89968" calcext:value-type="float">
            <text:p>-3.89968</text:p>
          </table:table-cell>
          <table:table-cell office:value-type="float" office:value="-0.531482" calcext:value-type="float">
            <text:p>-0.531482</text:p>
          </table:table-cell>
          <table:table-cell office:value-type="float" office:value="6.88779" calcext:value-type="float">
            <text:p>6.88779</text:p>
          </table:table-cell>
          <table:table-cell office:value-type="float" office:value="-7.77429" calcext:value-type="float">
            <text:p>-7.77429</text:p>
          </table:table-cell>
          <table:table-cell office:value-type="float" office:value="1.38904" calcext:value-type="float">
            <text:p>1.38904</text:p>
          </table:table-cell>
          <table:table-cell office:value-type="float" office:value="0.948818" calcext:value-type="float">
            <text:p>0.948818</text:p>
          </table:table-cell>
        </table:table-row>
        <table:table-row table:style-name="ro1">
          <table:table-cell office:value-type="float" office:value="0.00116361" calcext:value-type="float">
            <text:p>0.00116361</text:p>
          </table:table-cell>
          <table:table-cell office:value-type="float" office:value="-4.57238" calcext:value-type="float">
            <text:p>-4.57238</text:p>
          </table:table-cell>
          <table:table-cell office:value-type="float" office:value="-0.345768" calcext:value-type="float">
            <text:p>-0.345768</text:p>
          </table:table-cell>
          <table:table-cell office:value-type="float" office:value="7.30022" calcext:value-type="float">
            <text:p>7.30022</text:p>
          </table:table-cell>
          <table:table-cell office:value-type="float" office:value="-8.12822" calcext:value-type="float">
            <text:p>-8.12822</text:p>
          </table:table-cell>
          <table:table-cell office:value-type="float" office:value="1.3246" calcext:value-type="float">
            <text:p>1.3246</text:p>
          </table:table-cell>
          <table:table-cell office:value-type="float" office:value="1.32241" calcext:value-type="float">
            <text:p>1.32241</text:p>
          </table:table-cell>
        </table:table-row>
        <table:table-row table:style-name="ro1">
          <table:table-cell office:value-type="float" office:value="0.00109705" calcext:value-type="float">
            <text:p>0.00109705</text:p>
          </table:table-cell>
          <table:table-cell office:value-type="float" office:value="-5.21682" calcext:value-type="float">
            <text:p>-5.21682</text:p>
          </table:table-cell>
          <table:table-cell office:value-type="float" office:value="-0.154544" calcext:value-type="float">
            <text:p>-0.154544</text:p>
          </table:table-cell>
          <table:table-cell office:value-type="float" office:value="7.65619" calcext:value-type="float">
            <text:p>7.65619</text:p>
          </table:table-cell>
          <table:table-cell office:value-type="float" office:value="-8.46785" calcext:value-type="float">
            <text:p>-8.46785</text:p>
          </table:table-cell>
          <table:table-cell office:value-type="float" office:value="1.30784" calcext:value-type="float">
            <text:p>1.30784</text:p>
          </table:table-cell>
          <table:table-cell office:value-type="float" office:value="1.75353" calcext:value-type="float">
            <text:p>1.75353</text:p>
          </table:table-cell>
        </table:table-row>
        <table:table-row table:style-name="ro1">
          <table:table-cell office:value-type="float" office:value="0.0012007" calcext:value-type="float">
            <text:p>0.0012007</text:p>
          </table:table-cell>
          <table:table-cell office:value-type="float" office:value="-5.88716" calcext:value-type="float">
            <text:p>-5.88716</text:p>
          </table:table-cell>
          <table:table-cell office:value-type="float" office:value="0.0623225" calcext:value-type="float">
            <text:p>0.0623225</text:p>
          </table:table-cell>
          <table:table-cell office:value-type="float" office:value="8.00218" calcext:value-type="float">
            <text:p>8.00218</text:p>
          </table:table-cell>
          <table:table-cell office:value-type="float" office:value="-8.78503" calcext:value-type="float">
            <text:p>-8.78503</text:p>
          </table:table-cell>
          <table:table-cell office:value-type="float" office:value="1.26539" calcext:value-type="float">
            <text:p>1.26539</text:p>
          </table:table-cell>
          <table:table-cell office:value-type="float" office:value="2.36899" calcext:value-type="float">
            <text:p>2.36899</text:p>
          </table:table-cell>
        </table:table-row>
        <table:table-row table:style-name="ro1">
          <table:table-cell office:value-type="float" office:value="0.000884872" calcext:value-type="float">
            <text:p>0.000884872</text:p>
          </table:table-cell>
          <table:table-cell office:value-type="float" office:value="-6.14199" calcext:value-type="float">
            <text:p>-6.14199</text:p>
          </table:table-cell>
          <table:table-cell office:value-type="float" office:value="0.254537" calcext:value-type="float">
            <text:p>0.254537</text:p>
          </table:table-cell>
          <table:table-cell office:value-type="float" office:value="8.22434" calcext:value-type="float">
            <text:p>8.22434</text:p>
          </table:table-cell>
          <table:table-cell office:value-type="float" office:value="-9.00936" calcext:value-type="float">
            <text:p>-9.00936</text:p>
          </table:table-cell>
          <table:table-cell office:value-type="float" office:value="1.16132" calcext:value-type="float">
            <text:p>1.16132</text:p>
          </table:table-cell>
          <table:table-cell office:value-type="float" office:value="2.46955" calcext:value-type="float">
            <text:p>2.46955</text:p>
          </table:table-cell>
        </table:table-row>
        <table:table-row table:style-name="ro1">
          <table:table-cell office:value-type="float" office:value="0.00098993" calcext:value-type="float">
            <text:p>0.00098993</text:p>
          </table:table-cell>
          <table:table-cell office:value-type="float" office:value="-6.43628" calcext:value-type="float">
            <text:p>-6.43628</text:p>
          </table:table-cell>
          <table:table-cell office:value-type="float" office:value="0.465598" calcext:value-type="float">
            <text:p>0.465598</text:p>
          </table:table-cell>
          <table:table-cell office:value-type="float" office:value="8.42452" calcext:value-type="float">
            <text:p>8.42452</text:p>
          </table:table-cell>
          <table:table-cell office:value-type="float" office:value="-9.20264" calcext:value-type="float">
            <text:p>-9.20264</text:p>
          </table:table-cell>
          <table:table-cell office:value-type="float" office:value="1.11445" calcext:value-type="float">
            <text:p>1.11445</text:p>
          </table:table-cell>
          <table:table-cell office:value-type="float" office:value="2.505" calcext:value-type="float">
            <text:p>2.505</text:p>
          </table:table-cell>
        </table:table-row>
        <table:table-row table:style-name="ro1">
          <table:table-cell office:value-type="float" office:value="0.00135559" calcext:value-type="float">
            <text:p>0.00135559</text:p>
          </table:table-cell>
          <table:table-cell office:value-type="float" office:value="-7.19951" calcext:value-type="float">
            <text:p>-7.19951</text:p>
          </table:table-cell>
          <table:table-cell office:value-type="float" office:value="0.845257" calcext:value-type="float">
            <text:p>0.845257</text:p>
          </table:table-cell>
          <table:table-cell office:value-type="float" office:value="8.77386" calcext:value-type="float">
            <text:p>8.77386</text:p>
          </table:table-cell>
          <table:table-cell office:value-type="float" office:value="-9.49775" calcext:value-type="float">
            <text:p>-9.49775</text:p>
          </table:table-cell>
          <table:table-cell office:value-type="float" office:value="1.03732" calcext:value-type="float">
            <text:p>1.03732</text:p>
          </table:table-cell>
          <table:table-cell office:value-type="float" office:value="3.09431" calcext:value-type="float">
            <text:p>3.09431</text:p>
          </table:table-cell>
        </table:table-row>
        <table:table-row table:style-name="ro1">
          <table:table-cell office:value-type="float" office:value="0.00104091" calcext:value-type="float">
            <text:p>0.00104091</text:p>
          </table:table-cell>
          <table:table-cell office:value-type="float" office:value="-7.60921" calcext:value-type="float">
            <text:p>-7.60921</text:p>
          </table:table-cell>
          <table:table-cell office:value-type="float" office:value="1.18954" calcext:value-type="float">
            <text:p>1.18954</text:p>
          </table:table-cell>
          <table:table-cell office:value-type="float" office:value="8.9506" calcext:value-type="float">
            <text:p>8.9506</text:p>
          </table:table-cell>
          <table:table-cell office:value-type="float" office:value="-9.71556" calcext:value-type="float">
            <text:p>-9.71556</text:p>
          </table:table-cell>
          <table:table-cell office:value-type="float" office:value="0.993202" calcext:value-type="float">
            <text:p>0.993202</text:p>
          </table:table-cell>
          <table:table-cell office:value-type="float" office:value="3.35115" calcext:value-type="float">
            <text:p>3.35115</text:p>
          </table:table-cell>
        </table:table-row>
        <table:table-row table:style-name="ro1">
          <table:table-cell office:value-type="float" office:value="0.00142296" calcext:value-type="float">
            <text:p>0.00142296</text:p>
          </table:table-cell>
          <table:table-cell office:value-type="float" office:value="-6.61947" calcext:value-type="float">
            <text:p>-6.61947</text:p>
          </table:table-cell>
          <table:table-cell office:value-type="float" office:value="1.67385" calcext:value-type="float">
            <text:p>1.67385</text:p>
          </table:table-cell>
          <table:table-cell office:value-type="float" office:value="9.05481" calcext:value-type="float">
            <text:p>9.05481</text:p>
          </table:table-cell>
          <table:table-cell office:value-type="float" office:value="-9.72534" calcext:value-type="float">
            <text:p>-9.72534</text:p>
          </table:table-cell>
          <table:table-cell office:value-type="float" office:value="0.796078" calcext:value-type="float">
            <text:p>0.796078</text:p>
          </table:table-cell>
          <table:table-cell office:value-type="float" office:value="2.22303" calcext:value-type="float">
            <text:p>2.22303</text:p>
          </table:table-cell>
        </table:table-row>
        <table:table-row table:style-name="ro1">
          <table:table-cell office:value-type="float" office:value="0.00108227" calcext:value-type="float">
            <text:p>0.00108227</text:p>
          </table:table-cell>
          <table:table-cell office:value-type="float" office:value="-6.67037" calcext:value-type="float">
            <text:p>-6.67037</text:p>
          </table:table-cell>
          <table:table-cell office:value-type="float" office:value="2.0718" calcext:value-type="float">
            <text:p>2.0718</text:p>
          </table:table-cell>
          <table:table-cell office:value-type="float" office:value="9.04708" calcext:value-type="float">
            <text:p>9.04708</text:p>
          </table:table-cell>
          <table:table-cell office:value-type="float" office:value="-9.84992" calcext:value-type="float">
            <text:p>-9.84992</text:p>
          </table:table-cell>
          <table:table-cell office:value-type="float" office:value="0.705606" calcext:value-type="float">
            <text:p>0.705606</text:p>
          </table:table-cell>
          <table:table-cell office:value-type="float" office:value="2.62258" calcext:value-type="float">
            <text:p>2.62258</text:p>
          </table:table-cell>
        </table:table-row>
        <table:table-row table:style-name="ro1">
          <table:table-cell office:value-type="float" office:value="0.000914271" calcext:value-type="float">
            <text:p>0.000914271</text:p>
          </table:table-cell>
          <table:table-cell office:value-type="float" office:value="-6.37507" calcext:value-type="float">
            <text:p>-6.37507</text:p>
          </table:table-cell>
          <table:table-cell office:value-type="float" office:value="2.3759" calcext:value-type="float">
            <text:p>2.3759</text:p>
          </table:table-cell>
          <table:table-cell office:value-type="float" office:value="9.12113" calcext:value-type="float">
            <text:p>9.12113</text:p>
          </table:table-cell>
          <table:table-cell office:value-type="float" office:value="-9.82103" calcext:value-type="float">
            <text:p>-9.82103</text:p>
          </table:table-cell>
          <table:table-cell office:value-type="float" office:value="0.674305" calcext:value-type="float">
            <text:p>0.674305</text:p>
          </table:table-cell>
          <table:table-cell office:value-type="float" office:value="2.17321" calcext:value-type="float">
            <text:p>2.17321</text:p>
          </table:table-cell>
        </table:table-row>
        <table:table-row table:style-name="ro1">
          <table:table-cell office:value-type="float" office:value="0.000971575" calcext:value-type="float">
            <text:p>0.000971575</text:p>
          </table:table-cell>
          <table:table-cell office:value-type="float" office:value="-6.3158" calcext:value-type="float">
            <text:p>-6.3158</text:p>
          </table:table-cell>
          <table:table-cell office:value-type="float" office:value="2.64403" calcext:value-type="float">
            <text:p>2.64403</text:p>
          </table:table-cell>
          <table:table-cell office:value-type="float" office:value="9.13183" calcext:value-type="float">
            <text:p>9.13183</text:p>
          </table:table-cell>
          <table:table-cell office:value-type="float" office:value="-9.89579" calcext:value-type="float">
            <text:p>-9.89579</text:p>
          </table:table-cell>
          <table:table-cell office:value-type="float" office:value="0.791343" calcext:value-type="float">
            <text:p>0.791343</text:p>
          </table:table-cell>
          <table:table-cell office:value-type="float" office:value="2.09364" calcext:value-type="float">
            <text:p>2.09364</text:p>
          </table:table-cell>
        </table:table-row>
        <table:table-row table:style-name="ro1">
          <table:table-cell office:value-type="float" office:value="0.000948752" calcext:value-type="float">
            <text:p>0.000948752</text:p>
          </table:table-cell>
          <table:table-cell office:value-type="float" office:value="-6.14394" calcext:value-type="float">
            <text:p>-6.14394</text:p>
          </table:table-cell>
          <table:table-cell office:value-type="float" office:value="2.87335" calcext:value-type="float">
            <text:p>2.87335</text:p>
          </table:table-cell>
          <table:table-cell office:value-type="float" office:value="9.14513" calcext:value-type="float">
            <text:p>9.14513</text:p>
          </table:table-cell>
          <table:table-cell office:value-type="float" office:value="-9.99477" calcext:value-type="float">
            <text:p>-9.99477</text:p>
          </table:table-cell>
          <table:table-cell office:value-type="float" office:value="0.929511" calcext:value-type="float">
            <text:p>0.929511</text:p>
          </table:table-cell>
          <table:table-cell office:value-type="float" office:value="1.72082" calcext:value-type="float">
            <text:p>1.72082</text:p>
          </table:table-cell>
        </table:table-row>
        <table:table-row table:style-name="ro1">
          <table:table-cell office:value-type="float" office:value="0.00106301" calcext:value-type="float">
            <text:p>0.00106301</text:p>
          </table:table-cell>
          <table:table-cell office:value-type="float" office:value="-6.02745" calcext:value-type="float">
            <text:p>-6.02745</text:p>
          </table:table-cell>
          <table:table-cell office:value-type="float" office:value="3.12713" calcext:value-type="float">
            <text:p>3.12713</text:p>
          </table:table-cell>
          <table:table-cell office:value-type="float" office:value="9.1306" calcext:value-type="float">
            <text:p>9.1306</text:p>
          </table:table-cell>
          <table:table-cell office:value-type="float" office:value="-10.0999" calcext:value-type="float">
            <text:p>-10.0999</text:p>
          </table:table-cell>
          <table:table-cell office:value-type="float" office:value="1.05476" calcext:value-type="float">
            <text:p>1.05476</text:p>
          </table:table-cell>
          <table:table-cell office:value-type="float" office:value="1.58914" calcext:value-type="float">
            <text:p>1.58914</text:p>
          </table:table-cell>
        </table:table-row>
        <table:table-row table:style-name="ro1">
          <table:table-cell office:value-type="float" office:value="0.0010771" calcext:value-type="float">
            <text:p>0.0010771</text:p>
          </table:table-cell>
          <table:table-cell office:value-type="float" office:value="-5.92242" calcext:value-type="float">
            <text:p>-5.92242</text:p>
          </table:table-cell>
          <table:table-cell office:value-type="float" office:value="3.40393" calcext:value-type="float">
            <text:p>3.40393</text:p>
          </table:table-cell>
          <table:table-cell office:value-type="float" office:value="9.13581" calcext:value-type="float">
            <text:p>9.13581</text:p>
          </table:table-cell>
          <table:table-cell office:value-type="float" office:value="-10.1419" calcext:value-type="float">
            <text:p>-10.1419</text:p>
          </table:table-cell>
          <table:table-cell office:value-type="float" office:value="1.17439" calcext:value-type="float">
            <text:p>1.17439</text:p>
          </table:table-cell>
          <table:table-cell office:value-type="float" office:value="1.49587" calcext:value-type="float">
            <text:p>1.49587</text:p>
          </table:table-cell>
        </table:table-row>
        <table:table-row table:style-name="ro1">
          <table:table-cell office:value-type="float" office:value="0.0011977" calcext:value-type="float">
            <text:p>0.0011977</text:p>
          </table:table-cell>
          <table:table-cell office:value-type="float" office:value="-5.58069" calcext:value-type="float">
            <text:p>-5.58069</text:p>
          </table:table-cell>
          <table:table-cell office:value-type="float" office:value="3.68499" calcext:value-type="float">
            <text:p>3.68499</text:p>
          </table:table-cell>
          <table:table-cell office:value-type="float" office:value="9.23128" calcext:value-type="float">
            <text:p>9.23128</text:p>
          </table:table-cell>
          <table:table-cell office:value-type="float" office:value="-10.0706" calcext:value-type="float">
            <text:p>-10.0706</text:p>
          </table:table-cell>
          <table:table-cell office:value-type="float" office:value="1.32409" calcext:value-type="float">
            <text:p>1.32409</text:p>
          </table:table-cell>
          <table:table-cell office:value-type="float" office:value="1.23709" calcext:value-type="float">
            <text:p>1.23709</text:p>
          </table:table-cell>
        </table:table-row>
        <table:table-row table:style-name="ro1">
          <table:table-cell office:value-type="float" office:value="0.00125171" calcext:value-type="float">
            <text:p>0.00125171</text:p>
          </table:table-cell>
          <table:table-cell office:value-type="float" office:value="-5.30375" calcext:value-type="float">
            <text:p>-5.30375</text:p>
          </table:table-cell>
          <table:table-cell office:value-type="float" office:value="3.96643" calcext:value-type="float">
            <text:p>3.96643</text:p>
          </table:table-cell>
          <table:table-cell office:value-type="float" office:value="9.07972" calcext:value-type="float">
            <text:p>9.07972</text:p>
          </table:table-cell>
          <table:table-cell office:value-type="float" office:value="-10.0191" calcext:value-type="float">
            <text:p>-10.0191</text:p>
          </table:table-cell>
          <table:table-cell office:value-type="float" office:value="1.37171" calcext:value-type="float">
            <text:p>1.37171</text:p>
          </table:table-cell>
          <table:table-cell office:value-type="float" office:value="1.23041" calcext:value-type="float">
            <text:p>1.23041</text:p>
          </table:table-cell>
        </table:table-row>
        <table:table-row table:style-name="ro1">
          <table:table-cell office:value-type="float" office:value="0.0015021" calcext:value-type="float">
            <text:p>0.0015021</text:p>
          </table:table-cell>
          <table:table-cell office:value-type="float" office:value="-5.63821" calcext:value-type="float">
            <text:p>-5.63821</text:p>
          </table:table-cell>
          <table:table-cell office:value-type="float" office:value="4.3534" calcext:value-type="float">
            <text:p>4.3534</text:p>
          </table:table-cell>
          <table:table-cell office:value-type="float" office:value="8.94223" calcext:value-type="float">
            <text:p>8.94223</text:p>
          </table:table-cell>
          <table:table-cell office:value-type="float" office:value="-9.93913" calcext:value-type="float">
            <text:p>-9.93913</text:p>
          </table:table-cell>
          <table:table-cell office:value-type="float" office:value="1.57718" calcext:value-type="float">
            <text:p>1.57718</text:p>
          </table:table-cell>
          <table:table-cell office:value-type="float" office:value="1.46353" calcext:value-type="float">
            <text:p>1.46353</text:p>
          </table:table-cell>
        </table:table-row>
        <table:table-row table:style-name="ro1">
          <table:table-cell office:value-type="float" office:value="0.00241655" calcext:value-type="float">
            <text:p>0.00241655</text:p>
          </table:table-cell>
          <table:table-cell office:value-type="float" office:value="-5.60615" calcext:value-type="float">
            <text:p>-5.60615</text:p>
          </table:table-cell>
          <table:table-cell office:value-type="float" office:value="4.83918" calcext:value-type="float">
            <text:p>4.83918</text:p>
          </table:table-cell>
          <table:table-cell office:value-type="float" office:value="8.40256" calcext:value-type="float">
            <text:p>8.40256</text:p>
          </table:table-cell>
          <table:table-cell office:value-type="float" office:value="-9.76166" calcext:value-type="float">
            <text:p>-9.76166</text:p>
          </table:table-cell>
          <table:table-cell office:value-type="float" office:value="2.04039" calcext:value-type="float">
            <text:p>2.04039</text:p>
          </table:table-cell>
          <table:table-cell office:value-type="float" office:value="1.98805" calcext:value-type="float">
            <text:p>1.98805</text:p>
          </table:table-cell>
        </table:table-row>
        <table:table-row table:style-name="ro1">
          <table:table-cell office:value-type="float" office:value="0.00115908" calcext:value-type="float">
            <text:p>0.00115908</text:p>
          </table:table-cell>
          <table:table-cell office:value-type="float" office:value="-4.84311" calcext:value-type="float">
            <text:p>-4.84311</text:p>
          </table:table-cell>
          <table:table-cell office:value-type="float" office:value="4.89744" calcext:value-type="float">
            <text:p>4.89744</text:p>
          </table:table-cell>
          <table:table-cell office:value-type="float" office:value="8.10129" calcext:value-type="float">
            <text:p>8.10129</text:p>
          </table:table-cell>
          <table:table-cell office:value-type="float" office:value="-9.54298" calcext:value-type="float">
            <text:p>-9.54298</text:p>
          </table:table-cell>
          <table:table-cell office:value-type="float" office:value="2.22171" calcext:value-type="float">
            <text:p>2.22171</text:p>
          </table:table-cell>
          <table:table-cell office:value-type="float" office:value="1.66128" calcext:value-type="float">
            <text:p>1.66128</text:p>
          </table:table-cell>
        </table:table-row>
        <table:table-row table:style-name="ro1">
          <table:table-cell office:value-type="float" office:value="0.0011863" calcext:value-type="float">
            <text:p>0.0011863</text:p>
          </table:table-cell>
          <table:table-cell office:value-type="float" office:value="-4.95077" calcext:value-type="float">
            <text:p>-4.95077</text:p>
          </table:table-cell>
          <table:table-cell office:value-type="float" office:value="5.14168" calcext:value-type="float">
            <text:p>5.14168</text:p>
          </table:table-cell>
          <table:table-cell office:value-type="float" office:value="7.71242" calcext:value-type="float">
            <text:p>7.71242</text:p>
          </table:table-cell>
          <table:table-cell office:value-type="float" office:value="-9.39942" calcext:value-type="float">
            <text:p>-9.39942</text:p>
          </table:table-cell>
          <table:table-cell office:value-type="float" office:value="2.53963" calcext:value-type="float">
            <text:p>2.53963</text:p>
          </table:table-cell>
          <table:table-cell office:value-type="float" office:value="1.55723" calcext:value-type="float">
            <text:p>1.55723</text:p>
          </table:table-cell>
        </table:table-row>
        <table:table-row table:style-name="ro1">
          <table:table-cell office:value-type="float" office:value="0.00123126" calcext:value-type="float">
            <text:p>0.00123126</text:p>
          </table:table-cell>
          <table:table-cell office:value-type="float" office:value="-4.95004" calcext:value-type="float">
            <text:p>-4.95004</text:p>
          </table:table-cell>
          <table:table-cell office:value-type="float" office:value="5.34706" calcext:value-type="float">
            <text:p>5.34706</text:p>
          </table:table-cell>
          <table:table-cell office:value-type="float" office:value="7.34234" calcext:value-type="float">
            <text:p>7.34234</text:p>
          </table:table-cell>
          <table:table-cell office:value-type="float" office:value="-9.19189" calcext:value-type="float">
            <text:p>-9.19189</text:p>
          </table:table-cell>
          <table:table-cell office:value-type="float" office:value="2.88605" calcext:value-type="float">
            <text:p>2.88605</text:p>
          </table:table-cell>
          <table:table-cell office:value-type="float" office:value="2.03738" calcext:value-type="float">
            <text:p>2.03738</text:p>
          </table:table-cell>
        </table:table-row>
        <table:table-row table:style-name="ro1">
          <table:table-cell office:value-type="float" office:value="0.00113451" calcext:value-type="float">
            <text:p>0.00113451</text:p>
          </table:table-cell>
          <table:table-cell office:value-type="float" office:value="-4.53973" calcext:value-type="float">
            <text:p>-4.53973</text:p>
          </table:table-cell>
          <table:table-cell office:value-type="float" office:value="5.46943" calcext:value-type="float">
            <text:p>5.46943</text:p>
          </table:table-cell>
          <table:table-cell office:value-type="float" office:value="6.88019" calcext:value-type="float">
            <text:p>6.88019</text:p>
          </table:table-cell>
          <table:table-cell office:value-type="float" office:value="-8.96976" calcext:value-type="float">
            <text:p>-8.96976</text:p>
          </table:table-cell>
          <table:table-cell office:value-type="float" office:value="3.20882" calcext:value-type="float">
            <text:p>3.20882</text:p>
          </table:table-cell>
          <table:table-cell office:value-type="float" office:value="1.87099" calcext:value-type="float">
            <text:p>1.87099</text:p>
          </table:table-cell>
        </table:table-row>
        <table:table-row table:style-name="ro1">
          <table:table-cell office:value-type="float" office:value="0.00110485" calcext:value-type="float">
            <text:p>0.00110485</text:p>
          </table:table-cell>
          <table:table-cell office:value-type="float" office:value="-4.73701" calcext:value-type="float">
            <text:p>-4.73701</text:p>
          </table:table-cell>
          <table:table-cell office:value-type="float" office:value="5.59435" calcext:value-type="float">
            <text:p>5.59435</text:p>
          </table:table-cell>
          <table:table-cell office:value-type="float" office:value="6.4283" calcext:value-type="float">
            <text:p>6.4283</text:p>
          </table:table-cell>
          <table:table-cell office:value-type="float" office:value="-8.6752" calcext:value-type="float">
            <text:p>-8.6752</text:p>
          </table:table-cell>
          <table:table-cell office:value-type="float" office:value="3.55313" calcext:value-type="float">
            <text:p>3.55313</text:p>
          </table:table-cell>
          <table:table-cell office:value-type="float" office:value="2.48663" calcext:value-type="float">
            <text:p>2.48663</text:p>
          </table:table-cell>
        </table:table-row>
        <table:table-row table:style-name="ro1">
          <table:table-cell office:value-type="float" office:value="0.00116433" calcext:value-type="float">
            <text:p>0.00116433</text:p>
          </table:table-cell>
          <table:table-cell office:value-type="float" office:value="-4.96058" calcext:value-type="float">
            <text:p>-4.96058</text:p>
          </table:table-cell>
          <table:table-cell office:value-type="float" office:value="5.70018" calcext:value-type="float">
            <text:p>5.70018</text:p>
          </table:table-cell>
          <table:table-cell office:value-type="float" office:value="5.99872" calcext:value-type="float">
            <text:p>5.99872</text:p>
          </table:table-cell>
          <table:table-cell office:value-type="float" office:value="-8.50017" calcext:value-type="float">
            <text:p>-8.50017</text:p>
          </table:table-cell>
          <table:table-cell office:value-type="float" office:value="3.92545" calcext:value-type="float">
            <text:p>3.92545</text:p>
          </table:table-cell>
          <table:table-cell office:value-type="float" office:value="2.85972" calcext:value-type="float">
            <text:p>2.85972</text:p>
          </table:table-cell>
        </table:table-row>
        <table:table-row table:style-name="ro1">
          <table:table-cell office:value-type="float" office:value="0.000869753" calcext:value-type="float">
            <text:p>0.000869753</text:p>
          </table:table-cell>
          <table:table-cell office:value-type="float" office:value="-4.87045" calcext:value-type="float">
            <text:p>-4.87045</text:p>
          </table:table-cell>
          <table:table-cell office:value-type="float" office:value="5.71385" calcext:value-type="float">
            <text:p>5.71385</text:p>
          </table:table-cell>
          <table:table-cell office:value-type="float" office:value="5.56279" calcext:value-type="float">
            <text:p>5.56279</text:p>
          </table:table-cell>
          <table:table-cell office:value-type="float" office:value="-8.20911" calcext:value-type="float">
            <text:p>-8.20911</text:p>
          </table:table-cell>
          <table:table-cell office:value-type="float" office:value="4.49317" calcext:value-type="float">
            <text:p>4.49317</text:p>
          </table:table-cell>
          <table:table-cell office:value-type="float" office:value="2.71168" calcext:value-type="float">
            <text:p>2.71168</text:p>
          </table:table-cell>
        </table:table-row>
        <table:table-row table:style-name="ro1">
          <table:table-cell office:value-type="float" office:value="0.000945523" calcext:value-type="float">
            <text:p>0.000945523</text:p>
          </table:table-cell>
          <table:table-cell office:value-type="float" office:value="-4.65608" calcext:value-type="float">
            <text:p>-4.65608</text:p>
          </table:table-cell>
          <table:table-cell office:value-type="float" office:value="5.64534" calcext:value-type="float">
            <text:p>5.64534</text:p>
          </table:table-cell>
          <table:table-cell office:value-type="float" office:value="5.18811" calcext:value-type="float">
            <text:p>5.18811</text:p>
          </table:table-cell>
          <table:table-cell office:value-type="float" office:value="-7.95333" calcext:value-type="float">
            <text:p>-7.95333</text:p>
          </table:table-cell>
          <table:table-cell office:value-type="float" office:value="5.00035" calcext:value-type="float">
            <text:p>5.00035</text:p>
          </table:table-cell>
          <table:table-cell office:value-type="float" office:value="2.79598" calcext:value-type="float">
            <text:p>2.79598</text:p>
          </table:table-cell>
        </table:table-row>
        <table:table-row table:style-name="ro1">
          <table:table-cell office:value-type="float" office:value="0.000841755" calcext:value-type="float">
            <text:p>0.000841755</text:p>
          </table:table-cell>
          <table:table-cell office:value-type="float" office:value="-4.41508" calcext:value-type="float">
            <text:p>-4.41508</text:p>
          </table:table-cell>
          <table:table-cell office:value-type="float" office:value="5.63058" calcext:value-type="float">
            <text:p>5.63058</text:p>
          </table:table-cell>
          <table:table-cell office:value-type="float" office:value="4.86257" calcext:value-type="float">
            <text:p>4.86257</text:p>
          </table:table-cell>
          <table:table-cell office:value-type="float" office:value="-7.72958" calcext:value-type="float">
            <text:p>-7.72958</text:p>
          </table:table-cell>
          <table:table-cell office:value-type="float" office:value="5.46714" calcext:value-type="float">
            <text:p>5.46714</text:p>
          </table:table-cell>
          <table:table-cell office:value-type="float" office:value="2.77302" calcext:value-type="float">
            <text:p>2.77302</text:p>
          </table:table-cell>
        </table:table-row>
        <table:table-row table:style-name="ro1">
          <table:table-cell office:value-type="float" office:value="0.000854938" calcext:value-type="float">
            <text:p>0.000854938</text:p>
          </table:table-cell>
          <table:table-cell office:value-type="float" office:value="-4.25515" calcext:value-type="float">
            <text:p>-4.25515</text:p>
          </table:table-cell>
          <table:table-cell office:value-type="float" office:value="5.62322" calcext:value-type="float">
            <text:p>5.62322</text:p>
          </table:table-cell>
          <table:table-cell office:value-type="float" office:value="4.52634" calcext:value-type="float">
            <text:p>4.52634</text:p>
          </table:table-cell>
          <table:table-cell office:value-type="float" office:value="-7.56761" calcext:value-type="float">
            <text:p>-7.56761</text:p>
          </table:table-cell>
          <table:table-cell office:value-type="float" office:value="5.92406" calcext:value-type="float">
            <text:p>5.92406</text:p>
          </table:table-cell>
          <table:table-cell office:value-type="float" office:value="2.93413" calcext:value-type="float">
            <text:p>2.93413</text:p>
          </table:table-cell>
        </table:table-row>
        <table:table-row table:style-name="ro1">
          <table:table-cell office:value-type="float" office:value="0.000893926" calcext:value-type="float">
            <text:p>0.000893926</text:p>
          </table:table-cell>
          <table:table-cell office:value-type="float" office:value="-3.91658" calcext:value-type="float">
            <text:p>-3.91658</text:p>
          </table:table-cell>
          <table:table-cell office:value-type="float" office:value="5.60888" calcext:value-type="float">
            <text:p>5.60888</text:p>
          </table:table-cell>
          <table:table-cell office:value-type="float" office:value="4.21907" calcext:value-type="float">
            <text:p>4.21907</text:p>
          </table:table-cell>
          <table:table-cell office:value-type="float" office:value="-7.35206" calcext:value-type="float">
            <text:p>-7.35206</text:p>
          </table:table-cell>
          <table:table-cell office:value-type="float" office:value="6.36768" calcext:value-type="float">
            <text:p>6.36768</text:p>
          </table:table-cell>
          <table:table-cell office:value-type="float" office:value="2.71702" calcext:value-type="float">
            <text:p>2.71702</text:p>
          </table:table-cell>
        </table:table-row>
        <table:table-row table:style-name="ro1">
          <table:table-cell office:value-type="float" office:value="0.000903921" calcext:value-type="float">
            <text:p>0.000903921</text:p>
          </table:table-cell>
          <table:table-cell office:value-type="float" office:value="-3.43484" calcext:value-type="float">
            <text:p>-3.43484</text:p>
          </table:table-cell>
          <table:table-cell office:value-type="float" office:value="5.63226" calcext:value-type="float">
            <text:p>5.63226</text:p>
          </table:table-cell>
          <table:table-cell office:value-type="float" office:value="3.85273" calcext:value-type="float">
            <text:p>3.85273</text:p>
          </table:table-cell>
          <table:table-cell office:value-type="float" office:value="-7.05456" calcext:value-type="float">
            <text:p>-7.05456</text:p>
          </table:table-cell>
          <table:table-cell office:value-type="float" office:value="6.71111" calcext:value-type="float">
            <text:p>6.71111</text:p>
          </table:table-cell>
          <table:table-cell office:value-type="float" office:value="2.65688" calcext:value-type="float">
            <text:p>2.65688</text:p>
          </table:table-cell>
        </table:table-row>
        <table:table-row table:style-name="ro1">
          <table:table-cell office:value-type="float" office:value="0.0011811" calcext:value-type="float">
            <text:p>0.0011811</text:p>
          </table:table-cell>
          <table:table-cell office:value-type="float" office:value="-3.89218" calcext:value-type="float">
            <text:p>-3.89218</text:p>
          </table:table-cell>
          <table:table-cell office:value-type="float" office:value="5.7886" calcext:value-type="float">
            <text:p>5.7886</text:p>
          </table:table-cell>
          <table:table-cell office:value-type="float" office:value="3.6431" calcext:value-type="float">
            <text:p>3.6431</text:p>
          </table:table-cell>
          <table:table-cell office:value-type="float" office:value="-6.83913" calcext:value-type="float">
            <text:p>-6.83913</text:p>
          </table:table-cell>
          <table:table-cell office:value-type="float" office:value="7.04866" calcext:value-type="float">
            <text:p>7.04866</text:p>
          </table:table-cell>
          <table:table-cell office:value-type="float" office:value="3.39391" calcext:value-type="float">
            <text:p>3.39391</text:p>
          </table:table-cell>
        </table:table-row>
        <table:table-row table:style-name="ro1">
          <table:table-cell office:value-type="float" office:value="0.00107054" calcext:value-type="float">
            <text:p>0.00107054</text:p>
          </table:table-cell>
          <table:table-cell office:value-type="float" office:value="-3.93161" calcext:value-type="float">
            <text:p>-3.93161</text:p>
          </table:table-cell>
          <table:table-cell office:value-type="float" office:value="5.80797" calcext:value-type="float">
            <text:p>5.80797</text:p>
          </table:table-cell>
          <table:table-cell office:value-type="float" office:value="3.27266" calcext:value-type="float">
            <text:p>3.27266</text:p>
          </table:table-cell>
          <table:table-cell office:value-type="float" office:value="-6.65707" calcext:value-type="float">
            <text:p>-6.65707</text:p>
          </table:table-cell>
          <table:table-cell office:value-type="float" office:value="7.4786" calcext:value-type="float">
            <text:p>7.4786</text:p>
          </table:table-cell>
          <table:table-cell office:value-type="float" office:value="3.7622" calcext:value-type="float">
            <text:p>3.7622</text:p>
          </table:table-cell>
        </table:table-row>
        <table:table-row table:style-name="ro1">
          <table:table-cell office:value-type="float" office:value="0.000819095" calcext:value-type="float">
            <text:p>0.000819095</text:p>
          </table:table-cell>
          <table:table-cell office:value-type="float" office:value="-3.12437" calcext:value-type="float">
            <text:p>-3.12437</text:p>
          </table:table-cell>
          <table:table-cell office:value-type="float" office:value="5.83412" calcext:value-type="float">
            <text:p>5.83412</text:p>
          </table:table-cell>
          <table:table-cell office:value-type="float" office:value="2.84373" calcext:value-type="float">
            <text:p>2.84373</text:p>
          </table:table-cell>
          <table:table-cell office:value-type="float" office:value="-6.29979" calcext:value-type="float">
            <text:p>-6.29979</text:p>
          </table:table-cell>
          <table:table-cell office:value-type="float" office:value="7.8824" calcext:value-type="float">
            <text:p>7.8824</text:p>
          </table:table-cell>
          <table:table-cell office:value-type="float" office:value="3.3123" calcext:value-type="float">
            <text:p>3.3123</text:p>
          </table:table-cell>
        </table:table-row>
        <table:table-row table:style-name="ro1">
          <table:table-cell office:value-type="float" office:value="0.000998867" calcext:value-type="float">
            <text:p>0.000998867</text:p>
          </table:table-cell>
          <table:table-cell office:value-type="float" office:value="-2.928" calcext:value-type="float">
            <text:p>-2.928</text:p>
          </table:table-cell>
          <table:table-cell office:value-type="float" office:value="5.94187" calcext:value-type="float">
            <text:p>5.94187</text:p>
          </table:table-cell>
          <table:table-cell office:value-type="float" office:value="2.4827" calcext:value-type="float">
            <text:p>2.4827</text:p>
          </table:table-cell>
          <table:table-cell office:value-type="float" office:value="-5.97498" calcext:value-type="float">
            <text:p>-5.97498</text:p>
          </table:table-cell>
          <table:table-cell office:value-type="float" office:value="8.27851" calcext:value-type="float">
            <text:p>8.27851</text:p>
          </table:table-cell>
          <table:table-cell office:value-type="float" office:value="3.34546" calcext:value-type="float">
            <text:p>3.34546</text:p>
          </table:table-cell>
        </table:table-row>
        <table:table-row table:style-name="ro1">
          <table:table-cell office:value-type="float" office:value="0.0009948" calcext:value-type="float">
            <text:p>0.0009948</text:p>
          </table:table-cell>
          <table:table-cell office:value-type="float" office:value="-3.03089" calcext:value-type="float">
            <text:p>-3.03089</text:p>
          </table:table-cell>
          <table:table-cell office:value-type="float" office:value="6.04603" calcext:value-type="float">
            <text:p>6.04603</text:p>
          </table:table-cell>
          <table:table-cell office:value-type="float" office:value="2.05773" calcext:value-type="float">
            <text:p>2.05773</text:p>
          </table:table-cell>
          <table:table-cell office:value-type="float" office:value="-5.71377" calcext:value-type="float">
            <text:p>-5.71377</text:p>
          </table:table-cell>
          <table:table-cell office:value-type="float" office:value="8.62472" calcext:value-type="float">
            <text:p>8.62472</text:p>
          </table:table-cell>
          <table:table-cell office:value-type="float" office:value="3.81628" calcext:value-type="float">
            <text:p>3.81628</text:p>
          </table:table-cell>
        </table:table-row>
        <table:table-row table:style-name="ro1">
          <table:table-cell office:value-type="float" office:value="0.000736706" calcext:value-type="float">
            <text:p>0.000736706</text:p>
          </table:table-cell>
          <table:table-cell office:value-type="float" office:value="-2.58914" calcext:value-type="float">
            <text:p>-2.58914</text:p>
          </table:table-cell>
          <table:table-cell office:value-type="float" office:value="6.13183" calcext:value-type="float">
            <text:p>6.13183</text:p>
          </table:table-cell>
          <table:table-cell office:value-type="float" office:value="1.7619" calcext:value-type="float">
            <text:p>1.7619</text:p>
          </table:table-cell>
          <table:table-cell office:value-type="float" office:value="-5.3949" calcext:value-type="float">
            <text:p>-5.3949</text:p>
          </table:table-cell>
          <table:table-cell office:value-type="float" office:value="8.94506" calcext:value-type="float">
            <text:p>8.94506</text:p>
          </table:table-cell>
          <table:table-cell office:value-type="float" office:value="3.93694" calcext:value-type="float">
            <text:p>3.93694</text:p>
          </table:table-cell>
        </table:table-row>
        <table:table-row table:style-name="ro1">
          <table:table-cell office:value-type="float" office:value="0.000770334" calcext:value-type="float">
            <text:p>0.000770334</text:p>
          </table:table-cell>
          <table:table-cell office:value-type="float" office:value="-1.97358" calcext:value-type="float">
            <text:p>-1.97358</text:p>
          </table:table-cell>
          <table:table-cell office:value-type="float" office:value="6.1959" calcext:value-type="float">
            <text:p>6.1959</text:p>
          </table:table-cell>
          <table:table-cell office:value-type="float" office:value="1.48099" calcext:value-type="float">
            <text:p>1.48099</text:p>
          </table:table-cell>
          <table:table-cell office:value-type="float" office:value="-5.20577" calcext:value-type="float">
            <text:p>-5.20577</text:p>
          </table:table-cell>
          <table:table-cell office:value-type="float" office:value="9.34324" calcext:value-type="float">
            <text:p>9.34324</text:p>
          </table:table-cell>
          <table:table-cell office:value-type="float" office:value="3.53602" calcext:value-type="float">
            <text:p>3.53602</text:p>
          </table:table-cell>
        </table:table-row>
        <table:table-row table:style-name="ro1">
          <table:table-cell office:value-type="float" office:value="0.000775116" calcext:value-type="float">
            <text:p>0.000775116</text:p>
          </table:table-cell>
          <table:table-cell office:value-type="float" office:value="-1.49008" calcext:value-type="float">
            <text:p>-1.49008</text:p>
          </table:table-cell>
          <table:table-cell office:value-type="float" office:value="6.34483" calcext:value-type="float">
            <text:p>6.34483</text:p>
          </table:table-cell>
          <table:table-cell office:value-type="float" office:value="1.11532" calcext:value-type="float">
            <text:p>1.11532</text:p>
          </table:table-cell>
          <table:table-cell office:value-type="float" office:value="-4.8029" calcext:value-type="float">
            <text:p>-4.8029</text:p>
          </table:table-cell>
          <table:table-cell office:value-type="float" office:value="9.6564" calcext:value-type="float">
            <text:p>9.6564</text:p>
          </table:table-cell>
          <table:table-cell office:value-type="float" office:value="3.65831" calcext:value-type="float">
            <text:p>3.65831</text:p>
          </table:table-cell>
        </table:table-row>
        <table:table-row table:style-name="ro1">
          <table:table-cell office:value-type="float" office:value="0.000828105" calcext:value-type="float">
            <text:p>0.000828105</text:p>
          </table:table-cell>
          <table:table-cell office:value-type="float" office:value="-1.02973" calcext:value-type="float">
            <text:p>-1.02973</text:p>
          </table:table-cell>
          <table:table-cell office:value-type="float" office:value="6.50666" calcext:value-type="float">
            <text:p>6.50666</text:p>
          </table:table-cell>
          <table:table-cell office:value-type="float" office:value="0.729052" calcext:value-type="float">
            <text:p>0.729052</text:p>
          </table:table-cell>
          <table:table-cell office:value-type="float" office:value="-4.60791" calcext:value-type="float">
            <text:p>-4.60791</text:p>
          </table:table-cell>
          <table:table-cell office:value-type="float" office:value="9.97985" calcext:value-type="float">
            <text:p>9.97985</text:p>
          </table:table-cell>
          <table:table-cell office:value-type="float" office:value="3.5905" calcext:value-type="float">
            <text:p>3.5905</text:p>
          </table:table-cell>
        </table:table-row>
        <table:table-row table:style-name="ro1">
          <table:table-cell office:value-type="float" office:value="0.000845575" calcext:value-type="float">
            <text:p>0.000845575</text:p>
          </table:table-cell>
          <table:table-cell office:value-type="float" office:value="-1.1835" calcext:value-type="float">
            <text:p>-1.1835</text:p>
          </table:table-cell>
          <table:table-cell office:value-type="float" office:value="6.73172" calcext:value-type="float">
            <text:p>6.73172</text:p>
          </table:table-cell>
          <table:table-cell office:value-type="float" office:value="0.323451" calcext:value-type="float">
            <text:p>0.323451</text:p>
          </table:table-cell>
          <table:table-cell office:value-type="float" office:value="-4.36018" calcext:value-type="float">
            <text:p>-4.36018</text:p>
          </table:table-cell>
          <table:table-cell office:value-type="float" office:value="10.2187" calcext:value-type="float">
            <text:p>10.2187</text:p>
          </table:table-cell>
          <table:table-cell office:value-type="float" office:value="3.90421" calcext:value-type="float">
            <text:p>3.90421</text:p>
          </table:table-cell>
        </table:table-row>
        <table:table-row table:style-name="ro1">
          <table:table-cell office:value-type="float" office:value="0.000970935" calcext:value-type="float">
            <text:p>0.000970935</text:p>
          </table:table-cell>
          <table:table-cell office:value-type="float" office:value="-0.839219" calcext:value-type="float">
            <text:p>-0.839219</text:p>
          </table:table-cell>
          <table:table-cell office:value-type="float" office:value="6.90855" calcext:value-type="float">
            <text:p>6.90855</text:p>
          </table:table-cell>
          <table:table-cell office:value-type="float" office:value="-0.0398762" calcext:value-type="float">
            <text:p>-0.0398762</text:p>
          </table:table-cell>
          <table:table-cell office:value-type="float" office:value="-4.0071" calcext:value-type="float">
            <text:p>-4.0071</text:p>
          </table:table-cell>
          <table:table-cell office:value-type="float" office:value="10.5645" calcext:value-type="float">
            <text:p>10.5645</text:p>
          </table:table-cell>
          <table:table-cell office:value-type="float" office:value="4.12292" calcext:value-type="float">
            <text:p>4.12292</text:p>
          </table:table-cell>
        </table:table-row>
        <table:table-row table:style-name="ro1">
          <table:table-cell office:value-type="float" office:value="0.000905413" calcext:value-type="float">
            <text:p>0.000905413</text:p>
          </table:table-cell>
          <table:table-cell office:value-type="float" office:value="-0.0373152" calcext:value-type="float">
            <text:p>-0.0373152</text:p>
          </table:table-cell>
          <table:table-cell office:value-type="float" office:value="7.11817" calcext:value-type="float">
            <text:p>7.11817</text:p>
          </table:table-cell>
          <table:table-cell office:value-type="float" office:value="-0.451548" calcext:value-type="float">
            <text:p>-0.451548</text:p>
          </table:table-cell>
          <table:table-cell office:value-type="float" office:value="-3.72285" calcext:value-type="float">
            <text:p>-3.72285</text:p>
          </table:table-cell>
          <table:table-cell office:value-type="float" office:value="10.8896" calcext:value-type="float">
            <text:p>10.8896</text:p>
          </table:table-cell>
          <table:table-cell office:value-type="float" office:value="3.70567" calcext:value-type="float">
            <text:p>3.70567</text:p>
          </table:table-cell>
        </table:table-row>
        <table:table-row table:style-name="ro1">
          <table:table-cell office:value-type="float" office:value="0.000888247" calcext:value-type="float">
            <text:p>0.000888247</text:p>
          </table:table-cell>
          <table:table-cell office:value-type="float" office:value="0.0543173" calcext:value-type="float">
            <text:p>0.0543173</text:p>
          </table:table-cell>
          <table:table-cell office:value-type="float" office:value="7.37819" calcext:value-type="float">
            <text:p>7.37819</text:p>
          </table:table-cell>
          <table:table-cell office:value-type="float" office:value="-0.904844" calcext:value-type="float">
            <text:p>-0.904844</text:p>
          </table:table-cell>
          <table:table-cell office:value-type="float" office:value="-3.26493" calcext:value-type="float">
            <text:p>-3.26493</text:p>
          </table:table-cell>
          <table:table-cell office:value-type="float" office:value="11.1315" calcext:value-type="float">
            <text:p>11.1315</text:p>
          </table:table-cell>
          <table:table-cell office:value-type="float" office:value="4.05364" calcext:value-type="float">
            <text:p>4.05364</text:p>
          </table:table-cell>
        </table:table-row>
        <table:table-row table:style-name="ro1">
          <table:table-cell office:value-type="float" office:value="0.00114001" calcext:value-type="float">
            <text:p>0.00114001</text:p>
          </table:table-cell>
          <table:table-cell office:value-type="float" office:value="0.436787" calcext:value-type="float">
            <text:p>0.436787</text:p>
          </table:table-cell>
          <table:table-cell office:value-type="float" office:value="7.67076" calcext:value-type="float">
            <text:p>7.67076</text:p>
          </table:table-cell>
          <table:table-cell office:value-type="float" office:value="-1.32474" calcext:value-type="float">
            <text:p>-1.32474</text:p>
          </table:table-cell>
          <table:table-cell office:value-type="float" office:value="-2.68866" calcext:value-type="float">
            <text:p>-2.68866</text:p>
          </table:table-cell>
          <table:table-cell office:value-type="float" office:value="11.4399" calcext:value-type="float">
            <text:p>11.4399</text:p>
          </table:table-cell>
          <table:table-cell office:value-type="float" office:value="4.33673" calcext:value-type="float">
            <text:p>4.33673</text:p>
          </table:table-cell>
        </table:table-row>
        <table:table-row table:style-name="ro1">
          <table:table-cell office:value-type="float" office:value="0.00128333" calcext:value-type="float">
            <text:p>0.00128333</text:p>
          </table:table-cell>
          <table:table-cell office:value-type="float" office:value="1.17883" calcext:value-type="float">
            <text:p>1.17883</text:p>
          </table:table-cell>
          <table:table-cell office:value-type="float" office:value="8.04134" calcext:value-type="float">
            <text:p>8.04134</text:p>
          </table:table-cell>
          <table:table-cell office:value-type="float" office:value="-1.91015" calcext:value-type="float">
            <text:p>-1.91015</text:p>
          </table:table-cell>
          <table:table-cell office:value-type="float" office:value="-2.01002" calcext:value-type="float">
            <text:p>-2.01002</text:p>
          </table:table-cell>
          <table:table-cell office:value-type="float" office:value="11.7489" calcext:value-type="float">
            <text:p>11.7489</text:p>
          </table:table-cell>
          <table:table-cell office:value-type="float" office:value="4.15724" calcext:value-type="float">
            <text:p>4.15724</text:p>
          </table:table-cell>
        </table:table-row>
        <table:table-row table:style-name="ro1">
          <table:table-cell office:value-type="float" office:value="0.00129686" calcext:value-type="float">
            <text:p>0.00129686</text:p>
          </table:table-cell>
          <table:table-cell office:value-type="float" office:value="1.84751" calcext:value-type="float">
            <text:p>1.84751</text:p>
          </table:table-cell>
          <table:table-cell office:value-type="float" office:value="8.47663" calcext:value-type="float">
            <text:p>8.47663</text:p>
          </table:table-cell>
          <table:table-cell office:value-type="float" office:value="-2.65686" calcext:value-type="float">
            <text:p>-2.65686</text:p>
          </table:table-cell>
          <table:table-cell office:value-type="float" office:value="-1.26672" calcext:value-type="float">
            <text:p>-1.26672</text:p>
          </table:table-cell>
          <table:table-cell office:value-type="float" office:value="12.0539" calcext:value-type="float">
            <text:p>12.0539</text:p>
          </table:table-cell>
          <table:table-cell office:value-type="float" office:value="3.84678" calcext:value-type="float">
            <text:p>3.84678</text:p>
          </table:table-cell>
        </table:table-row>
        <table:table-row table:style-name="ro1">
          <table:table-cell office:value-type="float" office:value="0.00104071" calcext:value-type="float">
            <text:p>0.00104071</text:p>
          </table:table-cell>
          <table:table-cell office:value-type="float" office:value="2.12297" calcext:value-type="float">
            <text:p>2.12297</text:p>
          </table:table-cell>
          <table:table-cell office:value-type="float" office:value="8.88736" calcext:value-type="float">
            <text:p>8.88736</text:p>
          </table:table-cell>
          <table:table-cell office:value-type="float" office:value="-3.42679" calcext:value-type="float">
            <text:p>-3.42679</text:p>
          </table:table-cell>
          <table:table-cell office:value-type="float" office:value="-0.451841" calcext:value-type="float">
            <text:p>-0.451841</text:p>
          </table:table-cell>
          <table:table-cell office:value-type="float" office:value="12.3621" calcext:value-type="float">
            <text:p>12.3621</text:p>
          </table:table-cell>
          <table:table-cell office:value-type="float" office:value="4.25499" calcext:value-type="float">
            <text:p>4.25499</text:p>
          </table:table-cell>
        </table:table-row>
        <table:table-row table:style-name="ro1">
          <table:table-cell office:value-type="float" office:value="0.00117814" calcext:value-type="float">
            <text:p>0.00117814</text:p>
          </table:table-cell>
          <table:table-cell office:value-type="float" office:value="2.06969" calcext:value-type="float">
            <text:p>2.06969</text:p>
          </table:table-cell>
          <table:table-cell office:value-type="float" office:value="9.23012" calcext:value-type="float">
            <text:p>9.23012</text:p>
          </table:table-cell>
          <table:table-cell office:value-type="float" office:value="-4.4522" calcext:value-type="float">
            <text:p>-4.4522</text:p>
          </table:table-cell>
          <table:table-cell office:value-type="float" office:value="0.473801" calcext:value-type="float">
            <text:p>0.473801</text:p>
          </table:table-cell>
          <table:table-cell office:value-type="float" office:value="12.6894" calcext:value-type="float">
            <text:p>12.6894</text:p>
          </table:table-cell>
          <table:table-cell office:value-type="float" office:value="4.7492" calcext:value-type="float">
            <text:p>4.7492</text:p>
          </table:table-cell>
        </table:table-row>
        <table:table-row table:style-name="ro1">
          <table:table-cell office:value-type="float" office:value="0.00147281" calcext:value-type="float">
            <text:p>0.00147281</text:p>
          </table:table-cell>
          <table:table-cell office:value-type="float" office:value="2.42562" calcext:value-type="float">
            <text:p>2.42562</text:p>
          </table:table-cell>
          <table:table-cell office:value-type="float" office:value="9.49774" calcext:value-type="float">
            <text:p>9.49774</text:p>
          </table:table-cell>
          <table:table-cell office:value-type="float" office:value="-5.28557" calcext:value-type="float">
            <text:p>-5.28557</text:p>
          </table:table-cell>
          <table:table-cell office:value-type="float" office:value="1.34196" calcext:value-type="float">
            <text:p>1.34196</text:p>
          </table:table-cell>
          <table:table-cell office:value-type="float" office:value="13.1912" calcext:value-type="float">
            <text:p>13.1912</text:p>
          </table:table-cell>
          <table:table-cell office:value-type="float" office:value="5.71811" calcext:value-type="float">
            <text:p>5.71811</text:p>
          </table:table-cell>
        </table:table-row>
        <table:table-row table:style-name="ro1">
          <table:table-cell office:value-type="float" office:value="0.00129805" calcext:value-type="float">
            <text:p>0.00129805</text:p>
          </table:table-cell>
          <table:table-cell office:value-type="float" office:value="3.02629" calcext:value-type="float">
            <text:p>3.02629</text:p>
          </table:table-cell>
          <table:table-cell office:value-type="float" office:value="9.65322" calcext:value-type="float">
            <text:p>9.65322</text:p>
          </table:table-cell>
          <table:table-cell office:value-type="float" office:value="-5.95413" calcext:value-type="float">
            <text:p>-5.95413</text:p>
          </table:table-cell>
          <table:table-cell office:value-type="float" office:value="2.33265" calcext:value-type="float">
            <text:p>2.33265</text:p>
          </table:table-cell>
          <table:table-cell office:value-type="float" office:value="13.7735" calcext:value-type="float">
            <text:p>13.7735</text:p>
          </table:table-cell>
          <table:table-cell office:value-type="float" office:value="6.21678" calcext:value-type="float">
            <text:p>6.21678</text:p>
          </table:table-cell>
        </table:table-row>
        <table:table-row table:style-name="ro1">
          <table:table-cell office:value-type="float" office:value="0.00156944" calcext:value-type="float">
            <text:p>0.00156944</text:p>
          </table:table-cell>
          <table:table-cell office:value-type="float" office:value="3.62617" calcext:value-type="float">
            <text:p>3.62617</text:p>
          </table:table-cell>
          <table:table-cell office:value-type="float" office:value="9.84437" calcext:value-type="float">
            <text:p>9.84437</text:p>
          </table:table-cell>
          <table:table-cell office:value-type="float" office:value="-7.04087" calcext:value-type="float">
            <text:p>-7.04087</text:p>
          </table:table-cell>
          <table:table-cell office:value-type="float" office:value="3.28797" calcext:value-type="float">
            <text:p>3.28797</text:p>
          </table:table-cell>
          <table:table-cell office:value-type="float" office:value="14.3108" calcext:value-type="float">
            <text:p>14.3108</text:p>
          </table:table-cell>
          <table:table-cell office:value-type="float" office:value="6.59371" calcext:value-type="float">
            <text:p>6.59371</text:p>
          </table:table-cell>
        </table:table-row>
        <table:table-row table:style-name="ro1">
          <table:table-cell office:value-type="float" office:value="0.00149665" calcext:value-type="float">
            <text:p>0.00149665</text:p>
          </table:table-cell>
          <table:table-cell office:value-type="float" office:value="4.1556" calcext:value-type="float">
            <text:p>4.1556</text:p>
          </table:table-cell>
          <table:table-cell office:value-type="float" office:value="10.1032" calcext:value-type="float">
            <text:p>10.1032</text:p>
          </table:table-cell>
          <table:table-cell office:value-type="float" office:value="-8.22231" calcext:value-type="float">
            <text:p>-8.22231</text:p>
          </table:table-cell>
          <table:table-cell office:value-type="float" office:value="4.23268" calcext:value-type="float">
            <text:p>4.23268</text:p>
          </table:table-cell>
          <table:table-cell office:value-type="float" office:value="14.8942" calcext:value-type="float">
            <text:p>14.8942</text:p>
          </table:table-cell>
          <table:table-cell office:value-type="float" office:value="6.84152" calcext:value-type="float">
            <text:p>6.84152</text:p>
          </table:table-cell>
        </table:table-row>
        <table:table-row table:style-name="ro1">
          <table:table-cell office:value-type="float" office:value="0.00164059" calcext:value-type="float">
            <text:p>0.00164059</text:p>
          </table:table-cell>
          <table:table-cell office:value-type="float" office:value="5.08904" calcext:value-type="float">
            <text:p>5.08904</text:p>
          </table:table-cell>
          <table:table-cell office:value-type="float" office:value="10.2934" calcext:value-type="float">
            <text:p>10.2934</text:p>
          </table:table-cell>
          <table:table-cell office:value-type="float" office:value="-8.83778" calcext:value-type="float">
            <text:p>-8.83778</text:p>
          </table:table-cell>
          <table:table-cell office:value-type="float" office:value="5.31019" calcext:value-type="float">
            <text:p>5.31019</text:p>
          </table:table-cell>
          <table:table-cell office:value-type="float" office:value="15.5148" calcext:value-type="float">
            <text:p>15.5148</text:p>
          </table:table-cell>
          <table:table-cell office:value-type="float" office:value="7.00409" calcext:value-type="float">
            <text:p>7.00409</text:p>
          </table:table-cell>
        </table:table-row>
        <table:table-row table:style-name="ro1">
          <table:table-cell office:value-type="float" office:value="0.00124997" calcext:value-type="float">
            <text:p>0.00124997</text:p>
          </table:table-cell>
          <table:table-cell office:value-type="float" office:value="5.84656" calcext:value-type="float">
            <text:p>5.84656</text:p>
          </table:table-cell>
          <table:table-cell office:value-type="float" office:value="10.4768" calcext:value-type="float">
            <text:p>10.4768</text:p>
          </table:table-cell>
          <table:table-cell office:value-type="float" office:value="-9.77546" calcext:value-type="float">
            <text:p>-9.77546</text:p>
          </table:table-cell>
          <table:table-cell office:value-type="float" office:value="6.30772" calcext:value-type="float">
            <text:p>6.30772</text:p>
          </table:table-cell>
          <table:table-cell office:value-type="float" office:value="15.971" calcext:value-type="float">
            <text:p>15.971</text:p>
          </table:table-cell>
          <table:table-cell office:value-type="float" office:value="7.27696" calcext:value-type="float">
            <text:p>7.27696</text:p>
          </table:table-cell>
        </table:table-row>
        <table:table-row table:style-name="ro1">
          <table:table-cell office:value-type="float" office:value="0.00116172" calcext:value-type="float">
            <text:p>0.00116172</text:p>
          </table:table-cell>
          <table:table-cell office:value-type="float" office:value="5.95856" calcext:value-type="float">
            <text:p>5.95856</text:p>
          </table:table-cell>
          <table:table-cell office:value-type="float" office:value="10.5944" calcext:value-type="float">
            <text:p>10.5944</text:p>
          </table:table-cell>
          <table:table-cell office:value-type="float" office:value="-10.7865" calcext:value-type="float">
            <text:p>-10.7865</text:p>
          </table:table-cell>
          <table:table-cell office:value-type="float" office:value="7.3105" calcext:value-type="float">
            <text:p>7.3105</text:p>
          </table:table-cell>
          <table:table-cell office:value-type="float" office:value="16.4019" calcext:value-type="float">
            <text:p>16.4019</text:p>
          </table:table-cell>
          <table:table-cell office:value-type="float" office:value="8.01443" calcext:value-type="float">
            <text:p>8.01443</text:p>
          </table:table-cell>
        </table:table-row>
        <table:table-row table:style-name="ro1">
          <table:table-cell office:value-type="float" office:value="0.00166634" calcext:value-type="float">
            <text:p>0.00166634</text:p>
          </table:table-cell>
          <table:table-cell office:value-type="float" office:value="6.45969" calcext:value-type="float">
            <text:p>6.45969</text:p>
          </table:table-cell>
          <table:table-cell office:value-type="float" office:value="10.6851" calcext:value-type="float">
            <text:p>10.6851</text:p>
          </table:table-cell>
          <table:table-cell office:value-type="float" office:value="-11.8978" calcext:value-type="float">
            <text:p>-11.8978</text:p>
          </table:table-cell>
          <table:table-cell office:value-type="float" office:value="8.28188" calcext:value-type="float">
            <text:p>8.28188</text:p>
          </table:table-cell>
          <table:table-cell office:value-type="float" office:value="16.8505" calcext:value-type="float">
            <text:p>16.8505</text:p>
          </table:table-cell>
          <table:table-cell office:value-type="float" office:value="8.51726" calcext:value-type="float">
            <text:p>8.51726</text:p>
          </table:table-cell>
        </table:table-row>
        <table:table-row table:style-name="ro1">
          <table:table-cell office:value-type="float" office:value="0.0015864" calcext:value-type="float">
            <text:p>0.0015864</text:p>
          </table:table-cell>
          <table:table-cell office:value-type="float" office:value="7.57394" calcext:value-type="float">
            <text:p>7.57394</text:p>
          </table:table-cell>
          <table:table-cell office:value-type="float" office:value="10.9198" calcext:value-type="float">
            <text:p>10.9198</text:p>
          </table:table-cell>
          <table:table-cell office:value-type="float" office:value="-12.5019" calcext:value-type="float">
            <text:p>-12.5019</text:p>
          </table:table-cell>
          <table:table-cell office:value-type="float" office:value="9.05" calcext:value-type="float">
            <text:p>9.05</text:p>
          </table:table-cell>
          <table:table-cell office:value-type="float" office:value="17.4876" calcext:value-type="float">
            <text:p>17.4876</text:p>
          </table:table-cell>
          <table:table-cell office:value-type="float" office:value="8.16822" calcext:value-type="float">
            <text:p>8.16822</text:p>
          </table:table-cell>
        </table:table-row>
        <table:table-row table:style-name="ro1">
          <table:table-cell office:value-type="float" office:value="0.00102309" calcext:value-type="float">
            <text:p>0.00102309</text:p>
          </table:table-cell>
          <table:table-cell office:value-type="float" office:value="8.43752" calcext:value-type="float">
            <text:p>8.43752</text:p>
          </table:table-cell>
          <table:table-cell office:value-type="float" office:value="11.0928" calcext:value-type="float">
            <text:p>11.0928</text:p>
          </table:table-cell>
          <table:table-cell office:value-type="float" office:value="-13.1504" calcext:value-type="float">
            <text:p>-13.1504</text:p>
          </table:table-cell>
          <table:table-cell office:value-type="float" office:value="9.88447" calcext:value-type="float">
            <text:p>9.88447</text:p>
          </table:table-cell>
          <table:table-cell office:value-type="float" office:value="18.0081" calcext:value-type="float">
            <text:p>18.0081</text:p>
          </table:table-cell>
          <table:table-cell office:value-type="float" office:value="8.24707" calcext:value-type="float">
            <text:p>8.24707</text:p>
          </table:table-cell>
        </table:table-row>
        <table:table-row table:style-name="ro1">
          <table:table-cell office:value-type="float" office:value="0.00101415" calcext:value-type="float">
            <text:p>0.00101415</text:p>
          </table:table-cell>
          <table:table-cell office:value-type="float" office:value="8.08313" calcext:value-type="float">
            <text:p>8.08313</text:p>
          </table:table-cell>
          <table:table-cell office:value-type="float" office:value="10.9926" calcext:value-type="float">
            <text:p>10.9926</text:p>
          </table:table-cell>
          <table:table-cell office:value-type="float" office:value="-14.0341" calcext:value-type="float">
            <text:p>-14.0341</text:p>
          </table:table-cell>
          <table:table-cell office:value-type="float" office:value="10.7185" calcext:value-type="float">
            <text:p>10.7185</text:p>
          </table:table-cell>
          <table:table-cell office:value-type="float" office:value="18.1797" calcext:value-type="float">
            <text:p>18.1797</text:p>
          </table:table-cell>
          <table:table-cell office:value-type="float" office:value="9.46165" calcext:value-type="float">
            <text:p>9.46165</text:p>
          </table:table-cell>
        </table:table-row>
        <table:table-row table:style-name="ro1">
          <table:table-cell office:value-type="float" office:value="0.00142576" calcext:value-type="float">
            <text:p>0.00142576</text:p>
          </table:table-cell>
          <table:table-cell office:value-type="float" office:value="8.51068" calcext:value-type="float">
            <text:p>8.51068</text:p>
          </table:table-cell>
          <table:table-cell office:value-type="float" office:value="11.0806" calcext:value-type="float">
            <text:p>11.0806</text:p>
          </table:table-cell>
          <table:table-cell office:value-type="float" office:value="-14.7155" calcext:value-type="float">
            <text:p>-14.7155</text:p>
          </table:table-cell>
          <table:table-cell office:value-type="float" office:value="11.6235" calcext:value-type="float">
            <text:p>11.6235</text:p>
          </table:table-cell>
          <table:table-cell office:value-type="float" office:value="18.4461" calcext:value-type="float">
            <text:p>18.4461</text:p>
          </table:table-cell>
          <table:table-cell office:value-type="float" office:value="10.0554" calcext:value-type="float">
            <text:p>10.0554</text:p>
          </table:table-cell>
        </table:table-row>
        <table:table-row table:style-name="ro1">
          <table:table-cell office:value-type="float" office:value="0.00103209" calcext:value-type="float">
            <text:p>0.00103209</text:p>
          </table:table-cell>
          <table:table-cell office:value-type="float" office:value="9.73584" calcext:value-type="float">
            <text:p>9.73584</text:p>
          </table:table-cell>
          <table:table-cell office:value-type="float" office:value="11.266" calcext:value-type="float">
            <text:p>11.266</text:p>
          </table:table-cell>
          <table:table-cell office:value-type="float" office:value="-15.266" calcext:value-type="float">
            <text:p>-15.266</text:p>
          </table:table-cell>
          <table:table-cell office:value-type="float" office:value="12.2757" calcext:value-type="float">
            <text:p>12.2757</text:p>
          </table:table-cell>
          <table:table-cell office:value-type="float" office:value="19.1729" calcext:value-type="float">
            <text:p>19.1729</text:p>
          </table:table-cell>
          <table:table-cell office:value-type="float" office:value="9.57139" calcext:value-type="float">
            <text:p>9.57139</text:p>
          </table:table-cell>
        </table:table-row>
        <table:table-row table:style-name="ro1">
          <table:table-cell office:value-type="float" office:value="0.00081054" calcext:value-type="float">
            <text:p>0.00081054</text:p>
          </table:table-cell>
          <table:table-cell office:value-type="float" office:value="9.78089" calcext:value-type="float">
            <text:p>9.78089</text:p>
          </table:table-cell>
          <table:table-cell office:value-type="float" office:value="11.2725" calcext:value-type="float">
            <text:p>11.2725</text:p>
          </table:table-cell>
          <table:table-cell office:value-type="float" office:value="-15.751" calcext:value-type="float">
            <text:p>-15.751</text:p>
          </table:table-cell>
          <table:table-cell office:value-type="float" office:value="12.9207" calcext:value-type="float">
            <text:p>12.9207</text:p>
          </table:table-cell>
          <table:table-cell office:value-type="float" office:value="19.5074" calcext:value-type="float">
            <text:p>19.5074</text:p>
          </table:table-cell>
          <table:table-cell office:value-type="float" office:value="10.0928" calcext:value-type="float">
            <text:p>10.0928</text:p>
          </table:table-cell>
        </table:table-row>
        <table:table-row table:style-name="ro1">
          <table:table-cell office:value-type="float" office:value="0.00139081" calcext:value-type="float">
            <text:p>0.00139081</text:p>
          </table:table-cell>
          <table:table-cell office:value-type="float" office:value="10.1346" calcext:value-type="float">
            <text:p>10.1346</text:p>
          </table:table-cell>
          <table:table-cell office:value-type="float" office:value="11.1861" calcext:value-type="float">
            <text:p>11.1861</text:p>
          </table:table-cell>
          <table:table-cell office:value-type="float" office:value="-16.3258" calcext:value-type="float">
            <text:p>-16.3258</text:p>
          </table:table-cell>
          <table:table-cell office:value-type="float" office:value="13.6127" calcext:value-type="float">
            <text:p>13.6127</text:p>
          </table:table-cell>
          <table:table-cell office:value-type="float" office:value="19.9039" calcext:value-type="float">
            <text:p>19.9039</text:p>
          </table:table-cell>
          <table:table-cell office:value-type="float" office:value="10.6195" calcext:value-type="float">
            <text:p>10.6195</text:p>
          </table:table-cell>
        </table:table-row>
        <table:table-row table:style-name="ro1">
          <table:table-cell office:value-type="float" office:value="0.00100639" calcext:value-type="float">
            <text:p>0.00100639</text:p>
          </table:table-cell>
          <table:table-cell office:value-type="float" office:value="11.009" calcext:value-type="float">
            <text:p>11.009</text:p>
          </table:table-cell>
          <table:table-cell office:value-type="float" office:value="11.3569" calcext:value-type="float">
            <text:p>11.3569</text:p>
          </table:table-cell>
          <table:table-cell office:value-type="float" office:value="-16.9341" calcext:value-type="float">
            <text:p>-16.9341</text:p>
          </table:table-cell>
          <table:table-cell office:value-type="float" office:value="14.3162" calcext:value-type="float">
            <text:p>14.3162</text:p>
          </table:table-cell>
          <table:table-cell office:value-type="float" office:value="20.433" calcext:value-type="float">
            <text:p>20.433</text:p>
          </table:table-cell>
          <table:table-cell office:value-type="float" office:value="10.6249" calcext:value-type="float">
            <text:p>10.6249</text:p>
          </table:table-cell>
        </table:table-row>
        <table:table-row table:style-name="ro1">
          <table:table-cell office:value-type="float" office:value="0.00108094" calcext:value-type="float">
            <text:p>0.00108094</text:p>
          </table:table-cell>
          <table:table-cell office:value-type="float" office:value="11.5376" calcext:value-type="float">
            <text:p>11.5376</text:p>
          </table:table-cell>
          <table:table-cell office:value-type="float" office:value="11.2926" calcext:value-type="float">
            <text:p>11.2926</text:p>
          </table:table-cell>
          <table:table-cell office:value-type="float" office:value="-17.5149" calcext:value-type="float">
            <text:p>-17.5149</text:p>
          </table:table-cell>
          <table:table-cell office:value-type="float" office:value="14.8018" calcext:value-type="float">
            <text:p>14.8018</text:p>
          </table:table-cell>
          <table:table-cell office:value-type="float" office:value="20.927" calcext:value-type="float">
            <text:p>20.927</text:p>
          </table:table-cell>
          <table:table-cell office:value-type="float" office:value="10.7435" calcext:value-type="float">
            <text:p>10.7435</text:p>
          </table:table-cell>
        </table:table-row>
        <table:table-row table:style-name="ro1">
          <table:table-cell office:value-type="float" office:value="0.00127534" calcext:value-type="float">
            <text:p>0.00127534</text:p>
          </table:table-cell>
          <table:table-cell office:value-type="float" office:value="12.527" calcext:value-type="float">
            <text:p>12.527</text:p>
          </table:table-cell>
          <table:table-cell office:value-type="float" office:value="11.3339" calcext:value-type="float">
            <text:p>11.3339</text:p>
          </table:table-cell>
          <table:table-cell office:value-type="float" office:value="-18.1539" calcext:value-type="float">
            <text:p>-18.1539</text:p>
          </table:table-cell>
          <table:table-cell office:value-type="float" office:value="15.4652" calcext:value-type="float">
            <text:p>15.4652</text:p>
          </table:table-cell>
          <table:table-cell office:value-type="float" office:value="21.4992" calcext:value-type="float">
            <text:p>21.4992</text:p>
          </table:table-cell>
          <table:table-cell office:value-type="float" office:value="10.9768" calcext:value-type="float">
            <text:p>10.9768</text:p>
          </table:table-cell>
        </table:table-row>
        <table:table-row table:style-name="ro1">
          <table:table-cell office:value-type="float" office:value="0.00100337" calcext:value-type="float">
            <text:p>0.00100337</text:p>
          </table:table-cell>
          <table:table-cell office:value-type="float" office:value="13.5838" calcext:value-type="float">
            <text:p>13.5838</text:p>
          </table:table-cell>
          <table:table-cell office:value-type="float" office:value="11.4225" calcext:value-type="float">
            <text:p>11.4225</text:p>
          </table:table-cell>
          <table:table-cell office:value-type="float" office:value="-18.8441" calcext:value-type="float">
            <text:p>-18.8441</text:p>
          </table:table-cell>
          <table:table-cell office:value-type="float" office:value="15.9726" calcext:value-type="float">
            <text:p>15.9726</text:p>
          </table:table-cell>
          <table:table-cell office:value-type="float" office:value="22.1284" calcext:value-type="float">
            <text:p>22.1284</text:p>
          </table:table-cell>
          <table:table-cell office:value-type="float" office:value="10.6415" calcext:value-type="float">
            <text:p>10.6415</text:p>
          </table:table-cell>
        </table:table-row>
        <table:table-row table:style-name="ro1">
          <table:table-cell office:value-type="float" office:value="0.000900399" calcext:value-type="float">
            <text:p>0.000900399</text:p>
          </table:table-cell>
          <table:table-cell office:value-type="float" office:value="13.9083" calcext:value-type="float">
            <text:p>13.9083</text:p>
          </table:table-cell>
          <table:table-cell office:value-type="float" office:value="11.3987" calcext:value-type="float">
            <text:p>11.3987</text:p>
          </table:table-cell>
          <table:table-cell office:value-type="float" office:value="-19.0401" calcext:value-type="float">
            <text:p>-19.0401</text:p>
          </table:table-cell>
          <table:table-cell office:value-type="float" office:value="16.565" calcext:value-type="float">
            <text:p>16.565</text:p>
          </table:table-cell>
          <table:table-cell office:value-type="float" office:value="22.5289" calcext:value-type="float">
            <text:p>22.5289</text:p>
          </table:table-cell>
          <table:table-cell office:value-type="float" office:value="11.1959" calcext:value-type="float">
            <text:p>11.1959</text:p>
          </table:table-cell>
        </table:table-row>
        <table:table-row table:style-name="ro1">
          <table:table-cell office:value-type="float" office:value="0.00133434" calcext:value-type="float">
            <text:p>0.00133434</text:p>
          </table:table-cell>
          <table:table-cell office:value-type="float" office:value="15.1184" calcext:value-type="float">
            <text:p>15.1184</text:p>
          </table:table-cell>
          <table:table-cell office:value-type="float" office:value="11.4123" calcext:value-type="float">
            <text:p>11.4123</text:p>
          </table:table-cell>
          <table:table-cell office:value-type="float" office:value="-19.4353" calcext:value-type="float">
            <text:p>-19.4353</text:p>
          </table:table-cell>
          <table:table-cell office:value-type="float" office:value="17.0132" calcext:value-type="float">
            <text:p>17.0132</text:p>
          </table:table-cell>
          <table:table-cell office:value-type="float" office:value="23.2167" calcext:value-type="float">
            <text:p>23.2167</text:p>
          </table:table-cell>
          <table:table-cell office:value-type="float" office:value="10.9919" calcext:value-type="float">
            <text:p>10.9919</text:p>
          </table:table-cell>
        </table:table-row>
        <table:table-row table:style-name="ro1">
          <table:table-cell office:value-type="float" office:value="0.00103978" calcext:value-type="float">
            <text:p>0.00103978</text:p>
          </table:table-cell>
          <table:table-cell office:value-type="float" office:value="16.5148" calcext:value-type="float">
            <text:p>16.5148</text:p>
          </table:table-cell>
          <table:table-cell office:value-type="float" office:value="11.573" calcext:value-type="float">
            <text:p>11.573</text:p>
          </table:table-cell>
          <table:table-cell office:value-type="float" office:value="-19.697" calcext:value-type="float">
            <text:p>-19.697</text:p>
          </table:table-cell>
          <table:table-cell office:value-type="float" office:value="17.2273" calcext:value-type="float">
            <text:p>17.2273</text:p>
          </table:table-cell>
          <table:table-cell office:value-type="float" office:value="24.169" calcext:value-type="float">
            <text:p>24.169</text:p>
          </table:table-cell>
          <table:table-cell office:value-type="float" office:value="10.2669" calcext:value-type="float">
            <text:p>10.2669</text:p>
          </table:table-cell>
        </table:table-row>
        <table:table-row table:style-name="ro1">
          <table:table-cell office:value-type="float" office:value="0.000930535" calcext:value-type="float">
            <text:p>0.000930535</text:p>
          </table:table-cell>
          <table:table-cell office:value-type="float" office:value="17.4186" calcext:value-type="float">
            <text:p>17.4186</text:p>
          </table:table-cell>
          <table:table-cell office:value-type="float" office:value="11.5839" calcext:value-type="float">
            <text:p>11.5839</text:p>
          </table:table-cell>
          <table:table-cell office:value-type="float" office:value="-19.8542" calcext:value-type="float">
            <text:p>-19.8542</text:p>
          </table:table-cell>
          <table:table-cell office:value-type="float" office:value="17.5418" calcext:value-type="float">
            <text:p>17.5418</text:p>
          </table:table-cell>
          <table:table-cell office:value-type="float" office:value="24.9676" calcext:value-type="float">
            <text:p>24.9676</text:p>
          </table:table-cell>
          <table:table-cell office:value-type="float" office:value="9.98538" calcext:value-type="float">
            <text:p>9.98538</text:p>
          </table:table-cell>
        </table:table-row>
        <table:table-row table:style-name="ro1">
          <table:table-cell office:value-type="float" office:value="0.000939946" calcext:value-type="float">
            <text:p>0.000939946</text:p>
          </table:table-cell>
          <table:table-cell office:value-type="float" office:value="18.6021" calcext:value-type="float">
            <text:p>18.6021</text:p>
          </table:table-cell>
          <table:table-cell office:value-type="float" office:value="11.6382" calcext:value-type="float">
            <text:p>11.6382</text:p>
          </table:table-cell>
          <table:table-cell office:value-type="float" office:value="-20.0272" calcext:value-type="float">
            <text:p>-20.0272</text:p>
          </table:table-cell>
          <table:table-cell office:value-type="float" office:value="17.8253" calcext:value-type="float">
            <text:p>17.8253</text:p>
          </table:table-cell>
          <table:table-cell office:value-type="float" office:value="25.6924" calcext:value-type="float">
            <text:p>25.6924</text:p>
          </table:table-cell>
          <table:table-cell office:value-type="float" office:value="9.67214" calcext:value-type="float">
            <text:p>9.67214</text:p>
          </table:table-cell>
        </table:table-row>
        <table:table-row table:style-name="ro1">
          <table:table-cell office:value-type="float" office:value="0.000699868" calcext:value-type="float">
            <text:p>0.000699868</text:p>
          </table:table-cell>
          <table:table-cell office:value-type="float" office:value="19.5872" calcext:value-type="float">
            <text:p>19.5872</text:p>
          </table:table-cell>
          <table:table-cell office:value-type="float" office:value="11.658" calcext:value-type="float">
            <text:p>11.658</text:p>
          </table:table-cell>
          <table:table-cell office:value-type="float" office:value="-20.0548" calcext:value-type="float">
            <text:p>-20.0548</text:p>
          </table:table-cell>
          <table:table-cell office:value-type="float" office:value="17.8803" calcext:value-type="float">
            <text:p>17.8803</text:p>
          </table:table-cell>
          <table:table-cell office:value-type="float" office:value="26.4506" calcext:value-type="float">
            <text:p>26.4506</text:p>
          </table:table-cell>
          <table:table-cell office:value-type="float" office:value="9.35694" calcext:value-type="float">
            <text:p>9.35694</text:p>
          </table:table-cell>
        </table:table-row>
        <table:table-row table:style-name="ro1">
          <table:table-cell office:value-type="float" office:value="0.00079006" calcext:value-type="float">
            <text:p>0.00079006</text:p>
          </table:table-cell>
          <table:table-cell office:value-type="float" office:value="20.4292" calcext:value-type="float">
            <text:p>20.4292</text:p>
          </table:table-cell>
          <table:table-cell office:value-type="float" office:value="11.5134" calcext:value-type="float">
            <text:p>11.5134</text:p>
          </table:table-cell>
          <table:table-cell office:value-type="float" office:value="-20.0551" calcext:value-type="float">
            <text:p>-20.0551</text:p>
          </table:table-cell>
          <table:table-cell office:value-type="float" office:value="17.7978" calcext:value-type="float">
            <text:p>17.7978</text:p>
          </table:table-cell>
          <table:table-cell office:value-type="float" office:value="27.1474" calcext:value-type="float">
            <text:p>27.1474</text:p>
          </table:table-cell>
          <table:table-cell office:value-type="float" office:value="9.20109" calcext:value-type="float">
            <text:p>9.20109</text:p>
          </table:table-cell>
        </table:table-row>
        <table:table-row table:style-name="ro1">
          <table:table-cell office:value-type="float" office:value="0.00376893" calcext:value-type="float">
            <text:p>0.00376893</text:p>
          </table:table-cell>
          <table:table-cell office:value-type="float" office:value="21.1506" calcext:value-type="float">
            <text:p>21.1506</text:p>
          </table:table-cell>
          <table:table-cell office:value-type="float" office:value="12.6019" calcext:value-type="float">
            <text:p>12.6019</text:p>
          </table:table-cell>
          <table:table-cell office:value-type="float" office:value="-19.2399" calcext:value-type="float">
            <text:p>-19.2399</text:p>
          </table:table-cell>
          <table:table-cell office:value-type="float" office:value="17.3584" calcext:value-type="float">
            <text:p>17.3584</text:p>
          </table:table-cell>
          <table:table-cell office:value-type="float" office:value="28.2466" calcext:value-type="float">
            <text:p>28.2466</text:p>
          </table:table-cell>
          <table:table-cell office:value-type="float" office:value="8.0052" calcext:value-type="float">
            <text:p>8.0052</text:p>
          </table:table-cell>
        </table:table-row>
        <table:table-row table:style-name="ro1">
          <table:table-cell office:value-type="float" office:value="0.00108551" calcext:value-type="float">
            <text:p>0.00108551</text:p>
          </table:table-cell>
          <table:table-cell office:value-type="float" office:value="22.4703" calcext:value-type="float">
            <text:p>22.4703</text:p>
          </table:table-cell>
          <table:table-cell office:value-type="float" office:value="12.6116" calcext:value-type="float">
            <text:p>12.6116</text:p>
          </table:table-cell>
          <table:table-cell office:value-type="float" office:value="-19.0554" calcext:value-type="float">
            <text:p>-19.0554</text:p>
          </table:table-cell>
          <table:table-cell office:value-type="float" office:value="16.7865" calcext:value-type="float">
            <text:p>16.7865</text:p>
          </table:table-cell>
          <table:table-cell office:value-type="float" office:value="29.1849" calcext:value-type="float">
            <text:p>29.1849</text:p>
          </table:table-cell>
          <table:table-cell office:value-type="float" office:value="7.03088" calcext:value-type="float">
            <text:p>7.03088</text:p>
          </table:table-cell>
        </table:table-row>
        <table:table-row table:style-name="ro1">
          <table:table-cell office:value-type="float" office:value="0.000824692" calcext:value-type="float">
            <text:p>0.000824692</text:p>
          </table:table-cell>
          <table:table-cell office:value-type="float" office:value="23.2145" calcext:value-type="float">
            <text:p>23.2145</text:p>
          </table:table-cell>
          <table:table-cell office:value-type="float" office:value="12.3971" calcext:value-type="float">
            <text:p>12.3971</text:p>
          </table:table-cell>
          <table:table-cell office:value-type="float" office:value="-18.7237" calcext:value-type="float">
            <text:p>-18.7237</text:p>
          </table:table-cell>
          <table:table-cell office:value-type="float" office:value="16.1045" calcext:value-type="float">
            <text:p>16.1045</text:p>
          </table:table-cell>
          <table:table-cell office:value-type="float" office:value="29.7265" calcext:value-type="float">
            <text:p>29.7265</text:p>
          </table:table-cell>
          <table:table-cell office:value-type="float" office:value="6.44351" calcext:value-type="float">
            <text:p>6.44351</text:p>
          </table:table-cell>
        </table:table-row>
        <table:table-row table:style-name="ro1">
          <table:table-cell office:value-type="float" office:value="0.00101458" calcext:value-type="float">
            <text:p>0.00101458</text:p>
          </table:table-cell>
          <table:table-cell office:value-type="float" office:value="24.2044" calcext:value-type="float">
            <text:p>24.2044</text:p>
          </table:table-cell>
          <table:table-cell office:value-type="float" office:value="12.3409" calcext:value-type="float">
            <text:p>12.3409</text:p>
          </table:table-cell>
          <table:table-cell office:value-type="float" office:value="-18.3231" calcext:value-type="float">
            <text:p>-18.3231</text:p>
          </table:table-cell>
          <table:table-cell office:value-type="float" office:value="15.3397" calcext:value-type="float">
            <text:p>15.3397</text:p>
          </table:table-cell>
          <table:table-cell office:value-type="float" office:value="30.5478" calcext:value-type="float">
            <text:p>30.5478</text:p>
          </table:table-cell>
          <table:table-cell office:value-type="float" office:value="5.6712" calcext:value-type="float">
            <text:p>5.6712</text:p>
          </table:table-cell>
        </table:table-row>
        <table:table-row table:style-name="ro1">
          <table:table-cell office:value-type="float" office:value="0.000839383" calcext:value-type="float">
            <text:p>0.000839383</text:p>
          </table:table-cell>
          <table:table-cell office:value-type="float" office:value="25.0579" calcext:value-type="float">
            <text:p>25.0579</text:p>
          </table:table-cell>
          <table:table-cell office:value-type="float" office:value="12.2131" calcext:value-type="float">
            <text:p>12.2131</text:p>
          </table:table-cell>
          <table:table-cell office:value-type="float" office:value="-17.9819" calcext:value-type="float">
            <text:p>-17.9819</text:p>
          </table:table-cell>
          <table:table-cell office:value-type="float" office:value="14.6459" calcext:value-type="float">
            <text:p>14.6459</text:p>
          </table:table-cell>
          <table:table-cell office:value-type="float" office:value="31.0488" calcext:value-type="float">
            <text:p>31.0488</text:p>
          </table:table-cell>
          <table:table-cell office:value-type="float" office:value="5.15136" calcext:value-type="float">
            <text:p>5.15136</text:p>
          </table:table-cell>
        </table:table-row>
        <table:table-row table:style-name="ro1">
          <table:table-cell office:value-type="float" office:value="0.000855348" calcext:value-type="float">
            <text:p>0.000855348</text:p>
          </table:table-cell>
          <table:table-cell office:value-type="float" office:value="25.512" calcext:value-type="float">
            <text:p>25.512</text:p>
          </table:table-cell>
          <table:table-cell office:value-type="float" office:value="12.1686" calcext:value-type="float">
            <text:p>12.1686</text:p>
          </table:table-cell>
          <table:table-cell office:value-type="float" office:value="-17.3863" calcext:value-type="float">
            <text:p>-17.3863</text:p>
          </table:table-cell>
          <table:table-cell office:value-type="float" office:value="13.6534" calcext:value-type="float">
            <text:p>13.6534</text:p>
          </table:table-cell>
          <table:table-cell office:value-type="float" office:value="31.5324" calcext:value-type="float">
            <text:p>31.5324</text:p>
          </table:table-cell>
          <table:table-cell office:value-type="float" office:value="4.28975" calcext:value-type="float">
            <text:p>4.28975</text:p>
          </table:table-cell>
        </table:table-row>
        <table:table-row table:style-name="ro1">
          <table:table-cell office:value-type="float" office:value="0.000827202" calcext:value-type="float">
            <text:p>0.000827202</text:p>
          </table:table-cell>
          <table:table-cell office:value-type="float" office:value="26.2713" calcext:value-type="float">
            <text:p>26.2713</text:p>
          </table:table-cell>
          <table:table-cell office:value-type="float" office:value="12.0823" calcext:value-type="float">
            <text:p>12.0823</text:p>
          </table:table-cell>
          <table:table-cell office:value-type="float" office:value="-16.9801" calcext:value-type="float">
            <text:p>-16.9801</text:p>
          </table:table-cell>
          <table:table-cell office:value-type="float" office:value="12.5834" calcext:value-type="float">
            <text:p>12.5834</text:p>
          </table:table-cell>
          <table:table-cell office:value-type="float" office:value="31.9206" calcext:value-type="float">
            <text:p>31.9206</text:p>
          </table:table-cell>
          <table:table-cell office:value-type="float" office:value="3.36758" calcext:value-type="float">
            <text:p>3.36758</text:p>
          </table:table-cell>
        </table:table-row>
        <table:table-row table:style-name="ro1">
          <table:table-cell office:value-type="float" office:value="0.00105944" calcext:value-type="float">
            <text:p>0.00105944</text:p>
          </table:table-cell>
          <table:table-cell office:value-type="float" office:value="26.5689" calcext:value-type="float">
            <text:p>26.5689</text:p>
          </table:table-cell>
          <table:table-cell office:value-type="float" office:value="12.132" calcext:value-type="float">
            <text:p>12.132</text:p>
          </table:table-cell>
          <table:table-cell office:value-type="float" office:value="-16.2299" calcext:value-type="float">
            <text:p>-16.2299</text:p>
          </table:table-cell>
          <table:table-cell office:value-type="float" office:value="11.8442" calcext:value-type="float">
            <text:p>11.8442</text:p>
          </table:table-cell>
          <table:table-cell office:value-type="float" office:value="32.0553" calcext:value-type="float">
            <text:p>32.0553</text:p>
          </table:table-cell>
          <table:table-cell office:value-type="float" office:value="2.97371" calcext:value-type="float">
            <text:p>2.97371</text:p>
          </table:table-cell>
        </table:table-row>
        <table:table-row table:style-name="ro1">
          <table:table-cell office:value-type="float" office:value="0.000990672" calcext:value-type="float">
            <text:p>0.000990672</text:p>
          </table:table-cell>
          <table:table-cell office:value-type="float" office:value="27.135" calcext:value-type="float">
            <text:p>27.135</text:p>
          </table:table-cell>
          <table:table-cell office:value-type="float" office:value="12.2107" calcext:value-type="float">
            <text:p>12.2107</text:p>
          </table:table-cell>
          <table:table-cell office:value-type="float" office:value="-15.5125" calcext:value-type="float">
            <text:p>-15.5125</text:p>
          </table:table-cell>
          <table:table-cell office:value-type="float" office:value="10.3959" calcext:value-type="float">
            <text:p>10.3959</text:p>
          </table:table-cell>
          <table:table-cell office:value-type="float" office:value="32.2889" calcext:value-type="float">
            <text:p>32.2889</text:p>
          </table:table-cell>
          <table:table-cell office:value-type="float" office:value="1.92541" calcext:value-type="float">
            <text:p>1.92541</text:p>
          </table:table-cell>
        </table:table-row>
        <table:table-row table:style-name="ro1">
          <table:table-cell office:value-type="float" office:value="0.000840753" calcext:value-type="float">
            <text:p>0.000840753</text:p>
          </table:table-cell>
          <table:table-cell office:value-type="float" office:value="27.8227" calcext:value-type="float">
            <text:p>27.8227</text:p>
          </table:table-cell>
          <table:table-cell office:value-type="float" office:value="12.4879" calcext:value-type="float">
            <text:p>12.4879</text:p>
          </table:table-cell>
          <table:table-cell office:value-type="float" office:value="-14.4849" calcext:value-type="float">
            <text:p>-14.4849</text:p>
          </table:table-cell>
          <table:table-cell office:value-type="float" office:value="9.22421" calcext:value-type="float">
            <text:p>9.22421</text:p>
          </table:table-cell>
          <table:table-cell office:value-type="float" office:value="32.442" calcext:value-type="float">
            <text:p>32.442</text:p>
          </table:table-cell>
          <table:table-cell office:value-type="float" office:value="0.797425" calcext:value-type="float">
            <text:p>0.797425</text:p>
          </table:table-cell>
        </table:table-row>
        <table:table-row table:style-name="ro1">
          <table:table-cell office:value-type="float" office:value="0.000846695" calcext:value-type="float">
            <text:p>0.000846695</text:p>
          </table:table-cell>
          <table:table-cell office:value-type="float" office:value="27.7289" calcext:value-type="float">
            <text:p>27.7289</text:p>
          </table:table-cell>
          <table:table-cell office:value-type="float" office:value="12.5881" calcext:value-type="float">
            <text:p>12.5881</text:p>
          </table:table-cell>
          <table:table-cell office:value-type="float" office:value="-13.5942" calcext:value-type="float">
            <text:p>-13.5942</text:p>
          </table:table-cell>
          <table:table-cell office:value-type="float" office:value="8.22363" calcext:value-type="float">
            <text:p>8.22363</text:p>
          </table:table-cell>
          <table:table-cell office:value-type="float" office:value="32.344" calcext:value-type="float">
            <text:p>32.344</text:p>
          </table:table-cell>
          <table:table-cell office:value-type="float" office:value="0.335801" calcext:value-type="float">
            <text:p>0.335801</text:p>
          </table:table-cell>
        </table:table-row>
        <table:table-row table:style-name="ro1">
          <table:table-cell office:value-type="float" office:value="0.000965576" calcext:value-type="float">
            <text:p>0.000965576</text:p>
          </table:table-cell>
          <table:table-cell office:value-type="float" office:value="28.0238" calcext:value-type="float">
            <text:p>28.0238</text:p>
          </table:table-cell>
          <table:table-cell office:value-type="float" office:value="12.7656" calcext:value-type="float">
            <text:p>12.7656</text:p>
          </table:table-cell>
          <table:table-cell office:value-type="float" office:value="-12.7741" calcext:value-type="float">
            <text:p>-12.7741</text:p>
          </table:table-cell>
          <table:table-cell office:value-type="float" office:value="7.16069" calcext:value-type="float">
            <text:p>7.16069</text:p>
          </table:table-cell>
          <table:table-cell office:value-type="float" office:value="32.2142" calcext:value-type="float">
            <text:p>32.2142</text:p>
          </table:table-cell>
          <table:table-cell office:value-type="float" office:value="-0.384515" calcext:value-type="float">
            <text:p>-0.384515</text:p>
          </table:table-cell>
        </table:table-row>
        <table:table-row table:style-name="ro1">
          <table:table-cell office:value-type="float" office:value="0.000883607" calcext:value-type="float">
            <text:p>0.000883607</text:p>
          </table:table-cell>
          <table:table-cell office:value-type="float" office:value="28.5884" calcext:value-type="float">
            <text:p>28.5884</text:p>
          </table:table-cell>
          <table:table-cell office:value-type="float" office:value="13.0362" calcext:value-type="float">
            <text:p>13.0362</text:p>
          </table:table-cell>
          <table:table-cell office:value-type="float" office:value="-11.8437" calcext:value-type="float">
            <text:p>-11.8437</text:p>
          </table:table-cell>
          <table:table-cell office:value-type="float" office:value="6.08172" calcext:value-type="float">
            <text:p>6.08172</text:p>
          </table:table-cell>
          <table:table-cell office:value-type="float" office:value="32.1969" calcext:value-type="float">
            <text:p>32.1969</text:p>
          </table:table-cell>
          <table:table-cell office:value-type="float" office:value="-1.1647" calcext:value-type="float">
            <text:p>-1.1647</text:p>
          </table:table-cell>
        </table:table-row>
        <table:table-row table:style-name="ro1">
          <table:table-cell office:value-type="float" office:value="0.000864914" calcext:value-type="float">
            <text:p>0.000864914</text:p>
          </table:table-cell>
          <table:table-cell office:value-type="float" office:value="28.4633" calcext:value-type="float">
            <text:p>28.4633</text:p>
          </table:table-cell>
          <table:table-cell office:value-type="float" office:value="13.0584" calcext:value-type="float">
            <text:p>13.0584</text:p>
          </table:table-cell>
          <table:table-cell office:value-type="float" office:value="-11.2136" calcext:value-type="float">
            <text:p>-11.2136</text:p>
          </table:table-cell>
          <table:table-cell office:value-type="float" office:value="5.29702" calcext:value-type="float">
            <text:p>5.29702</text:p>
          </table:table-cell>
          <table:table-cell office:value-type="float" office:value="32.0056" calcext:value-type="float">
            <text:p>32.0056</text:p>
          </table:table-cell>
          <table:table-cell office:value-type="float" office:value="-1.32918" calcext:value-type="float">
            <text:p>-1.32918</text:p>
          </table:table-cell>
        </table:table-row>
        <table:table-row table:style-name="ro1">
          <table:table-cell office:value-type="float" office:value="0.000994858" calcext:value-type="float">
            <text:p>0.000994858</text:p>
          </table:table-cell>
          <table:table-cell office:value-type="float" office:value="29.068" calcext:value-type="float">
            <text:p>29.068</text:p>
          </table:table-cell>
          <table:table-cell office:value-type="float" office:value="13.2738" calcext:value-type="float">
            <text:p>13.2738</text:p>
          </table:table-cell>
          <table:table-cell office:value-type="float" office:value="-10.3498" calcext:value-type="float">
            <text:p>-10.3498</text:p>
          </table:table-cell>
          <table:table-cell office:value-type="float" office:value="4.28988" calcext:value-type="float">
            <text:p>4.28988</text:p>
          </table:table-cell>
          <table:table-cell office:value-type="float" office:value="31.9496" calcext:value-type="float">
            <text:p>31.9496</text:p>
          </table:table-cell>
          <table:table-cell office:value-type="float" office:value="-2.19283" calcext:value-type="float">
            <text:p>-2.19283</text:p>
          </table:table-cell>
        </table:table-row>
        <table:table-row table:style-name="ro1">
          <table:table-cell office:value-type="float" office:value="0.00101345" calcext:value-type="float">
            <text:p>0.00101345</text:p>
          </table:table-cell>
          <table:table-cell office:value-type="float" office:value="30.4005" calcext:value-type="float">
            <text:p>30.4005</text:p>
          </table:table-cell>
          <table:table-cell office:value-type="float" office:value="13.6739" calcext:value-type="float">
            <text:p>13.6739</text:p>
          </table:table-cell>
          <table:table-cell office:value-type="float" office:value="-9.25904" calcext:value-type="float">
            <text:p>-9.25904</text:p>
          </table:table-cell>
          <table:table-cell office:value-type="float" office:value="3.30097" calcext:value-type="float">
            <text:p>3.30097</text:p>
          </table:table-cell>
          <table:table-cell office:value-type="float" office:value="32.1379" calcext:value-type="float">
            <text:p>32.1379</text:p>
          </table:table-cell>
          <table:table-cell office:value-type="float" office:value="-3.48814" calcext:value-type="float">
            <text:p>-3.48814</text:p>
          </table:table-cell>
        </table:table-row>
        <table:table-row table:style-name="ro1">
          <table:table-cell office:value-type="float" office:value="0.00117137" calcext:value-type="float">
            <text:p>0.00117137</text:p>
          </table:table-cell>
          <table:table-cell office:value-type="float" office:value="30.2101" calcext:value-type="float">
            <text:p>30.2101</text:p>
          </table:table-cell>
          <table:table-cell office:value-type="float" office:value="13.8861" calcext:value-type="float">
            <text:p>13.8861</text:p>
          </table:table-cell>
          <table:table-cell office:value-type="float" office:value="-8.60822" calcext:value-type="float">
            <text:p>-8.60822</text:p>
          </table:table-cell>
          <table:table-cell office:value-type="float" office:value="2.68517" calcext:value-type="float">
            <text:p>2.68517</text:p>
          </table:table-cell>
          <table:table-cell office:value-type="float" office:value="31.876" calcext:value-type="float">
            <text:p>31.876</text:p>
          </table:table-cell>
          <table:table-cell office:value-type="float" office:value="-3.68917" calcext:value-type="float">
            <text:p>-3.68917</text:p>
          </table:table-cell>
        </table:table-row>
        <table:table-row table:style-name="ro1">
          <table:table-cell office:value-type="float" office:value="0.00102258" calcext:value-type="float">
            <text:p>0.00102258</text:p>
          </table:table-cell>
          <table:table-cell office:value-type="float" office:value="29.9282" calcext:value-type="float">
            <text:p>29.9282</text:p>
          </table:table-cell>
          <table:table-cell office:value-type="float" office:value="13.9627" calcext:value-type="float">
            <text:p>13.9627</text:p>
          </table:table-cell>
          <table:table-cell office:value-type="float" office:value="-8.28516" calcext:value-type="float">
            <text:p>-8.28516</text:p>
          </table:table-cell>
          <table:table-cell office:value-type="float" office:value="2.20849" calcext:value-type="float">
            <text:p>2.20849</text:p>
          </table:table-cell>
          <table:table-cell office:value-type="float" office:value="31.7669" calcext:value-type="float">
            <text:p>31.7669</text:p>
          </table:table-cell>
          <table:table-cell office:value-type="float" office:value="-3.3239" calcext:value-type="float">
            <text:p>-3.3239</text:p>
          </table:table-cell>
        </table:table-row>
        <table:table-row table:style-name="ro1">
          <table:table-cell office:value-type="float" office:value="0.00086136" calcext:value-type="float">
            <text:p>0.00086136</text:p>
          </table:table-cell>
          <table:table-cell office:value-type="float" office:value="30.4283" calcext:value-type="float">
            <text:p>30.4283</text:p>
          </table:table-cell>
          <table:table-cell office:value-type="float" office:value="14.1836" calcext:value-type="float">
            <text:p>14.1836</text:p>
          </table:table-cell>
          <table:table-cell office:value-type="float" office:value="-7.61074" calcext:value-type="float">
            <text:p>-7.61074</text:p>
          </table:table-cell>
          <table:table-cell office:value-type="float" office:value="1.45358" calcext:value-type="float">
            <text:p>1.45358</text:p>
          </table:table-cell>
          <table:table-cell office:value-type="float" office:value="31.728" calcext:value-type="float">
            <text:p>31.728</text:p>
          </table:table-cell>
          <table:table-cell office:value-type="float" office:value="-4.15061" calcext:value-type="float">
            <text:p>-4.15061</text:p>
          </table:table-cell>
        </table:table-row>
        <table:table-row table:style-name="ro1">
          <table:table-cell office:value-type="float" office:value="0.000811704" calcext:value-type="float">
            <text:p>0.000811704</text:p>
          </table:table-cell>
          <table:table-cell office:value-type="float" office:value="30.2704" calcext:value-type="float">
            <text:p>30.2704</text:p>
          </table:table-cell>
          <table:table-cell office:value-type="float" office:value="14.322" calcext:value-type="float">
            <text:p>14.322</text:p>
          </table:table-cell>
          <table:table-cell office:value-type="float" office:value="-7.17557" calcext:value-type="float">
            <text:p>-7.17557</text:p>
          </table:table-cell>
          <table:table-cell office:value-type="float" office:value="1.09479" calcext:value-type="float">
            <text:p>1.09479</text:p>
          </table:table-cell>
          <table:table-cell office:value-type="float" office:value="31.6955" calcext:value-type="float">
            <text:p>31.6955</text:p>
          </table:table-cell>
          <table:table-cell office:value-type="float" office:value="-3.71091" calcext:value-type="float">
            <text:p>-3.71091</text:p>
          </table:table-cell>
        </table:table-row>
        <table:table-row table:style-name="ro1">
          <table:table-cell office:value-type="float" office:value="0.000634018" calcext:value-type="float">
            <text:p>0.000634018</text:p>
          </table:table-cell>
          <table:table-cell office:value-type="float" office:value="30.345" calcext:value-type="float">
            <text:p>30.345</text:p>
          </table:table-cell>
          <table:table-cell office:value-type="float" office:value="14.3013" calcext:value-type="float">
            <text:p>14.3013</text:p>
          </table:table-cell>
          <table:table-cell office:value-type="float" office:value="-6.87566" calcext:value-type="float">
            <text:p>-6.87566</text:p>
          </table:table-cell>
          <table:table-cell office:value-type="float" office:value="0.617767" calcext:value-type="float">
            <text:p>0.617767</text:p>
          </table:table-cell>
          <table:table-cell office:value-type="float" office:value="31.6496" calcext:value-type="float">
            <text:p>31.6496</text:p>
          </table:table-cell>
          <table:table-cell office:value-type="float" office:value="-3.75533" calcext:value-type="float">
            <text:p>-3.75533</text:p>
          </table:table-cell>
        </table:table-row>
        <table:table-row table:style-name="ro1">
          <table:table-cell office:value-type="float" office:value="0.000908733" calcext:value-type="float">
            <text:p>0.000908733</text:p>
          </table:table-cell>
          <table:table-cell office:value-type="float" office:value="30.4447" calcext:value-type="float">
            <text:p>30.4447</text:p>
          </table:table-cell>
          <table:table-cell office:value-type="float" office:value="14.4517" calcext:value-type="float">
            <text:p>14.4517</text:p>
          </table:table-cell>
          <table:table-cell office:value-type="float" office:value="-6.47365" calcext:value-type="float">
            <text:p>-6.47365</text:p>
          </table:table-cell>
          <table:table-cell office:value-type="float" office:value="0.235023" calcext:value-type="float">
            <text:p>0.235023</text:p>
          </table:table-cell>
          <table:table-cell office:value-type="float" office:value="31.6673" calcext:value-type="float">
            <text:p>31.6673</text:p>
          </table:table-cell>
          <table:table-cell office:value-type="float" office:value="-3.89335" calcext:value-type="float">
            <text:p>-3.89335</text:p>
          </table:table-cell>
        </table:table-row>
        <table:table-row table:style-name="ro1">
          <table:table-cell office:value-type="float" office:value="0.00171674" calcext:value-type="float">
            <text:p>0.00171674</text:p>
          </table:table-cell>
          <table:table-cell office:value-type="float" office:value="29.7052" calcext:value-type="float">
            <text:p>29.7052</text:p>
          </table:table-cell>
          <table:table-cell office:value-type="float" office:value="14.3701" calcext:value-type="float">
            <text:p>14.3701</text:p>
          </table:table-cell>
          <table:table-cell office:value-type="float" office:value="-6.13134" calcext:value-type="float">
            <text:p>-6.13134</text:p>
          </table:table-cell>
          <table:table-cell office:value-type="float" office:value="0.055353" calcext:value-type="float">
            <text:p>0.055353</text:p>
          </table:table-cell>
          <table:table-cell office:value-type="float" office:value="31.5767" calcext:value-type="float">
            <text:p>31.5767</text:p>
          </table:table-cell>
          <table:table-cell office:value-type="float" office:value="-3.00226" calcext:value-type="float">
            <text:p>-3.00226</text:p>
          </table:table-cell>
        </table:table-row>
        <table:table-row table:style-name="ro1">
          <table:table-cell office:value-type="float" office:value="0.00132435" calcext:value-type="float">
            <text:p>0.00132435</text:p>
          </table:table-cell>
          <table:table-cell office:value-type="float" office:value="29.8032" calcext:value-type="float">
            <text:p>29.8032</text:p>
          </table:table-cell>
          <table:table-cell office:value-type="float" office:value="14.2705" calcext:value-type="float">
            <text:p>14.2705</text:p>
          </table:table-cell>
          <table:table-cell office:value-type="float" office:value="-5.93456" calcext:value-type="float">
            <text:p>-5.93456</text:p>
          </table:table-cell>
          <table:table-cell office:value-type="float" office:value="-0.681602" calcext:value-type="float">
            <text:p>-0.681602</text:p>
          </table:table-cell>
          <table:table-cell office:value-type="float" office:value="31.653" calcext:value-type="float">
            <text:p>31.653</text:p>
          </table:table-cell>
          <table:table-cell office:value-type="float" office:value="-3.5069" calcext:value-type="float">
            <text:p>-3.5069</text:p>
          </table:table-cell>
        </table:table-row>
        <table:table-row table:style-name="ro1">
          <table:table-cell office:value-type="float" office:value="0.000959878" calcext:value-type="float">
            <text:p>0.000959878</text:p>
          </table:table-cell>
          <table:table-cell office:value-type="float" office:value="31.2744" calcext:value-type="float">
            <text:p>31.2744</text:p>
          </table:table-cell>
          <table:table-cell office:value-type="float" office:value="14.6059" calcext:value-type="float">
            <text:p>14.6059</text:p>
          </table:table-cell>
          <table:table-cell office:value-type="float" office:value="-4.86027" calcext:value-type="float">
            <text:p>-4.86027</text:p>
          </table:table-cell>
          <table:table-cell office:value-type="float" office:value="-1.46583" calcext:value-type="float">
            <text:p>-1.46583</text:p>
          </table:table-cell>
          <table:table-cell office:value-type="float" office:value="31.8797" calcext:value-type="float">
            <text:p>31.8797</text:p>
          </table:table-cell>
          <table:table-cell office:value-type="float" office:value="-4.71804" calcext:value-type="float">
            <text:p>-4.71804</text:p>
          </table:table-cell>
        </table:table-row>
        <table:table-row table:style-name="ro1">
          <table:table-cell office:value-type="float" office:value="0.00112657" calcext:value-type="float">
            <text:p>0.00112657</text:p>
          </table:table-cell>
          <table:table-cell office:value-type="float" office:value="30.9098" calcext:value-type="float">
            <text:p>30.9098</text:p>
          </table:table-cell>
          <table:table-cell office:value-type="float" office:value="14.5291" calcext:value-type="float">
            <text:p>14.5291</text:p>
          </table:table-cell>
          <table:table-cell office:value-type="float" office:value="-4.83354" calcext:value-type="float">
            <text:p>-4.83354</text:p>
          </table:table-cell>
          <table:table-cell office:value-type="float" office:value="-1.57988" calcext:value-type="float">
            <text:p>-1.57988</text:p>
          </table:table-cell>
          <table:table-cell office:value-type="float" office:value="31.8728" calcext:value-type="float">
            <text:p>31.8728</text:p>
          </table:table-cell>
          <table:table-cell office:value-type="float" office:value="-4.37003" calcext:value-type="float">
            <text:p>-4.37003</text:p>
          </table:table-cell>
        </table:table-row>
        <table:table-row table:style-name="ro1">
          <table:table-cell office:value-type="float" office:value="0.00182087" calcext:value-type="float">
            <text:p>0.00182087</text:p>
          </table:table-cell>
          <table:table-cell office:value-type="float" office:value="30.1528" calcext:value-type="float">
            <text:p>30.1528</text:p>
          </table:table-cell>
          <table:table-cell office:value-type="float" office:value="14.388" calcext:value-type="float">
            <text:p>14.388</text:p>
          </table:table-cell>
          <table:table-cell office:value-type="float" office:value="-4.79149" calcext:value-type="float">
            <text:p>-4.79149</text:p>
          </table:table-cell>
          <table:table-cell office:value-type="float" office:value="-1.88216" calcext:value-type="float">
            <text:p>-1.88216</text:p>
          </table:table-cell>
          <table:table-cell office:value-type="float" office:value="31.8598" calcext:value-type="float">
            <text:p>31.8598</text:p>
          </table:table-cell>
          <table:table-cell office:value-type="float" office:value="-3.82631" calcext:value-type="float">
            <text:p>-3.82631</text:p>
          </table:table-cell>
        </table:table-row>
        <table:table-row table:style-name="ro1">
          <table:table-cell office:value-type="float" office:value="0.00100202" calcext:value-type="float">
            <text:p>0.00100202</text:p>
          </table:table-cell>
          <table:table-cell office:value-type="float" office:value="30.7017" calcext:value-type="float">
            <text:p>30.7017</text:p>
          </table:table-cell>
          <table:table-cell office:value-type="float" office:value="14.4465" calcext:value-type="float">
            <text:p>14.4465</text:p>
          </table:table-cell>
          <table:table-cell office:value-type="float" office:value="-4.53796" calcext:value-type="float">
            <text:p>-4.53796</text:p>
          </table:table-cell>
          <table:table-cell office:value-type="float" office:value="-2.32646" calcext:value-type="float">
            <text:p>-2.32646</text:p>
          </table:table-cell>
          <table:table-cell office:value-type="float" office:value="32.0182" calcext:value-type="float">
            <text:p>32.0182</text:p>
          </table:table-cell>
          <table:table-cell office:value-type="float" office:value="-4.35499" calcext:value-type="float">
            <text:p>-4.35499</text:p>
          </table:table-cell>
        </table:table-row>
        <table:table-row table:style-name="ro1">
          <table:table-cell office:value-type="float" office:value="0.000908921" calcext:value-type="float">
            <text:p>0.000908921</text:p>
          </table:table-cell>
          <table:table-cell office:value-type="float" office:value="30.9182" calcext:value-type="float">
            <text:p>30.9182</text:p>
          </table:table-cell>
          <table:table-cell office:value-type="float" office:value="14.4312" calcext:value-type="float">
            <text:p>14.4312</text:p>
          </table:table-cell>
          <table:table-cell office:value-type="float" office:value="-4.23165" calcext:value-type="float">
            <text:p>-4.23165</text:p>
          </table:table-cell>
          <table:table-cell office:value-type="float" office:value="-2.33956" calcext:value-type="float">
            <text:p>-2.33956</text:p>
          </table:table-cell>
          <table:table-cell office:value-type="float" office:value="32.0947" calcext:value-type="float">
            <text:p>32.0947</text:p>
          </table:table-cell>
          <table:table-cell office:value-type="float" office:value="-4.09145" calcext:value-type="float">
            <text:p>-4.09145</text:p>
          </table:table-cell>
        </table:table-row>
        <table:table-row table:style-name="ro1">
          <table:table-cell office:value-type="float" office:value="0.00123043" calcext:value-type="float">
            <text:p>0.00123043</text:p>
          </table:table-cell>
          <table:table-cell office:value-type="float" office:value="30.3611" calcext:value-type="float">
            <text:p>30.3611</text:p>
          </table:table-cell>
          <table:table-cell office:value-type="float" office:value="14.2958" calcext:value-type="float">
            <text:p>14.2958</text:p>
          </table:table-cell>
          <table:table-cell office:value-type="float" office:value="-4.12553" calcext:value-type="float">
            <text:p>-4.12553</text:p>
          </table:table-cell>
          <table:table-cell office:value-type="float" office:value="-2.59141" calcext:value-type="float">
            <text:p>-2.59141</text:p>
          </table:table-cell>
          <table:table-cell office:value-type="float" office:value="32.2936" calcext:value-type="float">
            <text:p>32.2936</text:p>
          </table:table-cell>
          <table:table-cell office:value-type="float" office:value="-3.4724" calcext:value-type="float">
            <text:p>-3.4724</text:p>
          </table:table-cell>
        </table:table-row>
        <table:table-row table:style-name="ro1">
          <table:table-cell office:value-type="float" office:value="0.00110269" calcext:value-type="float">
            <text:p>0.00110269</text:p>
          </table:table-cell>
          <table:table-cell office:value-type="float" office:value="30.8913" calcext:value-type="float">
            <text:p>30.8913</text:p>
          </table:table-cell>
          <table:table-cell office:value-type="float" office:value="14.1425" calcext:value-type="float">
            <text:p>14.1425</text:p>
          </table:table-cell>
          <table:table-cell office:value-type="float" office:value="-3.95789" calcext:value-type="float">
            <text:p>-3.95789</text:p>
          </table:table-cell>
          <table:table-cell office:value-type="float" office:value="-3.04911" calcext:value-type="float">
            <text:p>-3.04911</text:p>
          </table:table-cell>
          <table:table-cell office:value-type="float" office:value="32.5017" calcext:value-type="float">
            <text:p>32.5017</text:p>
          </table:table-cell>
          <table:table-cell office:value-type="float" office:value="-3.92333" calcext:value-type="float">
            <text:p>-3.92333</text:p>
          </table:table-cell>
        </table:table-row>
        <table:table-row table:style-name="ro1">
          <table:table-cell office:value-type="float" office:value="0.000932765" calcext:value-type="float">
            <text:p>0.000932765</text:p>
          </table:table-cell>
          <table:table-cell office:value-type="float" office:value="31.5133" calcext:value-type="float">
            <text:p>31.5133</text:p>
          </table:table-cell>
          <table:table-cell office:value-type="float" office:value="14.202" calcext:value-type="float">
            <text:p>14.202</text:p>
          </table:table-cell>
          <table:table-cell office:value-type="float" office:value="-3.4469" calcext:value-type="float">
            <text:p>-3.4469</text:p>
          </table:table-cell>
          <table:table-cell office:value-type="float" office:value="-3.54772" calcext:value-type="float">
            <text:p>-3.54772</text:p>
          </table:table-cell>
          <table:table-cell office:value-type="float" office:value="32.7243" calcext:value-type="float">
            <text:p>32.7243</text:p>
          </table:table-cell>
          <table:table-cell office:value-type="float" office:value="-4.79194" calcext:value-type="float">
            <text:p>-4.79194</text:p>
          </table:table-cell>
        </table:table-row>
        <table:table-row table:style-name="ro1">
          <table:table-cell office:value-type="float" office:value="0.000851365" calcext:value-type="float">
            <text:p>0.000851365</text:p>
          </table:table-cell>
          <table:table-cell office:value-type="float" office:value="31.4968" calcext:value-type="float">
            <text:p>31.4968</text:p>
          </table:table-cell>
          <table:table-cell office:value-type="float" office:value="14.1147" calcext:value-type="float">
            <text:p>14.1147</text:p>
          </table:table-cell>
          <table:table-cell office:value-type="float" office:value="-3.35462" calcext:value-type="float">
            <text:p>-3.35462</text:p>
          </table:table-cell>
          <table:table-cell office:value-type="float" office:value="-3.87085" calcext:value-type="float">
            <text:p>-3.87085</text:p>
          </table:table-cell>
          <table:table-cell office:value-type="float" office:value="32.9328" calcext:value-type="float">
            <text:p>32.9328</text:p>
          </table:table-cell>
          <table:table-cell office:value-type="float" office:value="-4.91515" calcext:value-type="float">
            <text:p>-4.91515</text:p>
          </table:table-cell>
        </table:table-row>
        <table:table-row table:style-name="ro1">
          <table:table-cell office:value-type="float" office:value="0.000727784" calcext:value-type="float">
            <text:p>0.000727784</text:p>
          </table:table-cell>
          <table:table-cell office:value-type="float" office:value="31.2624" calcext:value-type="float">
            <text:p>31.2624</text:p>
          </table:table-cell>
          <table:table-cell office:value-type="float" office:value="13.9977" calcext:value-type="float">
            <text:p>13.9977</text:p>
          </table:table-cell>
          <table:table-cell office:value-type="float" office:value="-3.30524" calcext:value-type="float">
            <text:p>-3.30524</text:p>
          </table:table-cell>
          <table:table-cell office:value-type="float" office:value="-4.24126" calcext:value-type="float">
            <text:p>-4.24126</text:p>
          </table:table-cell>
          <table:table-cell office:value-type="float" office:value="33.1164" calcext:value-type="float">
            <text:p>33.1164</text:p>
          </table:table-cell>
          <table:table-cell office:value-type="float" office:value="-5.27373" calcext:value-type="float">
            <text:p>-5.27373</text:p>
          </table:table-cell>
        </table:table-row>
        <table:table-row table:style-name="ro1">
          <table:table-cell office:value-type="float" office:value="0.00104324" calcext:value-type="float">
            <text:p>0.00104324</text:p>
          </table:table-cell>
          <table:table-cell office:value-type="float" office:value="30.898" calcext:value-type="float">
            <text:p>30.898</text:p>
          </table:table-cell>
          <table:table-cell office:value-type="float" office:value="13.8507" calcext:value-type="float">
            <text:p>13.8507</text:p>
          </table:table-cell>
          <table:table-cell office:value-type="float" office:value="-3.3795" calcext:value-type="float">
            <text:p>-3.3795</text:p>
          </table:table-cell>
          <table:table-cell office:value-type="float" office:value="-4.24664" calcext:value-type="float">
            <text:p>-4.24664</text:p>
          </table:table-cell>
          <table:table-cell office:value-type="float" office:value="33.2997" calcext:value-type="float">
            <text:p>33.2997</text:p>
          </table:table-cell>
          <table:table-cell office:value-type="float" office:value="-4.88859" calcext:value-type="float">
            <text:p>-4.88859</text:p>
          </table:table-cell>
        </table:table-row>
        <table:table-row table:style-name="ro1">
          <table:table-cell office:value-type="float" office:value="0.000985832" calcext:value-type="float">
            <text:p>0.000985832</text:p>
          </table:table-cell>
          <table:table-cell office:value-type="float" office:value="30.948" calcext:value-type="float">
            <text:p>30.948</text:p>
          </table:table-cell>
          <table:table-cell office:value-type="float" office:value="13.7719" calcext:value-type="float">
            <text:p>13.7719</text:p>
          </table:table-cell>
          <table:table-cell office:value-type="float" office:value="-3.28422" calcext:value-type="float">
            <text:p>-3.28422</text:p>
          </table:table-cell>
          <table:table-cell office:value-type="float" office:value="-4.18413" calcext:value-type="float">
            <text:p>-4.18413</text:p>
          </table:table-cell>
          <table:table-cell office:value-type="float" office:value="33.351" calcext:value-type="float">
            <text:p>33.351</text:p>
          </table:table-cell>
          <table:table-cell office:value-type="float" office:value="-4.35726" calcext:value-type="float">
            <text:p>-4.35726</text:p>
          </table:table-cell>
        </table:table-row>
        <table:table-row table:style-name="ro1">
          <table:table-cell office:value-type="float" office:value="0.000986828" calcext:value-type="float">
            <text:p>0.000986828</text:p>
          </table:table-cell>
          <table:table-cell office:value-type="float" office:value="31.7462" calcext:value-type="float">
            <text:p>31.7462</text:p>
          </table:table-cell>
          <table:table-cell office:value-type="float" office:value="13.813" calcext:value-type="float">
            <text:p>13.813</text:p>
          </table:table-cell>
          <table:table-cell office:value-type="float" office:value="-2.95098" calcext:value-type="float">
            <text:p>-2.95098</text:p>
          </table:table-cell>
          <table:table-cell office:value-type="float" office:value="-4.89423" calcext:value-type="float">
            <text:p>-4.89423</text:p>
          </table:table-cell>
          <table:table-cell office:value-type="float" office:value="33.7624" calcext:value-type="float">
            <text:p>33.7624</text:p>
          </table:table-cell>
          <table:table-cell office:value-type="float" office:value="-5.74869" calcext:value-type="float">
            <text:p>-5.74869</text:p>
          </table:table-cell>
        </table:table-row>
        <table:table-row table:style-name="ro1">
          <table:table-cell office:value-type="float" office:value="0.00115043" calcext:value-type="float">
            <text:p>0.00115043</text:p>
          </table:table-cell>
          <table:table-cell office:value-type="float" office:value="31.574" calcext:value-type="float">
            <text:p>31.574</text:p>
          </table:table-cell>
          <table:table-cell office:value-type="float" office:value="13.7733" calcext:value-type="float">
            <text:p>13.7733</text:p>
          </table:table-cell>
          <table:table-cell office:value-type="float" office:value="-2.99781" calcext:value-type="float">
            <text:p>-2.99781</text:p>
          </table:table-cell>
          <table:table-cell office:value-type="float" office:value="-5.11737" calcext:value-type="float">
            <text:p>-5.11737</text:p>
          </table:table-cell>
          <table:table-cell office:value-type="float" office:value="33.9172" calcext:value-type="float">
            <text:p>33.9172</text:p>
          </table:table-cell>
          <table:table-cell office:value-type="float" office:value="-5.96551" calcext:value-type="float">
            <text:p>-5.96551</text:p>
          </table:table-cell>
        </table:table-row>
        <table:table-row table:style-name="ro1">
          <table:table-cell office:value-type="float" office:value="0.00283996" calcext:value-type="float">
            <text:p>0.00283996</text:p>
          </table:table-cell>
          <table:table-cell office:value-type="float" office:value="30.5175" calcext:value-type="float">
            <text:p>30.5175</text:p>
          </table:table-cell>
          <table:table-cell office:value-type="float" office:value="13.7685" calcext:value-type="float">
            <text:p>13.7685</text:p>
          </table:table-cell>
          <table:table-cell office:value-type="float" office:value="-3.28607" calcext:value-type="float">
            <text:p>-3.28607</text:p>
          </table:table-cell>
          <table:table-cell office:value-type="float" office:value="-4.65172" calcext:value-type="float">
            <text:p>-4.65172</text:p>
          </table:table-cell>
          <table:table-cell office:value-type="float" office:value="34.0218" calcext:value-type="float">
            <text:p>34.0218</text:p>
          </table:table-cell>
          <table:table-cell office:value-type="float" office:value="-4.83831" calcext:value-type="float">
            <text:p>-4.83831</text:p>
          </table:table-cell>
        </table:table-row>
        <table:table-row table:style-name="ro1">
          <table:table-cell office:value-type="float" office:value="0.000990144" calcext:value-type="float">
            <text:p>0.000990144</text:p>
          </table:table-cell>
          <table:table-cell office:value-type="float" office:value="30.1251" calcext:value-type="float">
            <text:p>30.1251</text:p>
          </table:table-cell>
          <table:table-cell office:value-type="float" office:value="13.7028" calcext:value-type="float">
            <text:p>13.7028</text:p>
          </table:table-cell>
          <table:table-cell office:value-type="float" office:value="-3.62166" calcext:value-type="float">
            <text:p>-3.62166</text:p>
          </table:table-cell>
          <table:table-cell office:value-type="float" office:value="-4.66413" calcext:value-type="float">
            <text:p>-4.66413</text:p>
          </table:table-cell>
          <table:table-cell office:value-type="float" office:value="34.183" calcext:value-type="float">
            <text:p>34.183</text:p>
          </table:table-cell>
          <table:table-cell office:value-type="float" office:value="-4.71498" calcext:value-type="float">
            <text:p>-4.71498</text:p>
          </table:table-cell>
        </table:table-row>
        <table:table-row table:style-name="ro1">
          <table:table-cell office:value-type="float" office:value="0.000675298" calcext:value-type="float">
            <text:p>0.000675298</text:p>
          </table:table-cell>
          <table:table-cell office:value-type="float" office:value="30.2791" calcext:value-type="float">
            <text:p>30.2791</text:p>
          </table:table-cell>
          <table:table-cell office:value-type="float" office:value="13.8027" calcext:value-type="float">
            <text:p>13.8027</text:p>
          </table:table-cell>
          <table:table-cell office:value-type="float" office:value="-3.52976" calcext:value-type="float">
            <text:p>-3.52976</text:p>
          </table:table-cell>
          <table:table-cell office:value-type="float" office:value="-4.82055" calcext:value-type="float">
            <text:p>-4.82055</text:p>
          </table:table-cell>
          <table:table-cell office:value-type="float" office:value="34.3445" calcext:value-type="float">
            <text:p>34.3445</text:p>
          </table:table-cell>
          <table:table-cell office:value-type="float" office:value="-5.0637" calcext:value-type="float">
            <text:p>-5.0637</text:p>
          </table:table-cell>
        </table:table-row>
        <table:table-row table:style-name="ro1">
          <table:table-cell office:value-type="float" office:value="0.00146388" calcext:value-type="float">
            <text:p>0.00146388</text:p>
          </table:table-cell>
          <table:table-cell office:value-type="float" office:value="29.6894" calcext:value-type="float">
            <text:p>29.6894</text:p>
          </table:table-cell>
          <table:table-cell office:value-type="float" office:value="13.6402" calcext:value-type="float">
            <text:p>13.6402</text:p>
          </table:table-cell>
          <table:table-cell office:value-type="float" office:value="-3.81354" calcext:value-type="float">
            <text:p>-3.81354</text:p>
          </table:table-cell>
          <table:table-cell office:value-type="float" office:value="-5.03509" calcext:value-type="float">
            <text:p>-5.03509</text:p>
          </table:table-cell>
          <table:table-cell office:value-type="float" office:value="34.307" calcext:value-type="float">
            <text:p>34.307</text:p>
          </table:table-cell>
          <table:table-cell office:value-type="float" office:value="-5.3709" calcext:value-type="float">
            <text:p>-5.3709</text:p>
          </table:table-cell>
        </table:table-row>
        <table:table-row table:style-name="ro1">
          <table:table-cell office:value-type="float" office:value="0.00123148" calcext:value-type="float">
            <text:p>0.00123148</text:p>
          </table:table-cell>
          <table:table-cell office:value-type="float" office:value="29.1541" calcext:value-type="float">
            <text:p>29.1541</text:p>
          </table:table-cell>
          <table:table-cell office:value-type="float" office:value="13.5589" calcext:value-type="float">
            <text:p>13.5589</text:p>
          </table:table-cell>
          <table:table-cell office:value-type="float" office:value="-4.14212" calcext:value-type="float">
            <text:p>-4.14212</text:p>
          </table:table-cell>
          <table:table-cell office:value-type="float" office:value="-4.95293" calcext:value-type="float">
            <text:p>-4.95293</text:p>
          </table:table-cell>
          <table:table-cell office:value-type="float" office:value="34.3947" calcext:value-type="float">
            <text:p>34.3947</text:p>
          </table:table-cell>
          <table:table-cell office:value-type="float" office:value="-4.93943" calcext:value-type="float">
            <text:p>-4.93943</text:p>
          </table:table-cell>
        </table:table-row>
        <table:table-row table:style-name="ro1">
          <table:table-cell office:value-type="float" office:value="0.00109329" calcext:value-type="float">
            <text:p>0.00109329</text:p>
          </table:table-cell>
          <table:table-cell office:value-type="float" office:value="28.7768" calcext:value-type="float">
            <text:p>28.7768</text:p>
          </table:table-cell>
          <table:table-cell office:value-type="float" office:value="13.6268" calcext:value-type="float">
            <text:p>13.6268</text:p>
          </table:table-cell>
          <table:table-cell office:value-type="float" office:value="-4.17022" calcext:value-type="float">
            <text:p>-4.17022</text:p>
          </table:table-cell>
          <table:table-cell office:value-type="float" office:value="-5.07855" calcext:value-type="float">
            <text:p>-5.07855</text:p>
          </table:table-cell>
          <table:table-cell office:value-type="float" office:value="34.5058" calcext:value-type="float">
            <text:p>34.5058</text:p>
          </table:table-cell>
          <table:table-cell office:value-type="float" office:value="-5.00142" calcext:value-type="float">
            <text:p>-5.00142</text:p>
          </table:table-cell>
        </table:table-row>
        <table:table-row table:style-name="ro1">
          <table:table-cell office:value-type="float" office:value="0.0012593" calcext:value-type="float">
            <text:p>0.0012593</text:p>
          </table:table-cell>
          <table:table-cell office:value-type="float" office:value="28.0602" calcext:value-type="float">
            <text:p>28.0602</text:p>
          </table:table-cell>
          <table:table-cell office:value-type="float" office:value="13.6485" calcext:value-type="float">
            <text:p>13.6485</text:p>
          </table:table-cell>
          <table:table-cell office:value-type="float" office:value="-4.19451" calcext:value-type="float">
            <text:p>-4.19451</text:p>
          </table:table-cell>
          <table:table-cell office:value-type="float" office:value="-5.17348" calcext:value-type="float">
            <text:p>-5.17348</text:p>
          </table:table-cell>
          <table:table-cell office:value-type="float" office:value="34.588" calcext:value-type="float">
            <text:p>34.588</text:p>
          </table:table-cell>
          <table:table-cell office:value-type="float" office:value="-4.80484" calcext:value-type="float">
            <text:p>-4.80484</text:p>
          </table:table-cell>
        </table:table-row>
        <table:table-row table:style-name="ro1">
          <table:table-cell office:value-type="float" office:value="0.00164653" calcext:value-type="float">
            <text:p>0.00164653</text:p>
          </table:table-cell>
          <table:table-cell office:value-type="float" office:value="27.3367" calcext:value-type="float">
            <text:p>27.3367</text:p>
          </table:table-cell>
          <table:table-cell office:value-type="float" office:value="13.706" calcext:value-type="float">
            <text:p>13.706</text:p>
          </table:table-cell>
          <table:table-cell office:value-type="float" office:value="-4.34266" calcext:value-type="float">
            <text:p>-4.34266</text:p>
          </table:table-cell>
          <table:table-cell office:value-type="float" office:value="-4.97019" calcext:value-type="float">
            <text:p>-4.97019</text:p>
          </table:table-cell>
          <table:table-cell office:value-type="float" office:value="34.5756" calcext:value-type="float">
            <text:p>34.5756</text:p>
          </table:table-cell>
          <table:table-cell office:value-type="float" office:value="-4.13425" calcext:value-type="float">
            <text:p>-4.13425</text:p>
          </table:table-cell>
        </table:table-row>
        <table:table-row table:style-name="ro1">
          <table:table-cell office:value-type="float" office:value="0.00102173" calcext:value-type="float">
            <text:p>0.00102173</text:p>
          </table:table-cell>
          <table:table-cell office:value-type="float" office:value="26.9081" calcext:value-type="float">
            <text:p>26.9081</text:p>
          </table:table-cell>
          <table:table-cell office:value-type="float" office:value="13.7349" calcext:value-type="float">
            <text:p>13.7349</text:p>
          </table:table-cell>
          <table:table-cell office:value-type="float" office:value="-4.59315" calcext:value-type="float">
            <text:p>-4.59315</text:p>
          </table:table-cell>
          <table:table-cell office:value-type="float" office:value="-4.95869" calcext:value-type="float">
            <text:p>-4.95869</text:p>
          </table:table-cell>
          <table:table-cell office:value-type="float" office:value="34.7295" calcext:value-type="float">
            <text:p>34.7295</text:p>
          </table:table-cell>
          <table:table-cell office:value-type="float" office:value="-3.95949" calcext:value-type="float">
            <text:p>-3.95949</text:p>
          </table:table-cell>
        </table:table-row>
        <table:table-row table:style-name="ro1">
          <table:table-cell office:value-type="float" office:value="0.00156831" calcext:value-type="float">
            <text:p>0.00156831</text:p>
          </table:table-cell>
          <table:table-cell office:value-type="float" office:value="26.1482" calcext:value-type="float">
            <text:p>26.1482</text:p>
          </table:table-cell>
          <table:table-cell office:value-type="float" office:value="13.8261" calcext:value-type="float">
            <text:p>13.8261</text:p>
          </table:table-cell>
          <table:table-cell office:value-type="float" office:value="-4.54152" calcext:value-type="float">
            <text:p>-4.54152</text:p>
          </table:table-cell>
          <table:table-cell office:value-type="float" office:value="-5.07634" calcext:value-type="float">
            <text:p>-5.07634</text:p>
          </table:table-cell>
          <table:table-cell office:value-type="float" office:value="34.8089" calcext:value-type="float">
            <text:p>34.8089</text:p>
          </table:table-cell>
          <table:table-cell office:value-type="float" office:value="-3.82907" calcext:value-type="float">
            <text:p>-3.82907</text:p>
          </table:table-cell>
        </table:table-row>
        <table:table-row table:style-name="ro1">
          <table:table-cell office:value-type="float" office:value="0.00151538" calcext:value-type="float">
            <text:p>0.00151538</text:p>
          </table:table-cell>
          <table:table-cell office:value-type="float" office:value="25.4135" calcext:value-type="float">
            <text:p>25.4135</text:p>
          </table:table-cell>
          <table:table-cell office:value-type="float" office:value="13.8731" calcext:value-type="float">
            <text:p>13.8731</text:p>
          </table:table-cell>
          <table:table-cell office:value-type="float" office:value="-4.61307" calcext:value-type="float">
            <text:p>-4.61307</text:p>
          </table:table-cell>
          <table:table-cell office:value-type="float" office:value="-4.96607" calcext:value-type="float">
            <text:p>-4.96607</text:p>
          </table:table-cell>
          <table:table-cell office:value-type="float" office:value="34.9149" calcext:value-type="float">
            <text:p>34.9149</text:p>
          </table:table-cell>
          <table:table-cell office:value-type="float" office:value="-3.24047" calcext:value-type="float">
            <text:p>-3.24047</text:p>
          </table:table-cell>
        </table:table-row>
        <table:table-row table:style-name="ro1">
          <table:table-cell office:value-type="float" office:value="0.00123769" calcext:value-type="float">
            <text:p>0.00123769</text:p>
          </table:table-cell>
          <table:table-cell office:value-type="float" office:value="25.0205" calcext:value-type="float">
            <text:p>25.0205</text:p>
          </table:table-cell>
          <table:table-cell office:value-type="float" office:value="13.9546" calcext:value-type="float">
            <text:p>13.9546</text:p>
          </table:table-cell>
          <table:table-cell office:value-type="float" office:value="-4.58843" calcext:value-type="float">
            <text:p>-4.58843</text:p>
          </table:table-cell>
          <table:table-cell office:value-type="float" office:value="-5.07461" calcext:value-type="float">
            <text:p>-5.07461</text:p>
          </table:table-cell>
          <table:table-cell office:value-type="float" office:value="35.1178" calcext:value-type="float">
            <text:p>35.1178</text:p>
          </table:table-cell>
          <table:table-cell office:value-type="float" office:value="-3.20459" calcext:value-type="float">
            <text:p>-3.20459</text:p>
          </table:table-cell>
        </table:table-row>
        <table:table-row table:style-name="ro1">
          <table:table-cell office:value-type="float" office:value="0.00248001" calcext:value-type="float">
            <text:p>0.00248001</text:p>
          </table:table-cell>
          <table:table-cell office:value-type="float" office:value="24.1736" calcext:value-type="float">
            <text:p>24.1736</text:p>
          </table:table-cell>
          <table:table-cell office:value-type="float" office:value="13.9178" calcext:value-type="float">
            <text:p>13.9178</text:p>
          </table:table-cell>
          <table:table-cell office:value-type="float" office:value="-4.68676" calcext:value-type="float">
            <text:p>-4.68676</text:p>
          </table:table-cell>
          <table:table-cell office:value-type="float" office:value="-5.04258" calcext:value-type="float">
            <text:p>-5.04258</text:p>
          </table:table-cell>
          <table:table-cell office:value-type="float" office:value="35.2794" calcext:value-type="float">
            <text:p>35.2794</text:p>
          </table:table-cell>
          <table:table-cell office:value-type="float" office:value="-2.76298" calcext:value-type="float">
            <text:p>-2.76298</text:p>
          </table:table-cell>
        </table:table-row>
        <table:table-row table:style-name="ro1">
          <table:table-cell office:value-type="float" office:value="0.00181212" calcext:value-type="float">
            <text:p>0.00181212</text:p>
          </table:table-cell>
          <table:table-cell office:value-type="float" office:value="23.2404" calcext:value-type="float">
            <text:p>23.2404</text:p>
          </table:table-cell>
          <table:table-cell office:value-type="float" office:value="13.8978" calcext:value-type="float">
            <text:p>13.8978</text:p>
          </table:table-cell>
          <table:table-cell office:value-type="float" office:value="-4.81606" calcext:value-type="float">
            <text:p>-4.81606</text:p>
          </table:table-cell>
          <table:table-cell office:value-type="float" office:value="-4.88415" calcext:value-type="float">
            <text:p>-4.88415</text:p>
          </table:table-cell>
          <table:table-cell office:value-type="float" office:value="35.5827" calcext:value-type="float">
            <text:p>35.5827</text:p>
          </table:table-cell>
          <table:table-cell office:value-type="float" office:value="-2.21746" calcext:value-type="float">
            <text:p>-2.21746</text:p>
          </table:table-cell>
        </table:table-row>
        <table:table-row table:style-name="ro1">
          <table:table-cell office:value-type="float" office:value="0.00146048" calcext:value-type="float">
            <text:p>0.00146048</text:p>
          </table:table-cell>
          <table:table-cell office:value-type="float" office:value="22.4418" calcext:value-type="float">
            <text:p>22.4418</text:p>
          </table:table-cell>
          <table:table-cell office:value-type="float" office:value="13.8398" calcext:value-type="float">
            <text:p>13.8398</text:p>
          </table:table-cell>
          <table:table-cell office:value-type="float" office:value="-4.82795" calcext:value-type="float">
            <text:p>-4.82795</text:p>
          </table:table-cell>
          <table:table-cell office:value-type="float" office:value="-4.58116" calcext:value-type="float">
            <text:p>-4.58116</text:p>
          </table:table-cell>
          <table:table-cell office:value-type="float" office:value="35.8148" calcext:value-type="float">
            <text:p>35.8148</text:p>
          </table:table-cell>
          <table:table-cell office:value-type="float" office:value="-1.5797" calcext:value-type="float">
            <text:p>-1.5797</text:p>
          </table:table-cell>
        </table:table-row>
        <table:table-row table:style-name="ro1">
          <table:table-cell office:value-type="float" office:value="0.00176069" calcext:value-type="float">
            <text:p>0.00176069</text:p>
          </table:table-cell>
          <table:table-cell office:value-type="float" office:value="21.4225" calcext:value-type="float">
            <text:p>21.4225</text:p>
          </table:table-cell>
          <table:table-cell office:value-type="float" office:value="13.8149" calcext:value-type="float">
            <text:p>13.8149</text:p>
          </table:table-cell>
          <table:table-cell office:value-type="float" office:value="-4.94296" calcext:value-type="float">
            <text:p>-4.94296</text:p>
          </table:table-cell>
          <table:table-cell office:value-type="float" office:value="-4.29053" calcext:value-type="float">
            <text:p>-4.29053</text:p>
          </table:table-cell>
          <table:table-cell office:value-type="float" office:value="36.0164" calcext:value-type="float">
            <text:p>36.0164</text:p>
          </table:table-cell>
          <table:table-cell office:value-type="float" office:value="-0.770732" calcext:value-type="float">
            <text:p>-0.770732</text:p>
          </table:table-cell>
        </table:table-row>
        <table:table-row table:style-name="ro1">
          <table:table-cell office:value-type="float" office:value="0.00117932" calcext:value-type="float">
            <text:p>0.00117932</text:p>
          </table:table-cell>
          <table:table-cell office:value-type="float" office:value="20.9057" calcext:value-type="float">
            <text:p>20.9057</text:p>
          </table:table-cell>
          <table:table-cell office:value-type="float" office:value="13.8453" calcext:value-type="float">
            <text:p>13.8453</text:p>
          </table:table-cell>
          <table:table-cell office:value-type="float" office:value="-5.18236" calcext:value-type="float">
            <text:p>-5.18236</text:p>
          </table:table-cell>
          <table:table-cell office:value-type="float" office:value="-4.19517" calcext:value-type="float">
            <text:p>-4.19517</text:p>
          </table:table-cell>
          <table:table-cell office:value-type="float" office:value="36.2818" calcext:value-type="float">
            <text:p>36.2818</text:p>
          </table:table-cell>
          <table:table-cell office:value-type="float" office:value="-0.505998" calcext:value-type="float">
            <text:p>-0.505998</text:p>
          </table:table-cell>
        </table:table-row>
        <table:table-row table:style-name="ro1">
          <table:table-cell office:value-type="float" office:value="0.000907305" calcext:value-type="float">
            <text:p>0.000907305</text:p>
          </table:table-cell>
          <table:table-cell office:value-type="float" office:value="20.566" calcext:value-type="float">
            <text:p>20.566</text:p>
          </table:table-cell>
          <table:table-cell office:value-type="float" office:value="13.8228" calcext:value-type="float">
            <text:p>13.8228</text:p>
          </table:table-cell>
          <table:table-cell office:value-type="float" office:value="-5.37961" calcext:value-type="float">
            <text:p>-5.37961</text:p>
          </table:table-cell>
          <table:table-cell office:value-type="float" office:value="-4.26141" calcext:value-type="float">
            <text:p>-4.26141</text:p>
          </table:table-cell>
          <table:table-cell office:value-type="float" office:value="36.6188" calcext:value-type="float">
            <text:p>36.6188</text:p>
          </table:table-cell>
          <table:table-cell office:value-type="float" office:value="-0.597156" calcext:value-type="float">
            <text:p>-0.597156</text:p>
          </table:table-cell>
        </table:table-row>
        <table:table-row table:style-name="ro1">
          <table:table-cell office:value-type="float" office:value="0.000911492" calcext:value-type="float">
            <text:p>0.000911492</text:p>
          </table:table-cell>
          <table:table-cell office:value-type="float" office:value="20.1687" calcext:value-type="float">
            <text:p>20.1687</text:p>
          </table:table-cell>
          <table:table-cell office:value-type="float" office:value="13.8802" calcext:value-type="float">
            <text:p>13.8802</text:p>
          </table:table-cell>
          <table:table-cell office:value-type="float" office:value="-5.39254" calcext:value-type="float">
            <text:p>-5.39254</text:p>
          </table:table-cell>
          <table:table-cell office:value-type="float" office:value="-4.4958" calcext:value-type="float">
            <text:p>-4.4958</text:p>
          </table:table-cell>
          <table:table-cell office:value-type="float" office:value="36.7151" calcext:value-type="float">
            <text:p>36.7151</text:p>
          </table:table-cell>
          <table:table-cell office:value-type="float" office:value="-0.689057" calcext:value-type="float">
            <text:p>-0.689057</text:p>
          </table:table-cell>
        </table:table-row>
        <table:table-row table:style-name="ro1">
          <table:table-cell office:value-type="float" office:value="0.000676361" calcext:value-type="float">
            <text:p>0.000676361</text:p>
          </table:table-cell>
          <table:table-cell office:value-type="float" office:value="19.931" calcext:value-type="float">
            <text:p>19.931</text:p>
          </table:table-cell>
          <table:table-cell office:value-type="float" office:value="13.9857" calcext:value-type="float">
            <text:p>13.9857</text:p>
          </table:table-cell>
          <table:table-cell office:value-type="float" office:value="-5.62789" calcext:value-type="float">
            <text:p>-5.62789</text:p>
          </table:table-cell>
          <table:table-cell office:value-type="float" office:value="-4.82783" calcext:value-type="float">
            <text:p>-4.82783</text:p>
          </table:table-cell>
          <table:table-cell office:value-type="float" office:value="36.9636" calcext:value-type="float">
            <text:p>36.9636</text:p>
          </table:table-cell>
          <table:table-cell office:value-type="float" office:value="-1.20412" calcext:value-type="float">
            <text:p>-1.20412</text:p>
          </table:table-cell>
        </table:table-row>
        <table:table-row table:style-name="ro1">
          <table:table-cell office:value-type="float" office:value="0.000678641" calcext:value-type="float">
            <text:p>0.000678641</text:p>
          </table:table-cell>
          <table:table-cell office:value-type="float" office:value="19.7666" calcext:value-type="float">
            <text:p>19.7666</text:p>
          </table:table-cell>
          <table:table-cell office:value-type="float" office:value="14.159" calcext:value-type="float">
            <text:p>14.159</text:p>
          </table:table-cell>
          <table:table-cell office:value-type="float" office:value="-5.74722" calcext:value-type="float">
            <text:p>-5.74722</text:p>
          </table:table-cell>
          <table:table-cell office:value-type="float" office:value="-4.77406" calcext:value-type="float">
            <text:p>-4.77406</text:p>
          </table:table-cell>
          <table:table-cell office:value-type="float" office:value="37.1422" calcext:value-type="float">
            <text:p>37.1422</text:p>
          </table:table-cell>
          <table:table-cell office:value-type="float" office:value="-1.22832" calcext:value-type="float">
            <text:p>-1.22832</text:p>
          </table:table-cell>
        </table:table-row>
        <table:table-row table:style-name="ro1">
          <table:table-cell office:value-type="float" office:value="0.00112199" calcext:value-type="float">
            <text:p>0.00112199</text:p>
          </table:table-cell>
          <table:table-cell office:value-type="float" office:value="19.2158" calcext:value-type="float">
            <text:p>19.2158</text:p>
          </table:table-cell>
          <table:table-cell office:value-type="float" office:value="14.241" calcext:value-type="float">
            <text:p>14.241</text:p>
          </table:table-cell>
          <table:table-cell office:value-type="float" office:value="-6.36313" calcext:value-type="float">
            <text:p>-6.36313</text:p>
          </table:table-cell>
          <table:table-cell office:value-type="float" office:value="-4.44497" calcext:value-type="float">
            <text:p>-4.44497</text:p>
          </table:table-cell>
          <table:table-cell office:value-type="float" office:value="37.343" calcext:value-type="float">
            <text:p>37.343</text:p>
          </table:table-cell>
          <table:table-cell office:value-type="float" office:value="-0.868097" calcext:value-type="float">
            <text:p>-0.868097</text:p>
          </table:table-cell>
        </table:table-row>
        <table:table-row table:style-name="ro1">
          <table:table-cell office:value-type="float" office:value="0.000780009" calcext:value-type="float">
            <text:p>0.000780009</text:p>
          </table:table-cell>
          <table:table-cell office:value-type="float" office:value="18.3514" calcext:value-type="float">
            <text:p>18.3514</text:p>
          </table:table-cell>
          <table:table-cell office:value-type="float" office:value="14.3204" calcext:value-type="float">
            <text:p>14.3204</text:p>
          </table:table-cell>
          <table:table-cell office:value-type="float" office:value="-6.6612" calcext:value-type="float">
            <text:p>-6.6612</text:p>
          </table:table-cell>
          <table:table-cell office:value-type="float" office:value="-3.98709" calcext:value-type="float">
            <text:p>-3.98709</text:p>
          </table:table-cell>
          <table:table-cell office:value-type="float" office:value="37.5227" calcext:value-type="float">
            <text:p>37.5227</text:p>
          </table:table-cell>
          <table:table-cell office:value-type="float" office:value="-0.0339136" calcext:value-type="float">
            <text:p>-0.0339136</text:p>
          </table:table-cell>
        </table:table-row>
        <table:table-row table:style-name="ro1">
          <table:table-cell office:value-type="float" office:value="0.000720193" calcext:value-type="float">
            <text:p>0.000720193</text:p>
          </table:table-cell>
          <table:table-cell office:value-type="float" office:value="17.7693" calcext:value-type="float">
            <text:p>17.7693</text:p>
          </table:table-cell>
          <table:table-cell office:value-type="float" office:value="14.4086" calcext:value-type="float">
            <text:p>14.4086</text:p>
          </table:table-cell>
          <table:table-cell office:value-type="float" office:value="-7.18715" calcext:value-type="float">
            <text:p>-7.18715</text:p>
          </table:table-cell>
          <table:table-cell office:value-type="float" office:value="-3.50165" calcext:value-type="float">
            <text:p>-3.50165</text:p>
          </table:table-cell>
          <table:table-cell office:value-type="float" office:value="37.8028" calcext:value-type="float">
            <text:p>37.8028</text:p>
          </table:table-cell>
          <table:table-cell office:value-type="float" office:value="0.507183" calcext:value-type="float">
            <text:p>0.507183</text:p>
          </table:table-cell>
        </table:table-row>
        <table:table-row table:style-name="ro1">
          <table:table-cell office:value-type="float" office:value="0.00098827" calcext:value-type="float">
            <text:p>0.00098827</text:p>
          </table:table-cell>
          <table:table-cell office:value-type="float" office:value="17.0031" calcext:value-type="float">
            <text:p>17.0031</text:p>
          </table:table-cell>
          <table:table-cell office:value-type="float" office:value="14.5226" calcext:value-type="float">
            <text:p>14.5226</text:p>
          </table:table-cell>
          <table:table-cell office:value-type="float" office:value="-7.53876" calcext:value-type="float">
            <text:p>-7.53876</text:p>
          </table:table-cell>
          <table:table-cell office:value-type="float" office:value="-3.15603" calcext:value-type="float">
            <text:p>-3.15603</text:p>
          </table:table-cell>
          <table:table-cell office:value-type="float" office:value="38.1611" calcext:value-type="float">
            <text:p>38.1611</text:p>
          </table:table-cell>
          <table:table-cell office:value-type="float" office:value="0.920293" calcext:value-type="float">
            <text:p>0.920293</text:p>
          </table:table-cell>
        </table:table-row>
        <table:table-row table:style-name="ro1">
          <table:table-cell office:value-type="float" office:value="0.000880952" calcext:value-type="float">
            <text:p>0.000880952</text:p>
          </table:table-cell>
          <table:table-cell office:value-type="float" office:value="15.9568" calcext:value-type="float">
            <text:p>15.9568</text:p>
          </table:table-cell>
          <table:table-cell office:value-type="float" office:value="14.4817" calcext:value-type="float">
            <text:p>14.4817</text:p>
          </table:table-cell>
          <table:table-cell office:value-type="float" office:value="-8.20641" calcext:value-type="float">
            <text:p>-8.20641</text:p>
          </table:table-cell>
          <table:table-cell office:value-type="float" office:value="-2.54104" calcext:value-type="float">
            <text:p>-2.54104</text:p>
          </table:table-cell>
          <table:table-cell office:value-type="float" office:value="38.4359" calcext:value-type="float">
            <text:p>38.4359</text:p>
          </table:table-cell>
          <table:table-cell office:value-type="float" office:value="1.97954" calcext:value-type="float">
            <text:p>1.97954</text:p>
          </table:table-cell>
        </table:table-row>
        <table:table-row table:style-name="ro1">
          <table:table-cell office:value-type="float" office:value="0.000581265" calcext:value-type="float">
            <text:p>0.000581265</text:p>
          </table:table-cell>
          <table:table-cell office:value-type="float" office:value="15.7191" calcext:value-type="float">
            <text:p>15.7191</text:p>
          </table:table-cell>
          <table:table-cell office:value-type="float" office:value="14.5162" calcext:value-type="float">
            <text:p>14.5162</text:p>
          </table:table-cell>
          <table:table-cell office:value-type="float" office:value="-8.5875" calcext:value-type="float">
            <text:p>-8.5875</text:p>
          </table:table-cell>
          <table:table-cell office:value-type="float" office:value="-2.57852" calcext:value-type="float">
            <text:p>-2.57852</text:p>
          </table:table-cell>
          <table:table-cell office:value-type="float" office:value="38.9271" calcext:value-type="float">
            <text:p>38.9271</text:p>
          </table:table-cell>
          <table:table-cell office:value-type="float" office:value="1.6429" calcext:value-type="float">
            <text:p>1.6429</text:p>
          </table:table-cell>
        </table:table-row>
        <table:table-row table:style-name="ro1">
          <table:table-cell office:value-type="float" office:value="0.000775046" calcext:value-type="float">
            <text:p>0.000775046</text:p>
          </table:table-cell>
          <table:table-cell office:value-type="float" office:value="15.1621" calcext:value-type="float">
            <text:p>15.1621</text:p>
          </table:table-cell>
          <table:table-cell office:value-type="float" office:value="14.5541" calcext:value-type="float">
            <text:p>14.5541</text:p>
          </table:table-cell>
          <table:table-cell office:value-type="float" office:value="-9.00163" calcext:value-type="float">
            <text:p>-9.00163</text:p>
          </table:table-cell>
          <table:table-cell office:value-type="float" office:value="-2.12351" calcext:value-type="float">
            <text:p>-2.12351</text:p>
          </table:table-cell>
          <table:table-cell office:value-type="float" office:value="39.2187" calcext:value-type="float">
            <text:p>39.2187</text:p>
          </table:table-cell>
          <table:table-cell office:value-type="float" office:value="2.22038" calcext:value-type="float">
            <text:p>2.22038</text:p>
          </table:table-cell>
        </table:table-row>
        <table:table-row table:style-name="ro1">
          <table:table-cell office:value-type="float" office:value="0.000577192" calcext:value-type="float">
            <text:p>0.000577192</text:p>
          </table:table-cell>
          <table:table-cell office:value-type="float" office:value="14.6325" calcext:value-type="float">
            <text:p>14.6325</text:p>
          </table:table-cell>
          <table:table-cell office:value-type="float" office:value="14.5474" calcext:value-type="float">
            <text:p>14.5474</text:p>
          </table:table-cell>
          <table:table-cell office:value-type="float" office:value="-9.30825" calcext:value-type="float">
            <text:p>-9.30825</text:p>
          </table:table-cell>
          <table:table-cell office:value-type="float" office:value="-1.96404" calcext:value-type="float">
            <text:p>-1.96404</text:p>
          </table:table-cell>
          <table:table-cell office:value-type="float" office:value="39.5345" calcext:value-type="float">
            <text:p>39.5345</text:p>
          </table:table-cell>
          <table:table-cell office:value-type="float" office:value="2.63796" calcext:value-type="float">
            <text:p>2.63796</text:p>
          </table:table-cell>
        </table:table-row>
        <table:table-row table:style-name="ro1">
          <table:table-cell office:value-type="float" office:value="0.000601741" calcext:value-type="float">
            <text:p>0.000601741</text:p>
          </table:table-cell>
          <table:table-cell office:value-type="float" office:value="14.6801" calcext:value-type="float">
            <text:p>14.6801</text:p>
          </table:table-cell>
          <table:table-cell office:value-type="float" office:value="14.5713" calcext:value-type="float">
            <text:p>14.5713</text:p>
          </table:table-cell>
          <table:table-cell office:value-type="float" office:value="-9.61876" calcext:value-type="float">
            <text:p>-9.61876</text:p>
          </table:table-cell>
          <table:table-cell office:value-type="float" office:value="-1.95407" calcext:value-type="float">
            <text:p>-1.95407</text:p>
          </table:table-cell>
          <table:table-cell office:value-type="float" office:value="39.9224" calcext:value-type="float">
            <text:p>39.9224</text:p>
          </table:table-cell>
          <table:table-cell office:value-type="float" office:value="2.42095" calcext:value-type="float">
            <text:p>2.42095</text:p>
          </table:table-cell>
        </table:table-row>
        <table:table-row table:style-name="ro1">
          <table:table-cell office:value-type="float" office:value="0.000452001" calcext:value-type="float">
            <text:p>0.000452001</text:p>
          </table:table-cell>
          <table:table-cell office:value-type="float" office:value="14.6828" calcext:value-type="float">
            <text:p>14.6828</text:p>
          </table:table-cell>
          <table:table-cell office:value-type="float" office:value="14.6001" calcext:value-type="float">
            <text:p>14.6001</text:p>
          </table:table-cell>
          <table:table-cell office:value-type="float" office:value="-9.7937" calcext:value-type="float">
            <text:p>-9.7937</text:p>
          </table:table-cell>
          <table:table-cell office:value-type="float" office:value="-2.10462" calcext:value-type="float">
            <text:p>-2.10462</text:p>
          </table:table-cell>
          <table:table-cell office:value-type="float" office:value="40.2341" calcext:value-type="float">
            <text:p>40.2341</text:p>
          </table:table-cell>
          <table:table-cell office:value-type="float" office:value="2.15225" calcext:value-type="float">
            <text:p>2.15225</text:p>
          </table:table-cell>
        </table:table-row>
        <table:table-row table:style-name="ro1">
          <table:table-cell office:value-type="float" office:value="0.000536309" calcext:value-type="float">
            <text:p>0.000536309</text:p>
          </table:table-cell>
          <table:table-cell office:value-type="float" office:value="14.3143" calcext:value-type="float">
            <text:p>14.3143</text:p>
          </table:table-cell>
          <table:table-cell office:value-type="float" office:value="14.5407" calcext:value-type="float">
            <text:p>14.5407</text:p>
          </table:table-cell>
          <table:table-cell office:value-type="float" office:value="-9.97371" calcext:value-type="float">
            <text:p>-9.97371</text:p>
          </table:table-cell>
          <table:table-cell office:value-type="float" office:value="-1.91317" calcext:value-type="float">
            <text:p>-1.91317</text:p>
          </table:table-cell>
          <table:table-cell office:value-type="float" office:value="40.6021" calcext:value-type="float">
            <text:p>40.6021</text:p>
          </table:table-cell>
          <table:table-cell office:value-type="float" office:value="2.15788" calcext:value-type="float">
            <text:p>2.15788</text:p>
          </table:table-cell>
        </table:table-row>
        <table:table-row table:style-name="ro1">
          <table:table-cell office:value-type="float" office:value="0.000676265" calcext:value-type="float">
            <text:p>0.000676265</text:p>
          </table:table-cell>
          <table:table-cell office:value-type="float" office:value="13.8853" calcext:value-type="float">
            <text:p>13.8853</text:p>
          </table:table-cell>
          <table:table-cell office:value-type="float" office:value="14.4624" calcext:value-type="float">
            <text:p>14.4624</text:p>
          </table:table-cell>
          <table:table-cell office:value-type="float" office:value="-10.3636" calcext:value-type="float">
            <text:p>-10.3636</text:p>
          </table:table-cell>
          <table:table-cell office:value-type="float" office:value="-1.98098" calcext:value-type="float">
            <text:p>-1.98098</text:p>
          </table:table-cell>
          <table:table-cell office:value-type="float" office:value="40.868" calcext:value-type="float">
            <text:p>40.868</text:p>
          </table:table-cell>
          <table:table-cell office:value-type="float" office:value="2.46716" calcext:value-type="float">
            <text:p>2.46716</text:p>
          </table:table-cell>
        </table:table-row>
        <table:table-row table:style-name="ro1">
          <table:table-cell office:value-type="float" office:value="0.000602149" calcext:value-type="float">
            <text:p>0.000602149</text:p>
          </table:table-cell>
          <table:table-cell office:value-type="float" office:value="14.4971" calcext:value-type="float">
            <text:p>14.4971</text:p>
          </table:table-cell>
          <table:table-cell office:value-type="float" office:value="14.5193" calcext:value-type="float">
            <text:p>14.5193</text:p>
          </table:table-cell>
          <table:table-cell office:value-type="float" office:value="-10.1057" calcext:value-type="float">
            <text:p>-10.1057</text:p>
          </table:table-cell>
          <table:table-cell office:value-type="float" office:value="-2.73904" calcext:value-type="float">
            <text:p>-2.73904</text:p>
          </table:table-cell>
          <table:table-cell office:value-type="float" office:value="41.2591" calcext:value-type="float">
            <text:p>41.2591</text:p>
          </table:table-cell>
          <table:table-cell office:value-type="float" office:value="1.20673" calcext:value-type="float">
            <text:p>1.20673</text:p>
          </table:table-cell>
        </table:table-row>
        <table:table-row table:style-name="ro1">
          <table:table-cell office:value-type="float" office:value="0.000632145" calcext:value-type="float">
            <text:p>0.000632145</text:p>
          </table:table-cell>
          <table:table-cell office:value-type="float" office:value="15.0344" calcext:value-type="float">
            <text:p>15.0344</text:p>
          </table:table-cell>
          <table:table-cell office:value-type="float" office:value="14.4792" calcext:value-type="float">
            <text:p>14.4792</text:p>
          </table:table-cell>
          <table:table-cell office:value-type="float" office:value="-10.1571" calcext:value-type="float">
            <text:p>-10.1571</text:p>
          </table:table-cell>
          <table:table-cell office:value-type="float" office:value="-3.36969" calcext:value-type="float">
            <text:p>-3.36969</text:p>
          </table:table-cell>
          <table:table-cell office:value-type="float" office:value="41.6264" calcext:value-type="float">
            <text:p>41.6264</text:p>
          </table:table-cell>
          <table:table-cell office:value-type="float" office:value="0.217418" calcext:value-type="float">
            <text:p>0.217418</text:p>
          </table:table-cell>
        </table:table-row>
        <table:table-row table:style-name="ro1">
          <table:table-cell office:value-type="float" office:value="0.000639144" calcext:value-type="float">
            <text:p>0.000639144</text:p>
          </table:table-cell>
          <table:table-cell office:value-type="float" office:value="14.678" calcext:value-type="float">
            <text:p>14.678</text:p>
          </table:table-cell>
          <table:table-cell office:value-type="float" office:value="14.376" calcext:value-type="float">
            <text:p>14.376</text:p>
          </table:table-cell>
          <table:table-cell office:value-type="float" office:value="-10.2283" calcext:value-type="float">
            <text:p>-10.2283</text:p>
          </table:table-cell>
          <table:table-cell office:value-type="float" office:value="-3.6049" calcext:value-type="float">
            <text:p>-3.6049</text:p>
          </table:table-cell>
          <table:table-cell office:value-type="float" office:value="41.8772" calcext:value-type="float">
            <text:p>41.8772</text:p>
          </table:table-cell>
          <table:table-cell office:value-type="float" office:value="0.251538" calcext:value-type="float">
            <text:p>0.251538</text:p>
          </table:table-cell>
        </table:table-row>
        <table:table-row table:style-name="ro1">
          <table:table-cell office:value-type="float" office:value="0.00129108" calcext:value-type="float">
            <text:p>0.00129108</text:p>
          </table:table-cell>
          <table:table-cell office:value-type="float" office:value="14.3887" calcext:value-type="float">
            <text:p>14.3887</text:p>
          </table:table-cell>
          <table:table-cell office:value-type="float" office:value="14.0794" calcext:value-type="float">
            <text:p>14.0794</text:p>
          </table:table-cell>
          <table:table-cell office:value-type="float" office:value="-10.2389" calcext:value-type="float">
            <text:p>-10.2389</text:p>
          </table:table-cell>
          <table:table-cell office:value-type="float" office:value="-4.30375" calcext:value-type="float">
            <text:p>-4.30375</text:p>
          </table:table-cell>
          <table:table-cell office:value-type="float" office:value="42.65" calcext:value-type="float">
            <text:p>42.65</text:p>
          </table:table-cell>
          <table:table-cell office:value-type="float" office:value="-0.419018" calcext:value-type="float">
            <text:p>-0.419018</text:p>
          </table:table-cell>
        </table:table-row>
        <table:table-row table:style-name="ro1">
          <table:table-cell office:value-type="float" office:value="0.00108891" calcext:value-type="float">
            <text:p>0.00108891</text:p>
          </table:table-cell>
          <table:table-cell office:value-type="float" office:value="13.3235" calcext:value-type="float">
            <text:p>13.3235</text:p>
          </table:table-cell>
          <table:table-cell office:value-type="float" office:value="13.7829" calcext:value-type="float">
            <text:p>13.7829</text:p>
          </table:table-cell>
          <table:table-cell office:value-type="float" office:value="-10.2669" calcext:value-type="float">
            <text:p>-10.2669</text:p>
          </table:table-cell>
          <table:table-cell office:value-type="float" office:value="-4.15321" calcext:value-type="float">
            <text:p>-4.15321</text:p>
          </table:table-cell>
          <table:table-cell office:value-type="float" office:value="42.9395" calcext:value-type="float">
            <text:p>42.9395</text:p>
          </table:table-cell>
          <table:table-cell office:value-type="float" office:value="0.481963" calcext:value-type="float">
            <text:p>0.481963</text:p>
          </table:table-cell>
        </table:table-row>
        <table:table-row table:style-name="ro1">
          <table:table-cell office:value-type="float" office:value="0.000810646" calcext:value-type="float">
            <text:p>0.000810646</text:p>
          </table:table-cell>
          <table:table-cell office:value-type="float" office:value="12.4231" calcext:value-type="float">
            <text:p>12.4231</text:p>
          </table:table-cell>
          <table:table-cell office:value-type="float" office:value="13.4508" calcext:value-type="float">
            <text:p>13.4508</text:p>
          </table:table-cell>
          <table:table-cell office:value-type="float" office:value="-10.462" calcext:value-type="float">
            <text:p>-10.462</text:p>
          </table:table-cell>
          <table:table-cell office:value-type="float" office:value="-3.93821" calcext:value-type="float">
            <text:p>-3.93821</text:p>
          </table:table-cell>
          <table:table-cell office:value-type="float" office:value="43.4283" calcext:value-type="float">
            <text:p>43.4283</text:p>
          </table:table-cell>
          <table:table-cell office:value-type="float" office:value="1.22753" calcext:value-type="float">
            <text:p>1.22753</text:p>
          </table:table-cell>
        </table:table-row>
        <table:table-row table:style-name="ro1">
          <table:table-cell office:value-type="float" office:value="0.000707636" calcext:value-type="float">
            <text:p>0.000707636</text:p>
          </table:table-cell>
          <table:table-cell office:value-type="float" office:value="11.9439" calcext:value-type="float">
            <text:p>11.9439</text:p>
          </table:table-cell>
          <table:table-cell office:value-type="float" office:value="13.0853" calcext:value-type="float">
            <text:p>13.0853</text:p>
          </table:table-cell>
          <table:table-cell office:value-type="float" office:value="-10.6777" calcext:value-type="float">
            <text:p>-10.6777</text:p>
          </table:table-cell>
          <table:table-cell office:value-type="float" office:value="-4.14786" calcext:value-type="float">
            <text:p>-4.14786</text:p>
          </table:table-cell>
          <table:table-cell office:value-type="float" office:value="43.931" calcext:value-type="float">
            <text:p>43.931</text:p>
          </table:table-cell>
          <table:table-cell office:value-type="float" office:value="1.35927" calcext:value-type="float">
            <text:p>1.35927</text:p>
          </table:table-cell>
        </table:table-row>
        <table:table-row table:style-name="ro1">
          <table:table-cell office:value-type="float" office:value="0.000733406" calcext:value-type="float">
            <text:p>0.000733406</text:p>
          </table:table-cell>
          <table:table-cell office:value-type="float" office:value="11.5399" calcext:value-type="float">
            <text:p>11.5399</text:p>
          </table:table-cell>
          <table:table-cell office:value-type="float" office:value="12.7168" calcext:value-type="float">
            <text:p>12.7168</text:p>
          </table:table-cell>
          <table:table-cell office:value-type="float" office:value="-10.8115" calcext:value-type="float">
            <text:p>-10.8115</text:p>
          </table:table-cell>
          <table:table-cell office:value-type="float" office:value="-4.33488" calcext:value-type="float">
            <text:p>-4.33488</text:p>
          </table:table-cell>
          <table:table-cell office:value-type="float" office:value="44.4838" calcext:value-type="float">
            <text:p>44.4838</text:p>
          </table:table-cell>
          <table:table-cell office:value-type="float" office:value="1.46837" calcext:value-type="float">
            <text:p>1.46837</text:p>
          </table:table-cell>
        </table:table-row>
        <table:table-row table:style-name="ro1">
          <table:table-cell office:value-type="float" office:value="0.00134902" calcext:value-type="float">
            <text:p>0.00134902</text:p>
          </table:table-cell>
          <table:table-cell office:value-type="float" office:value="10.8433" calcext:value-type="float">
            <text:p>10.8433</text:p>
          </table:table-cell>
          <table:table-cell office:value-type="float" office:value="12.3156" calcext:value-type="float">
            <text:p>12.3156</text:p>
          </table:table-cell>
          <table:table-cell office:value-type="float" office:value="-11.3234" calcext:value-type="float">
            <text:p>-11.3234</text:p>
          </table:table-cell>
          <table:table-cell office:value-type="float" office:value="-4.34715" calcext:value-type="float">
            <text:p>-4.34715</text:p>
          </table:table-cell>
          <table:table-cell office:value-type="float" office:value="45.0703" calcext:value-type="float">
            <text:p>45.0703</text:p>
          </table:table-cell>
          <table:table-cell office:value-type="float" office:value="1.85968" calcext:value-type="float">
            <text:p>1.85968</text:p>
          </table:table-cell>
        </table:table-row>
        <table:table-row table:style-name="ro1">
          <table:table-cell office:value-type="float" office:value="0.00123573" calcext:value-type="float">
            <text:p>0.00123573</text:p>
          </table:table-cell>
          <table:table-cell office:value-type="float" office:value="9.8681" calcext:value-type="float">
            <text:p>9.8681</text:p>
          </table:table-cell>
          <table:table-cell office:value-type="float" office:value="11.9407" calcext:value-type="float">
            <text:p>11.9407</text:p>
          </table:table-cell>
          <table:table-cell office:value-type="float" office:value="-11.1855" calcext:value-type="float">
            <text:p>-11.1855</text:p>
          </table:table-cell>
          <table:table-cell office:value-type="float" office:value="-3.92288" calcext:value-type="float">
            <text:p>-3.92288</text:p>
          </table:table-cell>
          <table:table-cell office:value-type="float" office:value="45.5781" calcext:value-type="float">
            <text:p>45.5781</text:p>
          </table:table-cell>
          <table:table-cell office:value-type="float" office:value="2.72194" calcext:value-type="float">
            <text:p>2.72194</text:p>
          </table:table-cell>
        </table:table-row>
        <table:table-row table:style-name="ro1">
          <table:table-cell office:value-type="float" office:value="0.00119609" calcext:value-type="float">
            <text:p>0.00119609</text:p>
          </table:table-cell>
          <table:table-cell office:value-type="float" office:value="9.02764" calcext:value-type="float">
            <text:p>9.02764</text:p>
          </table:table-cell>
          <table:table-cell office:value-type="float" office:value="11.5025" calcext:value-type="float">
            <text:p>11.5025</text:p>
          </table:table-cell>
          <table:table-cell office:value-type="float" office:value="-11.3353" calcext:value-type="float">
            <text:p>-11.3353</text:p>
          </table:table-cell>
          <table:table-cell office:value-type="float" office:value="-3.84207" calcext:value-type="float">
            <text:p>-3.84207</text:p>
          </table:table-cell>
          <table:table-cell office:value-type="float" office:value="46.0994" calcext:value-type="float">
            <text:p>46.0994</text:p>
          </table:table-cell>
          <table:table-cell office:value-type="float" office:value="3.18863" calcext:value-type="float">
            <text:p>3.18863</text:p>
          </table:table-cell>
        </table:table-row>
        <table:table-row table:style-name="ro1">
          <table:table-cell office:value-type="float" office:value="0.00155223" calcext:value-type="float">
            <text:p>0.00155223</text:p>
          </table:table-cell>
          <table:table-cell office:value-type="float" office:value="8.16704" calcext:value-type="float">
            <text:p>8.16704</text:p>
          </table:table-cell>
          <table:table-cell office:value-type="float" office:value="10.9361" calcext:value-type="float">
            <text:p>10.9361</text:p>
          </table:table-cell>
          <table:table-cell office:value-type="float" office:value="-11.6381" calcext:value-type="float">
            <text:p>-11.6381</text:p>
          </table:table-cell>
          <table:table-cell office:value-type="float" office:value="-3.31613" calcext:value-type="float">
            <text:p>-3.31613</text:p>
          </table:table-cell>
          <table:table-cell office:value-type="float" office:value="46.74" calcext:value-type="float">
            <text:p>46.74</text:p>
          </table:table-cell>
          <table:table-cell office:value-type="float" office:value="4.06939" calcext:value-type="float">
            <text:p>4.06939</text:p>
          </table:table-cell>
        </table:table-row>
        <table:table-row table:style-name="ro1">
          <table:table-cell office:value-type="float" office:value="0.00118142" calcext:value-type="float">
            <text:p>0.00118142</text:p>
          </table:table-cell>
          <table:table-cell office:value-type="float" office:value="8.01269" calcext:value-type="float">
            <text:p>8.01269</text:p>
          </table:table-cell>
          <table:table-cell office:value-type="float" office:value="10.4933" calcext:value-type="float">
            <text:p>10.4933</text:p>
          </table:table-cell>
          <table:table-cell office:value-type="float" office:value="-11.8125" calcext:value-type="float">
            <text:p>-11.8125</text:p>
          </table:table-cell>
          <table:table-cell office:value-type="float" office:value="-3.64765" calcext:value-type="float">
            <text:p>-3.64765</text:p>
          </table:table-cell>
          <table:table-cell office:value-type="float" office:value="47.3961" calcext:value-type="float">
            <text:p>47.3961</text:p>
          </table:table-cell>
          <table:table-cell office:value-type="float" office:value="4.14571" calcext:value-type="float">
            <text:p>4.14571</text:p>
          </table:table-cell>
        </table:table-row>
        <table:table-row table:style-name="ro1">
          <table:table-cell office:value-type="float" office:value="0.000894414" calcext:value-type="float">
            <text:p>0.000894414</text:p>
          </table:table-cell>
          <table:table-cell office:value-type="float" office:value="8.16995" calcext:value-type="float">
            <text:p>8.16995</text:p>
          </table:table-cell>
          <table:table-cell office:value-type="float" office:value="10.1032" calcext:value-type="float">
            <text:p>10.1032</text:p>
          </table:table-cell>
          <table:table-cell office:value-type="float" office:value="-11.8441" calcext:value-type="float">
            <text:p>-11.8441</text:p>
          </table:table-cell>
          <table:table-cell office:value-type="float" office:value="-4.40348" calcext:value-type="float">
            <text:p>-4.40348</text:p>
          </table:table-cell>
          <table:table-cell office:value-type="float" office:value="48.0351" calcext:value-type="float">
            <text:p>48.0351</text:p>
          </table:table-cell>
          <table:table-cell office:value-type="float" office:value="3.26088" calcext:value-type="float">
            <text:p>3.26088</text:p>
          </table:table-cell>
        </table:table-row>
        <table:table-row table:style-name="ro1">
          <table:table-cell office:value-type="float" office:value="0.00196304" calcext:value-type="float">
            <text:p>0.00196304</text:p>
          </table:table-cell>
          <table:table-cell office:value-type="float" office:value="7.3643" calcext:value-type="float">
            <text:p>7.3643</text:p>
          </table:table-cell>
          <table:table-cell office:value-type="float" office:value="9.76766" calcext:value-type="float">
            <text:p>9.76766</text:p>
          </table:table-cell>
          <table:table-cell office:value-type="float" office:value="-11.8473" calcext:value-type="float">
            <text:p>-11.8473</text:p>
          </table:table-cell>
          <table:table-cell office:value-type="float" office:value="-4.12807" calcext:value-type="float">
            <text:p>-4.12807</text:p>
          </table:table-cell>
          <table:table-cell office:value-type="float" office:value="48.5612" calcext:value-type="float">
            <text:p>48.5612</text:p>
          </table:table-cell>
          <table:table-cell office:value-type="float" office:value="3.98293" calcext:value-type="float">
            <text:p>3.98293</text:p>
          </table:table-cell>
        </table:table-row>
        <table:table-row table:style-name="ro1">
          <table:table-cell office:value-type="float" office:value="0.00112348" calcext:value-type="float">
            <text:p>0.00112348</text:p>
          </table:table-cell>
          <table:table-cell office:value-type="float" office:value="6.99479" calcext:value-type="float">
            <text:p>6.99479</text:p>
          </table:table-cell>
          <table:table-cell office:value-type="float" office:value="9.40482" calcext:value-type="float">
            <text:p>9.40482</text:p>
          </table:table-cell>
          <table:table-cell office:value-type="float" office:value="-11.9075" calcext:value-type="float">
            <text:p>-11.9075</text:p>
          </table:table-cell>
          <table:table-cell office:value-type="float" office:value="-4.08396" calcext:value-type="float">
            <text:p>-4.08396</text:p>
          </table:table-cell>
          <table:table-cell office:value-type="float" office:value="48.9596" calcext:value-type="float">
            <text:p>48.9596</text:p>
          </table:table-cell>
          <table:table-cell office:value-type="float" office:value="4.36269" calcext:value-type="float">
            <text:p>4.36269</text:p>
          </table:table-cell>
        </table:table-row>
        <table:table-row table:style-name="ro1">
          <table:table-cell office:value-type="float" office:value="0.000865474" calcext:value-type="float">
            <text:p>0.000865474</text:p>
          </table:table-cell>
          <table:table-cell office:value-type="float" office:value="7.68802" calcext:value-type="float">
            <text:p>7.68802</text:p>
          </table:table-cell>
          <table:table-cell office:value-type="float" office:value="9.24118" calcext:value-type="float">
            <text:p>9.24118</text:p>
          </table:table-cell>
          <table:table-cell office:value-type="float" office:value="-11.6895" calcext:value-type="float">
            <text:p>-11.6895</text:p>
          </table:table-cell>
          <table:table-cell office:value-type="float" office:value="-5.33602" calcext:value-type="float">
            <text:p>-5.33602</text:p>
          </table:table-cell>
          <table:table-cell office:value-type="float" office:value="49.5841" calcext:value-type="float">
            <text:p>49.5841</text:p>
          </table:table-cell>
          <table:table-cell office:value-type="float" office:value="2.42415" calcext:value-type="float">
            <text:p>2.42415</text:p>
          </table:table-cell>
        </table:table-row>
        <table:table-row table:style-name="ro1">
          <table:table-cell office:value-type="float" office:value="0.000995219" calcext:value-type="float">
            <text:p>0.000995219</text:p>
          </table:table-cell>
          <table:table-cell office:value-type="float" office:value="7.69264" calcext:value-type="float">
            <text:p>7.69264</text:p>
          </table:table-cell>
          <table:table-cell office:value-type="float" office:value="8.9701" calcext:value-type="float">
            <text:p>8.9701</text:p>
          </table:table-cell>
          <table:table-cell office:value-type="float" office:value="-11.8685" calcext:value-type="float">
            <text:p>-11.8685</text:p>
          </table:table-cell>
          <table:table-cell office:value-type="float" office:value="-5.82626" calcext:value-type="float">
            <text:p>-5.82626</text:p>
          </table:table-cell>
          <table:table-cell office:value-type="float" office:value="50.0843" calcext:value-type="float">
            <text:p>50.0843</text:p>
          </table:table-cell>
          <table:table-cell office:value-type="float" office:value="1.97923" calcext:value-type="float">
            <text:p>1.97923</text:p>
          </table:table-cell>
        </table:table-row>
        <table:table-row table:style-name="ro1">
          <table:table-cell office:value-type="float" office:value="0.0019329" calcext:value-type="float">
            <text:p>0.0019329</text:p>
          </table:table-cell>
          <table:table-cell office:value-type="float" office:value="6.83295" calcext:value-type="float">
            <text:p>6.83295</text:p>
          </table:table-cell>
          <table:table-cell office:value-type="float" office:value="8.63536" calcext:value-type="float">
            <text:p>8.63536</text:p>
          </table:table-cell>
          <table:table-cell office:value-type="float" office:value="-12.0499" calcext:value-type="float">
            <text:p>-12.0499</text:p>
          </table:table-cell>
          <table:table-cell office:value-type="float" office:value="-5.3564" calcext:value-type="float">
            <text:p>-5.3564</text:p>
          </table:table-cell>
          <table:table-cell office:value-type="float" office:value="50.5784" calcext:value-type="float">
            <text:p>50.5784</text:p>
          </table:table-cell>
          <table:table-cell office:value-type="float" office:value="2.84903" calcext:value-type="float">
            <text:p>2.84903</text:p>
          </table:table-cell>
        </table:table-row>
        <table:table-row table:style-name="ro1">
          <table:table-cell office:value-type="float" office:value="0.00143014" calcext:value-type="float">
            <text:p>0.00143014</text:p>
          </table:table-cell>
          <table:table-cell office:value-type="float" office:value="6.0502" calcext:value-type="float">
            <text:p>6.0502</text:p>
          </table:table-cell>
          <table:table-cell office:value-type="float" office:value="8.29954" calcext:value-type="float">
            <text:p>8.29954</text:p>
          </table:table-cell>
          <table:table-cell office:value-type="float" office:value="-12.1466" calcext:value-type="float">
            <text:p>-12.1466</text:p>
          </table:table-cell>
          <table:table-cell office:value-type="float" office:value="-4.70577" calcext:value-type="float">
            <text:p>-4.70577</text:p>
          </table:table-cell>
          <table:table-cell office:value-type="float" office:value="50.9348" calcext:value-type="float">
            <text:p>50.9348</text:p>
          </table:table-cell>
          <table:table-cell office:value-type="float" office:value="3.84207" calcext:value-type="float">
            <text:p>3.84207</text:p>
          </table:table-cell>
        </table:table-row>
        <table:table-row table:style-name="ro1">
          <table:table-cell office:value-type="float" office:value="0.00164863" calcext:value-type="float">
            <text:p>0.00164863</text:p>
          </table:table-cell>
          <table:table-cell office:value-type="float" office:value="5.34171" calcext:value-type="float">
            <text:p>5.34171</text:p>
          </table:table-cell>
          <table:table-cell office:value-type="float" office:value="7.95469" calcext:value-type="float">
            <text:p>7.95469</text:p>
          </table:table-cell>
          <table:table-cell office:value-type="float" office:value="-12.1604" calcext:value-type="float">
            <text:p>-12.1604</text:p>
          </table:table-cell>
          <table:table-cell office:value-type="float" office:value="-4.31288" calcext:value-type="float">
            <text:p>-4.31288</text:p>
          </table:table-cell>
          <table:table-cell office:value-type="float" office:value="51.2732" calcext:value-type="float">
            <text:p>51.2732</text:p>
          </table:table-cell>
          <table:table-cell office:value-type="float" office:value="4.59598" calcext:value-type="float">
            <text:p>4.59598</text:p>
          </table:table-cell>
        </table:table-row>
        <table:table-row table:style-name="ro1">
          <table:table-cell office:value-type="float" office:value="0.00118527" calcext:value-type="float">
            <text:p>0.00118527</text:p>
          </table:table-cell>
          <table:table-cell office:value-type="float" office:value="5.10301" calcext:value-type="float">
            <text:p>5.10301</text:p>
          </table:table-cell>
          <table:table-cell office:value-type="float" office:value="7.67036" calcext:value-type="float">
            <text:p>7.67036</text:p>
          </table:table-cell>
          <table:table-cell office:value-type="float" office:value="-12.1239" calcext:value-type="float">
            <text:p>-12.1239</text:p>
          </table:table-cell>
          <table:table-cell office:value-type="float" office:value="-4.47592" calcext:value-type="float">
            <text:p>-4.47592</text:p>
          </table:table-cell>
          <table:table-cell office:value-type="float" office:value="51.6059" calcext:value-type="float">
            <text:p>51.6059</text:p>
          </table:table-cell>
          <table:table-cell office:value-type="float" office:value="4.56506" calcext:value-type="float">
            <text:p>4.56506</text:p>
          </table:table-cell>
        </table:table-row>
        <table:table-row table:style-name="ro1">
          <table:table-cell office:value-type="float" office:value="0.00122936" calcext:value-type="float">
            <text:p>0.00122936</text:p>
          </table:table-cell>
          <table:table-cell office:value-type="float" office:value="5.01522" calcext:value-type="float">
            <text:p>5.01522</text:p>
          </table:table-cell>
          <table:table-cell office:value-type="float" office:value="7.44957" calcext:value-type="float">
            <text:p>7.44957</text:p>
          </table:table-cell>
          <table:table-cell office:value-type="float" office:value="-11.9915" calcext:value-type="float">
            <text:p>-11.9915</text:p>
          </table:table-cell>
          <table:table-cell office:value-type="float" office:value="-4.89996" calcext:value-type="float">
            <text:p>-4.89996</text:p>
          </table:table-cell>
          <table:table-cell office:value-type="float" office:value="51.9816" calcext:value-type="float">
            <text:p>51.9816</text:p>
          </table:table-cell>
          <table:table-cell office:value-type="float" office:value="4.08389" calcext:value-type="float">
            <text:p>4.08389</text:p>
          </table:table-cell>
        </table:table-row>
        <table:table-row table:style-name="ro1">
          <table:table-cell office:value-type="float" office:value="0.00151997" calcext:value-type="float">
            <text:p>0.00151997</text:p>
          </table:table-cell>
          <table:table-cell office:value-type="float" office:value="4.38728" calcext:value-type="float">
            <text:p>4.38728</text:p>
          </table:table-cell>
          <table:table-cell office:value-type="float" office:value="7.15922" calcext:value-type="float">
            <text:p>7.15922</text:p>
          </table:table-cell>
          <table:table-cell office:value-type="float" office:value="-11.9098" calcext:value-type="float">
            <text:p>-11.9098</text:p>
          </table:table-cell>
          <table:table-cell office:value-type="float" office:value="-4.77022" calcext:value-type="float">
            <text:p>-4.77022</text:p>
          </table:table-cell>
          <table:table-cell office:value-type="float" office:value="52.2433" calcext:value-type="float">
            <text:p>52.2433</text:p>
          </table:table-cell>
          <table:table-cell office:value-type="float" office:value="4.62227" calcext:value-type="float">
            <text:p>4.62227</text:p>
          </table:table-cell>
        </table:table-row>
        <table:table-row table:style-name="ro1">
          <table:table-cell office:value-type="float" office:value="0.00154028" calcext:value-type="float">
            <text:p>0.00154028</text:p>
          </table:table-cell>
          <table:table-cell office:value-type="float" office:value="3.72248" calcext:value-type="float">
            <text:p>3.72248</text:p>
          </table:table-cell>
          <table:table-cell office:value-type="float" office:value="6.96705" calcext:value-type="float">
            <text:p>6.96705</text:p>
          </table:table-cell>
          <table:table-cell office:value-type="float" office:value="-11.8847" calcext:value-type="float">
            <text:p>-11.8847</text:p>
          </table:table-cell>
          <table:table-cell office:value-type="float" office:value="-4.55325" calcext:value-type="float">
            <text:p>-4.55325</text:p>
          </table:table-cell>
          <table:table-cell office:value-type="float" office:value="52.4458" calcext:value-type="float">
            <text:p>52.4458</text:p>
          </table:table-cell>
          <table:table-cell office:value-type="float" office:value="5.11885" calcext:value-type="float">
            <text:p>5.11885</text:p>
          </table:table-cell>
        </table:table-row>
        <table:table-row table:style-name="ro1">
          <table:table-cell office:value-type="float" office:value="0.00198249" calcext:value-type="float">
            <text:p>0.00198249</text:p>
          </table:table-cell>
          <table:table-cell office:value-type="float" office:value="2.89334" calcext:value-type="float">
            <text:p>2.89334</text:p>
          </table:table-cell>
          <table:table-cell office:value-type="float" office:value="6.75983" calcext:value-type="float">
            <text:p>6.75983</text:p>
          </table:table-cell>
          <table:table-cell office:value-type="float" office:value="-11.9364" calcext:value-type="float">
            <text:p>-11.9364</text:p>
          </table:table-cell>
          <table:table-cell office:value-type="float" office:value="-4.18717" calcext:value-type="float">
            <text:p>-4.18717</text:p>
          </table:table-cell>
          <table:table-cell office:value-type="float" office:value="52.6283" calcext:value-type="float">
            <text:p>52.6283</text:p>
          </table:table-cell>
          <table:table-cell office:value-type="float" office:value="5.91115" calcext:value-type="float">
            <text:p>5.91115</text:p>
          </table:table-cell>
        </table:table-row>
        <table:table-row table:style-name="ro1">
          <table:table-cell office:value-type="float" office:value="0.00153208" calcext:value-type="float">
            <text:p>0.00153208</text:p>
          </table:table-cell>
          <table:table-cell office:value-type="float" office:value="2.30871" calcext:value-type="float">
            <text:p>2.30871</text:p>
          </table:table-cell>
          <table:table-cell office:value-type="float" office:value="6.56474" calcext:value-type="float">
            <text:p>6.56474</text:p>
          </table:table-cell>
          <table:table-cell office:value-type="float" office:value="-11.9166" calcext:value-type="float">
            <text:p>-11.9166</text:p>
          </table:table-cell>
          <table:table-cell office:value-type="float" office:value="-3.98561" calcext:value-type="float">
            <text:p>-3.98561</text:p>
          </table:table-cell>
          <table:table-cell office:value-type="float" office:value="52.8307" calcext:value-type="float">
            <text:p>52.8307</text:p>
          </table:table-cell>
          <table:table-cell office:value-type="float" office:value="6.49212" calcext:value-type="float">
            <text:p>6.49212</text:p>
          </table:table-cell>
        </table:table-row>
        <table:table-row table:style-name="ro1">
          <table:table-cell office:value-type="float" office:value="0.00141453" calcext:value-type="float">
            <text:p>0.00141453</text:p>
          </table:table-cell>
          <table:table-cell office:value-type="float" office:value="2.05417" calcext:value-type="float">
            <text:p>2.05417</text:p>
          </table:table-cell>
          <table:table-cell office:value-type="float" office:value="6.41178" calcext:value-type="float">
            <text:p>6.41178</text:p>
          </table:table-cell>
          <table:table-cell office:value-type="float" office:value="-11.8398" calcext:value-type="float">
            <text:p>-11.8398</text:p>
          </table:table-cell>
          <table:table-cell office:value-type="float" office:value="-4.46719" calcext:value-type="float">
            <text:p>-4.46719</text:p>
          </table:table-cell>
          <table:table-cell office:value-type="float" office:value="53.0491" calcext:value-type="float">
            <text:p>53.0491</text:p>
          </table:table-cell>
          <table:table-cell office:value-type="float" office:value="6.01773" calcext:value-type="float">
            <text:p>6.01773</text:p>
          </table:table-cell>
        </table:table-row>
        <table:table-row table:style-name="ro1">
          <table:table-cell office:value-type="float" office:value="0.00259288" calcext:value-type="float">
            <text:p>0.00259288</text:p>
          </table:table-cell>
          <table:table-cell office:value-type="float" office:value="0.971375" calcext:value-type="float">
            <text:p>0.971375</text:p>
          </table:table-cell>
          <table:table-cell office:value-type="float" office:value="6.28766" calcext:value-type="float">
            <text:p>6.28766</text:p>
          </table:table-cell>
          <table:table-cell office:value-type="float" office:value="-11.963" calcext:value-type="float">
            <text:p>-11.963</text:p>
          </table:table-cell>
          <table:table-cell office:value-type="float" office:value="-3.81662" calcext:value-type="float">
            <text:p>-3.81662</text:p>
          </table:table-cell>
          <table:table-cell office:value-type="float" office:value="53.2206" calcext:value-type="float">
            <text:p>53.2206</text:p>
          </table:table-cell>
          <table:table-cell office:value-type="float" office:value="7.31297" calcext:value-type="float">
            <text:p>7.31297</text:p>
          </table:table-cell>
        </table:table-row>
        <table:table-row table:style-name="ro1">
          <table:table-cell office:value-type="float" office:value="0.00199044" calcext:value-type="float">
            <text:p>0.00199044</text:p>
          </table:table-cell>
          <table:table-cell office:value-type="float" office:value="0.20294" calcext:value-type="float">
            <text:p>0.20294</text:p>
          </table:table-cell>
          <table:table-cell office:value-type="float" office:value="6.13854" calcext:value-type="float">
            <text:p>6.13854</text:p>
          </table:table-cell>
          <table:table-cell office:value-type="float" office:value="-12.0178" calcext:value-type="float">
            <text:p>-12.0178</text:p>
          </table:table-cell>
          <table:table-cell office:value-type="float" office:value="-3.17886" calcext:value-type="float">
            <text:p>-3.17886</text:p>
          </table:table-cell>
          <table:table-cell office:value-type="float" office:value="53.3464" calcext:value-type="float">
            <text:p>53.3464</text:p>
          </table:table-cell>
          <table:table-cell office:value-type="float" office:value="8.53952" calcext:value-type="float">
            <text:p>8.53952</text:p>
          </table:table-cell>
        </table:table-row>
        <table:table-row table:style-name="ro1">
          <table:table-cell office:value-type="float" office:value="0.00153052" calcext:value-type="float">
            <text:p>0.00153052</text:p>
          </table:table-cell>
          <table:table-cell office:value-type="float" office:value="-0.155615" calcext:value-type="float">
            <text:p>-0.155615</text:p>
          </table:table-cell>
          <table:table-cell office:value-type="float" office:value="6.10695" calcext:value-type="float">
            <text:p>6.10695</text:p>
          </table:table-cell>
          <table:table-cell office:value-type="float" office:value="-11.9936" calcext:value-type="float">
            <text:p>-11.9936</text:p>
          </table:table-cell>
          <table:table-cell office:value-type="float" office:value="-3.56997" calcext:value-type="float">
            <text:p>-3.56997</text:p>
          </table:table-cell>
          <table:table-cell office:value-type="float" office:value="53.5355" calcext:value-type="float">
            <text:p>53.5355</text:p>
          </table:table-cell>
          <table:table-cell office:value-type="float" office:value="8.3089" calcext:value-type="float">
            <text:p>8.3089</text:p>
          </table:table-cell>
        </table:table-row>
        <table:table-row table:style-name="ro1">
          <table:table-cell office:value-type="float" office:value="0.00214203" calcext:value-type="float">
            <text:p>0.00214203</text:p>
          </table:table-cell>
          <table:table-cell office:value-type="float" office:value="-1.37107" calcext:value-type="float">
            <text:p>-1.37107</text:p>
          </table:table-cell>
          <table:table-cell office:value-type="float" office:value="5.8825" calcext:value-type="float">
            <text:p>5.8825</text:p>
          </table:table-cell>
          <table:table-cell office:value-type="float" office:value="-11.9481" calcext:value-type="float">
            <text:p>-11.9481</text:p>
          </table:table-cell>
          <table:table-cell office:value-type="float" office:value="-2.83626" calcext:value-type="float">
            <text:p>-2.83626</text:p>
          </table:table-cell>
          <table:table-cell office:value-type="float" office:value="53.6492" calcext:value-type="float">
            <text:p>53.6492</text:p>
          </table:table-cell>
          <table:table-cell office:value-type="float" office:value="9.58534" calcext:value-type="float">
            <text:p>9.58534</text:p>
          </table:table-cell>
        </table:table-row>
        <table:table-row table:style-name="ro1">
          <table:table-cell office:value-type="float" office:value="0.00167908" calcext:value-type="float">
            <text:p>0.00167908</text:p>
          </table:table-cell>
          <table:table-cell office:value-type="float" office:value="-2.01642" calcext:value-type="float">
            <text:p>-2.01642</text:p>
          </table:table-cell>
          <table:table-cell office:value-type="float" office:value="5.81557" calcext:value-type="float">
            <text:p>5.81557</text:p>
          </table:table-cell>
          <table:table-cell office:value-type="float" office:value="-11.9315" calcext:value-type="float">
            <text:p>-11.9315</text:p>
          </table:table-cell>
          <table:table-cell office:value-type="float" office:value="-2.46722" calcext:value-type="float">
            <text:p>-2.46722</text:p>
          </table:table-cell>
          <table:table-cell office:value-type="float" office:value="53.7909" calcext:value-type="float">
            <text:p>53.7909</text:p>
          </table:table-cell>
          <table:table-cell office:value-type="float" office:value="10.464" calcext:value-type="float">
            <text:p>10.464</text:p>
          </table:table-cell>
        </table:table-row>
        <table:table-row table:style-name="ro1">
          <table:table-cell office:value-type="float" office:value="0.00149342" calcext:value-type="float">
            <text:p>0.00149342</text:p>
          </table:table-cell>
          <table:table-cell office:value-type="float" office:value="-2.15524" calcext:value-type="float">
            <text:p>-2.15524</text:p>
          </table:table-cell>
          <table:table-cell office:value-type="float" office:value="5.80772" calcext:value-type="float">
            <text:p>5.80772</text:p>
          </table:table-cell>
          <table:table-cell office:value-type="float" office:value="-11.7369" calcext:value-type="float">
            <text:p>-11.7369</text:p>
          </table:table-cell>
          <table:table-cell office:value-type="float" office:value="-2.97167" calcext:value-type="float">
            <text:p>-2.97167</text:p>
          </table:table-cell>
          <table:table-cell office:value-type="float" office:value="54.0313" calcext:value-type="float">
            <text:p>54.0313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1">
          <table:table-cell office:value-type="float" office:value="0.00150482" calcext:value-type="float">
            <text:p>0.00150482</text:p>
          </table:table-cell>
          <table:table-cell office:value-type="float" office:value="-2.75011" calcext:value-type="float">
            <text:p>-2.75011</text:p>
          </table:table-cell>
          <table:table-cell office:value-type="float" office:value="5.78392" calcext:value-type="float">
            <text:p>5.78392</text:p>
          </table:table-cell>
          <table:table-cell office:value-type="float" office:value="-11.5995" calcext:value-type="float">
            <text:p>-11.5995</text:p>
          </table:table-cell>
          <table:table-cell office:value-type="float" office:value="-3.208" calcext:value-type="float">
            <text:p>-3.208</text:p>
          </table:table-cell>
          <table:table-cell office:value-type="float" office:value="54.1562" calcext:value-type="float">
            <text:p>54.1562</text:p>
          </table:table-cell>
          <table:table-cell office:value-type="float" office:value="10.1687" calcext:value-type="float">
            <text:p>10.1687</text:p>
          </table:table-cell>
        </table:table-row>
        <table:table-row table:style-name="ro1">
          <table:table-cell office:value-type="float" office:value="0.00156928" calcext:value-type="float">
            <text:p>0.00156928</text:p>
          </table:table-cell>
          <table:table-cell office:value-type="float" office:value="-2.89345" calcext:value-type="float">
            <text:p>-2.89345</text:p>
          </table:table-cell>
          <table:table-cell office:value-type="float" office:value="5.79654" calcext:value-type="float">
            <text:p>5.79654</text:p>
          </table:table-cell>
          <table:table-cell office:value-type="float" office:value="-11.402" calcext:value-type="float">
            <text:p>-11.402</text:p>
          </table:table-cell>
          <table:table-cell office:value-type="float" office:value="-3.5048" calcext:value-type="float">
            <text:p>-3.5048</text:p>
          </table:table-cell>
          <table:table-cell office:value-type="float" office:value="54.2869" calcext:value-type="float">
            <text:p>54.2869</text:p>
          </table:table-cell>
          <table:table-cell office:value-type="float" office:value="10.1824" calcext:value-type="float">
            <text:p>10.1824</text:p>
          </table:table-cell>
        </table:table-row>
        <table:table-row table:style-name="ro1">
          <table:table-cell office:value-type="float" office:value="0.00152218" calcext:value-type="float">
            <text:p>0.00152218</text:p>
          </table:table-cell>
          <table:table-cell office:value-type="float" office:value="-3.10995" calcext:value-type="float">
            <text:p>-3.10995</text:p>
          </table:table-cell>
          <table:table-cell office:value-type="float" office:value="5.88083" calcext:value-type="float">
            <text:p>5.88083</text:p>
          </table:table-cell>
          <table:table-cell office:value-type="float" office:value="-11.1966" calcext:value-type="float">
            <text:p>-11.1966</text:p>
          </table:table-cell>
          <table:table-cell office:value-type="float" office:value="-4.04799" calcext:value-type="float">
            <text:p>-4.04799</text:p>
          </table:table-cell>
          <table:table-cell office:value-type="float" office:value="54.3956" calcext:value-type="float">
            <text:p>54.3956</text:p>
          </table:table-cell>
          <table:table-cell office:value-type="float" office:value="9.94404" calcext:value-type="float">
            <text:p>9.94404</text:p>
          </table:table-cell>
        </table:table-row>
        <table:table-row table:style-name="ro1">
          <table:table-cell office:value-type="float" office:value="0.00167716" calcext:value-type="float">
            <text:p>0.00167716</text:p>
          </table:table-cell>
          <table:table-cell office:value-type="float" office:value="-3.63456" calcext:value-type="float">
            <text:p>-3.63456</text:p>
          </table:table-cell>
          <table:table-cell office:value-type="float" office:value="5.89954" calcext:value-type="float">
            <text:p>5.89954</text:p>
          </table:table-cell>
          <table:table-cell office:value-type="float" office:value="-10.9112" calcext:value-type="float">
            <text:p>-10.9112</text:p>
          </table:table-cell>
          <table:table-cell office:value-type="float" office:value="-4.3158" calcext:value-type="float">
            <text:p>-4.3158</text:p>
          </table:table-cell>
          <table:table-cell office:value-type="float" office:value="54.5482" calcext:value-type="float">
            <text:p>54.5482</text:p>
          </table:table-cell>
          <table:table-cell office:value-type="float" office:value="10.0293" calcext:value-type="float">
            <text:p>10.0293</text:p>
          </table:table-cell>
        </table:table-row>
        <table:table-row table:style-name="ro1">
          <table:table-cell office:value-type="float" office:value="0.00153985" calcext:value-type="float">
            <text:p>0.00153985</text:p>
          </table:table-cell>
          <table:table-cell office:value-type="float" office:value="-3.60443" calcext:value-type="float">
            <text:p>-3.60443</text:p>
          </table:table-cell>
          <table:table-cell office:value-type="float" office:value="5.99203" calcext:value-type="float">
            <text:p>5.99203</text:p>
          </table:table-cell>
          <table:table-cell office:value-type="float" office:value="-10.7107" calcext:value-type="float">
            <text:p>-10.7107</text:p>
          </table:table-cell>
          <table:table-cell office:value-type="float" office:value="-4.6691" calcext:value-type="float">
            <text:p>-4.6691</text:p>
          </table:table-cell>
          <table:table-cell office:value-type="float" office:value="54.6761" calcext:value-type="float">
            <text:p>54.6761</text:p>
          </table:table-cell>
          <table:table-cell office:value-type="float" office:value="10.0088" calcext:value-type="float">
            <text:p>10.0088</text:p>
          </table:table-cell>
        </table:table-row>
        <table:table-row table:style-name="ro1">
          <table:table-cell office:value-type="float" office:value="0.00150084" calcext:value-type="float">
            <text:p>0.00150084</text:p>
          </table:table-cell>
          <table:table-cell office:value-type="float" office:value="-3.79178" calcext:value-type="float">
            <text:p>-3.79178</text:p>
          </table:table-cell>
          <table:table-cell office:value-type="float" office:value="6.13878" calcext:value-type="float">
            <text:p>6.13878</text:p>
          </table:table-cell>
          <table:table-cell office:value-type="float" office:value="-10.5275" calcext:value-type="float">
            <text:p>-10.5275</text:p>
          </table:table-cell>
          <table:table-cell office:value-type="float" office:value="-4.9659" calcext:value-type="float">
            <text:p>-4.9659</text:p>
          </table:table-cell>
          <table:table-cell office:value-type="float" office:value="54.7446" calcext:value-type="float">
            <text:p>54.7446</text:p>
          </table:table-cell>
          <table:table-cell office:value-type="float" office:value="9.88875" calcext:value-type="float">
            <text:p>9.88875</text:p>
          </table:table-cell>
        </table:table-row>
        <table:table-row table:style-name="ro1">
          <table:table-cell office:value-type="float" office:value="0.00134315" calcext:value-type="float">
            <text:p>0.00134315</text:p>
          </table:table-cell>
          <table:table-cell office:value-type="float" office:value="-3.96882" calcext:value-type="float">
            <text:p>-3.96882</text:p>
          </table:table-cell>
          <table:table-cell office:value-type="float" office:value="6.25621" calcext:value-type="float">
            <text:p>6.25621</text:p>
          </table:table-cell>
          <table:table-cell office:value-type="float" office:value="-10.4695" calcext:value-type="float">
            <text:p>-10.4695</text:p>
          </table:table-cell>
          <table:table-cell office:value-type="float" office:value="-5.07766" calcext:value-type="float">
            <text:p>-5.07766</text:p>
          </table:table-cell>
          <table:table-cell office:value-type="float" office:value="54.9058" calcext:value-type="float">
            <text:p>54.9058</text:p>
          </table:table-cell>
          <table:table-cell office:value-type="float" office:value="9.90182" calcext:value-type="float">
            <text:p>9.90182</text:p>
          </table:table-cell>
        </table:table-row>
        <table:table-row table:style-name="ro1">
          <table:table-cell office:value-type="float" office:value="0.00127086" calcext:value-type="float">
            <text:p>0.00127086</text:p>
          </table:table-cell>
          <table:table-cell office:value-type="float" office:value="-4.27011" calcext:value-type="float">
            <text:p>-4.27011</text:p>
          </table:table-cell>
          <table:table-cell office:value-type="float" office:value="6.40948" calcext:value-type="float">
            <text:p>6.40948</text:p>
          </table:table-cell>
          <table:table-cell office:value-type="float" office:value="-10.5231" calcext:value-type="float">
            <text:p>-10.5231</text:p>
          </table:table-cell>
          <table:table-cell office:value-type="float" office:value="-4.57721" calcext:value-type="float">
            <text:p>-4.57721</text:p>
          </table:table-cell>
          <table:table-cell office:value-type="float" office:value="54.9674" calcext:value-type="float">
            <text:p>54.9674</text:p>
          </table:table-cell>
          <table:table-cell office:value-type="float" office:value="10.6933" calcext:value-type="float">
            <text:p>10.6933</text:p>
          </table:table-cell>
        </table:table-row>
        <table:table-row table:style-name="ro1">
          <table:table-cell office:value-type="float" office:value="0.00132018" calcext:value-type="float">
            <text:p>0.00132018</text:p>
          </table:table-cell>
          <table:table-cell office:value-type="float" office:value="-4.42295" calcext:value-type="float">
            <text:p>-4.42295</text:p>
          </table:table-cell>
          <table:table-cell office:value-type="float" office:value="6.63813" calcext:value-type="float">
            <text:p>6.63813</text:p>
          </table:table-cell>
          <table:table-cell office:value-type="float" office:value="-10.6057" calcext:value-type="float">
            <text:p>-10.6057</text:p>
          </table:table-cell>
          <table:table-cell office:value-type="float" office:value="-4.53262" calcext:value-type="float">
            <text:p>-4.53262</text:p>
          </table:table-cell>
          <table:table-cell office:value-type="float" office:value="55.0697" calcext:value-type="float">
            <text:p>55.0697</text:p>
          </table:table-cell>
          <table:table-cell office:value-type="float" office:value="10.7379" calcext:value-type="float">
            <text:p>10.7379</text:p>
          </table:table-cell>
        </table:table-row>
        <table:table-row table:style-name="ro1">
          <table:table-cell office:value-type="float" office:value="0.00135437" calcext:value-type="float">
            <text:p>0.00135437</text:p>
          </table:table-cell>
          <table:table-cell office:value-type="float" office:value="-4.3337" calcext:value-type="float">
            <text:p>-4.3337</text:p>
          </table:table-cell>
          <table:table-cell office:value-type="float" office:value="6.88587" calcext:value-type="float">
            <text:p>6.88587</text:p>
          </table:table-cell>
          <table:table-cell office:value-type="float" office:value="-10.7346" calcext:value-type="float">
            <text:p>-10.7346</text:p>
          </table:table-cell>
          <table:table-cell office:value-type="float" office:value="-4.25375" calcext:value-type="float">
            <text:p>-4.25375</text:p>
          </table:table-cell>
          <table:table-cell office:value-type="float" office:value="55.2019" calcext:value-type="float">
            <text:p>55.2019</text:p>
          </table:table-cell>
          <table:table-cell office:value-type="float" office:value="10.9853" calcext:value-type="float">
            <text:p>10.9853</text:p>
          </table:table-cell>
        </table:table-row>
        <table:table-row table:style-name="ro1">
          <table:table-cell office:value-type="float" office:value="0.00123917" calcext:value-type="float">
            <text:p>0.00123917</text:p>
          </table:table-cell>
          <table:table-cell office:value-type="float" office:value="-4.22797" calcext:value-type="float">
            <text:p>-4.22797</text:p>
          </table:table-cell>
          <table:table-cell office:value-type="float" office:value="7.11848" calcext:value-type="float">
            <text:p>7.11848</text:p>
          </table:table-cell>
          <table:table-cell office:value-type="float" office:value="-10.8495" calcext:value-type="float">
            <text:p>-10.8495</text:p>
          </table:table-cell>
          <table:table-cell office:value-type="float" office:value="-4.19955" calcext:value-type="float">
            <text:p>-4.19955</text:p>
          </table:table-cell>
          <table:table-cell office:value-type="float" office:value="55.3404" calcext:value-type="float">
            <text:p>55.3404</text:p>
          </table:table-cell>
          <table:table-cell office:value-type="float" office:value="10.9948" calcext:value-type="float">
            <text:p>10.9948</text:p>
          </table:table-cell>
        </table:table-row>
        <table:table-row table:style-name="ro1">
          <table:table-cell office:value-type="float" office:value="0.0012474" calcext:value-type="float">
            <text:p>0.0012474</text:p>
          </table:table-cell>
          <table:table-cell office:value-type="float" office:value="-3.87562" calcext:value-type="float">
            <text:p>-3.87562</text:p>
          </table:table-cell>
          <table:table-cell office:value-type="float" office:value="7.40457" calcext:value-type="float">
            <text:p>7.40457</text:p>
          </table:table-cell>
          <table:table-cell office:value-type="float" office:value="-10.9228" calcext:value-type="float">
            <text:p>-10.9228</text:p>
          </table:table-cell>
          <table:table-cell office:value-type="float" office:value="-4.37181" calcext:value-type="float">
            <text:p>-4.37181</text:p>
          </table:table-cell>
          <table:table-cell office:value-type="float" office:value="55.4696" calcext:value-type="float">
            <text:p>55.4696</text:p>
          </table:table-cell>
          <table:table-cell office:value-type="float" office:value="10.6717" calcext:value-type="float">
            <text:p>10.6717</text:p>
          </table:table-cell>
        </table:table-row>
        <table:table-row table:style-name="ro1">
          <table:table-cell office:value-type="float" office:value="0.00148175" calcext:value-type="float">
            <text:p>0.00148175</text:p>
          </table:table-cell>
          <table:table-cell office:value-type="float" office:value="-3.26246" calcext:value-type="float">
            <text:p>-3.26246</text:p>
          </table:table-cell>
          <table:table-cell office:value-type="float" office:value="7.73241" calcext:value-type="float">
            <text:p>7.73241</text:p>
          </table:table-cell>
          <table:table-cell office:value-type="float" office:value="-11.0175" calcext:value-type="float">
            <text:p>-11.0175</text:p>
          </table:table-cell>
          <table:table-cell office:value-type="float" office:value="-4.5649" calcext:value-type="float">
            <text:p>-4.5649</text:p>
          </table:table-cell>
          <table:table-cell office:value-type="float" office:value="55.6095" calcext:value-type="float">
            <text:p>55.6095</text:p>
          </table:table-cell>
          <table:table-cell office:value-type="float" office:value="10.2288" calcext:value-type="float">
            <text:p>10.2288</text:p>
          </table:table-cell>
        </table:table-row>
        <table:table-row table:style-name="ro1">
          <table:table-cell office:value-type="float" office:value="0.00142858" calcext:value-type="float">
            <text:p>0.00142858</text:p>
          </table:table-cell>
          <table:table-cell office:value-type="float" office:value="-2.8706" calcext:value-type="float">
            <text:p>-2.8706</text:p>
          </table:table-cell>
          <table:table-cell office:value-type="float" office:value="8.04385" calcext:value-type="float">
            <text:p>8.04385</text:p>
          </table:table-cell>
          <table:table-cell office:value-type="float" office:value="-11.1898" calcext:value-type="float">
            <text:p>-11.1898</text:p>
          </table:table-cell>
          <table:table-cell office:value-type="float" office:value="-4.57243" calcext:value-type="float">
            <text:p>-4.57243</text:p>
          </table:table-cell>
          <table:table-cell office:value-type="float" office:value="55.8015" calcext:value-type="float">
            <text:p>55.8015</text:p>
          </table:table-cell>
          <table:table-cell office:value-type="float" office:value="9.92634" calcext:value-type="float">
            <text:p>9.92634</text:p>
          </table:table-cell>
        </table:table-row>
        <table:table-row table:style-name="ro1">
          <table:table-cell office:value-type="float" office:value="0.00139926" calcext:value-type="float">
            <text:p>0.00139926</text:p>
          </table:table-cell>
          <table:table-cell office:value-type="float" office:value="-2.76569" calcext:value-type="float">
            <text:p>-2.76569</text:p>
          </table:table-cell>
          <table:table-cell office:value-type="float" office:value="8.40568" calcext:value-type="float">
            <text:p>8.40568</text:p>
          </table:table-cell>
          <table:table-cell office:value-type="float" office:value="-11.4242" calcext:value-type="float">
            <text:p>-11.4242</text:p>
          </table:table-cell>
          <table:table-cell office:value-type="float" office:value="-4.14165" calcext:value-type="float">
            <text:p>-4.14165</text:p>
          </table:table-cell>
          <table:table-cell office:value-type="float" office:value="55.9594" calcext:value-type="float">
            <text:p>55.9594</text:p>
          </table:table-cell>
          <table:table-cell office:value-type="float" office:value="10.3131" calcext:value-type="float">
            <text:p>10.3131</text:p>
          </table:table-cell>
        </table:table-row>
        <table:table-row table:style-name="ro1">
          <table:table-cell office:value-type="float" office:value="0.00154594" calcext:value-type="float">
            <text:p>0.00154594</text:p>
          </table:table-cell>
          <table:table-cell office:value-type="float" office:value="-2.68357" calcext:value-type="float">
            <text:p>-2.68357</text:p>
          </table:table-cell>
          <table:table-cell office:value-type="float" office:value="8.69079" calcext:value-type="float">
            <text:p>8.69079</text:p>
          </table:table-cell>
          <table:table-cell office:value-type="float" office:value="-11.7498" calcext:value-type="float">
            <text:p>-11.7498</text:p>
          </table:table-cell>
          <table:table-cell office:value-type="float" office:value="-3.24322" calcext:value-type="float">
            <text:p>-3.24322</text:p>
          </table:table-cell>
          <table:table-cell office:value-type="float" office:value="56.1166" calcext:value-type="float">
            <text:p>56.1166</text:p>
          </table:table-cell>
          <table:table-cell office:value-type="float" office:value="11.1326" calcext:value-type="float">
            <text:p>11.1326</text:p>
          </table:table-cell>
        </table:table-row>
        <table:table-row table:style-name="ro1">
          <table:table-cell office:value-type="float" office:value="0.0015362" calcext:value-type="float">
            <text:p>0.0015362</text:p>
          </table:table-cell>
          <table:table-cell office:value-type="float" office:value="-1.88794" calcext:value-type="float">
            <text:p>-1.88794</text:p>
          </table:table-cell>
          <table:table-cell office:value-type="float" office:value="9.05209" calcext:value-type="float">
            <text:p>9.05209</text:p>
          </table:table-cell>
          <table:table-cell office:value-type="float" office:value="-11.8286" calcext:value-type="float">
            <text:p>-11.8286</text:p>
          </table:table-cell>
          <table:table-cell office:value-type="float" office:value="-3.65195" calcext:value-type="float">
            <text:p>-3.65195</text:p>
          </table:table-cell>
          <table:table-cell office:value-type="float" office:value="56.3471" calcext:value-type="float">
            <text:p>56.3471</text:p>
          </table:table-cell>
          <table:table-cell office:value-type="float" office:value="10.4348" calcext:value-type="float">
            <text:p>10.4348</text:p>
          </table:table-cell>
        </table:table-row>
        <table:table-row table:style-name="ro1">
          <table:table-cell office:value-type="float" office:value="0.00144367" calcext:value-type="float">
            <text:p>0.00144367</text:p>
          </table:table-cell>
          <table:table-cell office:value-type="float" office:value="-1.58724" calcext:value-type="float">
            <text:p>-1.58724</text:p>
          </table:table-cell>
          <table:table-cell office:value-type="float" office:value="9.32979" calcext:value-type="float">
            <text:p>9.32979</text:p>
          </table:table-cell>
          <table:table-cell office:value-type="float" office:value="-12.091" calcext:value-type="float">
            <text:p>-12.091</text:p>
          </table:table-cell>
          <table:table-cell office:value-type="float" office:value="-3.38798" calcext:value-type="float">
            <text:p>-3.38798</text:p>
          </table:table-cell>
          <table:table-cell office:value-type="float" office:value="56.552" calcext:value-type="float">
            <text:p>56.552</text:p>
          </table:table-cell>
          <table:table-cell office:value-type="float" office:value="10.5234" calcext:value-type="float">
            <text:p>10.5234</text:p>
          </table:table-cell>
        </table:table-row>
        <table:table-row table:style-name="ro1">
          <table:table-cell office:value-type="float" office:value="0.00121394" calcext:value-type="float">
            <text:p>0.00121394</text:p>
          </table:table-cell>
          <table:table-cell office:value-type="float" office:value="-1.35303" calcext:value-type="float">
            <text:p>-1.35303</text:p>
          </table:table-cell>
          <table:table-cell office:value-type="float" office:value="9.63549" calcext:value-type="float">
            <text:p>9.63549</text:p>
          </table:table-cell>
          <table:table-cell office:value-type="float" office:value="-12.4381" calcext:value-type="float">
            <text:p>-12.4381</text:p>
          </table:table-cell>
          <table:table-cell office:value-type="float" office:value="-2.9363" calcext:value-type="float">
            <text:p>-2.9363</text:p>
          </table:table-cell>
          <table:table-cell office:value-type="float" office:value="56.7324" calcext:value-type="float">
            <text:p>56.7324</text:p>
          </table:table-cell>
          <table:table-cell office:value-type="float" office:value="10.9588" calcext:value-type="float">
            <text:p>10.9588</text:p>
          </table:table-cell>
        </table:table-row>
        <table:table-row table:style-name="ro1">
          <table:table-cell office:value-type="float" office:value="0.00140214" calcext:value-type="float">
            <text:p>0.00140214</text:p>
          </table:table-cell>
          <table:table-cell office:value-type="float" office:value="-0.916311" calcext:value-type="float">
            <text:p>-0.916311</text:p>
          </table:table-cell>
          <table:table-cell office:value-type="float" office:value="9.91607" calcext:value-type="float">
            <text:p>9.91607</text:p>
          </table:table-cell>
          <table:table-cell office:value-type="float" office:value="-12.5551" calcext:value-type="float">
            <text:p>-12.5551</text:p>
          </table:table-cell>
          <table:table-cell office:value-type="float" office:value="-2.90359" calcext:value-type="float">
            <text:p>-2.90359</text:p>
          </table:table-cell>
          <table:table-cell office:value-type="float" office:value="56.9407" calcext:value-type="float">
            <text:p>56.9407</text:p>
          </table:table-cell>
          <table:table-cell office:value-type="float" office:value="10.9659" calcext:value-type="float">
            <text:p>10.9659</text:p>
          </table:table-cell>
        </table:table-row>
        <table:table-row table:style-name="ro1">
          <table:table-cell office:value-type="float" office:value="0.00137225" calcext:value-type="float">
            <text:p>0.00137225</text:p>
          </table:table-cell>
          <table:table-cell office:value-type="float" office:value="-0.0870073" calcext:value-type="float">
            <text:p>-0.0870073</text:p>
          </table:table-cell>
          <table:table-cell office:value-type="float" office:value="10.2241" calcext:value-type="float">
            <text:p>10.2241</text:p>
          </table:table-cell>
          <table:table-cell office:value-type="float" office:value="-12.6624" calcext:value-type="float">
            <text:p>-12.6624</text:p>
          </table:table-cell>
          <table:table-cell office:value-type="float" office:value="-3.70107" calcext:value-type="float">
            <text:p>-3.70107</text:p>
          </table:table-cell>
          <table:table-cell office:value-type="float" office:value="57.2524" calcext:value-type="float">
            <text:p>57.2524</text:p>
          </table:table-cell>
          <table:table-cell office:value-type="float" office:value="9.90216" calcext:value-type="float">
            <text:p>9.90216</text:p>
          </table:table-cell>
        </table:table-row>
        <table:table-row table:style-name="ro1">
          <table:table-cell office:value-type="float" office:value="0.00136325" calcext:value-type="float">
            <text:p>0.00136325</text:p>
          </table:table-cell>
          <table:table-cell office:value-type="float" office:value="-0.0541304" calcext:value-type="float">
            <text:p>-0.0541304</text:p>
          </table:table-cell>
          <table:table-cell office:value-type="float" office:value="10.3895" calcext:value-type="float">
            <text:p>10.3895</text:p>
          </table:table-cell>
          <table:table-cell office:value-type="float" office:value="-12.7703" calcext:value-type="float">
            <text:p>-12.7703</text:p>
          </table:table-cell>
          <table:table-cell office:value-type="float" office:value="-3.13648" calcext:value-type="float">
            <text:p>-3.13648</text:p>
          </table:table-cell>
          <table:table-cell office:value-type="float" office:value="57.4956" calcext:value-type="float">
            <text:p>57.4956</text:p>
          </table:table-cell>
          <table:table-cell office:value-type="float" office:value="10.5157" calcext:value-type="float">
            <text:p>10.5157</text:p>
          </table:table-cell>
        </table:table-row>
        <table:table-row table:style-name="ro1">
          <table:table-cell office:value-type="float" office:value="0.00130021" calcext:value-type="float">
            <text:p>0.00130021</text:p>
          </table:table-cell>
          <table:table-cell office:value-type="float" office:value="-0.309797" calcext:value-type="float">
            <text:p>-0.309797</text:p>
          </table:table-cell>
          <table:table-cell office:value-type="float" office:value="10.5713" calcext:value-type="float">
            <text:p>10.5713</text:p>
          </table:table-cell>
          <table:table-cell office:value-type="float" office:value="-12.9374" calcext:value-type="float">
            <text:p>-12.9374</text:p>
          </table:table-cell>
          <table:table-cell office:value-type="float" office:value="-2.59475" calcext:value-type="float">
            <text:p>-2.59475</text:p>
          </table:table-cell>
          <table:table-cell office:value-type="float" office:value="57.594" calcext:value-type="float">
            <text:p>57.594</text:p>
          </table:table-cell>
          <table:table-cell office:value-type="float" office:value="11.3752" calcext:value-type="float">
            <text:p>11.3752</text:p>
          </table:table-cell>
        </table:table-row>
        <table:table-row table:style-name="ro1">
          <table:table-cell office:value-type="float" office:value="0.00145466" calcext:value-type="float">
            <text:p>0.00145466</text:p>
          </table:table-cell>
          <table:table-cell office:value-type="float" office:value="0.282613" calcext:value-type="float">
            <text:p>0.282613</text:p>
          </table:table-cell>
          <table:table-cell office:value-type="float" office:value="10.8507" calcext:value-type="float">
            <text:p>10.8507</text:p>
          </table:table-cell>
          <table:table-cell office:value-type="float" office:value="-13.1322" calcext:value-type="float">
            <text:p>-13.1322</text:p>
          </table:table-cell>
          <table:table-cell office:value-type="float" office:value="-2.49516" calcext:value-type="float">
            <text:p>-2.49516</text:p>
          </table:table-cell>
          <table:table-cell office:value-type="float" office:value="57.8791" calcext:value-type="float">
            <text:p>57.8791</text:p>
          </table:table-cell>
          <table:table-cell office:value-type="float" office:value="11.1608" calcext:value-type="float">
            <text:p>11.1608</text:p>
          </table:table-cell>
        </table:table-row>
        <table:table-row table:style-name="ro1">
          <table:table-cell office:value-type="float" office:value="0.00124842" calcext:value-type="float">
            <text:p>0.00124842</text:p>
          </table:table-cell>
          <table:table-cell office:value-type="float" office:value="1.19728" calcext:value-type="float">
            <text:p>1.19728</text:p>
          </table:table-cell>
          <table:table-cell office:value-type="float" office:value="11.269" calcext:value-type="float">
            <text:p>11.269</text:p>
          </table:table-cell>
          <table:table-cell office:value-type="float" office:value="-13.2129" calcext:value-type="float">
            <text:p>-13.2129</text:p>
          </table:table-cell>
          <table:table-cell office:value-type="float" office:value="-3.00927" calcext:value-type="float">
            <text:p>-3.00927</text:p>
          </table:table-cell>
          <table:table-cell office:value-type="float" office:value="58.055" calcext:value-type="float">
            <text:p>58.055</text:p>
          </table:table-cell>
          <table:table-cell office:value-type="float" office:value="10.3474" calcext:value-type="float">
            <text:p>10.3474</text:p>
          </table:table-cell>
        </table:table-row>
        <table:table-row table:style-name="ro1">
          <table:table-cell office:value-type="float" office:value="0.00123755" calcext:value-type="float">
            <text:p>0.00123755</text:p>
          </table:table-cell>
          <table:table-cell office:value-type="float" office:value="1.1562" calcext:value-type="float">
            <text:p>1.1562</text:p>
          </table:table-cell>
          <table:table-cell office:value-type="float" office:value="11.4524" calcext:value-type="float">
            <text:p>11.4524</text:p>
          </table:table-cell>
          <table:table-cell office:value-type="float" office:value="-13.4359" calcext:value-type="float">
            <text:p>-13.4359</text:p>
          </table:table-cell>
          <table:table-cell office:value-type="float" office:value="-2.54747" calcext:value-type="float">
            <text:p>-2.54747</text:p>
          </table:table-cell>
          <table:table-cell office:value-type="float" office:value="58.1718" calcext:value-type="float">
            <text:p>58.1718</text:p>
          </table:table-cell>
          <table:table-cell office:value-type="float" office:value="10.7995" calcext:value-type="float">
            <text:p>10.7995</text:p>
          </table:table-cell>
        </table:table-row>
        <table:table-row table:style-name="ro1">
          <table:table-cell office:value-type="float" office:value="0.00145397" calcext:value-type="float">
            <text:p>0.00145397</text:p>
          </table:table-cell>
          <table:table-cell office:value-type="float" office:value="0.677587" calcext:value-type="float">
            <text:p>0.677587</text:p>
          </table:table-cell>
          <table:table-cell office:value-type="float" office:value="11.661" calcext:value-type="float">
            <text:p>11.661</text:p>
          </table:table-cell>
          <table:table-cell office:value-type="float" office:value="-13.7512" calcext:value-type="float">
            <text:p>-13.7512</text:p>
          </table:table-cell>
          <table:table-cell office:value-type="float" office:value="-1.42891" calcext:value-type="float">
            <text:p>-1.42891</text:p>
          </table:table-cell>
          <table:table-cell office:value-type="float" office:value="58.2512" calcext:value-type="float">
            <text:p>58.2512</text:p>
          </table:table-cell>
          <table:table-cell office:value-type="float" office:value="12.1556" calcext:value-type="float">
            <text:p>12.1556</text:p>
          </table:table-cell>
        </table:table-row>
        <table:table-row table:style-name="ro1">
          <table:table-cell office:value-type="float" office:value="0.00148134" calcext:value-type="float">
            <text:p>0.00148134</text:p>
          </table:table-cell>
          <table:table-cell office:value-type="float" office:value="1.07359" calcext:value-type="float">
            <text:p>1.07359</text:p>
          </table:table-cell>
          <table:table-cell office:value-type="float" office:value="11.9035" calcext:value-type="float">
            <text:p>11.9035</text:p>
          </table:table-cell>
          <table:table-cell office:value-type="float" office:value="-13.9564" calcext:value-type="float">
            <text:p>-13.9564</text:p>
          </table:table-cell>
          <table:table-cell office:value-type="float" office:value="-1.23667" calcext:value-type="float">
            <text:p>-1.23667</text:p>
          </table:table-cell>
          <table:table-cell office:value-type="float" office:value="58.4286" calcext:value-type="float">
            <text:p>58.4286</text:p>
          </table:table-cell>
          <table:table-cell office:value-type="float" office:value="12.2163" calcext:value-type="float">
            <text:p>12.2163</text:p>
          </table:table-cell>
        </table:table-row>
        <table:table-row table:style-name="ro1">
          <table:table-cell office:value-type="float" office:value="0.00125025" calcext:value-type="float">
            <text:p>0.00125025</text:p>
          </table:table-cell>
          <table:table-cell office:value-type="float" office:value="1.63315" calcext:value-type="float">
            <text:p>1.63315</text:p>
          </table:table-cell>
          <table:table-cell office:value-type="float" office:value="12.1914" calcext:value-type="float">
            <text:p>12.1914</text:p>
          </table:table-cell>
          <table:table-cell office:value-type="float" office:value="-14.1448" calcext:value-type="float">
            <text:p>-14.1448</text:p>
          </table:table-cell>
          <table:table-cell office:value-type="float" office:value="-1.22202" calcext:value-type="float">
            <text:p>-1.22202</text:p>
          </table:table-cell>
          <table:table-cell office:value-type="float" office:value="58.6577" calcext:value-type="float">
            <text:p>58.6577</text:p>
          </table:table-cell>
          <table:table-cell office:value-type="float" office:value="11.9823" calcext:value-type="float">
            <text:p>11.9823</text:p>
          </table:table-cell>
        </table:table-row>
        <table:table-row table:style-name="ro1">
          <table:table-cell office:value-type="float" office:value="0.00127441" calcext:value-type="float">
            <text:p>0.00127441</text:p>
          </table:table-cell>
          <table:table-cell office:value-type="float" office:value="1.89968" calcext:value-type="float">
            <text:p>1.89968</text:p>
          </table:table-cell>
          <table:table-cell office:value-type="float" office:value="12.362" calcext:value-type="float">
            <text:p>12.362</text:p>
          </table:table-cell>
          <table:table-cell office:value-type="float" office:value="-14.4138" calcext:value-type="float">
            <text:p>-14.4138</text:p>
          </table:table-cell>
          <table:table-cell office:value-type="float" office:value="-0.692407" calcext:value-type="float">
            <text:p>-0.692407</text:p>
          </table:table-cell>
          <table:table-cell office:value-type="float" office:value="58.9344" calcext:value-type="float">
            <text:p>58.9344</text:p>
          </table:table-cell>
          <table:table-cell office:value-type="float" office:value="12.3605" calcext:value-type="float">
            <text:p>12.3605</text:p>
          </table:table-cell>
        </table:table-row>
        <table:table-row table:style-name="ro1">
          <table:table-cell office:value-type="float" office:value="0.00220174" calcext:value-type="float">
            <text:p>0.00220174</text:p>
          </table:table-cell>
          <table:table-cell office:value-type="float" office:value="1.58725" calcext:value-type="float">
            <text:p>1.58725</text:p>
          </table:table-cell>
          <table:table-cell office:value-type="float" office:value="12.5383" calcext:value-type="float">
            <text:p>12.5383</text:p>
          </table:table-cell>
          <table:table-cell office:value-type="float" office:value="-15.0451" calcext:value-type="float">
            <text:p>-15.0451</text:p>
          </table:table-cell>
          <table:table-cell office:value-type="float" office:value="1.58036" calcext:value-type="float">
            <text:p>1.58036</text:p>
          </table:table-cell>
          <table:table-cell office:value-type="float" office:value="59.1298" calcext:value-type="float">
            <text:p>59.1298</text:p>
          </table:table-cell>
          <table:table-cell office:value-type="float" office:value="14.7174" calcext:value-type="float">
            <text:p>14.7174</text:p>
          </table:table-cell>
        </table:table-row>
        <table:table-row table:style-name="ro1">
          <table:table-cell office:value-type="float" office:value="0.00136557" calcext:value-type="float">
            <text:p>0.00136557</text:p>
          </table:table-cell>
          <table:table-cell office:value-type="float" office:value="1.754" calcext:value-type="float">
            <text:p>1.754</text:p>
          </table:table-cell>
          <table:table-cell office:value-type="float" office:value="12.5551" calcext:value-type="float">
            <text:p>12.5551</text:p>
          </table:table-cell>
          <table:table-cell office:value-type="float" office:value="-15.3696" calcext:value-type="float">
            <text:p>-15.3696</text:p>
          </table:table-cell>
          <table:table-cell office:value-type="float" office:value="3.08907" calcext:value-type="float">
            <text:p>3.08907</text:p>
          </table:table-cell>
          <table:table-cell office:value-type="float" office:value="59.2352" calcext:value-type="float">
            <text:p>59.2352</text:p>
          </table:table-cell>
          <table:table-cell office:value-type="float" office:value="16.2333" calcext:value-type="float">
            <text:p>16.2333</text:p>
          </table:table-cell>
        </table:table-row>
        <table:table-row table:style-name="ro1">
          <table:table-cell office:value-type="float" office:value="0.00150016" calcext:value-type="float">
            <text:p>0.00150016</text:p>
          </table:table-cell>
          <table:table-cell office:value-type="float" office:value="3.36511" calcext:value-type="float">
            <text:p>3.36511</text:p>
          </table:table-cell>
          <table:table-cell office:value-type="float" office:value="12.8425" calcext:value-type="float">
            <text:p>12.8425</text:p>
          </table:table-cell>
          <table:table-cell office:value-type="float" office:value="-15.4225" calcext:value-type="float">
            <text:p>-15.4225</text:p>
          </table:table-cell>
          <table:table-cell office:value-type="float" office:value="2.09248" calcext:value-type="float">
            <text:p>2.09248</text:p>
          </table:table-cell>
          <table:table-cell office:value-type="float" office:value="59.6771" calcext:value-type="float">
            <text:p>59.6771</text:p>
          </table:table-cell>
          <table:table-cell office:value-type="float" office:value="14.6216" calcext:value-type="float">
            <text:p>14.6216</text:p>
          </table:table-cell>
        </table:table-row>
        <table:table-row table:style-name="ro1">
          <table:table-cell office:value-type="float" office:value="0.00160937" calcext:value-type="float">
            <text:p>0.00160937</text:p>
          </table:table-cell>
          <table:table-cell office:value-type="float" office:value="4.64575" calcext:value-type="float">
            <text:p>4.64575</text:p>
          </table:table-cell>
          <table:table-cell office:value-type="float" office:value="13.1508" calcext:value-type="float">
            <text:p>13.1508</text:p>
          </table:table-cell>
          <table:table-cell office:value-type="float" office:value="-15.5654" calcext:value-type="float">
            <text:p>-15.5654</text:p>
          </table:table-cell>
          <table:table-cell office:value-type="float" office:value="1.09807" calcext:value-type="float">
            <text:p>1.09807</text:p>
          </table:table-cell>
          <table:table-cell office:value-type="float" office:value="60.0448" calcext:value-type="float">
            <text:p>60.0448</text:p>
          </table:table-cell>
          <table:table-cell office:value-type="float" office:value="12.9836" calcext:value-type="float">
            <text:p>12.9836</text:p>
          </table:table-cell>
        </table:table-row>
        <table:table-row table:style-name="ro1">
          <table:table-cell office:value-type="float" office:value="0.00156631" calcext:value-type="float">
            <text:p>0.00156631</text:p>
          </table:table-cell>
          <table:table-cell office:value-type="float" office:value="5.09835" calcext:value-type="float">
            <text:p>5.09835</text:p>
          </table:table-cell>
          <table:table-cell office:value-type="float" office:value="13.2062" calcext:value-type="float">
            <text:p>13.2062</text:p>
          </table:table-cell>
          <table:table-cell office:value-type="float" office:value="-15.6839" calcext:value-type="float">
            <text:p>-15.6839</text:p>
          </table:table-cell>
          <table:table-cell office:value-type="float" office:value="1.3398" calcext:value-type="float">
            <text:p>1.3398</text:p>
          </table:table-cell>
          <table:table-cell office:value-type="float" office:value="60.3404" calcext:value-type="float">
            <text:p>60.3404</text:p>
          </table:table-cell>
          <table:table-cell office:value-type="float" office:value="13.0117" calcext:value-type="float">
            <text:p>13.0117</text:p>
          </table:table-cell>
        </table:table-row>
        <table:table-row table:style-name="ro1">
          <table:table-cell office:value-type="float" office:value="0.00145754" calcext:value-type="float">
            <text:p>0.00145754</text:p>
          </table:table-cell>
          <table:table-cell office:value-type="float" office:value="5.16098" calcext:value-type="float">
            <text:p>5.16098</text:p>
          </table:table-cell>
          <table:table-cell office:value-type="float" office:value="13.2352" calcext:value-type="float">
            <text:p>13.2352</text:p>
          </table:table-cell>
          <table:table-cell office:value-type="float" office:value="-16.083" calcext:value-type="float">
            <text:p>-16.083</text:p>
          </table:table-cell>
          <table:table-cell office:value-type="float" office:value="2.75224" calcext:value-type="float">
            <text:p>2.75224</text:p>
          </table:table-cell>
          <table:table-cell office:value-type="float" office:value="60.4568" calcext:value-type="float">
            <text:p>60.4568</text:p>
          </table:table-cell>
          <table:table-cell office:value-type="float" office:value="14.3098" calcext:value-type="float">
            <text:p>14.3098</text:p>
          </table:table-cell>
        </table:table-row>
        <table:table-row table:style-name="ro1">
          <table:table-cell office:value-type="float" office:value="0.00143094" calcext:value-type="float">
            <text:p>0.00143094</text:p>
          </table:table-cell>
          <table:table-cell office:value-type="float" office:value="5.2794" calcext:value-type="float">
            <text:p>5.2794</text:p>
          </table:table-cell>
          <table:table-cell office:value-type="float" office:value="13.2751" calcext:value-type="float">
            <text:p>13.2751</text:p>
          </table:table-cell>
          <table:table-cell office:value-type="float" office:value="-16.3163" calcext:value-type="float">
            <text:p>-16.3163</text:p>
          </table:table-cell>
          <table:table-cell office:value-type="float" office:value="3.87339" calcext:value-type="float">
            <text:p>3.87339</text:p>
          </table:table-cell>
          <table:table-cell office:value-type="float" office:value="60.5804" calcext:value-type="float">
            <text:p>60.5804</text:p>
          </table:table-cell>
          <table:table-cell office:value-type="float" office:value="15.3743" calcext:value-type="float">
            <text:p>15.3743</text:p>
          </table:table-cell>
        </table:table-row>
        <table:table-row table:style-name="ro1">
          <table:table-cell office:value-type="float" office:value="0.00161023" calcext:value-type="float">
            <text:p>0.00161023</text:p>
          </table:table-cell>
          <table:table-cell office:value-type="float" office:value="5.71079" calcext:value-type="float">
            <text:p>5.71079</text:p>
          </table:table-cell>
          <table:table-cell office:value-type="float" office:value="13.4248" calcext:value-type="float">
            <text:p>13.4248</text:p>
          </table:table-cell>
          <table:table-cell office:value-type="float" office:value="-16.8166" calcext:value-type="float">
            <text:p>-16.8166</text:p>
          </table:table-cell>
          <table:table-cell office:value-type="float" office:value="4.80224" calcext:value-type="float">
            <text:p>4.80224</text:p>
          </table:table-cell>
          <table:table-cell office:value-type="float" office:value="60.8038" calcext:value-type="float">
            <text:p>60.8038</text:p>
          </table:table-cell>
          <table:table-cell office:value-type="float" office:value="15.9867" calcext:value-type="float">
            <text:p>15.9867</text:p>
          </table:table-cell>
        </table:table-row>
        <table:table-row table:style-name="ro1">
          <table:table-cell office:value-type="float" office:value="0.00160479" calcext:value-type="float">
            <text:p>0.00160479</text:p>
          </table:table-cell>
          <table:table-cell office:value-type="float" office:value="6.82628" calcext:value-type="float">
            <text:p>6.82628</text:p>
          </table:table-cell>
          <table:table-cell office:value-type="float" office:value="13.6539" calcext:value-type="float">
            <text:p>13.6539</text:p>
          </table:table-cell>
          <table:table-cell office:value-type="float" office:value="-17.0512" calcext:value-type="float">
            <text:p>-17.0512</text:p>
          </table:table-cell>
          <table:table-cell office:value-type="float" office:value="4.47125" calcext:value-type="float">
            <text:p>4.47125</text:p>
          </table:table-cell>
          <table:table-cell office:value-type="float" office:value="61.1929" calcext:value-type="float">
            <text:p>61.1929</text:p>
          </table:table-cell>
          <table:table-cell office:value-type="float" office:value="15.0449" calcext:value-type="float">
            <text:p>15.0449</text:p>
          </table:table-cell>
        </table:table-row>
        <table:table-row table:style-name="ro1">
          <table:table-cell office:value-type="float" office:value="0.00168554" calcext:value-type="float">
            <text:p>0.00168554</text:p>
          </table:table-cell>
          <table:table-cell office:value-type="float" office:value="6.59096" calcext:value-type="float">
            <text:p>6.59096</text:p>
          </table:table-cell>
          <table:table-cell office:value-type="float" office:value="13.6315" calcext:value-type="float">
            <text:p>13.6315</text:p>
          </table:table-cell>
          <table:table-cell office:value-type="float" office:value="-17.5453" calcext:value-type="float">
            <text:p>-17.5453</text:p>
          </table:table-cell>
          <table:table-cell office:value-type="float" office:value="5.87484" calcext:value-type="float">
            <text:p>5.87484</text:p>
          </table:table-cell>
          <table:table-cell office:value-type="float" office:value="61.3811" calcext:value-type="float">
            <text:p>61.3811</text:p>
          </table:table-cell>
          <table:table-cell office:value-type="float" office:value="16.2681" calcext:value-type="float">
            <text:p>16.2681</text:p>
          </table:table-cell>
        </table:table-row>
        <table:table-row table:style-name="ro1">
          <table:table-cell office:value-type="float" office:value="0.0019875" calcext:value-type="float">
            <text:p>0.0019875</text:p>
          </table:table-cell>
          <table:table-cell office:value-type="float" office:value="6.02324" calcext:value-type="float">
            <text:p>6.02324</text:p>
          </table:table-cell>
          <table:table-cell office:value-type="float" office:value="13.4711" calcext:value-type="float">
            <text:p>13.4711</text:p>
          </table:table-cell>
          <table:table-cell office:value-type="float" office:value="-17.9947" calcext:value-type="float">
            <text:p>-17.9947</text:p>
          </table:table-cell>
          <table:table-cell office:value-type="float" office:value="8.79461" calcext:value-type="float">
            <text:p>8.79461</text:p>
          </table:table-cell>
          <table:table-cell office:value-type="float" office:value="61.2614" calcext:value-type="float">
            <text:p>61.2614</text:p>
          </table:table-cell>
          <table:table-cell office:value-type="float" office:value="19.4459" calcext:value-type="float">
            <text:p>19.4459</text:p>
          </table:table-cell>
        </table:table-row>
        <table:table-row table:style-name="ro1">
          <table:table-cell office:value-type="float" office:value="0.00150315" calcext:value-type="float">
            <text:p>0.00150315</text:p>
          </table:table-cell>
          <table:table-cell office:value-type="float" office:value="6.90002" calcext:value-type="float">
            <text:p>6.90002</text:p>
          </table:table-cell>
          <table:table-cell office:value-type="float" office:value="13.5591" calcext:value-type="float">
            <text:p>13.5591</text:p>
          </table:table-cell>
          <table:table-cell office:value-type="float" office:value="-18.235" calcext:value-type="float">
            <text:p>-18.235</text:p>
          </table:table-cell>
          <table:table-cell office:value-type="float" office:value="9.17205" calcext:value-type="float">
            <text:p>9.17205</text:p>
          </table:table-cell>
          <table:table-cell office:value-type="float" office:value="61.6648" calcext:value-type="float">
            <text:p>61.6648</text:p>
          </table:table-cell>
          <table:table-cell office:value-type="float" office:value="19.4285" calcext:value-type="float">
            <text:p>19.4285</text:p>
          </table:table-cell>
        </table:table-row>
        <table:table-row table:style-name="ro1">
          <table:table-cell office:value-type="float" office:value="0.0015387" calcext:value-type="float">
            <text:p>0.0015387</text:p>
          </table:table-cell>
          <table:table-cell office:value-type="float" office:value="7.85245" calcext:value-type="float">
            <text:p>7.85245</text:p>
          </table:table-cell>
          <table:table-cell office:value-type="float" office:value="13.7659" calcext:value-type="float">
            <text:p>13.7659</text:p>
          </table:table-cell>
          <table:table-cell office:value-type="float" office:value="-18.4043" calcext:value-type="float">
            <text:p>-18.4043</text:p>
          </table:table-cell>
          <table:table-cell office:value-type="float" office:value="8.88965" calcext:value-type="float">
            <text:p>8.88965</text:p>
          </table:table-cell>
          <table:table-cell office:value-type="float" office:value="62.2098" calcext:value-type="float">
            <text:p>62.2098</text:p>
          </table:table-cell>
          <table:table-cell office:value-type="float" office:value="18.6507" calcext:value-type="float">
            <text:p>18.6507</text:p>
          </table:table-cell>
        </table:table-row>
        <table:table-row table:style-name="ro1">
          <table:table-cell office:value-type="float" office:value="0.00163251" calcext:value-type="float">
            <text:p>0.00163251</text:p>
          </table:table-cell>
          <table:table-cell office:value-type="float" office:value="8.26274" calcext:value-type="float">
            <text:p>8.26274</text:p>
          </table:table-cell>
          <table:table-cell office:value-type="float" office:value="13.6372" calcext:value-type="float">
            <text:p>13.6372</text:p>
          </table:table-cell>
          <table:table-cell office:value-type="float" office:value="-18.7369" calcext:value-type="float">
            <text:p>-18.7369</text:p>
          </table:table-cell>
          <table:table-cell office:value-type="float" office:value="9.58647" calcext:value-type="float">
            <text:p>9.58647</text:p>
          </table:table-cell>
          <table:table-cell office:value-type="float" office:value="62.6287" calcext:value-type="float">
            <text:p>62.6287</text:p>
          </table:table-cell>
          <table:table-cell office:value-type="float" office:value="19.1734" calcext:value-type="float">
            <text:p>19.1734</text:p>
          </table:table-cell>
        </table:table-row>
        <table:table-row table:style-name="ro1">
          <table:table-cell office:value-type="float" office:value="0.00156223" calcext:value-type="float">
            <text:p>0.00156223</text:p>
          </table:table-cell>
          <table:table-cell office:value-type="float" office:value="8.47969" calcext:value-type="float">
            <text:p>8.47969</text:p>
          </table:table-cell>
          <table:table-cell office:value-type="float" office:value="13.5434" calcext:value-type="float">
            <text:p>13.5434</text:p>
          </table:table-cell>
          <table:table-cell office:value-type="float" office:value="-19.1854" calcext:value-type="float">
            <text:p>-19.1854</text:p>
          </table:table-cell>
          <table:table-cell office:value-type="float" office:value="10.6005" calcext:value-type="float">
            <text:p>10.6005</text:p>
          </table:table-cell>
          <table:table-cell office:value-type="float" office:value="63.0248" calcext:value-type="float">
            <text:p>63.0248</text:p>
          </table:table-cell>
          <table:table-cell office:value-type="float" office:value="19.9557" calcext:value-type="float">
            <text:p>19.9557</text:p>
          </table:table-cell>
        </table:table-row>
        <table:table-row table:style-name="ro1">
          <table:table-cell office:value-type="float" office:value="0.0014263" calcext:value-type="float">
            <text:p>0.0014263</text:p>
          </table:table-cell>
          <table:table-cell office:value-type="float" office:value="9.2228" calcext:value-type="float">
            <text:p>9.2228</text:p>
          </table:table-cell>
          <table:table-cell office:value-type="float" office:value="13.5708" calcext:value-type="float">
            <text:p>13.5708</text:p>
          </table:table-cell>
          <table:table-cell office:value-type="float" office:value="-19.2604" calcext:value-type="float">
            <text:p>-19.2604</text:p>
          </table:table-cell>
          <table:table-cell office:value-type="float" office:value="10.8072" calcext:value-type="float">
            <text:p>10.8072</text:p>
          </table:table-cell>
          <table:table-cell office:value-type="float" office:value="63.5984" calcext:value-type="float">
            <text:p>63.5984</text:p>
          </table:table-cell>
          <table:table-cell office:value-type="float" office:value="19.8133" calcext:value-type="float">
            <text:p>19.8133</text:p>
          </table:table-cell>
        </table:table-row>
        <table:table-row table:style-name="ro1">
          <table:table-cell office:value-type="float" office:value="0.00130103" calcext:value-type="float">
            <text:p>0.00130103</text:p>
          </table:table-cell>
          <table:table-cell office:value-type="float" office:value="9.6574" calcext:value-type="float">
            <text:p>9.6574</text:p>
          </table:table-cell>
          <table:table-cell office:value-type="float" office:value="13.4875" calcext:value-type="float">
            <text:p>13.4875</text:p>
          </table:table-cell>
          <table:table-cell office:value-type="float" office:value="-19.6081" calcext:value-type="float">
            <text:p>-19.6081</text:p>
          </table:table-cell>
          <table:table-cell office:value-type="float" office:value="11.7543" calcext:value-type="float">
            <text:p>11.7543</text:p>
          </table:table-cell>
          <table:table-cell office:value-type="float" office:value="64.1258" calcext:value-type="float">
            <text:p>64.1258</text:p>
          </table:table-cell>
          <table:table-cell office:value-type="float" office:value="20.5741" calcext:value-type="float">
            <text:p>20.5741</text:p>
          </table:table-cell>
        </table:table-row>
        <table:table-row table:style-name="ro1">
          <table:table-cell office:value-type="float" office:value="0.00146491" calcext:value-type="float">
            <text:p>0.00146491</text:p>
          </table:table-cell>
          <table:table-cell office:value-type="float" office:value="9.31082" calcext:value-type="float">
            <text:p>9.31082</text:p>
          </table:table-cell>
          <table:table-cell office:value-type="float" office:value="13.1279" calcext:value-type="float">
            <text:p>13.1279</text:p>
          </table:table-cell>
          <table:table-cell office:value-type="float" office:value="-20.0963" calcext:value-type="float">
            <text:p>-20.0963</text:p>
          </table:table-cell>
          <table:table-cell office:value-type="float" office:value="14.1036" calcext:value-type="float">
            <text:p>14.1036</text:p>
          </table:table-cell>
          <table:table-cell office:value-type="float" office:value="64.3767" calcext:value-type="float">
            <text:p>64.3767</text:p>
          </table:table-cell>
          <table:table-cell office:value-type="float" office:value="22.9168" calcext:value-type="float">
            <text:p>22.9168</text:p>
          </table:table-cell>
        </table:table-row>
        <table:table-row table:style-name="ro1">
          <table:table-cell office:value-type="float" office:value="0.0016405" calcext:value-type="float">
            <text:p>0.0016405</text:p>
          </table:table-cell>
          <table:table-cell office:value-type="float" office:value="9.91119" calcext:value-type="float">
            <text:p>9.91119</text:p>
          </table:table-cell>
          <table:table-cell office:value-type="float" office:value="12.9351" calcext:value-type="float">
            <text:p>12.9351</text:p>
          </table:table-cell>
          <table:table-cell office:value-type="float" office:value="-20.7276" calcext:value-type="float">
            <text:p>-20.7276</text:p>
          </table:table-cell>
          <table:table-cell office:value-type="float" office:value="15.1924" calcext:value-type="float">
            <text:p>15.1924</text:p>
          </table:table-cell>
          <table:table-cell office:value-type="float" office:value="64.87" calcext:value-type="float">
            <text:p>64.87</text:p>
          </table:table-cell>
          <table:table-cell office:value-type="float" office:value="23.614" calcext:value-type="float">
            <text:p>23.614</text:p>
          </table:table-cell>
        </table:table-row>
        <table:table-row table:style-name="ro1">
          <table:table-cell office:value-type="float" office:value="0.00159839" calcext:value-type="float">
            <text:p>0.00159839</text:p>
          </table:table-cell>
          <table:table-cell office:value-type="float" office:value="10.5616" calcext:value-type="float">
            <text:p>10.5616</text:p>
          </table:table-cell>
          <table:table-cell office:value-type="float" office:value="12.8161" calcext:value-type="float">
            <text:p>12.8161</text:p>
          </table:table-cell>
          <table:table-cell office:value-type="float" office:value="-21.0303" calcext:value-type="float">
            <text:p>-21.0303</text:p>
          </table:table-cell>
          <table:table-cell office:value-type="float" office:value="16.2455" calcext:value-type="float">
            <text:p>16.2455</text:p>
          </table:table-cell>
          <table:table-cell office:value-type="float" office:value="65.4922" calcext:value-type="float">
            <text:p>65.4922</text:p>
          </table:table-cell>
          <table:table-cell office:value-type="float" office:value="24.2478" calcext:value-type="float">
            <text:p>24.2478</text:p>
          </table:table-cell>
        </table:table-row>
        <table:table-row table:style-name="ro1">
          <table:table-cell office:value-type="float" office:value="0.00152254" calcext:value-type="float">
            <text:p>0.00152254</text:p>
          </table:table-cell>
          <table:table-cell office:value-type="float" office:value="10.4515" calcext:value-type="float">
            <text:p>10.4515</text:p>
          </table:table-cell>
          <table:table-cell office:value-type="float" office:value="12.4964" calcext:value-type="float">
            <text:p>12.4964</text:p>
          </table:table-cell>
          <table:table-cell office:value-type="float" office:value="-21.5368" calcext:value-type="float">
            <text:p>-21.5368</text:p>
          </table:table-cell>
          <table:table-cell office:value-type="float" office:value="18.5687" calcext:value-type="float">
            <text:p>18.5687</text:p>
          </table:table-cell>
          <table:table-cell office:value-type="float" office:value="65.7399" calcext:value-type="float">
            <text:p>65.7399</text:p>
          </table:table-cell>
          <table:table-cell office:value-type="float" office:value="26.4262" calcext:value-type="float">
            <text:p>26.4262</text:p>
          </table:table-cell>
        </table:table-row>
        <table:table-row table:style-name="ro1">
          <table:table-cell office:value-type="float" office:value="0.00165647" calcext:value-type="float">
            <text:p>0.00165647</text:p>
          </table:table-cell>
          <table:table-cell office:value-type="float" office:value="11.2355" calcext:value-type="float">
            <text:p>11.2355</text:p>
          </table:table-cell>
          <table:table-cell office:value-type="float" office:value="12.5192" calcext:value-type="float">
            <text:p>12.5192</text:p>
          </table:table-cell>
          <table:table-cell office:value-type="float" office:value="-21.8846" calcext:value-type="float">
            <text:p>-21.8846</text:p>
          </table:table-cell>
          <table:table-cell office:value-type="float" office:value="19.8288" calcext:value-type="float">
            <text:p>19.8288</text:p>
          </table:table-cell>
          <table:table-cell office:value-type="float" office:value="66.1833" calcext:value-type="float">
            <text:p>66.1833</text:p>
          </table:table-cell>
          <table:table-cell office:value-type="float" office:value="27.2737" calcext:value-type="float">
            <text:p>27.2737</text:p>
          </table:table-cell>
        </table:table-row>
        <table:table-row table:style-name="ro1">
          <table:table-cell office:value-type="float" office:value="0.00161539" calcext:value-type="float">
            <text:p>0.00161539</text:p>
          </table:table-cell>
          <table:table-cell office:value-type="float" office:value="12.9526" calcext:value-type="float">
            <text:p>12.9526</text:p>
          </table:table-cell>
          <table:table-cell office:value-type="float" office:value="12.7751" calcext:value-type="float">
            <text:p>12.7751</text:p>
          </table:table-cell>
          <table:table-cell office:value-type="float" office:value="-22.0978" calcext:value-type="float">
            <text:p>-22.0978</text:p>
          </table:table-cell>
          <table:table-cell office:value-type="float" office:value="18.8466" calcext:value-type="float">
            <text:p>18.8466</text:p>
          </table:table-cell>
          <table:table-cell office:value-type="float" office:value="67.2198" calcext:value-type="float">
            <text:p>67.2198</text:p>
          </table:table-cell>
          <table:table-cell office:value-type="float" office:value="25.5063" calcext:value-type="float">
            <text:p>25.5063</text:p>
          </table:table-cell>
        </table:table-row>
        <table:table-row table:style-name="ro1">
          <table:table-cell office:value-type="float" office:value="0.00151801" calcext:value-type="float">
            <text:p>0.00151801</text:p>
          </table:table-cell>
          <table:table-cell office:value-type="float" office:value="13.0703" calcext:value-type="float">
            <text:p>13.0703</text:p>
          </table:table-cell>
          <table:table-cell office:value-type="float" office:value="12.6102" calcext:value-type="float">
            <text:p>12.6102</text:p>
          </table:table-cell>
          <table:table-cell office:value-type="float" office:value="-22.5224" calcext:value-type="float">
            <text:p>-22.5224</text:p>
          </table:table-cell>
          <table:table-cell office:value-type="float" office:value="20.8732" calcext:value-type="float">
            <text:p>20.8732</text:p>
          </table:table-cell>
          <table:table-cell office:value-type="float" office:value="67.4622" calcext:value-type="float">
            <text:p>67.4622</text:p>
          </table:table-cell>
          <table:table-cell office:value-type="float" office:value="27.2061" calcext:value-type="float">
            <text:p>27.2061</text:p>
          </table:table-cell>
        </table:table-row>
        <table:table-row table:style-name="ro1">
          <table:table-cell office:value-type="float" office:value="0.00143941" calcext:value-type="float">
            <text:p>0.00143941</text:p>
          </table:table-cell>
          <table:table-cell office:value-type="float" office:value="13.184" calcext:value-type="float">
            <text:p>13.184</text:p>
          </table:table-cell>
          <table:table-cell office:value-type="float" office:value="12.5152" calcext:value-type="float">
            <text:p>12.5152</text:p>
          </table:table-cell>
          <table:table-cell office:value-type="float" office:value="-22.7284" calcext:value-type="float">
            <text:p>-22.7284</text:p>
          </table:table-cell>
          <table:table-cell office:value-type="float" office:value="23.2271" calcext:value-type="float">
            <text:p>23.2271</text:p>
          </table:table-cell>
          <table:table-cell office:value-type="float" office:value="67.5999" calcext:value-type="float">
            <text:p>67.5999</text:p>
          </table:table-cell>
          <table:table-cell office:value-type="float" office:value="29.3415" calcext:value-type="float">
            <text:p>29.3415</text:p>
          </table:table-cell>
        </table:table-row>
        <table:table-row table:style-name="ro1">
          <table:table-cell office:value-type="float" office:value="0.00136615" calcext:value-type="float">
            <text:p>0.00136615</text:p>
          </table:table-cell>
          <table:table-cell office:value-type="float" office:value="13.2464" calcext:value-type="float">
            <text:p>13.2464</text:p>
          </table:table-cell>
          <table:table-cell office:value-type="float" office:value="12.3021" calcext:value-type="float">
            <text:p>12.3021</text:p>
          </table:table-cell>
          <table:table-cell office:value-type="float" office:value="-23.2269" calcext:value-type="float">
            <text:p>-23.2269</text:p>
          </table:table-cell>
          <table:table-cell office:value-type="float" office:value="25.2732" calcext:value-type="float">
            <text:p>25.2732</text:p>
          </table:table-cell>
          <table:table-cell office:value-type="float" office:value="67.8265" calcext:value-type="float">
            <text:p>67.8265</text:p>
          </table:table-cell>
          <table:table-cell office:value-type="float" office:value="31.1345" calcext:value-type="float">
            <text:p>31.1345</text:p>
          </table:table-cell>
        </table:table-row>
        <table:table-row table:style-name="ro1">
          <table:table-cell office:value-type="float" office:value="0.00162023" calcext:value-type="float">
            <text:p>0.00162023</text:p>
          </table:table-cell>
          <table:table-cell office:value-type="float" office:value="12.841" calcext:value-type="float">
            <text:p>12.841</text:p>
          </table:table-cell>
          <table:table-cell office:value-type="float" office:value="11.93" calcext:value-type="float">
            <text:p>11.93</text:p>
          </table:table-cell>
          <table:table-cell office:value-type="float" office:value="-23.6092" calcext:value-type="float">
            <text:p>-23.6092</text:p>
          </table:table-cell>
          <table:table-cell office:value-type="float" office:value="29.2067" calcext:value-type="float">
            <text:p>29.2067</text:p>
          </table:table-cell>
          <table:table-cell office:value-type="float" office:value="67.2911" calcext:value-type="float">
            <text:p>67.2911</text:p>
          </table:table-cell>
          <table:table-cell office:value-type="float" office:value="35.2316" calcext:value-type="float">
            <text:p>35.2316</text:p>
          </table:table-cell>
        </table:table-row>
        <table:table-row table:style-name="ro1">
          <table:table-cell office:value-type="float" office:value="0.00158236" calcext:value-type="float">
            <text:p>0.00158236</text:p>
          </table:table-cell>
          <table:table-cell office:value-type="float" office:value="14.1572" calcext:value-type="float">
            <text:p>14.1572</text:p>
          </table:table-cell>
          <table:table-cell office:value-type="float" office:value="12.1914" calcext:value-type="float">
            <text:p>12.1914</text:p>
          </table:table-cell>
          <table:table-cell office:value-type="float" office:value="-23.7359" calcext:value-type="float">
            <text:p>-23.7359</text:p>
          </table:table-cell>
          <table:table-cell office:value-type="float" office:value="29.0359" calcext:value-type="float">
            <text:p>29.0359</text:p>
          </table:table-cell>
          <table:table-cell office:value-type="float" office:value="68.1202" calcext:value-type="float">
            <text:p>68.1202</text:p>
          </table:table-cell>
          <table:table-cell office:value-type="float" office:value="34.6899" calcext:value-type="float">
            <text:p>34.6899</text:p>
          </table:table-cell>
        </table:table-row>
        <table:table-row table:style-name="ro1">
          <table:table-cell office:value-type="float" office:value="0.0014155" calcext:value-type="float">
            <text:p>0.0014155</text:p>
          </table:table-cell>
          <table:table-cell office:value-type="float" office:value="16.216" calcext:value-type="float">
            <text:p>16.216</text:p>
          </table:table-cell>
          <table:table-cell office:value-type="float" office:value="12.8758" calcext:value-type="float">
            <text:p>12.8758</text:p>
          </table:table-cell>
          <table:table-cell office:value-type="float" office:value="-23.8083" calcext:value-type="float">
            <text:p>-23.8083</text:p>
          </table:table-cell>
          <table:table-cell office:value-type="float" office:value="27.1247" calcext:value-type="float">
            <text:p>27.1247</text:p>
          </table:table-cell>
          <table:table-cell office:value-type="float" office:value="69.3849" calcext:value-type="float">
            <text:p>69.3849</text:p>
          </table:table-cell>
          <table:table-cell office:value-type="float" office:value="31.8833" calcext:value-type="float">
            <text:p>31.8833</text:p>
          </table:table-cell>
        </table:table-row>
        <table:table-row table:style-name="ro1">
          <table:table-cell office:value-type="float" office:value="0.00118088" calcext:value-type="float">
            <text:p>0.00118088</text:p>
          </table:table-cell>
          <table:table-cell office:value-type="float" office:value="16.7891" calcext:value-type="float">
            <text:p>16.7891</text:p>
          </table:table-cell>
          <table:table-cell office:value-type="float" office:value="12.9553" calcext:value-type="float">
            <text:p>12.9553</text:p>
          </table:table-cell>
          <table:table-cell office:value-type="float" office:value="-24.0797" calcext:value-type="float">
            <text:p>-24.0797</text:p>
          </table:table-cell>
          <table:table-cell office:value-type="float" office:value="27.7145" calcext:value-type="float">
            <text:p>27.7145</text:p>
          </table:table-cell>
          <table:table-cell office:value-type="float" office:value="69.9071" calcext:value-type="float">
            <text:p>69.9071</text:p>
          </table:table-cell>
          <table:table-cell office:value-type="float" office:value="32.1315" calcext:value-type="float">
            <text:p>32.1315</text:p>
          </table:table-cell>
        </table:table-row>
        <table:table-row table:style-name="ro1">
          <table:table-cell office:value-type="float" office:value="0.0011943" calcext:value-type="float">
            <text:p>0.0011943</text:p>
          </table:table-cell>
          <table:table-cell office:value-type="float" office:value="17.3735" calcext:value-type="float">
            <text:p>17.3735</text:p>
          </table:table-cell>
          <table:table-cell office:value-type="float" office:value="12.9879" calcext:value-type="float">
            <text:p>12.9879</text:p>
          </table:table-cell>
          <table:table-cell office:value-type="float" office:value="-24.3328" calcext:value-type="float">
            <text:p>-24.3328</text:p>
          </table:table-cell>
          <table:table-cell office:value-type="float" office:value="29.103" calcext:value-type="float">
            <text:p>29.103</text:p>
          </table:table-cell>
          <table:table-cell office:value-type="float" office:value="70.1527" calcext:value-type="float">
            <text:p>70.1527</text:p>
          </table:table-cell>
          <table:table-cell office:value-type="float" office:value="33.3709" calcext:value-type="float">
            <text:p>33.3709</text:p>
          </table:table-cell>
        </table:table-row>
        <table:table-row table:style-name="ro1">
          <table:table-cell office:value-type="float" office:value="0.00104323" calcext:value-type="float">
            <text:p>0.00104323</text:p>
          </table:table-cell>
          <table:table-cell office:value-type="float" office:value="18.8513" calcext:value-type="float">
            <text:p>18.8513</text:p>
          </table:table-cell>
          <table:table-cell office:value-type="float" office:value="13.4093" calcext:value-type="float">
            <text:p>13.4093</text:p>
          </table:table-cell>
          <table:table-cell office:value-type="float" office:value="-24.4476" calcext:value-type="float">
            <text:p>-24.4476</text:p>
          </table:table-cell>
          <table:table-cell office:value-type="float" office:value="28.615" calcext:value-type="float">
            <text:p>28.615</text:p>
          </table:table-cell>
          <table:table-cell office:value-type="float" office:value="70.957" calcext:value-type="float">
            <text:p>70.957</text:p>
          </table:table-cell>
          <table:table-cell office:value-type="float" office:value="32.3111" calcext:value-type="float">
            <text:p>32.3111</text:p>
          </table:table-cell>
        </table:table-row>
        <table:table-row table:style-name="ro1">
          <table:table-cell office:value-type="float" office:value="0.00132471" calcext:value-type="float">
            <text:p>0.00132471</text:p>
          </table:table-cell>
          <table:table-cell office:value-type="float" office:value="19.6911" calcext:value-type="float">
            <text:p>19.6911</text:p>
          </table:table-cell>
          <table:table-cell office:value-type="float" office:value="13.5929" calcext:value-type="float">
            <text:p>13.5929</text:p>
          </table:table-cell>
          <table:table-cell office:value-type="float" office:value="-24.4128" calcext:value-type="float">
            <text:p>-24.4128</text:p>
          </table:table-cell>
          <table:table-cell office:value-type="float" office:value="28.9908" calcext:value-type="float">
            <text:p>28.9908</text:p>
          </table:table-cell>
          <table:table-cell office:value-type="float" office:value="71.5248" calcext:value-type="float">
            <text:p>71.5248</text:p>
          </table:table-cell>
          <table:table-cell office:value-type="float" office:value="32.3124" calcext:value-type="float">
            <text:p>32.3124</text:p>
          </table:table-cell>
        </table:table-row>
        <table:table-row table:style-name="ro1">
          <table:table-cell office:value-type="float" office:value="0.000928968" calcext:value-type="float">
            <text:p>0.000928968</text:p>
          </table:table-cell>
          <table:table-cell office:value-type="float" office:value="20.184" calcext:value-type="float">
            <text:p>20.184</text:p>
          </table:table-cell>
          <table:table-cell office:value-type="float" office:value="13.5751" calcext:value-type="float">
            <text:p>13.5751</text:p>
          </table:table-cell>
          <table:table-cell office:value-type="float" office:value="-24.523" calcext:value-type="float">
            <text:p>-24.523</text:p>
          </table:table-cell>
          <table:table-cell office:value-type="float" office:value="29.3834" calcext:value-type="float">
            <text:p>29.3834</text:p>
          </table:table-cell>
          <table:table-cell office:value-type="float" office:value="71.8848" calcext:value-type="float">
            <text:p>71.8848</text:p>
          </table:table-cell>
          <table:table-cell office:value-type="float" office:value="32.4737" calcext:value-type="float">
            <text:p>32.4737</text:p>
          </table:table-cell>
        </table:table-row>
        <table:table-row table:style-name="ro1">
          <table:table-cell office:value-type="float" office:value="0.000875552" calcext:value-type="float">
            <text:p>0.000875552</text:p>
          </table:table-cell>
          <table:table-cell office:value-type="float" office:value="21.159" calcext:value-type="float">
            <text:p>21.159</text:p>
          </table:table-cell>
          <table:table-cell office:value-type="float" office:value="13.832" calcext:value-type="float">
            <text:p>13.832</text:p>
          </table:table-cell>
          <table:table-cell office:value-type="float" office:value="-24.722" calcext:value-type="float">
            <text:p>-24.722</text:p>
          </table:table-cell>
          <table:table-cell office:value-type="float" office:value="29.7341" calcext:value-type="float">
            <text:p>29.7341</text:p>
          </table:table-cell>
          <table:table-cell office:value-type="float" office:value="72.3545" calcext:value-type="float">
            <text:p>72.3545</text:p>
          </table:table-cell>
          <table:table-cell office:value-type="float" office:value="32.4179" calcext:value-type="float">
            <text:p>32.4179</text:p>
          </table:table-cell>
        </table:table-row>
        <table:table-row table:style-name="ro1">
          <table:table-cell office:value-type="float" office:value="0.000985595" calcext:value-type="float">
            <text:p>0.000985595</text:p>
          </table:table-cell>
          <table:table-cell office:value-type="float" office:value="21.5653" calcext:value-type="float">
            <text:p>21.5653</text:p>
          </table:table-cell>
          <table:table-cell office:value-type="float" office:value="13.8007" calcext:value-type="float">
            <text:p>13.8007</text:p>
          </table:table-cell>
          <table:table-cell office:value-type="float" office:value="-25.1268" calcext:value-type="float">
            <text:p>-25.1268</text:p>
          </table:table-cell>
          <table:table-cell office:value-type="float" office:value="30.7652" calcext:value-type="float">
            <text:p>30.7652</text:p>
          </table:table-cell>
          <table:table-cell office:value-type="float" office:value="72.6527" calcext:value-type="float">
            <text:p>72.6527</text:p>
          </table:table-cell>
          <table:table-cell office:value-type="float" office:value="33.1709" calcext:value-type="float">
            <text:p>33.1709</text:p>
          </table:table-cell>
        </table:table-row>
        <table:table-row table:style-name="ro1">
          <table:table-cell office:value-type="float" office:value="0.000804661" calcext:value-type="float">
            <text:p>0.000804661</text:p>
          </table:table-cell>
          <table:table-cell office:value-type="float" office:value="21.8374" calcext:value-type="float">
            <text:p>21.8374</text:p>
          </table:table-cell>
          <table:table-cell office:value-type="float" office:value="13.7202" calcext:value-type="float">
            <text:p>13.7202</text:p>
          </table:table-cell>
          <table:table-cell office:value-type="float" office:value="-25.5143" calcext:value-type="float">
            <text:p>-25.5143</text:p>
          </table:table-cell>
          <table:table-cell office:value-type="float" office:value="33.2708" calcext:value-type="float">
            <text:p>33.2708</text:p>
          </table:table-cell>
          <table:table-cell office:value-type="float" office:value="72.6224" calcext:value-type="float">
            <text:p>72.6224</text:p>
          </table:table-cell>
          <table:table-cell office:value-type="float" office:value="35.481" calcext:value-type="float">
            <text:p>35.481</text:p>
          </table:table-cell>
        </table:table-row>
        <table:table-row table:style-name="ro1">
          <table:table-cell office:value-type="float" office:value="0.00103648" calcext:value-type="float">
            <text:p>0.00103648</text:p>
          </table:table-cell>
          <table:table-cell office:value-type="float" office:value="22.3245" calcext:value-type="float">
            <text:p>22.3245</text:p>
          </table:table-cell>
          <table:table-cell office:value-type="float" office:value="13.7071" calcext:value-type="float">
            <text:p>13.7071</text:p>
          </table:table-cell>
          <table:table-cell office:value-type="float" office:value="-26.0391" calcext:value-type="float">
            <text:p>-26.0391</text:p>
          </table:table-cell>
          <table:table-cell office:value-type="float" office:value="34.668" calcext:value-type="float">
            <text:p>34.668</text:p>
          </table:table-cell>
          <table:table-cell office:value-type="float" office:value="72.9737" calcext:value-type="float">
            <text:p>72.9737</text:p>
          </table:table-cell>
          <table:table-cell office:value-type="float" office:value="36.523" calcext:value-type="float">
            <text:p>36.523</text:p>
          </table:table-cell>
        </table:table-row>
        <table:table-row table:style-name="ro1">
          <table:table-cell office:value-type="float" office:value="0.000900891" calcext:value-type="float">
            <text:p>0.000900891</text:p>
          </table:table-cell>
          <table:table-cell office:value-type="float" office:value="22.2124" calcext:value-type="float">
            <text:p>22.2124</text:p>
          </table:table-cell>
          <table:table-cell office:value-type="float" office:value="13.4122" calcext:value-type="float">
            <text:p>13.4122</text:p>
          </table:table-cell>
          <table:table-cell office:value-type="float" office:value="-26.5414" calcext:value-type="float">
            <text:p>-26.5414</text:p>
          </table:table-cell>
          <table:table-cell office:value-type="float" office:value="37.7618" calcext:value-type="float">
            <text:p>37.7618</text:p>
          </table:table-cell>
          <table:table-cell office:value-type="float" office:value="72.7592" calcext:value-type="float">
            <text:p>72.7592</text:p>
          </table:table-cell>
          <table:table-cell office:value-type="float" office:value="39.4632" calcext:value-type="float">
            <text:p>39.4632</text:p>
          </table:table-cell>
        </table:table-row>
        <table:table-row table:style-name="ro1">
          <table:table-cell office:value-type="float" office:value="0.00102625" calcext:value-type="float">
            <text:p>0.00102625</text:p>
          </table:table-cell>
          <table:table-cell office:value-type="float" office:value="22.8501" calcext:value-type="float">
            <text:p>22.8501</text:p>
          </table:table-cell>
          <table:table-cell office:value-type="float" office:value="13.3856" calcext:value-type="float">
            <text:p>13.3856</text:p>
          </table:table-cell>
          <table:table-cell office:value-type="float" office:value="-26.9176" calcext:value-type="float">
            <text:p>-26.9176</text:p>
          </table:table-cell>
          <table:table-cell office:value-type="float" office:value="39.2685" calcext:value-type="float">
            <text:p>39.2685</text:p>
          </table:table-cell>
          <table:table-cell office:value-type="float" office:value="72.9884" calcext:value-type="float">
            <text:p>72.9884</text:p>
          </table:table-cell>
          <table:table-cell office:value-type="float" office:value="40.6098" calcext:value-type="float">
            <text:p>40.6098</text:p>
          </table:table-cell>
        </table:table-row>
        <table:table-row table:style-name="ro1">
          <table:table-cell office:value-type="float" office:value="0.000948239" calcext:value-type="float">
            <text:p>0.000948239</text:p>
          </table:table-cell>
          <table:table-cell office:value-type="float" office:value="23.9198" calcext:value-type="float">
            <text:p>23.9198</text:p>
          </table:table-cell>
          <table:table-cell office:value-type="float" office:value="13.7392" calcext:value-type="float">
            <text:p>13.7392</text:p>
          </table:table-cell>
          <table:table-cell office:value-type="float" office:value="-27.1772" calcext:value-type="float">
            <text:p>-27.1772</text:p>
          </table:table-cell>
          <table:table-cell office:value-type="float" office:value="39.6634" calcext:value-type="float">
            <text:p>39.6634</text:p>
          </table:table-cell>
          <table:table-cell office:value-type="float" office:value="73.6751" calcext:value-type="float">
            <text:p>73.6751</text:p>
          </table:table-cell>
          <table:table-cell office:value-type="float" office:value="40.4571" calcext:value-type="float">
            <text:p>40.4571</text:p>
          </table:table-cell>
        </table:table-row>
        <table:table-row table:style-name="ro1">
          <table:table-cell office:value-type="float" office:value="0.000844337" calcext:value-type="float">
            <text:p>0.000844337</text:p>
          </table:table-cell>
          <table:table-cell office:value-type="float" office:value="23.9473" calcext:value-type="float">
            <text:p>23.9473</text:p>
          </table:table-cell>
          <table:table-cell office:value-type="float" office:value="13.6091" calcext:value-type="float">
            <text:p>13.6091</text:p>
          </table:table-cell>
          <table:table-cell office:value-type="float" office:value="-27.5848" calcext:value-type="float">
            <text:p>-27.5848</text:p>
          </table:table-cell>
          <table:table-cell office:value-type="float" office:value="41.8975" calcext:value-type="float">
            <text:p>41.8975</text:p>
          </table:table-cell>
          <table:table-cell office:value-type="float" office:value="73.6242" calcext:value-type="float">
            <text:p>73.6242</text:p>
          </table:table-cell>
          <table:table-cell office:value-type="float" office:value="42.4342" calcext:value-type="float">
            <text:p>42.4342</text:p>
          </table:table-cell>
        </table:table-row>
        <table:table-row table:style-name="ro1">
          <table:table-cell office:value-type="float" office:value="0.000859692" calcext:value-type="float">
            <text:p>0.000859692</text:p>
          </table:table-cell>
          <table:table-cell office:value-type="float" office:value="24.2801" calcext:value-type="float">
            <text:p>24.2801</text:p>
          </table:table-cell>
          <table:table-cell office:value-type="float" office:value="13.6191" calcext:value-type="float">
            <text:p>13.6191</text:p>
          </table:table-cell>
          <table:table-cell office:value-type="float" office:value="-27.8699" calcext:value-type="float">
            <text:p>-27.8699</text:p>
          </table:table-cell>
          <table:table-cell office:value-type="float" office:value="43.8129" calcext:value-type="float">
            <text:p>43.8129</text:p>
          </table:table-cell>
          <table:table-cell office:value-type="float" office:value="73.5534" calcext:value-type="float">
            <text:p>73.5534</text:p>
          </table:table-cell>
          <table:table-cell office:value-type="float" office:value="44.1005" calcext:value-type="float">
            <text:p>44.1005</text:p>
          </table:table-cell>
        </table:table-row>
        <table:table-row table:style-name="ro1">
          <table:table-cell office:value-type="float" office:value="0.000958296" calcext:value-type="float">
            <text:p>0.000958296</text:p>
          </table:table-cell>
          <table:table-cell office:value-type="float" office:value="25.3448" calcext:value-type="float">
            <text:p>25.3448</text:p>
          </table:table-cell>
          <table:table-cell office:value-type="float" office:value="14.0643" calcext:value-type="float">
            <text:p>14.0643</text:p>
          </table:table-cell>
          <table:table-cell office:value-type="float" office:value="-28.0099" calcext:value-type="float">
            <text:p>-28.0099</text:p>
          </table:table-cell>
          <table:table-cell office:value-type="float" office:value="43.6192" calcext:value-type="float">
            <text:p>43.6192</text:p>
          </table:table-cell>
          <table:table-cell office:value-type="float" office:value="74.278" calcext:value-type="float">
            <text:p>74.278</text:p>
          </table:table-cell>
          <table:table-cell office:value-type="float" office:value="43.375" calcext:value-type="float">
            <text:p>43.375</text:p>
          </table:table-cell>
        </table:table-row>
        <table:table-row table:style-name="ro1">
          <table:table-cell office:value-type="float" office:value="0.000809644" calcext:value-type="float">
            <text:p>0.000809644</text:p>
          </table:table-cell>
          <table:table-cell office:value-type="float" office:value="25.8129" calcext:value-type="float">
            <text:p>25.8129</text:p>
          </table:table-cell>
          <table:table-cell office:value-type="float" office:value="14.2444" calcext:value-type="float">
            <text:p>14.2444</text:p>
          </table:table-cell>
          <table:table-cell office:value-type="float" office:value="-28.1383" calcext:value-type="float">
            <text:p>-28.1383</text:p>
          </table:table-cell>
          <table:table-cell office:value-type="float" office:value="44.4562" calcext:value-type="float">
            <text:p>44.4562</text:p>
          </table:table-cell>
          <table:table-cell office:value-type="float" office:value="74.5619" calcext:value-type="float">
            <text:p>74.5619</text:p>
          </table:table-cell>
          <table:table-cell office:value-type="float" office:value="43.9279" calcext:value-type="float">
            <text:p>43.9279</text:p>
          </table:table-cell>
        </table:table-row>
        <table:table-row table:style-name="ro1">
          <table:table-cell office:value-type="float" office:value="0.0008419" calcext:value-type="float">
            <text:p>0.0008419</text:p>
          </table:table-cell>
          <table:table-cell office:value-type="float" office:value="26.1734" calcext:value-type="float">
            <text:p>26.1734</text:p>
          </table:table-cell>
          <table:table-cell office:value-type="float" office:value="14.2182" calcext:value-type="float">
            <text:p>14.2182</text:p>
          </table:table-cell>
          <table:table-cell office:value-type="float" office:value="-28.5643" calcext:value-type="float">
            <text:p>-28.5643</text:p>
          </table:table-cell>
          <table:table-cell office:value-type="float" office:value="45.6461" calcext:value-type="float">
            <text:p>45.6461</text:p>
          </table:table-cell>
          <table:table-cell office:value-type="float" office:value="74.6616" calcext:value-type="float">
            <text:p>74.6616</text:p>
          </table:table-cell>
          <table:table-cell office:value-type="float" office:value="44.8619" calcext:value-type="float">
            <text:p>44.8619</text:p>
          </table:table-cell>
        </table:table-row>
        <table:table-row table:style-name="ro1">
          <table:table-cell office:value-type="float" office:value="0.000626797" calcext:value-type="float">
            <text:p>0.000626797</text:p>
          </table:table-cell>
          <table:table-cell office:value-type="float" office:value="26.9139" calcext:value-type="float">
            <text:p>26.9139</text:p>
          </table:table-cell>
          <table:table-cell office:value-type="float" office:value="14.5021" calcext:value-type="float">
            <text:p>14.5021</text:p>
          </table:table-cell>
          <table:table-cell office:value-type="float" office:value="-28.6257" calcext:value-type="float">
            <text:p>-28.6257</text:p>
          </table:table-cell>
          <table:table-cell office:value-type="float" office:value="46.1029" calcext:value-type="float">
            <text:p>46.1029</text:p>
          </table:table-cell>
          <table:table-cell office:value-type="float" office:value="75.141" calcext:value-type="float">
            <text:p>75.141</text:p>
          </table:table-cell>
          <table:table-cell office:value-type="float" office:value="44.9988" calcext:value-type="float">
            <text:p>44.9988</text:p>
          </table:table-cell>
        </table:table-row>
        <table:table-row table:style-name="ro1">
          <table:table-cell office:value-type="float" office:value="0.000643261" calcext:value-type="float">
            <text:p>0.000643261</text:p>
          </table:table-cell>
          <table:table-cell office:value-type="float" office:value="27.4315" calcext:value-type="float">
            <text:p>27.4315</text:p>
          </table:table-cell>
          <table:table-cell office:value-type="float" office:value="14.5605" calcext:value-type="float">
            <text:p>14.5605</text:p>
          </table:table-cell>
          <table:table-cell office:value-type="float" office:value="-28.9239" calcext:value-type="float">
            <text:p>-28.9239</text:p>
          </table:table-cell>
          <table:table-cell office:value-type="float" office:value="46.2289" calcext:value-type="float">
            <text:p>46.2289</text:p>
          </table:table-cell>
          <table:table-cell office:value-type="float" office:value="75.7058" calcext:value-type="float">
            <text:p>75.7058</text:p>
          </table:table-cell>
          <table:table-cell office:value-type="float" office:value="44.7916" calcext:value-type="float">
            <text:p>44.7916</text:p>
          </table:table-cell>
        </table:table-row>
        <table:table-row table:style-name="ro1">
          <table:table-cell office:value-type="float" office:value="0.000588276" calcext:value-type="float">
            <text:p>0.000588276</text:p>
          </table:table-cell>
          <table:table-cell office:value-type="float" office:value="27.3424" calcext:value-type="float">
            <text:p>27.3424</text:p>
          </table:table-cell>
          <table:table-cell office:value-type="float" office:value="14.3635" calcext:value-type="float">
            <text:p>14.3635</text:p>
          </table:table-cell>
          <table:table-cell office:value-type="float" office:value="-29.0708" calcext:value-type="float">
            <text:p>-29.0708</text:p>
          </table:table-cell>
          <table:table-cell office:value-type="float" office:value="47.5481" calcext:value-type="float">
            <text:p>47.5481</text:p>
          </table:table-cell>
          <table:table-cell office:value-type="float" office:value="75.7049" calcext:value-type="float">
            <text:p>75.7049</text:p>
          </table:table-cell>
          <table:table-cell office:value-type="float" office:value="46.0476" calcext:value-type="float">
            <text:p>46.0476</text:p>
          </table:table-cell>
        </table:table-row>
        <table:table-row table:style-name="ro1">
          <table:table-cell office:value-type="float" office:value="0.0006032" calcext:value-type="float">
            <text:p>0.0006032</text:p>
          </table:table-cell>
          <table:table-cell office:value-type="float" office:value="27.401" calcext:value-type="float">
            <text:p>27.401</text:p>
          </table:table-cell>
          <table:table-cell office:value-type="float" office:value="14.0873" calcext:value-type="float">
            <text:p>14.0873</text:p>
          </table:table-cell>
          <table:table-cell office:value-type="float" office:value="-29.2762" calcext:value-type="float">
            <text:p>-29.2762</text:p>
          </table:table-cell>
          <table:table-cell office:value-type="float" office:value="48.8825" calcext:value-type="float">
            <text:p>48.8825</text:p>
          </table:table-cell>
          <table:table-cell office:value-type="float" office:value="75.6796" calcext:value-type="float">
            <text:p>75.6796</text:p>
          </table:table-cell>
          <table:table-cell office:value-type="float" office:value="47.5539" calcext:value-type="float">
            <text:p>47.5539</text:p>
          </table:table-cell>
        </table:table-row>
        <table:table-row table:style-name="ro1">
          <table:table-cell office:value-type="float" office:value="0.000545838" calcext:value-type="float">
            <text:p>0.000545838</text:p>
          </table:table-cell>
          <table:table-cell office:value-type="float" office:value="27.4932" calcext:value-type="float">
            <text:p>27.4932</text:p>
          </table:table-cell>
          <table:table-cell office:value-type="float" office:value="13.9585" calcext:value-type="float">
            <text:p>13.9585</text:p>
          </table:table-cell>
          <table:table-cell office:value-type="float" office:value="-29.3094" calcext:value-type="float">
            <text:p>-29.3094</text:p>
          </table:table-cell>
          <table:table-cell office:value-type="float" office:value="48.9485" calcext:value-type="float">
            <text:p>48.9485</text:p>
          </table:table-cell>
          <table:table-cell office:value-type="float" office:value="76.0019" calcext:value-type="float">
            <text:p>76.0019</text:p>
          </table:table-cell>
          <table:table-cell office:value-type="float" office:value="47.645" calcext:value-type="float">
            <text:p>47.645</text:p>
          </table:table-cell>
        </table:table-row>
        <table:table-row table:style-name="ro1">
          <table:table-cell office:value-type="float" office:value="0.000817655" calcext:value-type="float">
            <text:p>0.000817655</text:p>
          </table:table-cell>
          <table:table-cell office:value-type="float" office:value="27.4111" calcext:value-type="float">
            <text:p>27.4111</text:p>
          </table:table-cell>
          <table:table-cell office:value-type="float" office:value="13.6433" calcext:value-type="float">
            <text:p>13.6433</text:p>
          </table:table-cell>
          <table:table-cell office:value-type="float" office:value="-29.1945" calcext:value-type="float">
            <text:p>-29.1945</text:p>
          </table:table-cell>
          <table:table-cell office:value-type="float" office:value="48.7149" calcext:value-type="float">
            <text:p>48.7149</text:p>
          </table:table-cell>
          <table:table-cell office:value-type="float" office:value="76.3523" calcext:value-type="float">
            <text:p>76.3523</text:p>
          </table:table-cell>
          <table:table-cell office:value-type="float" office:value="47.5661" calcext:value-type="float">
            <text:p>47.5661</text:p>
          </table:table-cell>
        </table:table-row>
        <table:table-row table:style-name="ro1">
          <table:table-cell office:value-type="float" office:value="0.000632529" calcext:value-type="float">
            <text:p>0.000632529</text:p>
          </table:table-cell>
          <table:table-cell office:value-type="float" office:value="27.4205" calcext:value-type="float">
            <text:p>27.4205</text:p>
          </table:table-cell>
          <table:table-cell office:value-type="float" office:value="13.3876" calcext:value-type="float">
            <text:p>13.3876</text:p>
          </table:table-cell>
          <table:table-cell office:value-type="float" office:value="-28.9543" calcext:value-type="float">
            <text:p>-28.9543</text:p>
          </table:table-cell>
          <table:table-cell office:value-type="float" office:value="48.9793" calcext:value-type="float">
            <text:p>48.9793</text:p>
          </table:table-cell>
          <table:table-cell office:value-type="float" office:value="76.6068" calcext:value-type="float">
            <text:p>76.6068</text:p>
          </table:table-cell>
          <table:table-cell office:value-type="float" office:value="48.207" calcext:value-type="float">
            <text:p>48.207</text:p>
          </table:table-cell>
        </table:table-row>
        <table:table-row table:style-name="ro1">
          <table:table-cell office:value-type="float" office:value="0.00104346" calcext:value-type="float">
            <text:p>0.00104346</text:p>
          </table:table-cell>
          <table:table-cell office:value-type="float" office:value="27.084" calcext:value-type="float">
            <text:p>27.084</text:p>
          </table:table-cell>
          <table:table-cell office:value-type="float" office:value="13.0229" calcext:value-type="float">
            <text:p>13.0229</text:p>
          </table:table-cell>
          <table:table-cell office:value-type="float" office:value="-28.6883" calcext:value-type="float">
            <text:p>-28.6883</text:p>
          </table:table-cell>
          <table:table-cell office:value-type="float" office:value="48.7649" calcext:value-type="float">
            <text:p>48.7649</text:p>
          </table:table-cell>
          <table:table-cell office:value-type="float" office:value="76.817" calcext:value-type="float">
            <text:p>76.817</text:p>
          </table:table-cell>
          <table:table-cell office:value-type="float" office:value="48.3485" calcext:value-type="float">
            <text:p>48.3485</text:p>
          </table:table-cell>
        </table:table-row>
        <table:table-row table:style-name="ro1">
          <table:table-cell office:value-type="float" office:value="0.00096952" calcext:value-type="float">
            <text:p>0.00096952</text:p>
          </table:table-cell>
          <table:table-cell office:value-type="float" office:value="26.7129" calcext:value-type="float">
            <text:p>26.7129</text:p>
          </table:table-cell>
          <table:table-cell office:value-type="float" office:value="12.5992" calcext:value-type="float">
            <text:p>12.5992</text:p>
          </table:table-cell>
          <table:table-cell office:value-type="float" office:value="-28.4104" calcext:value-type="float">
            <text:p>-28.4104</text:p>
          </table:table-cell>
          <table:table-cell office:value-type="float" office:value="48.9588" calcext:value-type="float">
            <text:p>48.9588</text:p>
          </table:table-cell>
          <table:table-cell office:value-type="float" office:value="76.8623" calcext:value-type="float">
            <text:p>76.8623</text:p>
          </table:table-cell>
          <table:table-cell office:value-type="float" office:value="49.0867" calcext:value-type="float">
            <text:p>49.0867</text:p>
          </table:table-cell>
        </table:table-row>
        <table:table-row table:style-name="ro1">
          <table:table-cell office:value-type="float" office:value="0.000747049" calcext:value-type="float">
            <text:p>0.000747049</text:p>
          </table:table-cell>
          <table:table-cell office:value-type="float" office:value="26.6569" calcext:value-type="float">
            <text:p>26.6569</text:p>
          </table:table-cell>
          <table:table-cell office:value-type="float" office:value="12.2858" calcext:value-type="float">
            <text:p>12.2858</text:p>
          </table:table-cell>
          <table:table-cell office:value-type="float" office:value="-28.2345" calcext:value-type="float">
            <text:p>-28.2345</text:p>
          </table:table-cell>
          <table:table-cell office:value-type="float" office:value="47.8999" calcext:value-type="float">
            <text:p>47.8999</text:p>
          </table:table-cell>
          <table:table-cell office:value-type="float" office:value="77.3269" calcext:value-type="float">
            <text:p>77.3269</text:p>
          </table:table-cell>
          <table:table-cell office:value-type="float" office:value="48.2754" calcext:value-type="float">
            <text:p>48.2754</text:p>
          </table:table-cell>
        </table:table-row>
        <table:table-row table:style-name="ro1">
          <table:table-cell office:value-type="float" office:value="0.00127048" calcext:value-type="float">
            <text:p>0.00127048</text:p>
          </table:table-cell>
          <table:table-cell office:value-type="float" office:value="26.3516" calcext:value-type="float">
            <text:p>26.3516</text:p>
          </table:table-cell>
          <table:table-cell office:value-type="float" office:value="11.9313" calcext:value-type="float">
            <text:p>11.9313</text:p>
          </table:table-cell>
          <table:table-cell office:value-type="float" office:value="-27.883" calcext:value-type="float">
            <text:p>-27.883</text:p>
          </table:table-cell>
          <table:table-cell office:value-type="float" office:value="46.71" calcext:value-type="float">
            <text:p>46.71</text:p>
          </table:table-cell>
          <table:table-cell office:value-type="float" office:value="77.7055" calcext:value-type="float">
            <text:p>77.7055</text:p>
          </table:table-cell>
          <table:table-cell office:value-type="float" office:value="47.4933" calcext:value-type="float">
            <text:p>47.4933</text:p>
          </table:table-cell>
        </table:table-row>
        <table:table-row table:style-name="ro1">
          <table:table-cell office:value-type="float" office:value="0.00151958" calcext:value-type="float">
            <text:p>0.00151958</text:p>
          </table:table-cell>
          <table:table-cell office:value-type="float" office:value="25.4909" calcext:value-type="float">
            <text:p>25.4909</text:p>
          </table:table-cell>
          <table:table-cell office:value-type="float" office:value="11.377" calcext:value-type="float">
            <text:p>11.377</text:p>
          </table:table-cell>
          <table:table-cell office:value-type="float" office:value="-27.5891" calcext:value-type="float">
            <text:p>-27.5891</text:p>
          </table:table-cell>
          <table:table-cell office:value-type="float" office:value="47.586" calcext:value-type="float">
            <text:p>47.586</text:p>
          </table:table-cell>
          <table:table-cell office:value-type="float" office:value="77.4041" calcext:value-type="float">
            <text:p>77.4041</text:p>
          </table:table-cell>
          <table:table-cell office:value-type="float" office:value="49.0095" calcext:value-type="float">
            <text:p>49.0095</text:p>
          </table:table-cell>
        </table:table-row>
        <table:table-row table:style-name="ro1">
          <table:table-cell office:value-type="float" office:value="0.00139628" calcext:value-type="float">
            <text:p>0.00139628</text:p>
          </table:table-cell>
          <table:table-cell office:value-type="float" office:value="24.7706" calcext:value-type="float">
            <text:p>24.7706</text:p>
          </table:table-cell>
          <table:table-cell office:value-type="float" office:value="10.8861" calcext:value-type="float">
            <text:p>10.8861</text:p>
          </table:table-cell>
          <table:table-cell office:value-type="float" office:value="-27.2452" calcext:value-type="float">
            <text:p>-27.2452</text:p>
          </table:table-cell>
          <table:table-cell office:value-type="float" office:value="47.4026" calcext:value-type="float">
            <text:p>47.4026</text:p>
          </table:table-cell>
          <table:table-cell office:value-type="float" office:value="77.3465" calcext:value-type="float">
            <text:p>77.3465</text:p>
          </table:table-cell>
          <table:table-cell office:value-type="float" office:value="49.2938" calcext:value-type="float">
            <text:p>49.2938</text:p>
          </table:table-cell>
        </table:table-row>
        <table:table-row table:style-name="ro1">
          <table:table-cell office:value-type="float" office:value="0.00116407" calcext:value-type="float">
            <text:p>0.00116407</text:p>
          </table:table-cell>
          <table:table-cell office:value-type="float" office:value="24.1219" calcext:value-type="float">
            <text:p>24.1219</text:p>
          </table:table-cell>
          <table:table-cell office:value-type="float" office:value="10.442" calcext:value-type="float">
            <text:p>10.442</text:p>
          </table:table-cell>
          <table:table-cell office:value-type="float" office:value="-26.9935" calcext:value-type="float">
            <text:p>-26.9935</text:p>
          </table:table-cell>
          <table:table-cell office:value-type="float" office:value="47.2258" calcext:value-type="float">
            <text:p>47.2258</text:p>
          </table:table-cell>
          <table:table-cell office:value-type="float" office:value="77.2892" calcext:value-type="float">
            <text:p>77.2892</text:p>
          </table:table-cell>
          <table:table-cell office:value-type="float" office:value="49.598" calcext:value-type="float">
            <text:p>49.598</text:p>
          </table:table-cell>
        </table:table-row>
        <table:table-row table:style-name="ro1">
          <table:table-cell office:value-type="float" office:value="0.00164083" calcext:value-type="float">
            <text:p>0.00164083</text:p>
          </table:table-cell>
          <table:table-cell office:value-type="float" office:value="23.2885" calcext:value-type="float">
            <text:p>23.2885</text:p>
          </table:table-cell>
          <table:table-cell office:value-type="float" office:value="10.0314" calcext:value-type="float">
            <text:p>10.0314</text:p>
          </table:table-cell>
          <table:table-cell office:value-type="float" office:value="-26.4343" calcext:value-type="float">
            <text:p>-26.4343</text:p>
          </table:table-cell>
          <table:table-cell office:value-type="float" office:value="47.4789" calcext:value-type="float">
            <text:p>47.4789</text:p>
          </table:table-cell>
          <table:table-cell office:value-type="float" office:value="77.1294" calcext:value-type="float">
            <text:p>77.1294</text:p>
          </table:table-cell>
          <table:table-cell office:value-type="float" office:value="50.3564" calcext:value-type="float">
            <text:p>50.3564</text:p>
          </table:table-cell>
        </table:table-row>
        <table:table-row table:style-name="ro1">
          <table:table-cell office:value-type="float" office:value="0.00145112" calcext:value-type="float">
            <text:p>0.00145112</text:p>
          </table:table-cell>
          <table:table-cell office:value-type="float" office:value="22.2431" calcext:value-type="float">
            <text:p>22.2431</text:p>
          </table:table-cell>
          <table:table-cell office:value-type="float" office:value="9.46651" calcext:value-type="float">
            <text:p>9.46651</text:p>
          </table:table-cell>
          <table:table-cell office:value-type="float" office:value="-26.0706" calcext:value-type="float">
            <text:p>-26.0706</text:p>
          </table:table-cell>
          <table:table-cell office:value-type="float" office:value="47.9196" calcext:value-type="float">
            <text:p>47.9196</text:p>
          </table:table-cell>
          <table:table-cell office:value-type="float" office:value="76.7264" calcext:value-type="float">
            <text:p>76.7264</text:p>
          </table:table-cell>
          <table:table-cell office:value-type="float" office:value="51.3415" calcext:value-type="float">
            <text:p>51.3415</text:p>
          </table:table-cell>
        </table:table-row>
        <table:table-row table:style-name="ro1">
          <table:table-cell office:value-type="float" office:value="0.00142779" calcext:value-type="float">
            <text:p>0.00142779</text:p>
          </table:table-cell>
          <table:table-cell office:value-type="float" office:value="21.4157" calcext:value-type="float">
            <text:p>21.4157</text:p>
          </table:table-cell>
          <table:table-cell office:value-type="float" office:value="9.02033" calcext:value-type="float">
            <text:p>9.02033</text:p>
          </table:table-cell>
          <table:table-cell office:value-type="float" office:value="-25.4292" calcext:value-type="float">
            <text:p>-25.4292</text:p>
          </table:table-cell>
          <table:table-cell office:value-type="float" office:value="47.4368" calcext:value-type="float">
            <text:p>47.4368</text:p>
          </table:table-cell>
          <table:table-cell office:value-type="float" office:value="76.7473" calcext:value-type="float">
            <text:p>76.7473</text:p>
          </table:table-cell>
          <table:table-cell office:value-type="float" office:value="51.4599" calcext:value-type="float">
            <text:p>51.4599</text:p>
          </table:table-cell>
        </table:table-row>
        <table:table-row table:style-name="ro1">
          <table:table-cell office:value-type="float" office:value="0.00086071" calcext:value-type="float">
            <text:p>0.00086071</text:p>
          </table:table-cell>
          <table:table-cell office:value-type="float" office:value="20.9813" calcext:value-type="float">
            <text:p>20.9813</text:p>
          </table:table-cell>
          <table:table-cell office:value-type="float" office:value="8.71489" calcext:value-type="float">
            <text:p>8.71489</text:p>
          </table:table-cell>
          <table:table-cell office:value-type="float" office:value="-24.9879" calcext:value-type="float">
            <text:p>-24.9879</text:p>
          </table:table-cell>
          <table:table-cell office:value-type="float" office:value="46.1947" calcext:value-type="float">
            <text:p>46.1947</text:p>
          </table:table-cell>
          <table:table-cell office:value-type="float" office:value="76.8292" calcext:value-type="float">
            <text:p>76.8292</text:p>
          </table:table-cell>
          <table:table-cell office:value-type="float" office:value="50.6482" calcext:value-type="float">
            <text:p>50.6482</text:p>
          </table:table-cell>
        </table:table-row>
        <table:table-row table:style-name="ro1">
          <table:table-cell office:value-type="float" office:value="0.00143438" calcext:value-type="float">
            <text:p>0.00143438</text:p>
          </table:table-cell>
          <table:table-cell office:value-type="float" office:value="20.2769" calcext:value-type="float">
            <text:p>20.2769</text:p>
          </table:table-cell>
          <table:table-cell office:value-type="float" office:value="8.3584" calcext:value-type="float">
            <text:p>8.3584</text:p>
          </table:table-cell>
          <table:table-cell office:value-type="float" office:value="-24.5287" calcext:value-type="float">
            <text:p>-24.5287</text:p>
          </table:table-cell>
          <table:table-cell office:value-type="float" office:value="44.8667" calcext:value-type="float">
            <text:p>44.8667</text:p>
          </table:table-cell>
          <table:table-cell office:value-type="float" office:value="76.841" calcext:value-type="float">
            <text:p>76.841</text:p>
          </table:table-cell>
          <table:table-cell office:value-type="float" office:value="49.913" calcext:value-type="float">
            <text:p>49.913</text:p>
          </table:table-cell>
        </table:table-row>
        <table:table-row table:style-name="ro1">
          <table:table-cell office:value-type="float" office:value="0.00251319" calcext:value-type="float">
            <text:p>0.00251319</text:p>
          </table:table-cell>
          <table:table-cell office:value-type="float" office:value="19.3753" calcext:value-type="float">
            <text:p>19.3753</text:p>
          </table:table-cell>
          <table:table-cell office:value-type="float" office:value="7.96287" calcext:value-type="float">
            <text:p>7.96287</text:p>
          </table:table-cell>
          <table:table-cell office:value-type="float" office:value="-24.7168" calcext:value-type="float">
            <text:p>-24.7168</text:p>
          </table:table-cell>
          <table:table-cell office:value-type="float" office:value="44.6457" calcext:value-type="float">
            <text:p>44.6457</text:p>
          </table:table-cell>
          <table:table-cell office:value-type="float" office:value="76.68" calcext:value-type="float">
            <text:p>76.68</text:p>
          </table:table-cell>
          <table:table-cell office:value-type="float" office:value="50.2397" calcext:value-type="float">
            <text:p>50.2397</text:p>
          </table:table-cell>
        </table:table-row>
        <table:table-row table:style-name="ro1">
          <table:table-cell office:value-type="float" office:value="0.0012831" calcext:value-type="float">
            <text:p>0.0012831</text:p>
          </table:table-cell>
          <table:table-cell office:value-type="float" office:value="18.653" calcext:value-type="float">
            <text:p>18.653</text:p>
          </table:table-cell>
          <table:table-cell office:value-type="float" office:value="7.68967" calcext:value-type="float">
            <text:p>7.68967</text:p>
          </table:table-cell>
          <table:table-cell office:value-type="float" office:value="-24.3825" calcext:value-type="float">
            <text:p>-24.3825</text:p>
          </table:table-cell>
          <table:table-cell office:value-type="float" office:value="44.3655" calcext:value-type="float">
            <text:p>44.3655</text:p>
          </table:table-cell>
          <table:table-cell office:value-type="float" office:value="76.5196" calcext:value-type="float">
            <text:p>76.5196</text:p>
          </table:table-cell>
          <table:table-cell office:value-type="float" office:value="50.5048" calcext:value-type="float">
            <text:p>50.5048</text:p>
          </table:table-cell>
        </table:table-row>
        <table:table-row table:style-name="ro1">
          <table:table-cell office:value-type="float" office:value="0.00125634" calcext:value-type="float">
            <text:p>0.00125634</text:p>
          </table:table-cell>
          <table:table-cell office:value-type="float" office:value="18.4626" calcext:value-type="float">
            <text:p>18.4626</text:p>
          </table:table-cell>
          <table:table-cell office:value-type="float" office:value="7.49197" calcext:value-type="float">
            <text:p>7.49197</text:p>
          </table:table-cell>
          <table:table-cell office:value-type="float" office:value="-24.0644" calcext:value-type="float">
            <text:p>-24.0644</text:p>
          </table:table-cell>
          <table:table-cell office:value-type="float" office:value="41.6659" calcext:value-type="float">
            <text:p>41.6659</text:p>
          </table:table-cell>
          <table:table-cell office:value-type="float" office:value="77.0363" calcext:value-type="float">
            <text:p>77.0363</text:p>
          </table:table-cell>
          <table:table-cell office:value-type="float" office:value="48.1092" calcext:value-type="float">
            <text:p>48.1092</text:p>
          </table:table-cell>
        </table:table-row>
        <table:table-row table:style-name="ro1">
          <table:table-cell office:value-type="float" office:value="0.00138042" calcext:value-type="float">
            <text:p>0.00138042</text:p>
          </table:table-cell>
          <table:table-cell office:value-type="float" office:value="17.8716" calcext:value-type="float">
            <text:p>17.8716</text:p>
          </table:table-cell>
          <table:table-cell office:value-type="float" office:value="7.19451" calcext:value-type="float">
            <text:p>7.19451</text:p>
          </table:table-cell>
          <table:table-cell office:value-type="float" office:value="-23.9901" calcext:value-type="float">
            <text:p>-23.9901</text:p>
          </table:table-cell>
          <table:table-cell office:value-type="float" office:value="40.4846" calcext:value-type="float">
            <text:p>40.4846</text:p>
          </table:table-cell>
          <table:table-cell office:value-type="float" office:value="77.0527" calcext:value-type="float">
            <text:p>77.0527</text:p>
          </table:table-cell>
          <table:table-cell office:value-type="float" office:value="47.301" calcext:value-type="float">
            <text:p>47.301</text:p>
          </table:table-cell>
        </table:table-row>
        <table:table-row table:style-name="ro1">
          <table:table-cell office:value-type="float" office:value="0.00171882" calcext:value-type="float">
            <text:p>0.00171882</text:p>
          </table:table-cell>
          <table:table-cell office:value-type="float" office:value="16.9132" calcext:value-type="float">
            <text:p>16.9132</text:p>
          </table:table-cell>
          <table:table-cell office:value-type="float" office:value="6.86542" calcext:value-type="float">
            <text:p>6.86542</text:p>
          </table:table-cell>
          <table:table-cell office:value-type="float" office:value="-23.3865" calcext:value-type="float">
            <text:p>-23.3865</text:p>
          </table:table-cell>
          <table:table-cell office:value-type="float" office:value="41.2574" calcext:value-type="float">
            <text:p>41.2574</text:p>
          </table:table-cell>
          <table:table-cell office:value-type="float" office:value="76.5786" calcext:value-type="float">
            <text:p>76.5786</text:p>
          </table:table-cell>
          <table:table-cell office:value-type="float" office:value="48.6613" calcext:value-type="float">
            <text:p>48.6613</text:p>
          </table:table-cell>
        </table:table-row>
        <table:table-row table:style-name="ro1">
          <table:table-cell office:value-type="float" office:value="0.00155188" calcext:value-type="float">
            <text:p>0.00155188</text:p>
          </table:table-cell>
          <table:table-cell office:value-type="float" office:value="16.4443" calcext:value-type="float">
            <text:p>16.4443</text:p>
          </table:table-cell>
          <table:table-cell office:value-type="float" office:value="6.69582" calcext:value-type="float">
            <text:p>6.69582</text:p>
          </table:table-cell>
          <table:table-cell office:value-type="float" office:value="-22.8464" calcext:value-type="float">
            <text:p>-22.8464</text:p>
          </table:table-cell>
          <table:table-cell office:value-type="float" office:value="40.0959" calcext:value-type="float">
            <text:p>40.0959</text:p>
          </table:table-cell>
          <table:table-cell office:value-type="float" office:value="76.6072" calcext:value-type="float">
            <text:p>76.6072</text:p>
          </table:table-cell>
          <table:table-cell office:value-type="float" office:value="47.885" calcext:value-type="float">
            <text:p>47.885</text:p>
          </table:table-cell>
        </table:table-row>
        <table:table-row table:style-name="ro1">
          <table:table-cell office:value-type="float" office:value="0.00135121" calcext:value-type="float">
            <text:p>0.00135121</text:p>
          </table:table-cell>
          <table:table-cell office:value-type="float" office:value="16.1957" calcext:value-type="float">
            <text:p>16.1957</text:p>
          </table:table-cell>
          <table:table-cell office:value-type="float" office:value="6.56035" calcext:value-type="float">
            <text:p>6.56035</text:p>
          </table:table-cell>
          <table:table-cell office:value-type="float" office:value="-22.442" calcext:value-type="float">
            <text:p>-22.442</text:p>
          </table:table-cell>
          <table:table-cell office:value-type="float" office:value="38.3723" calcext:value-type="float">
            <text:p>38.3723</text:p>
          </table:table-cell>
          <table:table-cell office:value-type="float" office:value="76.8971" calcext:value-type="float">
            <text:p>76.8971</text:p>
          </table:table-cell>
          <table:table-cell office:value-type="float" office:value="46.4511" calcext:value-type="float">
            <text:p>46.4511</text:p>
          </table:table-cell>
        </table:table-row>
        <table:table-row table:style-name="ro1">
          <table:table-cell office:value-type="float" office:value="0.00126879" calcext:value-type="float">
            <text:p>0.00126879</text:p>
          </table:table-cell>
          <table:table-cell office:value-type="float" office:value="15.6768" calcext:value-type="float">
            <text:p>15.6768</text:p>
          </table:table-cell>
          <table:table-cell office:value-type="float" office:value="6.37342" calcext:value-type="float">
            <text:p>6.37342</text:p>
          </table:table-cell>
          <table:table-cell office:value-type="float" office:value="-21.9496" calcext:value-type="float">
            <text:p>-21.9496</text:p>
          </table:table-cell>
          <table:table-cell office:value-type="float" office:value="37.9844" calcext:value-type="float">
            <text:p>37.9844</text:p>
          </table:table-cell>
          <table:table-cell office:value-type="float" office:value="76.8385" calcext:value-type="float">
            <text:p>76.8385</text:p>
          </table:table-cell>
          <table:table-cell office:value-type="float" office:value="46.4877" calcext:value-type="float">
            <text:p>46.4877</text:p>
          </table:table-cell>
        </table:table-row>
        <table:table-row table:style-name="ro1">
          <table:table-cell office:value-type="float" office:value="0.00151561" calcext:value-type="float">
            <text:p>0.00151561</text:p>
          </table:table-cell>
          <table:table-cell office:value-type="float" office:value="15.2657" calcext:value-type="float">
            <text:p>15.2657</text:p>
          </table:table-cell>
          <table:table-cell office:value-type="float" office:value="6.13571" calcext:value-type="float">
            <text:p>6.13571</text:p>
          </table:table-cell>
          <table:table-cell office:value-type="float" office:value="-21.4713" calcext:value-type="float">
            <text:p>-21.4713</text:p>
          </table:table-cell>
          <table:table-cell office:value-type="float" office:value="36.9655" calcext:value-type="float">
            <text:p>36.9655</text:p>
          </table:table-cell>
          <table:table-cell office:value-type="float" office:value="76.9578" calcext:value-type="float">
            <text:p>76.9578</text:p>
          </table:table-cell>
          <table:table-cell office:value-type="float" office:value="45.8163" calcext:value-type="float">
            <text:p>45.8163</text:p>
          </table:table-cell>
        </table:table-row>
        <table:table-row table:style-name="ro1">
          <table:table-cell office:value-type="float" office:value="0.00149553" calcext:value-type="float">
            <text:p>0.00149553</text:p>
          </table:table-cell>
          <table:table-cell office:value-type="float" office:value="14.8705" calcext:value-type="float">
            <text:p>14.8705</text:p>
          </table:table-cell>
          <table:table-cell office:value-type="float" office:value="5.98901" calcext:value-type="float">
            <text:p>5.98901</text:p>
          </table:table-cell>
          <table:table-cell office:value-type="float" office:value="-21.1086" calcext:value-type="float">
            <text:p>-21.1086</text:p>
          </table:table-cell>
          <table:table-cell office:value-type="float" office:value="36.179" calcext:value-type="float">
            <text:p>36.179</text:p>
          </table:table-cell>
          <table:table-cell office:value-type="float" office:value="76.9672" calcext:value-type="float">
            <text:p>76.9672</text:p>
          </table:table-cell>
          <table:table-cell office:value-type="float" office:value="45.4059" calcext:value-type="float">
            <text:p>45.4059</text:p>
          </table:table-cell>
        </table:table-row>
        <table:table-row table:style-name="ro1">
          <table:table-cell office:value-type="float" office:value="0.00133479" calcext:value-type="float">
            <text:p>0.00133479</text:p>
          </table:table-cell>
          <table:table-cell office:value-type="float" office:value="14.4401" calcext:value-type="float">
            <text:p>14.4401</text:p>
          </table:table-cell>
          <table:table-cell office:value-type="float" office:value="5.81993" calcext:value-type="float">
            <text:p>5.81993</text:p>
          </table:table-cell>
          <table:table-cell office:value-type="float" office:value="-20.8691" calcext:value-type="float">
            <text:p>-20.8691</text:p>
          </table:table-cell>
          <table:table-cell office:value-type="float" office:value="35.8347" calcext:value-type="float">
            <text:p>35.8347</text:p>
          </table:table-cell>
          <table:table-cell office:value-type="float" office:value="76.9872" calcext:value-type="float">
            <text:p>76.9872</text:p>
          </table:table-cell>
          <table:table-cell office:value-type="float" office:value="45.3733" calcext:value-type="float">
            <text:p>45.3733</text:p>
          </table:table-cell>
        </table:table-row>
        <table:table-row table:style-name="ro1">
          <table:table-cell office:value-type="float" office:value="0.00150499" calcext:value-type="float">
            <text:p>0.00150499</text:p>
          </table:table-cell>
          <table:table-cell office:value-type="float" office:value="14.1628" calcext:value-type="float">
            <text:p>14.1628</text:p>
          </table:table-cell>
          <table:table-cell office:value-type="float" office:value="5.72955" calcext:value-type="float">
            <text:p>5.72955</text:p>
          </table:table-cell>
          <table:table-cell office:value-type="float" office:value="-20.6404" calcext:value-type="float">
            <text:p>-20.6404</text:p>
          </table:table-cell>
          <table:table-cell office:value-type="float" office:value="34.8974" calcext:value-type="float">
            <text:p>34.8974</text:p>
          </table:table-cell>
          <table:table-cell office:value-type="float" office:value="77.0452" calcext:value-type="float">
            <text:p>77.0452</text:p>
          </table:table-cell>
          <table:table-cell office:value-type="float" office:value="44.6647" calcext:value-type="float">
            <text:p>44.6647</text:p>
          </table:table-cell>
        </table:table-row>
        <table:table-row table:style-name="ro1">
          <table:table-cell office:value-type="float" office:value="0.00119546" calcext:value-type="float">
            <text:p>0.00119546</text:p>
          </table:table-cell>
          <table:table-cell office:value-type="float" office:value="14.1966" calcext:value-type="float">
            <text:p>14.1966</text:p>
          </table:table-cell>
          <table:table-cell office:value-type="float" office:value="5.75086" calcext:value-type="float">
            <text:p>5.75086</text:p>
          </table:table-cell>
          <table:table-cell office:value-type="float" office:value="-20.3526" calcext:value-type="float">
            <text:p>-20.3526</text:p>
          </table:table-cell>
          <table:table-cell office:value-type="float" office:value="32.557" calcext:value-type="float">
            <text:p>32.557</text:p>
          </table:table-cell>
          <table:table-cell office:value-type="float" office:value="77.3842" calcext:value-type="float">
            <text:p>77.3842</text:p>
          </table:table-cell>
          <table:table-cell office:value-type="float" office:value="42.5071" calcext:value-type="float">
            <text:p>42.5071</text:p>
          </table:table-cell>
        </table:table-row>
        <table:table-row table:style-name="ro1">
          <table:table-cell office:value-type="float" office:value="0.00134859" calcext:value-type="float">
            <text:p>0.00134859</text:p>
          </table:table-cell>
          <table:table-cell office:value-type="float" office:value="13.9017" calcext:value-type="float">
            <text:p>13.9017</text:p>
          </table:table-cell>
          <table:table-cell office:value-type="float" office:value="5.70583" calcext:value-type="float">
            <text:p>5.70583</text:p>
          </table:table-cell>
          <table:table-cell office:value-type="float" office:value="-19.9311" calcext:value-type="float">
            <text:p>-19.9311</text:p>
          </table:table-cell>
          <table:table-cell office:value-type="float" office:value="32.3812" calcext:value-type="float">
            <text:p>32.3812</text:p>
          </table:table-cell>
          <table:table-cell office:value-type="float" office:value="77.2862" calcext:value-type="float">
            <text:p>77.2862</text:p>
          </table:table-cell>
          <table:table-cell office:value-type="float" office:value="42.4978" calcext:value-type="float">
            <text:p>42.4978</text:p>
          </table:table-cell>
        </table:table-row>
        <table:table-row table:style-name="ro1">
          <table:table-cell office:value-type="float" office:value="0.00151305" calcext:value-type="float">
            <text:p>0.00151305</text:p>
          </table:table-cell>
          <table:table-cell office:value-type="float" office:value="13.4209" calcext:value-type="float">
            <text:p>13.4209</text:p>
          </table:table-cell>
          <table:table-cell office:value-type="float" office:value="5.54821" calcext:value-type="float">
            <text:p>5.54821</text:p>
          </table:table-cell>
          <table:table-cell office:value-type="float" office:value="-19.6355" calcext:value-type="float">
            <text:p>-19.6355</text:p>
          </table:table-cell>
          <table:table-cell office:value-type="float" office:value="31.8235" calcext:value-type="float">
            <text:p>31.8235</text:p>
          </table:table-cell>
          <table:table-cell office:value-type="float" office:value="77.3355" calcext:value-type="float">
            <text:p>77.3355</text:p>
          </table:table-cell>
          <table:table-cell office:value-type="float" office:value="42.2205" calcext:value-type="float">
            <text:p>42.2205</text:p>
          </table:table-cell>
        </table:table-row>
        <table:table-row table:style-name="ro1">
          <table:table-cell office:value-type="float" office:value="0.00148083" calcext:value-type="float">
            <text:p>0.00148083</text:p>
          </table:table-cell>
          <table:table-cell office:value-type="float" office:value="12.9204" calcext:value-type="float">
            <text:p>12.9204</text:p>
          </table:table-cell>
          <table:table-cell office:value-type="float" office:value="5.35796" calcext:value-type="float">
            <text:p>5.35796</text:p>
          </table:table-cell>
          <table:table-cell office:value-type="float" office:value="-19.5131" calcext:value-type="float">
            <text:p>-19.5131</text:p>
          </table:table-cell>
          <table:table-cell office:value-type="float" office:value="32.2556" calcext:value-type="float">
            <text:p>32.2556</text:p>
          </table:table-cell>
          <table:table-cell office:value-type="float" office:value="77.1679" calcext:value-type="float">
            <text:p>77.1679</text:p>
          </table:table-cell>
          <table:table-cell office:value-type="float" office:value="42.9221" calcext:value-type="float">
            <text:p>42.9221</text:p>
          </table:table-cell>
        </table:table-row>
        <table:table-row table:style-name="ro1">
          <table:table-cell office:value-type="float" office:value="0.00156449" calcext:value-type="float">
            <text:p>0.00156449</text:p>
          </table:table-cell>
          <table:table-cell office:value-type="float" office:value="12.6042" calcext:value-type="float">
            <text:p>12.6042</text:p>
          </table:table-cell>
          <table:table-cell office:value-type="float" office:value="5.21572" calcext:value-type="float">
            <text:p>5.21572</text:p>
          </table:table-cell>
          <table:table-cell office:value-type="float" office:value="-19.3044" calcext:value-type="float">
            <text:p>-19.3044</text:p>
          </table:table-cell>
          <table:table-cell office:value-type="float" office:value="30.6775" calcext:value-type="float">
            <text:p>30.6775</text:p>
          </table:table-cell>
          <table:table-cell office:value-type="float" office:value="77.4246" calcext:value-type="float">
            <text:p>77.4246</text:p>
          </table:table-cell>
          <table:table-cell office:value-type="float" office:value="41.5861" calcext:value-type="float">
            <text:p>41.5861</text:p>
          </table:table-cell>
        </table:table-row>
        <table:table-row table:style-name="ro1">
          <table:table-cell office:value-type="float" office:value="0.0020396" calcext:value-type="float">
            <text:p>0.0020396</text:p>
          </table:table-cell>
          <table:table-cell office:value-type="float" office:value="11.786" calcext:value-type="float">
            <text:p>11.786</text:p>
          </table:table-cell>
          <table:table-cell office:value-type="float" office:value="4.96275" calcext:value-type="float">
            <text:p>4.96275</text:p>
          </table:table-cell>
          <table:table-cell office:value-type="float" office:value="-18.9427" calcext:value-type="float">
            <text:p>-18.9427</text:p>
          </table:table-cell>
          <table:table-cell office:value-type="float" office:value="32.1233" calcext:value-type="float">
            <text:p>32.1233</text:p>
          </table:table-cell>
          <table:table-cell office:value-type="float" office:value="77.099" calcext:value-type="float">
            <text:p>77.099</text:p>
          </table:table-cell>
          <table:table-cell office:value-type="float" office:value="43.473" calcext:value-type="float">
            <text:p>43.473</text:p>
          </table:table-cell>
        </table:table-row>
        <table:table-row table:style-name="ro1">
          <table:table-cell office:value-type="float" office:value="0.00146888" calcext:value-type="float">
            <text:p>0.00146888</text:p>
          </table:table-cell>
          <table:table-cell office:value-type="float" office:value="11.4672" calcext:value-type="float">
            <text:p>11.4672</text:p>
          </table:table-cell>
          <table:table-cell office:value-type="float" office:value="4.72525" calcext:value-type="float">
            <text:p>4.72525</text:p>
          </table:table-cell>
          <table:table-cell office:value-type="float" office:value="-18.5925" calcext:value-type="float">
            <text:p>-18.5925</text:p>
          </table:table-cell>
          <table:table-cell office:value-type="float" office:value="31.8132" calcext:value-type="float">
            <text:p>31.8132</text:p>
          </table:table-cell>
          <table:table-cell office:value-type="float" office:value="77.1869" calcext:value-type="float">
            <text:p>77.1869</text:p>
          </table:table-cell>
          <table:table-cell office:value-type="float" office:value="43.491" calcext:value-type="float">
            <text:p>43.491</text:p>
          </table:table-cell>
        </table:table-row>
        <table:table-row table:style-name="ro1">
          <table:table-cell office:value-type="float" office:value="0.00165198" calcext:value-type="float">
            <text:p>0.00165198</text:p>
          </table:table-cell>
          <table:table-cell office:value-type="float" office:value="11.1826" calcext:value-type="float">
            <text:p>11.1826</text:p>
          </table:table-cell>
          <table:table-cell office:value-type="float" office:value="4.55404" calcext:value-type="float">
            <text:p>4.55404</text:p>
          </table:table-cell>
          <table:table-cell office:value-type="float" office:value="-18.3781" calcext:value-type="float">
            <text:p>-18.3781</text:p>
          </table:table-cell>
          <table:table-cell office:value-type="float" office:value="31.4414" calcext:value-type="float">
            <text:p>31.4414</text:p>
          </table:table-cell>
          <table:table-cell office:value-type="float" office:value="77.3749" calcext:value-type="float">
            <text:p>77.3749</text:p>
          </table:table-cell>
          <table:table-cell office:value-type="float" office:value="43.3436" calcext:value-type="float">
            <text:p>43.3436</text:p>
          </table:table-cell>
        </table:table-row>
        <table:table-row table:style-name="ro1">
          <table:table-cell office:value-type="float" office:value="0.00172726" calcext:value-type="float">
            <text:p>0.00172726</text:p>
          </table:table-cell>
          <table:table-cell office:value-type="float" office:value="10.5463" calcext:value-type="float">
            <text:p>10.5463</text:p>
          </table:table-cell>
          <table:table-cell office:value-type="float" office:value="4.32349" calcext:value-type="float">
            <text:p>4.32349</text:p>
          </table:table-cell>
          <table:table-cell office:value-type="float" office:value="-18.0888" calcext:value-type="float">
            <text:p>-18.0888</text:p>
          </table:table-cell>
          <table:table-cell office:value-type="float" office:value="32.3253" calcext:value-type="float">
            <text:p>32.3253</text:p>
          </table:table-cell>
          <table:table-cell office:value-type="float" office:value="77.1191" calcext:value-type="float">
            <text:p>77.1191</text:p>
          </table:table-cell>
          <table:table-cell office:value-type="float" office:value="44.5324" calcext:value-type="float">
            <text:p>44.5324</text:p>
          </table:table-cell>
        </table:table-row>
        <table:table-row table:style-name="ro1">
          <table:table-cell office:value-type="float" office:value="0.00182964" calcext:value-type="float">
            <text:p>0.00182964</text:p>
          </table:table-cell>
          <table:table-cell office:value-type="float" office:value="10.005" calcext:value-type="float">
            <text:p>10.005</text:p>
          </table:table-cell>
          <table:table-cell office:value-type="float" office:value="4.09318" calcext:value-type="float">
            <text:p>4.09318</text:p>
          </table:table-cell>
          <table:table-cell office:value-type="float" office:value="-17.8843" calcext:value-type="float">
            <text:p>-17.8843</text:p>
          </table:table-cell>
          <table:table-cell office:value-type="float" office:value="33.3873" calcext:value-type="float">
            <text:p>33.3873</text:p>
          </table:table-cell>
          <table:table-cell office:value-type="float" office:value="76.8498" calcext:value-type="float">
            <text:p>76.8498</text:p>
          </table:table-cell>
          <table:table-cell office:value-type="float" office:value="45.9542" calcext:value-type="float">
            <text:p>45.9542</text:p>
          </table:table-cell>
        </table:table-row>
        <table:table-row table:style-name="ro1">
          <table:table-cell office:value-type="float" office:value="0.00158476" calcext:value-type="float">
            <text:p>0.00158476</text:p>
          </table:table-cell>
          <table:table-cell office:value-type="float" office:value="9.93427" calcext:value-type="float">
            <text:p>9.93427</text:p>
          </table:table-cell>
          <table:table-cell office:value-type="float" office:value="3.91042" calcext:value-type="float">
            <text:p>3.91042</text:p>
          </table:table-cell>
          <table:table-cell office:value-type="float" office:value="-17.7042" calcext:value-type="float">
            <text:p>-17.7042</text:p>
          </table:table-cell>
          <table:table-cell office:value-type="float" office:value="32.5399" calcext:value-type="float">
            <text:p>32.5399</text:p>
          </table:table-cell>
          <table:table-cell office:value-type="float" office:value="77.2089" calcext:value-type="float">
            <text:p>77.2089</text:p>
          </table:table-cell>
          <table:table-cell office:value-type="float" office:value="45.3775" calcext:value-type="float">
            <text:p>45.3775</text:p>
          </table:table-cell>
        </table:table-row>
        <table:table-row table:style-name="ro1">
          <table:table-cell office:value-type="float" office:value="0.0015391" calcext:value-type="float">
            <text:p>0.0015391</text:p>
          </table:table-cell>
          <table:table-cell office:value-type="float" office:value="9.54188" calcext:value-type="float">
            <text:p>9.54188</text:p>
          </table:table-cell>
          <table:table-cell office:value-type="float" office:value="3.62063" calcext:value-type="float">
            <text:p>3.62063</text:p>
          </table:table-cell>
          <table:table-cell office:value-type="float" office:value="-17.4883" calcext:value-type="float">
            <text:p>-17.4883</text:p>
          </table:table-cell>
          <table:table-cell office:value-type="float" office:value="32.4376" calcext:value-type="float">
            <text:p>32.4376</text:p>
          </table:table-cell>
          <table:table-cell office:value-type="float" office:value="77.3489" calcext:value-type="float">
            <text:p>77.3489</text:p>
          </table:table-cell>
          <table:table-cell office:value-type="float" office:value="45.5545" calcext:value-type="float">
            <text:p>45.5545</text:p>
          </table:table-cell>
        </table:table-row>
        <table:table-row table:style-name="ro1">
          <table:table-cell office:value-type="float" office:value="0.00179995" calcext:value-type="float">
            <text:p>0.00179995</text:p>
          </table:table-cell>
          <table:table-cell office:value-type="float" office:value="8.82878" calcext:value-type="float">
            <text:p>8.82878</text:p>
          </table:table-cell>
          <table:table-cell office:value-type="float" office:value="3.29652" calcext:value-type="float">
            <text:p>3.29652</text:p>
          </table:table-cell>
          <table:table-cell office:value-type="float" office:value="-17.2974" calcext:value-type="float">
            <text:p>-17.2974</text:p>
          </table:table-cell>
          <table:table-cell office:value-type="float" office:value="33.4451" calcext:value-type="float">
            <text:p>33.4451</text:p>
          </table:table-cell>
          <table:table-cell office:value-type="float" office:value="77.2002" calcext:value-type="float">
            <text:p>77.2002</text:p>
          </table:table-cell>
          <table:table-cell office:value-type="float" office:value="46.8792" calcext:value-type="float">
            <text:p>46.8792</text:p>
          </table:table-cell>
        </table:table-row>
        <table:table-row table:style-name="ro1">
          <table:table-cell office:value-type="float" office:value="0.00176024" calcext:value-type="float">
            <text:p>0.00176024</text:p>
          </table:table-cell>
          <table:table-cell office:value-type="float" office:value="8.19585" calcext:value-type="float">
            <text:p>8.19585</text:p>
          </table:table-cell>
          <table:table-cell office:value-type="float" office:value="2.97199" calcext:value-type="float">
            <text:p>2.97199</text:p>
          </table:table-cell>
          <table:table-cell office:value-type="float" office:value="-17.0979" calcext:value-type="float">
            <text:p>-17.0979</text:p>
          </table:table-cell>
          <table:table-cell office:value-type="float" office:value="34.896" calcext:value-type="float">
            <text:p>34.896</text:p>
          </table:table-cell>
          <table:table-cell office:value-type="float" office:value="77.0434" calcext:value-type="float">
            <text:p>77.0434</text:p>
          </table:table-cell>
          <table:table-cell office:value-type="float" office:value="48.6902" calcext:value-type="float">
            <text:p>48.6902</text:p>
          </table:table-cell>
        </table:table-row>
        <table:table-row table:style-name="ro1">
          <table:table-cell office:value-type="float" office:value="0.00147546" calcext:value-type="float">
            <text:p>0.00147546</text:p>
          </table:table-cell>
          <table:table-cell office:value-type="float" office:value="7.8975" calcext:value-type="float">
            <text:p>7.8975</text:p>
          </table:table-cell>
          <table:table-cell office:value-type="float" office:value="2.73165" calcext:value-type="float">
            <text:p>2.73165</text:p>
          </table:table-cell>
          <table:table-cell office:value-type="float" office:value="-16.7363" calcext:value-type="float">
            <text:p>-16.7363</text:p>
          </table:table-cell>
          <table:table-cell office:value-type="float" office:value="34.495" calcext:value-type="float">
            <text:p>34.495</text:p>
          </table:table-cell>
          <table:table-cell office:value-type="float" office:value="77.1311" calcext:value-type="float">
            <text:p>77.1311</text:p>
          </table:table-cell>
          <table:table-cell office:value-type="float" office:value="48.6806" calcext:value-type="float">
            <text:p>48.6806</text:p>
          </table:table-cell>
        </table:table-row>
        <table:table-row table:style-name="ro1">
          <table:table-cell office:value-type="float" office:value="0.00135167" calcext:value-type="float">
            <text:p>0.00135167</text:p>
          </table:table-cell>
          <table:table-cell office:value-type="float" office:value="7.68207" calcext:value-type="float">
            <text:p>7.68207</text:p>
          </table:table-cell>
          <table:table-cell office:value-type="float" office:value="2.49092" calcext:value-type="float">
            <text:p>2.49092</text:p>
          </table:table-cell>
          <table:table-cell office:value-type="float" office:value="-16.4578" calcext:value-type="float">
            <text:p>-16.4578</text:p>
          </table:table-cell>
          <table:table-cell office:value-type="float" office:value="34.6328" calcext:value-type="float">
            <text:p>34.6328</text:p>
          </table:table-cell>
          <table:table-cell office:value-type="float" office:value="77.2337" calcext:value-type="float">
            <text:p>77.2337</text:p>
          </table:table-cell>
          <table:table-cell office:value-type="float" office:value="49.0673" calcext:value-type="float">
            <text:p>49.0673</text:p>
          </table:table-cell>
        </table:table-row>
        <table:table-row table:style-name="ro1">
          <table:table-cell office:value-type="float" office:value="0.00147912" calcext:value-type="float">
            <text:p>0.00147912</text:p>
          </table:table-cell>
          <table:table-cell office:value-type="float" office:value="7.16519" calcext:value-type="float">
            <text:p>7.16519</text:p>
          </table:table-cell>
          <table:table-cell office:value-type="float" office:value="2.16861" calcext:value-type="float">
            <text:p>2.16861</text:p>
          </table:table-cell>
          <table:table-cell office:value-type="float" office:value="-16.1721" calcext:value-type="float">
            <text:p>-16.1721</text:p>
          </table:table-cell>
          <table:table-cell office:value-type="float" office:value="34.6443" calcext:value-type="float">
            <text:p>34.6443</text:p>
          </table:table-cell>
          <table:table-cell office:value-type="float" office:value="77.2774" calcext:value-type="float">
            <text:p>77.2774</text:p>
          </table:table-cell>
          <table:table-cell office:value-type="float" office:value="49.4038" calcext:value-type="float">
            <text:p>49.4038</text:p>
          </table:table-cell>
        </table:table-row>
        <table:table-row table:style-name="ro1">
          <table:table-cell office:value-type="float" office:value="0.00131807" calcext:value-type="float">
            <text:p>0.00131807</text:p>
          </table:table-cell>
          <table:table-cell office:value-type="float" office:value="7.24929" calcext:value-type="float">
            <text:p>7.24929</text:p>
          </table:table-cell>
          <table:table-cell office:value-type="float" office:value="2.09019" calcext:value-type="float">
            <text:p>2.09019</text:p>
          </table:table-cell>
          <table:table-cell office:value-type="float" office:value="-15.9579" calcext:value-type="float">
            <text:p>-15.9579</text:p>
          </table:table-cell>
          <table:table-cell office:value-type="float" office:value="33.7398" calcext:value-type="float">
            <text:p>33.7398</text:p>
          </table:table-cell>
          <table:table-cell office:value-type="float" office:value="77.5298" calcext:value-type="float">
            <text:p>77.5298</text:p>
          </table:table-cell>
          <table:table-cell office:value-type="float" office:value="48.5588" calcext:value-type="float">
            <text:p>48.5588</text:p>
          </table:table-cell>
        </table:table-row>
        <table:table-row table:style-name="ro1">
          <table:table-cell office:value-type="float" office:value="0.00132233" calcext:value-type="float">
            <text:p>0.00132233</text:p>
          </table:table-cell>
          <table:table-cell office:value-type="float" office:value="7.85573" calcext:value-type="float">
            <text:p>7.85573</text:p>
          </table:table-cell>
          <table:table-cell office:value-type="float" office:value="2.20062" calcext:value-type="float">
            <text:p>2.20062</text:p>
          </table:table-cell>
          <table:table-cell office:value-type="float" office:value="-15.8635" calcext:value-type="float">
            <text:p>-15.8635</text:p>
          </table:table-cell>
          <table:table-cell office:value-type="float" office:value="31.6884" calcext:value-type="float">
            <text:p>31.6884</text:p>
          </table:table-cell>
          <table:table-cell office:value-type="float" office:value="78.0019" calcext:value-type="float">
            <text:p>78.0019</text:p>
          </table:table-cell>
          <table:table-cell office:value-type="float" office:value="46.4536" calcext:value-type="float">
            <text:p>46.4536</text:p>
          </table:table-cell>
        </table:table-row>
        <table:table-row table:style-name="ro1">
          <table:table-cell office:value-type="float" office:value="0.00135036" calcext:value-type="float">
            <text:p>0.00135036</text:p>
          </table:table-cell>
          <table:table-cell office:value-type="float" office:value="7.85679" calcext:value-type="float">
            <text:p>7.85679</text:p>
          </table:table-cell>
          <table:table-cell office:value-type="float" office:value="2.12006" calcext:value-type="float">
            <text:p>2.12006</text:p>
          </table:table-cell>
          <table:table-cell office:value-type="float" office:value="-15.6712" calcext:value-type="float">
            <text:p>-15.6712</text:p>
          </table:table-cell>
          <table:table-cell office:value-type="float" office:value="30.1559" calcext:value-type="float">
            <text:p>30.1559</text:p>
          </table:table-cell>
          <table:table-cell office:value-type="float" office:value="78.1989" calcext:value-type="float">
            <text:p>78.1989</text:p>
          </table:table-cell>
          <table:table-cell office:value-type="float" office:value="45.0168" calcext:value-type="float">
            <text:p>45.0168</text:p>
          </table:table-cell>
        </table:table-row>
        <table:table-row table:style-name="ro1">
          <table:table-cell office:value-type="float" office:value="0.00140557" calcext:value-type="float">
            <text:p>0.00140557</text:p>
          </table:table-cell>
          <table:table-cell office:value-type="float" office:value="7.37684" calcext:value-type="float">
            <text:p>7.37684</text:p>
          </table:table-cell>
          <table:table-cell office:value-type="float" office:value="2.01761" calcext:value-type="float">
            <text:p>2.01761</text:p>
          </table:table-cell>
          <table:table-cell office:value-type="float" office:value="-15.5304" calcext:value-type="float">
            <text:p>-15.5304</text:p>
          </table:table-cell>
          <table:table-cell office:value-type="float" office:value="30.2654" calcext:value-type="float">
            <text:p>30.2654</text:p>
          </table:table-cell>
          <table:table-cell office:value-type="float" office:value="78.0573" calcext:value-type="float">
            <text:p>78.0573</text:p>
          </table:table-cell>
          <table:table-cell office:value-type="float" office:value="45.3047" calcext:value-type="float">
            <text:p>45.3047</text:p>
          </table:table-cell>
        </table:table-row>
        <table:table-row table:style-name="ro1">
          <table:table-cell office:value-type="float" office:value="0.00123278" calcext:value-type="float">
            <text:p>0.00123278</text:p>
          </table:table-cell>
          <table:table-cell office:value-type="float" office:value="7.31806" calcext:value-type="float">
            <text:p>7.31806</text:p>
          </table:table-cell>
          <table:table-cell office:value-type="float" office:value="2.03192" calcext:value-type="float">
            <text:p>2.03192</text:p>
          </table:table-cell>
          <table:table-cell office:value-type="float" office:value="-15.2794" calcext:value-type="float">
            <text:p>-15.2794</text:p>
          </table:table-cell>
          <table:table-cell office:value-type="float" office:value="29.2977" calcext:value-type="float">
            <text:p>29.2977</text:p>
          </table:table-cell>
          <table:table-cell office:value-type="float" office:value="78.1127" calcext:value-type="float">
            <text:p>78.1127</text:p>
          </table:table-cell>
          <table:table-cell office:value-type="float" office:value="44.3554" calcext:value-type="float">
            <text:p>44.3554</text:p>
          </table:table-cell>
        </table:table-row>
        <table:table-row table:style-name="ro1">
          <table:table-cell office:value-type="float" office:value="0.00132089" calcext:value-type="float">
            <text:p>0.00132089</text:p>
          </table:table-cell>
          <table:table-cell office:value-type="float" office:value="7.67609" calcext:value-type="float">
            <text:p>7.67609</text:p>
          </table:table-cell>
          <table:table-cell office:value-type="float" office:value="2.14104" calcext:value-type="float">
            <text:p>2.14104</text:p>
          </table:table-cell>
          <table:table-cell office:value-type="float" office:value="-15.1051" calcext:value-type="float">
            <text:p>-15.1051</text:p>
          </table:table-cell>
          <table:table-cell office:value-type="float" office:value="26.2764" calcext:value-type="float">
            <text:p>26.2764</text:p>
          </table:table-cell>
          <table:table-cell office:value-type="float" office:value="78.4171" calcext:value-type="float">
            <text:p>78.4171</text:p>
          </table:table-cell>
          <table:table-cell office:value-type="float" office:value="41.3229" calcext:value-type="float">
            <text:p>41.3229</text:p>
          </table:table-cell>
        </table:table-row>
        <table:table-row table:style-name="ro1">
          <table:table-cell office:value-type="float" office:value="0.00146199" calcext:value-type="float">
            <text:p>0.00146199</text:p>
          </table:table-cell>
          <table:table-cell office:value-type="float" office:value="7.57868" calcext:value-type="float">
            <text:p>7.57868</text:p>
          </table:table-cell>
          <table:table-cell office:value-type="float" office:value="2.18521" calcext:value-type="float">
            <text:p>2.18521</text:p>
          </table:table-cell>
          <table:table-cell office:value-type="float" office:value="-14.7742" calcext:value-type="float">
            <text:p>-14.7742</text:p>
          </table:table-cell>
          <table:table-cell office:value-type="float" office:value="24.2622" calcext:value-type="float">
            <text:p>24.2622</text:p>
          </table:table-cell>
          <table:table-cell office:value-type="float" office:value="78.5503" calcext:value-type="float">
            <text:p>78.5503</text:p>
          </table:table-cell>
          <table:table-cell office:value-type="float" office:value="39.4251" calcext:value-type="float">
            <text:p>39.4251</text:p>
          </table:table-cell>
        </table:table-row>
        <table:table-row table:style-name="ro1">
          <table:table-cell office:value-type="float" office:value="0.00141523" calcext:value-type="float">
            <text:p>0.00141523</text:p>
          </table:table-cell>
          <table:table-cell office:value-type="float" office:value="7.5096" calcext:value-type="float">
            <text:p>7.5096</text:p>
          </table:table-cell>
          <table:table-cell office:value-type="float" office:value="2.33397" calcext:value-type="float">
            <text:p>2.33397</text:p>
          </table:table-cell>
          <table:table-cell office:value-type="float" office:value="-14.5349" calcext:value-type="float">
            <text:p>-14.5349</text:p>
          </table:table-cell>
          <table:table-cell office:value-type="float" office:value="22.547" calcext:value-type="float">
            <text:p>22.547</text:p>
          </table:table-cell>
          <table:table-cell office:value-type="float" office:value="78.5122" calcext:value-type="float">
            <text:p>78.5122</text:p>
          </table:table-cell>
          <table:table-cell office:value-type="float" office:value="37.8439" calcext:value-type="float">
            <text:p>37.8439</text:p>
          </table:table-cell>
        </table:table-row>
        <table:table-row table:style-name="ro1">
          <table:table-cell office:value-type="float" office:value="0.00141472" calcext:value-type="float">
            <text:p>0.00141472</text:p>
          </table:table-cell>
          <table:table-cell office:value-type="float" office:value="7.94873" calcext:value-type="float">
            <text:p>7.94873</text:p>
          </table:table-cell>
          <table:table-cell office:value-type="float" office:value="2.57802" calcext:value-type="float">
            <text:p>2.57802</text:p>
          </table:table-cell>
          <table:table-cell office:value-type="float" office:value="-14.2591" calcext:value-type="float">
            <text:p>-14.2591</text:p>
          </table:table-cell>
          <table:table-cell office:value-type="float" office:value="18.6078" calcext:value-type="float">
            <text:p>18.6078</text:p>
          </table:table-cell>
          <table:table-cell office:value-type="float" office:value="78.6946" calcext:value-type="float">
            <text:p>78.6946</text:p>
          </table:table-cell>
          <table:table-cell office:value-type="float" office:value="33.8212" calcext:value-type="float">
            <text:p>33.8212</text:p>
          </table:table-cell>
        </table:table-row>
        <table:table-row table:style-name="ro1">
          <table:table-cell office:value-type="float" office:value="0.00124382" calcext:value-type="float">
            <text:p>0.00124382</text:p>
          </table:table-cell>
          <table:table-cell office:value-type="float" office:value="8.28672" calcext:value-type="float">
            <text:p>8.28672</text:p>
          </table:table-cell>
          <table:table-cell office:value-type="float" office:value="2.79144" calcext:value-type="float">
            <text:p>2.79144</text:p>
          </table:table-cell>
          <table:table-cell office:value-type="float" office:value="-14.0461" calcext:value-type="float">
            <text:p>-14.0461</text:p>
          </table:table-cell>
          <table:table-cell office:value-type="float" office:value="15.0408" calcext:value-type="float">
            <text:p>15.0408</text:p>
          </table:table-cell>
          <table:table-cell office:value-type="float" office:value="78.6549" calcext:value-type="float">
            <text:p>78.6549</text:p>
          </table:table-cell>
          <table:table-cell office:value-type="float" office:value="30.208" calcext:value-type="float">
            <text:p>30.208</text:p>
          </table:table-cell>
        </table:table-row>
        <table:table-row table:style-name="ro1">
          <table:table-cell office:value-type="float" office:value="0.00161439" calcext:value-type="float">
            <text:p>0.00161439</text:p>
          </table:table-cell>
          <table:table-cell office:value-type="float" office:value="8.35023" calcext:value-type="float">
            <text:p>8.35023</text:p>
          </table:table-cell>
          <table:table-cell office:value-type="float" office:value="2.98837" calcext:value-type="float">
            <text:p>2.98837</text:p>
          </table:table-cell>
          <table:table-cell office:value-type="float" office:value="-13.9065" calcext:value-type="float">
            <text:p>-13.9065</text:p>
          </table:table-cell>
          <table:table-cell office:value-type="float" office:value="12.9231" calcext:value-type="float">
            <text:p>12.9231</text:p>
          </table:table-cell>
          <table:table-cell office:value-type="float" office:value="78.7085" calcext:value-type="float">
            <text:p>78.7085</text:p>
          </table:table-cell>
          <table:table-cell office:value-type="float" office:value="28.0394" calcext:value-type="float">
            <text:p>28.0394</text:p>
          </table:table-cell>
        </table:table-row>
        <table:table-row table:style-name="ro1">
          <table:table-cell office:value-type="float" office:value="0.00152185" calcext:value-type="float">
            <text:p>0.00152185</text:p>
          </table:table-cell>
          <table:table-cell office:value-type="float" office:value="8.07677" calcext:value-type="float">
            <text:p>8.07677</text:p>
          </table:table-cell>
          <table:table-cell office:value-type="float" office:value="3.11262" calcext:value-type="float">
            <text:p>3.11262</text:p>
          </table:table-cell>
          <table:table-cell office:value-type="float" office:value="-13.7484" calcext:value-type="float">
            <text:p>-13.7484</text:p>
          </table:table-cell>
          <table:table-cell office:value-type="float" office:value="12.9361" calcext:value-type="float">
            <text:p>12.9361</text:p>
          </table:table-cell>
          <table:table-cell office:value-type="float" office:value="78.4512" calcext:value-type="float">
            <text:p>78.4512</text:p>
          </table:table-cell>
          <table:table-cell office:value-type="float" office:value="28.1357" calcext:value-type="float">
            <text:p>28.1357</text:p>
          </table:table-cell>
        </table:table-row>
        <table:table-row table:style-name="ro1">
          <table:table-cell office:value-type="float" office:value="0.00148292" calcext:value-type="float">
            <text:p>0.00148292</text:p>
          </table:table-cell>
          <table:table-cell office:value-type="float" office:value="7.79051" calcext:value-type="float">
            <text:p>7.79051</text:p>
          </table:table-cell>
          <table:table-cell office:value-type="float" office:value="3.27439" calcext:value-type="float">
            <text:p>3.27439</text:p>
          </table:table-cell>
          <table:table-cell office:value-type="float" office:value="-13.5787" calcext:value-type="float">
            <text:p>-13.5787</text:p>
          </table:table-cell>
          <table:table-cell office:value-type="float" office:value="12.6068" calcext:value-type="float">
            <text:p>12.6068</text:p>
          </table:table-cell>
          <table:table-cell office:value-type="float" office:value="78.1568" calcext:value-type="float">
            <text:p>78.1568</text:p>
          </table:table-cell>
          <table:table-cell office:value-type="float" office:value="27.8688" calcext:value-type="float">
            <text:p>27.8688</text:p>
          </table:table-cell>
        </table:table-row>
        <table:table-row table:style-name="ro1">
          <table:table-cell office:value-type="float" office:value="0.00136943" calcext:value-type="float">
            <text:p>0.00136943</text:p>
          </table:table-cell>
          <table:table-cell office:value-type="float" office:value="7.34238" calcext:value-type="float">
            <text:p>7.34238</text:p>
          </table:table-cell>
          <table:table-cell office:value-type="float" office:value="3.35402" calcext:value-type="float">
            <text:p>3.35402</text:p>
          </table:table-cell>
          <table:table-cell office:value-type="float" office:value="-13.3662" calcext:value-type="float">
            <text:p>-13.3662</text:p>
          </table:table-cell>
          <table:table-cell office:value-type="float" office:value="12.901" calcext:value-type="float">
            <text:p>12.901</text:p>
          </table:table-cell>
          <table:table-cell office:value-type="float" office:value="77.9985" calcext:value-type="float">
            <text:p>77.9985</text:p>
          </table:table-cell>
          <table:table-cell office:value-type="float" office:value="28.286" calcext:value-type="float">
            <text:p>28.286</text:p>
          </table:table-cell>
        </table:table-row>
        <table:table-row table:style-name="ro1">
          <table:table-cell office:value-type="float" office:value="0.00128498" calcext:value-type="float">
            <text:p>0.00128498</text:p>
          </table:table-cell>
          <table:table-cell office:value-type="float" office:value="6.90137" calcext:value-type="float">
            <text:p>6.90137</text:p>
          </table:table-cell>
          <table:table-cell office:value-type="float" office:value="3.41629" calcext:value-type="float">
            <text:p>3.41629</text:p>
          </table:table-cell>
          <table:table-cell office:value-type="float" office:value="-13.1198" calcext:value-type="float">
            <text:p>-13.1198</text:p>
          </table:table-cell>
          <table:table-cell office:value-type="float" office:value="13.2891" calcext:value-type="float">
            <text:p>13.2891</text:p>
          </table:table-cell>
          <table:table-cell office:value-type="float" office:value="77.7722" calcext:value-type="float">
            <text:p>77.7722</text:p>
          </table:table-cell>
          <table:table-cell office:value-type="float" office:value="28.8381" calcext:value-type="float">
            <text:p>28.8381</text:p>
          </table:table-cell>
        </table:table-row>
        <table:table-row table:style-name="ro1">
          <table:table-cell office:value-type="float" office:value="0.0013668" calcext:value-type="float">
            <text:p>0.0013668</text:p>
          </table:table-cell>
          <table:table-cell office:value-type="float" office:value="6.71513" calcext:value-type="float">
            <text:p>6.71513</text:p>
          </table:table-cell>
          <table:table-cell office:value-type="float" office:value="3.45771" calcext:value-type="float">
            <text:p>3.45771</text:p>
          </table:table-cell>
          <table:table-cell office:value-type="float" office:value="-12.9064" calcext:value-type="float">
            <text:p>-12.9064</text:p>
          </table:table-cell>
          <table:table-cell office:value-type="float" office:value="11.2132" calcext:value-type="float">
            <text:p>11.2132</text:p>
          </table:table-cell>
          <table:table-cell office:value-type="float" office:value="77.7391" calcext:value-type="float">
            <text:p>77.7391</text:p>
          </table:table-cell>
          <table:table-cell office:value-type="float" office:value="26.9591" calcext:value-type="float">
            <text:p>26.9591</text:p>
          </table:table-cell>
        </table:table-row>
        <table:table-row table:style-name="ro1">
          <table:table-cell office:value-type="float" office:value="0.00135257" calcext:value-type="float">
            <text:p>0.00135257</text:p>
          </table:table-cell>
          <table:table-cell office:value-type="float" office:value="7.23402" calcext:value-type="float">
            <text:p>7.23402</text:p>
          </table:table-cell>
          <table:table-cell office:value-type="float" office:value="3.64561" calcext:value-type="float">
            <text:p>3.64561</text:p>
          </table:table-cell>
          <table:table-cell office:value-type="float" office:value="-12.5697" calcext:value-type="float">
            <text:p>-12.5697</text:p>
          </table:table-cell>
          <table:table-cell office:value-type="float" office:value="8.16968" calcext:value-type="float">
            <text:p>8.16968</text:p>
          </table:table-cell>
          <table:table-cell office:value-type="float" office:value="77.7792" calcext:value-type="float">
            <text:p>77.7792</text:p>
          </table:table-cell>
          <table:table-cell office:value-type="float" office:value="23.8778" calcext:value-type="float">
            <text:p>23.8778</text:p>
          </table:table-cell>
        </table:table-row>
        <table:table-row table:style-name="ro1">
          <table:table-cell office:value-type="float" office:value="0.00163622" calcext:value-type="float">
            <text:p>0.00163622</text:p>
          </table:table-cell>
          <table:table-cell office:value-type="float" office:value="7.01307" calcext:value-type="float">
            <text:p>7.01307</text:p>
          </table:table-cell>
          <table:table-cell office:value-type="float" office:value="3.78598" calcext:value-type="float">
            <text:p>3.78598</text:p>
          </table:table-cell>
          <table:table-cell office:value-type="float" office:value="-12.2972" calcext:value-type="float">
            <text:p>-12.2972</text:p>
          </table:table-cell>
          <table:table-cell office:value-type="float" office:value="7.00712" calcext:value-type="float">
            <text:p>7.00712</text:p>
          </table:table-cell>
          <table:table-cell office:value-type="float" office:value="77.665" calcext:value-type="float">
            <text:p>77.665</text:p>
          </table:table-cell>
          <table:table-cell office:value-type="float" office:value="22.817" calcext:value-type="float">
            <text:p>22.817</text:p>
          </table:table-cell>
        </table:table-row>
        <table:table-row table:style-name="ro1">
          <table:table-cell office:value-type="float" office:value="0.00157856" calcext:value-type="float">
            <text:p>0.00157856</text:p>
          </table:table-cell>
          <table:table-cell office:value-type="float" office:value="6.41455" calcext:value-type="float">
            <text:p>6.41455</text:p>
          </table:table-cell>
          <table:table-cell office:value-type="float" office:value="3.9014" calcext:value-type="float">
            <text:p>3.9014</text:p>
          </table:table-cell>
          <table:table-cell office:value-type="float" office:value="-11.8803" calcext:value-type="float">
            <text:p>-11.8803</text:p>
          </table:table-cell>
          <table:table-cell office:value-type="float" office:value="7.82906" calcext:value-type="float">
            <text:p>7.82906</text:p>
          </table:table-cell>
          <table:table-cell office:value-type="float" office:value="77.2955" calcext:value-type="float">
            <text:p>77.2955</text:p>
          </table:table-cell>
          <table:table-cell office:value-type="float" office:value="24.0893" calcext:value-type="float">
            <text:p>24.0893</text:p>
          </table:table-cell>
        </table:table-row>
        <table:table-row table:style-name="ro1">
          <table:table-cell office:value-type="float" office:value="0.00134634" calcext:value-type="float">
            <text:p>0.00134634</text:p>
          </table:table-cell>
          <table:table-cell office:value-type="float" office:value="6.63334" calcext:value-type="float">
            <text:p>6.63334</text:p>
          </table:table-cell>
          <table:table-cell office:value-type="float" office:value="4.13695" calcext:value-type="float">
            <text:p>4.13695</text:p>
          </table:table-cell>
          <table:table-cell office:value-type="float" office:value="-11.5188" calcext:value-type="float">
            <text:p>-11.5188</text:p>
          </table:table-cell>
          <table:table-cell office:value-type="float" office:value="4.94976" calcext:value-type="float">
            <text:p>4.94976</text:p>
          </table:table-cell>
          <table:table-cell office:value-type="float" office:value="77.3094" calcext:value-type="float">
            <text:p>77.3094</text:p>
          </table:table-cell>
          <table:table-cell office:value-type="float" office:value="21.1608" calcext:value-type="float">
            <text:p>21.1608</text:p>
          </table:table-cell>
        </table:table-row>
        <table:table-row table:style-name="ro1">
          <table:table-cell office:value-type="float" office:value="0.00143753" calcext:value-type="float">
            <text:p>0.00143753</text:p>
          </table:table-cell>
          <table:table-cell office:value-type="float" office:value="6.87099" calcext:value-type="float">
            <text:p>6.87099</text:p>
          </table:table-cell>
          <table:table-cell office:value-type="float" office:value="4.35757" calcext:value-type="float">
            <text:p>4.35757</text:p>
          </table:table-cell>
          <table:table-cell office:value-type="float" office:value="-11.2062" calcext:value-type="float">
            <text:p>-11.2062</text:p>
          </table:table-cell>
          <table:table-cell office:value-type="float" office:value="2.32521" calcext:value-type="float">
            <text:p>2.32521</text:p>
          </table:table-cell>
          <table:table-cell office:value-type="float" office:value="77.1309" calcext:value-type="float">
            <text:p>77.1309</text:p>
          </table:table-cell>
          <table:table-cell office:value-type="float" office:value="18.5604" calcext:value-type="float">
            <text:p>18.5604</text:p>
          </table:table-cell>
        </table:table-row>
        <table:table-row table:style-name="ro1">
          <table:table-cell office:value-type="float" office:value="0.00149548" calcext:value-type="float">
            <text:p>0.00149548</text:p>
          </table:table-cell>
          <table:table-cell office:value-type="float" office:value="6.73819" calcext:value-type="float">
            <text:p>6.73819</text:p>
          </table:table-cell>
          <table:table-cell office:value-type="float" office:value="4.55946" calcext:value-type="float">
            <text:p>4.55946</text:p>
          </table:table-cell>
          <table:table-cell office:value-type="float" office:value="-10.9491" calcext:value-type="float">
            <text:p>-10.9491</text:p>
          </table:table-cell>
          <table:table-cell office:value-type="float" office:value="0.917944" calcext:value-type="float">
            <text:p>0.917944</text:p>
          </table:table-cell>
          <table:table-cell office:value-type="float" office:value="76.9123" calcext:value-type="float">
            <text:p>76.9123</text:p>
          </table:table-cell>
          <table:table-cell office:value-type="float" office:value="17.3481" calcext:value-type="float">
            <text:p>17.3481</text:p>
          </table:table-cell>
        </table:table-row>
        <table:table-row table:style-name="ro1">
          <table:table-cell office:value-type="float" office:value="0.00139103" calcext:value-type="float">
            <text:p>0.00139103</text:p>
          </table:table-cell>
          <table:table-cell office:value-type="float" office:value="6.57331" calcext:value-type="float">
            <text:p>6.57331</text:p>
          </table:table-cell>
          <table:table-cell office:value-type="float" office:value="4.81445" calcext:value-type="float">
            <text:p>4.81445</text:p>
          </table:table-cell>
          <table:table-cell office:value-type="float" office:value="-10.7962" calcext:value-type="float">
            <text:p>-10.7962</text:p>
          </table:table-cell>
          <table:table-cell office:value-type="float" office:value="1.52603" calcext:value-type="float">
            <text:p>1.52603</text:p>
          </table:table-cell>
          <table:table-cell office:value-type="float" office:value="76.569" calcext:value-type="float">
            <text:p>76.569</text:p>
          </table:table-cell>
          <table:table-cell office:value-type="float" office:value="18.0297" calcext:value-type="float">
            <text:p>18.0297</text:p>
          </table:table-cell>
        </table:table-row>
        <table:table-row table:style-name="ro1">
          <table:table-cell office:value-type="float" office:value="0.00137335" calcext:value-type="float">
            <text:p>0.00137335</text:p>
          </table:table-cell>
          <table:table-cell office:value-type="float" office:value="6.63731" calcext:value-type="float">
            <text:p>6.63731</text:p>
          </table:table-cell>
          <table:table-cell office:value-type="float" office:value="5.09267" calcext:value-type="float">
            <text:p>5.09267</text:p>
          </table:table-cell>
          <table:table-cell office:value-type="float" office:value="-10.4527" calcext:value-type="float">
            <text:p>-10.4527</text:p>
          </table:table-cell>
          <table:table-cell office:value-type="float" office:value="-0.404895" calcext:value-type="float">
            <text:p>-0.404895</text:p>
          </table:table-cell>
          <table:table-cell office:value-type="float" office:value="76.3827" calcext:value-type="float">
            <text:p>76.3827</text:p>
          </table:table-cell>
          <table:table-cell office:value-type="float" office:value="16.1078" calcext:value-type="float">
            <text:p>16.1078</text:p>
          </table:table-cell>
        </table:table-row>
        <table:table-row table:style-name="ro1">
          <table:table-cell office:value-type="float" office:value="0.00141503" calcext:value-type="float">
            <text:p>0.00141503</text:p>
          </table:table-cell>
          <table:table-cell office:value-type="float" office:value="6.98465" calcext:value-type="float">
            <text:p>6.98465</text:p>
          </table:table-cell>
          <table:table-cell office:value-type="float" office:value="5.31003" calcext:value-type="float">
            <text:p>5.31003</text:p>
          </table:table-cell>
          <table:table-cell office:value-type="float" office:value="-10.4406" calcext:value-type="float">
            <text:p>-10.4406</text:p>
          </table:table-cell>
          <table:table-cell office:value-type="float" office:value="-2.48014" calcext:value-type="float">
            <text:p>-2.48014</text:p>
          </table:table-cell>
          <table:table-cell office:value-type="float" office:value="76.1411" calcext:value-type="float">
            <text:p>76.1411</text:p>
          </table:table-cell>
          <table:table-cell office:value-type="float" office:value="14.0109" calcext:value-type="float">
            <text:p>14.0109</text:p>
          </table:table-cell>
        </table:table-row>
        <table:table-row table:style-name="ro1">
          <table:table-cell office:value-type="float" office:value="0.00148743" calcext:value-type="float">
            <text:p>0.00148743</text:p>
          </table:table-cell>
          <table:table-cell office:value-type="float" office:value="7.20572" calcext:value-type="float">
            <text:p>7.20572</text:p>
          </table:table-cell>
          <table:table-cell office:value-type="float" office:value="5.57331" calcext:value-type="float">
            <text:p>5.57331</text:p>
          </table:table-cell>
          <table:table-cell office:value-type="float" office:value="-10.1993" calcext:value-type="float">
            <text:p>-10.1993</text:p>
          </table:table-cell>
          <table:table-cell office:value-type="float" office:value="-3.21302" calcext:value-type="float">
            <text:p>-3.21302</text:p>
          </table:table-cell>
          <table:table-cell office:value-type="float" office:value="75.8906" calcext:value-type="float">
            <text:p>75.8906</text:p>
          </table:table-cell>
          <table:table-cell office:value-type="float" office:value="13.2883" calcext:value-type="float">
            <text:p>13.2883</text:p>
          </table:table-cell>
        </table:table-row>
        <table:table-row table:style-name="ro1">
          <table:table-cell office:value-type="float" office:value="0.00164141" calcext:value-type="float">
            <text:p>0.00164141</text:p>
          </table:table-cell>
          <table:table-cell office:value-type="float" office:value="6.88846" calcext:value-type="float">
            <text:p>6.88846</text:p>
          </table:table-cell>
          <table:table-cell office:value-type="float" office:value="5.71971" calcext:value-type="float">
            <text:p>5.71971</text:p>
          </table:table-cell>
          <table:table-cell office:value-type="float" office:value="-10.2295" calcext:value-type="float">
            <text:p>-10.2295</text:p>
          </table:table-cell>
          <table:table-cell office:value-type="float" office:value="-3.46225" calcext:value-type="float">
            <text:p>-3.46225</text:p>
          </table:table-cell>
          <table:table-cell office:value-type="float" office:value="75.6974" calcext:value-type="float">
            <text:p>75.6974</text:p>
          </table:table-cell>
          <table:table-cell office:value-type="float" office:value="13.1332" calcext:value-type="float">
            <text:p>13.1332</text:p>
          </table:table-cell>
        </table:table-row>
        <table:table-row table:style-name="ro1">
          <table:table-cell office:value-type="float" office:value="0.00151207" calcext:value-type="float">
            <text:p>0.00151207</text:p>
          </table:table-cell>
          <table:table-cell office:value-type="float" office:value="6.80528" calcext:value-type="float">
            <text:p>6.80528</text:p>
          </table:table-cell>
          <table:table-cell office:value-type="float" office:value="5.93678" calcext:value-type="float">
            <text:p>5.93678</text:p>
          </table:table-cell>
          <table:table-cell office:value-type="float" office:value="-10.0048" calcext:value-type="float">
            <text:p>-10.0048</text:p>
          </table:table-cell>
          <table:table-cell office:value-type="float" office:value="-4.56782" calcext:value-type="float">
            <text:p>-4.56782</text:p>
          </table:table-cell>
          <table:table-cell office:value-type="float" office:value="75.6308" calcext:value-type="float">
            <text:p>75.6308</text:p>
          </table:table-cell>
          <table:table-cell office:value-type="float" office:value="12.0987" calcext:value-type="float">
            <text:p>12.0987</text:p>
          </table:table-cell>
        </table:table-row>
        <table:table-row table:style-name="ro1">
          <table:table-cell office:value-type="float" office:value="0.00140723" calcext:value-type="float">
            <text:p>0.00140723</text:p>
          </table:table-cell>
          <table:table-cell office:value-type="float" office:value="6.79095" calcext:value-type="float">
            <text:p>6.79095</text:p>
          </table:table-cell>
          <table:table-cell office:value-type="float" office:value="6.07853" calcext:value-type="float">
            <text:p>6.07853</text:p>
          </table:table-cell>
          <table:table-cell office:value-type="float" office:value="-9.76704" calcext:value-type="float">
            <text:p>-9.76704</text:p>
          </table:table-cell>
          <table:table-cell office:value-type="float" office:value="-4.42333" calcext:value-type="float">
            <text:p>-4.42333</text:p>
          </table:table-cell>
          <table:table-cell office:value-type="float" office:value="75.3415" calcext:value-type="float">
            <text:p>75.3415</text:p>
          </table:table-cell>
          <table:table-cell office:value-type="float" office:value="12.3168" calcext:value-type="float">
            <text:p>12.3168</text:p>
          </table:table-cell>
        </table:table-row>
        <table:table-row table:style-name="ro1">
          <table:table-cell office:value-type="float" office:value="0.00150791" calcext:value-type="float">
            <text:p>0.00150791</text:p>
          </table:table-cell>
          <table:table-cell office:value-type="float" office:value="6.60539" calcext:value-type="float">
            <text:p>6.60539</text:p>
          </table:table-cell>
          <table:table-cell office:value-type="float" office:value="6.21038" calcext:value-type="float">
            <text:p>6.21038</text:p>
          </table:table-cell>
          <table:table-cell office:value-type="float" office:value="-9.74203" calcext:value-type="float">
            <text:p>-9.74203</text:p>
          </table:table-cell>
          <table:table-cell office:value-type="float" office:value="-4.32003" calcext:value-type="float">
            <text:p>-4.32003</text:p>
          </table:table-cell>
          <table:table-cell office:value-type="float" office:value="75.1283" calcext:value-type="float">
            <text:p>75.1283</text:p>
          </table:table-cell>
          <table:table-cell office:value-type="float" office:value="12.5548" calcext:value-type="float">
            <text:p>12.5548</text:p>
          </table:table-cell>
        </table:table-row>
        <table:table-row table:style-name="ro1">
          <table:table-cell office:value-type="float" office:value="0.00133045" calcext:value-type="float">
            <text:p>0.00133045</text:p>
          </table:table-cell>
          <table:table-cell office:value-type="float" office:value="6.65609" calcext:value-type="float">
            <text:p>6.65609</text:p>
          </table:table-cell>
          <table:table-cell office:value-type="float" office:value="6.39548" calcext:value-type="float">
            <text:p>6.39548</text:p>
          </table:table-cell>
          <table:table-cell office:value-type="float" office:value="-9.4891" calcext:value-type="float">
            <text:p>-9.4891</text:p>
          </table:table-cell>
          <table:table-cell office:value-type="float" office:value="-5.57698" calcext:value-type="float">
            <text:p>-5.57698</text:p>
          </table:table-cell>
          <table:table-cell office:value-type="float" office:value="74.8501" calcext:value-type="float">
            <text:p>74.8501</text:p>
          </table:table-cell>
          <table:table-cell office:value-type="float" office:value="11.3965" calcext:value-type="float">
            <text:p>11.3965</text:p>
          </table:table-cell>
        </table:table-row>
        <table:table-row table:style-name="ro1">
          <table:table-cell office:value-type="float" office:value="0.00169014" calcext:value-type="float">
            <text:p>0.00169014</text:p>
          </table:table-cell>
          <table:table-cell office:value-type="float" office:value="6.36201" calcext:value-type="float">
            <text:p>6.36201</text:p>
          </table:table-cell>
          <table:table-cell office:value-type="float" office:value="6.50045" calcext:value-type="float">
            <text:p>6.50045</text:p>
          </table:table-cell>
          <table:table-cell office:value-type="float" office:value="-9.33339" calcext:value-type="float">
            <text:p>-9.33339</text:p>
          </table:table-cell>
          <table:table-cell office:value-type="float" office:value="-5.31089" calcext:value-type="float">
            <text:p>-5.31089</text:p>
          </table:table-cell>
          <table:table-cell office:value-type="float" office:value="74.6953" calcext:value-type="float">
            <text:p>74.6953</text:p>
          </table:table-cell>
          <table:table-cell office:value-type="float" office:value="11.8441" calcext:value-type="float">
            <text:p>11.8441</text:p>
          </table:table-cell>
        </table:table-row>
        <table:table-row table:style-name="ro1">
          <table:table-cell office:value-type="float" office:value="0.00120986" calcext:value-type="float">
            <text:p>0.00120986</text:p>
          </table:table-cell>
          <table:table-cell office:value-type="float" office:value="6.18755" calcext:value-type="float">
            <text:p>6.18755</text:p>
          </table:table-cell>
          <table:table-cell office:value-type="float" office:value="6.57242" calcext:value-type="float">
            <text:p>6.57242</text:p>
          </table:table-cell>
          <table:table-cell office:value-type="float" office:value="-9.04523" calcext:value-type="float">
            <text:p>-9.04523</text:p>
          </table:table-cell>
          <table:table-cell office:value-type="float" office:value="-5.46135" calcext:value-type="float">
            <text:p>-5.46135</text:p>
          </table:table-cell>
          <table:table-cell office:value-type="float" office:value="74.4947" calcext:value-type="float">
            <text:p>74.4947</text:p>
          </table:table-cell>
          <table:table-cell office:value-type="float" office:value="11.8926" calcext:value-type="float">
            <text:p>11.8926</text:p>
          </table:table-cell>
        </table:table-row>
        <table:table-row table:style-name="ro1">
          <table:table-cell office:value-type="float" office:value="0.00132125" calcext:value-type="float">
            <text:p>0.00132125</text:p>
          </table:table-cell>
          <table:table-cell office:value-type="float" office:value="6.8168" calcext:value-type="float">
            <text:p>6.8168</text:p>
          </table:table-cell>
          <table:table-cell office:value-type="float" office:value="6.73699" calcext:value-type="float">
            <text:p>6.73699</text:p>
          </table:table-cell>
          <table:table-cell office:value-type="float" office:value="-8.74586" calcext:value-type="float">
            <text:p>-8.74586</text:p>
          </table:table-cell>
          <table:table-cell office:value-type="float" office:value="-7.93916" calcext:value-type="float">
            <text:p>-7.93916</text:p>
          </table:table-cell>
          <table:table-cell office:value-type="float" office:value="74.3169" calcext:value-type="float">
            <text:p>74.3169</text:p>
          </table:table-cell>
          <table:table-cell office:value-type="float" office:value="9.36485" calcext:value-type="float">
            <text:p>9.36485</text:p>
          </table:table-cell>
        </table:table-row>
        <table:table-row table:style-name="ro1">
          <table:table-cell office:value-type="float" office:value="0.00155404" calcext:value-type="float">
            <text:p>0.00155404</text:p>
          </table:table-cell>
          <table:table-cell office:value-type="float" office:value="6.93672" calcext:value-type="float">
            <text:p>6.93672</text:p>
          </table:table-cell>
          <table:table-cell office:value-type="float" office:value="6.87325" calcext:value-type="float">
            <text:p>6.87325</text:p>
          </table:table-cell>
          <table:table-cell office:value-type="float" office:value="-8.5203" calcext:value-type="float">
            <text:p>-8.5203</text:p>
          </table:table-cell>
          <table:table-cell office:value-type="float" office:value="-9.24156" calcext:value-type="float">
            <text:p>-9.24156</text:p>
          </table:table-cell>
          <table:table-cell office:value-type="float" office:value="74.0825" calcext:value-type="float">
            <text:p>74.0825</text:p>
          </table:table-cell>
          <table:table-cell office:value-type="float" office:value="8.10457" calcext:value-type="float">
            <text:p>8.10457</text:p>
          </table:table-cell>
        </table:table-row>
        <table:table-row table:style-name="ro1">
          <table:table-cell office:value-type="float" office:value="0.00154707" calcext:value-type="float">
            <text:p>0.00154707</text:p>
          </table:table-cell>
          <table:table-cell office:value-type="float" office:value="6.40475" calcext:value-type="float">
            <text:p>6.40475</text:p>
          </table:table-cell>
          <table:table-cell office:value-type="float" office:value="6.85684" calcext:value-type="float">
            <text:p>6.85684</text:p>
          </table:table-cell>
          <table:table-cell office:value-type="float" office:value="-8.32787" calcext:value-type="float">
            <text:p>-8.32787</text:p>
          </table:table-cell>
          <table:table-cell office:value-type="float" office:value="-8.82313" calcext:value-type="float">
            <text:p>-8.82313</text:p>
          </table:table-cell>
          <table:table-cell office:value-type="float" office:value="73.9298" calcext:value-type="float">
            <text:p>73.9298</text:p>
          </table:table-cell>
          <table:table-cell office:value-type="float" office:value="8.74609" calcext:value-type="float">
            <text:p>8.74609</text:p>
          </table:table-cell>
        </table:table-row>
        <table:table-row table:style-name="ro1">
          <table:table-cell office:value-type="float" office:value="0.00151133" calcext:value-type="float">
            <text:p>0.00151133</text:p>
          </table:table-cell>
          <table:table-cell office:value-type="float" office:value="6.71241" calcext:value-type="float">
            <text:p>6.71241</text:p>
          </table:table-cell>
          <table:table-cell office:value-type="float" office:value="6.88813" calcext:value-type="float">
            <text:p>6.88813</text:p>
          </table:table-cell>
          <table:table-cell office:value-type="float" office:value="-8.19813" calcext:value-type="float">
            <text:p>-8.19813</text:p>
          </table:table-cell>
          <table:table-cell office:value-type="float" office:value="-9.56076" calcext:value-type="float">
            <text:p>-9.56076</text:p>
          </table:table-cell>
          <table:table-cell office:value-type="float" office:value="73.7387" calcext:value-type="float">
            <text:p>73.7387</text:p>
          </table:table-cell>
          <table:table-cell office:value-type="float" office:value="8.06032" calcext:value-type="float">
            <text:p>8.06032</text:p>
          </table:table-cell>
        </table:table-row>
        <table:table-row table:style-name="ro1">
          <table:table-cell office:value-type="float" office:value="0.00159226" calcext:value-type="float">
            <text:p>0.00159226</text:p>
          </table:table-cell>
          <table:table-cell office:value-type="float" office:value="6.75994" calcext:value-type="float">
            <text:p>6.75994</text:p>
          </table:table-cell>
          <table:table-cell office:value-type="float" office:value="6.89152" calcext:value-type="float">
            <text:p>6.89152</text:p>
          </table:table-cell>
          <table:table-cell office:value-type="float" office:value="-8.10896" calcext:value-type="float">
            <text:p>-8.10896</text:p>
          </table:table-cell>
          <table:table-cell office:value-type="float" office:value="-9.91452" calcext:value-type="float">
            <text:p>-9.91452</text:p>
          </table:table-cell>
          <table:table-cell office:value-type="float" office:value="73.5783" calcext:value-type="float">
            <text:p>73.5783</text:p>
          </table:table-cell>
          <table:table-cell office:value-type="float" office:value="7.69868" calcext:value-type="float">
            <text:p>7.69868</text:p>
          </table:table-cell>
        </table:table-row>
        <table:table-row table:style-name="ro1">
          <table:table-cell office:value-type="float" office:value="0.00132994" calcext:value-type="float">
            <text:p>0.00132994</text:p>
          </table:table-cell>
          <table:table-cell office:value-type="float" office:value="6.4772" calcext:value-type="float">
            <text:p>6.4772</text:p>
          </table:table-cell>
          <table:table-cell office:value-type="float" office:value="6.90847" calcext:value-type="float">
            <text:p>6.90847</text:p>
          </table:table-cell>
          <table:table-cell office:value-type="float" office:value="-7.9234" calcext:value-type="float">
            <text:p>-7.9234</text:p>
          </table:table-cell>
          <table:table-cell office:value-type="float" office:value="-9.50692" calcext:value-type="float">
            <text:p>-9.50692</text:p>
          </table:table-cell>
          <table:table-cell office:value-type="float" office:value="73.5466" calcext:value-type="float">
            <text:p>73.5466</text:p>
          </table:table-cell>
          <table:table-cell office:value-type="float" office:value="8.27143" calcext:value-type="float">
            <text:p>8.27143</text:p>
          </table:table-cell>
        </table:table-row>
        <table:table-row table:style-name="ro1">
          <table:table-cell office:value-type="float" office:value="0.00145672" calcext:value-type="float">
            <text:p>0.00145672</text:p>
          </table:table-cell>
          <table:table-cell office:value-type="float" office:value="6.18257" calcext:value-type="float">
            <text:p>6.18257</text:p>
          </table:table-cell>
          <table:table-cell office:value-type="float" office:value="6.8368" calcext:value-type="float">
            <text:p>6.8368</text:p>
          </table:table-cell>
          <table:table-cell office:value-type="float" office:value="-8.01898" calcext:value-type="float">
            <text:p>-8.01898</text:p>
          </table:table-cell>
          <table:table-cell office:value-type="float" office:value="-8.85422" calcext:value-type="float">
            <text:p>-8.85422</text:p>
          </table:table-cell>
          <table:table-cell office:value-type="float" office:value="73.3836" calcext:value-type="float">
            <text:p>73.3836</text:p>
          </table:table-cell>
          <table:table-cell office:value-type="float" office:value="8.97159" calcext:value-type="float">
            <text:p>8.97159</text:p>
          </table:table-cell>
        </table:table-row>
        <table:table-row table:style-name="ro1">
          <table:table-cell office:value-type="float" office:value="0.00151197" calcext:value-type="float">
            <text:p>0.00151197</text:p>
          </table:table-cell>
          <table:table-cell office:value-type="float" office:value="5.93735" calcext:value-type="float">
            <text:p>5.93735</text:p>
          </table:table-cell>
          <table:table-cell office:value-type="float" office:value="6.85523" calcext:value-type="float">
            <text:p>6.85523</text:p>
          </table:table-cell>
          <table:table-cell office:value-type="float" office:value="-7.76835" calcext:value-type="float">
            <text:p>-7.76835</text:p>
          </table:table-cell>
          <table:table-cell office:value-type="float" office:value="-8.24229" calcext:value-type="float">
            <text:p>-8.24229</text:p>
          </table:table-cell>
          <table:table-cell office:value-type="float" office:value="73.3174" calcext:value-type="float">
            <text:p>73.3174</text:p>
          </table:table-cell>
          <table:table-cell office:value-type="float" office:value="9.78534" calcext:value-type="float">
            <text:p>9.78534</text:p>
          </table:table-cell>
        </table:table-row>
        <table:table-row table:style-name="ro1">
          <table:table-cell office:value-type="float" office:value="0.00154769" calcext:value-type="float">
            <text:p>0.00154769</text:p>
          </table:table-cell>
          <table:table-cell office:value-type="float" office:value="6.34198" calcext:value-type="float">
            <text:p>6.34198</text:p>
          </table:table-cell>
          <table:table-cell office:value-type="float" office:value="6.92503" calcext:value-type="float">
            <text:p>6.92503</text:p>
          </table:table-cell>
          <table:table-cell office:value-type="float" office:value="-7.5161" calcext:value-type="float">
            <text:p>-7.5161</text:p>
          </table:table-cell>
          <table:table-cell office:value-type="float" office:value="-9.32617" calcext:value-type="float">
            <text:p>-9.32617</text:p>
          </table:table-cell>
          <table:table-cell office:value-type="float" office:value="73.2113" calcext:value-type="float">
            <text:p>73.2113</text:p>
          </table:table-cell>
          <table:table-cell office:value-type="float" office:value="8.65488" calcext:value-type="float">
            <text:p>8.65488</text:p>
          </table:table-cell>
        </table:table-row>
        <table:table-row table:style-name="ro1">
          <table:table-cell office:value-type="float" office:value="0.00158873" calcext:value-type="float">
            <text:p>0.00158873</text:p>
          </table:table-cell>
          <table:table-cell office:value-type="float" office:value="6.81053" calcext:value-type="float">
            <text:p>6.81053</text:p>
          </table:table-cell>
          <table:table-cell office:value-type="float" office:value="6.95762" calcext:value-type="float">
            <text:p>6.95762</text:p>
          </table:table-cell>
          <table:table-cell office:value-type="float" office:value="-7.30075" calcext:value-type="float">
            <text:p>-7.30075</text:p>
          </table:table-cell>
          <table:table-cell office:value-type="float" office:value="-10.9259" calcext:value-type="float">
            <text:p>-10.9259</text:p>
          </table:table-cell>
          <table:table-cell office:value-type="float" office:value="73.1501" calcext:value-type="float">
            <text:p>73.1501</text:p>
          </table:table-cell>
          <table:table-cell office:value-type="float" office:value="7.0192" calcext:value-type="float">
            <text:p>7.0192</text:p>
          </table:table-cell>
        </table:table-row>
        <table:table-row table:style-name="ro1">
          <table:table-cell office:value-type="float" office:value="0.00151087" calcext:value-type="float">
            <text:p>0.00151087</text:p>
          </table:table-cell>
          <table:table-cell office:value-type="float" office:value="6.48514" calcext:value-type="float">
            <text:p>6.48514</text:p>
          </table:table-cell>
          <table:table-cell office:value-type="float" office:value="6.98941" calcext:value-type="float">
            <text:p>6.98941</text:p>
          </table:table-cell>
          <table:table-cell office:value-type="float" office:value="-7.16091" calcext:value-type="float">
            <text:p>-7.16091</text:p>
          </table:table-cell>
          <table:table-cell office:value-type="float" office:value="-11.0028" calcext:value-type="float">
            <text:p>-11.0028</text:p>
          </table:table-cell>
          <table:table-cell office:value-type="float" office:value="73.0691" calcext:value-type="float">
            <text:p>73.0691</text:p>
          </table:table-cell>
          <table:table-cell office:value-type="float" office:value="7.06005" calcext:value-type="float">
            <text:p>7.06005</text:p>
          </table:table-cell>
        </table:table-row>
        <table:table-row table:style-name="ro1">
          <table:table-cell office:value-type="float" office:value="0.0014664" calcext:value-type="float">
            <text:p>0.0014664</text:p>
          </table:table-cell>
          <table:table-cell office:value-type="float" office:value="6.80128" calcext:value-type="float">
            <text:p>6.80128</text:p>
          </table:table-cell>
          <table:table-cell office:value-type="float" office:value="7.0677" calcext:value-type="float">
            <text:p>7.0677</text:p>
          </table:table-cell>
          <table:table-cell office:value-type="float" office:value="-7.12752" calcext:value-type="float">
            <text:p>-7.12752</text:p>
          </table:table-cell>
          <table:table-cell office:value-type="float" office:value="-11.2443" calcext:value-type="float">
            <text:p>-11.2443</text:p>
          </table:table-cell>
          <table:table-cell office:value-type="float" office:value="72.9836" calcext:value-type="float">
            <text:p>72.9836</text:p>
          </table:table-cell>
          <table:table-cell office:value-type="float" office:value="6.83951" calcext:value-type="float">
            <text:p>6.83951</text:p>
          </table:table-cell>
        </table:table-row>
        <table:table-row table:style-name="ro1">
          <table:table-cell office:value-type="float" office:value="0.00152363" calcext:value-type="float">
            <text:p>0.00152363</text:p>
          </table:table-cell>
          <table:table-cell office:value-type="float" office:value="7.62288" calcext:value-type="float">
            <text:p>7.62288</text:p>
          </table:table-cell>
          <table:table-cell office:value-type="float" office:value="7.1781" calcext:value-type="float">
            <text:p>7.1781</text:p>
          </table:table-cell>
          <table:table-cell office:value-type="float" office:value="-7.07227" calcext:value-type="float">
            <text:p>-7.07227</text:p>
          </table:table-cell>
          <table:table-cell office:value-type="float" office:value="-13.542" calcext:value-type="float">
            <text:p>-13.542</text:p>
          </table:table-cell>
          <table:table-cell office:value-type="float" office:value="72.8835" calcext:value-type="float">
            <text:p>72.8835</text:p>
          </table:table-cell>
          <table:table-cell office:value-type="float" office:value="4.28173" calcext:value-type="float">
            <text:p>4.28173</text:p>
          </table:table-cell>
        </table:table-row>
        <table:table-row table:style-name="ro1">
          <table:table-cell office:value-type="float" office:value="0.00156667" calcext:value-type="float">
            <text:p>0.00156667</text:p>
          </table:table-cell>
          <table:table-cell office:value-type="float" office:value="7.21109" calcext:value-type="float">
            <text:p>7.21109</text:p>
          </table:table-cell>
          <table:table-cell office:value-type="float" office:value="7.1752" calcext:value-type="float">
            <text:p>7.1752</text:p>
          </table:table-cell>
          <table:table-cell office:value-type="float" office:value="-7.1626" calcext:value-type="float">
            <text:p>-7.1626</text:p>
          </table:table-cell>
          <table:table-cell office:value-type="float" office:value="-12.4128" calcext:value-type="float">
            <text:p>-12.4128</text:p>
          </table:table-cell>
          <table:table-cell office:value-type="float" office:value="72.8419" calcext:value-type="float">
            <text:p>72.8419</text:p>
          </table:table-cell>
          <table:table-cell office:value-type="float" office:value="5.48001" calcext:value-type="float">
            <text:p>5.48001</text:p>
          </table:table-cell>
        </table:table-row>
        <table:table-row table:style-name="ro1">
          <table:table-cell office:value-type="float" office:value="0.00157815" calcext:value-type="float">
            <text:p>0.00157815</text:p>
          </table:table-cell>
          <table:table-cell office:value-type="float" office:value="6.81485" calcext:value-type="float">
            <text:p>6.81485</text:p>
          </table:table-cell>
          <table:table-cell office:value-type="float" office:value="7.195" calcext:value-type="float">
            <text:p>7.195</text:p>
          </table:table-cell>
          <table:table-cell office:value-type="float" office:value="-7.29653" calcext:value-type="float">
            <text:p>-7.29653</text:p>
          </table:table-cell>
          <table:table-cell office:value-type="float" office:value="-10.5704" calcext:value-type="float">
            <text:p>-10.5704</text:p>
          </table:table-cell>
          <table:table-cell office:value-type="float" office:value="72.8141" calcext:value-type="float">
            <text:p>72.8141</text:p>
          </table:table-cell>
          <table:table-cell office:value-type="float" office:value="7.36389" calcext:value-type="float">
            <text:p>7.36389</text:p>
          </table:table-cell>
        </table:table-row>
        <table:table-row table:style-name="ro1">
          <table:table-cell office:value-type="float" office:value="0.00134681" calcext:value-type="float">
            <text:p>0.00134681</text:p>
          </table:table-cell>
          <table:table-cell office:value-type="float" office:value="7.45532" calcext:value-type="float">
            <text:p>7.45532</text:p>
          </table:table-cell>
          <table:table-cell office:value-type="float" office:value="7.33806" calcext:value-type="float">
            <text:p>7.33806</text:p>
          </table:table-cell>
          <table:table-cell office:value-type="float" office:value="-7.23924" calcext:value-type="float">
            <text:p>-7.23924</text:p>
          </table:table-cell>
          <table:table-cell office:value-type="float" office:value="-11.7334" calcext:value-type="float">
            <text:p>-11.7334</text:p>
          </table:table-cell>
          <table:table-cell office:value-type="float" office:value="72.7336" calcext:value-type="float">
            <text:p>72.7336</text:p>
          </table:table-cell>
          <table:table-cell office:value-type="float" office:value="5.94501" calcext:value-type="float">
            <text:p>5.94501</text:p>
          </table:table-cell>
        </table:table-row>
        <table:table-row table:style-name="ro1">
          <table:table-cell office:value-type="float" office:value="0.00151307" calcext:value-type="float">
            <text:p>0.00151307</text:p>
          </table:table-cell>
          <table:table-cell office:value-type="float" office:value="7.58012" calcext:value-type="float">
            <text:p>7.58012</text:p>
          </table:table-cell>
          <table:table-cell office:value-type="float" office:value="7.43047" calcext:value-type="float">
            <text:p>7.43047</text:p>
          </table:table-cell>
          <table:table-cell office:value-type="float" office:value="-7.34621" calcext:value-type="float">
            <text:p>-7.34621</text:p>
          </table:table-cell>
          <table:table-cell office:value-type="float" office:value="-11.6957" calcext:value-type="float">
            <text:p>-11.6957</text:p>
          </table:table-cell>
          <table:table-cell office:value-type="float" office:value="72.7074" calcext:value-type="float">
            <text:p>72.7074</text:p>
          </table:table-cell>
          <table:table-cell office:value-type="float" office:value="5.77677" calcext:value-type="float">
            <text:p>5.77677</text:p>
          </table:table-cell>
        </table:table-row>
        <table:table-row table:style-name="ro1">
          <table:table-cell office:value-type="float" office:value="0.00133798" calcext:value-type="float">
            <text:p>0.00133798</text:p>
          </table:table-cell>
          <table:table-cell office:value-type="float" office:value="7.29365" calcext:value-type="float">
            <text:p>7.29365</text:p>
          </table:table-cell>
          <table:table-cell office:value-type="float" office:value="7.47078" calcext:value-type="float">
            <text:p>7.47078</text:p>
          </table:table-cell>
          <table:table-cell office:value-type="float" office:value="-7.4926" calcext:value-type="float">
            <text:p>-7.4926</text:p>
          </table:table-cell>
          <table:table-cell office:value-type="float" office:value="-10.5712" calcext:value-type="float">
            <text:p>-10.5712</text:p>
          </table:table-cell>
          <table:table-cell office:value-type="float" office:value="72.7483" calcext:value-type="float">
            <text:p>72.7483</text:p>
          </table:table-cell>
          <table:table-cell office:value-type="float" office:value="6.89085" calcext:value-type="float">
            <text:p>6.89085</text:p>
          </table:table-cell>
        </table:table-row>
        <table:table-row table:style-name="ro1">
          <table:table-cell office:value-type="float" office:value="0.00157674" calcext:value-type="float">
            <text:p>0.00157674</text:p>
          </table:table-cell>
          <table:table-cell office:value-type="float" office:value="7.53745" calcext:value-type="float">
            <text:p>7.53745</text:p>
          </table:table-cell>
          <table:table-cell office:value-type="float" office:value="7.5574" calcext:value-type="float">
            <text:p>7.5574</text:p>
          </table:table-cell>
          <table:table-cell office:value-type="float" office:value="-7.5373" calcext:value-type="float">
            <text:p>-7.5373</text:p>
          </table:table-cell>
          <table:table-cell office:value-type="float" office:value="-10.0538" calcext:value-type="float">
            <text:p>-10.0538</text:p>
          </table:table-cell>
          <table:table-cell office:value-type="float" office:value="72.7166" calcext:value-type="float">
            <text:p>72.7166</text:p>
          </table:table-cell>
          <table:table-cell office:value-type="float" office:value="7.28574" calcext:value-type="float">
            <text:p>7.28574</text:p>
          </table:table-cell>
        </table:table-row>
        <table:table-row table:style-name="ro1">
          <table:table-cell office:value-type="float" office:value="0.00126566" calcext:value-type="float">
            <text:p>0.00126566</text:p>
          </table:table-cell>
          <table:table-cell office:value-type="float" office:value="8.11805" calcext:value-type="float">
            <text:p>8.11805</text:p>
          </table:table-cell>
          <table:table-cell office:value-type="float" office:value="7.66081" calcext:value-type="float">
            <text:p>7.66081</text:p>
          </table:table-cell>
          <table:table-cell office:value-type="float" office:value="-7.57586" calcext:value-type="float">
            <text:p>-7.57586</text:p>
          </table:table-cell>
          <table:table-cell office:value-type="float" office:value="-11.5588" calcext:value-type="float">
            <text:p>-11.5588</text:p>
          </table:table-cell>
          <table:table-cell office:value-type="float" office:value="72.6805" calcext:value-type="float">
            <text:p>72.6805</text:p>
          </table:table-cell>
          <table:table-cell office:value-type="float" office:value="5.51911" calcext:value-type="float">
            <text:p>5.51911</text:p>
          </table:table-cell>
        </table:table-row>
      </table:table>
      <table:table table:name="Eval" table:style-name="ta1">
        <table:shapes>
          <draw:frame draw:z-index="0" draw:style-name="gr1" draw:text-style-name="P1" svg:width="1047.49pt" svg:height="255.09pt" svg:x="0pt" svg:y="2.83pt">
            <loext:p draw:notify-on-update-of-ranges="D1_1.B1:D1_1.B1 D1_1.B2:D1_1.B612 D1_1.E1:D1_1.E1 D1_1.E2:D1_1.E6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47.49pt" svg:height="255.09pt" svg:x="0.03pt" svg:y="281.62pt">
            <loext:p draw:notify-on-update-of-ranges="D1_1.C1:D1_1.C1 D1_1.C2:D1_1.C612 D1_1.F1:D1_1.F1 D1_1.F2:D1_1.F6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47.49pt" svg:height="255.09pt" svg:x="0.03pt" svg:y="550.43pt">
            <loext:p draw:notify-on-update-of-ranges="D1_1.D1:D1_1.D1 D1_1.D2:D1_1.D612 D1_1.G1:D1_1.G1 D1_1.G2:D1_1.G6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047.49pt" svg:height="255.09pt" svg:x="0.03pt" svg:y="819.24pt">
            <loext:p draw:notify-on-update-of-ranges="D1_1.A1:D1_1.A1 D1_1.A2:D1_1.A6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 style:data-style-name="N2" text:time-value="00:33:46.7909580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2T00:38:12.120598985</dc:date>
    <meta:editing-duration>PT1H36M32S</meta:editing-duration>
    <meta:editing-cycles>11</meta:editing-cycles>
    <meta:generator>LibreOffice/5.3.0.3$Linux_X86_64 LibreOffice_project/30m0$Build-3</meta:generator>
    <meta:document-statistic meta:table-count="2" meta:cell-count="388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954cm" svg:height="9cm" xlink:href=".." xlink:type="simple" chart:class="chart:line" chart:style-name="ch1">
        <chart:title svg:x="17.236cm" svg:y="0.315cm" chart:style-name="ch2">
          <text:p>X Rotation</text:p>
        </chart:title>
        <chart:subtitle svg:x="16.317cm" svg:y="1.284cm" chart:style-name="ch3">
          <text:p>Frame to frame delta</text:p>
        </chart:subtitle>
        <chart:legend chart:legend-position="end" svg:x="34.565cm" svg:y="3.96cm" style:legend-expansion="high" chart:style-name="ch4"/>
        <chart:plot-area chart:style-name="ch5" table:cell-range-address="D1_1.B1:D1_1.B612 D1_1.E1:D1_1.E612" chart:data-source-has-labels="row" svg:x="1.728cm" svg:y="2.127cm" svg:width="32.098cm" svg:height="5.734cm">
          <chartooo:coordinate-region svg:x="2.553cm" svg:y="2.322cm" svg:width="31.273cm" svg:height="5.344cm"/>
          <chart:axis chart:dimension="x" chart:name="primary-x" chart:style-name="ch6">
            <chart:title svg:x="17.197cm" svg:y="8.041cm" chart:style-name="ch7">
              <text:p>Frame</text:p>
            </chart:title>
          </chart:axis>
          <chart:axis chart:dimension="y" chart:name="primary-y" chart:style-name="ch6">
            <chart:title svg:x="0.451cm" svg:y="5.727cm" chart:style-name="ch8">
              <text:p>Degrees</text:p>
            </chart:title>
            <chart:grid chart:style-name="ch9" chart:class="major"/>
          </chart:axis>
          <chart:series chart:style-name="ch10" chart:values-cell-range-address="D1_1.B2:D1_1.B612" chart:label-cell-address="D1_1.B1:D1_1.B1" chart:class="chart:line">
            <chart:data-point chart:repeated="611"/>
          </chart:series>
          <chart:series chart:style-name="ch11" chart:values-cell-range-address="D1_1.E2:D1_1.E612" chart:label-cell-address="D1_1.E1:D1_1.E1" chart:class="chart:line">
            <chart:data-point chart:repeated="6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P rX</text:p>
                <draw:g>
                  <svg:desc>D1_1.B1:D1_1.B1</svg:desc>
                </draw:g>
              </table:table-cell>
              <table:table-cell office:value-type="string">
                <text:p>GT rX</text:p>
                <draw:g>
                  <svg:desc>D1_1.E1:D1_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851965">
                <text:p>-0.00851965</text:p>
                <draw:g>
                  <svg:desc>D1_1.B2:D1_1.B612</svg:desc>
                </draw:g>
              </table:table-cell>
              <table:table-cell office:value-type="float" office:value="-0.024143">
                <text:p>-0.024143</text:p>
                <draw:g>
                  <svg:desc>D1_1.E2:D1_1.E6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19705">
                <text:p>0.0219705</text:p>
              </table:table-cell>
              <table:table-cell office:value-type="float" office:value="0.0368423">
                <text:p>0.0368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03066">
                <text:p>0.0103066</text:p>
              </table:table-cell>
              <table:table-cell office:value-type="float" office:value="-0.0329211">
                <text:p>-0.0329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19883">
                <text:p>-0.119883</text:p>
              </table:table-cell>
              <table:table-cell office:value-type="float" office:value="-0.0382754">
                <text:p>-0.03827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15802">
                <text:p>-0.115802</text:p>
              </table:table-cell>
              <table:table-cell office:value-type="float" office:value="-0.139099">
                <text:p>-0.1390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58564">
                <text:p>-0.258564</text:p>
              </table:table-cell>
              <table:table-cell office:value-type="float" office:value="-0.0612557">
                <text:p>-0.0612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02999">
                <text:p>-0.402999</text:p>
              </table:table-cell>
              <table:table-cell office:value-type="float" office:value="-0.137772">
                <text:p>-0.1377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66814">
                <text:p>-0.166814</text:p>
              </table:table-cell>
              <table:table-cell office:value-type="float" office:value="-0.119094">
                <text:p>-0.1190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83739">
                <text:p>-0.183739</text:p>
              </table:table-cell>
              <table:table-cell office:value-type="float" office:value="-0.130559">
                <text:p>-0.1305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30294">
                <text:p>-0.330294</text:p>
              </table:table-cell>
              <table:table-cell office:value-type="float" office:value="-0.259174">
                <text:p>-0.2591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85271">
                <text:p>-0.185271</text:p>
              </table:table-cell>
              <table:table-cell office:value-type="float" office:value="-0.165207">
                <text:p>-0.1652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99793">
                <text:p>-0.299793</text:p>
              </table:table-cell>
              <table:table-cell office:value-type="float" office:value="-0.211544">
                <text:p>-0.2115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641">
                <text:p>-0.3641</text:p>
              </table:table-cell>
              <table:table-cell office:value-type="float" office:value="-0.273711">
                <text:p>-0.2737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223896">
                <text:p>-0.223896</text:p>
              </table:table-cell>
              <table:table-cell office:value-type="float" office:value="-0.278799">
                <text:p>-0.2787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252859">
                <text:p>-0.252859</text:p>
              </table:table-cell>
              <table:table-cell office:value-type="float" office:value="-0.365443">
                <text:p>-0.3654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396065">
                <text:p>-0.396065</text:p>
              </table:table-cell>
              <table:table-cell office:value-type="float" office:value="-0.340187">
                <text:p>-0.340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415831">
                <text:p>-0.415831</text:p>
              </table:table-cell>
              <table:table-cell office:value-type="float" office:value="-0.344844">
                <text:p>-0.3448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439348">
                <text:p>-0.439348</text:p>
              </table:table-cell>
              <table:table-cell office:value-type="float" office:value="-0.423985">
                <text:p>-0.4239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435231">
                <text:p>-0.435231</text:p>
              </table:table-cell>
              <table:table-cell office:value-type="float" office:value="-0.461955">
                <text:p>-0.4619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453793">
                <text:p>-0.453793</text:p>
              </table:table-cell>
              <table:table-cell office:value-type="float" office:value="-0.469217">
                <text:p>-0.4692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441578">
                <text:p>-0.441578</text:p>
              </table:table-cell>
              <table:table-cell office:value-type="float" office:value="-0.400002">
                <text:p>-0.400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430702">
                <text:p>-0.430702</text:p>
              </table:table-cell>
              <table:table-cell office:value-type="float" office:value="-0.406802">
                <text:p>-0.4068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440864">
                <text:p>-0.440864</text:p>
              </table:table-cell>
              <table:table-cell office:value-type="float" office:value="-0.461392">
                <text:p>-0.4613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433036">
                <text:p>-0.433036</text:p>
              </table:table-cell>
              <table:table-cell office:value-type="float" office:value="-0.514505">
                <text:p>-0.514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408486">
                <text:p>-0.408486</text:p>
              </table:table-cell>
              <table:table-cell office:value-type="float" office:value="-0.449694">
                <text:p>-0.4496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545538">
                <text:p>-0.545538</text:p>
              </table:table-cell>
              <table:table-cell office:value-type="float" office:value="-0.502665">
                <text:p>-0.5026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567585">
                <text:p>-0.567585</text:p>
              </table:table-cell>
              <table:table-cell office:value-type="float" office:value="-0.49961">
                <text:p>-0.499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529481">
                <text:p>-0.529481</text:p>
              </table:table-cell>
              <table:table-cell office:value-type="float" office:value="-0.487058">
                <text:p>-0.4870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584518">
                <text:p>-0.584518</text:p>
              </table:table-cell>
              <table:table-cell office:value-type="float" office:value="-0.437275">
                <text:p>-0.437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59536">
                <text:p>-0.59536</text:p>
              </table:table-cell>
              <table:table-cell office:value-type="float" office:value="-0.468236">
                <text:p>-0.4682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424489">
                <text:p>-0.424489</text:p>
              </table:table-cell>
              <table:table-cell office:value-type="float" office:value="-0.406066">
                <text:p>-0.4060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594384">
                <text:p>-0.594384</text:p>
              </table:table-cell>
              <table:table-cell office:value-type="float" office:value="-0.500682">
                <text:p>-0.5006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5207">
                <text:p>-0.65207</text:p>
              </table:table-cell>
              <table:table-cell office:value-type="float" office:value="-0.433607">
                <text:p>-0.4336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33076">
                <text:p>-0.633076</text:p>
              </table:table-cell>
              <table:table-cell office:value-type="float" office:value="-0.446135">
                <text:p>-0.4461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42037">
                <text:p>-0.642037</text:p>
              </table:table-cell>
              <table:table-cell office:value-type="float" office:value="-0.508997">
                <text:p>-0.5089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22428">
                <text:p>-0.622428</text:p>
              </table:table-cell>
              <table:table-cell office:value-type="float" office:value="-0.51845">
                <text:p>-0.518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17544">
                <text:p>-0.617544</text:p>
              </table:table-cell>
              <table:table-cell office:value-type="float" office:value="-0.516539">
                <text:p>-0.5165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57149">
                <text:p>-0.657149</text:p>
              </table:table-cell>
              <table:table-cell office:value-type="float" office:value="-0.561554">
                <text:p>-0.5615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31058">
                <text:p>-0.631058</text:p>
              </table:table-cell>
              <table:table-cell office:value-type="float" office:value="-0.610392">
                <text:p>-0.6103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25123">
                <text:p>-0.625123</text:p>
              </table:table-cell>
              <table:table-cell office:value-type="float" office:value="-0.634741">
                <text:p>-0.6347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770869">
                <text:p>-0.770869</text:p>
              </table:table-cell>
              <table:table-cell office:value-type="float" office:value="-0.70358">
                <text:p>-0.703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769488">
                <text:p>-0.769488</text:p>
              </table:table-cell>
              <table:table-cell office:value-type="float" office:value="-0.727592">
                <text:p>-0.7275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27294">
                <text:p>-0.827294</text:p>
              </table:table-cell>
              <table:table-cell office:value-type="float" office:value="-0.842993">
                <text:p>-0.8429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948191">
                <text:p>-0.948191</text:p>
              </table:table-cell>
              <table:table-cell office:value-type="float" office:value="-0.945062">
                <text:p>-0.9450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795786">
                <text:p>-0.795786</text:p>
              </table:table-cell>
              <table:table-cell office:value-type="float" office:value="-0.980053">
                <text:p>-0.9800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979722">
                <text:p>-0.979722</text:p>
              </table:table-cell>
              <table:table-cell office:value-type="float" office:value="-1.0875">
                <text:p>-1.0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40724">
                <text:p>-1.40724</text:p>
              </table:table-cell>
              <table:table-cell office:value-type="float" office:value="-1.20246">
                <text:p>-1.202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2384">
                <text:p>-1.2384</text:p>
              </table:table-cell>
              <table:table-cell office:value-type="float" office:value="-1.24146">
                <text:p>-1.241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35377">
                <text:p>-1.35377</text:p>
              </table:table-cell>
              <table:table-cell office:value-type="float" office:value="-1.19258">
                <text:p>-1.192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78549">
                <text:p>-1.78549</text:p>
              </table:table-cell>
              <table:table-cell office:value-type="float" office:value="-1.27592">
                <text:p>-1.275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78577">
                <text:p>-1.78577</text:p>
              </table:table-cell>
              <table:table-cell office:value-type="float" office:value="-1.11116">
                <text:p>-1.111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63561">
                <text:p>-1.63561</text:p>
              </table:table-cell>
              <table:table-cell office:value-type="float" office:value="-0.915539">
                <text:p>-0.9155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79191">
                <text:p>-1.79191</text:p>
              </table:table-cell>
              <table:table-cell office:value-type="float" office:value="-0.69331">
                <text:p>-0.693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65591">
                <text:p>-1.65591</text:p>
              </table:table-cell>
              <table:table-cell office:value-type="float" office:value="-0.434791">
                <text:p>-0.4347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32044">
                <text:p>-1.32044</text:p>
              </table:table-cell>
              <table:table-cell office:value-type="float" office:value="-0.28773">
                <text:p>-0.287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02895">
                <text:p>-1.02895</text:p>
              </table:table-cell>
              <table:table-cell office:value-type="float" office:value="0.101289">
                <text:p>0.1012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604878">
                <text:p>-0.604878</text:p>
              </table:table-cell>
              <table:table-cell office:value-type="float" office:value="0.418823">
                <text:p>0.4188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233271">
                <text:p>-0.233271</text:p>
              </table:table-cell>
              <table:table-cell office:value-type="float" office:value="0.852013">
                <text:p>0.8520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570347">
                <text:p>-0.0570347</text:p>
              </table:table-cell>
              <table:table-cell office:value-type="float" office:value="1.176">
                <text:p>1.1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5209">
                <text:p>0.15209</text:p>
              </table:table-cell>
              <table:table-cell office:value-type="float" office:value="1.45774">
                <text:p>1.457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40111">
                <text:p>0.540111</text:p>
              </table:table-cell>
              <table:table-cell office:value-type="float" office:value="1.68301">
                <text:p>1.683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33756">
                <text:p>0.533756</text:p>
              </table:table-cell>
              <table:table-cell office:value-type="float" office:value="2.03686">
                <text:p>2.036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4738">
                <text:p>0.24738</text:p>
              </table:table-cell>
              <table:table-cell office:value-type="float" office:value="2.31384">
                <text:p>2.313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7338">
                <text:p>0.27338</text:p>
              </table:table-cell>
              <table:table-cell office:value-type="float" office:value="2.55347">
                <text:p>2.553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29004">
                <text:p>0.829004</text:p>
              </table:table-cell>
              <table:table-cell office:value-type="float" office:value="2.97754">
                <text:p>2.977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9823">
                <text:p>0.999823</text:p>
              </table:table-cell>
              <table:table-cell office:value-type="float" office:value="3.22828">
                <text:p>3.228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74772">
                <text:p>0.774772</text:p>
              </table:table-cell>
              <table:table-cell office:value-type="float" office:value="3.45561">
                <text:p>3.455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0621">
                <text:p>1.10621</text:p>
              </table:table-cell>
              <table:table-cell office:value-type="float" office:value="3.8041">
                <text:p>3.80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1092">
                <text:p>1.71092</text:p>
              </table:table-cell>
              <table:table-cell office:value-type="float" office:value="4.16026">
                <text:p>4.160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8222">
                <text:p>1.98222</text:p>
              </table:table-cell>
              <table:table-cell office:value-type="float" office:value="4.54363">
                <text:p>4.543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73644">
                <text:p>2.73644</text:p>
              </table:table-cell>
              <table:table-cell office:value-type="float" office:value="4.96062">
                <text:p>4.960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914">
                <text:p>3.0914</text:p>
              </table:table-cell>
              <table:table-cell office:value-type="float" office:value="5.34224">
                <text:p>5.342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17861">
                <text:p>3.17861</text:p>
              </table:table-cell>
              <table:table-cell office:value-type="float" office:value="5.60679">
                <text:p>5.606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57245">
                <text:p>3.57245</text:p>
              </table:table-cell>
              <table:table-cell office:value-type="float" office:value="6.04956">
                <text:p>6.049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02976">
                <text:p>4.02976</text:p>
              </table:table-cell>
              <table:table-cell office:value-type="float" office:value="6.40729">
                <text:p>6.407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19767">
                <text:p>4.19767</text:p>
              </table:table-cell>
              <table:table-cell office:value-type="float" office:value="6.77301">
                <text:p>6.773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24305">
                <text:p>4.24305</text:p>
              </table:table-cell>
              <table:table-cell office:value-type="float" office:value="7.16582">
                <text:p>7.165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53276">
                <text:p>4.53276</text:p>
              </table:table-cell>
              <table:table-cell office:value-type="float" office:value="7.53753">
                <text:p>7.537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68986">
                <text:p>4.68986</text:p>
              </table:table-cell>
              <table:table-cell office:value-type="float" office:value="7.93589">
                <text:p>7.935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17205">
                <text:p>5.17205</text:p>
              </table:table-cell>
              <table:table-cell office:value-type="float" office:value="8.36974">
                <text:p>8.369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56751">
                <text:p>5.56751</text:p>
              </table:table-cell>
              <table:table-cell office:value-type="float" office:value="8.83844">
                <text:p>8.838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47662">
                <text:p>5.47662</text:p>
              </table:table-cell>
              <table:table-cell office:value-type="float" office:value="9.33742">
                <text:p>9.337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68059">
                <text:p>5.68059</text:p>
              </table:table-cell>
              <table:table-cell office:value-type="float" office:value="9.97756">
                <text:p>9.977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41484">
                <text:p>6.41484</text:p>
              </table:table-cell>
              <table:table-cell office:value-type="float" office:value="10.5105">
                <text:p>10.51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82992">
                <text:p>6.82992</text:p>
              </table:table-cell>
              <table:table-cell office:value-type="float" office:value="11.0928">
                <text:p>11.09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9934">
                <text:p>6.9934</text:p>
              </table:table-cell>
              <table:table-cell office:value-type="float" office:value="11.6823">
                <text:p>11.68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4332">
                <text:p>7.4332</text:p>
              </table:table-cell>
              <table:table-cell office:value-type="float" office:value="12.0675">
                <text:p>12.06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14332">
                <text:p>8.14332</text:p>
              </table:table-cell>
              <table:table-cell office:value-type="float" office:value="12.6685">
                <text:p>12.66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69636">
                <text:p>8.69636</text:p>
              </table:table-cell>
              <table:table-cell office:value-type="float" office:value="13.2405">
                <text:p>13.24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3274">
                <text:p>8.93274</text:p>
              </table:table-cell>
              <table:table-cell office:value-type="float" office:value="13.7669">
                <text:p>13.76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62692">
                <text:p>9.62692</text:p>
              </table:table-cell>
              <table:table-cell office:value-type="float" office:value="14.34">
                <text:p>14.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1715">
                <text:p>10.1715</text:p>
              </table:table-cell>
              <table:table-cell office:value-type="float" office:value="14.8719">
                <text:p>14.87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2874">
                <text:p>10.2874</text:p>
              </table:table-cell>
              <table:table-cell office:value-type="float" office:value="15.3305">
                <text:p>15.33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5688">
                <text:p>10.5688</text:p>
              </table:table-cell>
              <table:table-cell office:value-type="float" office:value="15.8302">
                <text:p>15.83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9956">
                <text:p>10.9956</text:p>
              </table:table-cell>
              <table:table-cell office:value-type="float" office:value="16.3442">
                <text:p>16.34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445">
                <text:p>11.445</text:p>
              </table:table-cell>
              <table:table-cell office:value-type="float" office:value="16.8855">
                <text:p>16.88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8192">
                <text:p>11.8192</text:p>
              </table:table-cell>
              <table:table-cell office:value-type="float" office:value="17.4134">
                <text:p>17.41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0243">
                <text:p>12.0243</text:p>
              </table:table-cell>
              <table:table-cell office:value-type="float" office:value="17.9415">
                <text:p>17.94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2655">
                <text:p>12.2655</text:p>
              </table:table-cell>
              <table:table-cell office:value-type="float" office:value="18.3638">
                <text:p>18.36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7216">
                <text:p>12.7216</text:p>
              </table:table-cell>
              <table:table-cell office:value-type="float" office:value="18.905">
                <text:p>18.9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.0704">
                <text:p>13.0704</text:p>
              </table:table-cell>
              <table:table-cell office:value-type="float" office:value="19.4698">
                <text:p>19.46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.2415">
                <text:p>13.2415</text:p>
              </table:table-cell>
              <table:table-cell office:value-type="float" office:value="20.0035">
                <text:p>20.00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.7879">
                <text:p>13.7879</text:p>
              </table:table-cell>
              <table:table-cell office:value-type="float" office:value="20.6165">
                <text:p>20.61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.3751">
                <text:p>14.3751</text:p>
              </table:table-cell>
              <table:table-cell office:value-type="float" office:value="21.3383">
                <text:p>21.33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.732">
                <text:p>14.732</text:p>
              </table:table-cell>
              <table:table-cell office:value-type="float" office:value="22.0015">
                <text:p>22.00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.3738">
                <text:p>15.3738</text:p>
              </table:table-cell>
              <table:table-cell office:value-type="float" office:value="22.659">
                <text:p>22.6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.8518">
                <text:p>15.8518</text:p>
              </table:table-cell>
              <table:table-cell office:value-type="float" office:value="23.3742">
                <text:p>23.37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.2341">
                <text:p>16.2341</text:p>
              </table:table-cell>
              <table:table-cell office:value-type="float" office:value="24.0892">
                <text:p>24.08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.9454">
                <text:p>16.9454</text:p>
              </table:table-cell>
              <table:table-cell office:value-type="float" office:value="24.6547">
                <text:p>24.65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.3652">
                <text:p>17.3652</text:p>
              </table:table-cell>
              <table:table-cell office:value-type="float" office:value="25.4287">
                <text:p>25.42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.78">
                <text:p>17.78</text:p>
              </table:table-cell>
              <table:table-cell office:value-type="float" office:value="26.0433">
                <text:p>26.04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.4793">
                <text:p>18.4793</text:p>
              </table:table-cell>
              <table:table-cell office:value-type="float" office:value="26.7039">
                <text:p>26.70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.9741">
                <text:p>18.9741</text:p>
              </table:table-cell>
              <table:table-cell office:value-type="float" office:value="27.2407">
                <text:p>27.24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.1437">
                <text:p>19.1437</text:p>
              </table:table-cell>
              <table:table-cell office:value-type="float" office:value="27.7205">
                <text:p>27.72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.6816">
                <text:p>19.6816</text:p>
              </table:table-cell>
              <table:table-cell office:value-type="float" office:value="28.1773">
                <text:p>28.17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.5076">
                <text:p>20.5076</text:p>
              </table:table-cell>
              <table:table-cell office:value-type="float" office:value="28.5089">
                <text:p>28.50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.7745">
                <text:p>20.7745</text:p>
              </table:table-cell>
              <table:table-cell office:value-type="float" office:value="28.8348">
                <text:p>28.83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.9181">
                <text:p>20.9181</text:p>
              </table:table-cell>
              <table:table-cell office:value-type="float" office:value="29.0101">
                <text:p>29.01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.3343">
                <text:p>21.3343</text:p>
              </table:table-cell>
              <table:table-cell office:value-type="float" office:value="29.1378">
                <text:p>29.13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.6272">
                <text:p>21.6272</text:p>
              </table:table-cell>
              <table:table-cell office:value-type="float" office:value="29.1605">
                <text:p>29.16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.8224">
                <text:p>21.8224</text:p>
              </table:table-cell>
              <table:table-cell office:value-type="float" office:value="29.1176">
                <text:p>29.11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.0921">
                <text:p>22.0921</text:p>
              </table:table-cell>
              <table:table-cell office:value-type="float" office:value="28.9678">
                <text:p>28.96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.0293">
                <text:p>22.0293</text:p>
              </table:table-cell>
              <table:table-cell office:value-type="float" office:value="28.8356">
                <text:p>28.83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.0639">
                <text:p>22.0639</text:p>
              </table:table-cell>
              <table:table-cell office:value-type="float" office:value="28.6056">
                <text:p>28.60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.1607">
                <text:p>22.1607</text:p>
              </table:table-cell>
              <table:table-cell office:value-type="float" office:value="28.3794">
                <text:p>28.37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.157">
                <text:p>22.157</text:p>
              </table:table-cell>
              <table:table-cell office:value-type="float" office:value="28.0617">
                <text:p>28.06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.1632">
                <text:p>22.1632</text:p>
              </table:table-cell>
              <table:table-cell office:value-type="float" office:value="27.6912">
                <text:p>27.69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.1658">
                <text:p>22.1658</text:p>
              </table:table-cell>
              <table:table-cell office:value-type="float" office:value="27.3352">
                <text:p>27.33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.0387">
                <text:p>22.0387</text:p>
              </table:table-cell>
              <table:table-cell office:value-type="float" office:value="26.9186">
                <text:p>26.91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.9587">
                <text:p>21.9587</text:p>
              </table:table-cell>
              <table:table-cell office:value-type="float" office:value="26.3383">
                <text:p>26.33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.8142">
                <text:p>21.8142</text:p>
              </table:table-cell>
              <table:table-cell office:value-type="float" office:value="25.8456">
                <text:p>25.84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.6797">
                <text:p>21.6797</text:p>
              </table:table-cell>
              <table:table-cell office:value-type="float" office:value="25.3539">
                <text:p>25.35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.5088">
                <text:p>21.5088</text:p>
              </table:table-cell>
              <table:table-cell office:value-type="float" office:value="24.8204">
                <text:p>24.82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1349">
                <text:p>21.1349</text:p>
              </table:table-cell>
              <table:table-cell office:value-type="float" office:value="24.3173">
                <text:p>24.31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.8188">
                <text:p>20.8188</text:p>
              </table:table-cell>
              <table:table-cell office:value-type="float" office:value="23.751">
                <text:p>23.7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.5171">
                <text:p>20.5171</text:p>
              </table:table-cell>
              <table:table-cell office:value-type="float" office:value="23.1693">
                <text:p>23.16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.18">
                <text:p>20.18</text:p>
              </table:table-cell>
              <table:table-cell office:value-type="float" office:value="22.6013">
                <text:p>22.60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.9036">
                <text:p>19.9036</text:p>
              </table:table-cell>
              <table:table-cell office:value-type="float" office:value="22.0262">
                <text:p>22.02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.4637">
                <text:p>19.4637</text:p>
              </table:table-cell>
              <table:table-cell office:value-type="float" office:value="21.3881">
                <text:p>21.38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.0915">
                <text:p>19.0915</text:p>
              </table:table-cell>
              <table:table-cell office:value-type="float" office:value="20.6712">
                <text:p>20.67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.6812">
                <text:p>18.6812</text:p>
              </table:table-cell>
              <table:table-cell office:value-type="float" office:value="20.0898">
                <text:p>20.08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.3196">
                <text:p>18.3196</text:p>
              </table:table-cell>
              <table:table-cell office:value-type="float" office:value="19.4166">
                <text:p>19.41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.849">
                <text:p>17.849</text:p>
              </table:table-cell>
              <table:table-cell office:value-type="float" office:value="18.9134">
                <text:p>18.91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.2666">
                <text:p>17.2666</text:p>
              </table:table-cell>
              <table:table-cell office:value-type="float" office:value="18.3027">
                <text:p>18.30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.8684">
                <text:p>16.8684</text:p>
              </table:table-cell>
              <table:table-cell office:value-type="float" office:value="17.5042">
                <text:p>17.50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.552">
                <text:p>16.552</text:p>
              </table:table-cell>
              <table:table-cell office:value-type="float" office:value="16.9049">
                <text:p>16.90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963">
                <text:p>15.963</text:p>
              </table:table-cell>
              <table:table-cell office:value-type="float" office:value="16.2582">
                <text:p>16.25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.3822">
                <text:p>15.3822</text:p>
              </table:table-cell>
              <table:table-cell office:value-type="float" office:value="15.6685">
                <text:p>15.66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9862">
                <text:p>14.9862</text:p>
              </table:table-cell>
              <table:table-cell office:value-type="float" office:value="15.0768">
                <text:p>15.07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6196">
                <text:p>14.6196</text:p>
              </table:table-cell>
              <table:table-cell office:value-type="float" office:value="14.5265">
                <text:p>14.52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.1544">
                <text:p>14.1544</text:p>
              </table:table-cell>
              <table:table-cell office:value-type="float" office:value="13.8551">
                <text:p>13.85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.5864">
                <text:p>13.5864</text:p>
              </table:table-cell>
              <table:table-cell office:value-type="float" office:value="13.2368">
                <text:p>13.23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.0477">
                <text:p>13.0477</text:p>
              </table:table-cell>
              <table:table-cell office:value-type="float" office:value="12.5588">
                <text:p>12.55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6204">
                <text:p>12.6204</text:p>
              </table:table-cell>
              <table:table-cell office:value-type="float" office:value="11.9795">
                <text:p>11.97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.8969">
                <text:p>11.8969</text:p>
              </table:table-cell>
              <table:table-cell office:value-type="float" office:value="11.3524">
                <text:p>11.35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.1231">
                <text:p>11.1231</text:p>
              </table:table-cell>
              <table:table-cell office:value-type="float" office:value="10.7437">
                <text:p>10.74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.8753">
                <text:p>10.8753</text:p>
              </table:table-cell>
              <table:table-cell office:value-type="float" office:value="10.0718">
                <text:p>10.07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.4514">
                <text:p>10.4514</text:p>
              </table:table-cell>
              <table:table-cell office:value-type="float" office:value="9.55374">
                <text:p>9.553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68871">
                <text:p>9.68871</text:p>
              </table:table-cell>
              <table:table-cell office:value-type="float" office:value="8.94252">
                <text:p>8.942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16819">
                <text:p>9.16819</text:p>
              </table:table-cell>
              <table:table-cell office:value-type="float" office:value="8.445">
                <text:p>8.4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.59176">
                <text:p>8.59176</text:p>
              </table:table-cell>
              <table:table-cell office:value-type="float" office:value="7.85759">
                <text:p>7.857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14231">
                <text:p>8.14231</text:p>
              </table:table-cell>
              <table:table-cell office:value-type="float" office:value="7.27483">
                <text:p>7.274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83484">
                <text:p>7.83484</text:p>
              </table:table-cell>
              <table:table-cell office:value-type="float" office:value="6.81519">
                <text:p>6.815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3796">
                <text:p>7.3796</text:p>
              </table:table-cell>
              <table:table-cell office:value-type="float" office:value="6.22969">
                <text:p>6.229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01757">
                <text:p>7.01757</text:p>
              </table:table-cell>
              <table:table-cell office:value-type="float" office:value="5.7172">
                <text:p>5.71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60483">
                <text:p>6.60483</text:p>
              </table:table-cell>
              <table:table-cell office:value-type="float" office:value="5.25464">
                <text:p>5.254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37891">
                <text:p>6.37891</text:p>
              </table:table-cell>
              <table:table-cell office:value-type="float" office:value="4.76385">
                <text:p>4.763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13008">
                <text:p>6.13008</text:p>
              </table:table-cell>
              <table:table-cell office:value-type="float" office:value="4.31445">
                <text:p>4.314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52703">
                <text:p>5.52703</text:p>
              </table:table-cell>
              <table:table-cell office:value-type="float" office:value="3.91113">
                <text:p>3.911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21462">
                <text:p>5.21462</text:p>
              </table:table-cell>
              <table:table-cell office:value-type="float" office:value="3.3681">
                <text:p>3.36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91435">
                <text:p>4.91435</text:p>
              </table:table-cell>
              <table:table-cell office:value-type="float" office:value="3.07384">
                <text:p>3.073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54159">
                <text:p>4.54159</text:p>
              </table:table-cell>
              <table:table-cell office:value-type="float" office:value="2.61171">
                <text:p>2.611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16624">
                <text:p>4.16624</text:p>
              </table:table-cell>
              <table:table-cell office:value-type="float" office:value="2.19763">
                <text:p>2.197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58953">
                <text:p>3.58953</text:p>
              </table:table-cell>
              <table:table-cell office:value-type="float" office:value="1.74086">
                <text:p>1.740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177">
                <text:p>3.177</text:p>
              </table:table-cell>
              <table:table-cell office:value-type="float" office:value="1.34096">
                <text:p>1.340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93364">
                <text:p>2.93364</text:p>
              </table:table-cell>
              <table:table-cell office:value-type="float" office:value="0.939237">
                <text:p>0.9392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46364">
                <text:p>2.46364</text:p>
              </table:table-cell>
              <table:table-cell office:value-type="float" office:value="0.421831">
                <text:p>0.4218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05079">
                <text:p>2.05079</text:p>
              </table:table-cell>
              <table:table-cell office:value-type="float" office:value="-0.13995">
                <text:p>-0.139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223">
                <text:p>1.7223</text:p>
              </table:table-cell>
              <table:table-cell office:value-type="float" office:value="-0.586851">
                <text:p>-0.5868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27915">
                <text:p>1.27915</text:p>
              </table:table-cell>
              <table:table-cell office:value-type="float" office:value="-1.12282">
                <text:p>-1.122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39944">
                <text:p>0.939944</text:p>
              </table:table-cell>
              <table:table-cell office:value-type="float" office:value="-1.6307">
                <text:p>-1.63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64518">
                <text:p>0.664518</text:p>
              </table:table-cell>
              <table:table-cell office:value-type="float" office:value="-2.07735">
                <text:p>-2.077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65215">
                <text:p>0.465215</text:p>
              </table:table-cell>
              <table:table-cell office:value-type="float" office:value="-2.44966">
                <text:p>-2.449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56886">
                <text:p>0.156886</text:p>
              </table:table-cell>
              <table:table-cell office:value-type="float" office:value="-2.94139">
                <text:p>-2.941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293911">
                <text:p>-0.293911</text:p>
              </table:table-cell>
              <table:table-cell office:value-type="float" office:value="-3.42952">
                <text:p>-3.429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672747">
                <text:p>-0.672747</text:p>
              </table:table-cell>
              <table:table-cell office:value-type="float" office:value="-3.73434">
                <text:p>-3.734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.1422">
                <text:p>-1.1422</text:p>
              </table:table-cell>
              <table:table-cell office:value-type="float" office:value="-4.24812">
                <text:p>-4.248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59656">
                <text:p>-1.59656</text:p>
              </table:table-cell>
              <table:table-cell office:value-type="float" office:value="-4.64299">
                <text:p>-4.642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60945">
                <text:p>-1.60945</text:p>
              </table:table-cell>
              <table:table-cell office:value-type="float" office:value="-4.92143">
                <text:p>-4.921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9897">
                <text:p>-1.9897</text:p>
              </table:table-cell>
              <table:table-cell office:value-type="float" office:value="-5.29889">
                <text:p>-5.298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2.28602">
                <text:p>-2.28602</text:p>
              </table:table-cell>
              <table:table-cell office:value-type="float" office:value="-5.68534">
                <text:p>-5.685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2.29306">
                <text:p>-2.29306</text:p>
              </table:table-cell>
              <table:table-cell office:value-type="float" office:value="-5.96518">
                <text:p>-5.965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.47518">
                <text:p>-2.47518</text:p>
              </table:table-cell>
              <table:table-cell office:value-type="float" office:value="-6.259">
                <text:p>-6.2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2.65109">
                <text:p>-2.65109</text:p>
              </table:table-cell>
              <table:table-cell office:value-type="float" office:value="-6.57286">
                <text:p>-6.572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2.91366">
                <text:p>-2.91366</text:p>
              </table:table-cell>
              <table:table-cell office:value-type="float" office:value="-6.86242">
                <text:p>-6.862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3.27282">
                <text:p>-3.27282</text:p>
              </table:table-cell>
              <table:table-cell office:value-type="float" office:value="-7.16986">
                <text:p>-7.169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3.37056">
                <text:p>-3.37056</text:p>
              </table:table-cell>
              <table:table-cell office:value-type="float" office:value="-7.38567">
                <text:p>-7.385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3.89968">
                <text:p>-3.89968</text:p>
              </table:table-cell>
              <table:table-cell office:value-type="float" office:value="-7.77429">
                <text:p>-7.774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4.57238">
                <text:p>-4.57238</text:p>
              </table:table-cell>
              <table:table-cell office:value-type="float" office:value="-8.12822">
                <text:p>-8.128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5.21682">
                <text:p>-5.21682</text:p>
              </table:table-cell>
              <table:table-cell office:value-type="float" office:value="-8.46785">
                <text:p>-8.467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5.88716">
                <text:p>-5.88716</text:p>
              </table:table-cell>
              <table:table-cell office:value-type="float" office:value="-8.78503">
                <text:p>-8.785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6.14199">
                <text:p>-6.14199</text:p>
              </table:table-cell>
              <table:table-cell office:value-type="float" office:value="-9.00936">
                <text:p>-9.009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6.43628">
                <text:p>-6.43628</text:p>
              </table:table-cell>
              <table:table-cell office:value-type="float" office:value="-9.20264">
                <text:p>-9.202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7.19951">
                <text:p>-7.19951</text:p>
              </table:table-cell>
              <table:table-cell office:value-type="float" office:value="-9.49775">
                <text:p>-9.497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7.60921">
                <text:p>-7.60921</text:p>
              </table:table-cell>
              <table:table-cell office:value-type="float" office:value="-9.71556">
                <text:p>-9.715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6.61947">
                <text:p>-6.61947</text:p>
              </table:table-cell>
              <table:table-cell office:value-type="float" office:value="-9.72534">
                <text:p>-9.725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6.67037">
                <text:p>-6.67037</text:p>
              </table:table-cell>
              <table:table-cell office:value-type="float" office:value="-9.84992">
                <text:p>-9.849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6.37507">
                <text:p>-6.37507</text:p>
              </table:table-cell>
              <table:table-cell office:value-type="float" office:value="-9.82103">
                <text:p>-9.821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6.3158">
                <text:p>-6.3158</text:p>
              </table:table-cell>
              <table:table-cell office:value-type="float" office:value="-9.89579">
                <text:p>-9.8957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6.14394">
                <text:p>-6.14394</text:p>
              </table:table-cell>
              <table:table-cell office:value-type="float" office:value="-9.99477">
                <text:p>-9.994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6.02745">
                <text:p>-6.02745</text:p>
              </table:table-cell>
              <table:table-cell office:value-type="float" office:value="-10.0999">
                <text:p>-10.09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5.92242">
                <text:p>-5.92242</text:p>
              </table:table-cell>
              <table:table-cell office:value-type="float" office:value="-10.1419">
                <text:p>-10.14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5.58069">
                <text:p>-5.58069</text:p>
              </table:table-cell>
              <table:table-cell office:value-type="float" office:value="-10.0706">
                <text:p>-10.07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5.30375">
                <text:p>-5.30375</text:p>
              </table:table-cell>
              <table:table-cell office:value-type="float" office:value="-10.0191">
                <text:p>-10.01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5.63821">
                <text:p>-5.63821</text:p>
              </table:table-cell>
              <table:table-cell office:value-type="float" office:value="-9.93913">
                <text:p>-9.939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5.60615">
                <text:p>-5.60615</text:p>
              </table:table-cell>
              <table:table-cell office:value-type="float" office:value="-9.76166">
                <text:p>-9.761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4.84311">
                <text:p>-4.84311</text:p>
              </table:table-cell>
              <table:table-cell office:value-type="float" office:value="-9.54298">
                <text:p>-9.542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4.95077">
                <text:p>-4.95077</text:p>
              </table:table-cell>
              <table:table-cell office:value-type="float" office:value="-9.39942">
                <text:p>-9.399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4.95004">
                <text:p>-4.95004</text:p>
              </table:table-cell>
              <table:table-cell office:value-type="float" office:value="-9.19189">
                <text:p>-9.191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4.53973">
                <text:p>-4.53973</text:p>
              </table:table-cell>
              <table:table-cell office:value-type="float" office:value="-8.96976">
                <text:p>-8.969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4.73701">
                <text:p>-4.73701</text:p>
              </table:table-cell>
              <table:table-cell office:value-type="float" office:value="-8.6752">
                <text:p>-8.67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4.96058">
                <text:p>-4.96058</text:p>
              </table:table-cell>
              <table:table-cell office:value-type="float" office:value="-8.50017">
                <text:p>-8.500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4.87045">
                <text:p>-4.87045</text:p>
              </table:table-cell>
              <table:table-cell office:value-type="float" office:value="-8.20911">
                <text:p>-8.209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4.65608">
                <text:p>-4.65608</text:p>
              </table:table-cell>
              <table:table-cell office:value-type="float" office:value="-7.95333">
                <text:p>-7.953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4.41508">
                <text:p>-4.41508</text:p>
              </table:table-cell>
              <table:table-cell office:value-type="float" office:value="-7.72958">
                <text:p>-7.729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4.25515">
                <text:p>-4.25515</text:p>
              </table:table-cell>
              <table:table-cell office:value-type="float" office:value="-7.56761">
                <text:p>-7.567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3.91658">
                <text:p>-3.91658</text:p>
              </table:table-cell>
              <table:table-cell office:value-type="float" office:value="-7.35206">
                <text:p>-7.352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3.43484">
                <text:p>-3.43484</text:p>
              </table:table-cell>
              <table:table-cell office:value-type="float" office:value="-7.05456">
                <text:p>-7.054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3.89218">
                <text:p>-3.89218</text:p>
              </table:table-cell>
              <table:table-cell office:value-type="float" office:value="-6.83913">
                <text:p>-6.839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3.93161">
                <text:p>-3.93161</text:p>
              </table:table-cell>
              <table:table-cell office:value-type="float" office:value="-6.65707">
                <text:p>-6.657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3.12437">
                <text:p>-3.12437</text:p>
              </table:table-cell>
              <table:table-cell office:value-type="float" office:value="-6.29979">
                <text:p>-6.299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.928">
                <text:p>-2.928</text:p>
              </table:table-cell>
              <table:table-cell office:value-type="float" office:value="-5.97498">
                <text:p>-5.974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3.03089">
                <text:p>-3.03089</text:p>
              </table:table-cell>
              <table:table-cell office:value-type="float" office:value="-5.71377">
                <text:p>-5.713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.58914">
                <text:p>-2.58914</text:p>
              </table:table-cell>
              <table:table-cell office:value-type="float" office:value="-5.3949">
                <text:p>-5.39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.97358">
                <text:p>-1.97358</text:p>
              </table:table-cell>
              <table:table-cell office:value-type="float" office:value="-5.20577">
                <text:p>-5.205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.49008">
                <text:p>-1.49008</text:p>
              </table:table-cell>
              <table:table-cell office:value-type="float" office:value="-4.8029">
                <text:p>-4.80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.02973">
                <text:p>-1.02973</text:p>
              </table:table-cell>
              <table:table-cell office:value-type="float" office:value="-4.60791">
                <text:p>-4.607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.1835">
                <text:p>-1.1835</text:p>
              </table:table-cell>
              <table:table-cell office:value-type="float" office:value="-4.36018">
                <text:p>-4.360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839219">
                <text:p>-0.839219</text:p>
              </table:table-cell>
              <table:table-cell office:value-type="float" office:value="-4.0071">
                <text:p>-4.00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373152">
                <text:p>-0.0373152</text:p>
              </table:table-cell>
              <table:table-cell office:value-type="float" office:value="-3.72285">
                <text:p>-3.722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543173">
                <text:p>0.0543173</text:p>
              </table:table-cell>
              <table:table-cell office:value-type="float" office:value="-3.26493">
                <text:p>-3.264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36787">
                <text:p>0.436787</text:p>
              </table:table-cell>
              <table:table-cell office:value-type="float" office:value="-2.68866">
                <text:p>-2.688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17883">
                <text:p>1.17883</text:p>
              </table:table-cell>
              <table:table-cell office:value-type="float" office:value="-2.01002">
                <text:p>-2.010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84751">
                <text:p>1.84751</text:p>
              </table:table-cell>
              <table:table-cell office:value-type="float" office:value="-1.26672">
                <text:p>-1.266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12297">
                <text:p>2.12297</text:p>
              </table:table-cell>
              <table:table-cell office:value-type="float" office:value="-0.451841">
                <text:p>-0.4518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06969">
                <text:p>2.06969</text:p>
              </table:table-cell>
              <table:table-cell office:value-type="float" office:value="0.473801">
                <text:p>0.4738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2562">
                <text:p>2.42562</text:p>
              </table:table-cell>
              <table:table-cell office:value-type="float" office:value="1.34196">
                <text:p>1.341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02629">
                <text:p>3.02629</text:p>
              </table:table-cell>
              <table:table-cell office:value-type="float" office:value="2.33265">
                <text:p>2.332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62617">
                <text:p>3.62617</text:p>
              </table:table-cell>
              <table:table-cell office:value-type="float" office:value="3.28797">
                <text:p>3.2879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1556">
                <text:p>4.1556</text:p>
              </table:table-cell>
              <table:table-cell office:value-type="float" office:value="4.23268">
                <text:p>4.232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08904">
                <text:p>5.08904</text:p>
              </table:table-cell>
              <table:table-cell office:value-type="float" office:value="5.31019">
                <text:p>5.310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84656">
                <text:p>5.84656</text:p>
              </table:table-cell>
              <table:table-cell office:value-type="float" office:value="6.30772">
                <text:p>6.307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95856">
                <text:p>5.95856</text:p>
              </table:table-cell>
              <table:table-cell office:value-type="float" office:value="7.3105">
                <text:p>7.31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45969">
                <text:p>6.45969</text:p>
              </table:table-cell>
              <table:table-cell office:value-type="float" office:value="8.28188">
                <text:p>8.2818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.57394">
                <text:p>7.57394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.43752">
                <text:p>8.43752</text:p>
              </table:table-cell>
              <table:table-cell office:value-type="float" office:value="9.88447">
                <text:p>9.884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.08313">
                <text:p>8.08313</text:p>
              </table:table-cell>
              <table:table-cell office:value-type="float" office:value="10.7185">
                <text:p>10.718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.51068">
                <text:p>8.51068</text:p>
              </table:table-cell>
              <table:table-cell office:value-type="float" office:value="11.6235">
                <text:p>11.62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.73584">
                <text:p>9.73584</text:p>
              </table:table-cell>
              <table:table-cell office:value-type="float" office:value="12.2757">
                <text:p>12.27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.78089">
                <text:p>9.78089</text:p>
              </table:table-cell>
              <table:table-cell office:value-type="float" office:value="12.9207">
                <text:p>12.92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.1346">
                <text:p>10.1346</text:p>
              </table:table-cell>
              <table:table-cell office:value-type="float" office:value="13.6127">
                <text:p>13.61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.009">
                <text:p>11.009</text:p>
              </table:table-cell>
              <table:table-cell office:value-type="float" office:value="14.3162">
                <text:p>14.31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.5376">
                <text:p>11.5376</text:p>
              </table:table-cell>
              <table:table-cell office:value-type="float" office:value="14.8018">
                <text:p>14.80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.527">
                <text:p>12.527</text:p>
              </table:table-cell>
              <table:table-cell office:value-type="float" office:value="15.4652">
                <text:p>15.46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.5838">
                <text:p>13.5838</text:p>
              </table:table-cell>
              <table:table-cell office:value-type="float" office:value="15.9726">
                <text:p>15.972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.9083">
                <text:p>13.9083</text:p>
              </table:table-cell>
              <table:table-cell office:value-type="float" office:value="16.565">
                <text:p>16.56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.1184">
                <text:p>15.1184</text:p>
              </table:table-cell>
              <table:table-cell office:value-type="float" office:value="17.0132">
                <text:p>17.01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.5148">
                <text:p>16.5148</text:p>
              </table:table-cell>
              <table:table-cell office:value-type="float" office:value="17.2273">
                <text:p>17.22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.4186">
                <text:p>17.4186</text:p>
              </table:table-cell>
              <table:table-cell office:value-type="float" office:value="17.5418">
                <text:p>17.54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.6021">
                <text:p>18.6021</text:p>
              </table:table-cell>
              <table:table-cell office:value-type="float" office:value="17.8253">
                <text:p>17.825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.5872">
                <text:p>19.5872</text:p>
              </table:table-cell>
              <table:table-cell office:value-type="float" office:value="17.8803">
                <text:p>17.880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.4292">
                <text:p>20.4292</text:p>
              </table:table-cell>
              <table:table-cell office:value-type="float" office:value="17.7978">
                <text:p>17.79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1.1506">
                <text:p>21.1506</text:p>
              </table:table-cell>
              <table:table-cell office:value-type="float" office:value="17.3584">
                <text:p>17.35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2.4703">
                <text:p>22.4703</text:p>
              </table:table-cell>
              <table:table-cell office:value-type="float" office:value="16.7865">
                <text:p>16.78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3.2145">
                <text:p>23.2145</text:p>
              </table:table-cell>
              <table:table-cell office:value-type="float" office:value="16.1045">
                <text:p>16.10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.2044">
                <text:p>24.2044</text:p>
              </table:table-cell>
              <table:table-cell office:value-type="float" office:value="15.3397">
                <text:p>15.339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0579">
                <text:p>25.0579</text:p>
              </table:table-cell>
              <table:table-cell office:value-type="float" office:value="14.6459">
                <text:p>14.645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512">
                <text:p>25.512</text:p>
              </table:table-cell>
              <table:table-cell office:value-type="float" office:value="13.6534">
                <text:p>13.65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.2713">
                <text:p>26.2713</text:p>
              </table:table-cell>
              <table:table-cell office:value-type="float" office:value="12.5834">
                <text:p>12.58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.5689">
                <text:p>26.5689</text:p>
              </table:table-cell>
              <table:table-cell office:value-type="float" office:value="11.8442">
                <text:p>11.844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.135">
                <text:p>27.135</text:p>
              </table:table-cell>
              <table:table-cell office:value-type="float" office:value="10.3959">
                <text:p>10.395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.8227">
                <text:p>27.8227</text:p>
              </table:table-cell>
              <table:table-cell office:value-type="float" office:value="9.22421">
                <text:p>9.224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7.7289">
                <text:p>27.7289</text:p>
              </table:table-cell>
              <table:table-cell office:value-type="float" office:value="8.22363">
                <text:p>8.223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0238">
                <text:p>28.0238</text:p>
              </table:table-cell>
              <table:table-cell office:value-type="float" office:value="7.16069">
                <text:p>7.1606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5884">
                <text:p>28.5884</text:p>
              </table:table-cell>
              <table:table-cell office:value-type="float" office:value="6.08172">
                <text:p>6.0817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4633">
                <text:p>28.4633</text:p>
              </table:table-cell>
              <table:table-cell office:value-type="float" office:value="5.29702">
                <text:p>5.297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.068">
                <text:p>29.068</text:p>
              </table:table-cell>
              <table:table-cell office:value-type="float" office:value="4.28988">
                <text:p>4.289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.4005">
                <text:p>30.4005</text:p>
              </table:table-cell>
              <table:table-cell office:value-type="float" office:value="3.30097">
                <text:p>3.3009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.2101">
                <text:p>30.2101</text:p>
              </table:table-cell>
              <table:table-cell office:value-type="float" office:value="2.68517">
                <text:p>2.685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.9282">
                <text:p>29.9282</text:p>
              </table:table-cell>
              <table:table-cell office:value-type="float" office:value="2.20849">
                <text:p>2.208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.4283">
                <text:p>30.4283</text:p>
              </table:table-cell>
              <table:table-cell office:value-type="float" office:value="1.45358">
                <text:p>1.453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.2704">
                <text:p>30.2704</text:p>
              </table:table-cell>
              <table:table-cell office:value-type="float" office:value="1.09479">
                <text:p>1.0947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.345">
                <text:p>30.345</text:p>
              </table:table-cell>
              <table:table-cell office:value-type="float" office:value="0.617767">
                <text:p>0.6177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.4447">
                <text:p>30.4447</text:p>
              </table:table-cell>
              <table:table-cell office:value-type="float" office:value="0.235023">
                <text:p>0.2350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7052">
                <text:p>29.7052</text:p>
              </table:table-cell>
              <table:table-cell office:value-type="float" office:value="0.055353">
                <text:p>0.0553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8032">
                <text:p>29.8032</text:p>
              </table:table-cell>
              <table:table-cell office:value-type="float" office:value="-0.681602">
                <text:p>-0.68160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1.2744">
                <text:p>31.2744</text:p>
              </table:table-cell>
              <table:table-cell office:value-type="float" office:value="-1.46583">
                <text:p>-1.4658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.9098">
                <text:p>30.9098</text:p>
              </table:table-cell>
              <table:table-cell office:value-type="float" office:value="-1.57988">
                <text:p>-1.579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.1528">
                <text:p>30.1528</text:p>
              </table:table-cell>
              <table:table-cell office:value-type="float" office:value="-1.88216">
                <text:p>-1.882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.7017">
                <text:p>30.7017</text:p>
              </table:table-cell>
              <table:table-cell office:value-type="float" office:value="-2.32646">
                <text:p>-2.326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.9182">
                <text:p>30.9182</text:p>
              </table:table-cell>
              <table:table-cell office:value-type="float" office:value="-2.33956">
                <text:p>-2.339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3611">
                <text:p>30.3611</text:p>
              </table:table-cell>
              <table:table-cell office:value-type="float" office:value="-2.59141">
                <text:p>-2.5914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8913">
                <text:p>30.8913</text:p>
              </table:table-cell>
              <table:table-cell office:value-type="float" office:value="-3.04911">
                <text:p>-3.049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1.5133">
                <text:p>31.5133</text:p>
              </table:table-cell>
              <table:table-cell office:value-type="float" office:value="-3.54772">
                <text:p>-3.5477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1.4968">
                <text:p>31.4968</text:p>
              </table:table-cell>
              <table:table-cell office:value-type="float" office:value="-3.87085">
                <text:p>-3.870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1.2624">
                <text:p>31.2624</text:p>
              </table:table-cell>
              <table:table-cell office:value-type="float" office:value="-4.24126">
                <text:p>-4.241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898">
                <text:p>30.898</text:p>
              </table:table-cell>
              <table:table-cell office:value-type="float" office:value="-4.24664">
                <text:p>-4.246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948">
                <text:p>30.948</text:p>
              </table:table-cell>
              <table:table-cell office:value-type="float" office:value="-4.18413">
                <text:p>-4.1841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.7462">
                <text:p>31.7462</text:p>
              </table:table-cell>
              <table:table-cell office:value-type="float" office:value="-4.89423">
                <text:p>-4.8942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.574">
                <text:p>31.574</text:p>
              </table:table-cell>
              <table:table-cell office:value-type="float" office:value="-5.11737">
                <text:p>-5.1173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.5175">
                <text:p>30.5175</text:p>
              </table:table-cell>
              <table:table-cell office:value-type="float" office:value="-4.65172">
                <text:p>-4.6517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0.1251">
                <text:p>30.1251</text:p>
              </table:table-cell>
              <table:table-cell office:value-type="float" office:value="-4.66413">
                <text:p>-4.664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0.2791">
                <text:p>30.2791</text:p>
              </table:table-cell>
              <table:table-cell office:value-type="float" office:value="-4.82055">
                <text:p>-4.8205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9.6894">
                <text:p>29.6894</text:p>
              </table:table-cell>
              <table:table-cell office:value-type="float" office:value="-5.03509">
                <text:p>-5.035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9.1541">
                <text:p>29.1541</text:p>
              </table:table-cell>
              <table:table-cell office:value-type="float" office:value="-4.95293">
                <text:p>-4.9529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.7768">
                <text:p>28.7768</text:p>
              </table:table-cell>
              <table:table-cell office:value-type="float" office:value="-5.07855">
                <text:p>-5.0785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.0602">
                <text:p>28.0602</text:p>
              </table:table-cell>
              <table:table-cell office:value-type="float" office:value="-5.17348">
                <text:p>-5.173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7.3367">
                <text:p>27.3367</text:p>
              </table:table-cell>
              <table:table-cell office:value-type="float" office:value="-4.97019">
                <text:p>-4.970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6.9081">
                <text:p>26.9081</text:p>
              </table:table-cell>
              <table:table-cell office:value-type="float" office:value="-4.95869">
                <text:p>-4.958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6.1482">
                <text:p>26.1482</text:p>
              </table:table-cell>
              <table:table-cell office:value-type="float" office:value="-5.07634">
                <text:p>-5.0763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5.4135">
                <text:p>25.4135</text:p>
              </table:table-cell>
              <table:table-cell office:value-type="float" office:value="-4.96607">
                <text:p>-4.9660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5.0205">
                <text:p>25.0205</text:p>
              </table:table-cell>
              <table:table-cell office:value-type="float" office:value="-5.07461">
                <text:p>-5.0746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4.1736">
                <text:p>24.1736</text:p>
              </table:table-cell>
              <table:table-cell office:value-type="float" office:value="-5.04258">
                <text:p>-5.042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3.2404">
                <text:p>23.2404</text:p>
              </table:table-cell>
              <table:table-cell office:value-type="float" office:value="-4.88415">
                <text:p>-4.884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2.4418">
                <text:p>22.4418</text:p>
              </table:table-cell>
              <table:table-cell office:value-type="float" office:value="-4.58116">
                <text:p>-4.581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1.4225">
                <text:p>21.4225</text:p>
              </table:table-cell>
              <table:table-cell office:value-type="float" office:value="-4.29053">
                <text:p>-4.2905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.9057">
                <text:p>20.9057</text:p>
              </table:table-cell>
              <table:table-cell office:value-type="float" office:value="-4.19517">
                <text:p>-4.1951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.566">
                <text:p>20.566</text:p>
              </table:table-cell>
              <table:table-cell office:value-type="float" office:value="-4.26141">
                <text:p>-4.261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.1687">
                <text:p>20.1687</text:p>
              </table:table-cell>
              <table:table-cell office:value-type="float" office:value="-4.4958">
                <text:p>-4.49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.931">
                <text:p>19.931</text:p>
              </table:table-cell>
              <table:table-cell office:value-type="float" office:value="-4.82783">
                <text:p>-4.8278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.7666">
                <text:p>19.7666</text:p>
              </table:table-cell>
              <table:table-cell office:value-type="float" office:value="-4.77406">
                <text:p>-4.7740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.2158">
                <text:p>19.2158</text:p>
              </table:table-cell>
              <table:table-cell office:value-type="float" office:value="-4.44497">
                <text:p>-4.444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.3514">
                <text:p>18.3514</text:p>
              </table:table-cell>
              <table:table-cell office:value-type="float" office:value="-3.98709">
                <text:p>-3.9870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7.7693">
                <text:p>17.7693</text:p>
              </table:table-cell>
              <table:table-cell office:value-type="float" office:value="-3.50165">
                <text:p>-3.5016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.0031">
                <text:p>17.0031</text:p>
              </table:table-cell>
              <table:table-cell office:value-type="float" office:value="-3.15603">
                <text:p>-3.156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.9568">
                <text:p>15.9568</text:p>
              </table:table-cell>
              <table:table-cell office:value-type="float" office:value="-2.54104">
                <text:p>-2.541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.7191">
                <text:p>15.7191</text:p>
              </table:table-cell>
              <table:table-cell office:value-type="float" office:value="-2.57852">
                <text:p>-2.5785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.1621">
                <text:p>15.1621</text:p>
              </table:table-cell>
              <table:table-cell office:value-type="float" office:value="-2.12351">
                <text:p>-2.1235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.6325">
                <text:p>14.6325</text:p>
              </table:table-cell>
              <table:table-cell office:value-type="float" office:value="-1.96404">
                <text:p>-1.9640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.6801">
                <text:p>14.6801</text:p>
              </table:table-cell>
              <table:table-cell office:value-type="float" office:value="-1.95407">
                <text:p>-1.9540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.6828">
                <text:p>14.6828</text:p>
              </table:table-cell>
              <table:table-cell office:value-type="float" office:value="-2.10462">
                <text:p>-2.104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.3143">
                <text:p>14.3143</text:p>
              </table:table-cell>
              <table:table-cell office:value-type="float" office:value="-1.91317">
                <text:p>-1.913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.8853">
                <text:p>13.8853</text:p>
              </table:table-cell>
              <table:table-cell office:value-type="float" office:value="-1.98098">
                <text:p>-1.9809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.4971">
                <text:p>14.4971</text:p>
              </table:table-cell>
              <table:table-cell office:value-type="float" office:value="-2.73904">
                <text:p>-2.7390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.0344">
                <text:p>15.0344</text:p>
              </table:table-cell>
              <table:table-cell office:value-type="float" office:value="-3.36969">
                <text:p>-3.3696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.678">
                <text:p>14.678</text:p>
              </table:table-cell>
              <table:table-cell office:value-type="float" office:value="-3.6049">
                <text:p>-3.604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.3887">
                <text:p>14.3887</text:p>
              </table:table-cell>
              <table:table-cell office:value-type="float" office:value="-4.30375">
                <text:p>-4.303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.3235">
                <text:p>13.3235</text:p>
              </table:table-cell>
              <table:table-cell office:value-type="float" office:value="-4.15321">
                <text:p>-4.1532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2.4231">
                <text:p>12.4231</text:p>
              </table:table-cell>
              <table:table-cell office:value-type="float" office:value="-3.93821">
                <text:p>-3.938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.9439">
                <text:p>11.9439</text:p>
              </table:table-cell>
              <table:table-cell office:value-type="float" office:value="-4.14786">
                <text:p>-4.1478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.5399">
                <text:p>11.5399</text:p>
              </table:table-cell>
              <table:table-cell office:value-type="float" office:value="-4.33488">
                <text:p>-4.334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.8433">
                <text:p>10.8433</text:p>
              </table:table-cell>
              <table:table-cell office:value-type="float" office:value="-4.34715">
                <text:p>-4.347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.8681">
                <text:p>9.8681</text:p>
              </table:table-cell>
              <table:table-cell office:value-type="float" office:value="-3.92288">
                <text:p>-3.9228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.02764">
                <text:p>9.02764</text:p>
              </table:table-cell>
              <table:table-cell office:value-type="float" office:value="-3.84207">
                <text:p>-3.842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.16704">
                <text:p>8.16704</text:p>
              </table:table-cell>
              <table:table-cell office:value-type="float" office:value="-3.31613">
                <text:p>-3.316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.01269">
                <text:p>8.01269</text:p>
              </table:table-cell>
              <table:table-cell office:value-type="float" office:value="-3.64765">
                <text:p>-3.6476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.16995">
                <text:p>8.16995</text:p>
              </table:table-cell>
              <table:table-cell office:value-type="float" office:value="-4.40348">
                <text:p>-4.403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.3643">
                <text:p>7.3643</text:p>
              </table:table-cell>
              <table:table-cell office:value-type="float" office:value="-4.12807">
                <text:p>-4.128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.99479">
                <text:p>6.99479</text:p>
              </table:table-cell>
              <table:table-cell office:value-type="float" office:value="-4.08396">
                <text:p>-4.083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68802">
                <text:p>7.68802</text:p>
              </table:table-cell>
              <table:table-cell office:value-type="float" office:value="-5.33602">
                <text:p>-5.3360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69264">
                <text:p>7.69264</text:p>
              </table:table-cell>
              <table:table-cell office:value-type="float" office:value="-5.82626">
                <text:p>-5.826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.83295">
                <text:p>6.83295</text:p>
              </table:table-cell>
              <table:table-cell office:value-type="float" office:value="-5.3564">
                <text:p>-5.356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.0502">
                <text:p>6.0502</text:p>
              </table:table-cell>
              <table:table-cell office:value-type="float" office:value="-4.70577">
                <text:p>-4.7057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.34171">
                <text:p>5.34171</text:p>
              </table:table-cell>
              <table:table-cell office:value-type="float" office:value="-4.31288">
                <text:p>-4.3128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.10301">
                <text:p>5.10301</text:p>
              </table:table-cell>
              <table:table-cell office:value-type="float" office:value="-4.47592">
                <text:p>-4.475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.01522">
                <text:p>5.01522</text:p>
              </table:table-cell>
              <table:table-cell office:value-type="float" office:value="-4.89996">
                <text:p>-4.899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.38728">
                <text:p>4.38728</text:p>
              </table:table-cell>
              <table:table-cell office:value-type="float" office:value="-4.77022">
                <text:p>-4.770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72248">
                <text:p>3.72248</text:p>
              </table:table-cell>
              <table:table-cell office:value-type="float" office:value="-4.55325">
                <text:p>-4.553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.89334">
                <text:p>2.89334</text:p>
              </table:table-cell>
              <table:table-cell office:value-type="float" office:value="-4.18717">
                <text:p>-4.1871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30871">
                <text:p>2.30871</text:p>
              </table:table-cell>
              <table:table-cell office:value-type="float" office:value="-3.98561">
                <text:p>-3.9856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05417">
                <text:p>2.05417</text:p>
              </table:table-cell>
              <table:table-cell office:value-type="float" office:value="-4.46719">
                <text:p>-4.467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71375">
                <text:p>0.971375</text:p>
              </table:table-cell>
              <table:table-cell office:value-type="float" office:value="-3.81662">
                <text:p>-3.8166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20294">
                <text:p>0.20294</text:p>
              </table:table-cell>
              <table:table-cell office:value-type="float" office:value="-3.17886">
                <text:p>-3.1788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155615">
                <text:p>-0.155615</text:p>
              </table:table-cell>
              <table:table-cell office:value-type="float" office:value="-3.56997">
                <text:p>-3.5699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.37107">
                <text:p>-1.37107</text:p>
              </table:table-cell>
              <table:table-cell office:value-type="float" office:value="-2.83626">
                <text:p>-2.8362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2.01642">
                <text:p>-2.01642</text:p>
              </table:table-cell>
              <table:table-cell office:value-type="float" office:value="-2.46722">
                <text:p>-2.4672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2.15524">
                <text:p>-2.15524</text:p>
              </table:table-cell>
              <table:table-cell office:value-type="float" office:value="-2.97167">
                <text:p>-2.971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2.75011">
                <text:p>-2.75011</text:p>
              </table:table-cell>
              <table:table-cell office:value-type="float" office:value="-3.208">
                <text:p>-3.20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2.89345">
                <text:p>-2.89345</text:p>
              </table:table-cell>
              <table:table-cell office:value-type="float" office:value="-3.5048">
                <text:p>-3.504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3.10995">
                <text:p>-3.10995</text:p>
              </table:table-cell>
              <table:table-cell office:value-type="float" office:value="-4.04799">
                <text:p>-4.0479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3.63456">
                <text:p>-3.63456</text:p>
              </table:table-cell>
              <table:table-cell office:value-type="float" office:value="-4.3158">
                <text:p>-4.31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3.60443">
                <text:p>-3.60443</text:p>
              </table:table-cell>
              <table:table-cell office:value-type="float" office:value="-4.6691">
                <text:p>-4.66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3.79178">
                <text:p>-3.79178</text:p>
              </table:table-cell>
              <table:table-cell office:value-type="float" office:value="-4.9659">
                <text:p>-4.965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3.96882">
                <text:p>-3.96882</text:p>
              </table:table-cell>
              <table:table-cell office:value-type="float" office:value="-5.07766">
                <text:p>-5.0776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4.27011">
                <text:p>-4.27011</text:p>
              </table:table-cell>
              <table:table-cell office:value-type="float" office:value="-4.57721">
                <text:p>-4.5772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4.42295">
                <text:p>-4.42295</text:p>
              </table:table-cell>
              <table:table-cell office:value-type="float" office:value="-4.53262">
                <text:p>-4.5326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4.3337">
                <text:p>-4.3337</text:p>
              </table:table-cell>
              <table:table-cell office:value-type="float" office:value="-4.25375">
                <text:p>-4.253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4.22797">
                <text:p>-4.22797</text:p>
              </table:table-cell>
              <table:table-cell office:value-type="float" office:value="-4.19955">
                <text:p>-4.199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3.87562">
                <text:p>-3.87562</text:p>
              </table:table-cell>
              <table:table-cell office:value-type="float" office:value="-4.37181">
                <text:p>-4.3718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3.26246">
                <text:p>-3.26246</text:p>
              </table:table-cell>
              <table:table-cell office:value-type="float" office:value="-4.5649">
                <text:p>-4.564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2.8706">
                <text:p>-2.8706</text:p>
              </table:table-cell>
              <table:table-cell office:value-type="float" office:value="-4.57243">
                <text:p>-4.5724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2.76569">
                <text:p>-2.76569</text:p>
              </table:table-cell>
              <table:table-cell office:value-type="float" office:value="-4.14165">
                <text:p>-4.1416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2.68357">
                <text:p>-2.68357</text:p>
              </table:table-cell>
              <table:table-cell office:value-type="float" office:value="-3.24322">
                <text:p>-3.243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.88794">
                <text:p>-1.88794</text:p>
              </table:table-cell>
              <table:table-cell office:value-type="float" office:value="-3.65195">
                <text:p>-3.6519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.58724">
                <text:p>-1.58724</text:p>
              </table:table-cell>
              <table:table-cell office:value-type="float" office:value="-3.38798">
                <text:p>-3.3879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.35303">
                <text:p>-1.35303</text:p>
              </table:table-cell>
              <table:table-cell office:value-type="float" office:value="-2.9363">
                <text:p>-2.936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916311">
                <text:p>-0.916311</text:p>
              </table:table-cell>
              <table:table-cell office:value-type="float" office:value="-2.90359">
                <text:p>-2.9035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0870073">
                <text:p>-0.0870073</text:p>
              </table:table-cell>
              <table:table-cell office:value-type="float" office:value="-3.70107">
                <text:p>-3.7010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0541304">
                <text:p>-0.0541304</text:p>
              </table:table-cell>
              <table:table-cell office:value-type="float" office:value="-3.13648">
                <text:p>-3.136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309797">
                <text:p>-0.309797</text:p>
              </table:table-cell>
              <table:table-cell office:value-type="float" office:value="-2.59475">
                <text:p>-2.5947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282613">
                <text:p>0.282613</text:p>
              </table:table-cell>
              <table:table-cell office:value-type="float" office:value="-2.49516">
                <text:p>-2.495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19728">
                <text:p>1.19728</text:p>
              </table:table-cell>
              <table:table-cell office:value-type="float" office:value="-3.00927">
                <text:p>-3.0092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1562">
                <text:p>1.1562</text:p>
              </table:table-cell>
              <table:table-cell office:value-type="float" office:value="-2.54747">
                <text:p>-2.5474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677587">
                <text:p>0.677587</text:p>
              </table:table-cell>
              <table:table-cell office:value-type="float" office:value="-1.42891">
                <text:p>-1.4289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07359">
                <text:p>1.07359</text:p>
              </table:table-cell>
              <table:table-cell office:value-type="float" office:value="-1.23667">
                <text:p>-1.2366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63315">
                <text:p>1.63315</text:p>
              </table:table-cell>
              <table:table-cell office:value-type="float" office:value="-1.22202">
                <text:p>-1.2220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89968">
                <text:p>1.89968</text:p>
              </table:table-cell>
              <table:table-cell office:value-type="float" office:value="-0.692407">
                <text:p>-0.6924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58725">
                <text:p>1.58725</text:p>
              </table:table-cell>
              <table:table-cell office:value-type="float" office:value="1.58036">
                <text:p>1.580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754">
                <text:p>1.754</text:p>
              </table:table-cell>
              <table:table-cell office:value-type="float" office:value="3.08907">
                <text:p>3.089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36511">
                <text:p>3.36511</text:p>
              </table:table-cell>
              <table:table-cell office:value-type="float" office:value="2.09248">
                <text:p>2.0924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64575">
                <text:p>4.64575</text:p>
              </table:table-cell>
              <table:table-cell office:value-type="float" office:value="1.09807">
                <text:p>1.0980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.09835">
                <text:p>5.09835</text:p>
              </table:table-cell>
              <table:table-cell office:value-type="float" office:value="1.3398">
                <text:p>1.339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.16098">
                <text:p>5.16098</text:p>
              </table:table-cell>
              <table:table-cell office:value-type="float" office:value="2.75224">
                <text:p>2.7522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.2794">
                <text:p>5.2794</text:p>
              </table:table-cell>
              <table:table-cell office:value-type="float" office:value="3.87339">
                <text:p>3.8733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.71079">
                <text:p>5.71079</text:p>
              </table:table-cell>
              <table:table-cell office:value-type="float" office:value="4.80224">
                <text:p>4.8022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.82628">
                <text:p>6.82628</text:p>
              </table:table-cell>
              <table:table-cell office:value-type="float" office:value="4.47125">
                <text:p>4.471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.59096">
                <text:p>6.59096</text:p>
              </table:table-cell>
              <table:table-cell office:value-type="float" office:value="5.87484">
                <text:p>5.8748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.02324">
                <text:p>6.02324</text:p>
              </table:table-cell>
              <table:table-cell office:value-type="float" office:value="8.79461">
                <text:p>8.7946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.90002">
                <text:p>6.90002</text:p>
              </table:table-cell>
              <table:table-cell office:value-type="float" office:value="9.17205">
                <text:p>9.172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.85245">
                <text:p>7.85245</text:p>
              </table:table-cell>
              <table:table-cell office:value-type="float" office:value="8.88965">
                <text:p>8.8896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.26274">
                <text:p>8.26274</text:p>
              </table:table-cell>
              <table:table-cell office:value-type="float" office:value="9.58647">
                <text:p>9.5864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.47969">
                <text:p>8.47969</text:p>
              </table:table-cell>
              <table:table-cell office:value-type="float" office:value="10.6005">
                <text:p>10.60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.2228">
                <text:p>9.2228</text:p>
              </table:table-cell>
              <table:table-cell office:value-type="float" office:value="10.8072">
                <text:p>10.807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.6574">
                <text:p>9.6574</text:p>
              </table:table-cell>
              <table:table-cell office:value-type="float" office:value="11.7543">
                <text:p>11.754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.31082">
                <text:p>9.31082</text:p>
              </table:table-cell>
              <table:table-cell office:value-type="float" office:value="14.1036">
                <text:p>14.103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.91119">
                <text:p>9.91119</text:p>
              </table:table-cell>
              <table:table-cell office:value-type="float" office:value="15.1924">
                <text:p>15.192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.5616">
                <text:p>10.5616</text:p>
              </table:table-cell>
              <table:table-cell office:value-type="float" office:value="16.2455">
                <text:p>16.24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.4515">
                <text:p>10.4515</text:p>
              </table:table-cell>
              <table:table-cell office:value-type="float" office:value="18.5687">
                <text:p>18.568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.2355">
                <text:p>11.2355</text:p>
              </table:table-cell>
              <table:table-cell office:value-type="float" office:value="19.8288">
                <text:p>19.828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2.9526">
                <text:p>12.9526</text:p>
              </table:table-cell>
              <table:table-cell office:value-type="float" office:value="18.8466">
                <text:p>18.84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.0703">
                <text:p>13.0703</text:p>
              </table:table-cell>
              <table:table-cell office:value-type="float" office:value="20.8732">
                <text:p>20.873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.184">
                <text:p>13.184</text:p>
              </table:table-cell>
              <table:table-cell office:value-type="float" office:value="23.2271">
                <text:p>23.227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3.2464">
                <text:p>13.2464</text:p>
              </table:table-cell>
              <table:table-cell office:value-type="float" office:value="25.2732">
                <text:p>25.273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.841">
                <text:p>12.841</text:p>
              </table:table-cell>
              <table:table-cell office:value-type="float" office:value="29.2067">
                <text:p>29.20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.1572">
                <text:p>14.1572</text:p>
              </table:table-cell>
              <table:table-cell office:value-type="float" office:value="29.0359">
                <text:p>29.035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.216">
                <text:p>16.216</text:p>
              </table:table-cell>
              <table:table-cell office:value-type="float" office:value="27.1247">
                <text:p>27.124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6.7891">
                <text:p>16.7891</text:p>
              </table:table-cell>
              <table:table-cell office:value-type="float" office:value="27.7145">
                <text:p>27.714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7.3735">
                <text:p>17.3735</text:p>
              </table:table-cell>
              <table:table-cell office:value-type="float" office:value="29.103">
                <text:p>29.10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8.8513">
                <text:p>18.8513</text:p>
              </table:table-cell>
              <table:table-cell office:value-type="float" office:value="28.615">
                <text:p>28.61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.6911">
                <text:p>19.6911</text:p>
              </table:table-cell>
              <table:table-cell office:value-type="float" office:value="28.9908">
                <text:p>28.99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0.184">
                <text:p>20.184</text:p>
              </table:table-cell>
              <table:table-cell office:value-type="float" office:value="29.3834">
                <text:p>29.383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1.159">
                <text:p>21.159</text:p>
              </table:table-cell>
              <table:table-cell office:value-type="float" office:value="29.7341">
                <text:p>29.73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1.5653">
                <text:p>21.5653</text:p>
              </table:table-cell>
              <table:table-cell office:value-type="float" office:value="30.7652">
                <text:p>30.765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1.8374">
                <text:p>21.8374</text:p>
              </table:table-cell>
              <table:table-cell office:value-type="float" office:value="33.2708">
                <text:p>33.270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2.3245">
                <text:p>22.3245</text:p>
              </table:table-cell>
              <table:table-cell office:value-type="float" office:value="34.668">
                <text:p>34.6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2.2124">
                <text:p>22.2124</text:p>
              </table:table-cell>
              <table:table-cell office:value-type="float" office:value="37.7618">
                <text:p>37.761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2.8501">
                <text:p>22.8501</text:p>
              </table:table-cell>
              <table:table-cell office:value-type="float" office:value="39.2685">
                <text:p>39.268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3.9198">
                <text:p>23.9198</text:p>
              </table:table-cell>
              <table:table-cell office:value-type="float" office:value="39.6634">
                <text:p>39.663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3.9473">
                <text:p>23.9473</text:p>
              </table:table-cell>
              <table:table-cell office:value-type="float" office:value="41.8975">
                <text:p>41.89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4.2801">
                <text:p>24.2801</text:p>
              </table:table-cell>
              <table:table-cell office:value-type="float" office:value="43.8129">
                <text:p>43.81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5.3448">
                <text:p>25.3448</text:p>
              </table:table-cell>
              <table:table-cell office:value-type="float" office:value="43.6192">
                <text:p>43.619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5.8129">
                <text:p>25.8129</text:p>
              </table:table-cell>
              <table:table-cell office:value-type="float" office:value="44.4562">
                <text:p>44.456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6.1734">
                <text:p>26.1734</text:p>
              </table:table-cell>
              <table:table-cell office:value-type="float" office:value="45.6461">
                <text:p>45.646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6.9139">
                <text:p>26.9139</text:p>
              </table:table-cell>
              <table:table-cell office:value-type="float" office:value="46.1029">
                <text:p>46.102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7.4315">
                <text:p>27.4315</text:p>
              </table:table-cell>
              <table:table-cell office:value-type="float" office:value="46.2289">
                <text:p>46.228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7.3424">
                <text:p>27.3424</text:p>
              </table:table-cell>
              <table:table-cell office:value-type="float" office:value="47.5481">
                <text:p>47.548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7.401">
                <text:p>27.401</text:p>
              </table:table-cell>
              <table:table-cell office:value-type="float" office:value="48.8825">
                <text:p>48.88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7.4932">
                <text:p>27.4932</text:p>
              </table:table-cell>
              <table:table-cell office:value-type="float" office:value="48.9485">
                <text:p>48.948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7.4111">
                <text:p>27.4111</text:p>
              </table:table-cell>
              <table:table-cell office:value-type="float" office:value="48.7149">
                <text:p>48.714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7.4205">
                <text:p>27.4205</text:p>
              </table:table-cell>
              <table:table-cell office:value-type="float" office:value="48.9793">
                <text:p>48.979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7.084">
                <text:p>27.084</text:p>
              </table:table-cell>
              <table:table-cell office:value-type="float" office:value="48.7649">
                <text:p>48.76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6.7129">
                <text:p>26.7129</text:p>
              </table:table-cell>
              <table:table-cell office:value-type="float" office:value="48.9588">
                <text:p>48.958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6.6569">
                <text:p>26.6569</text:p>
              </table:table-cell>
              <table:table-cell office:value-type="float" office:value="47.8999">
                <text:p>47.899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6.3516">
                <text:p>26.3516</text:p>
              </table:table-cell>
              <table:table-cell office:value-type="float" office:value="46.71">
                <text:p>46.7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5.4909">
                <text:p>25.4909</text:p>
              </table:table-cell>
              <table:table-cell office:value-type="float" office:value="47.586">
                <text:p>47.58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4.7706">
                <text:p>24.7706</text:p>
              </table:table-cell>
              <table:table-cell office:value-type="float" office:value="47.4026">
                <text:p>47.402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4.1219">
                <text:p>24.1219</text:p>
              </table:table-cell>
              <table:table-cell office:value-type="float" office:value="47.2258">
                <text:p>47.225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3.2885">
                <text:p>23.2885</text:p>
              </table:table-cell>
              <table:table-cell office:value-type="float" office:value="47.4789">
                <text:p>47.478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2.2431">
                <text:p>22.2431</text:p>
              </table:table-cell>
              <table:table-cell office:value-type="float" office:value="47.9196">
                <text:p>47.919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1.4157">
                <text:p>21.4157</text:p>
              </table:table-cell>
              <table:table-cell office:value-type="float" office:value="47.4368">
                <text:p>47.436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0.9813">
                <text:p>20.9813</text:p>
              </table:table-cell>
              <table:table-cell office:value-type="float" office:value="46.1947">
                <text:p>46.194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.2769">
                <text:p>20.2769</text:p>
              </table:table-cell>
              <table:table-cell office:value-type="float" office:value="44.8667">
                <text:p>44.866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9.3753">
                <text:p>19.3753</text:p>
              </table:table-cell>
              <table:table-cell office:value-type="float" office:value="44.6457">
                <text:p>44.645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8.653">
                <text:p>18.653</text:p>
              </table:table-cell>
              <table:table-cell office:value-type="float" office:value="44.3655">
                <text:p>44.365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8.4626">
                <text:p>18.4626</text:p>
              </table:table-cell>
              <table:table-cell office:value-type="float" office:value="41.6659">
                <text:p>41.665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7.8716">
                <text:p>17.8716</text:p>
              </table:table-cell>
              <table:table-cell office:value-type="float" office:value="40.4846">
                <text:p>40.484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6.9132">
                <text:p>16.9132</text:p>
              </table:table-cell>
              <table:table-cell office:value-type="float" office:value="41.2574">
                <text:p>41.257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.4443">
                <text:p>16.4443</text:p>
              </table:table-cell>
              <table:table-cell office:value-type="float" office:value="40.0959">
                <text:p>40.09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.1957">
                <text:p>16.1957</text:p>
              </table:table-cell>
              <table:table-cell office:value-type="float" office:value="38.3723">
                <text:p>38.37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.6768">
                <text:p>15.6768</text:p>
              </table:table-cell>
              <table:table-cell office:value-type="float" office:value="37.9844">
                <text:p>37.98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.2657">
                <text:p>15.2657</text:p>
              </table:table-cell>
              <table:table-cell office:value-type="float" office:value="36.9655">
                <text:p>36.96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.8705">
                <text:p>14.8705</text:p>
              </table:table-cell>
              <table:table-cell office:value-type="float" office:value="36.179">
                <text:p>36.17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.4401">
                <text:p>14.4401</text:p>
              </table:table-cell>
              <table:table-cell office:value-type="float" office:value="35.8347">
                <text:p>35.834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.1628">
                <text:p>14.1628</text:p>
              </table:table-cell>
              <table:table-cell office:value-type="float" office:value="34.8974">
                <text:p>34.897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.1966">
                <text:p>14.1966</text:p>
              </table:table-cell>
              <table:table-cell office:value-type="float" office:value="32.557">
                <text:p>32.55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3.9017">
                <text:p>13.9017</text:p>
              </table:table-cell>
              <table:table-cell office:value-type="float" office:value="32.3812">
                <text:p>32.381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3.4209">
                <text:p>13.4209</text:p>
              </table:table-cell>
              <table:table-cell office:value-type="float" office:value="31.8235">
                <text:p>31.82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.9204">
                <text:p>12.9204</text:p>
              </table:table-cell>
              <table:table-cell office:value-type="float" office:value="32.2556">
                <text:p>32.255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.6042">
                <text:p>12.6042</text:p>
              </table:table-cell>
              <table:table-cell office:value-type="float" office:value="30.6775">
                <text:p>30.677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1.786">
                <text:p>11.786</text:p>
              </table:table-cell>
              <table:table-cell office:value-type="float" office:value="32.1233">
                <text:p>32.123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1.4672">
                <text:p>11.4672</text:p>
              </table:table-cell>
              <table:table-cell office:value-type="float" office:value="31.8132">
                <text:p>31.813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1.1826">
                <text:p>11.1826</text:p>
              </table:table-cell>
              <table:table-cell office:value-type="float" office:value="31.4414">
                <text:p>31.441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.5463">
                <text:p>10.5463</text:p>
              </table:table-cell>
              <table:table-cell office:value-type="float" office:value="32.3253">
                <text:p>32.325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.005">
                <text:p>10.005</text:p>
              </table:table-cell>
              <table:table-cell office:value-type="float" office:value="33.3873">
                <text:p>33.387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.93427">
                <text:p>9.93427</text:p>
              </table:table-cell>
              <table:table-cell office:value-type="float" office:value="32.5399">
                <text:p>32.539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.54188">
                <text:p>9.54188</text:p>
              </table:table-cell>
              <table:table-cell office:value-type="float" office:value="32.4376">
                <text:p>32.437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.82878">
                <text:p>8.82878</text:p>
              </table:table-cell>
              <table:table-cell office:value-type="float" office:value="33.4451">
                <text:p>33.445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.19585">
                <text:p>8.19585</text:p>
              </table:table-cell>
              <table:table-cell office:value-type="float" office:value="34.896">
                <text:p>34.8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.8975">
                <text:p>7.8975</text:p>
              </table:table-cell>
              <table:table-cell office:value-type="float" office:value="34.495">
                <text:p>34.49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.68207">
                <text:p>7.68207</text:p>
              </table:table-cell>
              <table:table-cell office:value-type="float" office:value="34.6328">
                <text:p>34.632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.16519">
                <text:p>7.16519</text:p>
              </table:table-cell>
              <table:table-cell office:value-type="float" office:value="34.6443">
                <text:p>34.644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.24929">
                <text:p>7.24929</text:p>
              </table:table-cell>
              <table:table-cell office:value-type="float" office:value="33.7398">
                <text:p>33.739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.85573">
                <text:p>7.85573</text:p>
              </table:table-cell>
              <table:table-cell office:value-type="float" office:value="31.6884">
                <text:p>31.688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.85679">
                <text:p>7.85679</text:p>
              </table:table-cell>
              <table:table-cell office:value-type="float" office:value="30.1559">
                <text:p>30.155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.37684">
                <text:p>7.37684</text:p>
              </table:table-cell>
              <table:table-cell office:value-type="float" office:value="30.2654">
                <text:p>30.265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.31806">
                <text:p>7.31806</text:p>
              </table:table-cell>
              <table:table-cell office:value-type="float" office:value="29.2977">
                <text:p>29.297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.67609">
                <text:p>7.67609</text:p>
              </table:table-cell>
              <table:table-cell office:value-type="float" office:value="26.2764">
                <text:p>26.276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.57868">
                <text:p>7.57868</text:p>
              </table:table-cell>
              <table:table-cell office:value-type="float" office:value="24.2622">
                <text:p>24.262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.5096">
                <text:p>7.5096</text:p>
              </table:table-cell>
              <table:table-cell office:value-type="float" office:value="22.547">
                <text:p>22.54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.94873">
                <text:p>7.94873</text:p>
              </table:table-cell>
              <table:table-cell office:value-type="float" office:value="18.6078">
                <text:p>18.607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.28672">
                <text:p>8.28672</text:p>
              </table:table-cell>
              <table:table-cell office:value-type="float" office:value="15.0408">
                <text:p>15.04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.35023">
                <text:p>8.35023</text:p>
              </table:table-cell>
              <table:table-cell office:value-type="float" office:value="12.9231">
                <text:p>12.923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.07677">
                <text:p>8.07677</text:p>
              </table:table-cell>
              <table:table-cell office:value-type="float" office:value="12.9361">
                <text:p>12.936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.79051">
                <text:p>7.79051</text:p>
              </table:table-cell>
              <table:table-cell office:value-type="float" office:value="12.6068">
                <text:p>12.606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.34238">
                <text:p>7.34238</text:p>
              </table:table-cell>
              <table:table-cell office:value-type="float" office:value="12.901">
                <text:p>12.90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.90137">
                <text:p>6.90137</text:p>
              </table:table-cell>
              <table:table-cell office:value-type="float" office:value="13.2891">
                <text:p>13.289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.71513">
                <text:p>6.71513</text:p>
              </table:table-cell>
              <table:table-cell office:value-type="float" office:value="11.2132">
                <text:p>11.213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.23402">
                <text:p>7.23402</text:p>
              </table:table-cell>
              <table:table-cell office:value-type="float" office:value="8.16968">
                <text:p>8.1696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.01307">
                <text:p>7.01307</text:p>
              </table:table-cell>
              <table:table-cell office:value-type="float" office:value="7.00712">
                <text:p>7.0071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.41455">
                <text:p>6.41455</text:p>
              </table:table-cell>
              <table:table-cell office:value-type="float" office:value="7.82906">
                <text:p>7.8290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.63334">
                <text:p>6.63334</text:p>
              </table:table-cell>
              <table:table-cell office:value-type="float" office:value="4.94976">
                <text:p>4.9497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.87099">
                <text:p>6.87099</text:p>
              </table:table-cell>
              <table:table-cell office:value-type="float" office:value="2.32521">
                <text:p>2.3252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.73819">
                <text:p>6.73819</text:p>
              </table:table-cell>
              <table:table-cell office:value-type="float" office:value="0.917944">
                <text:p>0.91794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.57331">
                <text:p>6.57331</text:p>
              </table:table-cell>
              <table:table-cell office:value-type="float" office:value="1.52603">
                <text:p>1.5260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.63731">
                <text:p>6.63731</text:p>
              </table:table-cell>
              <table:table-cell office:value-type="float" office:value="-0.404895">
                <text:p>-0.40489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.98465">
                <text:p>6.98465</text:p>
              </table:table-cell>
              <table:table-cell office:value-type="float" office:value="-2.48014">
                <text:p>-2.4801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.20572">
                <text:p>7.20572</text:p>
              </table:table-cell>
              <table:table-cell office:value-type="float" office:value="-3.21302">
                <text:p>-3.2130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.88846">
                <text:p>6.88846</text:p>
              </table:table-cell>
              <table:table-cell office:value-type="float" office:value="-3.46225">
                <text:p>-3.462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.80528">
                <text:p>6.80528</text:p>
              </table:table-cell>
              <table:table-cell office:value-type="float" office:value="-4.56782">
                <text:p>-4.5678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.79095">
                <text:p>6.79095</text:p>
              </table:table-cell>
              <table:table-cell office:value-type="float" office:value="-4.42333">
                <text:p>-4.4233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.60539">
                <text:p>6.60539</text:p>
              </table:table-cell>
              <table:table-cell office:value-type="float" office:value="-4.32003">
                <text:p>-4.3200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.65609">
                <text:p>6.65609</text:p>
              </table:table-cell>
              <table:table-cell office:value-type="float" office:value="-5.57698">
                <text:p>-5.5769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.36201">
                <text:p>6.36201</text:p>
              </table:table-cell>
              <table:table-cell office:value-type="float" office:value="-5.31089">
                <text:p>-5.3108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.18755">
                <text:p>6.18755</text:p>
              </table:table-cell>
              <table:table-cell office:value-type="float" office:value="-5.46135">
                <text:p>-5.4613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.8168">
                <text:p>6.8168</text:p>
              </table:table-cell>
              <table:table-cell office:value-type="float" office:value="-7.93916">
                <text:p>-7.939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.93672">
                <text:p>6.93672</text:p>
              </table:table-cell>
              <table:table-cell office:value-type="float" office:value="-9.24156">
                <text:p>-9.2415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.40475">
                <text:p>6.40475</text:p>
              </table:table-cell>
              <table:table-cell office:value-type="float" office:value="-8.82313">
                <text:p>-8.8231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.71241">
                <text:p>6.71241</text:p>
              </table:table-cell>
              <table:table-cell office:value-type="float" office:value="-9.56076">
                <text:p>-9.5607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.75994">
                <text:p>6.75994</text:p>
              </table:table-cell>
              <table:table-cell office:value-type="float" office:value="-9.91452">
                <text:p>-9.9145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.4772">
                <text:p>6.4772</text:p>
              </table:table-cell>
              <table:table-cell office:value-type="float" office:value="-9.50692">
                <text:p>-9.5069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.18257">
                <text:p>6.18257</text:p>
              </table:table-cell>
              <table:table-cell office:value-type="float" office:value="-8.85422">
                <text:p>-8.8542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93735">
                <text:p>5.93735</text:p>
              </table:table-cell>
              <table:table-cell office:value-type="float" office:value="-8.24229">
                <text:p>-8.2422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.34198">
                <text:p>6.34198</text:p>
              </table:table-cell>
              <table:table-cell office:value-type="float" office:value="-9.32617">
                <text:p>-9.3261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.81053">
                <text:p>6.81053</text:p>
              </table:table-cell>
              <table:table-cell office:value-type="float" office:value="-10.9259">
                <text:p>-10.925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.48514">
                <text:p>6.48514</text:p>
              </table:table-cell>
              <table:table-cell office:value-type="float" office:value="-11.0028">
                <text:p>-11.002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.80128">
                <text:p>6.80128</text:p>
              </table:table-cell>
              <table:table-cell office:value-type="float" office:value="-11.2443">
                <text:p>-11.244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.62288">
                <text:p>7.62288</text:p>
              </table:table-cell>
              <table:table-cell office:value-type="float" office:value="-13.542">
                <text:p>-13.54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.21109">
                <text:p>7.21109</text:p>
              </table:table-cell>
              <table:table-cell office:value-type="float" office:value="-12.4128">
                <text:p>-12.412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.81485">
                <text:p>6.81485</text:p>
              </table:table-cell>
              <table:table-cell office:value-type="float" office:value="-10.5704">
                <text:p>-10.570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.45532">
                <text:p>7.45532</text:p>
              </table:table-cell>
              <table:table-cell office:value-type="float" office:value="-11.7334">
                <text:p>-11.733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.58012">
                <text:p>7.58012</text:p>
              </table:table-cell>
              <table:table-cell office:value-type="float" office:value="-11.6957">
                <text:p>-11.695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.29365">
                <text:p>7.29365</text:p>
              </table:table-cell>
              <table:table-cell office:value-type="float" office:value="-10.5712">
                <text:p>-10.571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.53745">
                <text:p>7.53745</text:p>
              </table:table-cell>
              <table:table-cell office:value-type="float" office:value="-10.0538">
                <text:p>-10.053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.11805">
                <text:p>8.11805</text:p>
              </table:table-cell>
              <table:table-cell office:value-type="float" office:value="-11.5588">
                <text:p>-11.558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954cm" svg:height="9cm" xlink:href=".." xlink:type="simple" chart:class="chart:line" chart:style-name="ch1">
        <chart:title svg:x="17.257cm" svg:y="0.315cm" chart:style-name="ch2">
          <text:p>Y Rotation</text:p>
        </chart:title>
        <chart:subtitle svg:x="16.317cm" svg:y="1.284cm" chart:style-name="ch3">
          <text:p>Frame to frame delta</text:p>
        </chart:subtitle>
        <chart:legend chart:legend-position="end" svg:x="34.606cm" svg:y="3.96cm" style:legend-expansion="high" chart:style-name="ch4"/>
        <chart:plot-area chart:style-name="ch5" table:cell-range-address="D1_1.C1:D1_1.C612 D1_1.F1:D1_1.F612" chart:data-source-has-labels="row" svg:x="1.728cm" svg:y="2.127cm" svg:width="32.139cm" svg:height="5.734cm">
          <chartooo:coordinate-region svg:x="2.655cm" svg:y="2.322cm" svg:width="31.212cm" svg:height="5.344cm"/>
          <chart:axis chart:dimension="x" chart:name="primary-x" chart:style-name="ch6">
            <chart:title svg:x="17.217cm" svg:y="8.041cm" chart:style-name="ch7">
              <text:p>Frame</text:p>
            </chart:title>
          </chart:axis>
          <chart:axis chart:dimension="y" chart:name="primary-y" chart:style-name="ch6">
            <chart:title svg:x="0.451cm" svg:y="5.727cm" chart:style-name="ch8">
              <text:p>Degrees</text:p>
            </chart:title>
            <chart:grid chart:style-name="ch9" chart:class="major"/>
          </chart:axis>
          <chart:series chart:style-name="ch10" chart:values-cell-range-address="D1_1.C2:D1_1.C612" chart:label-cell-address="D1_1.C1:D1_1.C1" chart:class="chart:line">
            <chart:data-point chart:repeated="611"/>
          </chart:series>
          <chart:series chart:style-name="ch11" chart:values-cell-range-address="D1_1.F2:D1_1.F612" chart:label-cell-address="D1_1.F1:D1_1.F1" chart:class="chart:line">
            <chart:data-point chart:repeated="6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P rY</text:p>
                <draw:g>
                  <svg:desc>D1_1.C1:D1_1.C1</svg:desc>
                </draw:g>
              </table:table-cell>
              <table:table-cell office:value-type="string">
                <text:p>GT rY</text:p>
                <draw:g>
                  <svg:desc>D1_1.F1:D1_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323699">
                <text:p>-0.0323699</text:p>
                <draw:g>
                  <svg:desc>D1_1.C2:D1_1.C612</svg:desc>
                </draw:g>
              </table:table-cell>
              <table:table-cell office:value-type="float" office:value="0.0031485">
                <text:p>0.0031485</text:p>
                <draw:g>
                  <svg:desc>D1_1.F2:D1_1.F6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3216">
                <text:p>-0.03216</text:p>
              </table:table-cell>
              <table:table-cell office:value-type="float" office:value="0.0443081">
                <text:p>0.0443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388722">
                <text:p>-0.0388722</text:p>
              </table:table-cell>
              <table:table-cell office:value-type="float" office:value="0.0349663">
                <text:p>0.03496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409949">
                <text:p>-0.0409949</text:p>
              </table:table-cell>
              <table:table-cell office:value-type="float" office:value="0.0310191">
                <text:p>0.0310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541937">
                <text:p>-0.0541937</text:p>
              </table:table-cell>
              <table:table-cell office:value-type="float" office:value="-0.0220711">
                <text:p>-0.02207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614991">
                <text:p>-0.0614991</text:p>
              </table:table-cell>
              <table:table-cell office:value-type="float" office:value="0.0154556">
                <text:p>0.0154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53713">
                <text:p>-0.053713</text:p>
              </table:table-cell>
              <table:table-cell office:value-type="float" office:value="-0.0200533">
                <text:p>-0.02005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548638">
                <text:p>-0.0548638</text:p>
              </table:table-cell>
              <table:table-cell office:value-type="float" office:value="-0.00571068">
                <text:p>-0.00571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302477">
                <text:p>-0.0302477</text:p>
              </table:table-cell>
              <table:table-cell office:value-type="float" office:value="0.00227633">
                <text:p>0.00227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787719">
                <text:p>-0.0787719</text:p>
              </table:table-cell>
              <table:table-cell office:value-type="float" office:value="-0.0319289">
                <text:p>-0.03192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860428">
                <text:p>-0.0860428</text:p>
              </table:table-cell>
              <table:table-cell office:value-type="float" office:value="-0.0142284">
                <text:p>-0.01422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572027">
                <text:p>-0.0572027</text:p>
              </table:table-cell>
              <table:table-cell office:value-type="float" office:value="-0.0113186">
                <text:p>-0.01131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397512">
                <text:p>-0.0397512</text:p>
              </table:table-cell>
              <table:table-cell office:value-type="float" office:value="-0.054938">
                <text:p>-0.0549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86611">
                <text:p>-0.086611</text:p>
              </table:table-cell>
              <table:table-cell office:value-type="float" office:value="-0.0184766">
                <text:p>-0.01847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1269">
                <text:p>-0.11269</text:p>
              </table:table-cell>
              <table:table-cell office:value-type="float" office:value="-0.0234677">
                <text:p>-0.02346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962184">
                <text:p>-0.0962184</text:p>
              </table:table-cell>
              <table:table-cell office:value-type="float" office:value="-0.0454042">
                <text:p>-0.04540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03208">
                <text:p>-0.103208</text:p>
              </table:table-cell>
              <table:table-cell office:value-type="float" office:value="-0.0000379847">
                <text:p>-0.0000379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00104">
                <text:p>-0.100104</text:p>
              </table:table-cell>
              <table:table-cell office:value-type="float" office:value="-0.0503415">
                <text:p>-0.05034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870089">
                <text:p>-0.0870089</text:p>
              </table:table-cell>
              <table:table-cell office:value-type="float" office:value="-0.0528377">
                <text:p>-0.05283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07139">
                <text:p>-0.107139</text:p>
              </table:table-cell>
              <table:table-cell office:value-type="float" office:value="-0.0537435">
                <text:p>-0.05374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793069">
                <text:p>-0.0793069</text:p>
              </table:table-cell>
              <table:table-cell office:value-type="float" office:value="-0.0515508">
                <text:p>-0.05155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500268">
                <text:p>-0.0500268</text:p>
              </table:table-cell>
              <table:table-cell office:value-type="float" office:value="-0.0778174">
                <text:p>-0.07781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369303">
                <text:p>-0.0369303</text:p>
              </table:table-cell>
              <table:table-cell office:value-type="float" office:value="-0.101428">
                <text:p>-0.1014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204179">
                <text:p>-0.0204179</text:p>
              </table:table-cell>
              <table:table-cell office:value-type="float" office:value="-0.124725">
                <text:p>-0.1247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225163">
                <text:p>-0.0225163</text:p>
              </table:table-cell>
              <table:table-cell office:value-type="float" office:value="-0.111672">
                <text:p>-0.1116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159511">
                <text:p>-0.0159511</text:p>
              </table:table-cell>
              <table:table-cell office:value-type="float" office:value="-0.178439">
                <text:p>-0.1784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179414">
                <text:p>-0.0179414</text:p>
              </table:table-cell>
              <table:table-cell office:value-type="float" office:value="-0.180515">
                <text:p>-0.1805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896739">
                <text:p>-0.00896739</text:p>
              </table:table-cell>
              <table:table-cell office:value-type="float" office:value="-0.18596">
                <text:p>-0.185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127083">
                <text:p>-0.0127083</text:p>
              </table:table-cell>
              <table:table-cell office:value-type="float" office:value="-0.149089">
                <text:p>-0.1490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42809">
                <text:p>0.0142809</text:p>
              </table:table-cell>
              <table:table-cell office:value-type="float" office:value="-0.194973">
                <text:p>-0.194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639987">
                <text:p>0.00639987</text:p>
              </table:table-cell>
              <table:table-cell office:value-type="float" office:value="-0.149605">
                <text:p>-0.1496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27321">
                <text:p>0.0327321</text:p>
              </table:table-cell>
              <table:table-cell office:value-type="float" office:value="-0.206158">
                <text:p>-0.2061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201311">
                <text:p>-0.000201311</text:p>
              </table:table-cell>
              <table:table-cell office:value-type="float" office:value="-0.132504">
                <text:p>-0.1325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1777">
                <text:p>-0.01777</text:p>
              </table:table-cell>
              <table:table-cell office:value-type="float" office:value="-0.127063">
                <text:p>-0.1270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290399">
                <text:p>-0.0290399</text:p>
              </table:table-cell>
              <table:table-cell office:value-type="float" office:value="-0.144857">
                <text:p>-0.144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258685">
                <text:p>-0.0258685</text:p>
              </table:table-cell>
              <table:table-cell office:value-type="float" office:value="-0.162038">
                <text:p>-0.1620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342828">
                <text:p>-0.0342828</text:p>
              </table:table-cell>
              <table:table-cell office:value-type="float" office:value="-0.143701">
                <text:p>-0.1437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43648">
                <text:p>-0.043648</text:p>
              </table:table-cell>
              <table:table-cell office:value-type="float" office:value="-0.149441">
                <text:p>-0.1494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343064">
                <text:p>-0.0343064</text:p>
              </table:table-cell>
              <table:table-cell office:value-type="float" office:value="-0.105205">
                <text:p>-0.1052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753465">
                <text:p>-0.0753465</text:p>
              </table:table-cell>
              <table:table-cell office:value-type="float" office:value="-0.0666763">
                <text:p>-0.06667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10497">
                <text:p>-0.110497</text:p>
              </table:table-cell>
              <table:table-cell office:value-type="float" office:value="-0.0820637">
                <text:p>-0.08206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26284">
                <text:p>-0.126284</text:p>
              </table:table-cell>
              <table:table-cell office:value-type="float" office:value="-0.0579185">
                <text:p>-0.05791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95648">
                <text:p>-0.195648</text:p>
              </table:table-cell>
              <table:table-cell office:value-type="float" office:value="-0.0245558">
                <text:p>-0.02455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259302">
                <text:p>-0.259302</text:p>
              </table:table-cell>
              <table:table-cell office:value-type="float" office:value="0.0432541">
                <text:p>0.04325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348685">
                <text:p>-0.348685</text:p>
              </table:table-cell>
              <table:table-cell office:value-type="float" office:value="0.0584228">
                <text:p>0.05842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426168">
                <text:p>-0.426168</text:p>
              </table:table-cell>
              <table:table-cell office:value-type="float" office:value="0.123637">
                <text:p>0.1236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02255">
                <text:p>-0.502255</text:p>
              </table:table-cell>
              <table:table-cell office:value-type="float" office:value="0.118438">
                <text:p>0.1184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646944">
                <text:p>-0.646944</text:p>
              </table:table-cell>
              <table:table-cell office:value-type="float" office:value="0.270277">
                <text:p>0.2702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736184">
                <text:p>-0.736184</text:p>
              </table:table-cell>
              <table:table-cell office:value-type="float" office:value="0.410667">
                <text:p>0.410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859239">
                <text:p>-0.859239</text:p>
              </table:table-cell>
              <table:table-cell office:value-type="float" office:value="0.48995">
                <text:p>0.48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02662">
                <text:p>-1.02662</text:p>
              </table:table-cell>
              <table:table-cell office:value-type="float" office:value="0.641387">
                <text:p>0.6413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18387">
                <text:p>-1.18387</text:p>
              </table:table-cell>
              <table:table-cell office:value-type="float" office:value="0.845272">
                <text:p>0.8452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31816">
                <text:p>-1.31816</text:p>
              </table:table-cell>
              <table:table-cell office:value-type="float" office:value="0.960966">
                <text:p>0.9609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46947">
                <text:p>-1.46947</text:p>
              </table:table-cell>
              <table:table-cell office:value-type="float" office:value="1.23186">
                <text:p>1.231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64927">
                <text:p>-1.64927</text:p>
              </table:table-cell>
              <table:table-cell office:value-type="float" office:value="1.3636">
                <text:p>1.36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79022">
                <text:p>-1.79022</text:p>
              </table:table-cell>
              <table:table-cell office:value-type="float" office:value="1.71031">
                <text:p>1.71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92668">
                <text:p>-1.92668</text:p>
              </table:table-cell>
              <table:table-cell office:value-type="float" office:value="1.87249">
                <text:p>1.872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07133">
                <text:p>-2.07133</text:p>
              </table:table-cell>
              <table:table-cell office:value-type="float" office:value="2.09949">
                <text:p>2.099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1968">
                <text:p>-2.1968</text:p>
              </table:table-cell>
              <table:table-cell office:value-type="float" office:value="2.29045">
                <text:p>2.290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.31978">
                <text:p>-2.31978</text:p>
              </table:table-cell>
              <table:table-cell office:value-type="float" office:value="2.46524">
                <text:p>2.465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.45966">
                <text:p>-2.45966</text:p>
              </table:table-cell>
              <table:table-cell office:value-type="float" office:value="2.65856">
                <text:p>2.658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.63563">
                <text:p>-2.63563</text:p>
              </table:table-cell>
              <table:table-cell office:value-type="float" office:value="2.89733">
                <text:p>2.897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.81828">
                <text:p>-2.81828</text:p>
              </table:table-cell>
              <table:table-cell office:value-type="float" office:value="3.01969">
                <text:p>3.019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03568">
                <text:p>-3.03568</text:p>
              </table:table-cell>
              <table:table-cell office:value-type="float" office:value="3.28695">
                <text:p>3.286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25432">
                <text:p>-3.25432</text:p>
              </table:table-cell>
              <table:table-cell office:value-type="float" office:value="3.64936">
                <text:p>3.649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48847">
                <text:p>-3.48847</text:p>
              </table:table-cell>
              <table:table-cell office:value-type="float" office:value="3.93798">
                <text:p>3.937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74462">
                <text:p>-3.74462</text:p>
              </table:table-cell>
              <table:table-cell office:value-type="float" office:value="4.07741">
                <text:p>4.077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98604">
                <text:p>-3.98604</text:p>
              </table:table-cell>
              <table:table-cell office:value-type="float" office:value="4.34962">
                <text:p>4.349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.19991">
                <text:p>-4.19991</text:p>
              </table:table-cell>
              <table:table-cell office:value-type="float" office:value="4.78294">
                <text:p>4.782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.40874">
                <text:p>-4.40874</text:p>
              </table:table-cell>
              <table:table-cell office:value-type="float" office:value="4.91459">
                <text:p>4.914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.51719">
                <text:p>-4.51719</text:p>
              </table:table-cell>
              <table:table-cell office:value-type="float" office:value="5.18251">
                <text:p>5.182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4.64604">
                <text:p>-4.64604</text:p>
              </table:table-cell>
              <table:table-cell office:value-type="float" office:value="5.39239">
                <text:p>5.392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.81997">
                <text:p>-4.81997</text:p>
              </table:table-cell>
              <table:table-cell office:value-type="float" office:value="5.64187">
                <text:p>5.641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4.93526">
                <text:p>-4.93526</text:p>
              </table:table-cell>
              <table:table-cell office:value-type="float" office:value="5.73381">
                <text:p>5.733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.05316">
                <text:p>-5.05316</text:p>
              </table:table-cell>
              <table:table-cell office:value-type="float" office:value="6.1115">
                <text:p>6.11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5.26558">
                <text:p>-5.26558</text:p>
              </table:table-cell>
              <table:table-cell office:value-type="float" office:value="6.31034">
                <text:p>6.310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.4774">
                <text:p>-5.4774</text:p>
              </table:table-cell>
              <table:table-cell office:value-type="float" office:value="6.44238">
                <text:p>6.442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.63987">
                <text:p>-5.63987</text:p>
              </table:table-cell>
              <table:table-cell office:value-type="float" office:value="6.67179">
                <text:p>6.671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5.85435">
                <text:p>-5.85435</text:p>
              </table:table-cell>
              <table:table-cell office:value-type="float" office:value="6.88918">
                <text:p>6.889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5.99491">
                <text:p>-5.99491</text:p>
              </table:table-cell>
              <table:table-cell office:value-type="float" office:value="7.1572">
                <text:p>7.15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.06185">
                <text:p>-6.06185</text:p>
              </table:table-cell>
              <table:table-cell office:value-type="float" office:value="7.36703">
                <text:p>7.367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.25645">
                <text:p>-6.25645</text:p>
              </table:table-cell>
              <table:table-cell office:value-type="float" office:value="7.44619">
                <text:p>7.446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.34766">
                <text:p>-6.34766</text:p>
              </table:table-cell>
              <table:table-cell office:value-type="float" office:value="7.40023">
                <text:p>7.400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6.37709">
                <text:p>-6.37709</text:p>
              </table:table-cell>
              <table:table-cell office:value-type="float" office:value="7.74612">
                <text:p>7.746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.51319">
                <text:p>-6.51319</text:p>
              </table:table-cell>
              <table:table-cell office:value-type="float" office:value="7.93107">
                <text:p>7.931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.65445">
                <text:p>-6.65445</text:p>
              </table:table-cell>
              <table:table-cell office:value-type="float" office:value="8.06813">
                <text:p>8.068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6.73359">
                <text:p>-6.73359</text:p>
              </table:table-cell>
              <table:table-cell office:value-type="float" office:value="8.47264">
                <text:p>8.472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6.78484">
                <text:p>-6.78484</text:p>
              </table:table-cell>
              <table:table-cell office:value-type="float" office:value="8.73953">
                <text:p>8.739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.86626">
                <text:p>-6.86626</text:p>
              </table:table-cell>
              <table:table-cell office:value-type="float" office:value="9.02691">
                <text:p>9.026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.99801">
                <text:p>-6.99801</text:p>
              </table:table-cell>
              <table:table-cell office:value-type="float" office:value="9.11293">
                <text:p>9.112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7.11901">
                <text:p>-7.11901</text:p>
              </table:table-cell>
              <table:table-cell office:value-type="float" office:value="9.36809">
                <text:p>9.368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7.16302">
                <text:p>-7.16302</text:p>
              </table:table-cell>
              <table:table-cell office:value-type="float" office:value="9.66461">
                <text:p>9.664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.35307">
                <text:p>-7.35307</text:p>
              </table:table-cell>
              <table:table-cell office:value-type="float" office:value="9.8771">
                <text:p>9.87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.54476">
                <text:p>-7.54476</text:p>
              </table:table-cell>
              <table:table-cell office:value-type="float" office:value="9.90503">
                <text:p>9.905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7.70996">
                <text:p>-7.70996</text:p>
              </table:table-cell>
              <table:table-cell office:value-type="float" office:value="10.1858">
                <text:p>10.18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7.85">
                <text:p>-7.85</text:p>
              </table:table-cell>
              <table:table-cell office:value-type="float" office:value="10.3736">
                <text:p>10.37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7.94251">
                <text:p>-7.94251</text:p>
              </table:table-cell>
              <table:table-cell office:value-type="float" office:value="10.6099">
                <text:p>10.60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8.1651">
                <text:p>-8.1651</text:p>
              </table:table-cell>
              <table:table-cell office:value-type="float" office:value="10.701">
                <text:p>10.7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8.35277">
                <text:p>-8.35277</text:p>
              </table:table-cell>
              <table:table-cell office:value-type="float" office:value="10.8058">
                <text:p>10.80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8.51458">
                <text:p>-8.51458</text:p>
              </table:table-cell>
              <table:table-cell office:value-type="float" office:value="11.1498">
                <text:p>11.14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8.71059">
                <text:p>-8.71059</text:p>
              </table:table-cell>
              <table:table-cell office:value-type="float" office:value="11.3139">
                <text:p>11.31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8.9535">
                <text:p>-8.9535</text:p>
              </table:table-cell>
              <table:table-cell office:value-type="float" office:value="11.4592">
                <text:p>11.45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9.07894">
                <text:p>-9.07894</text:p>
              </table:table-cell>
              <table:table-cell office:value-type="float" office:value="11.8336">
                <text:p>11.83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9.12756">
                <text:p>-9.12756</text:p>
              </table:table-cell>
              <table:table-cell office:value-type="float" office:value="12.3271">
                <text:p>12.32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9.16477">
                <text:p>-9.16477</text:p>
              </table:table-cell>
              <table:table-cell office:value-type="float" office:value="12.403">
                <text:p>12.4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9.08509">
                <text:p>-9.08509</text:p>
              </table:table-cell>
              <table:table-cell office:value-type="float" office:value="12.7388">
                <text:p>12.73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.14021">
                <text:p>-9.14021</text:p>
              </table:table-cell>
              <table:table-cell office:value-type="float" office:value="12.8948">
                <text:p>12.89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9.04938">
                <text:p>-9.04938</text:p>
              </table:table-cell>
              <table:table-cell office:value-type="float" office:value="12.9683">
                <text:p>12.96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9.02292">
                <text:p>-9.02292</text:p>
              </table:table-cell>
              <table:table-cell office:value-type="float" office:value="13.4945">
                <text:p>13.49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9.03651">
                <text:p>-9.03651</text:p>
              </table:table-cell>
              <table:table-cell office:value-type="float" office:value="13.5173">
                <text:p>13.51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9.10702">
                <text:p>-9.10702</text:p>
              </table:table-cell>
              <table:table-cell office:value-type="float" office:value="13.6444">
                <text:p>13.64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9.00591">
                <text:p>-9.00591</text:p>
              </table:table-cell>
              <table:table-cell office:value-type="float" office:value="14.1169">
                <text:p>14.11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8.94575">
                <text:p>-8.94575</text:p>
              </table:table-cell>
              <table:table-cell office:value-type="float" office:value="14.2419">
                <text:p>14.24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9.09906">
                <text:p>-9.09906</text:p>
              </table:table-cell>
              <table:table-cell office:value-type="float" office:value="14.2969">
                <text:p>14.29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9.18473">
                <text:p>-9.18473</text:p>
              </table:table-cell>
              <table:table-cell office:value-type="float" office:value="14.5103">
                <text:p>14.51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9.16706">
                <text:p>-9.16706</text:p>
              </table:table-cell>
              <table:table-cell office:value-type="float" office:value="14.9711">
                <text:p>14.97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9.23267">
                <text:p>-9.23267</text:p>
              </table:table-cell>
              <table:table-cell office:value-type="float" office:value="15.1112">
                <text:p>15.11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9.40898">
                <text:p>-9.40898</text:p>
              </table:table-cell>
              <table:table-cell office:value-type="float" office:value="15.2036">
                <text:p>15.20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9.43855">
                <text:p>-9.43855</text:p>
              </table:table-cell>
              <table:table-cell office:value-type="float" office:value="15.4319">
                <text:p>15.43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9.37218">
                <text:p>-9.37218</text:p>
              </table:table-cell>
              <table:table-cell office:value-type="float" office:value="15.6468">
                <text:p>15.64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9.33885">
                <text:p>-9.33885</text:p>
              </table:table-cell>
              <table:table-cell office:value-type="float" office:value="15.819">
                <text:p>15.8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9.31816">
                <text:p>-9.31816</text:p>
              </table:table-cell>
              <table:table-cell office:value-type="float" office:value="16.0117">
                <text:p>16.01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9.33771">
                <text:p>-9.33771</text:p>
              </table:table-cell>
              <table:table-cell office:value-type="float" office:value="16.0566">
                <text:p>16.05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9.38821">
                <text:p>-9.38821</text:p>
              </table:table-cell>
              <table:table-cell office:value-type="float" office:value="16.0667">
                <text:p>16.0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9.26723">
                <text:p>-9.26723</text:p>
              </table:table-cell>
              <table:table-cell office:value-type="float" office:value="16.1186">
                <text:p>16.11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9.13503">
                <text:p>-9.13503</text:p>
              </table:table-cell>
              <table:table-cell office:value-type="float" office:value="16.1255">
                <text:p>16.12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9.03222">
                <text:p>-9.03222</text:p>
              </table:table-cell>
              <table:table-cell office:value-type="float" office:value="16.1686">
                <text:p>16.16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8.74768">
                <text:p>-8.74768</text:p>
              </table:table-cell>
              <table:table-cell office:value-type="float" office:value="16.2302">
                <text:p>16.23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8.6624">
                <text:p>-8.6624</text:p>
              </table:table-cell>
              <table:table-cell office:value-type="float" office:value="16.0465">
                <text:p>16.04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8.48613">
                <text:p>-8.48613</text:p>
              </table:table-cell>
              <table:table-cell office:value-type="float" office:value="16.31">
                <text:p>16.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8.24064">
                <text:p>-8.24064</text:p>
              </table:table-cell>
              <table:table-cell office:value-type="float" office:value="16.166">
                <text:p>16.1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8.05476">
                <text:p>-8.05476</text:p>
              </table:table-cell>
              <table:table-cell office:value-type="float" office:value="16.0437">
                <text:p>16.04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7.70975">
                <text:p>-7.70975</text:p>
              </table:table-cell>
              <table:table-cell office:value-type="float" office:value="15.9192">
                <text:p>15.91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7.54109">
                <text:p>-7.54109</text:p>
              </table:table-cell>
              <table:table-cell office:value-type="float" office:value="15.255">
                <text:p>15.2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7.33756">
                <text:p>-7.33756</text:p>
              </table:table-cell>
              <table:table-cell office:value-type="float" office:value="15.4136">
                <text:p>15.41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7.05786">
                <text:p>-7.05786</text:p>
              </table:table-cell>
              <table:table-cell office:value-type="float" office:value="15.1668">
                <text:p>15.16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6.74548">
                <text:p>-6.74548</text:p>
              </table:table-cell>
              <table:table-cell office:value-type="float" office:value="15.0021">
                <text:p>15.00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6.56005">
                <text:p>-6.56005</text:p>
              </table:table-cell>
              <table:table-cell office:value-type="float" office:value="14.6892">
                <text:p>14.68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6.21199">
                <text:p>-6.21199</text:p>
              </table:table-cell>
              <table:table-cell office:value-type="float" office:value="14.1792">
                <text:p>14.17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6.00827">
                <text:p>-6.00827</text:p>
              </table:table-cell>
              <table:table-cell office:value-type="float" office:value="14.3403">
                <text:p>14.34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5.77159">
                <text:p>-5.77159</text:p>
              </table:table-cell>
              <table:table-cell office:value-type="float" office:value="13.9707">
                <text:p>13.97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5.5324">
                <text:p>-5.5324</text:p>
              </table:table-cell>
              <table:table-cell office:value-type="float" office:value="13.6863">
                <text:p>13.68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5.33944">
                <text:p>-5.33944</text:p>
              </table:table-cell>
              <table:table-cell office:value-type="float" office:value="13.3481">
                <text:p>13.34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5.04907">
                <text:p>-5.04907</text:p>
              </table:table-cell>
              <table:table-cell office:value-type="float" office:value="12.9404">
                <text:p>12.94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4.73356">
                <text:p>-4.73356</text:p>
              </table:table-cell>
              <table:table-cell office:value-type="float" office:value="12.579">
                <text:p>12.5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4.65696">
                <text:p>-4.65696</text:p>
              </table:table-cell>
              <table:table-cell office:value-type="float" office:value="12.3598">
                <text:p>12.35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4.44009">
                <text:p>-4.44009</text:p>
              </table:table-cell>
              <table:table-cell office:value-type="float" office:value="11.7985">
                <text:p>11.79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4.32734">
                <text:p>-4.32734</text:p>
              </table:table-cell>
              <table:table-cell office:value-type="float" office:value="11.3454">
                <text:p>11.34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4.12823">
                <text:p>-4.12823</text:p>
              </table:table-cell>
              <table:table-cell office:value-type="float" office:value="11.1606">
                <text:p>11.16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4.018">
                <text:p>-4.018</text:p>
              </table:table-cell>
              <table:table-cell office:value-type="float" office:value="10.8086">
                <text:p>10.80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.88379">
                <text:p>-3.88379</text:p>
              </table:table-cell>
              <table:table-cell office:value-type="float" office:value="10.4271">
                <text:p>10.42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3.75201">
                <text:p>-3.75201</text:p>
              </table:table-cell>
              <table:table-cell office:value-type="float" office:value="10.0703">
                <text:p>10.07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3.67532">
                <text:p>-3.67532</text:p>
              </table:table-cell>
              <table:table-cell office:value-type="float" office:value="9.89267">
                <text:p>9.892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3.64004">
                <text:p>-3.64004</text:p>
              </table:table-cell>
              <table:table-cell office:value-type="float" office:value="9.41012">
                <text:p>9.410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.57394">
                <text:p>-3.57394</text:p>
              </table:table-cell>
              <table:table-cell office:value-type="float" office:value="9.0788">
                <text:p>9.07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3.59507">
                <text:p>-3.59507</text:p>
              </table:table-cell>
              <table:table-cell office:value-type="float" office:value="8.85887">
                <text:p>8.858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3.47987">
                <text:p>-3.47987</text:p>
              </table:table-cell>
              <table:table-cell office:value-type="float" office:value="8.68848">
                <text:p>8.688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.29156">
                <text:p>-3.29156</text:p>
              </table:table-cell>
              <table:table-cell office:value-type="float" office:value="8.51169">
                <text:p>8.511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3.41044">
                <text:p>-3.41044</text:p>
              </table:table-cell>
              <table:table-cell office:value-type="float" office:value="8.15184">
                <text:p>8.151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3.34781">
                <text:p>-3.34781</text:p>
              </table:table-cell>
              <table:table-cell office:value-type="float" office:value="7.9034">
                <text:p>7.90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.36201">
                <text:p>-3.36201</text:p>
              </table:table-cell>
              <table:table-cell office:value-type="float" office:value="7.62351">
                <text:p>7.623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.35537">
                <text:p>-3.35537</text:p>
              </table:table-cell>
              <table:table-cell office:value-type="float" office:value="7.37262">
                <text:p>7.372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.29913">
                <text:p>-3.29913</text:p>
              </table:table-cell>
              <table:table-cell office:value-type="float" office:value="7.20016">
                <text:p>7.200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.28608">
                <text:p>-3.28608</text:p>
              </table:table-cell>
              <table:table-cell office:value-type="float" office:value="6.97738">
                <text:p>6.977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.20837">
                <text:p>-3.20837</text:p>
              </table:table-cell>
              <table:table-cell office:value-type="float" office:value="6.8124">
                <text:p>6.81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.17611">
                <text:p>-3.17611</text:p>
              </table:table-cell>
              <table:table-cell office:value-type="float" office:value="6.57732">
                <text:p>6.577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.11897">
                <text:p>-3.11897</text:p>
              </table:table-cell>
              <table:table-cell office:value-type="float" office:value="6.46501">
                <text:p>6.465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.07571">
                <text:p>-3.07571</text:p>
              </table:table-cell>
              <table:table-cell office:value-type="float" office:value="6.22284">
                <text:p>6.222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06444">
                <text:p>-3.06444</text:p>
              </table:table-cell>
              <table:table-cell office:value-type="float" office:value="6.02379">
                <text:p>6.023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.00524">
                <text:p>-3.00524</text:p>
              </table:table-cell>
              <table:table-cell office:value-type="float" office:value="5.77668">
                <text:p>5.776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.95333">
                <text:p>-2.95333</text:p>
              </table:table-cell>
              <table:table-cell office:value-type="float" office:value="5.77014">
                <text:p>5.770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.88897">
                <text:p>-2.88897</text:p>
              </table:table-cell>
              <table:table-cell office:value-type="float" office:value="5.67589">
                <text:p>5.675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.82289">
                <text:p>-2.82289</text:p>
              </table:table-cell>
              <table:table-cell office:value-type="float" office:value="5.48228">
                <text:p>5.482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.75918">
                <text:p>-2.75918</text:p>
              </table:table-cell>
              <table:table-cell office:value-type="float" office:value="5.22233">
                <text:p>5.222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.66836">
                <text:p>-2.66836</text:p>
              </table:table-cell>
              <table:table-cell office:value-type="float" office:value="4.95995">
                <text:p>4.959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.60033">
                <text:p>-2.60033</text:p>
              </table:table-cell>
              <table:table-cell office:value-type="float" office:value="4.846">
                <text:p>4.8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.50725">
                <text:p>-2.50725</text:p>
              </table:table-cell>
              <table:table-cell office:value-type="float" office:value="4.64202">
                <text:p>4.642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.42774">
                <text:p>-2.42774</text:p>
              </table:table-cell>
              <table:table-cell office:value-type="float" office:value="4.43883">
                <text:p>4.438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.34479">
                <text:p>-2.34479</text:p>
              </table:table-cell>
              <table:table-cell office:value-type="float" office:value="4.2454">
                <text:p>4.24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.22414">
                <text:p>-2.22414</text:p>
              </table:table-cell>
              <table:table-cell office:value-type="float" office:value="4.01301">
                <text:p>4.013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.11402">
                <text:p>-2.11402</text:p>
              </table:table-cell>
              <table:table-cell office:value-type="float" office:value="3.77973">
                <text:p>3.779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2.01904">
                <text:p>-2.01904</text:p>
              </table:table-cell>
              <table:table-cell office:value-type="float" office:value="3.62586">
                <text:p>3.625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92735">
                <text:p>-1.92735</text:p>
              </table:table-cell>
              <table:table-cell office:value-type="float" office:value="3.45791">
                <text:p>3.457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89557">
                <text:p>-1.89557</text:p>
              </table:table-cell>
              <table:table-cell office:value-type="float" office:value="3.2361">
                <text:p>3.23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81379">
                <text:p>-1.81379</text:p>
              </table:table-cell>
              <table:table-cell office:value-type="float" office:value="3.1251">
                <text:p>3.12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70733">
                <text:p>-1.70733</text:p>
              </table:table-cell>
              <table:table-cell office:value-type="float" office:value="2.95678">
                <text:p>2.956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.61188">
                <text:p>-1.61188</text:p>
              </table:table-cell>
              <table:table-cell office:value-type="float" office:value="2.8105">
                <text:p>2.81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55197">
                <text:p>-1.55197</text:p>
              </table:table-cell>
              <table:table-cell office:value-type="float" office:value="2.68811">
                <text:p>2.688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50688">
                <text:p>-1.50688</text:p>
              </table:table-cell>
              <table:table-cell office:value-type="float" office:value="2.61683">
                <text:p>2.616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43085">
                <text:p>-1.43085</text:p>
              </table:table-cell>
              <table:table-cell office:value-type="float" office:value="2.46069">
                <text:p>2.460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.3122">
                <text:p>-1.3122</text:p>
              </table:table-cell>
              <table:table-cell office:value-type="float" office:value="2.28286">
                <text:p>2.282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.26572">
                <text:p>-1.26572</text:p>
              </table:table-cell>
              <table:table-cell office:value-type="float" office:value="2.18392">
                <text:p>2.183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.16997">
                <text:p>-1.16997</text:p>
              </table:table-cell>
              <table:table-cell office:value-type="float" office:value="2.08499">
                <text:p>2.084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.05412">
                <text:p>-1.05412</text:p>
              </table:table-cell>
              <table:table-cell office:value-type="float" office:value="1.88118">
                <text:p>1.881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954367">
                <text:p>-0.954367</text:p>
              </table:table-cell>
              <table:table-cell office:value-type="float" office:value="1.73102">
                <text:p>1.731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810328">
                <text:p>-0.810328</text:p>
              </table:table-cell>
              <table:table-cell office:value-type="float" office:value="1.60515">
                <text:p>1.605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715971">
                <text:p>-0.715971</text:p>
              </table:table-cell>
              <table:table-cell office:value-type="float" office:value="1.50494">
                <text:p>1.504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531482">
                <text:p>-0.531482</text:p>
              </table:table-cell>
              <table:table-cell office:value-type="float" office:value="1.38904">
                <text:p>1.389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345768">
                <text:p>-0.345768</text:p>
              </table:table-cell>
              <table:table-cell office:value-type="float" office:value="1.3246">
                <text:p>1.32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154544">
                <text:p>-0.154544</text:p>
              </table:table-cell>
              <table:table-cell office:value-type="float" office:value="1.30784">
                <text:p>1.307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623225">
                <text:p>0.0623225</text:p>
              </table:table-cell>
              <table:table-cell office:value-type="float" office:value="1.26539">
                <text:p>1.265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54537">
                <text:p>0.254537</text:p>
              </table:table-cell>
              <table:table-cell office:value-type="float" office:value="1.16132">
                <text:p>1.161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65598">
                <text:p>0.465598</text:p>
              </table:table-cell>
              <table:table-cell office:value-type="float" office:value="1.11445">
                <text:p>1.114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45257">
                <text:p>0.845257</text:p>
              </table:table-cell>
              <table:table-cell office:value-type="float" office:value="1.03732">
                <text:p>1.037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18954">
                <text:p>1.18954</text:p>
              </table:table-cell>
              <table:table-cell office:value-type="float" office:value="0.993202">
                <text:p>0.9932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67385">
                <text:p>1.67385</text:p>
              </table:table-cell>
              <table:table-cell office:value-type="float" office:value="0.796078">
                <text:p>0.7960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718">
                <text:p>2.0718</text:p>
              </table:table-cell>
              <table:table-cell office:value-type="float" office:value="0.705606">
                <text:p>0.7056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3759">
                <text:p>2.3759</text:p>
              </table:table-cell>
              <table:table-cell office:value-type="float" office:value="0.674305">
                <text:p>0.6743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64403">
                <text:p>2.64403</text:p>
              </table:table-cell>
              <table:table-cell office:value-type="float" office:value="0.791343">
                <text:p>0.7913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87335">
                <text:p>2.87335</text:p>
              </table:table-cell>
              <table:table-cell office:value-type="float" office:value="0.929511">
                <text:p>0.9295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12713">
                <text:p>3.12713</text:p>
              </table:table-cell>
              <table:table-cell office:value-type="float" office:value="1.05476">
                <text:p>1.054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40393">
                <text:p>3.40393</text:p>
              </table:table-cell>
              <table:table-cell office:value-type="float" office:value="1.17439">
                <text:p>1.174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68499">
                <text:p>3.68499</text:p>
              </table:table-cell>
              <table:table-cell office:value-type="float" office:value="1.32409">
                <text:p>1.324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96643">
                <text:p>3.96643</text:p>
              </table:table-cell>
              <table:table-cell office:value-type="float" office:value="1.37171">
                <text:p>1.371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3534">
                <text:p>4.3534</text:p>
              </table:table-cell>
              <table:table-cell office:value-type="float" office:value="1.57718">
                <text:p>1.577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83918">
                <text:p>4.83918</text:p>
              </table:table-cell>
              <table:table-cell office:value-type="float" office:value="2.04039">
                <text:p>2.040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89744">
                <text:p>4.89744</text:p>
              </table:table-cell>
              <table:table-cell office:value-type="float" office:value="2.22171">
                <text:p>2.221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14168">
                <text:p>5.14168</text:p>
              </table:table-cell>
              <table:table-cell office:value-type="float" office:value="2.53963">
                <text:p>2.539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34706">
                <text:p>5.34706</text:p>
              </table:table-cell>
              <table:table-cell office:value-type="float" office:value="2.88605">
                <text:p>2.886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46943">
                <text:p>5.46943</text:p>
              </table:table-cell>
              <table:table-cell office:value-type="float" office:value="3.20882">
                <text:p>3.2088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.59435">
                <text:p>5.59435</text:p>
              </table:table-cell>
              <table:table-cell office:value-type="float" office:value="3.55313">
                <text:p>3.553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70018">
                <text:p>5.70018</text:p>
              </table:table-cell>
              <table:table-cell office:value-type="float" office:value="3.92545">
                <text:p>3.925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71385">
                <text:p>5.71385</text:p>
              </table:table-cell>
              <table:table-cell office:value-type="float" office:value="4.49317">
                <text:p>4.493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64534">
                <text:p>5.64534</text:p>
              </table:table-cell>
              <table:table-cell office:value-type="float" office:value="5.00035">
                <text:p>5.000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63058">
                <text:p>5.63058</text:p>
              </table:table-cell>
              <table:table-cell office:value-type="float" office:value="5.46714">
                <text:p>5.467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62322">
                <text:p>5.62322</text:p>
              </table:table-cell>
              <table:table-cell office:value-type="float" office:value="5.92406">
                <text:p>5.924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60888">
                <text:p>5.60888</text:p>
              </table:table-cell>
              <table:table-cell office:value-type="float" office:value="6.36768">
                <text:p>6.367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63226">
                <text:p>5.63226</text:p>
              </table:table-cell>
              <table:table-cell office:value-type="float" office:value="6.71111">
                <text:p>6.711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7886">
                <text:p>5.7886</text:p>
              </table:table-cell>
              <table:table-cell office:value-type="float" office:value="7.04866">
                <text:p>7.048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80797">
                <text:p>5.80797</text:p>
              </table:table-cell>
              <table:table-cell office:value-type="float" office:value="7.4786">
                <text:p>7.47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83412">
                <text:p>5.83412</text:p>
              </table:table-cell>
              <table:table-cell office:value-type="float" office:value="7.8824">
                <text:p>7.88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94187">
                <text:p>5.94187</text:p>
              </table:table-cell>
              <table:table-cell office:value-type="float" office:value="8.27851">
                <text:p>8.2785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.04603">
                <text:p>6.04603</text:p>
              </table:table-cell>
              <table:table-cell office:value-type="float" office:value="8.62472">
                <text:p>8.624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13183">
                <text:p>6.13183</text:p>
              </table:table-cell>
              <table:table-cell office:value-type="float" office:value="8.94506">
                <text:p>8.9450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.1959">
                <text:p>6.1959</text:p>
              </table:table-cell>
              <table:table-cell office:value-type="float" office:value="9.34324">
                <text:p>9.343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.34483">
                <text:p>6.34483</text:p>
              </table:table-cell>
              <table:table-cell office:value-type="float" office:value="9.6564">
                <text:p>9.65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.50666">
                <text:p>6.50666</text:p>
              </table:table-cell>
              <table:table-cell office:value-type="float" office:value="9.97985">
                <text:p>9.979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.73172">
                <text:p>6.73172</text:p>
              </table:table-cell>
              <table:table-cell office:value-type="float" office:value="10.2187">
                <text:p>10.21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.90855">
                <text:p>6.90855</text:p>
              </table:table-cell>
              <table:table-cell office:value-type="float" office:value="10.5645">
                <text:p>10.56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.11817">
                <text:p>7.11817</text:p>
              </table:table-cell>
              <table:table-cell office:value-type="float" office:value="10.8896">
                <text:p>10.88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.37819">
                <text:p>7.37819</text:p>
              </table:table-cell>
              <table:table-cell office:value-type="float" office:value="11.1315">
                <text:p>11.13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.67076">
                <text:p>7.67076</text:p>
              </table:table-cell>
              <table:table-cell office:value-type="float" office:value="11.4399">
                <text:p>11.43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04134">
                <text:p>8.04134</text:p>
              </table:table-cell>
              <table:table-cell office:value-type="float" office:value="11.7489">
                <text:p>11.74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47663">
                <text:p>8.47663</text:p>
              </table:table-cell>
              <table:table-cell office:value-type="float" office:value="12.0539">
                <text:p>12.05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88736">
                <text:p>8.88736</text:p>
              </table:table-cell>
              <table:table-cell office:value-type="float" office:value="12.3621">
                <text:p>12.36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.23012">
                <text:p>9.23012</text:p>
              </table:table-cell>
              <table:table-cell office:value-type="float" office:value="12.6894">
                <text:p>12.68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.49774">
                <text:p>9.49774</text:p>
              </table:table-cell>
              <table:table-cell office:value-type="float" office:value="13.1912">
                <text:p>13.19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.65322">
                <text:p>9.65322</text:p>
              </table:table-cell>
              <table:table-cell office:value-type="float" office:value="13.7735">
                <text:p>13.77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.84437">
                <text:p>9.84437</text:p>
              </table:table-cell>
              <table:table-cell office:value-type="float" office:value="14.3108">
                <text:p>14.31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.1032">
                <text:p>10.1032</text:p>
              </table:table-cell>
              <table:table-cell office:value-type="float" office:value="14.8942">
                <text:p>14.89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.2934">
                <text:p>10.2934</text:p>
              </table:table-cell>
              <table:table-cell office:value-type="float" office:value="15.5148">
                <text:p>15.514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4768">
                <text:p>10.4768</text:p>
              </table:table-cell>
              <table:table-cell office:value-type="float" office:value="15.971">
                <text:p>15.9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5944">
                <text:p>10.5944</text:p>
              </table:table-cell>
              <table:table-cell office:value-type="float" office:value="16.4019">
                <text:p>16.40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.6851">
                <text:p>10.6851</text:p>
              </table:table-cell>
              <table:table-cell office:value-type="float" office:value="16.8505">
                <text:p>16.85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.9198">
                <text:p>10.9198</text:p>
              </table:table-cell>
              <table:table-cell office:value-type="float" office:value="17.4876">
                <text:p>17.48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.0928">
                <text:p>11.0928</text:p>
              </table:table-cell>
              <table:table-cell office:value-type="float" office:value="18.0081">
                <text:p>18.00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.9926">
                <text:p>10.9926</text:p>
              </table:table-cell>
              <table:table-cell office:value-type="float" office:value="18.1797">
                <text:p>18.17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.0806">
                <text:p>11.0806</text:p>
              </table:table-cell>
              <table:table-cell office:value-type="float" office:value="18.4461">
                <text:p>18.44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.266">
                <text:p>11.266</text:p>
              </table:table-cell>
              <table:table-cell office:value-type="float" office:value="19.1729">
                <text:p>19.17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.2725">
                <text:p>11.2725</text:p>
              </table:table-cell>
              <table:table-cell office:value-type="float" office:value="19.5074">
                <text:p>19.507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.1861">
                <text:p>11.1861</text:p>
              </table:table-cell>
              <table:table-cell office:value-type="float" office:value="19.9039">
                <text:p>19.90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.3569">
                <text:p>11.3569</text:p>
              </table:table-cell>
              <table:table-cell office:value-type="float" office:value="20.433">
                <text:p>20.4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.2926">
                <text:p>11.2926</text:p>
              </table:table-cell>
              <table:table-cell office:value-type="float" office:value="20.927">
                <text:p>20.9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.3339">
                <text:p>11.3339</text:p>
              </table:table-cell>
              <table:table-cell office:value-type="float" office:value="21.4992">
                <text:p>21.499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.4225">
                <text:p>11.4225</text:p>
              </table:table-cell>
              <table:table-cell office:value-type="float" office:value="22.1284">
                <text:p>22.12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.3987">
                <text:p>11.3987</text:p>
              </table:table-cell>
              <table:table-cell office:value-type="float" office:value="22.5289">
                <text:p>22.528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.4123">
                <text:p>11.4123</text:p>
              </table:table-cell>
              <table:table-cell office:value-type="float" office:value="23.2167">
                <text:p>23.21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.573">
                <text:p>11.573</text:p>
              </table:table-cell>
              <table:table-cell office:value-type="float" office:value="24.169">
                <text:p>24.16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.5839">
                <text:p>11.5839</text:p>
              </table:table-cell>
              <table:table-cell office:value-type="float" office:value="24.9676">
                <text:p>24.96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.6382">
                <text:p>11.6382</text:p>
              </table:table-cell>
              <table:table-cell office:value-type="float" office:value="25.6924">
                <text:p>25.69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.658">
                <text:p>11.658</text:p>
              </table:table-cell>
              <table:table-cell office:value-type="float" office:value="26.4506">
                <text:p>26.450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.5134">
                <text:p>11.5134</text:p>
              </table:table-cell>
              <table:table-cell office:value-type="float" office:value="27.1474">
                <text:p>27.14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.6019">
                <text:p>12.6019</text:p>
              </table:table-cell>
              <table:table-cell office:value-type="float" office:value="28.2466">
                <text:p>28.24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.6116">
                <text:p>12.6116</text:p>
              </table:table-cell>
              <table:table-cell office:value-type="float" office:value="29.1849">
                <text:p>29.184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.3971">
                <text:p>12.3971</text:p>
              </table:table-cell>
              <table:table-cell office:value-type="float" office:value="29.7265">
                <text:p>29.726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.3409">
                <text:p>12.3409</text:p>
              </table:table-cell>
              <table:table-cell office:value-type="float" office:value="30.5478">
                <text:p>30.54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.2131">
                <text:p>12.2131</text:p>
              </table:table-cell>
              <table:table-cell office:value-type="float" office:value="31.0488">
                <text:p>31.04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.1686">
                <text:p>12.1686</text:p>
              </table:table-cell>
              <table:table-cell office:value-type="float" office:value="31.5324">
                <text:p>31.53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.0823">
                <text:p>12.0823</text:p>
              </table:table-cell>
              <table:table-cell office:value-type="float" office:value="31.9206">
                <text:p>31.92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.132">
                <text:p>12.132</text:p>
              </table:table-cell>
              <table:table-cell office:value-type="float" office:value="32.0553">
                <text:p>32.05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.2107">
                <text:p>12.2107</text:p>
              </table:table-cell>
              <table:table-cell office:value-type="float" office:value="32.2889">
                <text:p>32.288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.4879">
                <text:p>12.4879</text:p>
              </table:table-cell>
              <table:table-cell office:value-type="float" office:value="32.442">
                <text:p>32.4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.5881">
                <text:p>12.5881</text:p>
              </table:table-cell>
              <table:table-cell office:value-type="float" office:value="32.344">
                <text:p>32.3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.7656">
                <text:p>12.7656</text:p>
              </table:table-cell>
              <table:table-cell office:value-type="float" office:value="32.2142">
                <text:p>32.21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.0362">
                <text:p>13.0362</text:p>
              </table:table-cell>
              <table:table-cell office:value-type="float" office:value="32.1969">
                <text:p>32.19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.0584">
                <text:p>13.0584</text:p>
              </table:table-cell>
              <table:table-cell office:value-type="float" office:value="32.0056">
                <text:p>32.00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.2738">
                <text:p>13.2738</text:p>
              </table:table-cell>
              <table:table-cell office:value-type="float" office:value="31.9496">
                <text:p>31.94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.6739">
                <text:p>13.6739</text:p>
              </table:table-cell>
              <table:table-cell office:value-type="float" office:value="32.1379">
                <text:p>32.13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.8861">
                <text:p>13.8861</text:p>
              </table:table-cell>
              <table:table-cell office:value-type="float" office:value="31.876">
                <text:p>31.87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.9627">
                <text:p>13.9627</text:p>
              </table:table-cell>
              <table:table-cell office:value-type="float" office:value="31.7669">
                <text:p>31.76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.1836">
                <text:p>14.1836</text:p>
              </table:table-cell>
              <table:table-cell office:value-type="float" office:value="31.728">
                <text:p>31.7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.322">
                <text:p>14.322</text:p>
              </table:table-cell>
              <table:table-cell office:value-type="float" office:value="31.6955">
                <text:p>31.69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.3013">
                <text:p>14.3013</text:p>
              </table:table-cell>
              <table:table-cell office:value-type="float" office:value="31.6496">
                <text:p>31.64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.4517">
                <text:p>14.4517</text:p>
              </table:table-cell>
              <table:table-cell office:value-type="float" office:value="31.6673">
                <text:p>31.667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.3701">
                <text:p>14.3701</text:p>
              </table:table-cell>
              <table:table-cell office:value-type="float" office:value="31.5767">
                <text:p>31.57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.2705">
                <text:p>14.2705</text:p>
              </table:table-cell>
              <table:table-cell office:value-type="float" office:value="31.653">
                <text:p>31.65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.6059">
                <text:p>14.6059</text:p>
              </table:table-cell>
              <table:table-cell office:value-type="float" office:value="31.8797">
                <text:p>31.879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.5291">
                <text:p>14.5291</text:p>
              </table:table-cell>
              <table:table-cell office:value-type="float" office:value="31.8728">
                <text:p>31.872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.388">
                <text:p>14.388</text:p>
              </table:table-cell>
              <table:table-cell office:value-type="float" office:value="31.8598">
                <text:p>31.85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.4465">
                <text:p>14.4465</text:p>
              </table:table-cell>
              <table:table-cell office:value-type="float" office:value="32.0182">
                <text:p>32.018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.4312">
                <text:p>14.4312</text:p>
              </table:table-cell>
              <table:table-cell office:value-type="float" office:value="32.0947">
                <text:p>32.09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.2958">
                <text:p>14.2958</text:p>
              </table:table-cell>
              <table:table-cell office:value-type="float" office:value="32.2936">
                <text:p>32.29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.1425">
                <text:p>14.1425</text:p>
              </table:table-cell>
              <table:table-cell office:value-type="float" office:value="32.5017">
                <text:p>32.50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.202">
                <text:p>14.202</text:p>
              </table:table-cell>
              <table:table-cell office:value-type="float" office:value="32.7243">
                <text:p>32.72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.1147">
                <text:p>14.1147</text:p>
              </table:table-cell>
              <table:table-cell office:value-type="float" office:value="32.9328">
                <text:p>32.932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.9977">
                <text:p>13.9977</text:p>
              </table:table-cell>
              <table:table-cell office:value-type="float" office:value="33.1164">
                <text:p>33.11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.8507">
                <text:p>13.8507</text:p>
              </table:table-cell>
              <table:table-cell office:value-type="float" office:value="33.2997">
                <text:p>33.29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.7719">
                <text:p>13.7719</text:p>
              </table:table-cell>
              <table:table-cell office:value-type="float" office:value="33.351">
                <text:p>33.3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.813">
                <text:p>13.813</text:p>
              </table:table-cell>
              <table:table-cell office:value-type="float" office:value="33.7624">
                <text:p>33.76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.7733">
                <text:p>13.7733</text:p>
              </table:table-cell>
              <table:table-cell office:value-type="float" office:value="33.9172">
                <text:p>33.917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.7685">
                <text:p>13.7685</text:p>
              </table:table-cell>
              <table:table-cell office:value-type="float" office:value="34.0218">
                <text:p>34.021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.7028">
                <text:p>13.7028</text:p>
              </table:table-cell>
              <table:table-cell office:value-type="float" office:value="34.183">
                <text:p>34.1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.8027">
                <text:p>13.8027</text:p>
              </table:table-cell>
              <table:table-cell office:value-type="float" office:value="34.3445">
                <text:p>34.34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.6402">
                <text:p>13.6402</text:p>
              </table:table-cell>
              <table:table-cell office:value-type="float" office:value="34.307">
                <text:p>34.30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.5589">
                <text:p>13.5589</text:p>
              </table:table-cell>
              <table:table-cell office:value-type="float" office:value="34.3947">
                <text:p>34.394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.6268">
                <text:p>13.6268</text:p>
              </table:table-cell>
              <table:table-cell office:value-type="float" office:value="34.5058">
                <text:p>34.50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.6485">
                <text:p>13.6485</text:p>
              </table:table-cell>
              <table:table-cell office:value-type="float" office:value="34.588">
                <text:p>34.5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.706">
                <text:p>13.706</text:p>
              </table:table-cell>
              <table:table-cell office:value-type="float" office:value="34.5756">
                <text:p>34.57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.7349">
                <text:p>13.7349</text:p>
              </table:table-cell>
              <table:table-cell office:value-type="float" office:value="34.7295">
                <text:p>34.72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.8261">
                <text:p>13.8261</text:p>
              </table:table-cell>
              <table:table-cell office:value-type="float" office:value="34.8089">
                <text:p>34.808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3.8731">
                <text:p>13.8731</text:p>
              </table:table-cell>
              <table:table-cell office:value-type="float" office:value="34.9149">
                <text:p>34.91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.9546">
                <text:p>13.9546</text:p>
              </table:table-cell>
              <table:table-cell office:value-type="float" office:value="35.1178">
                <text:p>35.117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.9178">
                <text:p>13.9178</text:p>
              </table:table-cell>
              <table:table-cell office:value-type="float" office:value="35.2794">
                <text:p>35.279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.8978">
                <text:p>13.8978</text:p>
              </table:table-cell>
              <table:table-cell office:value-type="float" office:value="35.5827">
                <text:p>35.58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.8398">
                <text:p>13.8398</text:p>
              </table:table-cell>
              <table:table-cell office:value-type="float" office:value="35.8148">
                <text:p>35.81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.8149">
                <text:p>13.8149</text:p>
              </table:table-cell>
              <table:table-cell office:value-type="float" office:value="36.0164">
                <text:p>36.01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.8453">
                <text:p>13.8453</text:p>
              </table:table-cell>
              <table:table-cell office:value-type="float" office:value="36.2818">
                <text:p>36.281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.8228">
                <text:p>13.8228</text:p>
              </table:table-cell>
              <table:table-cell office:value-type="float" office:value="36.6188">
                <text:p>36.61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.8802">
                <text:p>13.8802</text:p>
              </table:table-cell>
              <table:table-cell office:value-type="float" office:value="36.7151">
                <text:p>36.715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.9857">
                <text:p>13.9857</text:p>
              </table:table-cell>
              <table:table-cell office:value-type="float" office:value="36.9636">
                <text:p>36.963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.159">
                <text:p>14.159</text:p>
              </table:table-cell>
              <table:table-cell office:value-type="float" office:value="37.1422">
                <text:p>37.14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.241">
                <text:p>14.241</text:p>
              </table:table-cell>
              <table:table-cell office:value-type="float" office:value="37.343">
                <text:p>37.3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.3204">
                <text:p>14.3204</text:p>
              </table:table-cell>
              <table:table-cell office:value-type="float" office:value="37.5227">
                <text:p>37.522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.4086">
                <text:p>14.4086</text:p>
              </table:table-cell>
              <table:table-cell office:value-type="float" office:value="37.8028">
                <text:p>37.802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.5226">
                <text:p>14.5226</text:p>
              </table:table-cell>
              <table:table-cell office:value-type="float" office:value="38.1611">
                <text:p>38.16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.4817">
                <text:p>14.4817</text:p>
              </table:table-cell>
              <table:table-cell office:value-type="float" office:value="38.4359">
                <text:p>38.435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.5162">
                <text:p>14.5162</text:p>
              </table:table-cell>
              <table:table-cell office:value-type="float" office:value="38.9271">
                <text:p>38.92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.5541">
                <text:p>14.5541</text:p>
              </table:table-cell>
              <table:table-cell office:value-type="float" office:value="39.2187">
                <text:p>39.218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.5474">
                <text:p>14.5474</text:p>
              </table:table-cell>
              <table:table-cell office:value-type="float" office:value="39.5345">
                <text:p>39.53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.5713">
                <text:p>14.5713</text:p>
              </table:table-cell>
              <table:table-cell office:value-type="float" office:value="39.9224">
                <text:p>39.92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.6001">
                <text:p>14.6001</text:p>
              </table:table-cell>
              <table:table-cell office:value-type="float" office:value="40.2341">
                <text:p>40.234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.5407">
                <text:p>14.5407</text:p>
              </table:table-cell>
              <table:table-cell office:value-type="float" office:value="40.6021">
                <text:p>40.602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.4624">
                <text:p>14.4624</text:p>
              </table:table-cell>
              <table:table-cell office:value-type="float" office:value="40.868">
                <text:p>40.8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.5193">
                <text:p>14.5193</text:p>
              </table:table-cell>
              <table:table-cell office:value-type="float" office:value="41.2591">
                <text:p>41.25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.4792">
                <text:p>14.4792</text:p>
              </table:table-cell>
              <table:table-cell office:value-type="float" office:value="41.6264">
                <text:p>41.62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.376">
                <text:p>14.376</text:p>
              </table:table-cell>
              <table:table-cell office:value-type="float" office:value="41.8772">
                <text:p>41.877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.0794">
                <text:p>14.0794</text:p>
              </table:table-cell>
              <table:table-cell office:value-type="float" office:value="42.65">
                <text:p>42.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.7829">
                <text:p>13.7829</text:p>
              </table:table-cell>
              <table:table-cell office:value-type="float" office:value="42.9395">
                <text:p>42.939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.4508">
                <text:p>13.4508</text:p>
              </table:table-cell>
              <table:table-cell office:value-type="float" office:value="43.4283">
                <text:p>43.428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.0853">
                <text:p>13.0853</text:p>
              </table:table-cell>
              <table:table-cell office:value-type="float" office:value="43.931">
                <text:p>43.93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.7168">
                <text:p>12.7168</text:p>
              </table:table-cell>
              <table:table-cell office:value-type="float" office:value="44.4838">
                <text:p>44.48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.3156">
                <text:p>12.3156</text:p>
              </table:table-cell>
              <table:table-cell office:value-type="float" office:value="45.0703">
                <text:p>45.070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.9407">
                <text:p>11.9407</text:p>
              </table:table-cell>
              <table:table-cell office:value-type="float" office:value="45.5781">
                <text:p>45.578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.5025">
                <text:p>11.5025</text:p>
              </table:table-cell>
              <table:table-cell office:value-type="float" office:value="46.0994">
                <text:p>46.09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.9361">
                <text:p>10.9361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.4933">
                <text:p>10.4933</text:p>
              </table:table-cell>
              <table:table-cell office:value-type="float" office:value="47.3961">
                <text:p>47.396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.1032">
                <text:p>10.1032</text:p>
              </table:table-cell>
              <table:table-cell office:value-type="float" office:value="48.0351">
                <text:p>48.035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.76766">
                <text:p>9.76766</text:p>
              </table:table-cell>
              <table:table-cell office:value-type="float" office:value="48.5612">
                <text:p>48.56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.40482">
                <text:p>9.40482</text:p>
              </table:table-cell>
              <table:table-cell office:value-type="float" office:value="48.9596">
                <text:p>48.95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.24118">
                <text:p>9.24118</text:p>
              </table:table-cell>
              <table:table-cell office:value-type="float" office:value="49.5841">
                <text:p>49.584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.9701">
                <text:p>8.9701</text:p>
              </table:table-cell>
              <table:table-cell office:value-type="float" office:value="50.0843">
                <text:p>50.084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.63536">
                <text:p>8.63536</text:p>
              </table:table-cell>
              <table:table-cell office:value-type="float" office:value="50.5784">
                <text:p>50.578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.29954">
                <text:p>8.29954</text:p>
              </table:table-cell>
              <table:table-cell office:value-type="float" office:value="50.9348">
                <text:p>50.934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95469">
                <text:p>7.95469</text:p>
              </table:table-cell>
              <table:table-cell office:value-type="float" office:value="51.2732">
                <text:p>51.27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67036">
                <text:p>7.67036</text:p>
              </table:table-cell>
              <table:table-cell office:value-type="float" office:value="51.6059">
                <text:p>51.605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.44957">
                <text:p>7.44957</text:p>
              </table:table-cell>
              <table:table-cell office:value-type="float" office:value="51.9816">
                <text:p>51.98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15922">
                <text:p>7.15922</text:p>
              </table:table-cell>
              <table:table-cell office:value-type="float" office:value="52.2433">
                <text:p>52.24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.96705">
                <text:p>6.96705</text:p>
              </table:table-cell>
              <table:table-cell office:value-type="float" office:value="52.4458">
                <text:p>52.44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.75983">
                <text:p>6.75983</text:p>
              </table:table-cell>
              <table:table-cell office:value-type="float" office:value="52.6283">
                <text:p>52.628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.56474">
                <text:p>6.56474</text:p>
              </table:table-cell>
              <table:table-cell office:value-type="float" office:value="52.8307">
                <text:p>52.830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.41178">
                <text:p>6.41178</text:p>
              </table:table-cell>
              <table:table-cell office:value-type="float" office:value="53.0491">
                <text:p>53.04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.28766">
                <text:p>6.28766</text:p>
              </table:table-cell>
              <table:table-cell office:value-type="float" office:value="53.2206">
                <text:p>53.220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.13854">
                <text:p>6.13854</text:p>
              </table:table-cell>
              <table:table-cell office:value-type="float" office:value="53.3464">
                <text:p>53.34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.10695">
                <text:p>6.10695</text:p>
              </table:table-cell>
              <table:table-cell office:value-type="float" office:value="53.5355">
                <text:p>53.53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.8825">
                <text:p>5.8825</text:p>
              </table:table-cell>
              <table:table-cell office:value-type="float" office:value="53.6492">
                <text:p>53.64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.81557">
                <text:p>5.81557</text:p>
              </table:table-cell>
              <table:table-cell office:value-type="float" office:value="53.7909">
                <text:p>53.790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.80772">
                <text:p>5.80772</text:p>
              </table:table-cell>
              <table:table-cell office:value-type="float" office:value="54.0313">
                <text:p>54.031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.78392">
                <text:p>5.78392</text:p>
              </table:table-cell>
              <table:table-cell office:value-type="float" office:value="54.1562">
                <text:p>54.156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.79654">
                <text:p>5.79654</text:p>
              </table:table-cell>
              <table:table-cell office:value-type="float" office:value="54.2869">
                <text:p>54.28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.88083">
                <text:p>5.88083</text:p>
              </table:table-cell>
              <table:table-cell office:value-type="float" office:value="54.3956">
                <text:p>54.395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.89954">
                <text:p>5.89954</text:p>
              </table:table-cell>
              <table:table-cell office:value-type="float" office:value="54.5482">
                <text:p>54.548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.99203">
                <text:p>5.99203</text:p>
              </table:table-cell>
              <table:table-cell office:value-type="float" office:value="54.6761">
                <text:p>54.676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.13878">
                <text:p>6.13878</text:p>
              </table:table-cell>
              <table:table-cell office:value-type="float" office:value="54.7446">
                <text:p>54.744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.25621">
                <text:p>6.25621</text:p>
              </table:table-cell>
              <table:table-cell office:value-type="float" office:value="54.9058">
                <text:p>54.905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.40948">
                <text:p>6.40948</text:p>
              </table:table-cell>
              <table:table-cell office:value-type="float" office:value="54.9674">
                <text:p>54.967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.63813">
                <text:p>6.63813</text:p>
              </table:table-cell>
              <table:table-cell office:value-type="float" office:value="55.0697">
                <text:p>55.069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.88587">
                <text:p>6.88587</text:p>
              </table:table-cell>
              <table:table-cell office:value-type="float" office:value="55.2019">
                <text:p>55.20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.11848">
                <text:p>7.11848</text:p>
              </table:table-cell>
              <table:table-cell office:value-type="float" office:value="55.3404">
                <text:p>55.34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.40457">
                <text:p>7.40457</text:p>
              </table:table-cell>
              <table:table-cell office:value-type="float" office:value="55.4696">
                <text:p>55.469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.73241">
                <text:p>7.73241</text:p>
              </table:table-cell>
              <table:table-cell office:value-type="float" office:value="55.6095">
                <text:p>55.60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.04385">
                <text:p>8.04385</text:p>
              </table:table-cell>
              <table:table-cell office:value-type="float" office:value="55.8015">
                <text:p>55.80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.40568">
                <text:p>8.40568</text:p>
              </table:table-cell>
              <table:table-cell office:value-type="float" office:value="55.9594">
                <text:p>55.959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.69079">
                <text:p>8.69079</text:p>
              </table:table-cell>
              <table:table-cell office:value-type="float" office:value="56.1166">
                <text:p>56.11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.05209">
                <text:p>9.05209</text:p>
              </table:table-cell>
              <table:table-cell office:value-type="float" office:value="56.3471">
                <text:p>56.347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.32979">
                <text:p>9.32979</text:p>
              </table:table-cell>
              <table:table-cell office:value-type="float" office:value="56.552">
                <text:p>56.55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.63549">
                <text:p>9.63549</text:p>
              </table:table-cell>
              <table:table-cell office:value-type="float" office:value="56.7324">
                <text:p>56.73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.91607">
                <text:p>9.91607</text:p>
              </table:table-cell>
              <table:table-cell office:value-type="float" office:value="56.9407">
                <text:p>56.94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.2241">
                <text:p>10.2241</text:p>
              </table:table-cell>
              <table:table-cell office:value-type="float" office:value="57.2524">
                <text:p>57.25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.3895">
                <text:p>10.3895</text:p>
              </table:table-cell>
              <table:table-cell office:value-type="float" office:value="57.4956">
                <text:p>57.495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.5713">
                <text:p>10.5713</text:p>
              </table:table-cell>
              <table:table-cell office:value-type="float" office:value="57.594">
                <text:p>57.59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.8507">
                <text:p>10.8507</text:p>
              </table:table-cell>
              <table:table-cell office:value-type="float" office:value="57.8791">
                <text:p>57.879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.269">
                <text:p>11.269</text:p>
              </table:table-cell>
              <table:table-cell office:value-type="float" office:value="58.055">
                <text:p>58.0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.4524">
                <text:p>11.4524</text:p>
              </table:table-cell>
              <table:table-cell office:value-type="float" office:value="58.1718">
                <text:p>58.17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.661">
                <text:p>11.661</text:p>
              </table:table-cell>
              <table:table-cell office:value-type="float" office:value="58.2512">
                <text:p>58.25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.9035">
                <text:p>11.9035</text:p>
              </table:table-cell>
              <table:table-cell office:value-type="float" office:value="58.4286">
                <text:p>58.42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.1914">
                <text:p>12.1914</text:p>
              </table:table-cell>
              <table:table-cell office:value-type="float" office:value="58.6577">
                <text:p>58.657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.362">
                <text:p>12.362</text:p>
              </table:table-cell>
              <table:table-cell office:value-type="float" office:value="58.9344">
                <text:p>58.93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2.5383">
                <text:p>12.5383</text:p>
              </table:table-cell>
              <table:table-cell office:value-type="float" office:value="59.1298">
                <text:p>59.129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.5551">
                <text:p>12.5551</text:p>
              </table:table-cell>
              <table:table-cell office:value-type="float" office:value="59.2352">
                <text:p>59.235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.8425">
                <text:p>12.8425</text:p>
              </table:table-cell>
              <table:table-cell office:value-type="float" office:value="59.6771">
                <text:p>59.677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.1508">
                <text:p>13.1508</text:p>
              </table:table-cell>
              <table:table-cell office:value-type="float" office:value="60.0448">
                <text:p>60.04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.2062">
                <text:p>13.2062</text:p>
              </table:table-cell>
              <table:table-cell office:value-type="float" office:value="60.3404">
                <text:p>60.340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.2352">
                <text:p>13.2352</text:p>
              </table:table-cell>
              <table:table-cell office:value-type="float" office:value="60.4568">
                <text:p>60.456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.2751">
                <text:p>13.2751</text:p>
              </table:table-cell>
              <table:table-cell office:value-type="float" office:value="60.5804">
                <text:p>60.580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.4248">
                <text:p>13.4248</text:p>
              </table:table-cell>
              <table:table-cell office:value-type="float" office:value="60.8038">
                <text:p>60.803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.6539">
                <text:p>13.6539</text:p>
              </table:table-cell>
              <table:table-cell office:value-type="float" office:value="61.1929">
                <text:p>61.19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.6315">
                <text:p>13.6315</text:p>
              </table:table-cell>
              <table:table-cell office:value-type="float" office:value="61.3811">
                <text:p>61.381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.4711">
                <text:p>13.4711</text:p>
              </table:table-cell>
              <table:table-cell office:value-type="float" office:value="61.2614">
                <text:p>61.261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.5591">
                <text:p>13.5591</text:p>
              </table:table-cell>
              <table:table-cell office:value-type="float" office:value="61.6648">
                <text:p>61.664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.7659">
                <text:p>13.7659</text:p>
              </table:table-cell>
              <table:table-cell office:value-type="float" office:value="62.2098">
                <text:p>62.209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3.6372">
                <text:p>13.6372</text:p>
              </table:table-cell>
              <table:table-cell office:value-type="float" office:value="62.6287">
                <text:p>62.628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3.5434">
                <text:p>13.5434</text:p>
              </table:table-cell>
              <table:table-cell office:value-type="float" office:value="63.0248">
                <text:p>63.024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3.5708">
                <text:p>13.5708</text:p>
              </table:table-cell>
              <table:table-cell office:value-type="float" office:value="63.5984">
                <text:p>63.598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.4875">
                <text:p>13.4875</text:p>
              </table:table-cell>
              <table:table-cell office:value-type="float" office:value="64.1258">
                <text:p>64.125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.1279">
                <text:p>13.1279</text:p>
              </table:table-cell>
              <table:table-cell office:value-type="float" office:value="64.3767">
                <text:p>64.376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2.9351">
                <text:p>12.9351</text:p>
              </table:table-cell>
              <table:table-cell office:value-type="float" office:value="64.87">
                <text:p>64.8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2.8161">
                <text:p>12.8161</text:p>
              </table:table-cell>
              <table:table-cell office:value-type="float" office:value="65.4922">
                <text:p>65.492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.4964">
                <text:p>12.4964</text:p>
              </table:table-cell>
              <table:table-cell office:value-type="float" office:value="65.7399">
                <text:p>65.739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2.5192">
                <text:p>12.5192</text:p>
              </table:table-cell>
              <table:table-cell office:value-type="float" office:value="66.1833">
                <text:p>66.18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2.7751">
                <text:p>12.7751</text:p>
              </table:table-cell>
              <table:table-cell office:value-type="float" office:value="67.2198">
                <text:p>67.219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.6102">
                <text:p>12.6102</text:p>
              </table:table-cell>
              <table:table-cell office:value-type="float" office:value="67.4622">
                <text:p>67.462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.5152">
                <text:p>12.5152</text:p>
              </table:table-cell>
              <table:table-cell office:value-type="float" office:value="67.5999">
                <text:p>67.599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.3021">
                <text:p>12.3021</text:p>
              </table:table-cell>
              <table:table-cell office:value-type="float" office:value="67.8265">
                <text:p>67.826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.93">
                <text:p>11.93</text:p>
              </table:table-cell>
              <table:table-cell office:value-type="float" office:value="67.2911">
                <text:p>67.29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2.1914">
                <text:p>12.1914</text:p>
              </table:table-cell>
              <table:table-cell office:value-type="float" office:value="68.1202">
                <text:p>68.120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2.8758">
                <text:p>12.8758</text:p>
              </table:table-cell>
              <table:table-cell office:value-type="float" office:value="69.3849">
                <text:p>69.384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.9553">
                <text:p>12.9553</text:p>
              </table:table-cell>
              <table:table-cell office:value-type="float" office:value="69.9071">
                <text:p>69.907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.9879">
                <text:p>12.9879</text:p>
              </table:table-cell>
              <table:table-cell office:value-type="float" office:value="70.1527">
                <text:p>70.152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3.4093">
                <text:p>13.4093</text:p>
              </table:table-cell>
              <table:table-cell office:value-type="float" office:value="70.957">
                <text:p>70.95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.5929">
                <text:p>13.5929</text:p>
              </table:table-cell>
              <table:table-cell office:value-type="float" office:value="71.5248">
                <text:p>71.524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3.5751">
                <text:p>13.5751</text:p>
              </table:table-cell>
              <table:table-cell office:value-type="float" office:value="71.8848">
                <text:p>71.884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3.832">
                <text:p>13.832</text:p>
              </table:table-cell>
              <table:table-cell office:value-type="float" office:value="72.3545">
                <text:p>72.354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.8007">
                <text:p>13.8007</text:p>
              </table:table-cell>
              <table:table-cell office:value-type="float" office:value="72.6527">
                <text:p>72.652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.7202">
                <text:p>13.7202</text:p>
              </table:table-cell>
              <table:table-cell office:value-type="float" office:value="72.6224">
                <text:p>72.622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.7071">
                <text:p>13.7071</text:p>
              </table:table-cell>
              <table:table-cell office:value-type="float" office:value="72.9737">
                <text:p>72.973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3.4122">
                <text:p>13.4122</text:p>
              </table:table-cell>
              <table:table-cell office:value-type="float" office:value="72.7592">
                <text:p>72.759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3.3856">
                <text:p>13.3856</text:p>
              </table:table-cell>
              <table:table-cell office:value-type="float" office:value="72.9884">
                <text:p>72.988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3.7392">
                <text:p>13.7392</text:p>
              </table:table-cell>
              <table:table-cell office:value-type="float" office:value="73.6751">
                <text:p>73.675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3.6091">
                <text:p>13.6091</text:p>
              </table:table-cell>
              <table:table-cell office:value-type="float" office:value="73.6242">
                <text:p>73.624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3.6191">
                <text:p>13.6191</text:p>
              </table:table-cell>
              <table:table-cell office:value-type="float" office:value="73.5534">
                <text:p>73.553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.0643">
                <text:p>14.0643</text:p>
              </table:table-cell>
              <table:table-cell office:value-type="float" office:value="74.278">
                <text:p>74.27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.2444">
                <text:p>14.2444</text:p>
              </table:table-cell>
              <table:table-cell office:value-type="float" office:value="74.5619">
                <text:p>74.56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.2182">
                <text:p>14.2182</text:p>
              </table:table-cell>
              <table:table-cell office:value-type="float" office:value="74.6616">
                <text:p>74.661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.5021">
                <text:p>14.5021</text:p>
              </table:table-cell>
              <table:table-cell office:value-type="float" office:value="75.141">
                <text:p>75.14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.5605">
                <text:p>14.5605</text:p>
              </table:table-cell>
              <table:table-cell office:value-type="float" office:value="75.7058">
                <text:p>75.705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.3635">
                <text:p>14.3635</text:p>
              </table:table-cell>
              <table:table-cell office:value-type="float" office:value="75.7049">
                <text:p>75.704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.0873">
                <text:p>14.0873</text:p>
              </table:table-cell>
              <table:table-cell office:value-type="float" office:value="75.6796">
                <text:p>75.679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.9585">
                <text:p>13.9585</text:p>
              </table:table-cell>
              <table:table-cell office:value-type="float" office:value="76.0019">
                <text:p>76.001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3.6433">
                <text:p>13.6433</text:p>
              </table:table-cell>
              <table:table-cell office:value-type="float" office:value="76.3523">
                <text:p>76.35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.3876">
                <text:p>13.3876</text:p>
              </table:table-cell>
              <table:table-cell office:value-type="float" office:value="76.6068">
                <text:p>76.606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.0229">
                <text:p>13.0229</text:p>
              </table:table-cell>
              <table:table-cell office:value-type="float" office:value="76.817">
                <text:p>76.81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.5992">
                <text:p>12.5992</text:p>
              </table:table-cell>
              <table:table-cell office:value-type="float" office:value="76.8623">
                <text:p>76.862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.2858">
                <text:p>12.2858</text:p>
              </table:table-cell>
              <table:table-cell office:value-type="float" office:value="77.3269">
                <text:p>77.326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.9313">
                <text:p>11.9313</text:p>
              </table:table-cell>
              <table:table-cell office:value-type="float" office:value="77.7055">
                <text:p>77.70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.377">
                <text:p>11.377</text:p>
              </table:table-cell>
              <table:table-cell office:value-type="float" office:value="77.4041">
                <text:p>77.404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.8861">
                <text:p>10.8861</text:p>
              </table:table-cell>
              <table:table-cell office:value-type="float" office:value="77.3465">
                <text:p>77.34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.442">
                <text:p>10.442</text:p>
              </table:table-cell>
              <table:table-cell office:value-type="float" office:value="77.2892">
                <text:p>77.28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.0314">
                <text:p>10.0314</text:p>
              </table:table-cell>
              <table:table-cell office:value-type="float" office:value="77.1294">
                <text:p>77.129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.46651">
                <text:p>9.46651</text:p>
              </table:table-cell>
              <table:table-cell office:value-type="float" office:value="76.7264">
                <text:p>76.726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.02033">
                <text:p>9.02033</text:p>
              </table:table-cell>
              <table:table-cell office:value-type="float" office:value="76.7473">
                <text:p>76.747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.71489">
                <text:p>8.71489</text:p>
              </table:table-cell>
              <table:table-cell office:value-type="float" office:value="76.8292">
                <text:p>76.829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.3584">
                <text:p>8.3584</text:p>
              </table:table-cell>
              <table:table-cell office:value-type="float" office:value="76.841">
                <text:p>76.84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.96287">
                <text:p>7.96287</text:p>
              </table:table-cell>
              <table:table-cell office:value-type="float" office:value="76.68">
                <text:p>76.6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.68967">
                <text:p>7.68967</text:p>
              </table:table-cell>
              <table:table-cell office:value-type="float" office:value="76.5196">
                <text:p>76.519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.49197">
                <text:p>7.49197</text:p>
              </table:table-cell>
              <table:table-cell office:value-type="float" office:value="77.0363">
                <text:p>77.036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.19451">
                <text:p>7.19451</text:p>
              </table:table-cell>
              <table:table-cell office:value-type="float" office:value="77.0527">
                <text:p>77.052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.86542">
                <text:p>6.86542</text:p>
              </table:table-cell>
              <table:table-cell office:value-type="float" office:value="76.5786">
                <text:p>76.578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.69582">
                <text:p>6.69582</text:p>
              </table:table-cell>
              <table:table-cell office:value-type="float" office:value="76.6072">
                <text:p>76.607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.56035">
                <text:p>6.56035</text:p>
              </table:table-cell>
              <table:table-cell office:value-type="float" office:value="76.8971">
                <text:p>76.897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.37342">
                <text:p>6.37342</text:p>
              </table:table-cell>
              <table:table-cell office:value-type="float" office:value="76.8385">
                <text:p>76.838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.13571">
                <text:p>6.13571</text:p>
              </table:table-cell>
              <table:table-cell office:value-type="float" office:value="76.9578">
                <text:p>76.957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.98901">
                <text:p>5.98901</text:p>
              </table:table-cell>
              <table:table-cell office:value-type="float" office:value="76.9672">
                <text:p>76.967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.81993">
                <text:p>5.81993</text:p>
              </table:table-cell>
              <table:table-cell office:value-type="float" office:value="76.9872">
                <text:p>76.98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.72955">
                <text:p>5.72955</text:p>
              </table:table-cell>
              <table:table-cell office:value-type="float" office:value="77.0452">
                <text:p>77.045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.75086">
                <text:p>5.75086</text:p>
              </table:table-cell>
              <table:table-cell office:value-type="float" office:value="77.3842">
                <text:p>77.384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.70583">
                <text:p>5.70583</text:p>
              </table:table-cell>
              <table:table-cell office:value-type="float" office:value="77.2862">
                <text:p>77.286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.54821">
                <text:p>5.54821</text:p>
              </table:table-cell>
              <table:table-cell office:value-type="float" office:value="77.3355">
                <text:p>77.335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.35796">
                <text:p>5.35796</text:p>
              </table:table-cell>
              <table:table-cell office:value-type="float" office:value="77.1679">
                <text:p>77.167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.21572">
                <text:p>5.21572</text:p>
              </table:table-cell>
              <table:table-cell office:value-type="float" office:value="77.4246">
                <text:p>77.424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96275">
                <text:p>4.96275</text:p>
              </table:table-cell>
              <table:table-cell office:value-type="float" office:value="77.099">
                <text:p>77.09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72525">
                <text:p>4.72525</text:p>
              </table:table-cell>
              <table:table-cell office:value-type="float" office:value="77.1869">
                <text:p>77.18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55404">
                <text:p>4.55404</text:p>
              </table:table-cell>
              <table:table-cell office:value-type="float" office:value="77.3749">
                <text:p>77.374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32349">
                <text:p>4.32349</text:p>
              </table:table-cell>
              <table:table-cell office:value-type="float" office:value="77.1191">
                <text:p>77.119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09318">
                <text:p>4.09318</text:p>
              </table:table-cell>
              <table:table-cell office:value-type="float" office:value="76.8498">
                <text:p>76.849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.91042">
                <text:p>3.91042</text:p>
              </table:table-cell>
              <table:table-cell office:value-type="float" office:value="77.2089">
                <text:p>77.208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.62063">
                <text:p>3.62063</text:p>
              </table:table-cell>
              <table:table-cell office:value-type="float" office:value="77.3489">
                <text:p>77.348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.29652">
                <text:p>3.29652</text:p>
              </table:table-cell>
              <table:table-cell office:value-type="float" office:value="77.2002">
                <text:p>77.200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.97199">
                <text:p>2.97199</text:p>
              </table:table-cell>
              <table:table-cell office:value-type="float" office:value="77.0434">
                <text:p>77.043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.73165">
                <text:p>2.73165</text:p>
              </table:table-cell>
              <table:table-cell office:value-type="float" office:value="77.1311">
                <text:p>77.131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49092">
                <text:p>2.49092</text:p>
              </table:table-cell>
              <table:table-cell office:value-type="float" office:value="77.2337">
                <text:p>77.233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16861">
                <text:p>2.16861</text:p>
              </table:table-cell>
              <table:table-cell office:value-type="float" office:value="77.2774">
                <text:p>77.27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.09019">
                <text:p>2.09019</text:p>
              </table:table-cell>
              <table:table-cell office:value-type="float" office:value="77.5298">
                <text:p>77.529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.20062">
                <text:p>2.20062</text:p>
              </table:table-cell>
              <table:table-cell office:value-type="float" office:value="78.0019">
                <text:p>78.001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.12006">
                <text:p>2.12006</text:p>
              </table:table-cell>
              <table:table-cell office:value-type="float" office:value="78.1989">
                <text:p>78.198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.01761">
                <text:p>2.01761</text:p>
              </table:table-cell>
              <table:table-cell office:value-type="float" office:value="78.0573">
                <text:p>78.057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.03192">
                <text:p>2.03192</text:p>
              </table:table-cell>
              <table:table-cell office:value-type="float" office:value="78.1127">
                <text:p>78.112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.14104">
                <text:p>2.14104</text:p>
              </table:table-cell>
              <table:table-cell office:value-type="float" office:value="78.4171">
                <text:p>78.417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.18521">
                <text:p>2.18521</text:p>
              </table:table-cell>
              <table:table-cell office:value-type="float" office:value="78.5503">
                <text:p>78.550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.33397">
                <text:p>2.33397</text:p>
              </table:table-cell>
              <table:table-cell office:value-type="float" office:value="78.5122">
                <text:p>78.512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.57802">
                <text:p>2.57802</text:p>
              </table:table-cell>
              <table:table-cell office:value-type="float" office:value="78.6946">
                <text:p>78.694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.79144">
                <text:p>2.79144</text:p>
              </table:table-cell>
              <table:table-cell office:value-type="float" office:value="78.6549">
                <text:p>78.654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.98837">
                <text:p>2.98837</text:p>
              </table:table-cell>
              <table:table-cell office:value-type="float" office:value="78.7085">
                <text:p>78.708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.11262">
                <text:p>3.11262</text:p>
              </table:table-cell>
              <table:table-cell office:value-type="float" office:value="78.4512">
                <text:p>78.45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.27439">
                <text:p>3.27439</text:p>
              </table:table-cell>
              <table:table-cell office:value-type="float" office:value="78.1568">
                <text:p>78.156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.35402">
                <text:p>3.35402</text:p>
              </table:table-cell>
              <table:table-cell office:value-type="float" office:value="77.9985">
                <text:p>77.998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.41629">
                <text:p>3.41629</text:p>
              </table:table-cell>
              <table:table-cell office:value-type="float" office:value="77.7722">
                <text:p>77.772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.45771">
                <text:p>3.45771</text:p>
              </table:table-cell>
              <table:table-cell office:value-type="float" office:value="77.7391">
                <text:p>77.739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.64561">
                <text:p>3.64561</text:p>
              </table:table-cell>
              <table:table-cell office:value-type="float" office:value="77.7792">
                <text:p>77.779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.78598">
                <text:p>3.78598</text:p>
              </table:table-cell>
              <table:table-cell office:value-type="float" office:value="77.665">
                <text:p>77.66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.9014">
                <text:p>3.9014</text:p>
              </table:table-cell>
              <table:table-cell office:value-type="float" office:value="77.2955">
                <text:p>77.295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.13695">
                <text:p>4.13695</text:p>
              </table:table-cell>
              <table:table-cell office:value-type="float" office:value="77.3094">
                <text:p>77.309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.35757">
                <text:p>4.35757</text:p>
              </table:table-cell>
              <table:table-cell office:value-type="float" office:value="77.1309">
                <text:p>77.130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.55946">
                <text:p>4.55946</text:p>
              </table:table-cell>
              <table:table-cell office:value-type="float" office:value="76.9123">
                <text:p>76.912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.81445">
                <text:p>4.81445</text:p>
              </table:table-cell>
              <table:table-cell office:value-type="float" office:value="76.569">
                <text:p>76.56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09267">
                <text:p>5.09267</text:p>
              </table:table-cell>
              <table:table-cell office:value-type="float" office:value="76.3827">
                <text:p>76.382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31003">
                <text:p>5.31003</text:p>
              </table:table-cell>
              <table:table-cell office:value-type="float" office:value="76.1411">
                <text:p>76.141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57331">
                <text:p>5.57331</text:p>
              </table:table-cell>
              <table:table-cell office:value-type="float" office:value="75.8906">
                <text:p>75.890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71971">
                <text:p>5.71971</text:p>
              </table:table-cell>
              <table:table-cell office:value-type="float" office:value="75.6974">
                <text:p>75.697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93678">
                <text:p>5.93678</text:p>
              </table:table-cell>
              <table:table-cell office:value-type="float" office:value="75.6308">
                <text:p>75.630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.07853">
                <text:p>6.07853</text:p>
              </table:table-cell>
              <table:table-cell office:value-type="float" office:value="75.3415">
                <text:p>75.341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.21038">
                <text:p>6.21038</text:p>
              </table:table-cell>
              <table:table-cell office:value-type="float" office:value="75.1283">
                <text:p>75.128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.39548">
                <text:p>6.39548</text:p>
              </table:table-cell>
              <table:table-cell office:value-type="float" office:value="74.8501">
                <text:p>74.850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.50045">
                <text:p>6.50045</text:p>
              </table:table-cell>
              <table:table-cell office:value-type="float" office:value="74.6953">
                <text:p>74.695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.57242">
                <text:p>6.57242</text:p>
              </table:table-cell>
              <table:table-cell office:value-type="float" office:value="74.4947">
                <text:p>74.494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.73699">
                <text:p>6.73699</text:p>
              </table:table-cell>
              <table:table-cell office:value-type="float" office:value="74.3169">
                <text:p>74.316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.87325">
                <text:p>6.87325</text:p>
              </table:table-cell>
              <table:table-cell office:value-type="float" office:value="74.0825">
                <text:p>74.08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.85684">
                <text:p>6.85684</text:p>
              </table:table-cell>
              <table:table-cell office:value-type="float" office:value="73.9298">
                <text:p>73.929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.88813">
                <text:p>6.88813</text:p>
              </table:table-cell>
              <table:table-cell office:value-type="float" office:value="73.7387">
                <text:p>73.738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.89152">
                <text:p>6.89152</text:p>
              </table:table-cell>
              <table:table-cell office:value-type="float" office:value="73.5783">
                <text:p>73.578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.90847">
                <text:p>6.90847</text:p>
              </table:table-cell>
              <table:table-cell office:value-type="float" office:value="73.5466">
                <text:p>73.546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.8368">
                <text:p>6.8368</text:p>
              </table:table-cell>
              <table:table-cell office:value-type="float" office:value="73.3836">
                <text:p>73.383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.85523">
                <text:p>6.85523</text:p>
              </table:table-cell>
              <table:table-cell office:value-type="float" office:value="73.3174">
                <text:p>73.317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.92503">
                <text:p>6.92503</text:p>
              </table:table-cell>
              <table:table-cell office:value-type="float" office:value="73.2113">
                <text:p>73.211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.95762">
                <text:p>6.95762</text:p>
              </table:table-cell>
              <table:table-cell office:value-type="float" office:value="73.1501">
                <text:p>73.150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.98941">
                <text:p>6.98941</text:p>
              </table:table-cell>
              <table:table-cell office:value-type="float" office:value="73.0691">
                <text:p>73.069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.0677">
                <text:p>7.0677</text:p>
              </table:table-cell>
              <table:table-cell office:value-type="float" office:value="72.9836">
                <text:p>72.983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.1781">
                <text:p>7.1781</text:p>
              </table:table-cell>
              <table:table-cell office:value-type="float" office:value="72.8835">
                <text:p>72.883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.1752">
                <text:p>7.1752</text:p>
              </table:table-cell>
              <table:table-cell office:value-type="float" office:value="72.8419">
                <text:p>72.841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.195">
                <text:p>7.195</text:p>
              </table:table-cell>
              <table:table-cell office:value-type="float" office:value="72.8141">
                <text:p>72.814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.33806">
                <text:p>7.33806</text:p>
              </table:table-cell>
              <table:table-cell office:value-type="float" office:value="72.7336">
                <text:p>72.733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.43047">
                <text:p>7.43047</text:p>
              </table:table-cell>
              <table:table-cell office:value-type="float" office:value="72.7074">
                <text:p>72.707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.47078">
                <text:p>7.47078</text:p>
              </table:table-cell>
              <table:table-cell office:value-type="float" office:value="72.7483">
                <text:p>72.748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.5574">
                <text:p>7.5574</text:p>
              </table:table-cell>
              <table:table-cell office:value-type="float" office:value="72.7166">
                <text:p>72.716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.66081">
                <text:p>7.66081</text:p>
              </table:table-cell>
              <table:table-cell office:value-type="float" office:value="72.6805">
                <text:p>72.680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954cm" svg:height="9cm" xlink:href=".." xlink:type="simple" chart:class="chart:line" chart:style-name="ch1">
        <chart:title svg:x="17.236cm" svg:y="0.315cm" chart:style-name="ch2">
          <text:p>Z Rotation</text:p>
        </chart:title>
        <chart:subtitle svg:x="16.317cm" svg:y="1.284cm" chart:style-name="ch3">
          <text:p>Frame to frame delta</text:p>
        </chart:subtitle>
        <chart:legend chart:legend-position="end" svg:x="34.565cm" svg:y="3.96cm" style:legend-expansion="high" chart:style-name="ch4"/>
        <chart:plot-area chart:style-name="ch5" table:cell-range-address="D1_1.D1:D1_1.D612 D1_1.G1:D1_1.G612" chart:data-source-has-labels="row" svg:x="1.728cm" svg:y="2.127cm" svg:width="32.098cm" svg:height="5.734cm">
          <chartooo:coordinate-region svg:x="2.553cm" svg:y="2.322cm" svg:width="31.273cm" svg:height="5.344cm"/>
          <chart:axis chart:dimension="x" chart:name="primary-x" chart:style-name="ch6">
            <chart:title svg:x="17.197cm" svg:y="8.041cm" chart:style-name="ch7">
              <text:p>Frame</text:p>
            </chart:title>
          </chart:axis>
          <chart:axis chart:dimension="y" chart:name="primary-y" chart:style-name="ch6">
            <chart:title svg:x="0.451cm" svg:y="5.727cm" chart:style-name="ch8">
              <text:p>Degrees</text:p>
            </chart:title>
            <chart:grid chart:style-name="ch9" chart:class="major"/>
          </chart:axis>
          <chart:series chart:style-name="ch10" chart:values-cell-range-address="D1_1.D2:D1_1.D612" chart:label-cell-address="D1_1.D1:D1_1.D1" chart:class="chart:line">
            <chart:data-point chart:repeated="611"/>
          </chart:series>
          <chart:series chart:style-name="ch11" chart:values-cell-range-address="D1_1.G2:D1_1.G612" chart:label-cell-address="D1_1.G1:D1_1.G1" chart:class="chart:line">
            <chart:data-point chart:repeated="6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P rZ</text:p>
                <draw:g>
                  <svg:desc>D1_1.D1:D1_1.D1</svg:desc>
                </draw:g>
              </table:table-cell>
              <table:table-cell office:value-type="string">
                <text:p>GT rZ</text:p>
                <draw:g>
                  <svg:desc>D1_1.G1:D1_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397926">
                <text:p>-0.0397926</text:p>
                <draw:g>
                  <svg:desc>D1_1.D2:D1_1.D612</svg:desc>
                </draw:g>
              </table:table-cell>
              <table:table-cell office:value-type="float" office:value="0.0797671">
                <text:p>0.0797671</text:p>
                <draw:g>
                  <svg:desc>D1_1.G2:D1_1.G6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655755">
                <text:p>-0.0655755</text:p>
              </table:table-cell>
              <table:table-cell office:value-type="float" office:value="0.0703625">
                <text:p>0.0703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0603">
                <text:p>0.0150603</text:p>
              </table:table-cell>
              <table:table-cell office:value-type="float" office:value="0.0398384">
                <text:p>0.0398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7463">
                <text:p>0.047463</text:p>
              </table:table-cell>
              <table:table-cell office:value-type="float" office:value="0.194618">
                <text:p>0.194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15115">
                <text:p>-0.0115115</text:p>
              </table:table-cell>
              <table:table-cell office:value-type="float" office:value="0.118507">
                <text:p>0.1185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935113">
                <text:p>-0.00935113</text:p>
              </table:table-cell>
              <table:table-cell office:value-type="float" office:value="0.380835">
                <text:p>0.380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916">
                <text:p>0.06916</text:p>
              </table:table-cell>
              <table:table-cell office:value-type="float" office:value="0.374123">
                <text:p>0.374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01013">
                <text:p>0.0401013</text:p>
              </table:table-cell>
              <table:table-cell office:value-type="float" office:value="0.235863">
                <text:p>0.235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88776">
                <text:p>0.0988776</text:p>
              </table:table-cell>
              <table:table-cell office:value-type="float" office:value="0.169557">
                <text:p>0.1695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76414">
                <text:p>0.0676414</text:p>
              </table:table-cell>
              <table:table-cell office:value-type="float" office:value="0.18962">
                <text:p>0.189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08147">
                <text:p>0.0408147</text:p>
              </table:table-cell>
              <table:table-cell office:value-type="float" office:value="0.306371">
                <text:p>0.3063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2266">
                <text:p>0.112266</text:p>
              </table:table-cell>
              <table:table-cell office:value-type="float" office:value="0.26915">
                <text:p>0.269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1137">
                <text:p>0.171137</text:p>
              </table:table-cell>
              <table:table-cell office:value-type="float" office:value="0.385506">
                <text:p>0.3855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9351">
                <text:p>0.139351</text:p>
              </table:table-cell>
              <table:table-cell office:value-type="float" office:value="0.204514">
                <text:p>0.2045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44761">
                <text:p>0.0944761</text:p>
              </table:table-cell>
              <table:table-cell office:value-type="float" office:value="0.262526">
                <text:p>0.2625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1699">
                <text:p>0.151699</text:p>
              </table:table-cell>
              <table:table-cell office:value-type="float" office:value="0.289257">
                <text:p>0.2892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4376">
                <text:p>0.154376</text:p>
              </table:table-cell>
              <table:table-cell office:value-type="float" office:value="0.453779">
                <text:p>0.4537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3473">
                <text:p>0.163473</text:p>
              </table:table-cell>
              <table:table-cell office:value-type="float" office:value="0.403981">
                <text:p>0.4039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8687">
                <text:p>0.218687</text:p>
              </table:table-cell>
              <table:table-cell office:value-type="float" office:value="0.648004">
                <text:p>0.6480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1809">
                <text:p>0.161809</text:p>
              </table:table-cell>
              <table:table-cell office:value-type="float" office:value="0.639288">
                <text:p>0.6392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26408">
                <text:p>0.226408</text:p>
              </table:table-cell>
              <table:table-cell office:value-type="float" office:value="0.595812">
                <text:p>0.5958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7829">
                <text:p>0.217829</text:p>
              </table:table-cell>
              <table:table-cell office:value-type="float" office:value="0.619673">
                <text:p>0.6196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49186">
                <text:p>0.249186</text:p>
              </table:table-cell>
              <table:table-cell office:value-type="float" office:value="0.622348">
                <text:p>0.6223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8298">
                <text:p>0.258298</text:p>
              </table:table-cell>
              <table:table-cell office:value-type="float" office:value="0.609046">
                <text:p>0.6090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0497">
                <text:p>0.240497</text:p>
              </table:table-cell>
              <table:table-cell office:value-type="float" office:value="0.417073">
                <text:p>0.4170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35341">
                <text:p>0.235341</text:p>
              </table:table-cell>
              <table:table-cell office:value-type="float" office:value="0.470209">
                <text:p>0.4702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88094">
                <text:p>0.188094</text:p>
              </table:table-cell>
              <table:table-cell office:value-type="float" office:value="0.617739">
                <text:p>0.6177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6323">
                <text:p>0.286323</text:p>
              </table:table-cell>
              <table:table-cell office:value-type="float" office:value="0.577228">
                <text:p>0.5772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0898">
                <text:p>0.280898</text:p>
              </table:table-cell>
              <table:table-cell office:value-type="float" office:value="0.697659">
                <text:p>0.6976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52962">
                <text:p>0.252962</text:p>
              </table:table-cell>
              <table:table-cell office:value-type="float" office:value="0.743096">
                <text:p>0.7430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47243">
                <text:p>0.247243</text:p>
              </table:table-cell>
              <table:table-cell office:value-type="float" office:value="0.535737">
                <text:p>0.5357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4459">
                <text:p>0.34459</text:p>
              </table:table-cell>
              <table:table-cell office:value-type="float" office:value="0.666339">
                <text:p>0.6663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12916">
                <text:p>0.212916</text:p>
              </table:table-cell>
              <table:table-cell office:value-type="float" office:value="0.72269">
                <text:p>0.722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3712">
                <text:p>0.193712</text:p>
              </table:table-cell>
              <table:table-cell office:value-type="float" office:value="0.763196">
                <text:p>0.7631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25561">
                <text:p>0.225561</text:p>
              </table:table-cell>
              <table:table-cell office:value-type="float" office:value="0.847127">
                <text:p>0.8471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22358">
                <text:p>0.222358</text:p>
              </table:table-cell>
              <table:table-cell office:value-type="float" office:value="0.79739">
                <text:p>0.797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20419">
                <text:p>0.220419</text:p>
              </table:table-cell>
              <table:table-cell office:value-type="float" office:value="0.747578">
                <text:p>0.7475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41196">
                <text:p>0.241196</text:p>
              </table:table-cell>
              <table:table-cell office:value-type="float" office:value="0.711312">
                <text:p>0.7113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05523">
                <text:p>0.305523</text:p>
              </table:table-cell>
              <table:table-cell office:value-type="float" office:value="0.641812">
                <text:p>0.6418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34126">
                <text:p>0.334126</text:p>
              </table:table-cell>
              <table:table-cell office:value-type="float" office:value="0.583341">
                <text:p>0.5833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9563">
                <text:p>0.39563</text:p>
              </table:table-cell>
              <table:table-cell office:value-type="float" office:value="0.914132">
                <text:p>0.9141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5609">
                <text:p>0.45609</text:p>
              </table:table-cell>
              <table:table-cell office:value-type="float" office:value="0.780511">
                <text:p>0.7805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5125">
                <text:p>0.45125</text:p>
              </table:table-cell>
              <table:table-cell office:value-type="float" office:value="0.82802">
                <text:p>0.828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79857">
                <text:p>0.379857</text:p>
              </table:table-cell>
              <table:table-cell office:value-type="float" office:value="0.861379">
                <text:p>0.8613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4493">
                <text:p>0.454493</text:p>
              </table:table-cell>
              <table:table-cell office:value-type="float" office:value="0.677059">
                <text:p>0.6770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34611">
                <text:p>0.534611</text:p>
              </table:table-cell>
              <table:table-cell office:value-type="float" office:value="0.865117">
                <text:p>0.8651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80515">
                <text:p>0.380515</text:p>
              </table:table-cell>
              <table:table-cell office:value-type="float" office:value="1.25058">
                <text:p>1.250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28013">
                <text:p>0.328013</text:p>
              </table:table-cell>
              <table:table-cell office:value-type="float" office:value="1.19114">
                <text:p>1.191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12497">
                <text:p>0.212497</text:p>
              </table:table-cell>
              <table:table-cell office:value-type="float" office:value="1.559">
                <text:p>1.5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74178">
                <text:p>0.174178</text:p>
              </table:table-cell>
              <table:table-cell office:value-type="float" office:value="2.13653">
                <text:p>2.136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6043">
                <text:p>0.036043</text:p>
              </table:table-cell>
              <table:table-cell office:value-type="float" office:value="2.10462">
                <text:p>2.104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225409">
                <text:p>-0.225409</text:p>
              </table:table-cell>
              <table:table-cell office:value-type="float" office:value="2.11775">
                <text:p>2.117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04391">
                <text:p>-0.404391</text:p>
              </table:table-cell>
              <table:table-cell office:value-type="float" office:value="2.54537">
                <text:p>2.545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705148">
                <text:p>-0.705148</text:p>
              </table:table-cell>
              <table:table-cell office:value-type="float" office:value="2.7171">
                <text:p>2.71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12499">
                <text:p>-1.12499</text:p>
              </table:table-cell>
              <table:table-cell office:value-type="float" office:value="3.0554">
                <text:p>3.05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49856">
                <text:p>-1.49856</text:p>
              </table:table-cell>
              <table:table-cell office:value-type="float" office:value="3.03806">
                <text:p>3.038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05953">
                <text:p>-2.05953</text:p>
              </table:table-cell>
              <table:table-cell office:value-type="float" office:value="3.15913">
                <text:p>3.159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51614">
                <text:p>-2.51614</text:p>
              </table:table-cell>
              <table:table-cell office:value-type="float" office:value="2.94988">
                <text:p>2.949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97533">
                <text:p>-2.97533</text:p>
              </table:table-cell>
              <table:table-cell office:value-type="float" office:value="3.17401">
                <text:p>3.174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35921">
                <text:p>-3.35921</text:p>
              </table:table-cell>
              <table:table-cell office:value-type="float" office:value="3.45147">
                <text:p>3.451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.76684">
                <text:p>-3.76684</text:p>
              </table:table-cell>
              <table:table-cell office:value-type="float" office:value="3.69926">
                <text:p>3.699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4.13175">
                <text:p>-4.13175</text:p>
              </table:table-cell>
              <table:table-cell office:value-type="float" office:value="3.93239">
                <text:p>3.932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4.4224">
                <text:p>-4.4224</text:p>
              </table:table-cell>
              <table:table-cell office:value-type="float" office:value="4.65664">
                <text:p>4.656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.75124">
                <text:p>-4.75124</text:p>
              </table:table-cell>
              <table:table-cell office:value-type="float" office:value="5.14422">
                <text:p>5.144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.31691">
                <text:p>-5.31691</text:p>
              </table:table-cell>
              <table:table-cell office:value-type="float" office:value="5.05885">
                <text:p>5.058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.94542">
                <text:p>-5.94542</text:p>
              </table:table-cell>
              <table:table-cell office:value-type="float" office:value="5.38831">
                <text:p>5.388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.23511">
                <text:p>-6.23511</text:p>
              </table:table-cell>
              <table:table-cell office:value-type="float" office:value="6.24451">
                <text:p>6.244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.77429">
                <text:p>-6.77429</text:p>
              </table:table-cell>
              <table:table-cell office:value-type="float" office:value="6.39004">
                <text:p>6.390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7.2636">
                <text:p>-7.2636</text:p>
              </table:table-cell>
              <table:table-cell office:value-type="float" office:value="6.32516">
                <text:p>6.325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7.74583">
                <text:p>-7.74583</text:p>
              </table:table-cell>
              <table:table-cell office:value-type="float" office:value="6.51259">
                <text:p>6.512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8.28237">
                <text:p>-8.28237</text:p>
              </table:table-cell>
              <table:table-cell office:value-type="float" office:value="6.31048">
                <text:p>6.310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8.78699">
                <text:p>-8.78699</text:p>
              </table:table-cell>
              <table:table-cell office:value-type="float" office:value="6.439">
                <text:p>6.4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9.2392">
                <text:p>-9.2392</text:p>
              </table:table-cell>
              <table:table-cell office:value-type="float" office:value="6.7458">
                <text:p>6.74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9.81072">
                <text:p>-9.81072</text:p>
              </table:table-cell>
              <table:table-cell office:value-type="float" office:value="7.2104">
                <text:p>7.21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0.3007">
                <text:p>-10.3007</text:p>
              </table:table-cell>
              <table:table-cell office:value-type="float" office:value="7.1147">
                <text:p>7.11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0.8206">
                <text:p>-10.8206</text:p>
              </table:table-cell>
              <table:table-cell office:value-type="float" office:value="7.5547">
                <text:p>7.55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1.3828">
                <text:p>-11.3828</text:p>
              </table:table-cell>
              <table:table-cell office:value-type="float" office:value="8.08625">
                <text:p>8.08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1.9189">
                <text:p>-11.9189</text:p>
              </table:table-cell>
              <table:table-cell office:value-type="float" office:value="8.41713">
                <text:p>8.417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2.4047">
                <text:p>-12.4047</text:p>
              </table:table-cell>
              <table:table-cell office:value-type="float" office:value="9.0038">
                <text:p>9.00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3.0673">
                <text:p>-13.0673</text:p>
              </table:table-cell>
              <table:table-cell office:value-type="float" office:value="9.24639">
                <text:p>9.246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3.5788">
                <text:p>-13.5788</text:p>
              </table:table-cell>
              <table:table-cell office:value-type="float" office:value="9.59052">
                <text:p>9.590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3.9632">
                <text:p>-13.9632</text:p>
              </table:table-cell>
              <table:table-cell office:value-type="float" office:value="10.2626">
                <text:p>10.26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4.6195">
                <text:p>-14.6195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5.3935">
                <text:p>-15.3935</text:p>
              </table:table-cell>
              <table:table-cell office:value-type="float" office:value="10.918">
                <text:p>10.9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.1259">
                <text:p>-16.1259</text:p>
              </table:table-cell>
              <table:table-cell office:value-type="float" office:value="11.3162">
                <text:p>11.31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6.6808">
                <text:p>-16.6808</text:p>
              </table:table-cell>
              <table:table-cell office:value-type="float" office:value="11.9219">
                <text:p>11.92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7.2606">
                <text:p>-17.2606</text:p>
              </table:table-cell>
              <table:table-cell office:value-type="float" office:value="11.8073">
                <text:p>11.80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7.985">
                <text:p>-17.985</text:p>
              </table:table-cell>
              <table:table-cell office:value-type="float" office:value="11.9357">
                <text:p>11.93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8.7364">
                <text:p>-18.7364</text:p>
              </table:table-cell>
              <table:table-cell office:value-type="float" office:value="12.3775">
                <text:p>12.37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9.325">
                <text:p>-19.325</text:p>
              </table:table-cell>
              <table:table-cell office:value-type="float" office:value="12.8836">
                <text:p>12.88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0.2232">
                <text:p>-20.2232</text:p>
              </table:table-cell>
              <table:table-cell office:value-type="float" office:value="13.0322">
                <text:p>13.03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0.8472">
                <text:p>-20.8472</text:p>
              </table:table-cell>
              <table:table-cell office:value-type="float" office:value="13.3598">
                <text:p>13.35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1.2777">
                <text:p>-21.2777</text:p>
              </table:table-cell>
              <table:table-cell office:value-type="float" office:value="13.7712">
                <text:p>13.77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1.941">
                <text:p>-21.941</text:p>
              </table:table-cell>
              <table:table-cell office:value-type="float" office:value="14.4249">
                <text:p>14.42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2.6417">
                <text:p>-22.6417</text:p>
              </table:table-cell>
              <table:table-cell office:value-type="float" office:value="14.7311">
                <text:p>14.73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3.2285">
                <text:p>-23.2285</text:p>
              </table:table-cell>
              <table:table-cell office:value-type="float" office:value="15.1903">
                <text:p>15.19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3.7887">
                <text:p>-23.7887</text:p>
              </table:table-cell>
              <table:table-cell office:value-type="float" office:value="15.6256">
                <text:p>15.62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4.2771">
                <text:p>-24.2771</text:p>
              </table:table-cell>
              <table:table-cell office:value-type="float" office:value="16.3259">
                <text:p>16.32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4.8727">
                <text:p>-24.8727</text:p>
              </table:table-cell>
              <table:table-cell office:value-type="float" office:value="17.0158">
                <text:p>17.01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5.5466">
                <text:p>-25.5466</text:p>
              </table:table-cell>
              <table:table-cell office:value-type="float" office:value="17.384">
                <text:p>17.3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6.1406">
                <text:p>-26.1406</text:p>
              </table:table-cell>
              <table:table-cell office:value-type="float" office:value="17.9733">
                <text:p>17.97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6.6054">
                <text:p>-26.6054</text:p>
              </table:table-cell>
              <table:table-cell office:value-type="float" office:value="18.5893">
                <text:p>18.58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7.5027">
                <text:p>-27.5027</text:p>
              </table:table-cell>
              <table:table-cell office:value-type="float" office:value="18.8836">
                <text:p>18.88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8.2775">
                <text:p>-28.2775</text:p>
              </table:table-cell>
              <table:table-cell office:value-type="float" office:value="18.9979">
                <text:p>18.99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8.8839">
                <text:p>-28.8839</text:p>
              </table:table-cell>
              <table:table-cell office:value-type="float" office:value="19.4816">
                <text:p>19.48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9.6871">
                <text:p>-29.6871</text:p>
              </table:table-cell>
              <table:table-cell office:value-type="float" office:value="19.6151">
                <text:p>19.61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30.522">
                <text:p>-30.522</text:p>
              </table:table-cell>
              <table:table-cell office:value-type="float" office:value="20.0101">
                <text:p>20.01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31.0833">
                <text:p>-31.0833</text:p>
              </table:table-cell>
              <table:table-cell office:value-type="float" office:value="20.492">
                <text:p>20.4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2.108">
                <text:p>-32.108</text:p>
              </table:table-cell>
              <table:table-cell office:value-type="float" office:value="20.2296">
                <text:p>20.22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2.7266">
                <text:p>-32.7266</text:p>
              </table:table-cell>
              <table:table-cell office:value-type="float" office:value="20.6801">
                <text:p>20.68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3.5398">
                <text:p>-33.5398</text:p>
              </table:table-cell>
              <table:table-cell office:value-type="float" office:value="21.1164">
                <text:p>21.11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4.1523">
                <text:p>-34.1523</text:p>
              </table:table-cell>
              <table:table-cell office:value-type="float" office:value="21.1866">
                <text:p>21.18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4.7254">
                <text:p>-34.7254</text:p>
              </table:table-cell>
              <table:table-cell office:value-type="float" office:value="21.4758">
                <text:p>21.47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35.0945">
                <text:p>-35.0945</text:p>
              </table:table-cell>
              <table:table-cell office:value-type="float" office:value="21.9494">
                <text:p>21.94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35.687">
                <text:p>-35.687</text:p>
              </table:table-cell>
              <table:table-cell office:value-type="float" office:value="22.2721">
                <text:p>22.27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6.3602">
                <text:p>-36.3602</text:p>
              </table:table-cell>
              <table:table-cell office:value-type="float" office:value="22.1509">
                <text:p>22.15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6.6529">
                <text:p>-36.6529</text:p>
              </table:table-cell>
              <table:table-cell office:value-type="float" office:value="22.5124">
                <text:p>22.51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6.982">
                <text:p>-36.982</text:p>
              </table:table-cell>
              <table:table-cell office:value-type="float" office:value="22.7799">
                <text:p>22.77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7.317">
                <text:p>-37.317</text:p>
              </table:table-cell>
              <table:table-cell office:value-type="float" office:value="22.8274">
                <text:p>22.82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7.2372">
                <text:p>-37.2372</text:p>
              </table:table-cell>
              <table:table-cell office:value-type="float" office:value="22.7592">
                <text:p>22.75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7.2283">
                <text:p>-37.2283</text:p>
              </table:table-cell>
              <table:table-cell office:value-type="float" office:value="22.7011">
                <text:p>22.70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7.1298">
                <text:p>-37.1298</text:p>
              </table:table-cell>
              <table:table-cell office:value-type="float" office:value="22.5804">
                <text:p>22.58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36.869">
                <text:p>-36.869</text:p>
              </table:table-cell>
              <table:table-cell office:value-type="float" office:value="22.4726">
                <text:p>22.47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36.7385">
                <text:p>-36.7385</text:p>
              </table:table-cell>
              <table:table-cell office:value-type="float" office:value="22.384">
                <text:p>22.3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6.5647">
                <text:p>-36.5647</text:p>
              </table:table-cell>
              <table:table-cell office:value-type="float" office:value="22.0476">
                <text:p>22.04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36.351">
                <text:p>-36.351</text:p>
              </table:table-cell>
              <table:table-cell office:value-type="float" office:value="21.7223">
                <text:p>21.72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6.0861">
                <text:p>-36.0861</text:p>
              </table:table-cell>
              <table:table-cell office:value-type="float" office:value="21.3037">
                <text:p>21.30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35.5556">
                <text:p>-35.5556</text:p>
              </table:table-cell>
              <table:table-cell office:value-type="float" office:value="20.8089">
                <text:p>20.80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35.1621">
                <text:p>-35.1621</text:p>
              </table:table-cell>
              <table:table-cell office:value-type="float" office:value="20.4084">
                <text:p>20.40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34.745">
                <text:p>-34.745</text:p>
              </table:table-cell>
              <table:table-cell office:value-type="float" office:value="19.6102">
                <text:p>19.61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34.2363">
                <text:p>-34.2363</text:p>
              </table:table-cell>
              <table:table-cell office:value-type="float" office:value="19.1252">
                <text:p>19.12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33.8006">
                <text:p>-33.8006</text:p>
              </table:table-cell>
              <table:table-cell office:value-type="float" office:value="18.5984">
                <text:p>18.59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33.042">
                <text:p>-33.042</text:p>
              </table:table-cell>
              <table:table-cell office:value-type="float" office:value="18.0168">
                <text:p>18.01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32.3843">
                <text:p>-32.3843</text:p>
              </table:table-cell>
              <table:table-cell office:value-type="float" office:value="18.3411">
                <text:p>18.34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31.7296">
                <text:p>-31.7296</text:p>
              </table:table-cell>
              <table:table-cell office:value-type="float" office:value="17.3154">
                <text:p>17.31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31.1466">
                <text:p>-31.1466</text:p>
              </table:table-cell>
              <table:table-cell office:value-type="float" office:value="16.7696">
                <text:p>16.76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0.4306">
                <text:p>-30.4306</text:p>
              </table:table-cell>
              <table:table-cell office:value-type="float" office:value="16.1409">
                <text:p>16.14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29.7391">
                <text:p>-29.7391</text:p>
              </table:table-cell>
              <table:table-cell office:value-type="float" office:value="15.6247">
                <text:p>15.62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28.8889">
                <text:p>-28.8889</text:p>
              </table:table-cell>
              <table:table-cell office:value-type="float" office:value="15.3597">
                <text:p>15.35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28.2428">
                <text:p>-28.2428</text:p>
              </table:table-cell>
              <table:table-cell office:value-type="float" office:value="14.1834">
                <text:p>14.18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7.4724">
                <text:p>-27.4724</text:p>
              </table:table-cell>
              <table:table-cell office:value-type="float" office:value="13.8296">
                <text:p>13.82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6.7681">
                <text:p>-26.7681</text:p>
              </table:table-cell>
              <table:table-cell office:value-type="float" office:value="13.3494">
                <text:p>13.34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25.997">
                <text:p>-25.997</text:p>
              </table:table-cell>
              <table:table-cell office:value-type="float" office:value="12.4415">
                <text:p>12.44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5.0479">
                <text:p>-25.0479</text:p>
              </table:table-cell>
              <table:table-cell office:value-type="float" office:value="12.0472">
                <text:p>12.04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4.1653">
                <text:p>-24.1653</text:p>
              </table:table-cell>
              <table:table-cell office:value-type="float" office:value="11.2531">
                <text:p>11.25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3.7213">
                <text:p>-23.7213</text:p>
              </table:table-cell>
              <table:table-cell office:value-type="float" office:value="10.414">
                <text:p>10.4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2.8959">
                <text:p>-22.8959</text:p>
              </table:table-cell>
              <table:table-cell office:value-type="float" office:value="10.4988">
                <text:p>10.49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2.0956">
                <text:p>-22.0956</text:p>
              </table:table-cell>
              <table:table-cell office:value-type="float" office:value="10.0928">
                <text:p>10.09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1.4284">
                <text:p>-21.4284</text:p>
              </table:table-cell>
              <table:table-cell office:value-type="float" office:value="9.58673">
                <text:p>9.586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20.8241">
                <text:p>-20.8241</text:p>
              </table:table-cell>
              <table:table-cell office:value-type="float" office:value="9.133">
                <text:p>9.1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0.0973">
                <text:p>-20.0973</text:p>
              </table:table-cell>
              <table:table-cell office:value-type="float" office:value="8.73024">
                <text:p>8.730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9.3597">
                <text:p>-19.3597</text:p>
              </table:table-cell>
              <table:table-cell office:value-type="float" office:value="8.38121">
                <text:p>8.381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8.6071">
                <text:p>-18.6071</text:p>
              </table:table-cell>
              <table:table-cell office:value-type="float" office:value="7.77523">
                <text:p>7.775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8.029">
                <text:p>-18.029</text:p>
              </table:table-cell>
              <table:table-cell office:value-type="float" office:value="7.99252">
                <text:p>7.992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7.0243">
                <text:p>-17.0243</text:p>
              </table:table-cell>
              <table:table-cell office:value-type="float" office:value="7.70859">
                <text:p>7.708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6.3391">
                <text:p>-16.3391</text:p>
              </table:table-cell>
              <table:table-cell office:value-type="float" office:value="7.55588">
                <text:p>7.555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5.735">
                <text:p>-15.735</text:p>
              </table:table-cell>
              <table:table-cell office:value-type="float" office:value="6.74484">
                <text:p>6.744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4.6705">
                <text:p>-14.6705</text:p>
              </table:table-cell>
              <table:table-cell office:value-type="float" office:value="6.63001">
                <text:p>6.630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4.1389">
                <text:p>-14.1389</text:p>
              </table:table-cell>
              <table:table-cell office:value-type="float" office:value="6.48728">
                <text:p>6.487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3.4252">
                <text:p>-13.4252</text:p>
              </table:table-cell>
              <table:table-cell office:value-type="float" office:value="6.52174">
                <text:p>6.521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2.6639">
                <text:p>-12.6639</text:p>
              </table:table-cell>
              <table:table-cell office:value-type="float" office:value="6.3244">
                <text:p>6.32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2.0107">
                <text:p>-12.0107</text:p>
              </table:table-cell>
              <table:table-cell office:value-type="float" office:value="6.2258">
                <text:p>6.22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1.4027">
                <text:p>-11.4027</text:p>
              </table:table-cell>
              <table:table-cell office:value-type="float" office:value="5.74374">
                <text:p>5.743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0.8431">
                <text:p>-10.8431</text:p>
              </table:table-cell>
              <table:table-cell office:value-type="float" office:value="5.73604">
                <text:p>5.736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0.2786">
                <text:p>-10.2786</text:p>
              </table:table-cell>
              <table:table-cell office:value-type="float" office:value="5.41627">
                <text:p>5.416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9.70616">
                <text:p>-9.70616</text:p>
              </table:table-cell>
              <table:table-cell office:value-type="float" office:value="5.28292">
                <text:p>5.282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9.14931">
                <text:p>-9.14931</text:p>
              </table:table-cell>
              <table:table-cell office:value-type="float" office:value="4.9831">
                <text:p>4.98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8.65879">
                <text:p>-8.65879</text:p>
              </table:table-cell>
              <table:table-cell office:value-type="float" office:value="4.57527">
                <text:p>4.575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8.05078">
                <text:p>-8.05078</text:p>
              </table:table-cell>
              <table:table-cell office:value-type="float" office:value="4.40206">
                <text:p>4.402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7.41509">
                <text:p>-7.41509</text:p>
              </table:table-cell>
              <table:table-cell office:value-type="float" office:value="4.348">
                <text:p>4.3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6.99878">
                <text:p>-6.99878</text:p>
              </table:table-cell>
              <table:table-cell office:value-type="float" office:value="4.1142">
                <text:p>4.11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6.49009">
                <text:p>-6.49009</text:p>
              </table:table-cell>
              <table:table-cell office:value-type="float" office:value="3.77052">
                <text:p>3.770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5.8627">
                <text:p>-5.8627</text:p>
              </table:table-cell>
              <table:table-cell office:value-type="float" office:value="3.51992">
                <text:p>3.519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5.28087">
                <text:p>-5.28087</text:p>
              </table:table-cell>
              <table:table-cell office:value-type="float" office:value="3.65792">
                <text:p>3.657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4.70187">
                <text:p>-4.70187</text:p>
              </table:table-cell>
              <table:table-cell office:value-type="float" office:value="3.46782">
                <text:p>3.467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4.20422">
                <text:p>-4.20422</text:p>
              </table:table-cell>
              <table:table-cell office:value-type="float" office:value="3.17878">
                <text:p>3.178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.3238">
                <text:p>-3.3238</text:p>
              </table:table-cell>
              <table:table-cell office:value-type="float" office:value="2.94606">
                <text:p>2.946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.60657">
                <text:p>-2.60657</text:p>
              </table:table-cell>
              <table:table-cell office:value-type="float" office:value="2.95751">
                <text:p>2.957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.05413">
                <text:p>-2.05413</text:p>
              </table:table-cell>
              <table:table-cell office:value-type="float" office:value="2.48397">
                <text:p>2.483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.34128">
                <text:p>-1.34128</text:p>
              </table:table-cell>
              <table:table-cell office:value-type="float" office:value="2.40315">
                <text:p>2.403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855606">
                <text:p>-0.855606</text:p>
              </table:table-cell>
              <table:table-cell office:value-type="float" office:value="2.42852">
                <text:p>2.428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174991">
                <text:p>-0.174991</text:p>
              </table:table-cell>
              <table:table-cell office:value-type="float" office:value="2.06781">
                <text:p>2.067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54211">
                <text:p>0.354211</text:p>
              </table:table-cell>
              <table:table-cell office:value-type="float" office:value="2.03901">
                <text:p>2.039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43171">
                <text:p>0.643171</text:p>
              </table:table-cell>
              <table:table-cell office:value-type="float" office:value="1.77469">
                <text:p>1.774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29977">
                <text:p>1.29977</text:p>
              </table:table-cell>
              <table:table-cell office:value-type="float" office:value="1.65413">
                <text:p>1.654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79914">
                <text:p>1.79914</text:p>
              </table:table-cell>
              <table:table-cell office:value-type="float" office:value="1.88335">
                <text:p>1.883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42983">
                <text:p>2.42983</text:p>
              </table:table-cell>
              <table:table-cell office:value-type="float" office:value="1.71183">
                <text:p>1.711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90738">
                <text:p>2.90738</text:p>
              </table:table-cell>
              <table:table-cell office:value-type="float" office:value="1.84347">
                <text:p>1.843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34749">
                <text:p>3.34749</text:p>
              </table:table-cell>
              <table:table-cell office:value-type="float" office:value="1.57608">
                <text:p>1.576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87225">
                <text:p>3.87225</text:p>
              </table:table-cell>
              <table:table-cell office:value-type="float" office:value="1.49788">
                <text:p>1.497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02209">
                <text:p>4.02209</text:p>
              </table:table-cell>
              <table:table-cell office:value-type="float" office:value="1.60053">
                <text:p>1.600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47233">
                <text:p>4.47233</text:p>
              </table:table-cell>
              <table:table-cell office:value-type="float" office:value="1.04887">
                <text:p>1.048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92318">
                <text:p>4.92318</text:p>
              </table:table-cell>
              <table:table-cell office:value-type="float" office:value="0.972897">
                <text:p>0.9728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24773">
                <text:p>5.24773</text:p>
              </table:table-cell>
              <table:table-cell office:value-type="float" office:value="1.0379">
                <text:p>1.03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62645">
                <text:p>5.62645</text:p>
              </table:table-cell>
              <table:table-cell office:value-type="float" office:value="0.87427">
                <text:p>0.874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15054">
                <text:p>6.15054</text:p>
              </table:table-cell>
              <table:table-cell office:value-type="float" office:value="1.0638">
                <text:p>1.06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50921">
                <text:p>6.50921</text:p>
              </table:table-cell>
              <table:table-cell office:value-type="float" office:value="0.693589">
                <text:p>0.6935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88779">
                <text:p>6.88779</text:p>
              </table:table-cell>
              <table:table-cell office:value-type="float" office:value="0.948818">
                <text:p>0.9488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30022">
                <text:p>7.30022</text:p>
              </table:table-cell>
              <table:table-cell office:value-type="float" office:value="1.32241">
                <text:p>1.322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65619">
                <text:p>7.65619</text:p>
              </table:table-cell>
              <table:table-cell office:value-type="float" office:value="1.75353">
                <text:p>1.753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.00218">
                <text:p>8.00218</text:p>
              </table:table-cell>
              <table:table-cell office:value-type="float" office:value="2.36899">
                <text:p>2.368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22434">
                <text:p>8.22434</text:p>
              </table:table-cell>
              <table:table-cell office:value-type="float" office:value="2.46955">
                <text:p>2.469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42452">
                <text:p>8.42452</text:p>
              </table:table-cell>
              <table:table-cell office:value-type="float" office:value="2.505">
                <text:p>2.5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77386">
                <text:p>8.77386</text:p>
              </table:table-cell>
              <table:table-cell office:value-type="float" office:value="3.09431">
                <text:p>3.094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.9506">
                <text:p>8.9506</text:p>
              </table:table-cell>
              <table:table-cell office:value-type="float" office:value="3.35115">
                <text:p>3.351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.05481">
                <text:p>9.05481</text:p>
              </table:table-cell>
              <table:table-cell office:value-type="float" office:value="2.22303">
                <text:p>2.223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.04708">
                <text:p>9.04708</text:p>
              </table:table-cell>
              <table:table-cell office:value-type="float" office:value="2.62258">
                <text:p>2.622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.12113">
                <text:p>9.12113</text:p>
              </table:table-cell>
              <table:table-cell office:value-type="float" office:value="2.17321">
                <text:p>2.173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.13183">
                <text:p>9.13183</text:p>
              </table:table-cell>
              <table:table-cell office:value-type="float" office:value="2.09364">
                <text:p>2.093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.14513">
                <text:p>9.14513</text:p>
              </table:table-cell>
              <table:table-cell office:value-type="float" office:value="1.72082">
                <text:p>1.720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.1306">
                <text:p>9.1306</text:p>
              </table:table-cell>
              <table:table-cell office:value-type="float" office:value="1.58914">
                <text:p>1.589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.13581">
                <text:p>9.13581</text:p>
              </table:table-cell>
              <table:table-cell office:value-type="float" office:value="1.49587">
                <text:p>1.495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.23128">
                <text:p>9.23128</text:p>
              </table:table-cell>
              <table:table-cell office:value-type="float" office:value="1.23709">
                <text:p>1.237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.07972">
                <text:p>9.07972</text:p>
              </table:table-cell>
              <table:table-cell office:value-type="float" office:value="1.23041">
                <text:p>1.230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94223">
                <text:p>8.94223</text:p>
              </table:table-cell>
              <table:table-cell office:value-type="float" office:value="1.46353">
                <text:p>1.463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.40256">
                <text:p>8.40256</text:p>
              </table:table-cell>
              <table:table-cell office:value-type="float" office:value="1.98805">
                <text:p>1.988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.10129">
                <text:p>8.10129</text:p>
              </table:table-cell>
              <table:table-cell office:value-type="float" office:value="1.66128">
                <text:p>1.661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71242">
                <text:p>7.71242</text:p>
              </table:table-cell>
              <table:table-cell office:value-type="float" office:value="1.55723">
                <text:p>1.557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34234">
                <text:p>7.34234</text:p>
              </table:table-cell>
              <table:table-cell office:value-type="float" office:value="2.03738">
                <text:p>2.037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.88019">
                <text:p>6.88019</text:p>
              </table:table-cell>
              <table:table-cell office:value-type="float" office:value="1.87099">
                <text:p>1.870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.4283">
                <text:p>6.4283</text:p>
              </table:table-cell>
              <table:table-cell office:value-type="float" office:value="2.48663">
                <text:p>2.486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99872">
                <text:p>5.99872</text:p>
              </table:table-cell>
              <table:table-cell office:value-type="float" office:value="2.85972">
                <text:p>2.859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56279">
                <text:p>5.56279</text:p>
              </table:table-cell>
              <table:table-cell office:value-type="float" office:value="2.71168">
                <text:p>2.711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18811">
                <text:p>5.18811</text:p>
              </table:table-cell>
              <table:table-cell office:value-type="float" office:value="2.79598">
                <text:p>2.795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86257">
                <text:p>4.86257</text:p>
              </table:table-cell>
              <table:table-cell office:value-type="float" office:value="2.77302">
                <text:p>2.773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52634">
                <text:p>4.52634</text:p>
              </table:table-cell>
              <table:table-cell office:value-type="float" office:value="2.93413">
                <text:p>2.934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21907">
                <text:p>4.21907</text:p>
              </table:table-cell>
              <table:table-cell office:value-type="float" office:value="2.71702">
                <text:p>2.717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85273">
                <text:p>3.85273</text:p>
              </table:table-cell>
              <table:table-cell office:value-type="float" office:value="2.65688">
                <text:p>2.656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6431">
                <text:p>3.6431</text:p>
              </table:table-cell>
              <table:table-cell office:value-type="float" office:value="3.39391">
                <text:p>3.393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27266">
                <text:p>3.27266</text:p>
              </table:table-cell>
              <table:table-cell office:value-type="float" office:value="3.7622">
                <text:p>3.76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84373">
                <text:p>2.84373</text:p>
              </table:table-cell>
              <table:table-cell office:value-type="float" office:value="3.3123">
                <text:p>3.312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4827">
                <text:p>2.4827</text:p>
              </table:table-cell>
              <table:table-cell office:value-type="float" office:value="3.34546">
                <text:p>3.345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05773">
                <text:p>2.05773</text:p>
              </table:table-cell>
              <table:table-cell office:value-type="float" office:value="3.81628">
                <text:p>3.816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7619">
                <text:p>1.7619</text:p>
              </table:table-cell>
              <table:table-cell office:value-type="float" office:value="3.93694">
                <text:p>3.936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48099">
                <text:p>1.48099</text:p>
              </table:table-cell>
              <table:table-cell office:value-type="float" office:value="3.53602">
                <text:p>3.536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11532">
                <text:p>1.11532</text:p>
              </table:table-cell>
              <table:table-cell office:value-type="float" office:value="3.65831">
                <text:p>3.658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29052">
                <text:p>0.729052</text:p>
              </table:table-cell>
              <table:table-cell office:value-type="float" office:value="3.5905">
                <text:p>3.59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23451">
                <text:p>0.323451</text:p>
              </table:table-cell>
              <table:table-cell office:value-type="float" office:value="3.90421">
                <text:p>3.904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398762">
                <text:p>-0.0398762</text:p>
              </table:table-cell>
              <table:table-cell office:value-type="float" office:value="4.12292">
                <text:p>4.122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451548">
                <text:p>-0.451548</text:p>
              </table:table-cell>
              <table:table-cell office:value-type="float" office:value="3.70567">
                <text:p>3.705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904844">
                <text:p>-0.904844</text:p>
              </table:table-cell>
              <table:table-cell office:value-type="float" office:value="4.05364">
                <text:p>4.053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.32474">
                <text:p>-1.32474</text:p>
              </table:table-cell>
              <table:table-cell office:value-type="float" office:value="4.33673">
                <text:p>4.336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.91015">
                <text:p>-1.91015</text:p>
              </table:table-cell>
              <table:table-cell office:value-type="float" office:value="4.15724">
                <text:p>4.157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2.65686">
                <text:p>-2.65686</text:p>
              </table:table-cell>
              <table:table-cell office:value-type="float" office:value="3.84678">
                <text:p>3.846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3.42679">
                <text:p>-3.42679</text:p>
              </table:table-cell>
              <table:table-cell office:value-type="float" office:value="4.25499">
                <text:p>4.254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4.4522">
                <text:p>-4.4522</text:p>
              </table:table-cell>
              <table:table-cell office:value-type="float" office:value="4.7492">
                <text:p>4.74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5.28557">
                <text:p>-5.28557</text:p>
              </table:table-cell>
              <table:table-cell office:value-type="float" office:value="5.71811">
                <text:p>5.718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5.95413">
                <text:p>-5.95413</text:p>
              </table:table-cell>
              <table:table-cell office:value-type="float" office:value="6.21678">
                <text:p>6.216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7.04087">
                <text:p>-7.04087</text:p>
              </table:table-cell>
              <table:table-cell office:value-type="float" office:value="6.59371">
                <text:p>6.593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8.22231">
                <text:p>-8.22231</text:p>
              </table:table-cell>
              <table:table-cell office:value-type="float" office:value="6.84152">
                <text:p>6.841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8.83778">
                <text:p>-8.83778</text:p>
              </table:table-cell>
              <table:table-cell office:value-type="float" office:value="7.00409">
                <text:p>7.0040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9.77546">
                <text:p>-9.77546</text:p>
              </table:table-cell>
              <table:table-cell office:value-type="float" office:value="7.27696">
                <text:p>7.276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0.7865">
                <text:p>-10.7865</text:p>
              </table:table-cell>
              <table:table-cell office:value-type="float" office:value="8.01443">
                <text:p>8.014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1.8978">
                <text:p>-11.8978</text:p>
              </table:table-cell>
              <table:table-cell office:value-type="float" office:value="8.51726">
                <text:p>8.517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2.5019">
                <text:p>-12.5019</text:p>
              </table:table-cell>
              <table:table-cell office:value-type="float" office:value="8.16822">
                <text:p>8.1682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3.1504">
                <text:p>-13.1504</text:p>
              </table:table-cell>
              <table:table-cell office:value-type="float" office:value="8.24707">
                <text:p>8.2470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4.0341">
                <text:p>-14.0341</text:p>
              </table:table-cell>
              <table:table-cell office:value-type="float" office:value="9.46165">
                <text:p>9.461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4.7155">
                <text:p>-14.7155</text:p>
              </table:table-cell>
              <table:table-cell office:value-type="float" office:value="10.0554">
                <text:p>10.055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5.266">
                <text:p>-15.266</text:p>
              </table:table-cell>
              <table:table-cell office:value-type="float" office:value="9.57139">
                <text:p>9.5713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5.751">
                <text:p>-15.751</text:p>
              </table:table-cell>
              <table:table-cell office:value-type="float" office:value="10.0928">
                <text:p>10.09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6.3258">
                <text:p>-16.3258</text:p>
              </table:table-cell>
              <table:table-cell office:value-type="float" office:value="10.6195">
                <text:p>10.61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6.9341">
                <text:p>-16.9341</text:p>
              </table:table-cell>
              <table:table-cell office:value-type="float" office:value="10.6249">
                <text:p>10.62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7.5149">
                <text:p>-17.5149</text:p>
              </table:table-cell>
              <table:table-cell office:value-type="float" office:value="10.7435">
                <text:p>10.74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8.1539">
                <text:p>-18.1539</text:p>
              </table:table-cell>
              <table:table-cell office:value-type="float" office:value="10.9768">
                <text:p>10.97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8.8441">
                <text:p>-18.8441</text:p>
              </table:table-cell>
              <table:table-cell office:value-type="float" office:value="10.6415">
                <text:p>10.64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9.0401">
                <text:p>-19.0401</text:p>
              </table:table-cell>
              <table:table-cell office:value-type="float" office:value="11.1959">
                <text:p>11.19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9.4353">
                <text:p>-19.4353</text:p>
              </table:table-cell>
              <table:table-cell office:value-type="float" office:value="10.9919">
                <text:p>10.99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9.697">
                <text:p>-19.697</text:p>
              </table:table-cell>
              <table:table-cell office:value-type="float" office:value="10.2669">
                <text:p>10.266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9.8542">
                <text:p>-19.8542</text:p>
              </table:table-cell>
              <table:table-cell office:value-type="float" office:value="9.98538">
                <text:p>9.9853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0.0272">
                <text:p>-20.0272</text:p>
              </table:table-cell>
              <table:table-cell office:value-type="float" office:value="9.67214">
                <text:p>9.672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0.0548">
                <text:p>-20.0548</text:p>
              </table:table-cell>
              <table:table-cell office:value-type="float" office:value="9.35694">
                <text:p>9.356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20.0551">
                <text:p>-20.0551</text:p>
              </table:table-cell>
              <table:table-cell office:value-type="float" office:value="9.20109">
                <text:p>9.201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9.2399">
                <text:p>-19.2399</text:p>
              </table:table-cell>
              <table:table-cell office:value-type="float" office:value="8.0052">
                <text:p>8.005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9.0554">
                <text:p>-19.0554</text:p>
              </table:table-cell>
              <table:table-cell office:value-type="float" office:value="7.03088">
                <text:p>7.030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8.7237">
                <text:p>-18.7237</text:p>
              </table:table-cell>
              <table:table-cell office:value-type="float" office:value="6.44351">
                <text:p>6.443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8.3231">
                <text:p>-18.3231</text:p>
              </table:table-cell>
              <table:table-cell office:value-type="float" office:value="5.6712">
                <text:p>5.67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7.9819">
                <text:p>-17.9819</text:p>
              </table:table-cell>
              <table:table-cell office:value-type="float" office:value="5.15136">
                <text:p>5.151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7.3863">
                <text:p>-17.3863</text:p>
              </table:table-cell>
              <table:table-cell office:value-type="float" office:value="4.28975">
                <text:p>4.289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6.9801">
                <text:p>-16.9801</text:p>
              </table:table-cell>
              <table:table-cell office:value-type="float" office:value="3.36758">
                <text:p>3.367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6.2299">
                <text:p>-16.2299</text:p>
              </table:table-cell>
              <table:table-cell office:value-type="float" office:value="2.97371">
                <text:p>2.973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5.5125">
                <text:p>-15.5125</text:p>
              </table:table-cell>
              <table:table-cell office:value-type="float" office:value="1.92541">
                <text:p>1.9254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4.4849">
                <text:p>-14.4849</text:p>
              </table:table-cell>
              <table:table-cell office:value-type="float" office:value="0.797425">
                <text:p>0.7974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3.5942">
                <text:p>-13.5942</text:p>
              </table:table-cell>
              <table:table-cell office:value-type="float" office:value="0.335801">
                <text:p>0.3358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2.7741">
                <text:p>-12.7741</text:p>
              </table:table-cell>
              <table:table-cell office:value-type="float" office:value="-0.384515">
                <text:p>-0.3845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1.8437">
                <text:p>-11.8437</text:p>
              </table:table-cell>
              <table:table-cell office:value-type="float" office:value="-1.1647">
                <text:p>-1.164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1.2136">
                <text:p>-11.2136</text:p>
              </table:table-cell>
              <table:table-cell office:value-type="float" office:value="-1.32918">
                <text:p>-1.329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0.3498">
                <text:p>-10.3498</text:p>
              </table:table-cell>
              <table:table-cell office:value-type="float" office:value="-2.19283">
                <text:p>-2.1928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9.25904">
                <text:p>-9.25904</text:p>
              </table:table-cell>
              <table:table-cell office:value-type="float" office:value="-3.48814">
                <text:p>-3.488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8.60822">
                <text:p>-8.60822</text:p>
              </table:table-cell>
              <table:table-cell office:value-type="float" office:value="-3.68917">
                <text:p>-3.689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8.28516">
                <text:p>-8.28516</text:p>
              </table:table-cell>
              <table:table-cell office:value-type="float" office:value="-3.3239">
                <text:p>-3.32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7.61074">
                <text:p>-7.61074</text:p>
              </table:table-cell>
              <table:table-cell office:value-type="float" office:value="-4.15061">
                <text:p>-4.1506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7.17557">
                <text:p>-7.17557</text:p>
              </table:table-cell>
              <table:table-cell office:value-type="float" office:value="-3.71091">
                <text:p>-3.710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6.87566">
                <text:p>-6.87566</text:p>
              </table:table-cell>
              <table:table-cell office:value-type="float" office:value="-3.75533">
                <text:p>-3.755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6.47365">
                <text:p>-6.47365</text:p>
              </table:table-cell>
              <table:table-cell office:value-type="float" office:value="-3.89335">
                <text:p>-3.8933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6.13134">
                <text:p>-6.13134</text:p>
              </table:table-cell>
              <table:table-cell office:value-type="float" office:value="-3.00226">
                <text:p>-3.002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5.93456">
                <text:p>-5.93456</text:p>
              </table:table-cell>
              <table:table-cell office:value-type="float" office:value="-3.5069">
                <text:p>-3.50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4.86027">
                <text:p>-4.86027</text:p>
              </table:table-cell>
              <table:table-cell office:value-type="float" office:value="-4.71804">
                <text:p>-4.718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4.83354">
                <text:p>-4.83354</text:p>
              </table:table-cell>
              <table:table-cell office:value-type="float" office:value="-4.37003">
                <text:p>-4.370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4.79149">
                <text:p>-4.79149</text:p>
              </table:table-cell>
              <table:table-cell office:value-type="float" office:value="-3.82631">
                <text:p>-3.826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4.53796">
                <text:p>-4.53796</text:p>
              </table:table-cell>
              <table:table-cell office:value-type="float" office:value="-4.35499">
                <text:p>-4.354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4.23165">
                <text:p>-4.23165</text:p>
              </table:table-cell>
              <table:table-cell office:value-type="float" office:value="-4.09145">
                <text:p>-4.091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4.12553">
                <text:p>-4.12553</text:p>
              </table:table-cell>
              <table:table-cell office:value-type="float" office:value="-3.4724">
                <text:p>-3.47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3.95789">
                <text:p>-3.95789</text:p>
              </table:table-cell>
              <table:table-cell office:value-type="float" office:value="-3.92333">
                <text:p>-3.923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3.4469">
                <text:p>-3.4469</text:p>
              </table:table-cell>
              <table:table-cell office:value-type="float" office:value="-4.79194">
                <text:p>-4.7919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3.35462">
                <text:p>-3.35462</text:p>
              </table:table-cell>
              <table:table-cell office:value-type="float" office:value="-4.91515">
                <text:p>-4.9151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3.30524">
                <text:p>-3.30524</text:p>
              </table:table-cell>
              <table:table-cell office:value-type="float" office:value="-5.27373">
                <text:p>-5.273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3.3795">
                <text:p>-3.3795</text:p>
              </table:table-cell>
              <table:table-cell office:value-type="float" office:value="-4.88859">
                <text:p>-4.8885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3.28422">
                <text:p>-3.28422</text:p>
              </table:table-cell>
              <table:table-cell office:value-type="float" office:value="-4.35726">
                <text:p>-4.357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2.95098">
                <text:p>-2.95098</text:p>
              </table:table-cell>
              <table:table-cell office:value-type="float" office:value="-5.74869">
                <text:p>-5.7486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2.99781">
                <text:p>-2.99781</text:p>
              </table:table-cell>
              <table:table-cell office:value-type="float" office:value="-5.96551">
                <text:p>-5.9655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3.28607">
                <text:p>-3.28607</text:p>
              </table:table-cell>
              <table:table-cell office:value-type="float" office:value="-4.83831">
                <text:p>-4.838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3.62166">
                <text:p>-3.62166</text:p>
              </table:table-cell>
              <table:table-cell office:value-type="float" office:value="-4.71498">
                <text:p>-4.714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3.52976">
                <text:p>-3.52976</text:p>
              </table:table-cell>
              <table:table-cell office:value-type="float" office:value="-5.0637">
                <text:p>-5.063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3.81354">
                <text:p>-3.81354</text:p>
              </table:table-cell>
              <table:table-cell office:value-type="float" office:value="-5.3709">
                <text:p>-5.37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4.14212">
                <text:p>-4.14212</text:p>
              </table:table-cell>
              <table:table-cell office:value-type="float" office:value="-4.93943">
                <text:p>-4.9394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4.17022">
                <text:p>-4.17022</text:p>
              </table:table-cell>
              <table:table-cell office:value-type="float" office:value="-5.00142">
                <text:p>-5.001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4.19451">
                <text:p>-4.19451</text:p>
              </table:table-cell>
              <table:table-cell office:value-type="float" office:value="-4.80484">
                <text:p>-4.8048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4.34266">
                <text:p>-4.34266</text:p>
              </table:table-cell>
              <table:table-cell office:value-type="float" office:value="-4.13425">
                <text:p>-4.134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4.59315">
                <text:p>-4.59315</text:p>
              </table:table-cell>
              <table:table-cell office:value-type="float" office:value="-3.95949">
                <text:p>-3.959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4.54152">
                <text:p>-4.54152</text:p>
              </table:table-cell>
              <table:table-cell office:value-type="float" office:value="-3.82907">
                <text:p>-3.829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4.61307">
                <text:p>-4.61307</text:p>
              </table:table-cell>
              <table:table-cell office:value-type="float" office:value="-3.24047">
                <text:p>-3.2404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4.58843">
                <text:p>-4.58843</text:p>
              </table:table-cell>
              <table:table-cell office:value-type="float" office:value="-3.20459">
                <text:p>-3.204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4.68676">
                <text:p>-4.68676</text:p>
              </table:table-cell>
              <table:table-cell office:value-type="float" office:value="-2.76298">
                <text:p>-2.7629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4.81606">
                <text:p>-4.81606</text:p>
              </table:table-cell>
              <table:table-cell office:value-type="float" office:value="-2.21746">
                <text:p>-2.217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4.82795">
                <text:p>-4.82795</text:p>
              </table:table-cell>
              <table:table-cell office:value-type="float" office:value="-1.5797">
                <text:p>-1.579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4.94296">
                <text:p>-4.94296</text:p>
              </table:table-cell>
              <table:table-cell office:value-type="float" office:value="-0.770732">
                <text:p>-0.7707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5.18236">
                <text:p>-5.18236</text:p>
              </table:table-cell>
              <table:table-cell office:value-type="float" office:value="-0.505998">
                <text:p>-0.5059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5.37961">
                <text:p>-5.37961</text:p>
              </table:table-cell>
              <table:table-cell office:value-type="float" office:value="-0.597156">
                <text:p>-0.59715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5.39254">
                <text:p>-5.39254</text:p>
              </table:table-cell>
              <table:table-cell office:value-type="float" office:value="-0.689057">
                <text:p>-0.68905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5.62789">
                <text:p>-5.62789</text:p>
              </table:table-cell>
              <table:table-cell office:value-type="float" office:value="-1.20412">
                <text:p>-1.204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5.74722">
                <text:p>-5.74722</text:p>
              </table:table-cell>
              <table:table-cell office:value-type="float" office:value="-1.22832">
                <text:p>-1.228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6.36313">
                <text:p>-6.36313</text:p>
              </table:table-cell>
              <table:table-cell office:value-type="float" office:value="-0.868097">
                <text:p>-0.8680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6.6612">
                <text:p>-6.6612</text:p>
              </table:table-cell>
              <table:table-cell office:value-type="float" office:value="-0.0339136">
                <text:p>-0.03391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7.18715">
                <text:p>-7.18715</text:p>
              </table:table-cell>
              <table:table-cell office:value-type="float" office:value="0.507183">
                <text:p>0.50718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7.53876">
                <text:p>-7.53876</text:p>
              </table:table-cell>
              <table:table-cell office:value-type="float" office:value="0.920293">
                <text:p>0.92029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8.20641">
                <text:p>-8.20641</text:p>
              </table:table-cell>
              <table:table-cell office:value-type="float" office:value="1.97954">
                <text:p>1.9795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8.5875">
                <text:p>-8.5875</text:p>
              </table:table-cell>
              <table:table-cell office:value-type="float" office:value="1.6429">
                <text:p>1.642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9.00163">
                <text:p>-9.00163</text:p>
              </table:table-cell>
              <table:table-cell office:value-type="float" office:value="2.22038">
                <text:p>2.2203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9.30825">
                <text:p>-9.30825</text:p>
              </table:table-cell>
              <table:table-cell office:value-type="float" office:value="2.63796">
                <text:p>2.6379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9.61876">
                <text:p>-9.61876</text:p>
              </table:table-cell>
              <table:table-cell office:value-type="float" office:value="2.42095">
                <text:p>2.4209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9.7937">
                <text:p>-9.7937</text:p>
              </table:table-cell>
              <table:table-cell office:value-type="float" office:value="2.15225">
                <text:p>2.152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9.97371">
                <text:p>-9.97371</text:p>
              </table:table-cell>
              <table:table-cell office:value-type="float" office:value="2.15788">
                <text:p>2.157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0.3636">
                <text:p>-10.3636</text:p>
              </table:table-cell>
              <table:table-cell office:value-type="float" office:value="2.46716">
                <text:p>2.467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0.1057">
                <text:p>-10.1057</text:p>
              </table:table-cell>
              <table:table-cell office:value-type="float" office:value="1.20673">
                <text:p>1.2067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0.1571">
                <text:p>-10.1571</text:p>
              </table:table-cell>
              <table:table-cell office:value-type="float" office:value="0.217418">
                <text:p>0.2174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0.2283">
                <text:p>-10.2283</text:p>
              </table:table-cell>
              <table:table-cell office:value-type="float" office:value="0.251538">
                <text:p>0.25153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0.2389">
                <text:p>-10.2389</text:p>
              </table:table-cell>
              <table:table-cell office:value-type="float" office:value="-0.419018">
                <text:p>-0.41901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0.2669">
                <text:p>-10.2669</text:p>
              </table:table-cell>
              <table:table-cell office:value-type="float" office:value="0.481963">
                <text:p>0.4819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0.462">
                <text:p>-10.462</text:p>
              </table:table-cell>
              <table:table-cell office:value-type="float" office:value="1.22753">
                <text:p>1.227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0.6777">
                <text:p>-10.6777</text:p>
              </table:table-cell>
              <table:table-cell office:value-type="float" office:value="1.35927">
                <text:p>1.3592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0.8115">
                <text:p>-10.8115</text:p>
              </table:table-cell>
              <table:table-cell office:value-type="float" office:value="1.46837">
                <text:p>1.4683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1.3234">
                <text:p>-11.3234</text:p>
              </table:table-cell>
              <table:table-cell office:value-type="float" office:value="1.85968">
                <text:p>1.8596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1.1855">
                <text:p>-11.1855</text:p>
              </table:table-cell>
              <table:table-cell office:value-type="float" office:value="2.72194">
                <text:p>2.7219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1.3353">
                <text:p>-11.3353</text:p>
              </table:table-cell>
              <table:table-cell office:value-type="float" office:value="3.18863">
                <text:p>3.188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1.6381">
                <text:p>-11.6381</text:p>
              </table:table-cell>
              <table:table-cell office:value-type="float" office:value="4.06939">
                <text:p>4.0693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1.8125">
                <text:p>-11.8125</text:p>
              </table:table-cell>
              <table:table-cell office:value-type="float" office:value="4.14571">
                <text:p>4.145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1.8441">
                <text:p>-11.8441</text:p>
              </table:table-cell>
              <table:table-cell office:value-type="float" office:value="3.26088">
                <text:p>3.2608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1.8473">
                <text:p>-11.8473</text:p>
              </table:table-cell>
              <table:table-cell office:value-type="float" office:value="3.98293">
                <text:p>3.9829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1.9075">
                <text:p>-11.9075</text:p>
              </table:table-cell>
              <table:table-cell office:value-type="float" office:value="4.36269">
                <text:p>4.3626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1.6895">
                <text:p>-11.6895</text:p>
              </table:table-cell>
              <table:table-cell office:value-type="float" office:value="2.42415">
                <text:p>2.424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1.8685">
                <text:p>-11.8685</text:p>
              </table:table-cell>
              <table:table-cell office:value-type="float" office:value="1.97923">
                <text:p>1.979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2.0499">
                <text:p>-12.0499</text:p>
              </table:table-cell>
              <table:table-cell office:value-type="float" office:value="2.84903">
                <text:p>2.849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2.1466">
                <text:p>-12.1466</text:p>
              </table:table-cell>
              <table:table-cell office:value-type="float" office:value="3.84207">
                <text:p>3.8420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2.1604">
                <text:p>-12.1604</text:p>
              </table:table-cell>
              <table:table-cell office:value-type="float" office:value="4.59598">
                <text:p>4.5959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2.1239">
                <text:p>-12.1239</text:p>
              </table:table-cell>
              <table:table-cell office:value-type="float" office:value="4.56506">
                <text:p>4.5650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1.9915">
                <text:p>-11.9915</text:p>
              </table:table-cell>
              <table:table-cell office:value-type="float" office:value="4.08389">
                <text:p>4.0838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1.9098">
                <text:p>-11.9098</text:p>
              </table:table-cell>
              <table:table-cell office:value-type="float" office:value="4.62227">
                <text:p>4.6222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1.8847">
                <text:p>-11.8847</text:p>
              </table:table-cell>
              <table:table-cell office:value-type="float" office:value="5.11885">
                <text:p>5.118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1.9364">
                <text:p>-11.9364</text:p>
              </table:table-cell>
              <table:table-cell office:value-type="float" office:value="5.91115">
                <text:p>5.9111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1.9166">
                <text:p>-11.9166</text:p>
              </table:table-cell>
              <table:table-cell office:value-type="float" office:value="6.49212">
                <text:p>6.492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1.8398">
                <text:p>-11.8398</text:p>
              </table:table-cell>
              <table:table-cell office:value-type="float" office:value="6.01773">
                <text:p>6.0177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1.963">
                <text:p>-11.963</text:p>
              </table:table-cell>
              <table:table-cell office:value-type="float" office:value="7.31297">
                <text:p>7.3129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2.0178">
                <text:p>-12.0178</text:p>
              </table:table-cell>
              <table:table-cell office:value-type="float" office:value="8.53952">
                <text:p>8.539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1.9936">
                <text:p>-11.9936</text:p>
              </table:table-cell>
              <table:table-cell office:value-type="float" office:value="8.3089">
                <text:p>8.308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1.9481">
                <text:p>-11.9481</text:p>
              </table:table-cell>
              <table:table-cell office:value-type="float" office:value="9.58534">
                <text:p>9.5853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1.9315">
                <text:p>-11.9315</text:p>
              </table:table-cell>
              <table:table-cell office:value-type="float" office:value="10.464">
                <text:p>10.4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1.7369">
                <text:p>-11.7369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1.5995">
                <text:p>-11.5995</text:p>
              </table:table-cell>
              <table:table-cell office:value-type="float" office:value="10.1687">
                <text:p>10.168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1.402">
                <text:p>-11.402</text:p>
              </table:table-cell>
              <table:table-cell office:value-type="float" office:value="10.1824">
                <text:p>10.182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1.1966">
                <text:p>-11.1966</text:p>
              </table:table-cell>
              <table:table-cell office:value-type="float" office:value="9.94404">
                <text:p>9.944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0.9112">
                <text:p>-10.9112</text:p>
              </table:table-cell>
              <table:table-cell office:value-type="float" office:value="10.0293">
                <text:p>10.029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0.7107">
                <text:p>-10.7107</text:p>
              </table:table-cell>
              <table:table-cell office:value-type="float" office:value="10.0088">
                <text:p>10.008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0.5275">
                <text:p>-10.5275</text:p>
              </table:table-cell>
              <table:table-cell office:value-type="float" office:value="9.88875">
                <text:p>9.888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0.4695">
                <text:p>-10.4695</text:p>
              </table:table-cell>
              <table:table-cell office:value-type="float" office:value="9.90182">
                <text:p>9.9018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0.5231">
                <text:p>-10.5231</text:p>
              </table:table-cell>
              <table:table-cell office:value-type="float" office:value="10.6933">
                <text:p>10.69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0.6057">
                <text:p>-10.6057</text:p>
              </table:table-cell>
              <table:table-cell office:value-type="float" office:value="10.7379">
                <text:p>10.737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0.7346">
                <text:p>-10.7346</text:p>
              </table:table-cell>
              <table:table-cell office:value-type="float" office:value="10.9853">
                <text:p>10.985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0.8495">
                <text:p>-10.8495</text:p>
              </table:table-cell>
              <table:table-cell office:value-type="float" office:value="10.9948">
                <text:p>10.994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0.9228">
                <text:p>-10.9228</text:p>
              </table:table-cell>
              <table:table-cell office:value-type="float" office:value="10.6717">
                <text:p>10.67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1.0175">
                <text:p>-11.0175</text:p>
              </table:table-cell>
              <table:table-cell office:value-type="float" office:value="10.2288">
                <text:p>10.22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1.1898">
                <text:p>-11.1898</text:p>
              </table:table-cell>
              <table:table-cell office:value-type="float" office:value="9.92634">
                <text:p>9.9263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1.4242">
                <text:p>-11.4242</text:p>
              </table:table-cell>
              <table:table-cell office:value-type="float" office:value="10.3131">
                <text:p>10.313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1.7498">
                <text:p>-11.7498</text:p>
              </table:table-cell>
              <table:table-cell office:value-type="float" office:value="11.1326">
                <text:p>11.132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1.8286">
                <text:p>-11.8286</text:p>
              </table:table-cell>
              <table:table-cell office:value-type="float" office:value="10.4348">
                <text:p>10.434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2.091">
                <text:p>-12.091</text:p>
              </table:table-cell>
              <table:table-cell office:value-type="float" office:value="10.5234">
                <text:p>10.523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2.4381">
                <text:p>-12.4381</text:p>
              </table:table-cell>
              <table:table-cell office:value-type="float" office:value="10.9588">
                <text:p>10.95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2.5551">
                <text:p>-12.5551</text:p>
              </table:table-cell>
              <table:table-cell office:value-type="float" office:value="10.9659">
                <text:p>10.965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2.6624">
                <text:p>-12.6624</text:p>
              </table:table-cell>
              <table:table-cell office:value-type="float" office:value="9.90216">
                <text:p>9.902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2.7703">
                <text:p>-12.7703</text:p>
              </table:table-cell>
              <table:table-cell office:value-type="float" office:value="10.5157">
                <text:p>10.515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2.9374">
                <text:p>-12.9374</text:p>
              </table:table-cell>
              <table:table-cell office:value-type="float" office:value="11.3752">
                <text:p>11.375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3.1322">
                <text:p>-13.1322</text:p>
              </table:table-cell>
              <table:table-cell office:value-type="float" office:value="11.1608">
                <text:p>11.160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3.2129">
                <text:p>-13.2129</text:p>
              </table:table-cell>
              <table:table-cell office:value-type="float" office:value="10.3474">
                <text:p>10.347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3.4359">
                <text:p>-13.4359</text:p>
              </table:table-cell>
              <table:table-cell office:value-type="float" office:value="10.7995">
                <text:p>10.79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3.7512">
                <text:p>-13.7512</text:p>
              </table:table-cell>
              <table:table-cell office:value-type="float" office:value="12.1556">
                <text:p>12.15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3.9564">
                <text:p>-13.9564</text:p>
              </table:table-cell>
              <table:table-cell office:value-type="float" office:value="12.2163">
                <text:p>12.21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4.1448">
                <text:p>-14.1448</text:p>
              </table:table-cell>
              <table:table-cell office:value-type="float" office:value="11.9823">
                <text:p>11.982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4.4138">
                <text:p>-14.4138</text:p>
              </table:table-cell>
              <table:table-cell office:value-type="float" office:value="12.3605">
                <text:p>12.36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15.0451">
                <text:p>-15.0451</text:p>
              </table:table-cell>
              <table:table-cell office:value-type="float" office:value="14.7174">
                <text:p>14.71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5.3696">
                <text:p>-15.3696</text:p>
              </table:table-cell>
              <table:table-cell office:value-type="float" office:value="16.2333">
                <text:p>16.23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15.4225">
                <text:p>-15.4225</text:p>
              </table:table-cell>
              <table:table-cell office:value-type="float" office:value="14.6216">
                <text:p>14.62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5.5654">
                <text:p>-15.5654</text:p>
              </table:table-cell>
              <table:table-cell office:value-type="float" office:value="12.9836">
                <text:p>12.983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5.6839">
                <text:p>-15.6839</text:p>
              </table:table-cell>
              <table:table-cell office:value-type="float" office:value="13.0117">
                <text:p>13.01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6.083">
                <text:p>-16.083</text:p>
              </table:table-cell>
              <table:table-cell office:value-type="float" office:value="14.3098">
                <text:p>14.309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16.3163">
                <text:p>-16.3163</text:p>
              </table:table-cell>
              <table:table-cell office:value-type="float" office:value="15.3743">
                <text:p>15.37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16.8166">
                <text:p>-16.8166</text:p>
              </table:table-cell>
              <table:table-cell office:value-type="float" office:value="15.9867">
                <text:p>15.986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17.0512">
                <text:p>-17.0512</text:p>
              </table:table-cell>
              <table:table-cell office:value-type="float" office:value="15.0449">
                <text:p>15.044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17.5453">
                <text:p>-17.5453</text:p>
              </table:table-cell>
              <table:table-cell office:value-type="float" office:value="16.2681">
                <text:p>16.268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7.9947">
                <text:p>-17.9947</text:p>
              </table:table-cell>
              <table:table-cell office:value-type="float" office:value="19.4459">
                <text:p>19.445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8.235">
                <text:p>-18.235</text:p>
              </table:table-cell>
              <table:table-cell office:value-type="float" office:value="19.4285">
                <text:p>19.428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8.4043">
                <text:p>-18.4043</text:p>
              </table:table-cell>
              <table:table-cell office:value-type="float" office:value="18.6507">
                <text:p>18.650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8.7369">
                <text:p>-18.7369</text:p>
              </table:table-cell>
              <table:table-cell office:value-type="float" office:value="19.1734">
                <text:p>19.173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9.1854">
                <text:p>-19.1854</text:p>
              </table:table-cell>
              <table:table-cell office:value-type="float" office:value="19.9557">
                <text:p>19.955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9.2604">
                <text:p>-19.2604</text:p>
              </table:table-cell>
              <table:table-cell office:value-type="float" office:value="19.8133">
                <text:p>19.81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9.6081">
                <text:p>-19.6081</text:p>
              </table:table-cell>
              <table:table-cell office:value-type="float" office:value="20.5741">
                <text:p>20.574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20.0963">
                <text:p>-20.0963</text:p>
              </table:table-cell>
              <table:table-cell office:value-type="float" office:value="22.9168">
                <text:p>22.916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20.7276">
                <text:p>-20.7276</text:p>
              </table:table-cell>
              <table:table-cell office:value-type="float" office:value="23.614">
                <text:p>23.61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21.0303">
                <text:p>-21.0303</text:p>
              </table:table-cell>
              <table:table-cell office:value-type="float" office:value="24.2478">
                <text:p>24.247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21.5368">
                <text:p>-21.5368</text:p>
              </table:table-cell>
              <table:table-cell office:value-type="float" office:value="26.4262">
                <text:p>26.426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21.8846">
                <text:p>-21.8846</text:p>
              </table:table-cell>
              <table:table-cell office:value-type="float" office:value="27.2737">
                <text:p>27.273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22.0978">
                <text:p>-22.0978</text:p>
              </table:table-cell>
              <table:table-cell office:value-type="float" office:value="25.5063">
                <text:p>25.506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22.5224">
                <text:p>-22.5224</text:p>
              </table:table-cell>
              <table:table-cell office:value-type="float" office:value="27.2061">
                <text:p>27.206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22.7284">
                <text:p>-22.7284</text:p>
              </table:table-cell>
              <table:table-cell office:value-type="float" office:value="29.3415">
                <text:p>29.34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23.2269">
                <text:p>-23.2269</text:p>
              </table:table-cell>
              <table:table-cell office:value-type="float" office:value="31.1345">
                <text:p>31.13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23.6092">
                <text:p>-23.6092</text:p>
              </table:table-cell>
              <table:table-cell office:value-type="float" office:value="35.2316">
                <text:p>35.231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23.7359">
                <text:p>-23.7359</text:p>
              </table:table-cell>
              <table:table-cell office:value-type="float" office:value="34.6899">
                <text:p>34.689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23.8083">
                <text:p>-23.8083</text:p>
              </table:table-cell>
              <table:table-cell office:value-type="float" office:value="31.8833">
                <text:p>31.88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24.0797">
                <text:p>-24.0797</text:p>
              </table:table-cell>
              <table:table-cell office:value-type="float" office:value="32.1315">
                <text:p>32.131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24.3328">
                <text:p>-24.3328</text:p>
              </table:table-cell>
              <table:table-cell office:value-type="float" office:value="33.3709">
                <text:p>33.370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24.4476">
                <text:p>-24.4476</text:p>
              </table:table-cell>
              <table:table-cell office:value-type="float" office:value="32.3111">
                <text:p>32.31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24.4128">
                <text:p>-24.4128</text:p>
              </table:table-cell>
              <table:table-cell office:value-type="float" office:value="32.3124">
                <text:p>32.31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24.523">
                <text:p>-24.523</text:p>
              </table:table-cell>
              <table:table-cell office:value-type="float" office:value="32.4737">
                <text:p>32.473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24.722">
                <text:p>-24.722</text:p>
              </table:table-cell>
              <table:table-cell office:value-type="float" office:value="32.4179">
                <text:p>32.417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25.1268">
                <text:p>-25.1268</text:p>
              </table:table-cell>
              <table:table-cell office:value-type="float" office:value="33.1709">
                <text:p>33.170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25.5143">
                <text:p>-25.5143</text:p>
              </table:table-cell>
              <table:table-cell office:value-type="float" office:value="35.481">
                <text:p>35.48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26.0391">
                <text:p>-26.0391</text:p>
              </table:table-cell>
              <table:table-cell office:value-type="float" office:value="36.523">
                <text:p>36.5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26.5414">
                <text:p>-26.5414</text:p>
              </table:table-cell>
              <table:table-cell office:value-type="float" office:value="39.4632">
                <text:p>39.46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26.9176">
                <text:p>-26.9176</text:p>
              </table:table-cell>
              <table:table-cell office:value-type="float" office:value="40.6098">
                <text:p>40.609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27.1772">
                <text:p>-27.1772</text:p>
              </table:table-cell>
              <table:table-cell office:value-type="float" office:value="40.4571">
                <text:p>40.457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27.5848">
                <text:p>-27.5848</text:p>
              </table:table-cell>
              <table:table-cell office:value-type="float" office:value="42.4342">
                <text:p>42.434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27.8699">
                <text:p>-27.8699</text:p>
              </table:table-cell>
              <table:table-cell office:value-type="float" office:value="44.1005">
                <text:p>44.100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28.0099">
                <text:p>-28.0099</text:p>
              </table:table-cell>
              <table:table-cell office:value-type="float" office:value="43.375">
                <text:p>43.3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28.1383">
                <text:p>-28.1383</text:p>
              </table:table-cell>
              <table:table-cell office:value-type="float" office:value="43.9279">
                <text:p>43.927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28.5643">
                <text:p>-28.5643</text:p>
              </table:table-cell>
              <table:table-cell office:value-type="float" office:value="44.8619">
                <text:p>44.861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28.6257">
                <text:p>-28.6257</text:p>
              </table:table-cell>
              <table:table-cell office:value-type="float" office:value="44.9988">
                <text:p>44.998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28.9239">
                <text:p>-28.9239</text:p>
              </table:table-cell>
              <table:table-cell office:value-type="float" office:value="44.7916">
                <text:p>44.79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29.0708">
                <text:p>-29.0708</text:p>
              </table:table-cell>
              <table:table-cell office:value-type="float" office:value="46.0476">
                <text:p>46.047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29.2762">
                <text:p>-29.2762</text:p>
              </table:table-cell>
              <table:table-cell office:value-type="float" office:value="47.5539">
                <text:p>47.553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29.3094">
                <text:p>-29.3094</text:p>
              </table:table-cell>
              <table:table-cell office:value-type="float" office:value="47.645">
                <text:p>47.64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29.1945">
                <text:p>-29.1945</text:p>
              </table:table-cell>
              <table:table-cell office:value-type="float" office:value="47.5661">
                <text:p>47.566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28.9543">
                <text:p>-28.9543</text:p>
              </table:table-cell>
              <table:table-cell office:value-type="float" office:value="48.207">
                <text:p>48.2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28.6883">
                <text:p>-28.6883</text:p>
              </table:table-cell>
              <table:table-cell office:value-type="float" office:value="48.3485">
                <text:p>48.348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28.4104">
                <text:p>-28.4104</text:p>
              </table:table-cell>
              <table:table-cell office:value-type="float" office:value="49.0867">
                <text:p>49.086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28.2345">
                <text:p>-28.2345</text:p>
              </table:table-cell>
              <table:table-cell office:value-type="float" office:value="48.2754">
                <text:p>48.275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27.883">
                <text:p>-27.883</text:p>
              </table:table-cell>
              <table:table-cell office:value-type="float" office:value="47.4933">
                <text:p>47.493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27.5891">
                <text:p>-27.5891</text:p>
              </table:table-cell>
              <table:table-cell office:value-type="float" office:value="49.0095">
                <text:p>49.009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27.2452">
                <text:p>-27.2452</text:p>
              </table:table-cell>
              <table:table-cell office:value-type="float" office:value="49.2938">
                <text:p>49.293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26.9935">
                <text:p>-26.9935</text:p>
              </table:table-cell>
              <table:table-cell office:value-type="float" office:value="49.598">
                <text:p>49.59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26.4343">
                <text:p>-26.4343</text:p>
              </table:table-cell>
              <table:table-cell office:value-type="float" office:value="50.3564">
                <text:p>50.356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26.0706">
                <text:p>-26.0706</text:p>
              </table:table-cell>
              <table:table-cell office:value-type="float" office:value="51.3415">
                <text:p>51.34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25.4292">
                <text:p>-25.4292</text:p>
              </table:table-cell>
              <table:table-cell office:value-type="float" office:value="51.4599">
                <text:p>51.459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24.9879">
                <text:p>-24.9879</text:p>
              </table:table-cell>
              <table:table-cell office:value-type="float" office:value="50.6482">
                <text:p>50.648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24.5287">
                <text:p>-24.5287</text:p>
              </table:table-cell>
              <table:table-cell office:value-type="float" office:value="49.913">
                <text:p>49.91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24.7168">
                <text:p>-24.7168</text:p>
              </table:table-cell>
              <table:table-cell office:value-type="float" office:value="50.2397">
                <text:p>50.239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24.3825">
                <text:p>-24.3825</text:p>
              </table:table-cell>
              <table:table-cell office:value-type="float" office:value="50.5048">
                <text:p>50.504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24.0644">
                <text:p>-24.0644</text:p>
              </table:table-cell>
              <table:table-cell office:value-type="float" office:value="48.1092">
                <text:p>48.109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23.9901">
                <text:p>-23.9901</text:p>
              </table:table-cell>
              <table:table-cell office:value-type="float" office:value="47.301">
                <text:p>47.30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23.3865">
                <text:p>-23.3865</text:p>
              </table:table-cell>
              <table:table-cell office:value-type="float" office:value="48.6613">
                <text:p>48.661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22.8464">
                <text:p>-22.8464</text:p>
              </table:table-cell>
              <table:table-cell office:value-type="float" office:value="47.885">
                <text:p>47.88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22.442">
                <text:p>-22.442</text:p>
              </table:table-cell>
              <table:table-cell office:value-type="float" office:value="46.4511">
                <text:p>46.451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21.9496">
                <text:p>-21.9496</text:p>
              </table:table-cell>
              <table:table-cell office:value-type="float" office:value="46.4877">
                <text:p>46.487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21.4713">
                <text:p>-21.4713</text:p>
              </table:table-cell>
              <table:table-cell office:value-type="float" office:value="45.8163">
                <text:p>45.816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21.1086">
                <text:p>-21.1086</text:p>
              </table:table-cell>
              <table:table-cell office:value-type="float" office:value="45.4059">
                <text:p>45.405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20.8691">
                <text:p>-20.8691</text:p>
              </table:table-cell>
              <table:table-cell office:value-type="float" office:value="45.3733">
                <text:p>45.37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20.6404">
                <text:p>-20.6404</text:p>
              </table:table-cell>
              <table:table-cell office:value-type="float" office:value="44.6647">
                <text:p>44.664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20.3526">
                <text:p>-20.3526</text:p>
              </table:table-cell>
              <table:table-cell office:value-type="float" office:value="42.5071">
                <text:p>42.507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9.9311">
                <text:p>-19.9311</text:p>
              </table:table-cell>
              <table:table-cell office:value-type="float" office:value="42.4978">
                <text:p>42.497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9.6355">
                <text:p>-19.6355</text:p>
              </table:table-cell>
              <table:table-cell office:value-type="float" office:value="42.2205">
                <text:p>42.22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9.5131">
                <text:p>-19.5131</text:p>
              </table:table-cell>
              <table:table-cell office:value-type="float" office:value="42.9221">
                <text:p>42.922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9.3044">
                <text:p>-19.3044</text:p>
              </table:table-cell>
              <table:table-cell office:value-type="float" office:value="41.5861">
                <text:p>41.586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8.9427">
                <text:p>-18.9427</text:p>
              </table:table-cell>
              <table:table-cell office:value-type="float" office:value="43.473">
                <text:p>43.47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18.5925">
                <text:p>-18.5925</text:p>
              </table:table-cell>
              <table:table-cell office:value-type="float" office:value="43.491">
                <text:p>43.49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8.3781">
                <text:p>-18.3781</text:p>
              </table:table-cell>
              <table:table-cell office:value-type="float" office:value="43.3436">
                <text:p>43.343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8.0888">
                <text:p>-18.0888</text:p>
              </table:table-cell>
              <table:table-cell office:value-type="float" office:value="44.5324">
                <text:p>44.532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7.8843">
                <text:p>-17.8843</text:p>
              </table:table-cell>
              <table:table-cell office:value-type="float" office:value="45.9542">
                <text:p>45.954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7.7042">
                <text:p>-17.7042</text:p>
              </table:table-cell>
              <table:table-cell office:value-type="float" office:value="45.3775">
                <text:p>45.37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7.4883">
                <text:p>-17.4883</text:p>
              </table:table-cell>
              <table:table-cell office:value-type="float" office:value="45.5545">
                <text:p>45.554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7.2974">
                <text:p>-17.2974</text:p>
              </table:table-cell>
              <table:table-cell office:value-type="float" office:value="46.8792">
                <text:p>46.879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7.0979">
                <text:p>-17.0979</text:p>
              </table:table-cell>
              <table:table-cell office:value-type="float" office:value="48.6902">
                <text:p>48.690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6.7363">
                <text:p>-16.7363</text:p>
              </table:table-cell>
              <table:table-cell office:value-type="float" office:value="48.6806">
                <text:p>48.680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6.4578">
                <text:p>-16.4578</text:p>
              </table:table-cell>
              <table:table-cell office:value-type="float" office:value="49.0673">
                <text:p>49.067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6.1721">
                <text:p>-16.1721</text:p>
              </table:table-cell>
              <table:table-cell office:value-type="float" office:value="49.4038">
                <text:p>49.403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5.9579">
                <text:p>-15.9579</text:p>
              </table:table-cell>
              <table:table-cell office:value-type="float" office:value="48.5588">
                <text:p>48.558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5.8635">
                <text:p>-15.8635</text:p>
              </table:table-cell>
              <table:table-cell office:value-type="float" office:value="46.4536">
                <text:p>46.453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5.6712">
                <text:p>-15.6712</text:p>
              </table:table-cell>
              <table:table-cell office:value-type="float" office:value="45.0168">
                <text:p>45.016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5.5304">
                <text:p>-15.5304</text:p>
              </table:table-cell>
              <table:table-cell office:value-type="float" office:value="45.3047">
                <text:p>45.30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15.2794">
                <text:p>-15.2794</text:p>
              </table:table-cell>
              <table:table-cell office:value-type="float" office:value="44.3554">
                <text:p>44.355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5.1051">
                <text:p>-15.1051</text:p>
              </table:table-cell>
              <table:table-cell office:value-type="float" office:value="41.3229">
                <text:p>41.322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4.7742">
                <text:p>-14.7742</text:p>
              </table:table-cell>
              <table:table-cell office:value-type="float" office:value="39.4251">
                <text:p>39.425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4.5349">
                <text:p>-14.5349</text:p>
              </table:table-cell>
              <table:table-cell office:value-type="float" office:value="37.8439">
                <text:p>37.843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4.2591">
                <text:p>-14.2591</text:p>
              </table:table-cell>
              <table:table-cell office:value-type="float" office:value="33.8212">
                <text:p>33.821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4.0461">
                <text:p>-14.0461</text:p>
              </table:table-cell>
              <table:table-cell office:value-type="float" office:value="30.208">
                <text:p>30.2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3.9065">
                <text:p>-13.9065</text:p>
              </table:table-cell>
              <table:table-cell office:value-type="float" office:value="28.0394">
                <text:p>28.039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3.7484">
                <text:p>-13.7484</text:p>
              </table:table-cell>
              <table:table-cell office:value-type="float" office:value="28.1357">
                <text:p>28.135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3.5787">
                <text:p>-13.5787</text:p>
              </table:table-cell>
              <table:table-cell office:value-type="float" office:value="27.8688">
                <text:p>27.868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3.3662">
                <text:p>-13.3662</text:p>
              </table:table-cell>
              <table:table-cell office:value-type="float" office:value="28.286">
                <text:p>28.28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3.1198">
                <text:p>-13.1198</text:p>
              </table:table-cell>
              <table:table-cell office:value-type="float" office:value="28.8381">
                <text:p>28.838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12.9064">
                <text:p>-12.9064</text:p>
              </table:table-cell>
              <table:table-cell office:value-type="float" office:value="26.9591">
                <text:p>26.959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12.5697">
                <text:p>-12.5697</text:p>
              </table:table-cell>
              <table:table-cell office:value-type="float" office:value="23.8778">
                <text:p>23.877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12.2972">
                <text:p>-12.2972</text:p>
              </table:table-cell>
              <table:table-cell office:value-type="float" office:value="22.817">
                <text:p>22.81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11.8803">
                <text:p>-11.8803</text:p>
              </table:table-cell>
              <table:table-cell office:value-type="float" office:value="24.0893">
                <text:p>24.089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11.5188">
                <text:p>-11.5188</text:p>
              </table:table-cell>
              <table:table-cell office:value-type="float" office:value="21.1608">
                <text:p>21.160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11.2062">
                <text:p>-11.2062</text:p>
              </table:table-cell>
              <table:table-cell office:value-type="float" office:value="18.5604">
                <text:p>18.560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10.9491">
                <text:p>-10.9491</text:p>
              </table:table-cell>
              <table:table-cell office:value-type="float" office:value="17.3481">
                <text:p>17.348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10.7962">
                <text:p>-10.7962</text:p>
              </table:table-cell>
              <table:table-cell office:value-type="float" office:value="18.0297">
                <text:p>18.029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10.4527">
                <text:p>-10.4527</text:p>
              </table:table-cell>
              <table:table-cell office:value-type="float" office:value="16.1078">
                <text:p>16.107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10.4406">
                <text:p>-10.4406</text:p>
              </table:table-cell>
              <table:table-cell office:value-type="float" office:value="14.0109">
                <text:p>14.010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10.1993">
                <text:p>-10.1993</text:p>
              </table:table-cell>
              <table:table-cell office:value-type="float" office:value="13.2883">
                <text:p>13.288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10.2295">
                <text:p>-10.2295</text:p>
              </table:table-cell>
              <table:table-cell office:value-type="float" office:value="13.1332">
                <text:p>13.133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10.0048">
                <text:p>-10.0048</text:p>
              </table:table-cell>
              <table:table-cell office:value-type="float" office:value="12.0987">
                <text:p>12.098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9.76704">
                <text:p>-9.76704</text:p>
              </table:table-cell>
              <table:table-cell office:value-type="float" office:value="12.3168">
                <text:p>12.316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9.74203">
                <text:p>-9.74203</text:p>
              </table:table-cell>
              <table:table-cell office:value-type="float" office:value="12.5548">
                <text:p>12.554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9.4891">
                <text:p>-9.4891</text:p>
              </table:table-cell>
              <table:table-cell office:value-type="float" office:value="11.3965">
                <text:p>11.396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9.33339">
                <text:p>-9.33339</text:p>
              </table:table-cell>
              <table:table-cell office:value-type="float" office:value="11.8441">
                <text:p>11.844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9.04523">
                <text:p>-9.04523</text:p>
              </table:table-cell>
              <table:table-cell office:value-type="float" office:value="11.8926">
                <text:p>11.892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8.74586">
                <text:p>-8.74586</text:p>
              </table:table-cell>
              <table:table-cell office:value-type="float" office:value="9.36485">
                <text:p>9.3648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8.5203">
                <text:p>-8.5203</text:p>
              </table:table-cell>
              <table:table-cell office:value-type="float" office:value="8.10457">
                <text:p>8.1045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8.32787">
                <text:p>-8.32787</text:p>
              </table:table-cell>
              <table:table-cell office:value-type="float" office:value="8.74609">
                <text:p>8.7460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8.19813">
                <text:p>-8.19813</text:p>
              </table:table-cell>
              <table:table-cell office:value-type="float" office:value="8.06032">
                <text:p>8.0603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8.10896">
                <text:p>-8.10896</text:p>
              </table:table-cell>
              <table:table-cell office:value-type="float" office:value="7.69868">
                <text:p>7.6986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7.9234">
                <text:p>-7.9234</text:p>
              </table:table-cell>
              <table:table-cell office:value-type="float" office:value="8.27143">
                <text:p>8.2714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8.01898">
                <text:p>-8.01898</text:p>
              </table:table-cell>
              <table:table-cell office:value-type="float" office:value="8.97159">
                <text:p>8.9715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7.76835">
                <text:p>-7.76835</text:p>
              </table:table-cell>
              <table:table-cell office:value-type="float" office:value="9.78534">
                <text:p>9.7853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7.5161">
                <text:p>-7.5161</text:p>
              </table:table-cell>
              <table:table-cell office:value-type="float" office:value="8.65488">
                <text:p>8.6548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7.30075">
                <text:p>-7.30075</text:p>
              </table:table-cell>
              <table:table-cell office:value-type="float" office:value="7.0192">
                <text:p>7.019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7.16091">
                <text:p>-7.16091</text:p>
              </table:table-cell>
              <table:table-cell office:value-type="float" office:value="7.06005">
                <text:p>7.0600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7.12752">
                <text:p>-7.12752</text:p>
              </table:table-cell>
              <table:table-cell office:value-type="float" office:value="6.83951">
                <text:p>6.8395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7.07227">
                <text:p>-7.07227</text:p>
              </table:table-cell>
              <table:table-cell office:value-type="float" office:value="4.28173">
                <text:p>4.2817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7.1626">
                <text:p>-7.1626</text:p>
              </table:table-cell>
              <table:table-cell office:value-type="float" office:value="5.48001">
                <text:p>5.4800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7.29653">
                <text:p>-7.29653</text:p>
              </table:table-cell>
              <table:table-cell office:value-type="float" office:value="7.36389">
                <text:p>7.3638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7.23924">
                <text:p>-7.23924</text:p>
              </table:table-cell>
              <table:table-cell office:value-type="float" office:value="5.94501">
                <text:p>5.9450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7.34621">
                <text:p>-7.34621</text:p>
              </table:table-cell>
              <table:table-cell office:value-type="float" office:value="5.77677">
                <text:p>5.7767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7.4926">
                <text:p>-7.4926</text:p>
              </table:table-cell>
              <table:table-cell office:value-type="float" office:value="6.89085">
                <text:p>6.8908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7.5373">
                <text:p>-7.5373</text:p>
              </table:table-cell>
              <table:table-cell office:value-type="float" office:value="7.28574">
                <text:p>7.2857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7.57586">
                <text:p>-7.57586</text:p>
              </table:table-cell>
              <table:table-cell office:value-type="float" office:value="5.51911">
                <text:p>5.5191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954cm" svg:height="9cm" xlink:href=".." xlink:type="simple" chart:class="chart:line" chart:style-name="ch1">
        <chart:title svg:x="17.912cm" svg:y="0.315cm" chart:style-name="ch2">
          <text:p>MSE</text:p>
        </chart:title>
        <chart:subtitle svg:x="17.475cm" svg:y="1.284cm" chart:style-name="ch3">
          <text:p>By Frame</text:p>
        </chart:subtitle>
        <chart:legend chart:legend-position="end" svg:x="34.852cm" svg:y="4.205cm" style:legend-expansion="high" chart:style-name="ch4"/>
        <chart:plot-area chart:style-name="ch5" table:cell-range-address="D1_1.A1:D1_1.A612" chart:data-source-has-labels="row" svg:x="1.728cm" svg:y="2.127cm" svg:width="32.385cm" svg:height="5.734cm">
          <chartooo:coordinate-region svg:x="3.208cm" svg:y="2.296cm" svg:width="30.905cm" svg:height="4.536cm"/>
          <chart:axis chart:dimension="x" chart:name="primary-x" chart:style-name="ch6">
            <chart:title svg:x="17.34cm" svg:y="8.041cm" chart:style-name="ch7">
              <text:p>Frame</text:p>
            </chart:title>
          </chart:axis>
          <chart:axis chart:dimension="y" chart:name="primary-y" chart:style-name="ch6">
            <chart:title svg:x="0.451cm" svg:y="5.451cm" chart:style-name="ch8">
              <text:p>Error</text:p>
            </chart:title>
            <chart:grid chart:style-name="ch9" chart:class="major"/>
          </chart:axis>
          <chart:series chart:style-name="ch10" chart:values-cell-range-address="D1_1.A2:D1_1.A612" chart:label-cell-address="D1_1.A1:D1_1.A1" chart:class="chart:line">
            <chart:data-point chart:repeated="6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E</text:p>
                <draw:g>
                  <svg:desc>D1_1.A1:D1_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244661">
                <text:p>0.000244661</text:p>
                <draw:g>
                  <svg:desc>D1_1.A2:D1_1.A6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82591">
                <text:p>0.0002825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46451">
                <text:p>0.0002464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32523">
                <text:p>0.000232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249012">
                <text:p>0.000249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239311">
                <text:p>0.0002393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209526">
                <text:p>0.0002095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303869">
                <text:p>0.000303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311268">
                <text:p>0.000311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276911">
                <text:p>0.0002769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97172">
                <text:p>0.0001971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352598">
                <text:p>0.000352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542546">
                <text:p>0.0005425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99871">
                <text:p>0.0002998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29411">
                <text:p>0.000294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247972">
                <text:p>0.0002479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280089">
                <text:p>0.0002800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39395">
                <text:p>0.0002393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209652">
                <text:p>0.000209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23872">
                <text:p>0.000238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239784">
                <text:p>0.0002397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274782">
                <text:p>0.0002747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189073">
                <text:p>0.0001890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185252">
                <text:p>0.0001852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2158">
                <text:p>0.00022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34535">
                <text:p>0.0002345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28961">
                <text:p>0.000289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475886">
                <text:p>0.0004758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301006">
                <text:p>0.0003010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83042">
                <text:p>0.0002830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245482">
                <text:p>0.0002454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292741">
                <text:p>0.0002927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316966">
                <text:p>0.0003169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220741">
                <text:p>0.0002207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216554">
                <text:p>0.0002165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255154">
                <text:p>0.0002551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15603">
                <text:p>0.000156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271272">
                <text:p>0.0002712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289766">
                <text:p>0.0002897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271779">
                <text:p>0.0002717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290992">
                <text:p>0.0002909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21803">
                <text:p>0.000218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454217">
                <text:p>0.0004542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484929">
                <text:p>0.0004849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399859">
                <text:p>0.0003998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445235">
                <text:p>0.0004452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73025">
                <text:p>0.001730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34561">
                <text:p>0.000345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509142">
                <text:p>0.0005091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512901">
                <text:p>0.0005129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528153">
                <text:p>0.0005281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472244">
                <text:p>0.0004722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471453">
                <text:p>0.0004714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574454">
                <text:p>0.0005744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612163">
                <text:p>0.0006121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449288">
                <text:p>0.0004492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539789">
                <text:p>0.0005397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496613">
                <text:p>0.0004966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575073">
                <text:p>0.0005750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480365">
                <text:p>0.0004803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501249">
                <text:p>0.0005012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622794">
                <text:p>0.0006227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748103">
                <text:p>0.0007481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748326">
                <text:p>0.0007483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698267">
                <text:p>0.0006982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746751">
                <text:p>0.0007467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742181">
                <text:p>0.0007421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829393">
                <text:p>0.0008293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724479">
                <text:p>0.0007244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672026">
                <text:p>0.0006720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55755">
                <text:p>0.000557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55596">
                <text:p>0.000555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517399">
                <text:p>0.0005173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597835">
                <text:p>0.0005978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50013">
                <text:p>0.000500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592069">
                <text:p>0.0005920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612997">
                <text:p>0.0006129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639054">
                <text:p>0.0006390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559856">
                <text:p>0.0005598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68215">
                <text:p>0.000682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604252">
                <text:p>0.0006042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605492">
                <text:p>0.0006054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614699">
                <text:p>0.0006146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710344">
                <text:p>0.0007103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727457">
                <text:p>0.0007274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600577">
                <text:p>0.0006005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647067">
                <text:p>0.0006470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78734">
                <text:p>0.000787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772832">
                <text:p>0.0007728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829852">
                <text:p>0.0008298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899175">
                <text:p>0.0008991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707532">
                <text:p>0.0007075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715125">
                <text:p>0.000715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803395">
                <text:p>0.0008033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852006">
                <text:p>0.0008520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09721">
                <text:p>0.001097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95097">
                <text:p>0.000950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898124">
                <text:p>0.0008981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87893">
                <text:p>0.000878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893536">
                <text:p>0.0008935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05047">
                <text:p>0.001050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981674">
                <text:p>0.0009816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15993">
                <text:p>0.001159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11635">
                <text:p>0.001116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965911">
                <text:p>0.0009659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15705">
                <text:p>0.001157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18678">
                <text:p>0.001186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130184">
                <text:p>0.001301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35077">
                <text:p>0.001350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124141">
                <text:p>0.001241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13126">
                <text:p>0.001131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137228">
                <text:p>0.001372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120807">
                <text:p>0.001208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137579">
                <text:p>0.001375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161036">
                <text:p>0.001610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152875">
                <text:p>0.001528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142471">
                <text:p>0.001424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63788">
                <text:p>0.001637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32326">
                <text:p>0.001323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130035">
                <text:p>0.001300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37609">
                <text:p>0.001376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44145">
                <text:p>0.001441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16882">
                <text:p>0.00168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61238">
                <text:p>0.001612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135756">
                <text:p>0.001357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48125">
                <text:p>0.00148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136523">
                <text:p>0.001365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151982">
                <text:p>0.001519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50555">
                <text:p>0.001505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37507">
                <text:p>0.001375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42826">
                <text:p>0.001428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54138">
                <text:p>0.001541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40428">
                <text:p>0.001404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41955">
                <text:p>0.001419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53547">
                <text:p>0.001535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123234">
                <text:p>0.001232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2144">
                <text:p>0.00121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132189">
                <text:p>0.001321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1111">
                <text:p>0.00111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09384">
                <text:p>0.001093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135552">
                <text:p>0.001355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22826">
                <text:p>0.001228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04358">
                <text:p>0.001043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24255">
                <text:p>0.001242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108782">
                <text:p>0.001087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107701">
                <text:p>0.001077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44927">
                <text:p>0.001449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124952">
                <text:p>0.001249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107268">
                <text:p>0.001072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00253">
                <text:p>0.001002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884203">
                <text:p>0.0008842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107653">
                <text:p>0.001076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791799">
                <text:p>0.0007917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897843">
                <text:p>0.0008978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38041">
                <text:p>0.001380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867865">
                <text:p>0.0008678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502639">
                <text:p>0.0005026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31693">
                <text:p>0.001316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760134">
                <text:p>0.0007601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601033">
                <text:p>0.0006010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623031">
                <text:p>0.0006230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573144">
                <text:p>0.0005731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48595">
                <text:p>0.000485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534011">
                <text:p>0.0005340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445147">
                <text:p>0.0004451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483943">
                <text:p>0.0004839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416209">
                <text:p>0.0004162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478761">
                <text:p>0.0004787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472595">
                <text:p>0.0004725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448067">
                <text:p>0.0004480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386461">
                <text:p>0.0003864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358484">
                <text:p>0.0003584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428099">
                <text:p>0.0004280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476274">
                <text:p>0.0004762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464113">
                <text:p>0.0004641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466041">
                <text:p>0.0004660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593397">
                <text:p>0.0005933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545684">
                <text:p>0.0005456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52253">
                <text:p>0.000522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568573">
                <text:p>0.0005685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595723">
                <text:p>0.0005957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62705">
                <text:p>0.000627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540582">
                <text:p>0.0005405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646516">
                <text:p>0.0006465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630104">
                <text:p>0.0006301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833044">
                <text:p>0.0008330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84715">
                <text:p>0.000847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776583">
                <text:p>0.0007765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684766">
                <text:p>0.0006847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844093">
                <text:p>0.0008440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948415">
                <text:p>0.0009484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721425">
                <text:p>0.000721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967348">
                <text:p>0.0009673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724866">
                <text:p>0.0007248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775431">
                <text:p>0.0007754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100587">
                <text:p>0.001005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881353">
                <text:p>0.0008813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995876">
                <text:p>0.0009958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116361">
                <text:p>0.001163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109705">
                <text:p>0.001097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12007">
                <text:p>0.00120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884872">
                <text:p>0.0008848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98993">
                <text:p>0.000989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135559">
                <text:p>0.001355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104091">
                <text:p>0.001040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142296">
                <text:p>0.001422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108227">
                <text:p>0.001082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914271">
                <text:p>0.0009142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971575">
                <text:p>0.0009715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948752">
                <text:p>0.0009487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106301">
                <text:p>0.001063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10771">
                <text:p>0.00107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11977">
                <text:p>0.00119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125171">
                <text:p>0.001251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15021">
                <text:p>0.00150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241655">
                <text:p>0.002416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115908">
                <text:p>0.001159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11863">
                <text:p>0.00118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123126">
                <text:p>0.001231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113451">
                <text:p>0.001134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110485">
                <text:p>0.001104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116433">
                <text:p>0.001164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869753">
                <text:p>0.0008697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945523">
                <text:p>0.0009455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841755">
                <text:p>0.0008417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854938">
                <text:p>0.0008549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893926">
                <text:p>0.0008939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903921">
                <text:p>0.0009039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11811">
                <text:p>0.00118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107054">
                <text:p>0.0010705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819095">
                <text:p>0.0008190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998867">
                <text:p>0.0009988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9948">
                <text:p>0.00099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736706">
                <text:p>0.00073670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770334">
                <text:p>0.0007703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775116">
                <text:p>0.0007751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828105">
                <text:p>0.0008281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845575">
                <text:p>0.0008455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970935">
                <text:p>0.0009709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905413">
                <text:p>0.0009054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888247">
                <text:p>0.0008882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114001">
                <text:p>0.001140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128333">
                <text:p>0.001283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129686">
                <text:p>0.001296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104071">
                <text:p>0.001040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117814">
                <text:p>0.001178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147281">
                <text:p>0.0014728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129805">
                <text:p>0.001298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156944">
                <text:p>0.001569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149665">
                <text:p>0.001496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164059">
                <text:p>0.0016405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124997">
                <text:p>0.001249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116172">
                <text:p>0.001161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166634">
                <text:p>0.001666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15864">
                <text:p>0.00158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102309">
                <text:p>0.001023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101415">
                <text:p>0.001014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142576">
                <text:p>0.001425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103209">
                <text:p>0.0010320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81054">
                <text:p>0.0008105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139081">
                <text:p>0.001390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100639">
                <text:p>0.001006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108094">
                <text:p>0.001080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127534">
                <text:p>0.001275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100337">
                <text:p>0.001003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900399">
                <text:p>0.00090039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133434">
                <text:p>0.0013343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103978">
                <text:p>0.0010397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930535">
                <text:p>0.00093053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939946">
                <text:p>0.00093994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699868">
                <text:p>0.0006998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79006">
                <text:p>0.000790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376893">
                <text:p>0.0037689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108551">
                <text:p>0.001085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824692">
                <text:p>0.0008246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101458">
                <text:p>0.001014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839383">
                <text:p>0.00083938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855348">
                <text:p>0.0008553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827202">
                <text:p>0.0008272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105944">
                <text:p>0.001059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990672">
                <text:p>0.00099067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840753">
                <text:p>0.00084075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846695">
                <text:p>0.0008466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965576">
                <text:p>0.0009655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883607">
                <text:p>0.0008836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864914">
                <text:p>0.0008649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994858">
                <text:p>0.00099485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101345">
                <text:p>0.001013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117137">
                <text:p>0.001171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102258">
                <text:p>0.001022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86136">
                <text:p>0.000861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811704">
                <text:p>0.0008117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634018">
                <text:p>0.0006340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908733">
                <text:p>0.0009087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171674">
                <text:p>0.001716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132435">
                <text:p>0.001324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959878">
                <text:p>0.00095987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112657">
                <text:p>0.0011265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182087">
                <text:p>0.0018208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100202">
                <text:p>0.001002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908921">
                <text:p>0.0009089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123043">
                <text:p>0.0012304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110269">
                <text:p>0.001102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932765">
                <text:p>0.0009327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851365">
                <text:p>0.00085136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727784">
                <text:p>0.0007277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104324">
                <text:p>0.001043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985832">
                <text:p>0.0009858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986828">
                <text:p>0.0009868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115043">
                <text:p>0.0011504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283996">
                <text:p>0.002839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990144">
                <text:p>0.0009901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675298">
                <text:p>0.00067529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146388">
                <text:p>0.001463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123148">
                <text:p>0.001231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109329">
                <text:p>0.0010932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12593">
                <text:p>0.001259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164653">
                <text:p>0.0016465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102173">
                <text:p>0.0010217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156831">
                <text:p>0.0015683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151538">
                <text:p>0.0015153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123769">
                <text:p>0.001237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248001">
                <text:p>0.002480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181212">
                <text:p>0.001812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146048">
                <text:p>0.001460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176069">
                <text:p>0.0017606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117932">
                <text:p>0.0011793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907305">
                <text:p>0.0009073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911492">
                <text:p>0.0009114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676361">
                <text:p>0.00067636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678641">
                <text:p>0.00067864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112199">
                <text:p>0.0011219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780009">
                <text:p>0.00078000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720193">
                <text:p>0.00072019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98827">
                <text:p>0.0009882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880952">
                <text:p>0.0008809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581265">
                <text:p>0.00058126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775046">
                <text:p>0.00077504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577192">
                <text:p>0.00057719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601741">
                <text:p>0.0006017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452001">
                <text:p>0.0004520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536309">
                <text:p>0.00053630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676265">
                <text:p>0.00067626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602149">
                <text:p>0.0006021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632145">
                <text:p>0.00063214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639144">
                <text:p>0.0006391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129108">
                <text:p>0.001291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108891">
                <text:p>0.001088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810646">
                <text:p>0.00081064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707636">
                <text:p>0.00070763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733406">
                <text:p>0.00073340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134902">
                <text:p>0.001349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123573">
                <text:p>0.0012357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119609">
                <text:p>0.0011960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155223">
                <text:p>0.001552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118142">
                <text:p>0.0011814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894414">
                <text:p>0.0008944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196304">
                <text:p>0.0019630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112348">
                <text:p>0.0011234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865474">
                <text:p>0.00086547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995219">
                <text:p>0.0009952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19329">
                <text:p>0.00193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143014">
                <text:p>0.001430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164863">
                <text:p>0.001648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118527">
                <text:p>0.001185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122936">
                <text:p>0.0012293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151997">
                <text:p>0.0015199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154028">
                <text:p>0.0015402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198249">
                <text:p>0.0019824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153208">
                <text:p>0.001532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141453">
                <text:p>0.0014145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259288">
                <text:p>0.002592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199044">
                <text:p>0.0019904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153052">
                <text:p>0.0015305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214203">
                <text:p>0.002142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167908">
                <text:p>0.001679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149342">
                <text:p>0.0014934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150482">
                <text:p>0.0015048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156928">
                <text:p>0.0015692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152218">
                <text:p>0.001522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167716">
                <text:p>0.001677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153985">
                <text:p>0.0015398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150084">
                <text:p>0.0015008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134315">
                <text:p>0.001343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127086">
                <text:p>0.0012708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132018">
                <text:p>0.001320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135437">
                <text:p>0.0013543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123917">
                <text:p>0.001239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12474">
                <text:p>0.001247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148175">
                <text:p>0.001481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142858">
                <text:p>0.0014285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139926">
                <text:p>0.0013992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154594">
                <text:p>0.0015459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15362">
                <text:p>0.001536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144367">
                <text:p>0.001443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121394">
                <text:p>0.0012139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140214">
                <text:p>0.0014021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137225">
                <text:p>0.001372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136325">
                <text:p>0.001363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130021">
                <text:p>0.0013002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145466">
                <text:p>0.0014546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124842">
                <text:p>0.0012484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123755">
                <text:p>0.0012375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145397">
                <text:p>0.0014539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148134">
                <text:p>0.001481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125025">
                <text:p>0.001250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127441">
                <text:p>0.0012744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220174">
                <text:p>0.002201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136557">
                <text:p>0.0013655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150016">
                <text:p>0.001500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160937">
                <text:p>0.001609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156631">
                <text:p>0.0015663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145754">
                <text:p>0.0014575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143094">
                <text:p>0.0014309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161023">
                <text:p>0.0016102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160479">
                <text:p>0.0016047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168554">
                <text:p>0.0016855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19875">
                <text:p>0.00198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150315">
                <text:p>0.001503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15387">
                <text:p>0.001538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163251">
                <text:p>0.0016325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156223">
                <text:p>0.001562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14263">
                <text:p>0.001426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130103">
                <text:p>0.001301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146491">
                <text:p>0.0014649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16405">
                <text:p>0.001640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159839">
                <text:p>0.0015983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152254">
                <text:p>0.0015225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165647">
                <text:p>0.001656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161539">
                <text:p>0.0016153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151801">
                <text:p>0.0015180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143941">
                <text:p>0.0014394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136615">
                <text:p>0.001366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162023">
                <text:p>0.001620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158236">
                <text:p>0.0015823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14155">
                <text:p>0.001415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118088">
                <text:p>0.0011808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11943">
                <text:p>0.001194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104323">
                <text:p>0.0010432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132471">
                <text:p>0.0013247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928968">
                <text:p>0.00092896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0875552">
                <text:p>0.00087555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985595">
                <text:p>0.00098559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804661">
                <text:p>0.00080466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103648">
                <text:p>0.0010364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900891">
                <text:p>0.00090089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102625">
                <text:p>0.0010262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948239">
                <text:p>0.00094823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844337">
                <text:p>0.00084433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859692">
                <text:p>0.00085969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958296">
                <text:p>0.00095829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809644">
                <text:p>0.00080964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8419">
                <text:p>0.000841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626797">
                <text:p>0.00062679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643261">
                <text:p>0.00064326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588276">
                <text:p>0.00058827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6032">
                <text:p>0.000603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545838">
                <text:p>0.00054583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817655">
                <text:p>0.0008176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632529">
                <text:p>0.00063252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104346">
                <text:p>0.0010434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96952">
                <text:p>0.0009695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747049">
                <text:p>0.00074704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127048">
                <text:p>0.0012704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151958">
                <text:p>0.0015195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139628">
                <text:p>0.0013962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116407">
                <text:p>0.0011640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164083">
                <text:p>0.0016408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145112">
                <text:p>0.0014511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142779">
                <text:p>0.0014277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86071">
                <text:p>0.0008607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143438">
                <text:p>0.0014343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251319">
                <text:p>0.0025131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12831">
                <text:p>0.001283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125634">
                <text:p>0.0012563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138042">
                <text:p>0.0013804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171882">
                <text:p>0.0017188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155188">
                <text:p>0.0015518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135121">
                <text:p>0.0013512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126879">
                <text:p>0.0012687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151561">
                <text:p>0.0015156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149553">
                <text:p>0.0014955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133479">
                <text:p>0.0013347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150499">
                <text:p>0.0015049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119546">
                <text:p>0.0011954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134859">
                <text:p>0.0013485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151305">
                <text:p>0.001513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148083">
                <text:p>0.0014808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156449">
                <text:p>0.001564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20396">
                <text:p>0.002039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146888">
                <text:p>0.0014688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165198">
                <text:p>0.001651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172726">
                <text:p>0.0017272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182964">
                <text:p>0.0018296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158476">
                <text:p>0.0015847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15391">
                <text:p>0.001539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179995">
                <text:p>0.0017999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176024">
                <text:p>0.0017602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147546">
                <text:p>0.0014754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135167">
                <text:p>0.001351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147912">
                <text:p>0.0014791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131807">
                <text:p>0.0013180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132233">
                <text:p>0.0013223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135036">
                <text:p>0.0013503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140557">
                <text:p>0.0014055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123278">
                <text:p>0.0012327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132089">
                <text:p>0.0013208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146199">
                <text:p>0.0014619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141523">
                <text:p>0.0014152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141472">
                <text:p>0.0014147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124382">
                <text:p>0.0012438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161439">
                <text:p>0.0016143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152185">
                <text:p>0.0015218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148292">
                <text:p>0.0014829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136943">
                <text:p>0.0013694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128498">
                <text:p>0.0012849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13668">
                <text:p>0.001366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135257">
                <text:p>0.0013525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163622">
                <text:p>0.0016362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157856">
                <text:p>0.0015785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134634">
                <text:p>0.0013463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143753">
                <text:p>0.0014375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149548">
                <text:p>0.0014954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139103">
                <text:p>0.0013910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137335">
                <text:p>0.0013733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141503">
                <text:p>0.0014150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148743">
                <text:p>0.0014874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164141">
                <text:p>0.0016414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151207">
                <text:p>0.0015120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140723">
                <text:p>0.0014072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150791">
                <text:p>0.0015079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133045">
                <text:p>0.0013304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169014">
                <text:p>0.0016901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120986">
                <text:p>0.0012098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132125">
                <text:p>0.0013212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155404">
                <text:p>0.0015540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154707">
                <text:p>0.0015470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151133">
                <text:p>0.0015113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159226">
                <text:p>0.0015922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132994">
                <text:p>0.0013299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145672">
                <text:p>0.0014567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151197">
                <text:p>0.0015119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154769">
                <text:p>0.0015476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158873">
                <text:p>0.0015887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151087">
                <text:p>0.0015108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14664">
                <text:p>0.001466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152363">
                <text:p>0.0015236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156667">
                <text:p>0.0015666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157815">
                <text:p>0.0015781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134681">
                <text:p>0.0013468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151307">
                <text:p>0.0015130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133798">
                <text:p>0.0013379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157674">
                <text:p>0.0015767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126566">
                <text:p>0.0012656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